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72cm"/>
    </style:style>
    <style:style style:name="co2" style:family="table-column">
      <style:table-column-properties fo:break-before="auto" style:column-width="8.523cm"/>
    </style:style>
    <style:style style:name="co3" style:family="table-column">
      <style:table-column-properties fo:break-before="auto" style:column-width="7.218cm"/>
    </style:style>
    <style:style style:name="co4" style:family="table-column">
      <style:table-column-properties fo:break-before="auto" style:column-width="5.644cm"/>
    </style:style>
    <style:style style:name="co5" style:family="table-column">
      <style:table-column-properties fo:break-before="auto" style:column-width="2.992cm"/>
    </style:style>
    <style:style style:name="co6" style:family="table-column">
      <style:table-column-properties fo:break-before="auto" style:column-width="1.24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ff333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00800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07830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#00800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08840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05820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03810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ackground-color="#04820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03820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ackground-color="#01800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fo:background-color="#f8fbf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09840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#158b1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ackground-color="#10881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ackground-color="#06830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ackground-color="#01810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05830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fo:background-color="#0a850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background-color="#0e870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ff5a5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ackground-color="#02810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ackground-color="#168b1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fo:background-color="#01800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ackground-color="#ffeae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fo:background-color="#138a1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ackground-color="#0d860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fo:background-color="#02810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Default">
      <style:table-cell-properties fo:background-color="#188c1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fo:background-color="#0b850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fo:background-color="#01810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>
      <style:table-cell-properties fo:background-color="#b5dab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fo:background-color="#ffb8b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fo:background-color="#178b1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>
      <style:table-cell-properties fo:background-color="#178c1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>
      <style:table-cell-properties fo:background-color="#f3f9f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>
      <style:table-cell-properties fo:background-color="#84c28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>
      <style:table-cell-properties fo:background-color="#59ac5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>
      <style:table-cell-properties fo:background-color="#ffa3a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ackground-color="#24922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fo:background-color="#11881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>
      <style:table-cell-properties fo:background-color="#1f8f1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>
      <style:table-cell-properties fo:background-color="#1e8f1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>
      <style:table-cell-properties fo:background-color="#03810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5" style:family="table-cell" style:parent-style-name="Default">
      <style:table-cell-properties fo:background-color="#07840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>
      <style:table-cell-properties fo:background-color="#72b97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>
      <style:table-cell-properties fo:background-color="#ff828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8" style:family="table-cell" style:parent-style-name="Default">
      <style:table-cell-properties fo:background-color="#0c860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>
      <style:table-cell-properties fo:background-color="#12891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>
      <style:table-cell-properties fo:background-color="#09850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>
      <style:table-cell-properties fo:background-color="#0b860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Default">
      <style:table-cell-properties fo:background-color="#54aa5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Default">
      <style:table-cell-properties fo:background-color="#1c8e1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Default">
      <style:table-cell-properties fo:background-color="#1d8e1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>
      <style:table-cell-properties fo:background-color="#5bad5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>
      <style:table-cell-properties fo:background-color="#fdfe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>
      <style:table-cell-properties fo:background-color="#ff9f9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8" style:family="table-cell" style:parent-style-name="Default">
      <style:table-cell-properties fo:background-color="#148a1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9" style:family="table-cell" style:parent-style-name="Default">
      <style:table-cell-properties fo:background-color="#cee7c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Default">
      <style:table-cell-properties fo:background-color="#73b97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>
      <style:table-cell-properties fo:background-color="#03820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2" style:family="table-cell" style:parent-style-name="Default">
      <style:table-cell-properties fo:background-color="#47a34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Default">
      <style:table-cell-properties fo:background-color="#abd5a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4" style:family="table-cell" style:parent-style-name="Default">
      <style:table-cell-properties fo:background-color="#80c08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>
      <style:table-cell-properties fo:background-color="#81c08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6" style:family="table-cell" style:parent-style-name="Default">
      <style:table-cell-properties fo:background-color="#68b46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7" style:family="table-cell" style:parent-style-name="Default">
      <style:table-cell-properties fo:background-color="#05820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8" style:family="table-cell" style:parent-style-name="Default">
      <style:table-cell-properties fo:background-color="#67b36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9" style:family="table-cell" style:parent-style-name="Default">
      <style:table-cell-properties fo:background-color="#66b36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0" style:family="table-cell" style:parent-style-name="Default">
      <style:table-cell-properties fo:background-color="#8bc58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Default">
      <style:table-cell-properties fo:background-color="#8ac58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2" style:family="table-cell" style:parent-style-name="Default">
      <style:table-cell-properties fo:background-color="#10881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3" style:family="table-cell" style:parent-style-name="Default">
      <style:table-cell-properties fo:background-color="#0e870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4" style:family="table-cell" style:parent-style-name="Default">
      <style:table-cell-properties fo:background-color="#4fa74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5" style:family="table-cell" style:parent-style-name="Default">
      <style:table-cell-properties fo:background-color="#8ec78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6" style:family="table-cell" style:parent-style-name="Default">
      <style:table-cell-properties fo:background-color="#04820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7" style:family="table-cell" style:parent-style-name="Default">
      <style:table-cell-properties fo:background-color="#56ab5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8" style:family="table-cell" style:parent-style-name="Default">
      <style:table-cell-properties fo:background-color="#98cc9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9" style:family="table-cell" style:parent-style-name="Default">
      <style:table-cell-properties fo:background-color="#09850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0" style:family="table-cell" style:parent-style-name="Default">
      <style:table-cell-properties fo:background-color="#05830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1" style:family="table-cell" style:parent-style-name="Default">
      <style:table-cell-properties fo:background-color="#3fa03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2" style:family="table-cell" style:parent-style-name="Default">
      <style:table-cell-properties fo:background-color="#ffddd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3" style:family="table-cell" style:parent-style-name="Default">
      <style:table-cell-properties fo:background-color="#9fcf9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4" style:family="table-cell" style:parent-style-name="Default">
      <style:table-cell-properties fo:background-color="#e6f2e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>
      <style:table-cell-properties fo:background-color="#1a8d1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7" style:family="table-cell" style:parent-style-name="Default">
      <style:table-cell-properties fo:background-color="#79bc7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8" style:family="table-cell" style:parent-style-name="Default">
      <style:table-cell-properties fo:background-color="#23912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9" style:family="table-cell" style:parent-style-name="Default">
      <style:table-cell-properties fo:background-color="#48a44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0" style:family="table-cell" style:parent-style-name="Default">
      <style:table-cell-properties fo:background-color="#ffede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1" style:family="table-cell" style:parent-style-name="Default">
      <style:table-cell-properties fo:background-color="#06830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2" style:family="table-cell" style:parent-style-name="Default">
      <style:table-cell-properties fo:background-color="#99cc9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3" style:family="table-cell" style:parent-style-name="Default">
      <style:table-cell-properties fo:background-color="#6bb56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4" style:family="table-cell" style:parent-style-name="Default">
      <style:table-cell-properties fo:background-color="#0d870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5" style:family="table-cell" style:parent-style-name="Default">
      <style:table-cell-properties fo:background-color="#ffe2e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6" style:family="table-cell" style:parent-style-name="Default">
      <style:table-cell-properties fo:background-color="#07840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7" style:family="table-cell" style:parent-style-name="Default">
      <style:table-cell-properties fo:background-color="#fafdf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8" style:family="table-cell" style:parent-style-name="Default">
      <style:table-cell-properties fo:background-color="#aad4a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9" style:family="table-cell" style:parent-style-name="Default">
      <style:table-cell-properties fo:background-color="#6eb76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0" style:family="table-cell" style:parent-style-name="Default">
      <style:table-cell-properties fo:background-color="#0f870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1" style:family="table-cell" style:parent-style-name="Default">
      <style:table-cell-properties fo:background-color="#379b3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2" style:family="table-cell" style:parent-style-name="Default">
      <style:table-cell-properties fo:background-color="#46a34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3" style:family="table-cell" style:parent-style-name="Default">
      <style:table-cell-properties fo:background-color="#5dae5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4" style:family="table-cell" style:parent-style-name="Default">
      <style:table-cell-properties fo:background-color="#b0d8b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5" style:family="table-cell" style:parent-style-name="Default">
      <style:table-cell-properties fo:background-color="#13891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6" style:family="table-cell" style:parent-style-name="Default">
      <style:table-cell-properties fo:background-color="#ff3b3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7" style:family="table-cell" style:parent-style-name="Default">
      <style:table-cell-properties fo:background-color="#ff3f3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8" style:family="table-cell" style:parent-style-name="Default">
      <style:table-cell-properties fo:background-color="#158a1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9" style:family="table-cell" style:parent-style-name="Default">
      <style:table-cell-properties fo:background-color="#1d8f1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0" style:family="table-cell" style:parent-style-name="Default">
      <style:table-cell-properties fo:background-color="#61b06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1" style:family="table-cell" style:parent-style-name="Default">
      <style:table-cell-properties fo:background-color="#acd6a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2" style:family="table-cell" style:parent-style-name="Default">
      <style:table-cell-properties fo:background-color="#aad5a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3" style:family="table-cell" style:parent-style-name="Default">
      <style:table-cell-properties fo:background-color="#ffb0b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4" style:family="table-cell" style:parent-style-name="Default">
      <style:table-cell-properties fo:background-color="#359a3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5" style:family="table-cell" style:parent-style-name="Default">
      <style:table-cell-properties fo:background-color="#ff393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6" style:family="table-cell" style:parent-style-name="Default">
      <style:table-cell-properties fo:background-color="#fefe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7" style:family="table-cell" style:parent-style-name="Default">
      <style:table-cell-properties fo:background-color="#ffdfd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8" style:family="table-cell" style:parent-style-name="Default">
      <style:table-cell-properties fo:background-color="#ffa9a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9" style:family="table-cell" style:parent-style-name="Default">
      <style:table-cell-properties fo:background-color="#08840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0" style:family="table-cell" style:parent-style-name="Default">
      <style:table-cell-properties fo:background-color="#20902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1" style:family="table-cell" style:parent-style-name="Default">
      <style:table-cell-properties fo:background-color="#7fbf7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2" style:family="table-cell" style:parent-style-name="Default">
      <style:table-cell-properties fo:background-color="#30983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3" style:family="table-cell" style:parent-style-name="Default">
      <style:table-cell-properties fo:background-color="#26932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4" style:family="table-cell" style:parent-style-name="Default">
      <style:table-cell-properties fo:background-color="#0c860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5" style:family="table-cell" style:parent-style-name="Default">
      <style:table-cell-properties fo:background-color="#32993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6" style:family="table-cell" style:parent-style-name="Default">
      <style:table-cell-properties fo:background-color="#5faf5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7" style:family="table-cell" style:parent-style-name="Default">
      <style:table-cell-properties fo:background-color="#82c18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8" style:family="table-cell" style:parent-style-name="Default">
      <style:table-cell-properties fo:background-color="#49a44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9" style:family="table-cell" style:parent-style-name="Default">
      <style:table-cell-properties fo:background-color="#57ab5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0" style:family="table-cell" style:parent-style-name="Default">
      <style:table-cell-properties fo:background-color="#58ac5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1" style:family="table-cell" style:parent-style-name="Default">
      <style:table-cell-properties fo:background-color="#53a95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2" style:family="table-cell" style:parent-style-name="Default">
      <style:table-cell-properties fo:background-color="#349a3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3" style:family="table-cell" style:parent-style-name="Default">
      <style:table-cell-properties fo:background-color="#87c38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4" style:family="table-cell" style:parent-style-name="Default">
      <style:table-cell-properties fo:background-color="#25932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5" style:family="table-cell" style:parent-style-name="Default">
      <style:table-cell-properties fo:background-color="#ffb9b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6" style:family="table-cell" style:parent-style-name="Default">
      <style:table-cell-properties fo:background-color="#44a24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7" style:family="table-cell" style:parent-style-name="Default">
      <style:table-cell-properties fo:background-color="#4da64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8" style:family="table-cell" style:parent-style-name="Default">
      <style:table-cell-properties fo:background-color="#3a9d3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9" style:family="table-cell" style:parent-style-name="Default">
      <style:table-cell-properties fo:background-color="#399c3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0" style:family="table-cell" style:parent-style-name="Default">
      <style:table-cell-properties fo:background-color="#f9fcf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1" style:family="table-cell" style:parent-style-name="Default">
      <style:table-cell-properties fo:background-color="#f8fcf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2" style:family="table-cell" style:parent-style-name="Default">
      <style:table-cell-properties fo:background-color="#28942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3" style:family="table-cell" style:parent-style-name="Default">
      <style:table-cell-properties fo:background-color="#25922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4" style:family="table-cell" style:parent-style-name="Default">
      <style:table-cell-properties fo:background-color="#22912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5" style:family="table-cell" style:parent-style-name="Default">
      <style:table-cell-properties fo:background-color="#60b06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6" style:family="table-cell" style:parent-style-name="Default">
      <style:table-cell-properties fo:background-color="#198c1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7" style:family="table-cell" style:parent-style-name="Default">
      <style:table-cell-properties fo:background-color="#0f880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48" style:family="table-cell" style:parent-style-name="Default">
      <style:table-cell-properties fo:background-color="#1b8d1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9" style:family="table-cell" style:parent-style-name="Default">
      <style:table-cell-properties fo:background-color="#5fb05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0" style:family="table-cell" style:parent-style-name="Default">
      <style:table-cell-properties fo:background-color="#d9ecd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1" style:family="table-cell" style:parent-style-name="Default">
      <style:table-cell-properties fo:background-color="#fff3f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2" style:family="table-cell" style:parent-style-name="Default">
      <style:table-cell-properties fo:background-color="#ff6d6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3" style:family="table-cell" style:parent-style-name="Default">
      <style:table-cell-properties fo:background-color="#ffa0a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4" style:family="table-cell" style:parent-style-name="Default">
      <style:table-cell-properties fo:background-color="#5aad5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5" style:family="table-cell" style:parent-style-name="Default">
      <style:table-cell-properties fo:background-color="#ff343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6" style:family="table-cell" style:parent-style-name="Default">
      <style:table-cell-properties fo:background-color="#88c48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7" style:family="table-cell" style:parent-style-name="Default">
      <style:table-cell-properties fo:background-color="#ffe7e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8" style:family="table-cell" style:parent-style-name="Default">
      <style:table-cell-properties fo:background-color="#74ba7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9" style:family="table-cell" style:parent-style-name="Default">
      <style:table-cell-properties fo:background-color="#90c89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0" style:family="table-cell" style:parent-style-name="Default">
      <style:table-cell-properties fo:background-color="#ff404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1" style:family="table-cell" style:parent-style-name="Default">
      <style:table-cell-properties fo:background-color="#ff575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2" style:family="table-cell" style:parent-style-name="Default">
      <style:table-cell-properties fo:background-color="#2b962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3" style:family="table-cell" style:parent-style-name="Default">
      <style:table-cell-properties fo:background-color="#399c3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64" style:family="table-cell" style:parent-style-name="Default">
      <style:table-cell-properties fo:background-color="#88c38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5" style:family="table-cell" style:parent-style-name="Default">
      <style:table-cell-properties fo:background-color="#9bcd9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6" style:family="table-cell" style:parent-style-name="Default">
      <style:table-cell-properties fo:background-color="#edf6e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7" style:family="table-cell" style:parent-style-name="Default">
      <style:table-cell-properties fo:background-color="#93c99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8" style:family="table-cell" style:parent-style-name="Default">
      <style:table-cell-properties fo:background-color="#75ba7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9" style:family="table-cell" style:parent-style-name="Default">
      <style:table-cell-properties fo:background-color="#11881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70" style:family="table-cell" style:parent-style-name="Default">
      <style:table-cell-properties fo:background-color="#339a3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71" style:family="table-cell" style:parent-style-name="Default">
      <style:table-cell-properties fo:background-color="#f2f8f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72" style:family="table-cell" style:parent-style-name="Default">
      <style:table-cell-properties fo:background-color="#8cc68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73" style:family="table-cell" style:parent-style-name="Default">
      <style:table-cell-properties fo:background-color="#ff616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74" style:family="table-cell" style:parent-style-name="Default">
      <style:table-cell-properties fo:background-color="#43a14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75" style:family="table-cell" style:parent-style-name="Default">
      <style:table-cell-properties fo:background-color="#eaf5e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76" style:family="table-cell" style:parent-style-name="Default">
      <style:table-cell-properties fo:background-color="#ff595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77" style:family="table-cell" style:parent-style-name="Default">
      <style:table-cell-properties fo:background-color="#ff7b7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78" style:family="table-cell" style:parent-style-name="Default">
      <style:table-cell-properties fo:background-color="#ff606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79" style:family="table-cell" style:parent-style-name="Default">
      <style:table-cell-properties fo:background-color="#42a14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80" style:family="table-cell" style:parent-style-name="Default">
      <style:table-cell-properties fo:background-color="#ebf5e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81" style:family="table-cell" style:parent-style-name="Default">
      <style:table-cell-properties fo:background-color="#ffe1e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82" style:family="table-cell" style:parent-style-name="Default">
      <style:table-cell-properties fo:background-color="#2b952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83" style:family="table-cell" style:parent-style-name="Default">
      <style:table-cell-properties fo:background-color="#7abd7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84" style:family="table-cell" style:parent-style-name="Default">
      <style:table-cell-properties fo:background-color="#e5f2e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85" style:family="table-cell" style:parent-style-name="Default">
      <style:table-cell-properties fo:background-color="#ffefe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86" style:family="table-cell" style:parent-style-name="Default">
      <style:table-cell-properties fo:background-color="#2d962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87" style:family="table-cell" style:parent-style-name="Default">
      <style:table-cell-properties fo:background-color="#40a04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88" style:family="table-cell" style:parent-style-name="Default">
      <style:table-cell-properties fo:background-color="#63b16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89" style:family="table-cell" style:parent-style-name="Default">
      <style:table-cell-properties fo:background-color="#ff414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90" style:family="table-cell" style:parent-style-name="Default">
      <style:table-cell-properties fo:background-color="#ff484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91" style:family="table-cell" style:parent-style-name="Default">
      <style:table-cell-properties fo:background-color="#92c99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92" style:family="table-cell" style:parent-style-name="Default">
      <style:table-cell-properties fo:background-color="#8fc78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93" style:family="table-cell" style:parent-style-name="Default">
      <style:table-cell-properties fo:background-color="#31983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94" style:family="table-cell" style:parent-style-name="Default">
      <style:table-cell-properties fo:background-color="#ff797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95" style:family="table-cell" style:parent-style-name="Default">
      <style:table-cell-properties fo:background-color="#ff4d4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96" style:family="table-cell" style:parent-style-name="Default">
      <style:table-cell-properties fo:background-color="#ff555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97" style:family="table-cell" style:parent-style-name="Default">
      <style:table-cell-properties fo:background-color="#ff3a3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98" style:family="table-cell" style:parent-style-name="Default">
      <style:table-cell-properties fo:background-color="#ff6a6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99" style:family="table-cell" style:parent-style-name="Default">
      <style:table-cell-properties fo:background-color="#ff888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0" style:family="table-cell" style:parent-style-name="Default">
      <style:table-cell-properties fo:background-color="#ff4c4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1" style:family="table-cell" style:parent-style-name="Default">
      <style:table-cell-properties fo:background-color="#49a54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2" style:family="table-cell" style:parent-style-name="Default">
      <style:table-cell-properties fo:background-color="#369b3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03" style:family="table-cell" style:parent-style-name="Default">
      <style:table-cell-properties fo:background-color="#ff9a9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4" style:family="table-cell" style:parent-style-name="Default">
      <style:table-cell-properties fo:background-color="#ff7c7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5" style:family="table-cell" style:parent-style-name="Default">
      <style:table-cell-properties fo:background-color="#ff909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6" style:family="table-cell" style:parent-style-name="Default">
      <style:table-cell-properties fo:background-color="#96cb9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7" style:family="table-cell" style:parent-style-name="Default">
      <style:table-cell-properties fo:background-color="#94ca9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8" style:family="table-cell" style:parent-style-name="Default">
      <style:table-cell-properties fo:background-color="#ff949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9" style:family="table-cell" style:parent-style-name="Default">
      <style:table-cell-properties fo:background-color="#11891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0" style:family="table-cell" style:parent-style-name="Default">
      <style:table-cell-properties fo:background-color="#fffe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1" style:family="table-cell" style:parent-style-name="Default">
      <style:table-cell-properties fo:background-color="#ff646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2" style:family="table-cell" style:parent-style-name="Default">
      <style:table-cell-properties fo:background-color="#ff5c5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3" style:family="table-cell" style:parent-style-name="Default">
      <style:table-cell-properties fo:background-color="#ff5e5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4" style:family="table-cell" style:parent-style-name="Default">
      <style:table-cell-properties fo:background-color="#ff474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5" style:family="table-cell" style:parent-style-name="Default">
      <style:table-cell-properties fo:background-color="#dbedd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6" style:family="table-cell" style:parent-style-name="Default">
      <style:table-cell-properties fo:background-color="#ff959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7" style:family="table-cell" style:parent-style-name="Default">
      <style:table-cell-properties fo:background-color="#ff5d5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8" style:family="table-cell" style:parent-style-name="Default">
      <style:table-cell-properties fo:background-color="#ff5b5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9" style:family="table-cell" style:parent-style-name="Default">
      <style:table-cell-properties fo:background-color="#ffe3e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0" style:family="table-cell" style:parent-style-name="Default">
      <style:table-cell-properties fo:background-color="#ffe4e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1" style:family="table-cell" style:parent-style-name="Default">
      <style:table-cell-properties fo:background-color="#9dce9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2" style:family="table-cell" style:parent-style-name="Default">
      <style:table-cell-properties fo:background-color="#a5d2a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3" style:family="table-cell" style:parent-style-name="Default">
      <style:table-cell-properties fo:background-color="#ffb7b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4" style:family="table-cell" style:parent-style-name="Default">
      <style:table-cell-properties fo:background-color="#ffa6a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5" style:family="table-cell" style:parent-style-name="Default">
      <style:table-cell-properties fo:background-color="#ffd7d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6" style:family="table-cell" style:parent-style-name="Default">
      <style:table-cell-properties fo:background-color="#2a952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7" style:family="table-cell" style:parent-style-name="Default">
      <style:table-cell-properties fo:background-color="#2f972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8" style:family="table-cell" style:parent-style-name="Default">
      <style:table-cell-properties fo:background-color="#1e8f1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29" style:family="table-cell" style:parent-style-name="Default">
      <style:table-cell-properties fo:background-color="#41a04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30" style:family="table-cell" style:parent-style-name="Default">
      <style:table-cell-properties fo:background-color="#89c48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31" style:family="table-cell" style:parent-style-name="Default">
      <style:table-cell-properties fo:background-color="#9cce9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32" style:family="table-cell" style:parent-style-name="Default">
      <style:table-cell-properties fo:background-color="#ff3e3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33" style:family="table-cell" style:parent-style-name="Default">
      <style:table-cell-properties fo:background-color="#ff545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34" style:family="table-cell" style:parent-style-name="Default">
      <style:table-cell-properties fo:background-color="#ff383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35" style:family="table-cell" style:parent-style-name="Default">
      <style:table-cell-properties fo:background-color="#ff505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36" style:family="table-cell" style:parent-style-name="Default">
      <style:table-cell-properties fo:background-color="#ff353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37" style:family="table-cell" style:parent-style-name="Default">
      <style:table-cell-properties fo:background-color="#aed6a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38" style:family="table-cell" style:parent-style-name="Default">
      <style:table-cell-properties fo:background-color="#c1e0c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39" style:family="table-cell" style:parent-style-name="Default">
      <style:table-cell-properties fo:background-color="#0b850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40" style:family="table-cell" style:parent-style-name="Default">
      <style:table-cell-properties fo:background-color="#ffcac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41" style:family="table-cell" style:parent-style-name="Default">
      <style:table-cell-properties fo:background-color="#ffd0d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42" style:family="table-cell" style:parent-style-name="Default">
      <style:table-cell-properties fo:background-color="#6ab56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43" style:family="table-cell" style:parent-style-name="Default">
      <style:table-cell-properties fo:background-color="#31993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44" style:family="table-cell" style:parent-style-name="Default">
      <style:table-cell-properties fo:background-color="#ffdbd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45" style:family="table-cell" style:parent-style-name="Default">
      <style:table-cell-properties fo:background-color="#21902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46" style:family="table-cell" style:parent-style-name="Default">
      <style:table-cell-properties fo:background-color="#a2d1a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47" style:family="table-cell" style:parent-style-name="Default">
      <style:table-cell-properties fo:background-color="#6eb76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48" style:family="table-cell" style:parent-style-name="Default">
      <style:table-cell-properties fo:background-color="#26932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49" style:family="table-cell" style:parent-style-name="Default">
      <style:table-cell-properties fo:background-color="#fffcf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50" style:family="table-cell" style:parent-style-name="Default">
      <style:table-cell-properties fo:background-color="#28942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51" style:family="table-cell" style:parent-style-name="Default">
      <style:table-cell-properties fo:background-color="#97cb9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52" style:family="table-cell" style:parent-style-name="Default">
      <style:table-cell-properties fo:background-color="#2c962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53" style:family="table-cell" style:parent-style-name="Default">
      <style:table-cell-properties fo:background-color="#52a95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54" style:family="table-cell" style:parent-style-name="Default">
      <style:table-cell-properties fo:background-color="#0a850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55" style:family="table-cell" style:parent-style-name="Default">
      <style:table-cell-properties fo:background-color="#46a34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56" style:family="table-cell" style:parent-style-name="Default">
      <style:table-cell-properties fo:background-color="#11891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57" style:family="table-cell" style:parent-style-name="Default">
      <style:table-cell-properties fo:background-color="#95ca9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58" style:family="table-cell" style:parent-style-name="Default">
      <style:table-cell-properties fo:background-color="#3a9d3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59" style:family="table-cell" style:parent-style-name="Default">
      <style:table-cell-properties fo:background-color="#3f9f3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60" style:family="table-cell" style:parent-style-name="Default">
      <style:table-cell-properties fo:background-color="#2e972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61" style:family="table-cell" style:parent-style-name="Default">
      <style:table-cell-properties fo:background-color="#ffdad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62" style:family="table-cell" style:parent-style-name="Default">
      <style:table-cell-properties fo:background-color="#ffc0c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63" style:family="table-cell" style:parent-style-name="Default">
      <style:table-cell-properties fo:background-color="#2a952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64" style:family="table-cell" style:parent-style-name="Default">
      <style:table-cell-properties fo:background-color="#ebf5e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65" style:family="table-cell" style:parent-style-name="Default">
      <style:table-cell-properties fo:background-color="#ffc5c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66" style:family="table-cell" style:parent-style-name="Default">
      <style:table-cell-properties fo:background-color="#339a3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67" style:family="table-cell" style:parent-style-name="Default">
      <style:table-cell-properties fo:background-color="#a7d3a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68" style:family="table-cell" style:parent-style-name="Default">
      <style:table-cell-properties fo:background-color="#ffc4c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69" style:family="table-cell" style:parent-style-name="Default">
      <style:table-cell-properties fo:background-color="#ff7a7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70" style:family="table-cell" style:parent-style-name="Default">
      <style:table-cell-properties fo:background-color="#ffe6e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71" style:family="table-cell" style:parent-style-name="Default">
      <style:table-cell-properties fo:background-color="#29942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72" style:family="table-cell" style:parent-style-name="Default">
      <style:table-cell-properties fo:background-color="#33993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73" style:family="table-cell" style:parent-style-name="Default">
      <style:table-cell-properties fo:background-color="#7cbe7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74" style:family="table-cell" style:parent-style-name="Default">
      <style:table-cell-properties fo:background-color="#ff515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75" style:family="table-cell" style:parent-style-name="Default">
      <style:table-cell-properties fo:background-color="#91c89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76" style:family="table-cell" style:parent-style-name="Default">
      <style:table-cell-properties fo:background-color="#4aa54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77" style:family="table-cell" style:parent-style-name="Default">
      <style:table-cell-properties fo:background-color="#ff6b6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78" style:family="table-cell" style:parent-style-name="Default">
      <style:table-cell-properties fo:background-color="#ff636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79" style:family="table-cell" style:parent-style-name="Default">
      <style:table-cell-properties fo:background-color="#61b16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80" style:family="table-cell" style:parent-style-name="Default">
      <style:table-cell-properties fo:background-color="#ff424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81" style:family="table-cell" style:parent-style-name="Default">
      <style:table-cell-properties fo:background-color="#c1e0c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82" style:family="table-cell" style:parent-style-name="Default">
      <style:table-cell-properties fo:background-color="#ff363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83" style:family="table-cell" style:parent-style-name="Default">
      <style:table-cell-properties fo:background-color="#ffa8a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84" style:family="table-cell" style:parent-style-name="Default">
      <style:table-cell-properties fo:background-color="#ff373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85" style:family="table-cell" style:parent-style-name="Default">
      <style:table-cell-properties fo:background-color="#ffeee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86" style:family="table-cell" style:parent-style-name="Default">
      <style:table-cell-properties fo:background-color="#4ea74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87" style:family="table-cell" style:parent-style-name="Default">
      <style:table-cell-properties fo:background-color="#ff535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88" style:family="table-cell" style:parent-style-name="Default">
      <style:table-cell-properties fo:background-color="#ff3d3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89" style:family="table-cell" style:parent-style-name="Default">
      <style:table-cell-properties fo:background-color="#21912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90" style:family="table-cell" style:parent-style-name="Default">
      <style:table-cell-properties fo:background-color="#3e9f3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91" style:family="table-cell" style:parent-style-name="Default">
      <style:table-cell-properties fo:background-color="#45a34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92" style:family="table-cell" style:parent-style-name="Default">
      <style:table-cell-properties fo:background-color="#ff676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93" style:family="table-cell" style:parent-style-name="Default">
      <style:table-cell-properties fo:background-color="#50a85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94" style:family="table-cell" style:parent-style-name="Default">
      <style:table-cell-properties fo:background-color="#ffebe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95" style:family="table-cell" style:parent-style-name="Default">
      <style:table-cell-properties fo:background-color="#cde6c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96" style:family="table-cell" style:parent-style-name="Default">
      <style:table-cell-properties fo:background-color="#b4dab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97" style:family="table-cell" style:parent-style-name="Default">
      <style:table-cell-properties fo:background-color="#3d9e3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98" style:family="table-cell" style:parent-style-name="Default">
      <style:table-cell-properties fo:background-color="#27932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99" style:family="table-cell" style:parent-style-name="Default">
      <style:table-cell-properties fo:background-color="#fff3f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00" style:family="table-cell" style:parent-style-name="Default">
      <style:table-cell-properties fo:background-color="#ffe7e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01" style:family="table-cell" style:parent-style-name="Default">
      <style:table-cell-properties fo:background-color="#0f880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02" style:family="table-cell" style:parent-style-name="Default">
      <style:table-cell-properties fo:background-color="#12891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03" style:family="table-cell" style:parent-style-name="Default">
      <style:table-cell-properties fo:background-color="#ff868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04" style:family="table-cell" style:parent-style-name="Default">
      <style:table-cell-properties fo:background-color="#a1d0a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05" style:family="table-cell" style:parent-style-name="Default">
      <style:table-cell-properties fo:background-color="#4da74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06" style:family="table-cell" style:parent-style-name="Default">
      <style:table-cell-properties fo:background-color="#168b1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07" style:family="table-cell" style:parent-style-name="Default">
      <style:table-cell-properties fo:background-color="#23922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08" style:family="table-cell" style:parent-style-name="Default">
      <style:table-cell-properties fo:background-color="#c7e3c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09" style:family="table-cell" style:parent-style-name="Default">
      <style:table-cell-properties fo:background-color="#13891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10" style:family="table-cell" style:parent-style-name="Default">
      <style:table-cell-properties fo:background-color="#59ac5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11" style:family="table-cell" style:parent-style-name="Default">
      <style:table-cell-properties fo:background-color="#cfe7c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12" style:family="table-cell" style:parent-style-name="Default">
      <style:table-cell-properties fo:background-color="#a3d1a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13" style:family="table-cell" style:parent-style-name="Default">
      <style:table-cell-properties fo:background-color="#ff727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14" style:family="table-cell" style:parent-style-name="Default">
      <style:table-cell-properties fo:background-color="#4da74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15" style:family="table-cell" style:parent-style-name="Default">
      <style:table-cell-properties fo:background-color="#bedfb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16" style:family="table-cell" style:parent-style-name="Default">
      <style:table-cell-properties fo:background-color="#6fb76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17" style:family="table-cell" style:parent-style-name="Default">
      <style:table-cell-properties fo:background-color="#6ab56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18" style:family="table-cell" style:parent-style-name="Default">
      <style:table-cell-properties fo:background-color="#ff9c9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19" style:family="table-cell" style:parent-style-name="Default">
      <style:table-cell-properties fo:background-color="#fffaf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20" style:family="table-cell" style:parent-style-name="Default">
      <style:table-cell-properties fo:background-color="#1a8d1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21" style:family="table-cell" style:parent-style-name="Default">
      <style:table-cell-properties fo:background-color="#49a54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22" style:family="table-cell" style:parent-style-name="Default">
      <style:table-cell-properties fo:background-color="#e1f0e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23" style:family="table-cell" style:parent-style-name="Default">
      <style:table-cell-properties fo:background-color="#ffd8d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24" style:family="table-cell" style:parent-style-name="Default">
      <style:table-cell-properties fo:background-color="#daedd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25" style:family="table-cell" style:parent-style-name="Default">
      <style:table-cell-properties fo:background-color="#fff0f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26" style:family="table-cell" style:parent-style-name="Default">
      <style:table-cell-properties fo:background-color="#ff929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27" style:family="table-cell" style:parent-style-name="Default">
      <style:table-cell-properties fo:background-color="#87c38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28" style:family="table-cell" style:parent-style-name="Default">
      <style:table-cell-properties fo:background-color="#5bad5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29" style:family="table-cell" style:parent-style-name="Default">
      <style:table-cell-properties fo:background-color="#ff818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30" style:family="table-cell" style:parent-style-name="Default">
      <style:table-cell-properties fo:background-color="#ff808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31" style:family="table-cell" style:parent-style-name="Default">
      <style:table-cell-properties fo:background-color="#ff8d8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32" style:family="table-cell" style:parent-style-name="Default">
      <style:table-cell-properties fo:background-color="#ff898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33" style:family="table-cell" style:parent-style-name="Default">
      <style:table-cell-properties fo:background-color="#ff777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34" style:family="table-cell" style:parent-style-name="Default">
      <style:table-cell-properties fo:background-color="#ff7f7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35" style:family="table-cell" style:parent-style-name="Default">
      <style:table-cell-properties fo:background-color="#55aa5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36" style:family="table-cell" style:parent-style-name="Default">
      <style:table-cell-properties fo:background-color="#ff6f6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37" style:family="table-cell" style:parent-style-name="Default">
      <style:table-cell-properties fo:background-color="#6bb56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38" style:family="table-cell" style:parent-style-name="Default">
      <style:table-cell-properties fo:background-color="#65b26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39" style:family="table-cell" style:parent-style-name="Default">
      <style:table-cell-properties fo:background-color="#e7f3e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40" style:family="table-cell" style:parent-style-name="Default">
      <style:table-cell-properties fo:background-color="#ff696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41" style:family="table-cell" style:parent-style-name="Default">
      <style:table-cell-properties fo:background-color="#ff666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42" style:family="table-cell" style:parent-style-name="Default">
      <style:table-cell-properties fo:background-color="#fff4f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43" style:family="table-cell" style:parent-style-name="Default">
      <style:table-cell-properties fo:background-color="#ffa1a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44" style:family="table-cell" style:parent-style-name="Default">
      <style:table-cell-properties fo:background-color="#ffbeb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45" style:family="table-cell" style:parent-style-name="Default">
      <style:table-cell-properties fo:background-color="#ff787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46" style:family="table-cell" style:parent-style-name="Default">
      <style:table-cell-properties fo:background-color="#ff525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47" style:family="table-cell" style:parent-style-name="Default">
      <style:table-cell-properties fo:background-color="#ff626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48" style:family="table-cell" style:parent-style-name="Default">
      <style:table-cell-properties fo:background-color="#fff1f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49" style:family="table-cell" style:parent-style-name="Default">
      <style:table-cell-properties fo:background-color="#fff6f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50" style:family="table-cell" style:parent-style-name="Default">
      <style:table-cell-properties fo:background-color="#ff656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51" style:family="table-cell" style:parent-style-name="Default">
      <style:table-cell-properties fo:background-color="#ff5f5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52" style:family="table-cell" style:parent-style-name="Default">
      <style:table-cell-properties fo:background-color="#ff585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53" style:family="table-cell" style:parent-style-name="Default">
      <style:table-cell-properties fo:background-color="#ff4e4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54" style:family="table-cell" style:parent-style-name="Default">
      <style:table-cell-properties fo:background-color="#ff848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55" style:family="table-cell" style:parent-style-name="Default">
      <style:table-cell-properties fo:background-color="#ff747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56" style:family="table-cell" style:parent-style-name="Default">
      <style:table-cell-properties fo:background-color="#ff8b8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57" style:family="table-cell" style:parent-style-name="Default">
      <style:table-cell-properties fo:background-color="#93c99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58" style:family="table-cell" style:parent-style-name="Default">
      <style:table-cell-properties fo:background-color="#bcddb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59" style:family="table-cell" style:parent-style-name="Default">
      <style:table-cell-properties fo:background-color="#ffc3c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60" style:family="table-cell" style:parent-style-name="Default">
      <style:table-cell-properties fo:background-color="#64b26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61" style:family="table-cell" style:parent-style-name="Default">
      <style:table-cell-properties fo:background-color="#ff767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62" style:family="table-cell" style:parent-style-name="Default">
      <style:table-cell-properties fo:background-color="#ff757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63" style:family="table-cell" style:parent-style-name="Default">
      <style:table-cell-properties fo:background-color="#ff565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64" style:family="table-cell" style:parent-style-name="Default">
      <style:table-cell-properties fo:background-color="#ff4a4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65" style:family="table-cell" style:parent-style-name="Default">
      <style:table-cell-properties fo:background-color="#fff4f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66" style:family="table-cell" style:parent-style-name="Default">
      <style:table-cell-properties fo:background-color="#ff434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67" style:family="table-cell" style:parent-style-name="Default">
      <style:table-cell-properties fo:background-color="#7abd7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68" style:family="table-cell" style:parent-style-name="Default">
      <style:table-cell-properties fo:background-color="#ffc7c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69" style:family="table-cell" style:parent-style-name="Default">
      <style:table-cell-properties fo:background-color="#ffbdb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70" style:family="table-cell" style:parent-style-name="Default">
      <style:table-cell-properties fo:background-color="#ff4f4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71" style:family="table-cell" style:parent-style-name="Default">
      <style:table-cell-properties fo:background-color="#ff464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72" style:family="table-cell" style:parent-style-name="Default">
      <style:table-cell-properties fo:background-color="#ff494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73" style:family="table-cell" style:parent-style-name="Default">
      <style:table-cell-properties fo:background-color="#ff3c3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74" style:family="table-cell" style:parent-style-name="Default">
      <style:table-cell-properties fo:background-color="#198d1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75" style:family="table-cell" style:parent-style-name="Default">
      <style:table-cell-properties fo:background-color="#d6ebd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76" style:family="table-cell" style:parent-style-name="Default">
      <style:table-cell-properties fo:background-color="#f1f8f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77" style:family="table-cell" style:parent-style-name="Default">
      <style:table-cell-properties fo:background-color="#ff919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78" style:family="table-cell" style:parent-style-name="Default">
      <style:table-cell-properties fo:background-color="#ff8f8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79" style:family="table-cell" style:parent-style-name="Default">
      <style:table-cell-properties fo:background-color="#ffc2c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80" style:family="table-cell" style:parent-style-name="Default">
      <style:table-cell-properties fo:background-color="#1b8d1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81" style:family="table-cell" style:parent-style-name="Default">
      <style:table-cell-properties fo:background-color="#96cb9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82" style:family="table-cell" style:parent-style-name="Default">
      <style:table-cell-properties fo:background-color="#9ccd9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83" style:family="table-cell" style:parent-style-name="Default">
      <style:table-cell-properties fo:background-color="#6cb66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84" style:family="table-cell" style:parent-style-name="Default">
      <style:table-cell-properties fo:background-color="#8bc58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85" style:family="table-cell" style:parent-style-name="Default">
      <style:table-cell-properties fo:background-color="#d3e9d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86" style:family="table-cell" style:parent-style-name="Default">
      <style:table-cell-properties fo:background-color="#30983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87" style:family="table-cell" style:parent-style-name="Default">
      <style:table-cell-properties fo:background-color="#d5ead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88" style:family="table-cell" style:parent-style-name="Default">
      <style:table-cell-properties fo:background-color="#77bb7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89" style:family="table-cell" style:parent-style-name="Default">
      <style:table-cell-properties fo:background-color="#b7dbb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90" style:family="table-cell" style:parent-style-name="Default">
      <style:table-cell-properties fo:background-color="#a9d4a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91" style:family="table-cell" style:parent-style-name="Default">
      <style:table-cell-properties fo:background-color="#78bc7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92" style:family="table-cell" style:parent-style-name="Default">
      <style:table-cell-properties fo:background-color="#24922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93" style:family="table-cell" style:parent-style-name="Default">
      <style:table-cell-properties fo:background-color="#ffd4d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94" style:family="table-cell" style:parent-style-name="Default">
      <style:table-cell-properties fo:background-color="#d4e9d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95" style:family="table-cell" style:parent-style-name="Default">
      <style:table-cell-properties fo:background-color="#cce5c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96" style:family="table-cell" style:parent-style-name="Default">
      <style:table-cell-properties fo:background-color="#fffd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97" style:family="table-cell" style:parent-style-name="Default">
      <style:table-cell-properties fo:background-color="#6fb76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98" style:family="table-cell" style:parent-style-name="Default">
      <style:table-cell-properties fo:background-color="#3b9d3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99" style:family="table-cell" style:parent-style-name="Default">
      <style:table-cell-properties fo:background-color="#7dbe7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00" style:family="table-cell" style:parent-style-name="Default">
      <style:table-cell-properties fo:background-color="#6db66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01" style:family="table-cell" style:parent-style-name="Default">
      <style:table-cell-properties fo:background-color="#add6a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02" style:family="table-cell" style:parent-style-name="Default">
      <style:table-cell-properties fo:background-color="#ffbab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03" style:family="table-cell" style:parent-style-name="Default">
      <style:table-cell-properties fo:background-color="#dcedd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04" style:family="table-cell" style:parent-style-name="Default">
      <style:table-cell-properties fo:background-color="#ffd6d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05" style:family="table-cell" style:parent-style-name="Default">
      <style:table-cell-properties fo:background-color="#9ecf9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06" style:family="table-cell" style:parent-style-name="Default">
      <style:table-cell-properties fo:background-color="#fff5f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07" style:family="table-cell" style:parent-style-name="Default">
      <style:table-cell-properties fo:background-color="#ffc6c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08" style:family="table-cell" style:parent-style-name="Default">
      <style:table-cell-properties fo:background-color="#ffa7a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09" style:family="table-cell" style:parent-style-name="Default">
      <style:table-cell-properties fo:background-color="#bfdfb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10" style:family="table-cell" style:parent-style-name="Default">
      <style:table-cell-properties fo:background-color="#b1d8b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11" style:family="table-cell" style:parent-style-name="Default">
      <style:table-cell-properties fo:background-color="#5eaf5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12" style:family="table-cell" style:parent-style-name="Default">
      <style:table-cell-properties fo:background-color="#eaf4e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13" style:family="table-cell" style:parent-style-name="Default">
      <style:table-cell-properties fo:background-color="#ff717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14" style:family="table-cell" style:parent-style-name="Default">
      <style:table-cell-properties fo:background-color="#d0e7d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15" style:family="table-cell" style:parent-style-name="Default">
      <style:table-cell-properties fo:background-color="#ff8e8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16" style:family="table-cell" style:parent-style-name="Default">
      <style:table-cell-properties fo:background-color="#bbddb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17" style:family="table-cell" style:parent-style-name="Default">
      <style:table-cell-properties fo:background-color="#3b9e3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18" style:family="table-cell" style:parent-style-name="Default">
      <style:table-cell-properties fo:background-color="#62b16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19" style:family="table-cell" style:parent-style-name="Default">
      <style:table-cell-properties fo:background-color="#8dc68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20" style:family="table-cell" style:parent-style-name="Default">
      <style:table-cell-properties fo:background-color="#ff7d7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21" style:family="table-cell" style:parent-style-name="Default">
      <style:table-cell-properties fo:background-color="#3b9d3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22" style:family="table-cell" style:parent-style-name="Default">
      <style:table-cell-properties fo:background-color="#369b3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23" style:family="table-cell" style:parent-style-name="Default">
      <style:table-cell-properties fo:background-color="#2e972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24" style:family="table-cell" style:parent-style-name="Default">
      <style:table-cell-properties fo:background-color="#bcdeb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25" style:family="table-cell" style:parent-style-name="Default">
      <style:table-cell-properties fo:background-color="#4ba54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26" style:family="table-cell" style:parent-style-name="Default">
      <style:table-cell-properties fo:background-color="#ff9d9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27" style:family="table-cell" style:parent-style-name="Default">
      <style:table-cell-properties fo:background-color="#70b87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28" style:family="table-cell" style:parent-style-name="Default">
      <style:table-cell-properties fo:background-color="#d0e8d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29" style:family="table-cell" style:parent-style-name="Default">
      <style:table-cell-properties fo:background-color="#ff7e7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30" style:family="table-cell" style:parent-style-name="Default">
      <style:table-cell-properties fo:background-color="#c0e0c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31" style:family="table-cell" style:parent-style-name="Default">
      <style:table-cell-properties fo:background-color="#41a14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32" style:family="table-cell" style:parent-style-name="Default">
      <style:table-cell-properties fo:background-color="#b9dcb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33" style:family="table-cell" style:parent-style-name="Default">
      <style:table-cell-properties fo:background-color="#33993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34" style:family="table-cell" style:parent-style-name="Default">
      <style:table-cell-properties fo:background-color="#ff4b4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35" style:family="table-cell" style:parent-style-name="Default">
      <style:table-cell-properties fo:background-color="#4ca64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36" style:family="table-cell" style:parent-style-name="Default">
      <style:table-cell-properties fo:background-color="#ffb3b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37" style:family="table-cell" style:parent-style-name="Default">
      <style:table-cell-properties fo:background-color="#ffd5d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38" style:family="table-cell" style:parent-style-name="Default">
      <style:table-cell-properties fo:background-color="#ffe8e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39" style:family="table-cell" style:parent-style-name="Default">
      <style:table-cell-properties fo:background-color="#ffd3d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40" style:family="table-cell" style:parent-style-name="Default">
      <style:table-cell-properties fo:background-color="#77bb7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41" style:family="table-cell" style:parent-style-name="Default">
      <style:table-cell-properties fo:background-color="#b8dcb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42" style:family="table-cell" style:parent-style-name="Default">
      <style:table-cell-properties fo:background-color="#29952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43" style:family="table-cell" style:parent-style-name="Default">
      <style:table-cell-properties fo:background-color="#ffc9c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44" style:family="table-cell" style:parent-style-name="Default">
      <style:table-cell-properties fo:background-color="#359b3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45" style:family="table-cell" style:parent-style-name="Default">
      <style:table-cell-properties fo:background-color="#c9e4c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46" style:family="table-cell" style:parent-style-name="Default">
      <style:table-cell-properties fo:background-color="#ff444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47" style:family="table-cell" style:parent-style-name="Default">
      <style:table-cell-properties fo:background-color="#ffbcb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48" style:family="table-cell" style:parent-style-name="Default">
      <style:table-cell-properties fo:background-color="#ffece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49" style:family="table-cell" style:parent-style-name="Default">
      <style:table-cell-properties fo:background-color="#ffece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50" style:family="table-cell" style:parent-style-name="Default">
      <style:table-cell-properties fo:background-color="#ffaaa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51" style:family="table-cell" style:parent-style-name="Default">
      <style:table-cell-properties fo:background-color="#ffafa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52" style:family="table-cell" style:parent-style-name="Default">
      <style:table-cell-properties fo:background-color="#ff3c3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53" style:family="table-cell" style:parent-style-name="Default">
      <style:table-cell-properties fo:background-color="#ffccc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54" style:family="table-cell" style:parent-style-name="Default">
      <style:table-cell-properties fo:background-color="#ff8c8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55" style:family="table-cell" style:parent-style-name="Default">
      <style:table-cell-properties fo:background-color="#ff949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56" style:family="table-cell" style:parent-style-name="Default">
      <style:table-cell-properties fo:background-color="#2d972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57" style:family="table-cell" style:parent-style-name="Default">
      <style:table-cell-properties fo:background-color="#ffd9d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58" style:family="table-cell" style:parent-style-name="Default">
      <style:table-cell-properties fo:background-color="#fcfef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59" style:family="table-cell" style:parent-style-name="Default">
      <style:table-cell-properties fo:background-color="#ff9b9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60" style:family="table-cell" style:parent-style-name="Default">
      <style:table-cell-properties fo:background-color="#e8f3e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61" style:family="table-cell" style:parent-style-name="Default">
      <style:table-cell-properties fo:background-color="#d4ead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62" style:family="table-cell" style:parent-style-name="Default">
      <style:table-cell-properties fo:background-color="#ff8a8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63" style:family="table-cell" style:parent-style-name="Default">
      <style:table-cell-properties fo:background-color="#ffd9d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64" style:family="table-cell" style:parent-style-name="Default">
      <style:table-cell-properties fo:background-color="#ffcfc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65" style:family="table-cell" style:parent-style-name="Default">
      <style:table-cell-properties fo:background-color="#0d860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66" style:family="table-cell" style:parent-style-name="Default">
      <style:table-cell-properties fo:background-color="#e8f4e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67" style:family="table-cell" style:parent-style-name="Default">
      <style:table-cell-properties fo:background-color="#f5faf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68" style:family="table-cell" style:parent-style-name="Default">
      <style:table-cell-properties fo:background-color="#09840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69" style:family="table-cell" style:parent-style-name="Default">
      <style:table-cell-properties fo:background-color="#148a1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70" style:family="table-cell" style:parent-style-name="Default">
      <style:table-cell-properties fo:background-color="#178b1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71" style:family="table-cell" style:parent-style-name="Default">
      <style:table-cell-properties fo:background-color="#cbe5c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72" style:family="table-cell" style:parent-style-name="Default">
      <style:table-cell-properties fo:background-color="#ff454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73" style:family="table-cell" style:parent-style-name="Default">
      <style:table-cell-properties fo:background-color="#7ebf7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74" style:family="table-cell" style:parent-style-name="Default">
      <style:table-cell-properties fo:background-color="#f7fbf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75" style:family="table-cell" style:parent-style-name="Default">
      <style:table-cell-properties fo:background-color="#3d9e3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76" style:family="table-cell" style:parent-style-name="Default">
      <style:table-cell-properties fo:background-color="#2f982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77" style:family="table-cell" style:parent-style-name="Default">
      <style:table-cell-properties fo:background-color="#49a44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78" style:family="table-cell" style:parent-style-name="Default">
      <style:table-cell-properties fo:background-color="#31983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79" style:family="table-cell" style:parent-style-name="Default">
      <style:table-cell-properties fo:background-color="#44a24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80" style:family="table-cell" style:parent-style-name="Default">
      <style:table-cell-properties fo:background-color="#3d9f3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81" style:family="table-cell" style:parent-style-name="Default">
      <style:table-cell-properties fo:background-color="#d0e8d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82" style:family="table-cell" style:parent-style-name="Default">
      <style:table-cell-properties fo:background-color="#b0d8b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83" style:family="table-cell" style:parent-style-name="Default">
      <style:table-cell-properties fo:background-color="#ffcbc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84" style:family="table-cell" style:parent-style-name="Default">
      <style:table-cell-properties fo:background-color="#a6d3a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85" style:family="table-cell" style:parent-style-name="Default">
      <style:table-cell-properties fo:background-color="#ffd1d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86" style:family="table-cell" style:parent-style-name="Default">
      <style:table-cell-properties fo:background-color="#51a95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87" style:family="table-cell" style:parent-style-name="Default">
      <style:table-cell-properties fo:background-color="#ffaca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88" style:family="table-cell" style:parent-style-name="Default">
      <style:table-cell-properties fo:background-color="#ffb2b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89" style:family="table-cell" style:parent-style-name="Default">
      <style:table-cell-properties fo:background-color="#ddeed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90" style:family="table-cell" style:parent-style-name="Default">
      <style:table-cell-properties fo:background-color="#b6dab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91" style:family="table-cell" style:parent-style-name="Default">
      <style:table-cell-properties fo:background-color="#fcfdf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92" style:family="table-cell" style:parent-style-name="Default">
      <style:table-cell-properties fo:background-color="#ffded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93" style:family="table-cell" style:parent-style-name="Default">
      <style:table-cell-properties fo:background-color="#70b87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89" style:family="table-cell" style:parent-style-name="Default">
      <style:text-properties style:text-outline="false" style:text-line-through-style="none" style:text-line-through-type="none" style:font-name="Cambria" fo:font-size="11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5" style:family="table-cell" style:parent-style-name="Default">
      <style:text-properties fo:font-weight="normal" style:font-weight-asian="normal" style:font-weight-complex="normal"/>
    </style:style>
    <style:style style:name="ce991" style:family="table-cell" style:parent-style-name="Default">
      <style:text-properties style:font-name="Cambria" fo:font-weight="normal" style:font-weight-asian="normal" style:font-weight-complex="normal"/>
    </style:style>
    <style:style style:name="ce496" style:family="table-cell" style:parent-style-name="Default">
      <style:text-properties fo:color="#000000" style:text-outline="false" style:text-line-through-style="none" style:text-line-through-type="none" style:font-name="Calibri" fo:font-size="11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497" style:family="table-cell" style:parent-style-name="Default">
      <style:text-properties style:text-outline="false" style:text-line-through-style="none" style:text-line-through-type="none" style:font-name="Cambria" fo:font-size="11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94" style:family="table-cell" style:parent-style-name="Default">
      <style:text-properties fo:color="#000000" style:text-outline="false" style:text-line-through-style="none" style:text-line-through-type="none" style:font-name="Cambria" fo:font-size="11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" style:family="text">
      <style:text-properties fo:color="#000000" style:font-name="Cambria" fo:font-size="11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mbria" fo:font-size="11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mbria" fo:font-size="11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" style:family="text">
      <style:text-properties style:font-name="Cambria" fo:font-size="11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16347" table:default-cell-style-name="Default"/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 office:value-type="string" calcext:value-type="string" table:number-columns-spanned="2" table:number-rows-spanned="1">
            <text:p>Note that when this file was made AUV was still being defined</text:p>
          </table:table-cell>
          <table:covered-table-cell/>
          <table:table-cell office:value-type="string" calcext:value-type="string">
            <text:p>Table showing how often a given calibrator was ranked</text:p>
          </table:table-cell>
          <table:table-cell table:number-columns-repeated="2"/>
          <table:table-cell table:style-name="ce989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/>
          <table:table-cell table:style-name="ce989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/>
          <table:table-cell table:style-name="ce989" office:value-type="string" calcext:value-type="string" table:number-columns-spanned="5" table:number-rows-spanned="1">
            <text:p>BackBlaze_2021</text:p>
          </table:table-cell>
          <table:covered-table-cell table:number-columns-repeated="4"/>
          <table:table-cell table:style-name="ce989" office:value-type="string" calcext:value-type="string" table:number-columns-spanned="5" table:number-rows-spanned="1">
            <text:p>BackBlaze_2023</text:p>
          </table:table-cell>
          <table:covered-table-cell table:number-columns-repeated="4"/>
          <table:table-cell table:style-name="ce989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/>
          <table:table-cell table:number-columns-repeated="16327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office:value-type="string" calcext:value-type="string" table:number-columns-spanned="2" table:number-rows-spanned="1">
            <text:p>the left contains the AUV tables for the 10 to 1000 range</text:p>
          </table:table-cell>
          <table:covered-table-cell/>
          <table:table-cell table:number-columns-repeated="3"/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5"/>
          <table:table-cell office:value-type="string" calcext:value-type="string" table:number-columns-spanned="2" table:number-rows-spanned="1">
            <text:p>When the document was made AUV did not expect the division by the cardinality</text:p>
          </table:table-cell>
          <table:covered-table-cell table:style-name="ce989"/>
          <table:table-cell table:style-name="ce989" office:value-type="string" calcext:value-type="string">
            <text:p>LinearDiscriminantAnalysis</text:p>
          </table:table-cell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base</text:p>
          </table:table-cell>
          <table:table-cell table:formula="of:=COUNTIF(([.C17]~ [.C44]~ [.C71]~ [.C98]~ [.C125]~ [.C152]~ [.C179]~ [.C206]~ [.C233]~ [.C260]);1)" office:value-type="float" office:value="0" calcext:value-type="float">
            <text:p>0</text:p>
          </table:table-cell>
          <table:table-cell table:formula="of:=COUNTIF(([.C17]~[.C44]~[.C71]~[.C98]~[.C125]~[.C152]~[.C179]~[.C206]~[.C233]~[.C260]);2)" office:value-type="float" office:value="0" calcext:value-type="float">
            <text:p>0</text:p>
          </table:table-cell>
          <table:table-cell table:formula="of:=COUNTIF(([.C17]~[.C44]~[.C71]~[.C98]~[.C125]~[.C152]~[.C179]~[.C206]~[.C233]~[.C260]);3)" office:value-type="float" office:value="0" calcext:value-type="float">
            <text:p>0</text:p>
          </table:table-cell>
          <table:table-cell table:formula="of:=COUNTIF(([.C17]~[.C44]~[.C71]~[.C98]~[.C125]~[.C152]~[.C179]~[.C206]~[.C233]~[.C260]);4)" office:value-type="float" office:value="0" calcext:value-type="float">
            <text:p>0</text:p>
          </table:table-cell>
          <table:table-cell table:formula="of:=COUNTIF(([.C17]~[.C44]~[.C71]~[.C98]~[.C125]~[.C152]~[.C179]~[.C206]~[.C233]~[.C260]);5)" office:value-type="float" office:value="10" calcext:value-type="float">
            <text:p>10</text:p>
          </table:table-cell>
          <table:table-cell table:formula="of:=COUNTIF(([.H17]~ [.H44]~ [.H71]~ [.H98]~ [.H125]~ [.H152]~ [.H179]~ [.H206]~ [.H233]~ [.H260]);1)" office:value-type="float" office:value="0" calcext:value-type="float">
            <text:p>0</text:p>
          </table:table-cell>
          <table:table-cell table:formula="of:=COUNTIF(([.H17]~[.H44]~[.H71]~[.H98]~[.H125]~[.H152]~[.H179]~[.H206]~[.H233]~[.H260]);2)" office:value-type="float" office:value="0" calcext:value-type="float">
            <text:p>0</text:p>
          </table:table-cell>
          <table:table-cell table:formula="of:=COUNTIF(([.H17]~[.H44]~[.H71]~[.H98]~[.H125]~[.H152]~[.H179]~[.H206]~[.H233]~[.H260]);3)" office:value-type="float" office:value="0" calcext:value-type="float">
            <text:p>0</text:p>
          </table:table-cell>
          <table:table-cell table:formula="of:=COUNTIF(([.H17]~[.H44]~[.H71]~[.H98]~[.H125]~[.H152]~[.H179]~[.H206]~[.H233]~[.H260]);4)" office:value-type="float" office:value="0" calcext:value-type="float">
            <text:p>0</text:p>
          </table:table-cell>
          <table:table-cell table:formula="of:=COUNTIF(([.H17]~[.H44]~[.H71]~[.H98]~[.H125]~[.H152]~[.H179]~[.H206]~[.H233]~[.H260]);5)" office:value-type="float" office:value="10" calcext:value-type="float">
            <text:p>10</text:p>
          </table:table-cell>
          <table:table-cell table:formula="of:=COUNTIF(([.M17]~ [.M44]~ [.M71]~ [.M98]~ [.M125]~ [.M152]~ [.M179]~ [.M206]~ [.M233]~ [.M260]);1)" office:value-type="float" office:value="0" calcext:value-type="float">
            <text:p>0</text:p>
          </table:table-cell>
          <table:table-cell table:formula="of:=COUNTIF(([.M17]~[.M44]~[.M71]~[.M98]~[.M125]~[.M152]~[.M179]~[.M206]~[.M233]~[.M260]);2)" office:value-type="float" office:value="0" calcext:value-type="float">
            <text:p>0</text:p>
          </table:table-cell>
          <table:table-cell table:formula="of:=COUNTIF(([.M17]~[.M44]~[.M71]~[.M98]~[.M125]~[.M152]~[.M179]~[.M206]~[.M233]~[.M260]);3)" office:value-type="float" office:value="0" calcext:value-type="float">
            <text:p>0</text:p>
          </table:table-cell>
          <table:table-cell table:formula="of:=COUNTIF(([.M17]~[.M44]~[.M71]~[.M98]~[.M125]~[.M152]~[.M179]~[.M206]~[.M233]~[.M260]);4)" office:value-type="float" office:value="0" calcext:value-type="float">
            <text:p>0</text:p>
          </table:table-cell>
          <table:table-cell table:formula="of:=COUNTIF(([.M17]~[.M44]~[.M71]~[.M98]~[.M125]~[.M152]~[.M179]~[.M206]~[.M233]~[.M260]);5)" office:value-type="float" office:value="10" calcext:value-type="float">
            <text:p>10</text:p>
          </table:table-cell>
          <table:table-cell table:formula="of:=COUNTIF(([.R17]~ [.R44]~ [.R71]~ [.R98]~ [.R125]~ [.R152]~ [.R179]~ [.R206]~ [.R233]~ [.R260]);1)" office:value-type="float" office:value="0" calcext:value-type="float">
            <text:p>0</text:p>
          </table:table-cell>
          <table:table-cell table:formula="of:=COUNTIF(([.R17]~[.R44]~[.R71]~[.R98]~[.R125]~[.R152]~[.R179]~[.R206]~[.R233]~[.R260]);2)" office:value-type="float" office:value="0" calcext:value-type="float">
            <text:p>0</text:p>
          </table:table-cell>
          <table:table-cell table:formula="of:=COUNTIF(([.R17]~[.R44]~[.R71]~[.R98]~[.R125]~[.R152]~[.R179]~[.R206]~[.R233]~[.R260]);3)" office:value-type="float" office:value="0" calcext:value-type="float">
            <text:p>0</text:p>
          </table:table-cell>
          <table:table-cell table:formula="of:=COUNTIF(([.R17]~[.R44]~[.R71]~[.R98]~[.R125]~[.R152]~[.R179]~[.R206]~[.R233]~[.R260]);4)" office:value-type="float" office:value="0" calcext:value-type="float">
            <text:p>0</text:p>
          </table:table-cell>
          <table:table-cell table:formula="of:=COUNTIF(([.R17]~[.R44]~[.R71]~[.R98]~[.R125]~[.R152]~[.R179]~[.R206]~[.R233]~[.R260]);5)" office:value-type="float" office:value="10" calcext:value-type="float">
            <text:p>10</text:p>
          </table:table-cell>
          <table:table-cell table:formula="of:=COUNTIF(([.W17]~ [.W44]~ [.W71]~ [.W98]~ [.W125]~ [.W152]~ [.W179]~ [.W206]~ [.W233]~ [.W260]);1)" office:value-type="float" office:value="0" calcext:value-type="float">
            <text:p>0</text:p>
          </table:table-cell>
          <table:table-cell table:formula="of:=COUNTIF(([.W17]~[.W44]~[.W71]~[.W98]~[.W125]~[.W152]~[.W179]~[.W206]~[.W233]~[.W260]);2)" office:value-type="float" office:value="0" calcext:value-type="float">
            <text:p>0</text:p>
          </table:table-cell>
          <table:table-cell table:formula="of:=COUNTIF(([.W17]~[.W44]~[.W71]~[.W98]~[.W125]~[.W152]~[.W179]~[.W206]~[.W233]~[.W260]);3)" office:value-type="float" office:value="0" calcext:value-type="float">
            <text:p>0</text:p>
          </table:table-cell>
          <table:table-cell table:formula="of:=COUNTIF(([.W17]~[.W44]~[.W71]~[.W98]~[.W125]~[.W152]~[.W179]~[.W206]~[.W233]~[.W260]);4)" office:value-type="float" office:value="0" calcext:value-type="float">
            <text:p>0</text:p>
          </table:table-cell>
          <table:table-cell table:formula="of:=COUNTIF(([.W17]~[.W44]~[.W71]~[.W98]~[.W125]~[.W152]~[.W179]~[.W206]~[.W233]~[.W260]);5)" office:value-type="float" office:value="10" calcext:value-type="float">
            <text:p>10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style-name="ce2" office:value-type="float" office:value="-759.376317758281" calcext:value-type="float">
            <text:p>-759,376317758281</text:p>
          </table:table-cell>
          <table:table-cell table:style-name="ce4" office:value-type="float" office:value="7.02917771883289" calcext:value-type="float">
            <text:p>7,02917771883289</text:p>
          </table:table-cell>
          <table:table-cell table:style-name="ce6" office:value-type="float" office:value="5.62198190845406" calcext:value-type="float">
            <text:p>5,62198190845406</text:p>
          </table:table-cell>
          <table:table-cell table:style-name="ce5" office:value-type="float" office:value="17.2196150445487" calcext:value-type="float">
            <text:p>17,2196150445487</text:p>
          </table:table-cell>
          <table:table-cell table:style-name="ce62" office:value-type="float" office:value="-90.4230429164116" calcext:value-type="float">
            <text:p>-90,4230429164116</text:p>
          </table:table-cell>
          <table:table-cell table:style-name="ce2" office:value-type="float" office:value="-2265.7755798728" calcext:value-type="float">
            <text:p>-2265,7755798728</text:p>
          </table:table-cell>
          <table:table-cell table:style-name="ce4" office:value-type="float" office:value="-10.422278338945" calcext:value-type="float">
            <text:p>-10,422278338945</text:p>
          </table:table-cell>
          <table:table-cell table:style-name="ce9" office:value-type="float" office:value="4.99438832772166" calcext:value-type="float">
            <text:p>4,99438832772166</text:p>
          </table:table-cell>
          <table:table-cell table:style-name="ce5" office:value-type="float" office:value="20.8641975308642" calcext:value-type="float">
            <text:p>20,8641975308642</text:p>
          </table:table-cell>
          <table:table-cell table:style-name="ce22" office:value-type="float" office:value="14.0226337448559" calcext:value-type="float">
            <text:p>14,0226337448559</text:p>
          </table:table-cell>
          <table:table-cell table:style-name="ce2" office:value-type="float" office:value="-1662.63075287953" calcext:value-type="float">
            <text:p>-1662,63075287953</text:p>
          </table:table-cell>
          <table:table-cell table:style-name="ce22" office:value-type="float" office:value="5.25483217163478" calcext:value-type="float">
            <text:p>5,25483217163478</text:p>
          </table:table-cell>
          <table:table-cell table:style-name="ce22" office:value-type="float" office:value="5.32156804587474" calcext:value-type="float">
            <text:p>5,32156804587474</text:p>
          </table:table-cell>
          <table:table-cell table:style-name="ce5" office:value-type="float" office:value="12.7450689604033" calcext:value-type="float">
            <text:p>12,7450689604033</text:p>
          </table:table-cell>
          <table:table-cell table:style-name="ce24" office:value-type="float" office:value="10.6357209946117" calcext:value-type="float">
            <text:p>10,6357209946117</text:p>
          </table:table-cell>
          <table:table-cell table:style-name="ce2" office:value-type="float" office:value="-694.546106331348" calcext:value-type="float">
            <text:p>-694,546106331348</text:p>
          </table:table-cell>
          <table:table-cell table:style-name="ce27" office:value-type="float" office:value="9.18943619803985" calcext:value-type="float">
            <text:p>9,18943619803985</text:p>
          </table:table-cell>
          <table:table-cell table:style-name="ce20" office:value-type="float" office:value="6.49995272761653" calcext:value-type="float">
            <text:p>6,49995272761653</text:p>
          </table:table-cell>
          <table:table-cell table:style-name="ce28" office:value-type="float" office:value="23.8079480634081" calcext:value-type="float">
            <text:p>23,8079480634081</text:p>
          </table:table-cell>
          <table:table-cell table:style-name="ce400" office:value-type="float" office:value="-126.749550912357" calcext:value-type="float">
            <text:p>-126,749550912357</text:p>
          </table:table-cell>
          <table:table-cell table:style-name="ce2" office:value-type="float" office:value="-2086.29322392231" calcext:value-type="float">
            <text:p>-2086,29322392231</text:p>
          </table:table-cell>
          <table:table-cell table:style-name="ce442" office:value-type="float" office:value="10.9793241838965" calcext:value-type="float">
            <text:p>10,9793241838965</text:p>
          </table:table-cell>
          <table:table-cell table:style-name="ce120" office:value-type="float" office:value="51.8331123612952" calcext:value-type="float">
            <text:p>51,8331123612952</text:p>
          </table:table-cell>
          <table:table-cell table:style-name="ce28" office:value-type="float" office:value="188.291348646098" calcext:value-type="float">
            <text:p>188,291348646098</text:p>
          </table:table-cell>
          <table:table-cell table:style-name="ce58" office:value-type="float" office:value="104.692520395122" calcext:value-type="float">
            <text:p>104,692520395122</text:p>
          </table:table-cell>
          <table:table-cell office:value-type="string" calcext:value-type="string" table:number-columns-spanned="2" table:number-rows-spanned="1">
            <text:p><text:s/>Under the big table on the right thereare smaller tables showing the sum of the results</text:p>
          </table:table-cell>
          <table:covered-table-cell table:style-name="ce989"/>
          <table:table-cell table:style-name="ce989" office:value-type="string" calcext:value-type="string">
            <text:p>LinearDiscriminantAnalysis</text:p>
          </table:table-cell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bbq</text:p>
          </table:table-cell>
          <table:table-cell table:formula="of:=COUNTIF(([.D17]~ [.D44]~ [.D71]~ [.D98]~ [.D125]~ [.D152]~ [.D179]~ [.D206]~ [.D233]~ [.D260]);1)" office:value-type="float" office:value="0" calcext:value-type="float">
            <text:p>0</text:p>
          </table:table-cell>
          <table:table-cell table:formula="of:=COUNTIF(([.D17]~[.D44]~[.D71]~[.D98]~[.D125]~[.D152]~[.D179]~[.D206]~[.D233]~[.D260]);2)" office:value-type="float" office:value="2" calcext:value-type="float">
            <text:p>2</text:p>
          </table:table-cell>
          <table:table-cell table:formula="of:=COUNTIF(([.D17]~[.D44]~[.D71]~[.D98]~[.D125]~[.D152]~[.D179]~[.D206]~[.D233]~[.D260]);3)" office:value-type="float" office:value="7" calcext:value-type="float">
            <text:p>7</text:p>
          </table:table-cell>
          <table:table-cell table:formula="of:=COUNTIF(([.D17]~[.D44]~[.D71]~[.D98]~[.D125]~[.D152]~[.D179]~[.D206]~[.D233]~[.D260]);4)" office:value-type="float" office:value="1" calcext:value-type="float">
            <text:p>1</text:p>
          </table:table-cell>
          <table:table-cell table:formula="of:=COUNTIF(([.D17]~[.D44]~[.D71]~[.D98]~[.D125]~[.D152]~[.D179]~[.D206]~[.D233]~[.D260]);5)" office:value-type="float" office:value="0" calcext:value-type="float">
            <text:p>0</text:p>
          </table:table-cell>
          <table:table-cell table:formula="of:=COUNTIF(([.I17]~ [.I44]~ [.I71]~ [.I98]~ [.I125]~ [.I152]~ [.I179]~ [.I206]~ [.I233]~ [.I260]);1)" office:value-type="float" office:value="2" calcext:value-type="float">
            <text:p>2</text:p>
          </table:table-cell>
          <table:table-cell table:formula="of:=COUNTIF(([.I17]~[.I44]~[.I71]~[.I98]~[.I125]~[.I152]~[.I179]~[.I206]~[.I233]~[.I260]);2)" office:value-type="float" office:value="3" calcext:value-type="float">
            <text:p>3</text:p>
          </table:table-cell>
          <table:table-cell table:formula="of:=COUNTIF(([.I17]~[.I44]~[.I71]~[.I98]~[.I125]~[.I152]~[.I179]~[.I206]~[.I233]~[.I260]);3)" office:value-type="float" office:value="4" calcext:value-type="float">
            <text:p>4</text:p>
          </table:table-cell>
          <table:table-cell table:formula="of:=COUNTIF(([.I17]~[.I44]~[.I71]~[.I98]~[.I125]~[.I152]~[.I179]~[.I206]~[.I233]~[.I260]);4)" office:value-type="float" office:value="1" calcext:value-type="float">
            <text:p>1</text:p>
          </table:table-cell>
          <table:table-cell table:formula="of:=COUNTIF(([.I17]~[.I44]~[.I71]~[.I98]~[.I125]~[.I152]~[.I179]~[.I206]~[.I233]~[.I260]);5)" office:value-type="float" office:value="0" calcext:value-type="float">
            <text:p>0</text:p>
          </table:table-cell>
          <table:table-cell table:formula="of:=COUNTIF(([.N17]~ [.N44]~ [.N71]~ [.N98]~ [.N125]~ [.N152]~ [.N179]~ [.N206]~ [.N233]~ [.N260]);1)" office:value-type="float" office:value="1" calcext:value-type="float">
            <text:p>1</text:p>
          </table:table-cell>
          <table:table-cell table:formula="of:=COUNTIF(([.N17]~[.N44]~[.N71]~[.N98]~[.N125]~[.N152]~[.N179]~[.N206]~[.N233]~[.N260]);2)" office:value-type="float" office:value="4" calcext:value-type="float">
            <text:p>4</text:p>
          </table:table-cell>
          <table:table-cell table:formula="of:=COUNTIF(([.N17]~[.N44]~[.N71]~[.N98]~[.N125]~[.N152]~[.N179]~[.N206]~[.N233]~[.N260]);3)" office:value-type="float" office:value="2" calcext:value-type="float">
            <text:p>2</text:p>
          </table:table-cell>
          <table:table-cell table:formula="of:=COUNTIF(([.N17]~[.N44]~[.N71]~[.N98]~[.N125]~[.N152]~[.N179]~[.N206]~[.N233]~[.N260]);4)" office:value-type="float" office:value="3" calcext:value-type="float">
            <text:p>3</text:p>
          </table:table-cell>
          <table:table-cell table:formula="of:=COUNTIF(([.N17]~[.N44]~[.N71]~[.N98]~[.N125]~[.N152]~[.N179]~[.N206]~[.N233]~[.N260]);5)" office:value-type="float" office:value="0" calcext:value-type="float">
            <text:p>0</text:p>
          </table:table-cell>
          <table:table-cell table:formula="of:=COUNTIF(([.S17]~ [.S44]~ [.S71]~ [.S98]~ [.S125]~ [.S152]~ [.S179]~ [.S206]~ [.S233]~ [.S260]);1)" office:value-type="float" office:value="0" calcext:value-type="float">
            <text:p>0</text:p>
          </table:table-cell>
          <table:table-cell table:formula="of:=COUNTIF(([.S17]~[.S44]~[.S71]~[.S98]~[.S125]~[.S152]~[.S179]~[.S206]~[.S233]~[.S260]);2)" office:value-type="float" office:value="6" calcext:value-type="float">
            <text:p>6</text:p>
          </table:table-cell>
          <table:table-cell table:formula="of:=COUNTIF(([.S17]~[.S44]~[.S71]~[.S98]~[.S125]~[.S152]~[.S179]~[.S206]~[.S233]~[.S260]);3)" office:value-type="float" office:value="2" calcext:value-type="float">
            <text:p>2</text:p>
          </table:table-cell>
          <table:table-cell table:formula="of:=COUNTIF(([.S17]~[.S44]~[.S71]~[.S98]~[.S125]~[.S152]~[.S179]~[.S206]~[.S233]~[.S260]);4)" office:value-type="float" office:value="2" calcext:value-type="float">
            <text:p>2</text:p>
          </table:table-cell>
          <table:table-cell table:formula="of:=COUNTIF(([.S17]~[.S44]~[.S71]~[.S98]~[.S125]~[.S152]~[.S179]~[.S206]~[.S233]~[.S260]);5)" office:value-type="float" office:value="0" calcext:value-type="float">
            <text:p>0</text:p>
          </table:table-cell>
          <table:table-cell table:formula="of:=COUNTIF(([.X17]~ [.X44]~ [.X71]~ [.X98]~ [.X125]~ [.X152]~ [.X179]~ [.X206]~ [.X233]~ [.X260]);1)" office:value-type="float" office:value="0" calcext:value-type="float">
            <text:p>0</text:p>
          </table:table-cell>
          <table:table-cell table:formula="of:=COUNTIF(([.X17]~[.X44]~[.X71]~[.X98]~[.X125]~[.X152]~[.X179]~[.X206]~[.X233]~[.X260]);2)" office:value-type="float" office:value="5" calcext:value-type="float">
            <text:p>5</text:p>
          </table:table-cell>
          <table:table-cell table:formula="of:=COUNTIF(([.X17]~[.X44]~[.X71]~[.X98]~[.X125]~[.X152]~[.X179]~[.X206]~[.X233]~[.X260]);3)" office:value-type="float" office:value="2" calcext:value-type="float">
            <text:p>2</text:p>
          </table:table-cell>
          <table:table-cell table:formula="of:=COUNTIF(([.X17]~[.X44]~[.X71]~[.X98]~[.X125]~[.X152]~[.X179]~[.X206]~[.X233]~[.X260]);4)" office:value-type="float" office:value="3" calcext:value-type="float">
            <text:p>3</text:p>
          </table:table-cell>
          <table:table-cell table:formula="of:=COUNTIF(([.X17]~[.X44]~[.X71]~[.X98]~[.X125]~[.X152]~[.X179]~[.X206]~[.X233]~[.X260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3" office:value-type="float" office:value="16.8101747942597" calcext:value-type="float">
            <text:p>16,8101747942597</text:p>
          </table:table-cell>
          <table:table-cell table:style-name="ce4" office:value-type="float" office:value="7.03257838536353" calcext:value-type="float">
            <text:p>7,03257838536353</text:p>
          </table:table-cell>
          <table:table-cell table:style-name="ce6" office:value-type="float" office:value="5.62198190845406" calcext:value-type="float">
            <text:p>5,62198190845406</text:p>
          </table:table-cell>
          <table:table-cell table:style-name="ce5" office:value-type="float" office:value="17.4168537033259" calcext:value-type="float">
            <text:p>17,4168537033259</text:p>
          </table:table-cell>
          <table:table-cell table:style-name="ce81" office:value-type="float" office:value="-78.9729987077467" calcext:value-type="float">
            <text:p>-78,9729987077467</text:p>
          </table:table-cell>
          <table:table-cell table:style-name="ce24" office:value-type="float" office:value="17.1202768424991" calcext:value-type="float">
            <text:p>17,1202768424991</text:p>
          </table:table-cell>
          <table:table-cell table:style-name="ce105" office:value-type="float" office:value="-63.5115039281706" calcext:value-type="float">
            <text:p>-63,5115039281706</text:p>
          </table:table-cell>
          <table:table-cell table:style-name="ce9" office:value-type="float" office:value="4.99438832772166" calcext:value-type="float">
            <text:p>4,99438832772166</text:p>
          </table:table-cell>
          <table:table-cell table:style-name="ce5" office:value-type="float" office:value="19.1077441077441" calcext:value-type="float">
            <text:p>19,1077441077441</text:p>
          </table:table-cell>
          <table:table-cell table:style-name="ce26" office:value-type="float" office:value="-66.1139169472502" calcext:value-type="float">
            <text:p>-66,1139169472502</text:p>
          </table:table-cell>
          <table:table-cell table:style-name="ce17" office:value-type="float" office:value="8.21592762865193" calcext:value-type="float">
            <text:p>8,21592762865193</text:p>
          </table:table-cell>
          <table:table-cell table:style-name="ce22" office:value-type="float" office:value="5.24988877354293" calcext:value-type="float">
            <text:p>5,24988877354293</text:p>
          </table:table-cell>
          <table:table-cell table:style-name="ce22" office:value-type="float" office:value="5.32156804587474" calcext:value-type="float">
            <text:p>5,32156804587474</text:p>
          </table:table-cell>
          <table:table-cell table:style-name="ce24" office:value-type="float" office:value="10.6525285481239" calcext:value-type="float">
            <text:p>10,6525285481239</text:p>
          </table:table-cell>
          <table:table-cell table:style-name="ce5" office:value-type="float" office:value="11.1972910178457" calcext:value-type="float">
            <text:p>11,1972910178457</text:p>
          </table:table-cell>
          <table:table-cell table:style-name="ce5" office:value-type="float" office:value="26.9534524597397" calcext:value-type="float">
            <text:p>26,9534524597397</text:p>
          </table:table-cell>
          <table:table-cell table:style-name="ce48" office:value-type="float" office:value="9.6445116762788" calcext:value-type="float">
            <text:p>9,6445116762788</text:p>
          </table:table-cell>
          <table:table-cell table:style-name="ce20" office:value-type="float" office:value="6.64176987803725" calcext:value-type="float">
            <text:p>6,64176987803725</text:p>
          </table:table-cell>
          <table:table-cell table:style-name="ce17" office:value-type="float" office:value="24.8369102770162" calcext:value-type="float">
            <text:p>24,8369102770162</text:p>
          </table:table-cell>
          <table:table-cell table:style-name="ce121" office:value-type="float" office:value="-152.455957896064" calcext:value-type="float">
            <text:p>-152,455957896064</text:p>
          </table:table-cell>
          <table:table-cell table:style-name="ce20" office:value-type="float" office:value="133.477502657637" calcext:value-type="float">
            <text:p>133,477502657637</text:p>
          </table:table-cell>
          <table:table-cell table:style-name="ce14" office:value-type="float" office:value="99.6232725361617" calcext:value-type="float">
            <text:p>99,6232725361617</text:p>
          </table:table-cell>
          <table:table-cell table:style-name="ce120" office:value-type="float" office:value="51.6728180504293" calcext:value-type="float">
            <text:p>51,6728180504293</text:p>
          </table:table-cell>
          <table:table-cell table:style-name="ce5" office:value-type="float" office:value="195.466728777726" calcext:value-type="float">
            <text:p>195,466728777726</text:p>
          </table:table-cell>
          <table:table-cell table:style-name="ce7" office:value-type="float" office:value="173.390308285854" calcext:value-type="float">
            <text:p>173,390308285854</text:p>
          </table:table-cell>
          <table:table-cell/>
          <table:table-cell table:style-name="ce495"/>
          <table:table-cell table:style-name="ce495" office:value-type="string" calcext:value-type="string">
            <text:p>LinearDiscriminantAnalysis</text:p>
          </table:table-cell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his</text:p>
          </table:table-cell>
          <table:table-cell table:formula="of:=COUNTIF(([.E17]~ [.E44]~ [.E71]~ [.E98]~ [.E125]~ [.E152]~ [.E179]~ [.E206]~ [.E233]~ [.E260]);1)" office:value-type="float" office:value="2" calcext:value-type="float">
            <text:p>2</text:p>
          </table:table-cell>
          <table:table-cell table:formula="of:=COUNTIF(([.E17]~[.E44]~[.E71]~[.E98]~[.E125]~[.E152]~[.E179]~[.E206]~[.E233]~[.E260]);2)" office:value-type="float" office:value="3" calcext:value-type="float">
            <text:p>3</text:p>
          </table:table-cell>
          <table:table-cell table:formula="of:=COUNTIF(([.E17]~[.E44]~[.E71]~[.E98]~[.E125]~[.E152]~[.E179]~[.E206]~[.E233]~[.E260]);3)" office:value-type="float" office:value="2" calcext:value-type="float">
            <text:p>2</text:p>
          </table:table-cell>
          <table:table-cell table:formula="of:=COUNTIF(([.E17]~[.E44]~[.E71]~[.E98]~[.E125]~[.E152]~[.E179]~[.E206]~[.E233]~[.E260]);4)" office:value-type="float" office:value="3" calcext:value-type="float">
            <text:p>3</text:p>
          </table:table-cell>
          <table:table-cell table:formula="of:=COUNTIF(([.E17]~[.E44]~[.E71]~[.E98]~[.E125]~[.E152]~[.E179]~[.E206]~[.E233]~[.E260]);5)" office:value-type="float" office:value="0" calcext:value-type="float">
            <text:p>0</text:p>
          </table:table-cell>
          <table:table-cell table:formula="of:=COUNTIF(([.J17]~ [.J44]~ [.J71]~ [.J98]~ [.J125]~ [.J152]~ [.J179]~ [.J206]~ [.J233]~ [.J260]);1)" office:value-type="float" office:value="0" calcext:value-type="float">
            <text:p>0</text:p>
          </table:table-cell>
          <table:table-cell table:formula="of:=COUNTIF(([.J17]~[.J44]~[.J71]~[.J98]~[.J125]~[.J152]~[.J179]~[.J206]~[.J233]~[.J260]);2)" office:value-type="float" office:value="2" calcext:value-type="float">
            <text:p>2</text:p>
          </table:table-cell>
          <table:table-cell table:formula="of:=COUNTIF(([.J17]~[.J44]~[.J71]~[.J98]~[.J125]~[.J152]~[.J179]~[.J206]~[.J233]~[.J260]);3)" office:value-type="float" office:value="4" calcext:value-type="float">
            <text:p>4</text:p>
          </table:table-cell>
          <table:table-cell table:formula="of:=COUNTIF(([.J17]~[.J44]~[.J71]~[.J98]~[.J125]~[.J152]~[.J179]~[.J206]~[.J233]~[.J260]);4)" office:value-type="float" office:value="4" calcext:value-type="float">
            <text:p>4</text:p>
          </table:table-cell>
          <table:table-cell table:formula="of:=COUNTIF(([.J17]~[.J44]~[.J71]~[.J98]~[.J125]~[.J152]~[.J179]~[.J206]~[.J233]~[.J260]);5)" office:value-type="float" office:value="0" calcext:value-type="float">
            <text:p>0</text:p>
          </table:table-cell>
          <table:table-cell table:formula="of:=COUNTIF(([.O17]~ [.O44]~ [.O71]~ [.O98]~ [.O125]~ [.O152]~ [.O179]~ [.O206]~ [.O233]~ [.O260]);1)" office:value-type="float" office:value="1" calcext:value-type="float">
            <text:p>1</text:p>
          </table:table-cell>
          <table:table-cell table:formula="of:=COUNTIF(([.O17]~[.O44]~[.O71]~[.O98]~[.O125]~[.O152]~[.O179]~[.O206]~[.O233]~[.O260]);2)" office:value-type="float" office:value="2" calcext:value-type="float">
            <text:p>2</text:p>
          </table:table-cell>
          <table:table-cell table:formula="of:=COUNTIF(([.O17]~[.O44]~[.O71]~[.O98]~[.O125]~[.O152]~[.O179]~[.O206]~[.O233]~[.O260]);3)" office:value-type="float" office:value="6" calcext:value-type="float">
            <text:p>6</text:p>
          </table:table-cell>
          <table:table-cell table:formula="of:=COUNTIF(([.O17]~[.O44]~[.O71]~[.O98]~[.O125]~[.O152]~[.O179]~[.O206]~[.O233]~[.O260]);4)" office:value-type="float" office:value="1" calcext:value-type="float">
            <text:p>1</text:p>
          </table:table-cell>
          <table:table-cell table:formula="of:=COUNTIF(([.O17]~[.O44]~[.O71]~[.O98]~[.O125]~[.O152]~[.O179]~[.O206]~[.O233]~[.O260]);5)" office:value-type="float" office:value="0" calcext:value-type="float">
            <text:p>0</text:p>
          </table:table-cell>
          <table:table-cell table:formula="of:=COUNTIF(([.T17]~ [.T44]~ [.T71]~ [.T98]~ [.T125]~ [.T152]~ [.T179]~ [.T206]~ [.T233]~ [.T260]);1)" office:value-type="float" office:value="0" calcext:value-type="float">
            <text:p>0</text:p>
          </table:table-cell>
          <table:table-cell table:formula="of:=COUNTIF(([.T17]~[.T44]~[.T71]~[.T98]~[.T125]~[.T152]~[.T179]~[.T206]~[.T233]~[.T260]);2)" office:value-type="float" office:value="1" calcext:value-type="float">
            <text:p>1</text:p>
          </table:table-cell>
          <table:table-cell table:formula="of:=COUNTIF(([.T17]~[.T44]~[.T71]~[.T98]~[.T125]~[.T152]~[.T179]~[.T206]~[.T233]~[.T260]);3)" office:value-type="float" office:value="6" calcext:value-type="float">
            <text:p>6</text:p>
          </table:table-cell>
          <table:table-cell table:formula="of:=COUNTIF(([.T17]~[.T44]~[.T71]~[.T98]~[.T125]~[.T152]~[.T179]~[.T206]~[.T233]~[.T260]);4)" office:value-type="float" office:value="3" calcext:value-type="float">
            <text:p>3</text:p>
          </table:table-cell>
          <table:table-cell table:formula="of:=COUNTIF(([.T17]~[.T44]~[.T71]~[.T98]~[.T125]~[.T152]~[.T179]~[.T206]~[.T233]~[.T260]);5)" office:value-type="float" office:value="0" calcext:value-type="float">
            <text:p>0</text:p>
          </table:table-cell>
          <table:table-cell table:formula="of:=COUNTIF(([.Y17]~ [.Y44]~ [.Y71]~ [.Y98]~ [.Y125]~ [.Y152]~ [.Y179]~ [.Y206]~ [.Y233]~ [.Y260]);1)" office:value-type="float" office:value="0" calcext:value-type="float">
            <text:p>0</text:p>
          </table:table-cell>
          <table:table-cell table:formula="of:=COUNTIF(([.Y17]~[.Y44]~[.Y71]~[.Y98]~[.Y125]~[.Y152]~[.Y179]~[.Y206]~[.Y233]~[.Y260]);2)" office:value-type="float" office:value="1" calcext:value-type="float">
            <text:p>1</text:p>
          </table:table-cell>
          <table:table-cell table:formula="of:=COUNTIF(([.Y17]~[.Y44]~[.Y71]~[.Y98]~[.Y125]~[.Y152]~[.Y179]~[.Y206]~[.Y233]~[.Y260]);3)" office:value-type="float" office:value="5" calcext:value-type="float">
            <text:p>5</text:p>
          </table:table-cell>
          <table:table-cell table:formula="of:=COUNTIF(([.Y17]~[.Y44]~[.Y71]~[.Y98]~[.Y125]~[.Y152]~[.Y179]~[.Y206]~[.Y233]~[.Y260]);4)" office:value-type="float" office:value="4" calcext:value-type="float">
            <text:p>4</text:p>
          </table:table-cell>
          <table:table-cell table:formula="of:=COUNTIF(([.Y17]~[.Y44]~[.Y71]~[.Y98]~[.Y125]~[.Y152]~[.Y179]~[.Y206]~[.Y233]~[.Y260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style-name="ce2" office:value-type="float" office:value="-334.488539753792" calcext:value-type="float">
            <text:p>-334,488539753792</text:p>
          </table:table-cell>
          <table:table-cell table:style-name="ce22" office:value-type="float" office:value="8.22281167108753" calcext:value-type="float">
            <text:p>8,22281167108753</text:p>
          </table:table-cell>
          <table:table-cell table:style-name="ce50" office:value-type="float" office:value="3.1381350744746" calcext:value-type="float">
            <text:p>3,1381350744746</text:p>
          </table:table-cell>
          <table:table-cell table:style-name="ce31" office:value-type="float" office:value="8.62817112153982" calcext:value-type="float">
            <text:p>8,62817112153982</text:p>
          </table:table-cell>
          <table:table-cell table:style-name="ce58" office:value-type="float" office:value="-3.68700265251989" calcext:value-type="float">
            <text:p>-3,68700265251989</text:p>
          </table:table-cell>
          <table:table-cell table:style-name="ce95" office:value-type="float" office:value="-37.0721099887767" calcext:value-type="float">
            <text:p>-37,0721099887767</text:p>
          </table:table-cell>
          <table:table-cell table:style-name="ce20" office:value-type="float" office:value="2.28254769921437" calcext:value-type="float">
            <text:p>2,28254769921437</text:p>
          </table:table-cell>
          <table:table-cell table:style-name="ce115" office:value-type="float" office:value="-67.0230078563412" calcext:value-type="float">
            <text:p>-67,0230078563412</text:p>
          </table:table-cell>
          <table:table-cell table:style-name="ce5" office:value-type="float" office:value="4.19986906098009" calcext:value-type="float">
            <text:p>4,19986906098009</text:p>
          </table:table-cell>
          <table:table-cell table:style-name="ce30" office:value-type="float" office:value="2.6968761690983" calcext:value-type="float">
            <text:p>2,6968761690983</text:p>
          </table:table-cell>
          <table:table-cell table:style-name="ce2" office:value-type="float" office:value="-14.934499975283" calcext:value-type="float">
            <text:p>-14,934499975283</text:p>
          </table:table-cell>
          <table:table-cell table:style-name="ce86" office:value-type="float" office:value="3.36200504226605" calcext:value-type="float">
            <text:p>3,36200504226605</text:p>
          </table:table-cell>
          <table:table-cell table:style-name="ce14" office:value-type="float" office:value="3.51969944139602" calcext:value-type="float">
            <text:p>3,51969944139602</text:p>
          </table:table-cell>
          <table:table-cell table:style-name="ce119" office:value-type="float" office:value="4.04221661970438" calcext:value-type="float">
            <text:p>4,04221661970438</text:p>
          </table:table-cell>
          <table:table-cell table:style-name="ce266" office:value-type="float" office:value="2.39013297740863" calcext:value-type="float">
            <text:p>2,39013297740863</text:p>
          </table:table-cell>
          <table:table-cell table:style-name="ce143" office:value-type="float" office:value="3.67180359900412" calcext:value-type="float">
            <text:p>3,67180359900412</text:p>
          </table:table-cell>
          <table:table-cell table:style-name="ce99" office:value-type="float" office:value="-3.39919952097316" calcext:value-type="float">
            <text:p>-3,39919952097316</text:p>
          </table:table-cell>
          <table:table-cell table:style-name="ce186" office:value-type="float" office:value="2.863445841606" calcext:value-type="float">
            <text:p>2,863445841606</text:p>
          </table:table-cell>
          <table:table-cell table:style-name="ce5" office:value-type="float" office:value="7.2181778071917" calcext:value-type="float">
            <text:p>7,2181778071917</text:p>
          </table:table-cell>
          <table:table-cell table:style-name="ce88" office:value-type="float" office:value="3.87318395260156" calcext:value-type="float">
            <text:p>3,87318395260156</text:p>
          </table:table-cell>
          <table:table-cell table:style-name="ce135" office:value-type="float" office:value="153.669180970127" calcext:value-type="float">
            <text:p>153,669180970127</text:p>
          </table:table-cell>
          <table:table-cell table:style-name="ce273" office:value-type="float" office:value="176.721849954014" calcext:value-type="float">
            <text:p>176,721849954014</text:p>
          </table:table-cell>
          <table:table-cell table:style-name="ce2" office:value-type="float" office:value="136.125822672926" calcext:value-type="float">
            <text:p>136,125822672926</text:p>
          </table:table-cell>
          <table:table-cell table:style-name="ce5" office:value-type="float" office:value="189.818564040086" calcext:value-type="float">
            <text:p>189,818564040086</text:p>
          </table:table-cell>
          <table:table-cell table:style-name="ce434" office:value-type="float" office:value="139.247978404462" calcext:value-type="float">
            <text:p>139,247978404462</text:p>
          </table:table-cell>
          <table:table-cell/>
          <table:table-cell table:style-name="ce495"/>
          <table:table-cell table:style-name="ce495" office:value-type="string" calcext:value-type="string">
            <text:p>LinearDiscriminantAnalysis</text:p>
          </table:table-cell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iso</text:p>
          </table:table-cell>
          <table:table-cell table:formula="of:=COUNTIF(([.F17]~ [.F44]~ [.F71]~ [.F98]~ [.F125]~ [.F152]~ [.F179]~ [.F206]~ [.F233]~ [.F260]);1)" office:value-type="float" office:value="6" calcext:value-type="float">
            <text:p>6</text:p>
          </table:table-cell>
          <table:table-cell table:formula="of:=COUNTIF(([.F17]~[.F44]~[.F71]~[.F98]~[.F125]~[.F152]~[.F179]~[.F206]~[.F233]~[.F260]);2)" office:value-type="float" office:value="2" calcext:value-type="float">
            <text:p>2</text:p>
          </table:table-cell>
          <table:table-cell table:formula="of:=COUNTIF(([.F17]~[.F44]~[.F71]~[.F98]~[.F125]~[.F152]~[.F179]~[.F206]~[.F233]~[.F260]);3)" office:value-type="float" office:value="1" calcext:value-type="float">
            <text:p>1</text:p>
          </table:table-cell>
          <table:table-cell table:formula="of:=COUNTIF(([.F17]~[.F44]~[.F71]~[.F98]~[.F125]~[.F152]~[.F179]~[.F206]~[.F233]~[.F260]);4)" office:value-type="float" office:value="1" calcext:value-type="float">
            <text:p>1</text:p>
          </table:table-cell>
          <table:table-cell table:formula="of:=COUNTIF(([.F17]~[.F44]~[.F71]~[.F98]~[.F125]~[.F152]~[.F179]~[.F206]~[.F233]~[.F260]);5)" office:value-type="float" office:value="0" calcext:value-type="float">
            <text:p>0</text:p>
          </table:table-cell>
          <table:table-cell table:formula="of:=COUNTIF(([.K17]~ [.K44]~ [.K71]~ [.K98]~ [.K125]~ [.K152]~ [.K179]~ [.K206]~ [.K233]~ [.K260]);1)" office:value-type="float" office:value="8" calcext:value-type="float">
            <text:p>8</text:p>
          </table:table-cell>
          <table:table-cell table:formula="of:=COUNTIF(([.K17]~[.K44]~[.K71]~[.K98]~[.K125]~[.K152]~[.K179]~[.K206]~[.K233]~[.K260]);2)" office:value-type="float" office:value="0" calcext:value-type="float">
            <text:p>0</text:p>
          </table:table-cell>
          <table:table-cell table:formula="of:=COUNTIF(([.K17]~[.K44]~[.K71]~[.K98]~[.K125]~[.K152]~[.K179]~[.K206]~[.K233]~[.K260]);3)" office:value-type="float" office:value="1" calcext:value-type="float">
            <text:p>1</text:p>
          </table:table-cell>
          <table:table-cell table:formula="of:=COUNTIF(([.K17]~[.K44]~[.K71]~[.K98]~[.K125]~[.K152]~[.K179]~[.K206]~[.K233]~[.K260]);4)" office:value-type="float" office:value="1" calcext:value-type="float">
            <text:p>1</text:p>
          </table:table-cell>
          <table:table-cell table:formula="of:=COUNTIF(([.K17]~[.K44]~[.K71]~[.K98]~[.K125]~[.K152]~[.K179]~[.K206]~[.K233]~[.K260]);5)" office:value-type="float" office:value="0" calcext:value-type="float">
            <text:p>0</text:p>
          </table:table-cell>
          <table:table-cell table:formula="of:=COUNTIF(([.P17]~ [.P44]~ [.P71]~ [.P98]~ [.P125]~ [.P152]~ [.P179]~ [.P206]~ [.P233]~ [.P260]);1)" office:value-type="float" office:value="8" calcext:value-type="float">
            <text:p>8</text:p>
          </table:table-cell>
          <table:table-cell table:formula="of:=COUNTIF(([.P17]~[.P44]~[.P71]~[.P98]~[.P125]~[.P152]~[.P179]~[.P206]~[.P233]~[.P260]);2)" office:value-type="float" office:value="0" calcext:value-type="float">
            <text:p>0</text:p>
          </table:table-cell>
          <table:table-cell table:formula="of:=COUNTIF(([.P17]~[.P44]~[.P71]~[.P98]~[.P125]~[.P152]~[.P179]~[.P206]~[.P233]~[.P260]);3)" office:value-type="float" office:value="1" calcext:value-type="float">
            <text:p>1</text:p>
          </table:table-cell>
          <table:table-cell table:formula="of:=COUNTIF(([.P17]~[.P44]~[.P71]~[.P98]~[.P125]~[.P152]~[.P179]~[.P206]~[.P233]~[.P260]);4)" office:value-type="float" office:value="1" calcext:value-type="float">
            <text:p>1</text:p>
          </table:table-cell>
          <table:table-cell table:formula="of:=COUNTIF(([.P17]~[.P44]~[.P71]~[.P98]~[.P125]~[.P152]~[.P179]~[.P206]~[.P233]~[.P260]);5)" office:value-type="float" office:value="0" calcext:value-type="float">
            <text:p>0</text:p>
          </table:table-cell>
          <table:table-cell table:formula="of:=COUNTIF(([.U17]~ [.U44]~ [.U71]~ [.U98]~ [.U125]~ [.U152]~ [.U179]~ [.U206]~ [.U233]~ [.U260]);1)" office:value-type="float" office:value="10" calcext:value-type="float">
            <text:p>10</text:p>
          </table:table-cell>
          <table:table-cell table:formula="of:=COUNTIF(([.U17]~[.U44]~[.U71]~[.U98]~[.U125]~[.U152]~[.U179]~[.U206]~[.U233]~[.U260]);2)" office:value-type="float" office:value="0" calcext:value-type="float">
            <text:p>0</text:p>
          </table:table-cell>
          <table:table-cell table:formula="of:=COUNTIF(([.U17]~[.U44]~[.U71]~[.U98]~[.U125]~[.U152]~[.U179]~[.U206]~[.U233]~[.U260]);3)" office:value-type="float" office:value="0" calcext:value-type="float">
            <text:p>0</text:p>
          </table:table-cell>
          <table:table-cell table:formula="of:=COUNTIF(([.U17]~[.U44]~[.U71]~[.U98]~[.U125]~[.U152]~[.U179]~[.U206]~[.U233]~[.U260]);4)" office:value-type="float" office:value="0" calcext:value-type="float">
            <text:p>0</text:p>
          </table:table-cell>
          <table:table-cell table:formula="of:=COUNTIF(([.U17]~[.U44]~[.U71]~[.U98]~[.U125]~[.U152]~[.U179]~[.U206]~[.U233]~[.U260]);5)" office:value-type="float" office:value="0" calcext:value-type="float">
            <text:p>0</text:p>
          </table:table-cell>
          <table:table-cell table:formula="of:=COUNTIF(([.Z17]~ [.Z44]~ [.Z71]~ [.Z98]~ [.Z125]~ [.Z152]~ [.Z179]~ [.Z206]~ [.Z233]~ [.Z260]);1)" office:value-type="float" office:value="10" calcext:value-type="float">
            <text:p>10</text:p>
          </table:table-cell>
          <table:table-cell table:formula="of:=COUNTIF(([.Z17]~[.Z44]~[.Z71]~[.Z98]~[.Z125]~[.Z152]~[.Z179]~[.Z206]~[.Z233]~[.Z260]);2)" office:value-type="float" office:value="0" calcext:value-type="float">
            <text:p>0</text:p>
          </table:table-cell>
          <table:table-cell table:formula="of:=COUNTIF(([.Z17]~[.Z44]~[.Z71]~[.Z98]~[.Z125]~[.Z152]~[.Z179]~[.Z206]~[.Z233]~[.Z260]);3)" office:value-type="float" office:value="0" calcext:value-type="float">
            <text:p>0</text:p>
          </table:table-cell>
          <table:table-cell table:formula="of:=COUNTIF(([.Z17]~[.Z44]~[.Z71]~[.Z98]~[.Z125]~[.Z152]~[.Z179]~[.Z206]~[.Z233]~[.Z260]);4)" office:value-type="float" office:value="0" calcext:value-type="float">
            <text:p>0</text:p>
          </table:table-cell>
          <table:table-cell table:formula="of:=COUNTIF(([.Z17]~[.Z44]~[.Z71]~[.Z98]~[.Z125]~[.Z152]~[.Z179]~[.Z206]~[.Z233]~[.Z260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4" office:value-type="float" office:value="4.90376113718289" calcext:value-type="float">
            <text:p>4,90376113718289</text:p>
          </table:table-cell>
          <table:table-cell table:style-name="ce10" office:value-type="float" office:value="7.31755424063116" calcext:value-type="float">
            <text:p>7,31755424063116</text:p>
          </table:table-cell>
          <table:table-cell table:style-name="ce51" office:value-type="float" office:value="1.7731075290757" calcext:value-type="float">
            <text:p>1,7731075290757</text:p>
          </table:table-cell>
          <table:table-cell table:style-name="ce5" office:value-type="float" office:value="9.51030401958784" calcext:value-type="float">
            <text:p>9,51030401958784</text:p>
          </table:table-cell>
          <table:table-cell table:style-name="ce82" office:value-type="float" office:value="-191.526899272257" calcext:value-type="float">
            <text:p>-191,526899272257</text:p>
          </table:table-cell>
          <table:table-cell table:style-name="ce96" office:value-type="float" office:value="3.19070332959216" calcext:value-type="float">
            <text:p>3,19070332959216</text:p>
          </table:table-cell>
          <table:table-cell table:style-name="ce53" office:value-type="float" office:value="0.252992891881782" calcext:value-type="float">
            <text:p>0,252992891881782</text:p>
          </table:table-cell>
          <table:table-cell table:style-name="ce2" office:value-type="float" office:value="-68.1649831649831" calcext:value-type="float">
            <text:p>-68,1649831649831</text:p>
          </table:table-cell>
          <table:table-cell table:style-name="ce23" office:value-type="float" office:value="1.12093153759813" calcext:value-type="float">
            <text:p>1,12093153759813</text:p>
          </table:table-cell>
          <table:table-cell table:style-name="ce30" office:value-type="float" office:value="2.6968761690983" calcext:value-type="float">
            <text:p>2,6968761690983</text:p>
          </table:table-cell>
          <table:table-cell table:style-name="ce5" office:value-type="float" office:value="4.33091106826833" calcext:value-type="float">
            <text:p>4,33091106826833</text:p>
          </table:table-cell>
          <table:table-cell table:style-name="ce182" office:value-type="float" office:value="2.70453309605023" calcext:value-type="float">
            <text:p>2,70453309605023</text:p>
          </table:table-cell>
          <table:table-cell table:style-name="ce162" office:value-type="float" office:value="2.69316328043897" calcext:value-type="float">
            <text:p>2,69316328043897</text:p>
          </table:table-cell>
          <table:table-cell table:style-name="ce6" office:value-type="float" office:value="4.04221661970438" calcext:value-type="float">
            <text:p>4,04221661970438</text:p>
          </table:table-cell>
          <table:table-cell table:style-name="ce5" office:value-type="float" office:value="4.33091106826833" calcext:value-type="float">
            <text:p>4,33091106826833</text:p>
          </table:table-cell>
          <table:table-cell table:style-name="ce48" office:value-type="float" office:value="6.03290157889761" calcext:value-type="float">
            <text:p>6,03290157889761</text:p>
          </table:table-cell>
          <table:table-cell table:style-name="ce2" office:value-type="float" office:value="-41.9580221234754" calcext:value-type="float">
            <text:p>-41,9580221234754</text:p>
          </table:table-cell>
          <table:table-cell table:style-name="ce186" office:value-type="float" office:value="2.863445841606" calcext:value-type="float">
            <text:p>2,863445841606</text:p>
          </table:table-cell>
          <table:table-cell table:style-name="ce119" office:value-type="float" office:value="6.46497116384608" calcext:value-type="float">
            <text:p>6,46497116384608</text:p>
          </table:table-cell>
          <table:table-cell table:style-name="ce15" office:value-type="float" office:value="5.68119504585421" calcext:value-type="float">
            <text:p>5,68119504585421</text:p>
          </table:table-cell>
          <table:table-cell table:style-name="ce409" office:value-type="float" office:value="169.72276967547" calcext:value-type="float">
            <text:p>169,72276967547</text:p>
          </table:table-cell>
          <table:table-cell table:style-name="ce77" office:value-type="float" office:value="180.792513228461" calcext:value-type="float">
            <text:p>180,792513228461</text:p>
          </table:table-cell>
          <table:table-cell table:style-name="ce2" office:value-type="float" office:value="136.075656048064" calcext:value-type="float">
            <text:p>136,075656048064</text:p>
          </table:table-cell>
          <table:table-cell table:style-name="ce468" office:value-type="float" office:value="188.891317590569" calcext:value-type="float">
            <text:p>188,891317590569</text:p>
          </table:table-cell>
          <table:table-cell table:style-name="ce273" office:value-type="float" office:value="176.705844411796" calcext:value-type="float">
            <text:p>176,705844411796</text:p>
          </table:table-cell>
          <table:table-cell/>
          <table:table-cell table:style-name="ce495"/>
          <table:table-cell table:style-name="ce495" office:value-type="string" calcext:value-type="string">
            <text:p>LinearDiscriminantAnalysis</text:p>
          </table:table-cell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pla</text:p>
          </table:table-cell>
          <table:table-cell table:formula="of:=COUNTIF(([.G17]~ [.G44]~ [.G71]~ [.G98]~ [.G125]~ [.G152]~ [.G179]~ [.G206]~ [.G233]~ [.G260]);1)" office:value-type="float" office:value="2" calcext:value-type="float">
            <text:p>2</text:p>
          </table:table-cell>
          <table:table-cell table:style-name="ce496" table:formula="of:=COUNTIF(([.G17]~[.G44]~[.G71]~[.G98]~[.G125]~[.G152]~[.G179]~[.G206]~[.G233]~[.G260]);2)" office:value-type="float" office:value="2" calcext:value-type="float">
            <text:p>2</text:p>
          </table:table-cell>
          <table:table-cell table:style-name="ce496" table:formula="of:=COUNTIF(([.G17]~[.G44]~[.G71]~[.G98]~[.G125]~[.G152]~[.G179]~[.G206]~[.G233]~[.G260]);3)" office:value-type="float" office:value="0" calcext:value-type="float">
            <text:p>0</text:p>
          </table:table-cell>
          <table:table-cell table:style-name="ce496" table:formula="of:=COUNTIF(([.G17]~[.G44]~[.G71]~[.G98]~[.G125]~[.G152]~[.G179]~[.G206]~[.G233]~[.G260]);4)" office:value-type="float" office:value="5" calcext:value-type="float">
            <text:p>5</text:p>
          </table:table-cell>
          <table:table-cell table:style-name="ce496" table:formula="of:=COUNTIF(([.G17]~[.G44]~[.G71]~[.G98]~[.G125]~[.G152]~[.G179]~[.G206]~[.G233]~[.G260]);5)" office:value-type="float" office:value="1" calcext:value-type="float">
            <text:p>1</text:p>
          </table:table-cell>
          <table:table-cell table:formula="of:=COUNTIF(([.L17]~ [.L44]~ [.L71]~ [.L98]~ [.L125]~ [.L152]~ [.L179]~ [.L206]~ [.L233]~ [.L260]);1)" office:value-type="float" office:value="0" calcext:value-type="float">
            <text:p>0</text:p>
          </table:table-cell>
          <table:table-cell table:style-name="ce496" table:formula="of:=COUNTIF(([.L17]~[.L44]~[.L71]~[.L98]~[.L125]~[.L152]~[.L179]~[.L206]~[.L233]~[.L260]);2)" office:value-type="float" office:value="5" calcext:value-type="float">
            <text:p>5</text:p>
          </table:table-cell>
          <table:table-cell table:style-name="ce496" table:formula="of:=COUNTIF(([.L17]~[.L44]~[.L71]~[.L98]~[.L125]~[.L152]~[.L179]~[.L206]~[.L233]~[.L260]);3)" office:value-type="float" office:value="1" calcext:value-type="float">
            <text:p>1</text:p>
          </table:table-cell>
          <table:table-cell table:style-name="ce496" table:formula="of:=COUNTIF(([.L17]~[.L44]~[.L71]~[.L98]~[.L125]~[.L152]~[.L179]~[.L206]~[.L233]~[.L260]);4)" office:value-type="float" office:value="4" calcext:value-type="float">
            <text:p>4</text:p>
          </table:table-cell>
          <table:table-cell table:style-name="ce496" table:formula="of:=COUNTIF(([.L17]~[.L44]~[.L71]~[.L98]~[.L125]~[.L152]~[.L179]~[.L206]~[.L233]~[.L260]);5)" office:value-type="float" office:value="0" calcext:value-type="float">
            <text:p>0</text:p>
          </table:table-cell>
          <table:table-cell table:formula="of:=COUNTIF(([.Q17]~ [.Q44]~ [.Q71]~ [.Q98]~ [.Q125]~ [.Q152]~ [.Q179]~ [.Q206]~ [.Q233]~ [.Q260]);1)" office:value-type="float" office:value="0" calcext:value-type="float">
            <text:p>0</text:p>
          </table:table-cell>
          <table:table-cell table:style-name="ce496" table:formula="of:=COUNTIF(([.Q17]~[.Q44]~[.Q71]~[.Q98]~[.Q125]~[.Q152]~[.Q179]~[.Q206]~[.Q233]~[.Q260]);2)" office:value-type="float" office:value="4" calcext:value-type="float">
            <text:p>4</text:p>
          </table:table-cell>
          <table:table-cell table:style-name="ce496" table:formula="of:=COUNTIF(([.Q17]~[.Q44]~[.Q71]~[.Q98]~[.Q125]~[.Q152]~[.Q179]~[.Q206]~[.Q233]~[.Q260]);3)" office:value-type="float" office:value="1" calcext:value-type="float">
            <text:p>1</text:p>
          </table:table-cell>
          <table:table-cell table:style-name="ce496" table:formula="of:=COUNTIF(([.Q17]~[.Q44]~[.Q71]~[.Q98]~[.Q125]~[.Q152]~[.Q179]~[.Q206]~[.Q233]~[.Q260]);4)" office:value-type="float" office:value="5" calcext:value-type="float">
            <text:p>5</text:p>
          </table:table-cell>
          <table:table-cell table:style-name="ce496" table:formula="of:=COUNTIF(([.Q17]~[.Q44]~[.Q71]~[.Q98]~[.Q125]~[.Q152]~[.Q179]~[.Q206]~[.Q233]~[.Q260]);5)" office:value-type="float" office:value="0" calcext:value-type="float">
            <text:p>0</text:p>
          </table:table-cell>
          <table:table-cell table:formula="of:=COUNTIF(([.V17]~ [.V44]~ [.V71]~ [.V98]~ [.V125]~ [.V152]~ [.V179]~ [.V206]~ [.V233]~ [.V260]);1)" office:value-type="float" office:value="0" calcext:value-type="float">
            <text:p>0</text:p>
          </table:table-cell>
          <table:table-cell table:style-name="ce496" table:formula="of:=COUNTIF(([.V17]~[.V44]~[.V71]~[.V98]~[.V125]~[.V152]~[.V179]~[.V206]~[.V233]~[.V260]);2)" office:value-type="float" office:value="3" calcext:value-type="float">
            <text:p>3</text:p>
          </table:table-cell>
          <table:table-cell table:style-name="ce496" table:formula="of:=COUNTIF(([.V17]~[.V44]~[.V71]~[.V98]~[.V125]~[.V152]~[.V179]~[.V206]~[.V233]~[.V260]);3)" office:value-type="float" office:value="2" calcext:value-type="float">
            <text:p>2</text:p>
          </table:table-cell>
          <table:table-cell table:style-name="ce496" table:formula="of:=COUNTIF(([.V17]~[.V44]~[.V71]~[.V98]~[.V125]~[.V152]~[.V179]~[.V206]~[.V233]~[.V260]);4)" office:value-type="float" office:value="5" calcext:value-type="float">
            <text:p>5</text:p>
          </table:table-cell>
          <table:table-cell table:style-name="ce496" table:formula="of:=COUNTIF(([.V17]~[.V44]~[.V71]~[.V98]~[.V125]~[.V152]~[.V179]~[.V206]~[.V233]~[.V260]);5)" office:value-type="float" office:value="0" calcext:value-type="float">
            <text:p>0</text:p>
          </table:table-cell>
          <table:table-cell table:formula="of:=COUNTIF(([.AA17]~ [.AA44]~ [.AA71]~ [.AA98]~ [.AA125]~ [.AA152]~ [.AA179]~ [.AA206]~ [.AA233]~ [.AA260]);1)" office:value-type="float" office:value="0" calcext:value-type="float">
            <text:p>0</text:p>
          </table:table-cell>
          <table:table-cell table:style-name="ce496" table:formula="of:=COUNTIF(([.AA17]~[.AA44]~[.AA71]~[.AA98]~[.AA125]~[.AA152]~[.AA179]~[.AA206]~[.AA233]~[.AA260]);2)" office:value-type="float" office:value="4" calcext:value-type="float">
            <text:p>4</text:p>
          </table:table-cell>
          <table:table-cell table:style-name="ce496" table:formula="of:=COUNTIF(([.AA17]~[.AA44]~[.AA71]~[.AA98]~[.AA125]~[.AA152]~[.AA179]~[.AA206]~[.AA233]~[.AA260]);3)" office:value-type="float" office:value="3" calcext:value-type="float">
            <text:p>3</text:p>
          </table:table-cell>
          <table:table-cell table:style-name="ce496" table:formula="of:=COUNTIF(([.AA17]~[.AA44]~[.AA71]~[.AA98]~[.AA125]~[.AA152]~[.AA179]~[.AA206]~[.AA233]~[.AA260]);4)" office:value-type="float" office:value="3" calcext:value-type="float">
            <text:p>3</text:p>
          </table:table-cell>
          <table:table-cell table:style-name="ce496" table:formula="of:=COUNTIF(([.AA17]~[.AA44]~[.AA71]~[.AA98]~[.AA125]~[.AA152]~[.AA179]~[.AA206]~[.AA233]~[.AA260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style-name="ce2" office:value-type="float" office:value="-2155.11460246208" calcext:value-type="float">
            <text:p>-2155,11460246208</text:p>
          </table:table-cell>
          <table:table-cell table:style-name="ce24" office:value-type="float" office:value="32.5375773651636" calcext:value-type="float">
            <text:p>32,5375773651636</text:p>
          </table:table-cell>
          <table:table-cell table:style-name="ce24" office:value-type="float" office:value="31.1943140855608" calcext:value-type="float">
            <text:p>31,1943140855608</text:p>
          </table:table-cell>
          <table:table-cell table:style-name="ce5" office:value-type="float" office:value="34.2467523634632" calcext:value-type="float">
            <text:p>34,2467523634632</text:p>
          </table:table-cell>
          <table:table-cell table:style-name="ce3" office:value-type="float" office:value="33.5781813235394" calcext:value-type="float">
            <text:p>33,5781813235394</text:p>
          </table:table-cell>
          <table:table-cell table:style-name="ce2" office:value-type="float" office:value="-2247.35877291433" calcext:value-type="float">
            <text:p>-2247,35877291433</text:p>
          </table:table-cell>
          <table:table-cell table:style-name="ce24" office:value-type="float" office:value="23.8603628881406" calcext:value-type="float">
            <text:p>23,8603628881406</text:p>
          </table:table-cell>
          <table:table-cell table:style-name="ce17" office:value-type="float" office:value="22.62392442948" calcext:value-type="float">
            <text:p>22,62392442948</text:p>
          </table:table-cell>
          <table:table-cell table:style-name="ce3" office:value-type="float" office:value="26.7676767676767" calcext:value-type="float">
            <text:p>26,7676767676767</text:p>
          </table:table-cell>
          <table:table-cell table:style-name="ce5" office:value-type="float" office:value="28.0789375233819" calcext:value-type="float">
            <text:p>28,0789375233819</text:p>
          </table:table-cell>
          <table:table-cell table:style-name="ce2" office:value-type="float" office:value="-62.4074348707301" calcext:value-type="float">
            <text:p>-62,4074348707301</text:p>
          </table:table-cell>
          <table:table-cell table:style-name="ce87" office:value-type="float" office:value="110.018784912749" calcext:value-type="float">
            <text:p>110,018784912749</text:p>
          </table:table-cell>
          <table:table-cell table:style-name="ce221" office:value-type="float" office:value="94.1880468634139" calcext:value-type="float">
            <text:p>94,1880468634139</text:p>
          </table:table-cell>
          <table:table-cell table:style-name="ce5" office:value-type="float" office:value="163.831627860992" calcext:value-type="float">
            <text:p>163,831627860992</text:p>
          </table:table-cell>
          <table:table-cell table:style-name="ce267" office:value-type="float" office:value="89.7641999110189" calcext:value-type="float">
            <text:p>89,7641999110189</text:p>
          </table:table-cell>
          <table:table-cell table:style-name="ce216" office:value-type="float" office:value="119.110333743027" calcext:value-type="float">
            <text:p>119,110333743027</text:p>
          </table:table-cell>
          <table:table-cell table:style-name="ce329" office:value-type="float" office:value="112.996438813778" calcext:value-type="float">
            <text:p>112,996438813778</text:p>
          </table:table-cell>
          <table:table-cell table:style-name="ce189" office:value-type="float" office:value="93.8448205225173" calcext:value-type="float">
            <text:p>93,8448205225173</text:p>
          </table:table-cell>
          <table:table-cell table:style-name="ce5" office:value-type="float" office:value="212.344710220289" calcext:value-type="float">
            <text:p>212,344710220289</text:p>
          </table:table-cell>
          <table:table-cell table:style-name="ce2" office:value-type="float" office:value="89.6385238410387" calcext:value-type="float">
            <text:p>89,6385238410387</text:p>
          </table:table-cell>
          <table:table-cell table:style-name="ce306" office:value-type="float" office:value="943.91180229572" calcext:value-type="float">
            <text:p>943,91180229572</text:p>
          </table:table-cell>
          <table:table-cell table:style-name="ce443" office:value-type="float" office:value="915.999211667324" calcext:value-type="float">
            <text:p>915,999211667324</text:p>
          </table:table-cell>
          <table:table-cell table:style-name="ce75" office:value-type="float" office:value="932.723211619546" calcext:value-type="float">
            <text:p>932,723211619546</text:p>
          </table:table-cell>
          <table:table-cell table:style-name="ce144" office:value-type="float" office:value="942.78197823724" calcext:value-type="float">
            <text:p>942,78197823724</text:p>
          </table:table-cell>
          <table:table-cell table:style-name="ce405" office:value-type="float" office:value="931.266946166434" calcext:value-type="float">
            <text:p>931,266946166434</text:p>
          </table:table-cell>
          <table:table-cell/>
          <table:table-cell table:style-name="ce495"/>
          <table:table-cell table:style-name="ce495" office:value-type="string" calcext:value-type="string">
            <text:p>LinearDiscriminantAnalysis</text:p>
          </table:table-cell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base</text:p>
          </table:table-cell>
          <table:table-cell table:formula="of:=COUNTIF(([.C18]~ [.C45]~ [.C72]~ [.C99]~ [.C126]~ [.C153]~ [.C180]~ [.C207]~ [.C234]~ [.C261]);1)" office:value-type="float" office:value="5" calcext:value-type="float">
            <text:p>5</text:p>
          </table:table-cell>
          <table:table-cell table:formula="of:=COUNTIF(([.C18]~[.C45]~[.C72]~[.C99]~[.C126]~[.C153]~[.C180]~[.C207]~[.C234]~[.C261]);2)" office:value-type="float" office:value="2" calcext:value-type="float">
            <text:p>2</text:p>
          </table:table-cell>
          <table:table-cell table:formula="of:=COUNTIF(([.C18]~[.C45]~[.C72]~[.C99]~[.C126]~[.C153]~[.C180]~[.C207]~[.C234]~[.C261]);3)" office:value-type="float" office:value="2" calcext:value-type="float">
            <text:p>2</text:p>
          </table:table-cell>
          <table:table-cell table:formula="of:=COUNTIF(([.C18]~[.C45]~[.C72]~[.C99]~[.C126]~[.C153]~[.C180]~[.C207]~[.C234]~[.C261]);4)" office:value-type="float" office:value="1" calcext:value-type="float">
            <text:p>1</text:p>
          </table:table-cell>
          <table:table-cell table:formula="of:=COUNTIF(([.C18]~[.C45]~[.C72]~[.C99]~[.C126]~[.C153]~[.C180]~[.C207]~[.C234]~[.C261]);5)" office:value-type="float" office:value="0" calcext:value-type="float">
            <text:p>0</text:p>
          </table:table-cell>
          <table:table-cell table:formula="of:=COUNTIF(([.H18]~ [.H45]~ [.H72]~ [.H99]~ [.H126]~ [.H153]~ [.H180]~ [.H207]~ [.H234]~ [.H261]);1)" office:value-type="float" office:value="4" calcext:value-type="float">
            <text:p>4</text:p>
          </table:table-cell>
          <table:table-cell table:formula="of:=COUNTIF(([.H18]~[.H45]~[.H72]~[.H99]~[.H126]~[.H153]~[.H180]~[.H207]~[.H234]~[.H261]);2)" office:value-type="float" office:value="6" calcext:value-type="float">
            <text:p>6</text:p>
          </table:table-cell>
          <table:table-cell table:formula="of:=COUNTIF(([.H18]~[.H45]~[.H72]~[.H99]~[.H126]~[.H153]~[.H180]~[.H207]~[.H234]~[.H261]);3)" office:value-type="float" office:value="0" calcext:value-type="float">
            <text:p>0</text:p>
          </table:table-cell>
          <table:table-cell table:formula="of:=COUNTIF(([.H18]~[.H45]~[.H72]~[.H99]~[.H126]~[.H153]~[.H180]~[.H207]~[.H234]~[.H261]);4)" office:value-type="float" office:value="0" calcext:value-type="float">
            <text:p>0</text:p>
          </table:table-cell>
          <table:table-cell table:formula="of:=COUNTIF(([.H18]~[.H45]~[.H72]~[.H99]~[.H126]~[.H153]~[.H180]~[.H207]~[.H234]~[.H261]);5)" office:value-type="float" office:value="0" calcext:value-type="float">
            <text:p>0</text:p>
          </table:table-cell>
          <table:table-cell table:formula="of:=COUNTIF(([.M18]~ [.M45]~ [.M72]~ [.M99]~ [.M126]~ [.M153]~ [.M180]~ [.M207]~ [.M234]~ [.M261]);1)" office:value-type="float" office:value="3" calcext:value-type="float">
            <text:p>3</text:p>
          </table:table-cell>
          <table:table-cell table:formula="of:=COUNTIF(([.M18]~[.M45]~[.M72]~[.M99]~[.M126]~[.M153]~[.M180]~[.M207]~[.M234]~[.M261]);2)" office:value-type="float" office:value="5" calcext:value-type="float">
            <text:p>5</text:p>
          </table:table-cell>
          <table:table-cell table:formula="of:=COUNTIF(([.M18]~[.M45]~[.M72]~[.M99]~[.M126]~[.M153]~[.M180]~[.M207]~[.M234]~[.M261]);3)" office:value-type="float" office:value="1" calcext:value-type="float">
            <text:p>1</text:p>
          </table:table-cell>
          <table:table-cell table:formula="of:=COUNTIF(([.M18]~[.M45]~[.M72]~[.M99]~[.M126]~[.M153]~[.M180]~[.M207]~[.M234]~[.M261]);4)" office:value-type="float" office:value="0" calcext:value-type="float">
            <text:p>0</text:p>
          </table:table-cell>
          <table:table-cell table:formula="of:=COUNTIF(([.M18]~[.M45]~[.M72]~[.M99]~[.M126]~[.M153]~[.M180]~[.M207]~[.M234]~[.M261]);5)" office:value-type="float" office:value="1" calcext:value-type="float">
            <text:p>1</text:p>
          </table:table-cell>
          <table:table-cell table:formula="of:=COUNTIF(([.R18]~ [.R45]~ [.R72]~ [.R99]~ [.R126]~ [.R153]~ [.R180]~ [.R207]~ [.R234]~ [.R261]);1)" office:value-type="float" office:value="5" calcext:value-type="float">
            <text:p>5</text:p>
          </table:table-cell>
          <table:table-cell table:formula="of:=COUNTIF(([.R18]~[.R45]~[.R72]~[.R99]~[.R126]~[.R153]~[.R180]~[.R207]~[.R234]~[.R261]);2)" office:value-type="float" office:value="3" calcext:value-type="float">
            <text:p>3</text:p>
          </table:table-cell>
          <table:table-cell table:formula="of:=COUNTIF(([.R18]~[.R45]~[.R72]~[.R99]~[.R126]~[.R153]~[.R180]~[.R207]~[.R234]~[.R261]);3)" office:value-type="float" office:value="2" calcext:value-type="float">
            <text:p>2</text:p>
          </table:table-cell>
          <table:table-cell table:formula="of:=COUNTIF(([.R18]~[.R45]~[.R72]~[.R99]~[.R126]~[.R153]~[.R180]~[.R207]~[.R234]~[.R261]);4)" office:value-type="float" office:value="0" calcext:value-type="float">
            <text:p>0</text:p>
          </table:table-cell>
          <table:table-cell table:formula="of:=COUNTIF(([.R18]~[.R45]~[.R72]~[.R99]~[.R126]~[.R153]~[.R180]~[.R207]~[.R234]~[.R261]);5)" office:value-type="float" office:value="0" calcext:value-type="float">
            <text:p>0</text:p>
          </table:table-cell>
          <table:table-cell table:formula="of:=COUNTIF(([.W18]~ [.W45]~ [.W72]~ [.W99]~ [.W126]~ [.W153]~ [.W180]~ [.W207]~ [.W234]~ [.W261]);1)" office:value-type="float" office:value="1" calcext:value-type="float">
            <text:p>1</text:p>
          </table:table-cell>
          <table:table-cell table:formula="of:=COUNTIF(([.W18]~[.W45]~[.W72]~[.W99]~[.W126]~[.W153]~[.W180]~[.W207]~[.W234]~[.W261]);2)" office:value-type="float" office:value="0" calcext:value-type="float">
            <text:p>0</text:p>
          </table:table-cell>
          <table:table-cell table:formula="of:=COUNTIF(([.W18]~[.W45]~[.W72]~[.W99]~[.W126]~[.W153]~[.W180]~[.W207]~[.W234]~[.W261]);3)" office:value-type="float" office:value="9" calcext:value-type="float">
            <text:p>9</text:p>
          </table:table-cell>
          <table:table-cell table:formula="of:=COUNTIF(([.W18]~[.W45]~[.W72]~[.W99]~[.W126]~[.W153]~[.W180]~[.W207]~[.W234]~[.W261]);4)" office:value-type="float" office:value="0" calcext:value-type="float">
            <text:p>0</text:p>
          </table:table-cell>
          <table:table-cell table:formula="of:=COUNTIF(([.W18]~[.W45]~[.W72]~[.W99]~[.W126]~[.W153]~[.W180]~[.W207]~[.W234]~[.W261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" office:value-type="float" office:value="35.0873971298374" calcext:value-type="float">
            <text:p>35,0873971298374</text:p>
          </table:table-cell>
          <table:table-cell table:style-name="ce24" office:value-type="float" office:value="32.8790042848398" calcext:value-type="float">
            <text:p>32,8790042848398</text:p>
          </table:table-cell>
          <table:table-cell table:style-name="ce24" office:value-type="float" office:value="30.9277018295586" calcext:value-type="float">
            <text:p>30,9277018295586</text:p>
          </table:table-cell>
          <table:table-cell table:style-name="ce3" office:value-type="float" office:value="34.054274637829" calcext:value-type="float">
            <text:p>34,054274637829</text:p>
          </table:table-cell>
          <table:table-cell table:style-name="ce5" office:value-type="float" office:value="35.0873971298374" calcext:value-type="float">
            <text:p>35,0873971298374</text:p>
          </table:table-cell>
          <table:table-cell table:style-name="ce5" office:value-type="float" office:value="26.350074822297" calcext:value-type="float">
            <text:p>26,350074822297</text:p>
          </table:table-cell>
          <table:table-cell table:style-name="ce17" office:value-type="float" office:value="21.5614478114477" calcext:value-type="float">
            <text:p>21,5614478114477</text:p>
          </table:table-cell>
          <table:table-cell table:style-name="ce17" office:value-type="float" office:value="22.62392442948" calcext:value-type="float">
            <text:p>22,62392442948</text:p>
          </table:table-cell>
          <table:table-cell table:style-name="ce24" office:value-type="float" office:value="25.7687991021324" calcext:value-type="float">
            <text:p>25,7687991021324</text:p>
          </table:table-cell>
          <table:table-cell table:style-name="ce5" office:value-type="float" office:value="26.350074822297" calcext:value-type="float">
            <text:p>26,350074822297</text:p>
          </table:table-cell>
          <table:table-cell table:style-name="ce150" office:value-type="float" office:value="67.4704631964012" calcext:value-type="float">
            <text:p>67,4704631964012</text:p>
          </table:table-cell>
          <table:table-cell table:style-name="ce183" office:value-type="float" office:value="109.901132038163" calcext:value-type="float">
            <text:p>109,901132038163</text:p>
          </table:table-cell>
          <table:table-cell table:style-name="ce222" office:value-type="float" office:value="90.6841662959118" calcext:value-type="float">
            <text:p>90,6841662959118</text:p>
          </table:table-cell>
          <table:table-cell table:style-name="ce150" office:value-type="float" office:value="67.7042859261456" calcext:value-type="float">
            <text:p>67,7042859261456</text:p>
          </table:table-cell>
          <table:table-cell table:style-name="ce150" office:value-type="float" office:value="67.4704631964012" calcext:value-type="float">
            <text:p>67,4704631964012</text:p>
          </table:table-cell>
          <table:table-cell table:style-name="ce148" office:value-type="float" office:value="205.852005924805" calcext:value-type="float">
            <text:p>205,852005924805</text:p>
          </table:table-cell>
          <table:table-cell table:style-name="ce330" office:value-type="float" office:value="112.749361822823" calcext:value-type="float">
            <text:p>112,749361822823</text:p>
          </table:table-cell>
          <table:table-cell table:style-name="ce197" office:value-type="float" office:value="91.7850051999621" calcext:value-type="float">
            <text:p>91,7850051999621</text:p>
          </table:table-cell>
          <table:table-cell table:style-name="ce380" office:value-type="float" office:value="205.870914878195" calcext:value-type="float">
            <text:p>205,870914878195</text:p>
          </table:table-cell>
          <table:table-cell table:style-name="ce148" office:value-type="float" office:value="205.852005924805" calcext:value-type="float">
            <text:p>205,852005924805</text:p>
          </table:table-cell>
          <table:table-cell table:style-name="ce5" office:value-type="float" office:value="945.966722805509" calcext:value-type="float">
            <text:p>945,966722805509</text:p>
          </table:table-cell>
          <table:table-cell table:style-name="ce155" office:value-type="float" office:value="898.651951123374" calcext:value-type="float">
            <text:p>898,651951123374</text:p>
          </table:table-cell>
          <table:table-cell table:style-name="ce453" office:value-type="float" office:value="916.283011430824" calcext:value-type="float">
            <text:p>916,283011430824</text:p>
          </table:table-cell>
          <table:table-cell table:style-name="ce17" office:value-type="float" office:value="945.860297894196" calcext:value-type="float">
            <text:p>945,860297894196</text:p>
          </table:table-cell>
          <table:table-cell table:style-name="ce2" office:value-type="float" office:value="898.510051241624" calcext:value-type="float">
            <text:p>898,510051241624</text:p>
          </table:table-cell>
          <table:table-cell/>
          <table:table-cell table:style-name="ce989"/>
          <table:table-cell table:style-name="ce989" office:value-type="string" calcext:value-type="string">
            <text:p>LinearDiscriminantAnalysis</text:p>
          </table:table-cell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bbq</text:p>
          </table:table-cell>
          <table:table-cell table:formula="of:=COUNTIF(([.D18]~ [.D45]~ [.D72]~ [.D99]~ [.D126]~ [.D153]~ [.D180]~ [.D207]~ [.D234]~ [.D261]);1)" office:value-type="float" office:value="1" calcext:value-type="float">
            <text:p>1</text:p>
          </table:table-cell>
          <table:table-cell table:formula="of:=COUNTIF(([.D18]~[.D45]~[.D72]~[.D99]~[.D126]~[.D153]~[.D180]~[.D207]~[.D234]~[.D261]);2)" office:value-type="float" office:value="1" calcext:value-type="float">
            <text:p>1</text:p>
          </table:table-cell>
          <table:table-cell table:formula="of:=COUNTIF(([.D18]~[.D45]~[.D72]~[.D99]~[.D126]~[.D153]~[.D180]~[.D207]~[.D234]~[.D261]);3)" office:value-type="float" office:value="2" calcext:value-type="float">
            <text:p>2</text:p>
          </table:table-cell>
          <table:table-cell table:formula="of:=COUNTIF(([.D18]~[.D45]~[.D72]~[.D99]~[.D126]~[.D153]~[.D180]~[.D207]~[.D234]~[.D261]);4)" office:value-type="float" office:value="2" calcext:value-type="float">
            <text:p>2</text:p>
          </table:table-cell>
          <table:table-cell table:formula="of:=COUNTIF(([.D18]~[.D45]~[.D72]~[.D99]~[.D126]~[.D153]~[.D180]~[.D207]~[.D234]~[.D261]);5)" office:value-type="float" office:value="4" calcext:value-type="float">
            <text:p>4</text:p>
          </table:table-cell>
          <table:table-cell table:formula="of:=COUNTIF(([.I18]~ [.I45]~ [.I72]~ [.I99]~ [.I126]~ [.I153]~ [.I180]~ [.I207]~ [.I234]~ [.I261]);1)" office:value-type="float" office:value="0" calcext:value-type="float">
            <text:p>0</text:p>
          </table:table-cell>
          <table:table-cell table:formula="of:=COUNTIF(([.I18]~[.I45]~[.I72]~[.I99]~[.I126]~[.I153]~[.I180]~[.I207]~[.I234]~[.I261]);2)" office:value-type="float" office:value="2" calcext:value-type="float">
            <text:p>2</text:p>
          </table:table-cell>
          <table:table-cell table:formula="of:=COUNTIF(([.I18]~[.I45]~[.I72]~[.I99]~[.I126]~[.I153]~[.I180]~[.I207]~[.I234]~[.I261]);3)" office:value-type="float" office:value="4" calcext:value-type="float">
            <text:p>4</text:p>
          </table:table-cell>
          <table:table-cell table:formula="of:=COUNTIF(([.I18]~[.I45]~[.I72]~[.I99]~[.I126]~[.I153]~[.I180]~[.I207]~[.I234]~[.I261]);4)" office:value-type="float" office:value="3" calcext:value-type="float">
            <text:p>3</text:p>
          </table:table-cell>
          <table:table-cell table:formula="of:=COUNTIF(([.I18]~[.I45]~[.I72]~[.I99]~[.I126]~[.I153]~[.I180]~[.I207]~[.I234]~[.I261]);5)" office:value-type="float" office:value="1" calcext:value-type="float">
            <text:p>1</text:p>
          </table:table-cell>
          <table:table-cell table:formula="of:=COUNTIF(([.N18]~ [.N45]~ [.N72]~ [.N99]~ [.N126]~ [.N153]~ [.N180]~ [.N207]~ [.N234]~ [.N261]);1)" office:value-type="float" office:value="0" calcext:value-type="float">
            <text:p>0</text:p>
          </table:table-cell>
          <table:table-cell table:formula="of:=COUNTIF(([.N18]~[.N45]~[.N72]~[.N99]~[.N126]~[.N153]~[.N180]~[.N207]~[.N234]~[.N261]);2)" office:value-type="float" office:value="0" calcext:value-type="float">
            <text:p>0</text:p>
          </table:table-cell>
          <table:table-cell table:formula="of:=COUNTIF(([.N18]~[.N45]~[.N72]~[.N99]~[.N126]~[.N153]~[.N180]~[.N207]~[.N234]~[.N261]);3)" office:value-type="float" office:value="6" calcext:value-type="float">
            <text:p>6</text:p>
          </table:table-cell>
          <table:table-cell table:formula="of:=COUNTIF(([.N18]~[.N45]~[.N72]~[.N99]~[.N126]~[.N153]~[.N180]~[.N207]~[.N234]~[.N261]);4)" office:value-type="float" office:value="1" calcext:value-type="float">
            <text:p>1</text:p>
          </table:table-cell>
          <table:table-cell table:formula="of:=COUNTIF(([.N18]~[.N45]~[.N72]~[.N99]~[.N126]~[.N153]~[.N180]~[.N207]~[.N234]~[.N261]);5)" office:value-type="float" office:value="3" calcext:value-type="float">
            <text:p>3</text:p>
          </table:table-cell>
          <table:table-cell table:formula="of:=COUNTIF(([.S18]~ [.S45]~ [.S72]~ [.S99]~ [.S126]~ [.S153]~ [.S180]~ [.S207]~ [.S234]~ [.S261]);1)" office:value-type="float" office:value="0" calcext:value-type="float">
            <text:p>0</text:p>
          </table:table-cell>
          <table:table-cell table:formula="of:=COUNTIF(([.S18]~[.S45]~[.S72]~[.S99]~[.S126]~[.S153]~[.S180]~[.S207]~[.S234]~[.S261]);2)" office:value-type="float" office:value="0" calcext:value-type="float">
            <text:p>0</text:p>
          </table:table-cell>
          <table:table-cell table:formula="of:=COUNTIF(([.S18]~[.S45]~[.S72]~[.S99]~[.S126]~[.S153]~[.S180]~[.S207]~[.S234]~[.S261]);3)" office:value-type="float" office:value="5" calcext:value-type="float">
            <text:p>5</text:p>
          </table:table-cell>
          <table:table-cell table:formula="of:=COUNTIF(([.S18]~[.S45]~[.S72]~[.S99]~[.S126]~[.S153]~[.S180]~[.S207]~[.S234]~[.S261]);4)" office:value-type="float" office:value="3" calcext:value-type="float">
            <text:p>3</text:p>
          </table:table-cell>
          <table:table-cell table:formula="of:=COUNTIF(([.S18]~[.S45]~[.S72]~[.S99]~[.S126]~[.S153]~[.S180]~[.S207]~[.S234]~[.S261]);5)" office:value-type="float" office:value="2" calcext:value-type="float">
            <text:p>2</text:p>
          </table:table-cell>
          <table:table-cell table:formula="of:=COUNTIF(([.X18]~ [.X45]~ [.X72]~ [.X99]~ [.X126]~ [.X153]~ [.X180]~ [.X207]~ [.X234]~ [.X261]);1)" office:value-type="float" office:value="0" calcext:value-type="float">
            <text:p>0</text:p>
          </table:table-cell>
          <table:table-cell table:formula="of:=COUNTIF(([.X18]~[.X45]~[.X72]~[.X99]~[.X126]~[.X153]~[.X180]~[.X207]~[.X234]~[.X261]);2)" office:value-type="float" office:value="0" calcext:value-type="float">
            <text:p>0</text:p>
          </table:table-cell>
          <table:table-cell table:formula="of:=COUNTIF(([.X18]~[.X45]~[.X72]~[.X99]~[.X126]~[.X153]~[.X180]~[.X207]~[.X234]~[.X261]);3)" office:value-type="float" office:value="1" calcext:value-type="float">
            <text:p>1</text:p>
          </table:table-cell>
          <table:table-cell table:formula="of:=COUNTIF(([.X18]~[.X45]~[.X72]~[.X99]~[.X126]~[.X153]~[.X180]~[.X207]~[.X234]~[.X261]);4)" office:value-type="float" office:value="9" calcext:value-type="float">
            <text:p>9</text:p>
          </table:table-cell>
          <table:table-cell table:formula="of:=COUNTIF(([.X18]~[.X45]~[.X72]~[.X99]~[.X126]~[.X153]~[.X180]~[.X207]~[.X234]~[.X261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style-name="ce2" office:value-type="float" office:value="-952.406311637081" calcext:value-type="float">
            <text:p>-952,406311637081</text:p>
          </table:table-cell>
          <table:table-cell table:style-name="ce19" office:value-type="float" office:value="29.0478133714208" calcext:value-type="float">
            <text:p>29,0478133714208</text:p>
          </table:table-cell>
          <table:table-cell table:style-name="ce48" office:value-type="float" office:value="24.6636740801197" calcext:value-type="float">
            <text:p>24,6636740801197</text:p>
          </table:table-cell>
          <table:table-cell table:style-name="ce61" office:value-type="float" office:value="41.7683465959328" calcext:value-type="float">
            <text:p>41,7683465959328</text:p>
          </table:table-cell>
          <table:table-cell table:style-name="ce19" office:value-type="float" office:value="28.3656396653744" calcext:value-type="float">
            <text:p>28,3656396653744</text:p>
          </table:table-cell>
          <table:table-cell table:style-name="ce2" office:value-type="float" office:value="-869.442807706697" calcext:value-type="float">
            <text:p>-869,442807706697</text:p>
          </table:table-cell>
          <table:table-cell table:style-name="ce8" office:value-type="float" office:value="22.0459221848111" calcext:value-type="float">
            <text:p>22,0459221848111</text:p>
          </table:table-cell>
          <table:table-cell table:style-name="ce8" office:value-type="float" office:value="22.0809951365507" calcext:value-type="float">
            <text:p>22,0809951365507</text:p>
          </table:table-cell>
          <table:table-cell table:style-name="ce53" office:value-type="float" office:value="-23.0836139169472" calcext:value-type="float">
            <text:p>-23,0836139169472</text:p>
          </table:table-cell>
          <table:table-cell table:style-name="ce11" office:value-type="float" office:value="25.7617845117844" calcext:value-type="float">
            <text:p>25,7617845117844</text:p>
          </table:table-cell>
          <table:table-cell table:style-name="ce151" office:value-type="float" office:value="100.005808492758" calcext:value-type="float">
            <text:p>100,005808492758</text:p>
          </table:table-cell>
          <table:table-cell table:style-name="ce184" office:value-type="float" office:value="110.417222798952" calcext:value-type="float">
            <text:p>110,417222798952</text:p>
          </table:table-cell>
          <table:table-cell table:style-name="ce223" office:value-type="float" office:value="80.6757625191557" calcext:value-type="float">
            <text:p>80,6757625191557</text:p>
          </table:table-cell>
          <table:table-cell table:style-name="ce5" office:value-type="float" office:value="169.419645064017" calcext:value-type="float">
            <text:p>169,419645064017</text:p>
          </table:table-cell>
          <table:table-cell table:style-name="ce268" office:value-type="float" office:value="84.7303376340897" calcext:value-type="float">
            <text:p>84,7303376340897</text:p>
          </table:table-cell>
          <table:table-cell table:style-name="ce260" office:value-type="float" office:value="206.187245910939" calcext:value-type="float">
            <text:p>206,187245910939</text:p>
          </table:table-cell>
          <table:table-cell table:style-name="ce331" office:value-type="float" office:value="119.325265513221" calcext:value-type="float">
            <text:p>119,325265513221</text:p>
          </table:table-cell>
          <table:table-cell table:style-name="ce2" office:value-type="float" office:value="91.4030443414957" calcext:value-type="float">
            <text:p>91,4030443414957</text:p>
          </table:table-cell>
          <table:table-cell table:style-name="ce55" office:value-type="float" office:value="195.236204342756" calcext:value-type="float">
            <text:p>195,236204342756</text:p>
          </table:table-cell>
          <table:table-cell table:style-name="ce282" office:value-type="float" office:value="92.2634017207147" calcext:value-type="float">
            <text:p>92,2634017207147</text:p>
          </table:table-cell>
          <table:table-cell table:style-name="ce63" office:value-type="float" office:value="961.262735753276" calcext:value-type="float">
            <text:p>961,262735753276</text:p>
          </table:table-cell>
          <table:table-cell table:style-name="ce2" office:value-type="float" office:value="934.107571577024" calcext:value-type="float">
            <text:p>934,107571577024</text:p>
          </table:table-cell>
          <table:table-cell table:style-name="ce197" office:value-type="float" office:value="934.765471028774" calcext:value-type="float">
            <text:p>934,765471028774</text:p>
          </table:table-cell>
          <table:table-cell table:style-name="ce469" office:value-type="float" office:value="973.364030529975" calcext:value-type="float">
            <text:p>973,364030529975</text:p>
          </table:table-cell>
          <table:table-cell table:style-name="ce236" office:value-type="float" office:value="934.336546386212" calcext:value-type="float">
            <text:p>934,336546386212</text:p>
          </table:table-cell>
          <table:table-cell/>
          <table:table-cell table:style-name="ce495"/>
          <table:table-cell table:style-name="ce495" office:value-type="string" calcext:value-type="string">
            <text:p>LinearDiscriminantAnalysis</text:p>
          </table:table-cell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his</text:p>
          </table:table-cell>
          <table:table-cell table:formula="of:=COUNTIF(([.E18]~ [.E45]~ [.E72]~ [.E99]~ [.E126]~ [.E153]~ [.E180]~ [.E207]~ [.E234]~ [.E261]);1)" office:value-type="float" office:value="1" calcext:value-type="float">
            <text:p>1</text:p>
          </table:table-cell>
          <table:table-cell table:formula="of:=COUNTIF(([.E18]~[.E45]~[.E72]~[.E99]~[.E126]~[.E153]~[.E180]~[.E207]~[.E234]~[.E261]);2)" office:value-type="float" office:value="1" calcext:value-type="float">
            <text:p>1</text:p>
          </table:table-cell>
          <table:table-cell table:formula="of:=COUNTIF(([.E18]~[.E45]~[.E72]~[.E99]~[.E126]~[.E153]~[.E180]~[.E207]~[.E234]~[.E261]);3)" office:value-type="float" office:value="1" calcext:value-type="float">
            <text:p>1</text:p>
          </table:table-cell>
          <table:table-cell table:formula="of:=COUNTIF(([.E18]~[.E45]~[.E72]~[.E99]~[.E126]~[.E153]~[.E180]~[.E207]~[.E234]~[.E261]);4)" office:value-type="float" office:value="6" calcext:value-type="float">
            <text:p>6</text:p>
          </table:table-cell>
          <table:table-cell table:formula="of:=COUNTIF(([.E18]~[.E45]~[.E72]~[.E99]~[.E126]~[.E153]~[.E180]~[.E207]~[.E234]~[.E261]);5)" office:value-type="float" office:value="1" calcext:value-type="float">
            <text:p>1</text:p>
          </table:table-cell>
          <table:table-cell table:formula="of:=COUNTIF(([.J18]~ [.J45]~ [.J72]~ [.J99]~ [.J126]~ [.J153]~ [.J180]~ [.J207]~ [.J234]~ [.J261]);1)" office:value-type="float" office:value="0" calcext:value-type="float">
            <text:p>0</text:p>
          </table:table-cell>
          <table:table-cell table:formula="of:=COUNTIF(([.J18]~[.J45]~[.J72]~[.J99]~[.J126]~[.J153]~[.J180]~[.J207]~[.J234]~[.J261]);2)" office:value-type="float" office:value="0" calcext:value-type="float">
            <text:p>0</text:p>
          </table:table-cell>
          <table:table-cell table:formula="of:=COUNTIF(([.J18]~[.J45]~[.J72]~[.J99]~[.J126]~[.J153]~[.J180]~[.J207]~[.J234]~[.J261]);3)" office:value-type="float" office:value="4" calcext:value-type="float">
            <text:p>4</text:p>
          </table:table-cell>
          <table:table-cell table:formula="of:=COUNTIF(([.J18]~[.J45]~[.J72]~[.J99]~[.J126]~[.J153]~[.J180]~[.J207]~[.J234]~[.J261]);4)" office:value-type="float" office:value="4" calcext:value-type="float">
            <text:p>4</text:p>
          </table:table-cell>
          <table:table-cell table:formula="of:=COUNTIF(([.J18]~[.J45]~[.J72]~[.J99]~[.J126]~[.J153]~[.J180]~[.J207]~[.J234]~[.J261]);5)" office:value-type="float" office:value="2" calcext:value-type="float">
            <text:p>2</text:p>
          </table:table-cell>
          <table:table-cell table:formula="of:=COUNTIF(([.O18]~ [.O45]~ [.O72]~ [.O99]~ [.O126]~ [.O153]~ [.O180]~ [.O207]~ [.O234]~ [.O261]);1)" office:value-type="float" office:value="0" calcext:value-type="float">
            <text:p>0</text:p>
          </table:table-cell>
          <table:table-cell table:formula="of:=COUNTIF(([.O18]~[.O45]~[.O72]~[.O99]~[.O126]~[.O153]~[.O180]~[.O207]~[.O234]~[.O261]);2)" office:value-type="float" office:value="1" calcext:value-type="float">
            <text:p>1</text:p>
          </table:table-cell>
          <table:table-cell table:formula="of:=COUNTIF(([.O18]~[.O45]~[.O72]~[.O99]~[.O126]~[.O153]~[.O180]~[.O207]~[.O234]~[.O261]);3)" office:value-type="float" office:value="2" calcext:value-type="float">
            <text:p>2</text:p>
          </table:table-cell>
          <table:table-cell table:formula="of:=COUNTIF(([.O18]~[.O45]~[.O72]~[.O99]~[.O126]~[.O153]~[.O180]~[.O207]~[.O234]~[.O261]);4)" office:value-type="float" office:value="6" calcext:value-type="float">
            <text:p>6</text:p>
          </table:table-cell>
          <table:table-cell table:formula="of:=COUNTIF(([.O18]~[.O45]~[.O72]~[.O99]~[.O126]~[.O153]~[.O180]~[.O207]~[.O234]~[.O261]);5)" office:value-type="float" office:value="1" calcext:value-type="float">
            <text:p>1</text:p>
          </table:table-cell>
          <table:table-cell table:formula="of:=COUNTIF(([.T18]~ [.T45]~ [.T72]~ [.T99]~ [.T126]~ [.T153]~ [.T180]~ [.T207]~ [.T234]~ [.T261]);1)" office:value-type="float" office:value="0" calcext:value-type="float">
            <text:p>0</text:p>
          </table:table-cell>
          <table:table-cell table:formula="of:=COUNTIF(([.T18]~[.T45]~[.T72]~[.T99]~[.T126]~[.T153]~[.T180]~[.T207]~[.T234]~[.T261]);2)" office:value-type="float" office:value="0" calcext:value-type="float">
            <text:p>0</text:p>
          </table:table-cell>
          <table:table-cell table:formula="of:=COUNTIF(([.T18]~[.T45]~[.T72]~[.T99]~[.T126]~[.T153]~[.T180]~[.T207]~[.T234]~[.T261]);3)" office:value-type="float" office:value="0" calcext:value-type="float">
            <text:p>0</text:p>
          </table:table-cell>
          <table:table-cell table:formula="of:=COUNTIF(([.T18]~[.T45]~[.T72]~[.T99]~[.T126]~[.T153]~[.T180]~[.T207]~[.T234]~[.T261]);4)" office:value-type="float" office:value="7" calcext:value-type="float">
            <text:p>7</text:p>
          </table:table-cell>
          <table:table-cell table:formula="of:=COUNTIF(([.T18]~[.T45]~[.T72]~[.T99]~[.T126]~[.T153]~[.T180]~[.T207]~[.T234]~[.T261]);5)" office:value-type="float" office:value="3" calcext:value-type="float">
            <text:p>3</text:p>
          </table:table-cell>
          <table:table-cell table:formula="of:=COUNTIF(([.Y18]~ [.Y45]~ [.Y72]~ [.Y99]~ [.Y126]~ [.Y153]~ [.Y180]~ [.Y207]~ [.Y234]~ [.Y261]);1)" office:value-type="float" office:value="0" calcext:value-type="float">
            <text:p>0</text:p>
          </table:table-cell>
          <table:table-cell table:formula="of:=COUNTIF(([.Y18]~[.Y45]~[.Y72]~[.Y99]~[.Y126]~[.Y153]~[.Y180]~[.Y207]~[.Y234]~[.Y261]);2)" office:value-type="float" office:value="0" calcext:value-type="float">
            <text:p>0</text:p>
          </table:table-cell>
          <table:table-cell table:formula="of:=COUNTIF(([.Y18]~[.Y45]~[.Y72]~[.Y99]~[.Y126]~[.Y153]~[.Y180]~[.Y207]~[.Y234]~[.Y261]);3)" office:value-type="float" office:value="0" calcext:value-type="float">
            <text:p>0</text:p>
          </table:table-cell>
          <table:table-cell table:formula="of:=COUNTIF(([.Y18]~[.Y45]~[.Y72]~[.Y99]~[.Y126]~[.Y153]~[.Y180]~[.Y207]~[.Y234]~[.Y261]);4)" office:value-type="float" office:value="0" calcext:value-type="float">
            <text:p>0</text:p>
          </table:table-cell>
          <table:table-cell table:formula="of:=COUNTIF(([.Y18]~[.Y45]~[.Y72]~[.Y99]~[.Y126]~[.Y153]~[.Y180]~[.Y207]~[.Y234]~[.Y261]);5)" office:value-type="float" office:value="10" calcext:value-type="float">
            <text:p>10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6" office:value-type="float" office:value="33.2326736040264" calcext:value-type="float">
            <text:p>33,2326736040264</text:p>
          </table:table-cell>
          <table:table-cell table:style-name="ce19" office:value-type="float" office:value="28.9675576412977" calcext:value-type="float">
            <text:p>28,9675576412977</text:p>
          </table:table-cell>
          <table:table-cell table:style-name="ce48" office:value-type="float" office:value="24.6636740801197" calcext:value-type="float">
            <text:p>24,6636740801197</text:p>
          </table:table-cell>
          <table:table-cell table:style-name="ce5" office:value-type="float" office:value="48.1092294089641" calcext:value-type="float">
            <text:p>48,1092294089641</text:p>
          </table:table-cell>
          <table:table-cell table:style-name="ce6" office:value-type="float" office:value="32.9415765490036" calcext:value-type="float">
            <text:p>32,9415765490036</text:p>
          </table:table-cell>
          <table:table-cell table:style-name="ce7" office:value-type="float" office:value="18.601290684624" calcext:value-type="float">
            <text:p>18,601290684624</text:p>
          </table:table-cell>
          <table:table-cell table:style-name="ce9" office:value-type="float" office:value="19.8943135054247" calcext:value-type="float">
            <text:p>19,8943135054247</text:p>
          </table:table-cell>
          <table:table-cell table:style-name="ce9" office:value-type="float" office:value="19.8887018331463" calcext:value-type="float">
            <text:p>19,8887018331463</text:p>
          </table:table-cell>
          <table:table-cell table:style-name="ce17" office:value-type="float" office:value="24.3527871305649" calcext:value-type="float">
            <text:p>24,3527871305649</text:p>
          </table:table-cell>
          <table:table-cell table:style-name="ce5" office:value-type="float" office:value="26.8116348671903" calcext:value-type="float">
            <text:p>26,8116348671903</text:p>
          </table:table-cell>
          <table:table-cell table:style-name="ce152" office:value-type="float" office:value="56.8391912600722" calcext:value-type="float">
            <text:p>56,8391912600722</text:p>
          </table:table-cell>
          <table:table-cell table:style-name="ce185" office:value-type="float" office:value="98.8378071086064" calcext:value-type="float">
            <text:p>98,8378071086064</text:p>
          </table:table-cell>
          <table:table-cell table:style-name="ce224" office:value-type="float" office:value="75.3813831627861" calcext:value-type="float">
            <text:p>75,3813831627861</text:p>
          </table:table-cell>
          <table:table-cell table:style-name="ce2" office:value-type="float" office:value="38.2851352019378" calcext:value-type="float">
            <text:p>38,2851352019378</text:p>
          </table:table-cell>
          <table:table-cell table:style-name="ce269" office:value-type="float" office:value="61.2136042315488" calcext:value-type="float">
            <text:p>61,2136042315488</text:p>
          </table:table-cell>
          <table:table-cell table:style-name="ce5" office:value-type="float" office:value="217.678295673001" calcext:value-type="float">
            <text:p>217,678295673001</text:p>
          </table:table-cell>
          <table:table-cell table:style-name="ce332" office:value-type="float" office:value="118.093662349122" calcext:value-type="float">
            <text:p>118,093662349122</text:p>
          </table:table-cell>
          <table:table-cell table:style-name="ce2" office:value-type="float" office:value="91.4030443414957" calcext:value-type="float">
            <text:p>91,4030443414957</text:p>
          </table:table-cell>
          <table:table-cell table:style-name="ce18" office:value-type="float" office:value="216.359396174088" calcext:value-type="float">
            <text:p>216,359396174088</text:p>
          </table:table-cell>
          <table:table-cell table:style-name="ce401" office:value-type="float" office:value="174.956666981816" calcext:value-type="float">
            <text:p>174,956666981816</text:p>
          </table:table-cell>
          <table:table-cell table:style-name="ce5" office:value-type="float" office:value="974.950490319036" calcext:value-type="float">
            <text:p>974,950490319036</text:p>
          </table:table-cell>
          <table:table-cell table:style-name="ce284" office:value-type="float" office:value="934.517146235712" calcext:value-type="float">
            <text:p>934,517146235712</text:p>
          </table:table-cell>
          <table:table-cell table:style-name="ce197" office:value-type="float" office:value="934.765471028774" calcext:value-type="float">
            <text:p>934,765471028774</text:p>
          </table:table-cell>
          <table:table-cell table:style-name="ce9" office:value-type="float" office:value="974.598248945904" calcext:value-type="float">
            <text:p>974,598248945904</text:p>
          </table:table-cell>
          <table:table-cell table:style-name="ce197" office:value-type="float" office:value="934.765471028774" calcext:value-type="float">
            <text:p>934,765471028774</text:p>
          </table:table-cell>
          <table:table-cell/>
          <table:table-cell table:style-name="ce495"/>
          <table:table-cell table:style-name="ce495" office:value-type="string" calcext:value-type="string">
            <text:p>LinearDiscriminantAnalysis</text:p>
          </table:table-cell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iso</text:p>
          </table:table-cell>
          <table:table-cell table:formula="of:=COUNTIF(([.F18]~ [.F45]~ [.F72]~ [.F99]~ [.F126]~ [.F153]~ [.F180]~ [.F207]~ [.F234]~ [.F261]);1)" office:value-type="float" office:value="2" calcext:value-type="float">
            <text:p>2</text:p>
          </table:table-cell>
          <table:table-cell table:formula="of:=COUNTIF(([.F18]~[.F45]~[.F72]~[.F99]~[.F126]~[.F153]~[.F180]~[.F207]~[.F234]~[.F261]);2)" office:value-type="float" office:value="4" calcext:value-type="float">
            <text:p>4</text:p>
          </table:table-cell>
          <table:table-cell table:formula="of:=COUNTIF(([.F18]~[.F45]~[.F72]~[.F99]~[.F126]~[.F153]~[.F180]~[.F207]~[.F234]~[.F261]);3)" office:value-type="float" office:value="2" calcext:value-type="float">
            <text:p>2</text:p>
          </table:table-cell>
          <table:table-cell table:formula="of:=COUNTIF(([.F18]~[.F45]~[.F72]~[.F99]~[.F126]~[.F153]~[.F180]~[.F207]~[.F234]~[.F261]);4)" office:value-type="float" office:value="1" calcext:value-type="float">
            <text:p>1</text:p>
          </table:table-cell>
          <table:table-cell table:formula="of:=COUNTIF(([.F18]~[.F45]~[.F72]~[.F99]~[.F126]~[.F153]~[.F180]~[.F207]~[.F234]~[.F261]);5)" office:value-type="float" office:value="1" calcext:value-type="float">
            <text:p>1</text:p>
          </table:table-cell>
          <table:table-cell table:formula="of:=COUNTIF(([.K18]~ [.K45]~ [.K72]~ [.K99]~ [.K126]~ [.K153]~ [.K180]~ [.K207]~ [.K234]~ [.K261]);1)" office:value-type="float" office:value="5" calcext:value-type="float">
            <text:p>5</text:p>
          </table:table-cell>
          <table:table-cell table:formula="of:=COUNTIF(([.K18]~[.K45]~[.K72]~[.K99]~[.K126]~[.K153]~[.K180]~[.K207]~[.K234]~[.K261]);2)" office:value-type="float" office:value="2" calcext:value-type="float">
            <text:p>2</text:p>
          </table:table-cell>
          <table:table-cell table:formula="of:=COUNTIF(([.K18]~[.K45]~[.K72]~[.K99]~[.K126]~[.K153]~[.K180]~[.K207]~[.K234]~[.K261]);3)" office:value-type="float" office:value="1" calcext:value-type="float">
            <text:p>1</text:p>
          </table:table-cell>
          <table:table-cell table:formula="of:=COUNTIF(([.K18]~[.K45]~[.K72]~[.K99]~[.K126]~[.K153]~[.K180]~[.K207]~[.K234]~[.K261]);4)" office:value-type="float" office:value="1" calcext:value-type="float">
            <text:p>1</text:p>
          </table:table-cell>
          <table:table-cell table:formula="of:=COUNTIF(([.K18]~[.K45]~[.K72]~[.K99]~[.K126]~[.K153]~[.K180]~[.K207]~[.K234]~[.K261]);5)" office:value-type="float" office:value="1" calcext:value-type="float">
            <text:p>1</text:p>
          </table:table-cell>
          <table:table-cell table:formula="of:=COUNTIF(([.P18]~ [.P45]~ [.P72]~ [.P99]~ [.P126]~ [.P153]~ [.P180]~ [.P207]~ [.P234]~ [.P261]);1)" office:value-type="float" office:value="6" calcext:value-type="float">
            <text:p>6</text:p>
          </table:table-cell>
          <table:table-cell table:formula="of:=COUNTIF(([.P18]~[.P45]~[.P72]~[.P99]~[.P126]~[.P153]~[.P180]~[.P207]~[.P234]~[.P261]);2)" office:value-type="float" office:value="3" calcext:value-type="float">
            <text:p>3</text:p>
          </table:table-cell>
          <table:table-cell table:formula="of:=COUNTIF(([.P18]~[.P45]~[.P72]~[.P99]~[.P126]~[.P153]~[.P180]~[.P207]~[.P234]~[.P261]);3)" office:value-type="float" office:value="0" calcext:value-type="float">
            <text:p>0</text:p>
          </table:table-cell>
          <table:table-cell table:formula="of:=COUNTIF(([.P18]~[.P45]~[.P72]~[.P99]~[.P126]~[.P153]~[.P180]~[.P207]~[.P234]~[.P261]);4)" office:value-type="float" office:value="1" calcext:value-type="float">
            <text:p>1</text:p>
          </table:table-cell>
          <table:table-cell table:formula="of:=COUNTIF(([.P18]~[.P45]~[.P72]~[.P99]~[.P126]~[.P153]~[.P180]~[.P207]~[.P234]~[.P261]);5)" office:value-type="float" office:value="0" calcext:value-type="float">
            <text:p>0</text:p>
          </table:table-cell>
          <table:table-cell table:formula="of:=COUNTIF(([.U18]~ [.U45]~ [.U72]~ [.U99]~ [.U126]~ [.U153]~ [.U180]~ [.U207]~ [.U234]~ [.U261]);1)" office:value-type="float" office:value="3" calcext:value-type="float">
            <text:p>3</text:p>
          </table:table-cell>
          <table:table-cell table:formula="of:=COUNTIF(([.U18]~[.U45]~[.U72]~[.U99]~[.U126]~[.U153]~[.U180]~[.U207]~[.U234]~[.U261]);2)" office:value-type="float" office:value="6" calcext:value-type="float">
            <text:p>6</text:p>
          </table:table-cell>
          <table:table-cell table:formula="of:=COUNTIF(([.U18]~[.U45]~[.U72]~[.U99]~[.U126]~[.U153]~[.U180]~[.U207]~[.U234]~[.U261]);3)" office:value-type="float" office:value="1" calcext:value-type="float">
            <text:p>1</text:p>
          </table:table-cell>
          <table:table-cell table:formula="of:=COUNTIF(([.U18]~[.U45]~[.U72]~[.U99]~[.U126]~[.U153]~[.U180]~[.U207]~[.U234]~[.U261]);4)" office:value-type="float" office:value="0" calcext:value-type="float">
            <text:p>0</text:p>
          </table:table-cell>
          <table:table-cell table:formula="of:=COUNTIF(([.U18]~[.U45]~[.U72]~[.U99]~[.U126]~[.U153]~[.U180]~[.U207]~[.U234]~[.U261]);5)" office:value-type="float" office:value="0" calcext:value-type="float">
            <text:p>0</text:p>
          </table:table-cell>
          <table:table-cell table:formula="of:=COUNTIF(([.Z18]~ [.Z45]~ [.Z72]~ [.Z99]~ [.Z126]~ [.Z153]~ [.Z180]~ [.Z207]~ [.Z234]~ [.Z261]);1)" office:value-type="float" office:value="3" calcext:value-type="float">
            <text:p>3</text:p>
          </table:table-cell>
          <table:table-cell table:formula="of:=COUNTIF(([.Z18]~[.Z45]~[.Z72]~[.Z99]~[.Z126]~[.Z153]~[.Z180]~[.Z207]~[.Z234]~[.Z261]);2)" office:value-type="float" office:value="7" calcext:value-type="float">
            <text:p>7</text:p>
          </table:table-cell>
          <table:table-cell table:formula="of:=COUNTIF(([.Z18]~[.Z45]~[.Z72]~[.Z99]~[.Z126]~[.Z153]~[.Z180]~[.Z207]~[.Z234]~[.Z261]);3)" office:value-type="float" office:value="0" calcext:value-type="float">
            <text:p>0</text:p>
          </table:table-cell>
          <table:table-cell table:formula="of:=COUNTIF(([.Z18]~[.Z45]~[.Z72]~[.Z99]~[.Z126]~[.Z153]~[.Z180]~[.Z207]~[.Z234]~[.Z261]);4)" office:value-type="float" office:value="0" calcext:value-type="float">
            <text:p>0</text:p>
          </table:table-cell>
          <table:table-cell table:formula="of:=COUNTIF(([.Z18]~[.Z45]~[.Z72]~[.Z99]~[.Z126]~[.Z153]~[.Z180]~[.Z207]~[.Z234]~[.Z261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style-name="ce2" office:value-type="float" office:value="-740.298068421411" calcext:value-type="float">
            <text:p>-740,298068421411</text:p>
          </table:table-cell>
          <table:table-cell table:style-name="ce30" office:value-type="float" office:value="23.5033666598653" calcext:value-type="float">
            <text:p>23,5033666598653</text:p>
          </table:table-cell>
          <table:table-cell table:style-name="ce20" office:value-type="float" office:value="18.6036863225192" calcext:value-type="float">
            <text:p>18,6036863225192</text:p>
          </table:table-cell>
          <table:table-cell table:style-name="ce5" office:value-type="float" office:value="39.484458953955" calcext:value-type="float">
            <text:p>39,484458953955</text:p>
          </table:table-cell>
          <table:table-cell table:style-name="ce6" office:value-type="float" office:value="28.1656804733728" calcext:value-type="float">
            <text:p>28,1656804733728</text:p>
          </table:table-cell>
          <table:table-cell table:style-name="ce2" office:value-type="float" office:value="-524.957444818556" calcext:value-type="float">
            <text:p>-524,957444818556</text:p>
          </table:table-cell>
          <table:table-cell table:style-name="ce7" office:value-type="float" office:value="19.0726711560045" calcext:value-type="float">
            <text:p>19,0726711560045</text:p>
          </table:table-cell>
          <table:table-cell table:style-name="ce76" office:value-type="float" office:value="19.6983726150393" calcext:value-type="float">
            <text:p>19,6983726150393</text:p>
          </table:table-cell>
          <table:table-cell table:style-name="ce122" office:value-type="float" office:value="-27.400860456416" calcext:value-type="float">
            <text:p>-27,400860456416</text:p>
          </table:table-cell>
          <table:table-cell table:style-name="ce16" office:value-type="float" office:value="17.6098952487842" calcext:value-type="float">
            <text:p>17,6098952487842</text:p>
          </table:table-cell>
          <table:table-cell table:style-name="ce2" office:value-type="float" office:value="-13.2061644174205" calcext:value-type="float">
            <text:p>-13,2061644174205</text:p>
          </table:table-cell>
          <table:table-cell table:style-name="ce56" office:value-type="float" office:value="76.8718176874783" calcext:value-type="float">
            <text:p>76,8718176874783</text:p>
          </table:table-cell>
          <table:table-cell table:style-name="ce82" office:value-type="float" office:value="61.2986306787286" calcext:value-type="float">
            <text:p>61,2986306787286</text:p>
          </table:table-cell>
          <table:table-cell table:style-name="ce5" office:value-type="float" office:value="165.676998368679" calcext:value-type="float">
            <text:p>165,676998368679</text:p>
          </table:table-cell>
          <table:table-cell table:style-name="ce270" office:value-type="float" office:value="65.1638736467448" calcext:value-type="float">
            <text:p>65,1638736467448</text:p>
          </table:table-cell>
          <table:table-cell table:style-name="ce140" office:value-type="float" office:value="135.090053890517" calcext:value-type="float">
            <text:p>135,090053890517</text:p>
          </table:table-cell>
          <table:table-cell table:style-name="ce333" office:value-type="float" office:value="93.1313226812896" calcext:value-type="float">
            <text:p>93,1313226812896</text:p>
          </table:table-cell>
          <table:table-cell table:style-name="ce189" office:value-type="float" office:value="77.0281428256279" calcext:value-type="float">
            <text:p>77,0281428256279</text:p>
          </table:table-cell>
          <table:table-cell table:style-name="ce381" office:value-type="float" office:value="158.710724528064" calcext:value-type="float">
            <text:p>158,710724528064</text:p>
          </table:table-cell>
          <table:table-cell table:style-name="ce2" office:value-type="float" office:value="72.9510573256437" calcext:value-type="float">
            <text:p>72,9510573256437</text:p>
          </table:table-cell>
          <table:table-cell table:style-name="ce179" office:value-type="float" office:value="976.008617909485" calcext:value-type="float">
            <text:p>976,008617909485</text:p>
          </table:table-cell>
          <table:table-cell table:style-name="ce155" office:value-type="float" office:value="934.675529437059" calcext:value-type="float">
            <text:p>934,675529437059</text:p>
          </table:table-cell>
          <table:table-cell table:style-name="ce236" office:value-type="float" office:value="934.801662665281" calcext:value-type="float">
            <text:p>934,801662665281</text:p>
          </table:table-cell>
          <table:table-cell table:style-name="ce5" office:value-type="float" office:value="982.178187073733" calcext:value-type="float">
            <text:p>982,178187073733</text:p>
          </table:table-cell>
          <table:table-cell table:style-name="ce236" office:value-type="float" office:value="934.70646552239" calcext:value-type="float">
            <text:p>934,70646552239</text:p>
          </table:table-cell>
          <table:table-cell/>
          <table:table-cell table:style-name="ce495"/>
          <table:table-cell table:style-name="ce495" office:value-type="string" calcext:value-type="string">
            <text:p>LinearDiscriminantAnalysis</text:p>
          </table:table-cell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pla</text:p>
          </table:table-cell>
          <table:table-cell table:formula="of:=COUNTIF(([.G18]~ [.G45]~ [.G72]~ [.G99]~ [.G126]~ [.G153]~ [.G180]~ [.G207]~ [.G234]~ [.G261]);1)" office:value-type="float" office:value="1" calcext:value-type="float">
            <text:p>1</text:p>
          </table:table-cell>
          <table:table-cell table:formula="of:=COUNTIF(([.G18]~[.G45]~[.G72]~[.G99]~[.G126]~[.G153]~[.G180]~[.G207]~[.G234]~[.G261]);2)" office:value-type="float" office:value="2" calcext:value-type="float">
            <text:p>2</text:p>
          </table:table-cell>
          <table:table-cell table:formula="of:=COUNTIF(([.G18]~[.G45]~[.G72]~[.G99]~[.G126]~[.G153]~[.G180]~[.G207]~[.G234]~[.G261]);3)" office:value-type="float" office:value="3" calcext:value-type="float">
            <text:p>3</text:p>
          </table:table-cell>
          <table:table-cell table:formula="of:=COUNTIF(([.G18]~[.G45]~[.G72]~[.G99]~[.G126]~[.G153]~[.G180]~[.G207]~[.G234]~[.G261]);4)" office:value-type="float" office:value="0" calcext:value-type="float">
            <text:p>0</text:p>
          </table:table-cell>
          <table:table-cell table:formula="of:=COUNTIF(([.G18]~[.G45]~[.G72]~[.G99]~[.G126]~[.G153]~[.G180]~[.G207]~[.G234]~[.G261]);5)" office:value-type="float" office:value="4" calcext:value-type="float">
            <text:p>4</text:p>
          </table:table-cell>
          <table:table-cell table:formula="of:=COUNTIF(([.L18]~ [.L45]~ [.L72]~ [.L99]~ [.L126]~ [.L153]~ [.L180]~ [.L207]~ [.L234]~ [.L261]);1)" office:value-type="float" office:value="1" calcext:value-type="float">
            <text:p>1</text:p>
          </table:table-cell>
          <table:table-cell table:formula="of:=COUNTIF(([.L18]~[.L45]~[.L72]~[.L99]~[.L126]~[.L153]~[.L180]~[.L207]~[.L234]~[.L261]);2)" office:value-type="float" office:value="0" calcext:value-type="float">
            <text:p>0</text:p>
          </table:table-cell>
          <table:table-cell table:formula="of:=COUNTIF(([.L18]~[.L45]~[.L72]~[.L99]~[.L126]~[.L153]~[.L180]~[.L207]~[.L234]~[.L261]);3)" office:value-type="float" office:value="1" calcext:value-type="float">
            <text:p>1</text:p>
          </table:table-cell>
          <table:table-cell table:formula="of:=COUNTIF(([.L18]~[.L45]~[.L72]~[.L99]~[.L126]~[.L153]~[.L180]~[.L207]~[.L234]~[.L261]);4)" office:value-type="float" office:value="2" calcext:value-type="float">
            <text:p>2</text:p>
          </table:table-cell>
          <table:table-cell table:formula="of:=COUNTIF(([.L18]~[.L45]~[.L72]~[.L99]~[.L126]~[.L153]~[.L180]~[.L207]~[.L234]~[.L261]);5)" office:value-type="float" office:value="6" calcext:value-type="float">
            <text:p>6</text:p>
          </table:table-cell>
          <table:table-cell table:formula="of:=COUNTIF(([.Q18]~ [.Q45]~ [.Q72]~ [.Q99]~ [.Q126]~ [.Q153]~ [.Q180]~ [.Q207]~ [.Q234]~ [.Q261]);1)" office:value-type="float" office:value="1" calcext:value-type="float">
            <text:p>1</text:p>
          </table:table-cell>
          <table:table-cell table:formula="of:=COUNTIF(([.Q18]~[.Q45]~[.Q72]~[.Q99]~[.Q126]~[.Q153]~[.Q180]~[.Q207]~[.Q234]~[.Q261]);2)" office:value-type="float" office:value="1" calcext:value-type="float">
            <text:p>1</text:p>
          </table:table-cell>
          <table:table-cell table:formula="of:=COUNTIF(([.Q18]~[.Q45]~[.Q72]~[.Q99]~[.Q126]~[.Q153]~[.Q180]~[.Q207]~[.Q234]~[.Q261]);3)" office:value-type="float" office:value="1" calcext:value-type="float">
            <text:p>1</text:p>
          </table:table-cell>
          <table:table-cell table:formula="of:=COUNTIF(([.Q18]~[.Q45]~[.Q72]~[.Q99]~[.Q126]~[.Q153]~[.Q180]~[.Q207]~[.Q234]~[.Q261]);4)" office:value-type="float" office:value="2" calcext:value-type="float">
            <text:p>2</text:p>
          </table:table-cell>
          <table:table-cell table:formula="of:=COUNTIF(([.Q18]~[.Q45]~[.Q72]~[.Q99]~[.Q126]~[.Q153]~[.Q180]~[.Q207]~[.Q234]~[.Q261]);5)" office:value-type="float" office:value="5" calcext:value-type="float">
            <text:p>5</text:p>
          </table:table-cell>
          <table:table-cell table:formula="of:=COUNTIF(([.V18]~ [.V45]~ [.V72]~ [.V99]~ [.V126]~ [.V153]~ [.V180]~ [.V207]~ [.V234]~ [.V261]);1)" office:value-type="float" office:value="2" calcext:value-type="float">
            <text:p>2</text:p>
          </table:table-cell>
          <table:table-cell table:formula="of:=COUNTIF(([.V18]~[.V45]~[.V72]~[.V99]~[.V126]~[.V153]~[.V180]~[.V207]~[.V234]~[.V261]);2)" office:value-type="float" office:value="1" calcext:value-type="float">
            <text:p>1</text:p>
          </table:table-cell>
          <table:table-cell table:formula="of:=COUNTIF(([.V18]~[.V45]~[.V72]~[.V99]~[.V126]~[.V153]~[.V180]~[.V207]~[.V234]~[.V261]);3)" office:value-type="float" office:value="2" calcext:value-type="float">
            <text:p>2</text:p>
          </table:table-cell>
          <table:table-cell table:formula="of:=COUNTIF(([.V18]~[.V45]~[.V72]~[.V99]~[.V126]~[.V153]~[.V180]~[.V207]~[.V234]~[.V261]);4)" office:value-type="float" office:value="0" calcext:value-type="float">
            <text:p>0</text:p>
          </table:table-cell>
          <table:table-cell table:formula="of:=COUNTIF(([.V18]~[.V45]~[.V72]~[.V99]~[.V126]~[.V153]~[.V180]~[.V207]~[.V234]~[.V261]);5)" office:value-type="float" office:value="5" calcext:value-type="float">
            <text:p>5</text:p>
          </table:table-cell>
          <table:table-cell table:formula="of:=COUNTIF(([.AA18]~ [.AA45]~ [.AA72]~ [.AA99]~ [.AA126]~ [.AA153]~ [.AA180]~ [.AA207]~ [.AA234]~ [.AA261]);1)" office:value-type="float" office:value="6" calcext:value-type="float">
            <text:p>6</text:p>
          </table:table-cell>
          <table:table-cell table:formula="of:=COUNTIF(([.AA18]~[.AA45]~[.AA72]~[.AA99]~[.AA126]~[.AA153]~[.AA180]~[.AA207]~[.AA234]~[.AA261]);2)" office:value-type="float" office:value="3" calcext:value-type="float">
            <text:p>3</text:p>
          </table:table-cell>
          <table:table-cell table:formula="of:=COUNTIF(([.AA18]~[.AA45]~[.AA72]~[.AA99]~[.AA126]~[.AA153]~[.AA180]~[.AA207]~[.AA234]~[.AA261]);3)" office:value-type="float" office:value="0" calcext:value-type="float">
            <text:p>0</text:p>
          </table:table-cell>
          <table:table-cell table:formula="of:=COUNTIF(([.AA18]~[.AA45]~[.AA72]~[.AA99]~[.AA126]~[.AA153]~[.AA180]~[.AA207]~[.AA234]~[.AA261]);4)" office:value-type="float" office:value="1" calcext:value-type="float">
            <text:p>1</text:p>
          </table:table-cell>
          <table:table-cell table:formula="of:=COUNTIF(([.AA18]~[.AA45]~[.AA72]~[.AA99]~[.AA126]~[.AA153]~[.AA180]~[.AA207]~[.AA234]~[.AA261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7" office:value-type="float" office:value="32.2349180439366" calcext:value-type="float">
            <text:p>32,2349180439366</text:p>
          </table:table-cell>
          <table:table-cell table:style-name="ce30" office:value-type="float" office:value="23.5523362579065" calcext:value-type="float">
            <text:p>23,5523362579065</text:p>
          </table:table-cell>
          <table:table-cell table:style-name="ce20" office:value-type="float" office:value="18.0677412772904" calcext:value-type="float">
            <text:p>18,0677412772904</text:p>
          </table:table-cell>
          <table:table-cell table:style-name="ce5" office:value-type="float" office:value="39.6667346799973" calcext:value-type="float">
            <text:p>39,6667346799973</text:p>
          </table:table-cell>
          <table:table-cell table:style-name="ce9" office:value-type="float" office:value="32.8864857512072" calcext:value-type="float">
            <text:p>32,8864857512072</text:p>
          </table:table-cell>
          <table:table-cell table:style-name="ce22" office:value-type="float" office:value="22.3171530115975" calcext:value-type="float">
            <text:p>22,3171530115975</text:p>
          </table:table-cell>
          <table:table-cell table:style-name="ce7" office:value-type="float" office:value="19.0726711560045" calcext:value-type="float">
            <text:p>19,0726711560045</text:p>
          </table:table-cell>
          <table:table-cell table:style-name="ce7" office:value-type="float" office:value="18.8369809203143" calcext:value-type="float">
            <text:p>18,8369809203143</text:p>
          </table:table-cell>
          <table:table-cell table:style-name="ce5" office:value-type="float" office:value="23.9861578750468" calcext:value-type="float">
            <text:p>23,9861578750468</text:p>
          </table:table-cell>
          <table:table-cell table:style-name="ce22" office:value-type="float" office:value="21.4258323980547" calcext:value-type="float">
            <text:p>21,4258323980547</text:p>
          </table:table-cell>
          <table:table-cell table:style-name="ce153" office:value-type="float" office:value="34.5489149241189" calcext:value-type="float">
            <text:p>34,5489149241189</text:p>
          </table:table-cell>
          <table:table-cell table:style-name="ce140" office:value-type="float" office:value="78.2129615897968" calcext:value-type="float">
            <text:p>78,2129615897968</text:p>
          </table:table-cell>
          <table:table-cell table:style-name="ce225" office:value-type="float" office:value="58.8664788175392" calcext:value-type="float">
            <text:p>58,8664788175392</text:p>
          </table:table-cell>
          <table:table-cell table:style-name="ce242" office:value-type="float" office:value="128.444806960305" calcext:value-type="float">
            <text:p>128,444806960305</text:p>
          </table:table-cell>
          <table:table-cell table:style-name="ce220" office:value-type="float" office:value="64.4470809234268" calcext:value-type="float">
            <text:p>64,4470809234268</text:p>
          </table:table-cell>
          <table:table-cell table:style-name="ce5" office:value-type="float" office:value="194.598342315086" calcext:value-type="float">
            <text:p>194,598342315086</text:p>
          </table:table-cell>
          <table:table-cell table:style-name="ce334" office:value-type="float" office:value="95.638649900728" calcext:value-type="float">
            <text:p>95,638649900728</text:p>
          </table:table-cell>
          <table:table-cell table:style-name="ce197" office:value-type="float" office:value="75.1309445022218" calcext:value-type="float">
            <text:p>75,1309445022218</text:p>
          </table:table-cell>
          <table:table-cell table:style-name="ce382" office:value-type="float" office:value="157.489206139107" calcext:value-type="float">
            <text:p>157,489206139107</text:p>
          </table:table-cell>
          <table:table-cell table:style-name="ce264" office:value-type="float" office:value="138.642967445085" calcext:value-type="float">
            <text:p>138,642967445085</text:p>
          </table:table-cell>
          <table:table-cell table:style-name="ce389" office:value-type="float" office:value="965.097526307617" calcext:value-type="float">
            <text:p>965,097526307617</text:p>
          </table:table-cell>
          <table:table-cell table:style-name="ce2" office:value-type="float" office:value="934.517146235712" calcext:value-type="float">
            <text:p>934,517146235712</text:p>
          </table:table-cell>
          <table:table-cell table:style-name="ce236" office:value-type="float" office:value="934.800945999212" calcext:value-type="float">
            <text:p>934,800945999212</text:p>
          </table:table-cell>
          <table:table-cell table:style-name="ce5" office:value-type="float" office:value="982.157881535099" calcext:value-type="float">
            <text:p>982,157881535099</text:p>
          </table:table-cell>
          <table:table-cell table:style-name="ce282" office:value-type="float" office:value="934.871895940087" calcext:value-type="float">
            <text:p>934,871895940087</text:p>
          </table:table-cell>
          <table:table-cell/>
          <table:table-cell table:style-name="ce989"/>
          <table:table-cell table:style-name="ce989" office:value-type="string" calcext:value-type="string">
            <text:p>LogisticRegression</text:p>
          </table:table-cell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base</text:p>
          </table:table-cell>
          <table:table-cell table:formula="of:=COUNTIF(([.C19]~ [.C46]~ [.C73]~ [.C100]~ [.C127]~ [.C154]~ [.C181]~ [.C208]~ [.C235]~ [.C262]);1)" office:value-type="float" office:value="0" calcext:value-type="float">
            <text:p>0</text:p>
          </table:table-cell>
          <table:table-cell table:formula="of:=COUNTIF(([.C19]~[.C46]~[.C73]~[.C100]~[.C127]~[.C154]~[.C181]~[.C208]~[.C235]~[.C262]);2)" office:value-type="float" office:value="0" calcext:value-type="float">
            <text:p>0</text:p>
          </table:table-cell>
          <table:table-cell table:formula="of:=COUNTIF(([.C19]~[.C46]~[.C73]~[.C100]~[.C127]~[.C154]~[.C181]~[.C208]~[.C235]~[.C262]);3)" office:value-type="float" office:value="0" calcext:value-type="float">
            <text:p>0</text:p>
          </table:table-cell>
          <table:table-cell table:formula="of:=COUNTIF(([.C19]~[.C46]~[.C73]~[.C100]~[.C127]~[.C154]~[.C181]~[.C208]~[.C235]~[.C262]);4)" office:value-type="float" office:value="1" calcext:value-type="float">
            <text:p>1</text:p>
          </table:table-cell>
          <table:table-cell table:formula="of:=COUNTIF(([.C19]~[.C46]~[.C73]~[.C100]~[.C127]~[.C154]~[.C181]~[.C208]~[.C235]~[.C262]);5)" office:value-type="float" office:value="9" calcext:value-type="float">
            <text:p>9</text:p>
          </table:table-cell>
          <table:table-cell table:formula="of:=COUNTIF(([.H19]~ [.H46]~ [.H73]~ [.H100]~ [.H127]~ [.H154]~ [.H181]~ [.H208]~ [.H235]~ [.H262]);1)" office:value-type="float" office:value="0" calcext:value-type="float">
            <text:p>0</text:p>
          </table:table-cell>
          <table:table-cell table:formula="of:=COUNTIF(([.H19]~[.H46]~[.H73]~[.H100]~[.H127]~[.H154]~[.H181]~[.H208]~[.H235]~[.H262]);2)" office:value-type="float" office:value="1" calcext:value-type="float">
            <text:p>1</text:p>
          </table:table-cell>
          <table:table-cell table:formula="of:=COUNTIF(([.H19]~[.H46]~[.H73]~[.H100]~[.H127]~[.H154]~[.H181]~[.H208]~[.H235]~[.H262]);3)" office:value-type="float" office:value="4" calcext:value-type="float">
            <text:p>4</text:p>
          </table:table-cell>
          <table:table-cell table:formula="of:=COUNTIF(([.H19]~[.H46]~[.H73]~[.H100]~[.H127]~[.H154]~[.H181]~[.H208]~[.H235]~[.H262]);4)" office:value-type="float" office:value="3" calcext:value-type="float">
            <text:p>3</text:p>
          </table:table-cell>
          <table:table-cell table:formula="of:=COUNTIF(([.H19]~[.H46]~[.H73]~[.H100]~[.H127]~[.H154]~[.H181]~[.H208]~[.H235]~[.H262]);5)" office:value-type="float" office:value="2" calcext:value-type="float">
            <text:p>2</text:p>
          </table:table-cell>
          <table:table-cell table:formula="of:=COUNTIF(([.M19]~ [.M46]~ [.M73]~ [.M100]~ [.M127]~ [.M154]~ [.M181]~ [.M208]~ [.M235]~ [.M262]);1)" office:value-type="float" office:value="0" calcext:value-type="float">
            <text:p>0</text:p>
          </table:table-cell>
          <table:table-cell table:formula="of:=COUNTIF(([.M19]~[.M46]~[.M73]~[.M100]~[.M127]~[.M154]~[.M181]~[.M208]~[.M235]~[.M262]);2)" office:value-type="float" office:value="0" calcext:value-type="float">
            <text:p>0</text:p>
          </table:table-cell>
          <table:table-cell table:formula="of:=COUNTIF(([.M19]~[.M46]~[.M73]~[.M100]~[.M127]~[.M154]~[.M181]~[.M208]~[.M235]~[.M262]);3)" office:value-type="float" office:value="0" calcext:value-type="float">
            <text:p>0</text:p>
          </table:table-cell>
          <table:table-cell table:formula="of:=COUNTIF(([.M19]~[.M46]~[.M73]~[.M100]~[.M127]~[.M154]~[.M181]~[.M208]~[.M235]~[.M262]);4)" office:value-type="float" office:value="0" calcext:value-type="float">
            <text:p>0</text:p>
          </table:table-cell>
          <table:table-cell table:formula="of:=COUNTIF(([.M19]~[.M46]~[.M73]~[.M100]~[.M127]~[.M154]~[.M181]~[.M208]~[.M235]~[.M262]);5)" office:value-type="float" office:value="10" calcext:value-type="float">
            <text:p>10</text:p>
          </table:table-cell>
          <table:table-cell table:formula="of:=COUNTIF(([.R19]~ [.R46]~ [.R73]~ [.R100]~ [.R127]~ [.R154]~ [.R181]~ [.R208]~ [.R235]~ [.R262]);1)" office:value-type="float" office:value="0" calcext:value-type="float">
            <text:p>0</text:p>
          </table:table-cell>
          <table:table-cell table:formula="of:=COUNTIF(([.R19]~[.R46]~[.R73]~[.R100]~[.R127]~[.R154]~[.R181]~[.R208]~[.R235]~[.R262]);2)" office:value-type="float" office:value="0" calcext:value-type="float">
            <text:p>0</text:p>
          </table:table-cell>
          <table:table-cell table:formula="of:=COUNTIF(([.R19]~[.R46]~[.R73]~[.R100]~[.R127]~[.R154]~[.R181]~[.R208]~[.R235]~[.R262]);3)" office:value-type="float" office:value="2" calcext:value-type="float">
            <text:p>2</text:p>
          </table:table-cell>
          <table:table-cell table:formula="of:=COUNTIF(([.R19]~[.R46]~[.R73]~[.R100]~[.R127]~[.R154]~[.R181]~[.R208]~[.R235]~[.R262]);4)" office:value-type="float" office:value="5" calcext:value-type="float">
            <text:p>5</text:p>
          </table:table-cell>
          <table:table-cell table:formula="of:=COUNTIF(([.R19]~[.R46]~[.R73]~[.R100]~[.R127]~[.R154]~[.R181]~[.R208]~[.R235]~[.R262]);5)" office:value-type="float" office:value="3" calcext:value-type="float">
            <text:p>3</text:p>
          </table:table-cell>
          <table:table-cell table:formula="of:=COUNTIF(([.W19]~ [.W46]~ [.W73]~ [.W100]~ [.W127]~ [.W154]~ [.W181]~ [.W208]~ [.W235]~ [.W262]);1)" office:value-type="float" office:value="0" calcext:value-type="float">
            <text:p>0</text:p>
          </table:table-cell>
          <table:table-cell table:formula="of:=COUNTIF(([.W19]~[.W46]~[.W73]~[.W100]~[.W127]~[.W154]~[.W181]~[.W208]~[.W235]~[.W262]);2)" office:value-type="float" office:value="0" calcext:value-type="float">
            <text:p>0</text:p>
          </table:table-cell>
          <table:table-cell table:formula="of:=COUNTIF(([.W19]~[.W46]~[.W73]~[.W100]~[.W127]~[.W154]~[.W181]~[.W208]~[.W235]~[.W262]);3)" office:value-type="float" office:value="1" calcext:value-type="float">
            <text:p>1</text:p>
          </table:table-cell>
          <table:table-cell table:formula="of:=COUNTIF(([.W19]~[.W46]~[.W73]~[.W100]~[.W127]~[.W154]~[.W181]~[.W208]~[.W235]~[.W262]);4)" office:value-type="float" office:value="7" calcext:value-type="float">
            <text:p>7</text:p>
          </table:table-cell>
          <table:table-cell table:formula="of:=COUNTIF(([.W19]~[.W46]~[.W73]~[.W100]~[.W127]~[.W154]~[.W181]~[.W208]~[.W235]~[.W262]);5)" office:value-type="float" office:value="2" calcext:value-type="float">
            <text:p>2</text:p>
          </table:table-cell>
          <table:table-cell table:number-columns-repeated="16327"/>
        </table:table-row>
        <table:table-row table:style-name="ro1">
          <table:table-cell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989"/>
          <table:table-cell table:style-name="ce989" office:value-type="string" calcext:value-type="string">
            <text:p>LogisticRegression</text:p>
          </table:table-cell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bbq</text:p>
          </table:table-cell>
          <table:table-cell table:formula="of:=COUNTIF(([.D19]~ [.D46]~ [.D73]~ [.D100]~ [.D127]~ [.D154]~ [.D181]~ [.D208]~ [.D235]~ [.D262]);1)" office:value-type="float" office:value="1" calcext:value-type="float">
            <text:p>1</text:p>
          </table:table-cell>
          <table:table-cell table:formula="of:=COUNTIF(([.D19]~[.D46]~[.D73]~[.D100]~[.D127]~[.D154]~[.D181]~[.D208]~[.D235]~[.D262]);2)" office:value-type="float" office:value="3" calcext:value-type="float">
            <text:p>3</text:p>
          </table:table-cell>
          <table:table-cell table:formula="of:=COUNTIF(([.D19]~[.D46]~[.D73]~[.D100]~[.D127]~[.D154]~[.D181]~[.D208]~[.D235]~[.D262]);3)" office:value-type="float" office:value="6" calcext:value-type="float">
            <text:p>6</text:p>
          </table:table-cell>
          <table:table-cell table:formula="of:=COUNTIF(([.D19]~[.D46]~[.D73]~[.D100]~[.D127]~[.D154]~[.D181]~[.D208]~[.D235]~[.D262]);4)" office:value-type="float" office:value="0" calcext:value-type="float">
            <text:p>0</text:p>
          </table:table-cell>
          <table:table-cell table:formula="of:=COUNTIF(([.D19]~[.D46]~[.D73]~[.D100]~[.D127]~[.D154]~[.D181]~[.D208]~[.D235]~[.D262]);5)" office:value-type="float" office:value="0" calcext:value-type="float">
            <text:p>0</text:p>
          </table:table-cell>
          <table:table-cell table:formula="of:=COUNTIF(([.I19]~ [.I46]~ [.I73]~ [.I100]~ [.I127]~ [.I154]~ [.I181]~ [.I208]~ [.I235]~ [.I262]);1)" office:value-type="float" office:value="0" calcext:value-type="float">
            <text:p>0</text:p>
          </table:table-cell>
          <table:table-cell table:formula="of:=COUNTIF(([.I19]~[.I46]~[.I73]~[.I100]~[.I127]~[.I154]~[.I181]~[.I208]~[.I235]~[.I262]);2)" office:value-type="float" office:value="1" calcext:value-type="float">
            <text:p>1</text:p>
          </table:table-cell>
          <table:table-cell table:formula="of:=COUNTIF(([.I19]~[.I46]~[.I73]~[.I100]~[.I127]~[.I154]~[.I181]~[.I208]~[.I235]~[.I262]);3)" office:value-type="float" office:value="5" calcext:value-type="float">
            <text:p>5</text:p>
          </table:table-cell>
          <table:table-cell table:formula="of:=COUNTIF(([.I19]~[.I46]~[.I73]~[.I100]~[.I127]~[.I154]~[.I181]~[.I208]~[.I235]~[.I262]);4)" office:value-type="float" office:value="2" calcext:value-type="float">
            <text:p>2</text:p>
          </table:table-cell>
          <table:table-cell table:formula="of:=COUNTIF(([.I19]~[.I46]~[.I73]~[.I100]~[.I127]~[.I154]~[.I181]~[.I208]~[.I235]~[.I262]);5)" office:value-type="float" office:value="2" calcext:value-type="float">
            <text:p>2</text:p>
          </table:table-cell>
          <table:table-cell table:formula="of:=COUNTIF(([.N19]~ [.N46]~ [.N73]~ [.N100]~ [.N127]~ [.N154]~ [.N181]~ [.N208]~ [.N235]~ [.N262]);1)" office:value-type="float" office:value="2" calcext:value-type="float">
            <text:p>2</text:p>
          </table:table-cell>
          <table:table-cell table:formula="of:=COUNTIF(([.N19]~[.N46]~[.N73]~[.N100]~[.N127]~[.N154]~[.N181]~[.N208]~[.N235]~[.N262]);2)" office:value-type="float" office:value="7" calcext:value-type="float">
            <text:p>7</text:p>
          </table:table-cell>
          <table:table-cell table:formula="of:=COUNTIF(([.N19]~[.N46]~[.N73]~[.N100]~[.N127]~[.N154]~[.N181]~[.N208]~[.N235]~[.N262]);3)" office:value-type="float" office:value="1" calcext:value-type="float">
            <text:p>1</text:p>
          </table:table-cell>
          <table:table-cell table:formula="of:=COUNTIF(([.N19]~[.N46]~[.N73]~[.N100]~[.N127]~[.N154]~[.N181]~[.N208]~[.N235]~[.N262]);4)" office:value-type="float" office:value="0" calcext:value-type="float">
            <text:p>0</text:p>
          </table:table-cell>
          <table:table-cell table:formula="of:=COUNTIF(([.N19]~[.N46]~[.N73]~[.N100]~[.N127]~[.N154]~[.N181]~[.N208]~[.N235]~[.N262]);5)" office:value-type="float" office:value="0" calcext:value-type="float">
            <text:p>0</text:p>
          </table:table-cell>
          <table:table-cell table:formula="of:=COUNTIF(([.S19]~ [.S46]~ [.S73]~ [.S100]~ [.S127]~ [.S154]~ [.S181]~ [.S208]~ [.S235]~ [.S262]);1)" office:value-type="float" office:value="4" calcext:value-type="float">
            <text:p>4</text:p>
          </table:table-cell>
          <table:table-cell table:formula="of:=COUNTIF(([.S19]~[.S46]~[.S73]~[.S100]~[.S127]~[.S154]~[.S181]~[.S208]~[.S235]~[.S262]);2)" office:value-type="float" office:value="3" calcext:value-type="float">
            <text:p>3</text:p>
          </table:table-cell>
          <table:table-cell table:formula="of:=COUNTIF(([.S19]~[.S46]~[.S73]~[.S100]~[.S127]~[.S154]~[.S181]~[.S208]~[.S235]~[.S262]);3)" office:value-type="float" office:value="0" calcext:value-type="float">
            <text:p>0</text:p>
          </table:table-cell>
          <table:table-cell table:formula="of:=COUNTIF(([.S19]~[.S46]~[.S73]~[.S100]~[.S127]~[.S154]~[.S181]~[.S208]~[.S235]~[.S262]);4)" office:value-type="float" office:value="1" calcext:value-type="float">
            <text:p>1</text:p>
          </table:table-cell>
          <table:table-cell table:formula="of:=COUNTIF(([.S19]~[.S46]~[.S73]~[.S100]~[.S127]~[.S154]~[.S181]~[.S208]~[.S235]~[.S262]);5)" office:value-type="float" office:value="2" calcext:value-type="float">
            <text:p>2</text:p>
          </table:table-cell>
          <table:table-cell table:formula="of:=COUNTIF(([.X19]~ [.X46]~ [.X73]~ [.X100]~ [.X127]~ [.X154]~ [.X181]~ [.X208]~ [.X235]~ [.X262]);1)" office:value-type="float" office:value="0" calcext:value-type="float">
            <text:p>0</text:p>
          </table:table-cell>
          <table:table-cell table:formula="of:=COUNTIF(([.X19]~[.X46]~[.X73]~[.X100]~[.X127]~[.X154]~[.X181]~[.X208]~[.X235]~[.X262]);2)" office:value-type="float" office:value="10" calcext:value-type="float">
            <text:p>10</text:p>
          </table:table-cell>
          <table:table-cell table:formula="of:=COUNTIF(([.X19]~[.X46]~[.X73]~[.X100]~[.X127]~[.X154]~[.X181]~[.X208]~[.X235]~[.X262]);3)" office:value-type="float" office:value="0" calcext:value-type="float">
            <text:p>0</text:p>
          </table:table-cell>
          <table:table-cell table:formula="of:=COUNTIF(([.X19]~[.X46]~[.X73]~[.X100]~[.X127]~[.X154]~[.X181]~[.X208]~[.X235]~[.X262]);4)" office:value-type="float" office:value="0" calcext:value-type="float">
            <text:p>0</text:p>
          </table:table-cell>
          <table:table-cell table:formula="of:=COUNTIF(([.X19]~[.X46]~[.X73]~[.X100]~[.X127]~[.X154]~[.X181]~[.X208]~[.X235]~[.X262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495"/>
          <table:table-cell table:style-name="ce989" office:value-type="string" calcext:value-type="string">
            <text:p>LogisticRegression</text:p>
          </table:table-cell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his</text:p>
          </table:table-cell>
          <table:table-cell table:formula="of:=COUNTIF(([.E19]~ [.E46]~ [.E73]~ [.E100]~ [.E127]~ [.E154]~ [.E181]~ [.E208]~ [.E235]~ [.E262]);1)" office:value-type="float" office:value="0" calcext:value-type="float">
            <text:p>0</text:p>
          </table:table-cell>
          <table:table-cell table:formula="of:=COUNTIF(([.E19]~[.E46]~[.E73]~[.E100]~[.E127]~[.E154]~[.E181]~[.E208]~[.E235]~[.E262]);2)" office:value-type="float" office:value="1" calcext:value-type="float">
            <text:p>1</text:p>
          </table:table-cell>
          <table:table-cell table:formula="of:=COUNTIF(([.E19]~[.E46]~[.E73]~[.E100]~[.E127]~[.E154]~[.E181]~[.E208]~[.E235]~[.E262]);3)" office:value-type="float" office:value="1" calcext:value-type="float">
            <text:p>1</text:p>
          </table:table-cell>
          <table:table-cell table:formula="of:=COUNTIF(([.E19]~[.E46]~[.E73]~[.E100]~[.E127]~[.E154]~[.E181]~[.E208]~[.E235]~[.E262]);4)" office:value-type="float" office:value="7" calcext:value-type="float">
            <text:p>7</text:p>
          </table:table-cell>
          <table:table-cell table:formula="of:=COUNTIF(([.E19]~[.E46]~[.E73]~[.E100]~[.E127]~[.E154]~[.E181]~[.E208]~[.E235]~[.E262]);5)" office:value-type="float" office:value="1" calcext:value-type="float">
            <text:p>1</text:p>
          </table:table-cell>
          <table:table-cell table:formula="of:=COUNTIF(([.J19]~ [.J46]~ [.J73]~ [.J100]~ [.J127]~ [.J154]~ [.J181]~ [.J208]~ [.J235]~ [.J262]);1)" office:value-type="float" office:value="1" calcext:value-type="float">
            <text:p>1</text:p>
          </table:table-cell>
          <table:table-cell table:formula="of:=COUNTIF(([.J19]~[.J46]~[.J73]~[.J100]~[.J127]~[.J154]~[.J181]~[.J208]~[.J235]~[.J262]);2)" office:value-type="float" office:value="1" calcext:value-type="float">
            <text:p>1</text:p>
          </table:table-cell>
          <table:table-cell table:formula="of:=COUNTIF(([.J19]~[.J46]~[.J73]~[.J100]~[.J127]~[.J154]~[.J181]~[.J208]~[.J235]~[.J262]);3)" office:value-type="float" office:value="0" calcext:value-type="float">
            <text:p>0</text:p>
          </table:table-cell>
          <table:table-cell table:formula="of:=COUNTIF(([.J19]~[.J46]~[.J73]~[.J100]~[.J127]~[.J154]~[.J181]~[.J208]~[.J235]~[.J262]);4)" office:value-type="float" office:value="3" calcext:value-type="float">
            <text:p>3</text:p>
          </table:table-cell>
          <table:table-cell table:formula="of:=COUNTIF(([.J19]~[.J46]~[.J73]~[.J100]~[.J127]~[.J154]~[.J181]~[.J208]~[.J235]~[.J262]);5)" office:value-type="float" office:value="5" calcext:value-type="float">
            <text:p>5</text:p>
          </table:table-cell>
          <table:table-cell table:formula="of:=COUNTIF(([.O19]~ [.O46]~ [.O73]~ [.O100]~ [.O127]~ [.O154]~ [.O181]~ [.O208]~ [.O235]~ [.O262]);1)" office:value-type="float" office:value="5" calcext:value-type="float">
            <text:p>5</text:p>
          </table:table-cell>
          <table:table-cell table:formula="of:=COUNTIF(([.O19]~[.O46]~[.O73]~[.O100]~[.O127]~[.O154]~[.O181]~[.O208]~[.O235]~[.O262]);2)" office:value-type="float" office:value="3" calcext:value-type="float">
            <text:p>3</text:p>
          </table:table-cell>
          <table:table-cell table:formula="of:=COUNTIF(([.O19]~[.O46]~[.O73]~[.O100]~[.O127]~[.O154]~[.O181]~[.O208]~[.O235]~[.O262]);3)" office:value-type="float" office:value="1" calcext:value-type="float">
            <text:p>1</text:p>
          </table:table-cell>
          <table:table-cell table:formula="of:=COUNTIF(([.O19]~[.O46]~[.O73]~[.O100]~[.O127]~[.O154]~[.O181]~[.O208]~[.O235]~[.O262]);4)" office:value-type="float" office:value="1" calcext:value-type="float">
            <text:p>1</text:p>
          </table:table-cell>
          <table:table-cell table:formula="of:=COUNTIF(([.O19]~[.O46]~[.O73]~[.O100]~[.O127]~[.O154]~[.O181]~[.O208]~[.O235]~[.O262]);5)" office:value-type="float" office:value="0" calcext:value-type="float">
            <text:p>0</text:p>
          </table:table-cell>
          <table:table-cell table:formula="of:=COUNTIF(([.T19]~ [.T46]~ [.T73]~ [.T100]~ [.T127]~ [.T154]~ [.T181]~ [.T208]~ [.T235]~ [.T262]);1)" office:value-type="float" office:value="0" calcext:value-type="float">
            <text:p>0</text:p>
          </table:table-cell>
          <table:table-cell table:formula="of:=COUNTIF(([.T19]~[.T46]~[.T73]~[.T100]~[.T127]~[.T154]~[.T181]~[.T208]~[.T235]~[.T262]);2)" office:value-type="float" office:value="0" calcext:value-type="float">
            <text:p>0</text:p>
          </table:table-cell>
          <table:table-cell table:formula="of:=COUNTIF(([.T19]~[.T46]~[.T73]~[.T100]~[.T127]~[.T154]~[.T181]~[.T208]~[.T235]~[.T262]);3)" office:value-type="float" office:value="3" calcext:value-type="float">
            <text:p>3</text:p>
          </table:table-cell>
          <table:table-cell table:formula="of:=COUNTIF(([.T19]~[.T46]~[.T73]~[.T100]~[.T127]~[.T154]~[.T181]~[.T208]~[.T235]~[.T262]);4)" office:value-type="float" office:value="4" calcext:value-type="float">
            <text:p>4</text:p>
          </table:table-cell>
          <table:table-cell table:formula="of:=COUNTIF(([.T19]~[.T46]~[.T73]~[.T100]~[.T127]~[.T154]~[.T181]~[.T208]~[.T235]~[.T262]);5)" office:value-type="float" office:value="3" calcext:value-type="float">
            <text:p>3</text:p>
          </table:table-cell>
          <table:table-cell table:formula="of:=COUNTIF(([.Y19]~ [.Y46]~ [.Y73]~ [.Y100]~ [.Y127]~ [.Y154]~ [.Y181]~ [.Y208]~ [.Y235]~ [.Y262]);1)" office:value-type="float" office:value="0" calcext:value-type="float">
            <text:p>0</text:p>
          </table:table-cell>
          <table:table-cell table:formula="of:=COUNTIF(([.Y19]~[.Y46]~[.Y73]~[.Y100]~[.Y127]~[.Y154]~[.Y181]~[.Y208]~[.Y235]~[.Y262]);2)" office:value-type="float" office:value="0" calcext:value-type="float">
            <text:p>0</text:p>
          </table:table-cell>
          <table:table-cell table:formula="of:=COUNTIF(([.Y19]~[.Y46]~[.Y73]~[.Y100]~[.Y127]~[.Y154]~[.Y181]~[.Y208]~[.Y235]~[.Y262]);3)" office:value-type="float" office:value="5" calcext:value-type="float">
            <text:p>5</text:p>
          </table:table-cell>
          <table:table-cell table:formula="of:=COUNTIF(([.Y19]~[.Y46]~[.Y73]~[.Y100]~[.Y127]~[.Y154]~[.Y181]~[.Y208]~[.Y235]~[.Y262]);4)" office:value-type="float" office:value="0" calcext:value-type="float">
            <text:p>0</text:p>
          </table:table-cell>
          <table:table-cell table:formula="of:=COUNTIF(([.Y19]~[.Y46]~[.Y73]~[.Y100]~[.Y127]~[.Y154]~[.Y181]~[.Y208]~[.Y235]~[.Y262]);5)" office:value-type="float" office:value="5" calcext:value-type="float">
            <text:p>5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495"/>
          <table:table-cell table:style-name="ce989" office:value-type="string" calcext:value-type="string">
            <text:p>LogisticRegression</text:p>
          </table:table-cell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iso</text:p>
          </table:table-cell>
          <table:table-cell table:formula="of:=COUNTIF(([.F19]~ [.F46]~ [.F73]~ [.F100]~ [.F127]~ [.F154]~ [.F181]~ [.F208]~ [.F235]~ [.F262]);1)" office:value-type="float" office:value="9" calcext:value-type="float">
            <text:p>9</text:p>
          </table:table-cell>
          <table:table-cell table:formula="of:=COUNTIF(([.F19]~[.F46]~[.F73]~[.F100]~[.F127]~[.F154]~[.F181]~[.F208]~[.F235]~[.F262]);2)" office:value-type="float" office:value="0" calcext:value-type="float">
            <text:p>0</text:p>
          </table:table-cell>
          <table:table-cell table:formula="of:=COUNTIF(([.F19]~[.F46]~[.F73]~[.F100]~[.F127]~[.F154]~[.F181]~[.F208]~[.F235]~[.F262]);3)" office:value-type="float" office:value="0" calcext:value-type="float">
            <text:p>0</text:p>
          </table:table-cell>
          <table:table-cell table:formula="of:=COUNTIF(([.F19]~[.F46]~[.F73]~[.F100]~[.F127]~[.F154]~[.F181]~[.F208]~[.F235]~[.F262]);4)" office:value-type="float" office:value="1" calcext:value-type="float">
            <text:p>1</text:p>
          </table:table-cell>
          <table:table-cell table:formula="of:=COUNTIF(([.F19]~[.F46]~[.F73]~[.F100]~[.F127]~[.F154]~[.F181]~[.F208]~[.F235]~[.F262]);5)" office:value-type="float" office:value="0" calcext:value-type="float">
            <text:p>0</text:p>
          </table:table-cell>
          <table:table-cell table:formula="of:=COUNTIF(([.K19]~ [.K46]~ [.K73]~ [.K100]~ [.K127]~ [.K154]~ [.K181]~ [.K208]~ [.K235]~ [.K262]);1)" office:value-type="float" office:value="6" calcext:value-type="float">
            <text:p>6</text:p>
          </table:table-cell>
          <table:table-cell table:formula="of:=COUNTIF(([.K19]~[.K46]~[.K73]~[.K100]~[.K127]~[.K154]~[.K181]~[.K208]~[.K235]~[.K262]);2)" office:value-type="float" office:value="1" calcext:value-type="float">
            <text:p>1</text:p>
          </table:table-cell>
          <table:table-cell table:formula="of:=COUNTIF(([.K19]~[.K46]~[.K73]~[.K100]~[.K127]~[.K154]~[.K181]~[.K208]~[.K235]~[.K262]);3)" office:value-type="float" office:value="1" calcext:value-type="float">
            <text:p>1</text:p>
          </table:table-cell>
          <table:table-cell table:formula="of:=COUNTIF(([.K19]~[.K46]~[.K73]~[.K100]~[.K127]~[.K154]~[.K181]~[.K208]~[.K235]~[.K262]);4)" office:value-type="float" office:value="1" calcext:value-type="float">
            <text:p>1</text:p>
          </table:table-cell>
          <table:table-cell table:formula="of:=COUNTIF(([.K19]~[.K46]~[.K73]~[.K100]~[.K127]~[.K154]~[.K181]~[.K208]~[.K235]~[.K262]);5)" office:value-type="float" office:value="1" calcext:value-type="float">
            <text:p>1</text:p>
          </table:table-cell>
          <table:table-cell table:formula="of:=COUNTIF(([.P19]~ [.P46]~ [.P73]~ [.P100]~ [.P127]~ [.P154]~ [.P181]~ [.P208]~ [.P235]~ [.P262]);1)" office:value-type="float" office:value="2" calcext:value-type="float">
            <text:p>2</text:p>
          </table:table-cell>
          <table:table-cell table:formula="of:=COUNTIF(([.P19]~[.P46]~[.P73]~[.P100]~[.P127]~[.P154]~[.P181]~[.P208]~[.P235]~[.P262]);2)" office:value-type="float" office:value="0" calcext:value-type="float">
            <text:p>0</text:p>
          </table:table-cell>
          <table:table-cell table:formula="of:=COUNTIF(([.P19]~[.P46]~[.P73]~[.P100]~[.P127]~[.P154]~[.P181]~[.P208]~[.P235]~[.P262]);3)" office:value-type="float" office:value="5" calcext:value-type="float">
            <text:p>5</text:p>
          </table:table-cell>
          <table:table-cell table:formula="of:=COUNTIF(([.P19]~[.P46]~[.P73]~[.P100]~[.P127]~[.P154]~[.P181]~[.P208]~[.P235]~[.P262]);4)" office:value-type="float" office:value="3" calcext:value-type="float">
            <text:p>3</text:p>
          </table:table-cell>
          <table:table-cell table:formula="of:=COUNTIF(([.P19]~[.P46]~[.P73]~[.P100]~[.P127]~[.P154]~[.P181]~[.P208]~[.P235]~[.P262]);5)" office:value-type="float" office:value="0" calcext:value-type="float">
            <text:p>0</text:p>
          </table:table-cell>
          <table:table-cell table:formula="of:=COUNTIF(([.U19]~ [.U46]~ [.U73]~ [.U100]~ [.U127]~ [.U154]~ [.U181]~ [.U208]~ [.U235]~ [.U262]);1)" office:value-type="float" office:value="6" calcext:value-type="float">
            <text:p>6</text:p>
          </table:table-cell>
          <table:table-cell table:formula="of:=COUNTIF(([.U19]~[.U46]~[.U73]~[.U100]~[.U127]~[.U154]~[.U181]~[.U208]~[.U235]~[.U262]);2)" office:value-type="float" office:value="2" calcext:value-type="float">
            <text:p>2</text:p>
          </table:table-cell>
          <table:table-cell table:formula="of:=COUNTIF(([.U19]~[.U46]~[.U73]~[.U100]~[.U127]~[.U154]~[.U181]~[.U208]~[.U235]~[.U262]);3)" office:value-type="float" office:value="0" calcext:value-type="float">
            <text:p>0</text:p>
          </table:table-cell>
          <table:table-cell table:formula="of:=COUNTIF(([.U19]~[.U46]~[.U73]~[.U100]~[.U127]~[.U154]~[.U181]~[.U208]~[.U235]~[.U262]);4)" office:value-type="float" office:value="0" calcext:value-type="float">
            <text:p>0</text:p>
          </table:table-cell>
          <table:table-cell table:formula="of:=COUNTIF(([.U19]~[.U46]~[.U73]~[.U100]~[.U127]~[.U154]~[.U181]~[.U208]~[.U235]~[.U262]);5)" office:value-type="float" office:value="2" calcext:value-type="float">
            <text:p>2</text:p>
          </table:table-cell>
          <table:table-cell table:formula="of:=COUNTIF(([.Z19]~ [.Z46]~ [.Z73]~ [.Z100]~ [.Z127]~ [.Z154]~ [.Z181]~ [.Z208]~ [.Z235]~ [.Z262]);1)" office:value-type="float" office:value="10" calcext:value-type="float">
            <text:p>10</text:p>
          </table:table-cell>
          <table:table-cell table:formula="of:=COUNTIF(([.Z19]~[.Z46]~[.Z73]~[.Z100]~[.Z127]~[.Z154]~[.Z181]~[.Z208]~[.Z235]~[.Z262]);2)" office:value-type="float" office:value="0" calcext:value-type="float">
            <text:p>0</text:p>
          </table:table-cell>
          <table:table-cell table:formula="of:=COUNTIF(([.Z19]~[.Z46]~[.Z73]~[.Z100]~[.Z127]~[.Z154]~[.Z181]~[.Z208]~[.Z235]~[.Z262]);3)" office:value-type="float" office:value="0" calcext:value-type="float">
            <text:p>0</text:p>
          </table:table-cell>
          <table:table-cell table:formula="of:=COUNTIF(([.Z19]~[.Z46]~[.Z73]~[.Z100]~[.Z127]~[.Z154]~[.Z181]~[.Z208]~[.Z235]~[.Z262]);4)" office:value-type="float" office:value="0" calcext:value-type="float">
            <text:p>0</text:p>
          </table:table-cell>
          <table:table-cell table:formula="of:=COUNTIF(([.Z19]~[.Z46]~[.Z73]~[.Z100]~[.Z127]~[.Z154]~[.Z181]~[.Z208]~[.Z235]~[.Z262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formula="of:=RANK([.C4]; OFFSET([.$C4]; 0; 0; 1; 5))" office:value-type="float" office:value="5" calcext:value-type="float">
            <text:p>5</text:p>
          </table:table-cell>
          <table:table-cell table:formula="of:=RANK([.D5]; OFFSET([.$C5]; 0; 0; 1; 5))" office:value-type="float" office:value="3" calcext:value-type="float">
            <text:p>3</text:p>
          </table:table-cell>
          <table:table-cell table:formula="of:=RANK([.E5]; OFFSET([.$C5]; 0; 0; 1; 5))" office:value-type="float" office:value="4" calcext:value-type="float">
            <text:p>4</text:p>
          </table:table-cell>
          <table:table-cell table:formula="of:=RANK([.F5]; OFFSET([.$C5]; 0; 0; 1; 5))" office:value-type="float" office:value="1" calcext:value-type="float">
            <text:p>1</text:p>
          </table:table-cell>
          <table:table-cell table:formula="of:=RANK([.G5]; OFFSET([.$C5]; 0; 0; 1; 5))" office:value-type="float" office:value="5" calcext:value-type="float">
            <text:p>5</text:p>
          </table:table-cell>
          <table:table-cell table:formula="of:=RANK([.H4];[.$H4:.$L4];)" office:value-type="float" office:value="5" calcext:value-type="float">
            <text:p>5</text:p>
          </table:table-cell>
          <table:table-cell table:formula="of:=RANK([.I4];[.$H4:.$L4];)" office:value-type="float" office:value="4" calcext:value-type="float">
            <text:p>4</text:p>
          </table:table-cell>
          <table:table-cell table:formula="of:=RANK([.J4];[.$H4:.$L4];)" office:value-type="float" office:value="3" calcext:value-type="float">
            <text:p>3</text:p>
          </table:table-cell>
          <table:table-cell table:formula="of:=RANK([.K4];[.$H4:.$L4];)" office:value-type="float" office:value="1" calcext:value-type="float">
            <text:p>1</text:p>
          </table:table-cell>
          <table:table-cell table:formula="of:=RANK([.L4];[.$H4:.$L4];)" office:value-type="float" office:value="2" calcext:value-type="float">
            <text:p>2</text:p>
          </table:table-cell>
          <table:table-cell table:formula="of:=RANK([.M4];[.$M4:.$Q4];)" office:value-type="float" office:value="5" calcext:value-type="float">
            <text:p>5</text:p>
          </table:table-cell>
          <table:table-cell table:formula="of:=RANK([.N4];[.$M4:.$Q4];)" office:value-type="float" office:value="4" calcext:value-type="float">
            <text:p>4</text:p>
          </table:table-cell>
          <table:table-cell table:formula="of:=RANK([.O4];[.$M4:.$Q4];)" office:value-type="float" office:value="3" calcext:value-type="float">
            <text:p>3</text:p>
          </table:table-cell>
          <table:table-cell table:formula="of:=RANK([.P4];[.$M4:.$Q4];)" office:value-type="float" office:value="1" calcext:value-type="float">
            <text:p>1</text:p>
          </table:table-cell>
          <table:table-cell table:formula="of:=RANK([.Q4];[.$M4:.$Q4];)" office:value-type="float" office:value="2" calcext:value-type="float">
            <text:p>2</text:p>
          </table:table-cell>
          <table:table-cell table:formula="of:=RANK([.R4];[.$R4:.$V4];)" office:value-type="float" office:value="5" calcext:value-type="float">
            <text:p>5</text:p>
          </table:table-cell>
          <table:table-cell table:formula="of:=RANK([.S4];[.$R4:.$V4];)" office:value-type="float" office:value="2" calcext:value-type="float">
            <text:p>2</text:p>
          </table:table-cell>
          <table:table-cell table:formula="of:=RANK([.T4];[.$R4:.$V4];)" office:value-type="float" office:value="3" calcext:value-type="float">
            <text:p>3</text:p>
          </table:table-cell>
          <table:table-cell table:formula="of:=RANK([.U4];[.$R4:.$V4];)" office:value-type="float" office:value="1" calcext:value-type="float">
            <text:p>1</text:p>
          </table:table-cell>
          <table:table-cell table:formula="of:=RANK([.V4];[.$R4:.$V4];)" office:value-type="float" office:value="4" calcext:value-type="float">
            <text:p>4</text:p>
          </table:table-cell>
          <table:table-cell table:formula="of:=RANK([.W4];[.$W4:.$AA4];)" office:value-type="float" office:value="5" calcext:value-type="float">
            <text:p>5</text:p>
          </table:table-cell>
          <table:table-cell table:formula="of:=RANK([.X4];[.$W4:.$AA4];)" office:value-type="float" office:value="4" calcext:value-type="float">
            <text:p>4</text:p>
          </table:table-cell>
          <table:table-cell table:formula="of:=RANK([.Y4];[.$W4:.$AA4];)" office:value-type="float" office:value="3" calcext:value-type="float">
            <text:p>3</text:p>
          </table:table-cell>
          <table:table-cell table:formula="of:=RANK([.Z4];[.$W4:.$AA4];)" office:value-type="float" office:value="1" calcext:value-type="float">
            <text:p>1</text:p>
          </table:table-cell>
          <table:table-cell table:formula="of:=RANK([.AA4];[.$W4:.$AA4];)" office:value-type="float" office:value="2" calcext:value-type="float">
            <text:p>2</text:p>
          </table:table-cell>
          <table:table-cell/>
          <table:table-cell table:style-name="ce495"/>
          <table:table-cell table:style-name="ce989" office:value-type="string" calcext:value-type="string">
            <text:p>LogisticRegression</text:p>
          </table:table-cell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pla</text:p>
          </table:table-cell>
          <table:table-cell table:formula="of:=COUNTIF(([.G19]~ [.G46]~ [.G73]~ [.G100]~ [.G127]~ [.G154]~ [.G181]~ [.G208]~ [.G235]~ [.G262]);1)" office:value-type="float" office:value="0" calcext:value-type="float">
            <text:p>0</text:p>
          </table:table-cell>
          <table:table-cell table:formula="of:=COUNTIF(([.G19]~[.G46]~[.G73]~[.G100]~[.G127]~[.G154]~[.G181]~[.G208]~[.G235]~[.G262]);2)" office:value-type="float" office:value="6" calcext:value-type="float">
            <text:p>6</text:p>
          </table:table-cell>
          <table:table-cell table:formula="of:=COUNTIF(([.G19]~[.G46]~[.G73]~[.G100]~[.G127]~[.G154]~[.G181]~[.G208]~[.G235]~[.G262]);3)" office:value-type="float" office:value="3" calcext:value-type="float">
            <text:p>3</text:p>
          </table:table-cell>
          <table:table-cell table:formula="of:=COUNTIF(([.G19]~[.G46]~[.G73]~[.G100]~[.G127]~[.G154]~[.G181]~[.G208]~[.G235]~[.G262]);4)" office:value-type="float" office:value="1" calcext:value-type="float">
            <text:p>1</text:p>
          </table:table-cell>
          <table:table-cell table:formula="of:=COUNTIF(([.G19]~[.G46]~[.G73]~[.G100]~[.G127]~[.G154]~[.G181]~[.G208]~[.G235]~[.G262]);5)" office:value-type="float" office:value="0" calcext:value-type="float">
            <text:p>0</text:p>
          </table:table-cell>
          <table:table-cell table:formula="of:=COUNTIF(([.L19]~ [.L46]~ [.L73]~ [.L100]~ [.L127]~ [.L154]~ [.L181]~ [.L208]~ [.L235]~ [.L262]);1)" office:value-type="float" office:value="3" calcext:value-type="float">
            <text:p>3</text:p>
          </table:table-cell>
          <table:table-cell table:formula="of:=COUNTIF(([.L19]~[.L46]~[.L73]~[.L100]~[.L127]~[.L154]~[.L181]~[.L208]~[.L235]~[.L262]);2)" office:value-type="float" office:value="6" calcext:value-type="float">
            <text:p>6</text:p>
          </table:table-cell>
          <table:table-cell table:formula="of:=COUNTIF(([.L19]~[.L46]~[.L73]~[.L100]~[.L127]~[.L154]~[.L181]~[.L208]~[.L235]~[.L262]);3)" office:value-type="float" office:value="0" calcext:value-type="float">
            <text:p>0</text:p>
          </table:table-cell>
          <table:table-cell table:formula="of:=COUNTIF(([.L19]~[.L46]~[.L73]~[.L100]~[.L127]~[.L154]~[.L181]~[.L208]~[.L235]~[.L262]);4)" office:value-type="float" office:value="1" calcext:value-type="float">
            <text:p>1</text:p>
          </table:table-cell>
          <table:table-cell table:formula="of:=COUNTIF(([.L19]~[.L46]~[.L73]~[.L100]~[.L127]~[.L154]~[.L181]~[.L208]~[.L235]~[.L262]);5)" office:value-type="float" office:value="0" calcext:value-type="float">
            <text:p>0</text:p>
          </table:table-cell>
          <table:table-cell table:formula="of:=COUNTIF(([.Q19]~ [.Q46]~ [.Q73]~ [.Q100]~ [.Q127]~ [.Q154]~ [.Q181]~ [.Q208]~ [.Q235]~ [.Q262]);1)" office:value-type="float" office:value="1" calcext:value-type="float">
            <text:p>1</text:p>
          </table:table-cell>
          <table:table-cell table:formula="of:=COUNTIF(([.Q19]~[.Q46]~[.Q73]~[.Q100]~[.Q127]~[.Q154]~[.Q181]~[.Q208]~[.Q235]~[.Q262]);2)" office:value-type="float" office:value="0" calcext:value-type="float">
            <text:p>0</text:p>
          </table:table-cell>
          <table:table-cell table:formula="of:=COUNTIF(([.Q19]~[.Q46]~[.Q73]~[.Q100]~[.Q127]~[.Q154]~[.Q181]~[.Q208]~[.Q235]~[.Q262]);3)" office:value-type="float" office:value="3" calcext:value-type="float">
            <text:p>3</text:p>
          </table:table-cell>
          <table:table-cell table:formula="of:=COUNTIF(([.Q19]~[.Q46]~[.Q73]~[.Q100]~[.Q127]~[.Q154]~[.Q181]~[.Q208]~[.Q235]~[.Q262]);4)" office:value-type="float" office:value="6" calcext:value-type="float">
            <text:p>6</text:p>
          </table:table-cell>
          <table:table-cell table:formula="of:=COUNTIF(([.Q19]~[.Q46]~[.Q73]~[.Q100]~[.Q127]~[.Q154]~[.Q181]~[.Q208]~[.Q235]~[.Q262]);5)" office:value-type="float" office:value="0" calcext:value-type="float">
            <text:p>0</text:p>
          </table:table-cell>
          <table:table-cell table:formula="of:=COUNTIF(([.V19]~ [.V46]~ [.V73]~ [.V100]~ [.V127]~ [.V154]~ [.V181]~ [.V208]~ [.V235]~ [.V262]);1)" office:value-type="float" office:value="0" calcext:value-type="float">
            <text:p>0</text:p>
          </table:table-cell>
          <table:table-cell table:formula="of:=COUNTIF(([.V19]~[.V46]~[.V73]~[.V100]~[.V127]~[.V154]~[.V181]~[.V208]~[.V235]~[.V262]);2)" office:value-type="float" office:value="5" calcext:value-type="float">
            <text:p>5</text:p>
          </table:table-cell>
          <table:table-cell table:formula="of:=COUNTIF(([.V19]~[.V46]~[.V73]~[.V100]~[.V127]~[.V154]~[.V181]~[.V208]~[.V235]~[.V262]);3)" office:value-type="float" office:value="5" calcext:value-type="float">
            <text:p>5</text:p>
          </table:table-cell>
          <table:table-cell table:formula="of:=COUNTIF(([.V19]~[.V46]~[.V73]~[.V100]~[.V127]~[.V154]~[.V181]~[.V208]~[.V235]~[.V262]);4)" office:value-type="float" office:value="0" calcext:value-type="float">
            <text:p>0</text:p>
          </table:table-cell>
          <table:table-cell table:formula="of:=COUNTIF(([.V19]~[.V46]~[.V73]~[.V100]~[.V127]~[.V154]~[.V181]~[.V208]~[.V235]~[.V262]);5)" office:value-type="float" office:value="0" calcext:value-type="float">
            <text:p>0</text:p>
          </table:table-cell>
          <table:table-cell table:formula="of:=COUNTIF(([.AA19]~ [.AA46]~ [.AA73]~ [.AA100]~ [.AA127]~ [.AA154]~ [.AA181]~ [.AA208]~ [.AA235]~ [.AA262]);1)" office:value-type="float" office:value="0" calcext:value-type="float">
            <text:p>0</text:p>
          </table:table-cell>
          <table:table-cell table:formula="of:=COUNTIF(([.AA19]~[.AA46]~[.AA73]~[.AA100]~[.AA127]~[.AA154]~[.AA181]~[.AA208]~[.AA235]~[.AA262]);2)" office:value-type="float" office:value="0" calcext:value-type="float">
            <text:p>0</text:p>
          </table:table-cell>
          <table:table-cell table:formula="of:=COUNTIF(([.AA19]~[.AA46]~[.AA73]~[.AA100]~[.AA127]~[.AA154]~[.AA181]~[.AA208]~[.AA235]~[.AA262]);3)" office:value-type="float" office:value="4" calcext:value-type="float">
            <text:p>4</text:p>
          </table:table-cell>
          <table:table-cell table:formula="of:=COUNTIF(([.AA19]~[.AA46]~[.AA73]~[.AA100]~[.AA127]~[.AA154]~[.AA181]~[.AA208]~[.AA235]~[.AA262]);4)" office:value-type="float" office:value="3" calcext:value-type="float">
            <text:p>3</text:p>
          </table:table-cell>
          <table:table-cell table:formula="of:=COUNTIF(([.AA19]~[.AA46]~[.AA73]~[.AA100]~[.AA127]~[.AA154]~[.AA181]~[.AA208]~[.AA235]~[.AA262]);5)" office:value-type="float" office:value="3" calcext:value-type="float">
            <text:p>3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5];[.$C5:.$G5];)" office:value-type="float" office:value="2" calcext:value-type="float">
            <text:p>2</text:p>
          </table:table-cell>
          <table:table-cell table:formula="of:=RANK([.D5];[.$C5:.$G5];)" office:value-type="float" office:value="3" calcext:value-type="float">
            <text:p>3</text:p>
          </table:table-cell>
          <table:table-cell table:formula="of:=RANK([.E5];[.$C5:.$G5];)" office:value-type="float" office:value="4" calcext:value-type="float">
            <text:p>4</text:p>
          </table:table-cell>
          <table:table-cell table:formula="of:=RANK([.F5];[.$C5:.$G5];)" office:value-type="float" office:value="1" calcext:value-type="float">
            <text:p>1</text:p>
          </table:table-cell>
          <table:table-cell table:formula="of:=RANK([.G5];[.$C5:.$G5];)" office:value-type="float" office:value="5" calcext:value-type="float">
            <text:p>5</text:p>
          </table:table-cell>
          <table:table-cell table:formula="of:=RANK([.H5];[.$H5:.$L5];)" office:value-type="float" office:value="2" calcext:value-type="float">
            <text:p>2</text:p>
          </table:table-cell>
          <table:table-cell table:formula="of:=RANK([.I5];[.$H5:.$L5];)" office:value-type="float" office:value="4" calcext:value-type="float">
            <text:p>4</text:p>
          </table:table-cell>
          <table:table-cell table:formula="of:=RANK([.J5];[.$H5:.$L5];)" office:value-type="float" office:value="3" calcext:value-type="float">
            <text:p>3</text:p>
          </table:table-cell>
          <table:table-cell table:formula="of:=RANK([.K5];[.$H5:.$L5];)" office:value-type="float" office:value="1" calcext:value-type="float">
            <text:p>1</text:p>
          </table:table-cell>
          <table:table-cell table:formula="of:=RANK([.L5];[.$H5:.$L5];)" office:value-type="float" office:value="5" calcext:value-type="float">
            <text:p>5</text:p>
          </table:table-cell>
          <table:table-cell table:formula="of:=RANK([.M5];[.$M5:.$Q5];)" office:value-type="float" office:value="3" calcext:value-type="float">
            <text:p>3</text:p>
          </table:table-cell>
          <table:table-cell table:formula="of:=RANK([.N5];[.$M5:.$Q5];)" office:value-type="float" office:value="5" calcext:value-type="float">
            <text:p>5</text:p>
          </table:table-cell>
          <table:table-cell table:formula="of:=RANK([.O5];[.$M5:.$Q5];)" office:value-type="float" office:value="4" calcext:value-type="float">
            <text:p>4</text:p>
          </table:table-cell>
          <table:table-cell table:formula="of:=RANK([.P5];[.$M5:.$Q5];)" office:value-type="float" office:value="2" calcext:value-type="float">
            <text:p>2</text:p>
          </table:table-cell>
          <table:table-cell table:formula="of:=RANK([.Q5];[.$M5:.$Q5];)" office:value-type="float" office:value="1" calcext:value-type="float">
            <text:p>1</text:p>
          </table:table-cell>
          <table:table-cell table:formula="of:=RANK([.R5];[.$R5:.$V5];)" office:value-type="float" office:value="1" calcext:value-type="float">
            <text:p>1</text:p>
          </table:table-cell>
          <table:table-cell table:formula="of:=RANK([.S5];[.$R5:.$V5];)" office:value-type="float" office:value="3" calcext:value-type="float">
            <text:p>3</text:p>
          </table:table-cell>
          <table:table-cell table:formula="of:=RANK([.T5];[.$R5:.$V5];)" office:value-type="float" office:value="4" calcext:value-type="float">
            <text:p>4</text:p>
          </table:table-cell>
          <table:table-cell table:formula="of:=RANK([.U5];[.$R5:.$V5];)" office:value-type="float" office:value="2" calcext:value-type="float">
            <text:p>2</text:p>
          </table:table-cell>
          <table:table-cell table:formula="of:=RANK([.V5];[.$R5:.$V5];)" office:value-type="float" office:value="5" calcext:value-type="float">
            <text:p>5</text:p>
          </table:table-cell>
          <table:table-cell table:formula="of:=RANK([.W5];[.$W5:.$AA5];)" office:value-type="float" office:value="3" calcext:value-type="float">
            <text:p>3</text:p>
          </table:table-cell>
          <table:table-cell table:formula="of:=RANK([.X5];[.$W5:.$AA5];)" office:value-type="float" office:value="4" calcext:value-type="float">
            <text:p>4</text:p>
          </table:table-cell>
          <table:table-cell table:formula="of:=RANK([.Y5];[.$W5:.$AA5];)" office:value-type="float" office:value="5" calcext:value-type="float">
            <text:p>5</text:p>
          </table:table-cell>
          <table:table-cell table:formula="of:=RANK([.Z5];[.$W5:.$AA5];)" office:value-type="float" office:value="1" calcext:value-type="float">
            <text:p>1</text:p>
          </table:table-cell>
          <table:table-cell table:formula="of:=RANK([.AA5];[.$W5:.$AA5];)" office:value-type="float" office:value="2" calcext:value-type="float">
            <text:p>2</text:p>
          </table:table-cell>
          <table:table-cell/>
          <table:table-cell table:style-name="ce495"/>
          <table:table-cell table:style-name="ce989" office:value-type="string" calcext:value-type="string">
            <text:p>LogisticRegression</text:p>
          </table:table-cell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base</text:p>
          </table:table-cell>
          <table:table-cell table:formula="of:=COUNTIF(([.C20]~ [.C47]~ [.C74]~ [.C101]~ [.C128]~ [.C155]~ [.C182]~ [.C209]~ [.C236]~ [.C263]);1)" office:value-type="float" office:value="0" calcext:value-type="float">
            <text:p>0</text:p>
          </table:table-cell>
          <table:table-cell table:formula="of:=COUNTIF(([.C20]~[.C47]~[.C74]~[.C101]~[.C128]~[.C155]~[.C182]~[.C209]~[.C236]~[.C263]);2)" office:value-type="float" office:value="3" calcext:value-type="float">
            <text:p>3</text:p>
          </table:table-cell>
          <table:table-cell table:formula="of:=COUNTIF(([.C20]~[.C47]~[.C74]~[.C101]~[.C128]~[.C155]~[.C182]~[.C209]~[.C236]~[.C263]);3)" office:value-type="float" office:value="5" calcext:value-type="float">
            <text:p>5</text:p>
          </table:table-cell>
          <table:table-cell table:formula="of:=COUNTIF(([.C20]~[.C47]~[.C74]~[.C101]~[.C128]~[.C155]~[.C182]~[.C209]~[.C236]~[.C263]);4)" office:value-type="float" office:value="0" calcext:value-type="float">
            <text:p>0</text:p>
          </table:table-cell>
          <table:table-cell table:formula="of:=COUNTIF(([.C20]~[.C47]~[.C74]~[.C101]~[.C128]~[.C155]~[.C182]~[.C209]~[.C236]~[.C263]);5)" office:value-type="float" office:value="2" calcext:value-type="float">
            <text:p>2</text:p>
          </table:table-cell>
          <table:table-cell table:formula="of:=COUNTIF(([.H20]~ [.H47]~ [.H74]~ [.H101]~ [.H128]~ [.H155]~ [.H182]~ [.H209]~ [.H236]~ [.H263]);1)" office:value-type="float" office:value="1" calcext:value-type="float">
            <text:p>1</text:p>
          </table:table-cell>
          <table:table-cell table:formula="of:=COUNTIF(([.H20]~[.H47]~[.H74]~[.H101]~[.H128]~[.H155]~[.H182]~[.H209]~[.H236]~[.H263]);2)" office:value-type="float" office:value="4" calcext:value-type="float">
            <text:p>4</text:p>
          </table:table-cell>
          <table:table-cell table:formula="of:=COUNTIF(([.H20]~[.H47]~[.H74]~[.H101]~[.H128]~[.H155]~[.H182]~[.H209]~[.H236]~[.H263]);3)" office:value-type="float" office:value="2" calcext:value-type="float">
            <text:p>2</text:p>
          </table:table-cell>
          <table:table-cell table:formula="of:=COUNTIF(([.H20]~[.H47]~[.H74]~[.H101]~[.H128]~[.H155]~[.H182]~[.H209]~[.H236]~[.H263]);4)" office:value-type="float" office:value="2" calcext:value-type="float">
            <text:p>2</text:p>
          </table:table-cell>
          <table:table-cell table:formula="of:=COUNTIF(([.H20]~[.H47]~[.H74]~[.H101]~[.H128]~[.H155]~[.H182]~[.H209]~[.H236]~[.H263]);5)" office:value-type="float" office:value="1" calcext:value-type="float">
            <text:p>1</text:p>
          </table:table-cell>
          <table:table-cell table:formula="of:=COUNTIF(([.M20]~ [.M47]~ [.M74]~ [.M101]~ [.M128]~ [.M155]~ [.M182]~ [.M209]~ [.M236]~ [.M263]);1)" office:value-type="float" office:value="1" calcext:value-type="float">
            <text:p>1</text:p>
          </table:table-cell>
          <table:table-cell table:formula="of:=COUNTIF(([.M20]~[.M47]~[.M74]~[.M101]~[.M128]~[.M155]~[.M182]~[.M209]~[.M236]~[.M263]);2)" office:value-type="float" office:value="1" calcext:value-type="float">
            <text:p>1</text:p>
          </table:table-cell>
          <table:table-cell table:formula="of:=COUNTIF(([.M20]~[.M47]~[.M74]~[.M101]~[.M128]~[.M155]~[.M182]~[.M209]~[.M236]~[.M263]);3)" office:value-type="float" office:value="1" calcext:value-type="float">
            <text:p>1</text:p>
          </table:table-cell>
          <table:table-cell table:formula="of:=COUNTIF(([.M20]~[.M47]~[.M74]~[.M101]~[.M128]~[.M155]~[.M182]~[.M209]~[.M236]~[.M263]);4)" office:value-type="float" office:value="6" calcext:value-type="float">
            <text:p>6</text:p>
          </table:table-cell>
          <table:table-cell table:formula="of:=COUNTIF(([.M20]~[.M47]~[.M74]~[.M101]~[.M128]~[.M155]~[.M182]~[.M209]~[.M236]~[.M263]);5)" office:value-type="float" office:value="1" calcext:value-type="float">
            <text:p>1</text:p>
          </table:table-cell>
          <table:table-cell table:formula="of:=COUNTIF(([.R20]~ [.R47]~ [.R74]~ [.R101]~ [.R128]~ [.R155]~ [.R182]~ [.R209]~ [.R236]~ [.R263]);1)" office:value-type="float" office:value="2" calcext:value-type="float">
            <text:p>2</text:p>
          </table:table-cell>
          <table:table-cell table:formula="of:=COUNTIF(([.R20]~[.R47]~[.R74]~[.R101]~[.R128]~[.R155]~[.R182]~[.R209]~[.R236]~[.R263]);2)" office:value-type="float" office:value="3" calcext:value-type="float">
            <text:p>3</text:p>
          </table:table-cell>
          <table:table-cell table:formula="of:=COUNTIF(([.R20]~[.R47]~[.R74]~[.R101]~[.R128]~[.R155]~[.R182]~[.R209]~[.R236]~[.R263]);3)" office:value-type="float" office:value="3" calcext:value-type="float">
            <text:p>3</text:p>
          </table:table-cell>
          <table:table-cell table:formula="of:=COUNTIF(([.R20]~[.R47]~[.R74]~[.R101]~[.R128]~[.R155]~[.R182]~[.R209]~[.R236]~[.R263]);4)" office:value-type="float" office:value="1" calcext:value-type="float">
            <text:p>1</text:p>
          </table:table-cell>
          <table:table-cell table:formula="of:=COUNTIF(([.R20]~[.R47]~[.R74]~[.R101]~[.R128]~[.R155]~[.R182]~[.R209]~[.R236]~[.R263]);5)" office:value-type="float" office:value="1" calcext:value-type="float">
            <text:p>1</text:p>
          </table:table-cell>
          <table:table-cell table:formula="of:=COUNTIF(([.W20]~ [.W47]~ [.W74]~ [.W101]~ [.W128]~ [.W155]~ [.W182]~ [.W209]~ [.W236]~ [.W263]);1)" office:value-type="float" office:value="4" calcext:value-type="float">
            <text:p>4</text:p>
          </table:table-cell>
          <table:table-cell table:formula="of:=COUNTIF(([.W20]~[.W47]~[.W74]~[.W101]~[.W128]~[.W155]~[.W182]~[.W209]~[.W236]~[.W263]);2)" office:value-type="float" office:value="0" calcext:value-type="float">
            <text:p>0</text:p>
          </table:table-cell>
          <table:table-cell table:formula="of:=COUNTIF(([.W20]~[.W47]~[.W74]~[.W101]~[.W128]~[.W155]~[.W182]~[.W209]~[.W236]~[.W263]);3)" office:value-type="float" office:value="1" calcext:value-type="float">
            <text:p>1</text:p>
          </table:table-cell>
          <table:table-cell table:formula="of:=COUNTIF(([.W20]~[.W47]~[.W74]~[.W101]~[.W128]~[.W155]~[.W182]~[.W209]~[.W236]~[.W263]);4)" office:value-type="float" office:value="4" calcext:value-type="float">
            <text:p>4</text:p>
          </table:table-cell>
          <table:table-cell table:formula="of:=COUNTIF(([.W20]~[.W47]~[.W74]~[.W101]~[.W128]~[.W155]~[.W182]~[.W209]~[.W236]~[.W263]);5)" office:value-type="float" office:value="1" calcext:value-type="float">
            <text:p>1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formula="of:=RANK([.C6];[.$C6:.$G6];)" office:value-type="float" office:value="5" calcext:value-type="float">
            <text:p>5</text:p>
          </table:table-cell>
          <table:table-cell table:formula="of:=RANK([.D6];[.$C6:.$G6];)" office:value-type="float" office:value="2" calcext:value-type="float">
            <text:p>2</text:p>
          </table:table-cell>
          <table:table-cell table:formula="of:=RANK([.E6];[.$C6:.$G6];)" office:value-type="float" office:value="3" calcext:value-type="float">
            <text:p>3</text:p>
          </table:table-cell>
          <table:table-cell table:formula="of:=RANK([.F6];[.$C6:.$G6];)" office:value-type="float" office:value="1" calcext:value-type="float">
            <text:p>1</text:p>
          </table:table-cell>
          <table:table-cell table:formula="of:=RANK([.G6];[.$C6:.$G6];)" office:value-type="float" office:value="4" calcext:value-type="float">
            <text:p>4</text:p>
          </table:table-cell>
          <table:table-cell table:formula="of:=RANK([.H6];[.$H6:.$L6];)" office:value-type="float" office:value="4" calcext:value-type="float">
            <text:p>4</text:p>
          </table:table-cell>
          <table:table-cell table:formula="of:=RANK([.I6];[.$H6:.$L6];)" office:value-type="float" office:value="3" calcext:value-type="float">
            <text:p>3</text:p>
          </table:table-cell>
          <table:table-cell table:formula="of:=RANK([.J6];[.$H6:.$L6];)" office:value-type="float" office:value="5" calcext:value-type="float">
            <text:p>5</text:p>
          </table:table-cell>
          <table:table-cell table:formula="of:=RANK([.K6];[.$H6:.$L6];)" office:value-type="float" office:value="1" calcext:value-type="float">
            <text:p>1</text:p>
          </table:table-cell>
          <table:table-cell table:formula="of:=RANK([.L6];[.$H6:.$L6];)" office:value-type="float" office:value="2" calcext:value-type="float">
            <text:p>2</text:p>
          </table:table-cell>
          <table:table-cell table:formula="of:=RANK([.M6];[.$M6:.$Q6];)" office:value-type="float" office:value="5" calcext:value-type="float">
            <text:p>5</text:p>
          </table:table-cell>
          <table:table-cell table:formula="of:=RANK([.N6];[.$M6:.$Q6];)" office:value-type="float" office:value="3" calcext:value-type="float">
            <text:p>3</text:p>
          </table:table-cell>
          <table:table-cell table:formula="of:=RANK([.O6];[.$M6:.$Q6];)" office:value-type="float" office:value="2" calcext:value-type="float">
            <text:p>2</text:p>
          </table:table-cell>
          <table:table-cell table:formula="of:=RANK([.P6];[.$M6:.$Q6];)" office:value-type="float" office:value="1" calcext:value-type="float">
            <text:p>1</text:p>
          </table:table-cell>
          <table:table-cell table:formula="of:=RANK([.Q6];[.$M6:.$Q6];)" office:value-type="float" office:value="4" calcext:value-type="float">
            <text:p>4</text:p>
          </table:table-cell>
          <table:table-cell table:formula="of:=RANK([.R6];[.$R6:.$V6];)" office:value-type="float" office:value="3" calcext:value-type="float">
            <text:p>3</text:p>
          </table:table-cell>
          <table:table-cell table:formula="of:=RANK([.S6];[.$R6:.$V6];)" office:value-type="float" office:value="5" calcext:value-type="float">
            <text:p>5</text:p>
          </table:table-cell>
          <table:table-cell table:formula="of:=RANK([.T6];[.$R6:.$V6];)" office:value-type="float" office:value="4" calcext:value-type="float">
            <text:p>4</text:p>
          </table:table-cell>
          <table:table-cell table:formula="of:=RANK([.U6];[.$R6:.$V6];)" office:value-type="float" office:value="1" calcext:value-type="float">
            <text:p>1</text:p>
          </table:table-cell>
          <table:table-cell table:formula="of:=RANK([.V6];[.$R6:.$V6];)" office:value-type="float" office:value="2" calcext:value-type="float">
            <text:p>2</text:p>
          </table:table-cell>
          <table:table-cell table:formula="of:=RANK([.W6];[.$W6:.$AA6];)" office:value-type="float" office:value="3" calcext:value-type="float">
            <text:p>3</text:p>
          </table:table-cell>
          <table:table-cell table:formula="of:=RANK([.X6];[.$W6:.$AA6];)" office:value-type="float" office:value="2" calcext:value-type="float">
            <text:p>2</text:p>
          </table:table-cell>
          <table:table-cell table:formula="of:=RANK([.Y6];[.$W6:.$AA6];)" office:value-type="float" office:value="5" calcext:value-type="float">
            <text:p>5</text:p>
          </table:table-cell>
          <table:table-cell table:formula="of:=RANK([.Z6];[.$W6:.$AA6];)" office:value-type="float" office:value="1" calcext:value-type="float">
            <text:p>1</text:p>
          </table:table-cell>
          <table:table-cell table:formula="of:=RANK([.AA6];[.$W6:.$AA6];)" office:value-type="float" office:value="4" calcext:value-type="float">
            <text:p>4</text:p>
          </table:table-cell>
          <table:table-cell/>
          <table:table-cell table:style-name="ce989"/>
          <table:table-cell table:style-name="ce989" office:value-type="string" calcext:value-type="string">
            <text:p>LogisticRegression</text:p>
          </table:table-cell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bbq</text:p>
          </table:table-cell>
          <table:table-cell table:formula="of:=COUNTIF(([.D20]~ [.D47]~ [.D74]~ [.D101]~ [.D128]~ [.D155]~ [.D182]~ [.D209]~ [.D236]~ [.D263]);1)" office:value-type="float" office:value="1" calcext:value-type="float">
            <text:p>1</text:p>
          </table:table-cell>
          <table:table-cell table:formula="of:=COUNTIF(([.D20]~[.D47]~[.D74]~[.D101]~[.D128]~[.D155]~[.D182]~[.D209]~[.D236]~[.D263]);2)" office:value-type="float" office:value="4" calcext:value-type="float">
            <text:p>4</text:p>
          </table:table-cell>
          <table:table-cell table:formula="of:=COUNTIF(([.D20]~[.D47]~[.D74]~[.D101]~[.D128]~[.D155]~[.D182]~[.D209]~[.D236]~[.D263]);3)" office:value-type="float" office:value="0" calcext:value-type="float">
            <text:p>0</text:p>
          </table:table-cell>
          <table:table-cell table:formula="of:=COUNTIF(([.D20]~[.D47]~[.D74]~[.D101]~[.D128]~[.D155]~[.D182]~[.D209]~[.D236]~[.D263]);4)" office:value-type="float" office:value="3" calcext:value-type="float">
            <text:p>3</text:p>
          </table:table-cell>
          <table:table-cell table:formula="of:=COUNTIF(([.D20]~[.D47]~[.D74]~[.D101]~[.D128]~[.D155]~[.D182]~[.D209]~[.D236]~[.D263]);5)" office:value-type="float" office:value="2" calcext:value-type="float">
            <text:p>2</text:p>
          </table:table-cell>
          <table:table-cell table:formula="of:=COUNTIF(([.I20]~ [.I47]~ [.I74]~ [.I101]~ [.I128]~ [.I155]~ [.I182]~ [.I209]~ [.I236]~ [.I263]);1)" office:value-type="float" office:value="1" calcext:value-type="float">
            <text:p>1</text:p>
          </table:table-cell>
          <table:table-cell table:formula="of:=COUNTIF(([.I20]~[.I47]~[.I74]~[.I101]~[.I128]~[.I155]~[.I182]~[.I209]~[.I236]~[.I263]);2)" office:value-type="float" office:value="1" calcext:value-type="float">
            <text:p>1</text:p>
          </table:table-cell>
          <table:table-cell table:formula="of:=COUNTIF(([.I20]~[.I47]~[.I74]~[.I101]~[.I128]~[.I155]~[.I182]~[.I209]~[.I236]~[.I263]);3)" office:value-type="float" office:value="3" calcext:value-type="float">
            <text:p>3</text:p>
          </table:table-cell>
          <table:table-cell table:formula="of:=COUNTIF(([.I20]~[.I47]~[.I74]~[.I101]~[.I128]~[.I155]~[.I182]~[.I209]~[.I236]~[.I263]);4)" office:value-type="float" office:value="2" calcext:value-type="float">
            <text:p>2</text:p>
          </table:table-cell>
          <table:table-cell table:formula="of:=COUNTIF(([.I20]~[.I47]~[.I74]~[.I101]~[.I128]~[.I155]~[.I182]~[.I209]~[.I236]~[.I263]);5)" office:value-type="float" office:value="3" calcext:value-type="float">
            <text:p>3</text:p>
          </table:table-cell>
          <table:table-cell table:formula="of:=COUNTIF(([.N20]~ [.N47]~ [.N74]~ [.N101]~ [.N128]~ [.N155]~ [.N182]~ [.N209]~ [.N236]~ [.N263]);1)" office:value-type="float" office:value="5" calcext:value-type="float">
            <text:p>5</text:p>
          </table:table-cell>
          <table:table-cell table:formula="of:=COUNTIF(([.N20]~[.N47]~[.N74]~[.N101]~[.N128]~[.N155]~[.N182]~[.N209]~[.N236]~[.N263]);2)" office:value-type="float" office:value="3" calcext:value-type="float">
            <text:p>3</text:p>
          </table:table-cell>
          <table:table-cell table:formula="of:=COUNTIF(([.N20]~[.N47]~[.N74]~[.N101]~[.N128]~[.N155]~[.N182]~[.N209]~[.N236]~[.N263]);3)" office:value-type="float" office:value="0" calcext:value-type="float">
            <text:p>0</text:p>
          </table:table-cell>
          <table:table-cell table:formula="of:=COUNTIF(([.N20]~[.N47]~[.N74]~[.N101]~[.N128]~[.N155]~[.N182]~[.N209]~[.N236]~[.N263]);4)" office:value-type="float" office:value="2" calcext:value-type="float">
            <text:p>2</text:p>
          </table:table-cell>
          <table:table-cell table:formula="of:=COUNTIF(([.N20]~[.N47]~[.N74]~[.N101]~[.N128]~[.N155]~[.N182]~[.N209]~[.N236]~[.N263]);5)" office:value-type="float" office:value="0" calcext:value-type="float">
            <text:p>0</text:p>
          </table:table-cell>
          <table:table-cell table:formula="of:=COUNTIF(([.S20]~ [.S47]~ [.S74]~ [.S101]~ [.S128]~ [.S155]~ [.S182]~ [.S209]~ [.S236]~ [.S263]);1)" office:value-type="float" office:value="3" calcext:value-type="float">
            <text:p>3</text:p>
          </table:table-cell>
          <table:table-cell table:formula="of:=COUNTIF(([.S20]~[.S47]~[.S74]~[.S101]~[.S128]~[.S155]~[.S182]~[.S209]~[.S236]~[.S263]);2)" office:value-type="float" office:value="0" calcext:value-type="float">
            <text:p>0</text:p>
          </table:table-cell>
          <table:table-cell table:formula="of:=COUNTIF(([.S20]~[.S47]~[.S74]~[.S101]~[.S128]~[.S155]~[.S182]~[.S209]~[.S236]~[.S263]);3)" office:value-type="float" office:value="0" calcext:value-type="float">
            <text:p>0</text:p>
          </table:table-cell>
          <table:table-cell table:formula="of:=COUNTIF(([.S20]~[.S47]~[.S74]~[.S101]~[.S128]~[.S155]~[.S182]~[.S209]~[.S236]~[.S263]);4)" office:value-type="float" office:value="4" calcext:value-type="float">
            <text:p>4</text:p>
          </table:table-cell>
          <table:table-cell table:formula="of:=COUNTIF(([.S20]~[.S47]~[.S74]~[.S101]~[.S128]~[.S155]~[.S182]~[.S209]~[.S236]~[.S263]);5)" office:value-type="float" office:value="3" calcext:value-type="float">
            <text:p>3</text:p>
          </table:table-cell>
          <table:table-cell table:formula="of:=COUNTIF(([.X20]~ [.X47]~ [.X74]~ [.X101]~ [.X128]~ [.X155]~ [.X182]~ [.X209]~ [.X236]~ [.X263]);1)" office:value-type="float" office:value="1" calcext:value-type="float">
            <text:p>1</text:p>
          </table:table-cell>
          <table:table-cell table:formula="of:=COUNTIF(([.X20]~[.X47]~[.X74]~[.X101]~[.X128]~[.X155]~[.X182]~[.X209]~[.X236]~[.X263]);2)" office:value-type="float" office:value="4" calcext:value-type="float">
            <text:p>4</text:p>
          </table:table-cell>
          <table:table-cell table:formula="of:=COUNTIF(([.X20]~[.X47]~[.X74]~[.X101]~[.X128]~[.X155]~[.X182]~[.X209]~[.X236]~[.X263]);3)" office:value-type="float" office:value="1" calcext:value-type="float">
            <text:p>1</text:p>
          </table:table-cell>
          <table:table-cell table:formula="of:=COUNTIF(([.X20]~[.X47]~[.X74]~[.X101]~[.X128]~[.X155]~[.X182]~[.X209]~[.X236]~[.X263]);4)" office:value-type="float" office:value="4" calcext:value-type="float">
            <text:p>4</text:p>
          </table:table-cell>
          <table:table-cell table:formula="of:=COUNTIF(([.X20]~[.X47]~[.X74]~[.X101]~[.X128]~[.X155]~[.X182]~[.X209]~[.X236]~[.X263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7];[.$C7:.$G7];)" office:value-type="float" office:value="3" calcext:value-type="float">
            <text:p>3</text:p>
          </table:table-cell>
          <table:table-cell table:formula="of:=RANK([.D7];[.$C7:.$G7];)" office:value-type="float" office:value="2" calcext:value-type="float">
            <text:p>2</text:p>
          </table:table-cell>
          <table:table-cell table:formula="of:=RANK([.E7];[.$C7:.$G7];)" office:value-type="float" office:value="4" calcext:value-type="float">
            <text:p>4</text:p>
          </table:table-cell>
          <table:table-cell table:formula="of:=RANK([.F7];[.$C7:.$G7];)" office:value-type="float" office:value="1" calcext:value-type="float">
            <text:p>1</text:p>
          </table:table-cell>
          <table:table-cell table:formula="of:=RANK([.G7];[.$C7:.$G7];)" office:value-type="float" office:value="5" calcext:value-type="float">
            <text:p>5</text:p>
          </table:table-cell>
          <table:table-cell table:formula="of:=RANK([.H7];[.$H7:.$L7];)" office:value-type="float" office:value="1" calcext:value-type="float">
            <text:p>1</text:p>
          </table:table-cell>
          <table:table-cell table:formula="of:=RANK([.I7];[.$H7:.$L7];)" office:value-type="float" office:value="4" calcext:value-type="float">
            <text:p>4</text:p>
          </table:table-cell>
          <table:table-cell table:formula="of:=RANK([.J7];[.$H7:.$L7];)" office:value-type="float" office:value="5" calcext:value-type="float">
            <text:p>5</text:p>
          </table:table-cell>
          <table:table-cell table:formula="of:=RANK([.K7];[.$H7:.$L7];)" office:value-type="float" office:value="3" calcext:value-type="float">
            <text:p>3</text:p>
          </table:table-cell>
          <table:table-cell table:formula="of:=RANK([.L7];[.$H7:.$L7];)" office:value-type="float" office:value="2" calcext:value-type="float">
            <text:p>2</text:p>
          </table:table-cell>
          <table:table-cell table:formula="of:=RANK([.M7];[.$M7:.$Q7];)" office:value-type="float" office:value="1" calcext:value-type="float">
            <text:p>1</text:p>
          </table:table-cell>
          <table:table-cell table:formula="of:=RANK([.N7];[.$M7:.$Q7];)" office:value-type="float" office:value="4" calcext:value-type="float">
            <text:p>4</text:p>
          </table:table-cell>
          <table:table-cell table:formula="of:=RANK([.O7];[.$M7:.$Q7];)" office:value-type="float" office:value="5" calcext:value-type="float">
            <text:p>5</text:p>
          </table:table-cell>
          <table:table-cell table:formula="of:=RANK([.P7];[.$M7:.$Q7];)" office:value-type="float" office:value="3" calcext:value-type="float">
            <text:p>3</text:p>
          </table:table-cell>
          <table:table-cell table:formula="of:=RANK([.Q7];[.$M7:.$Q7];)" office:value-type="float" office:value="1" calcext:value-type="float">
            <text:p>1</text:p>
          </table:table-cell>
          <table:table-cell table:formula="of:=RANK([.R7];[.$R7:.$V7];)" office:value-type="float" office:value="2" calcext:value-type="float">
            <text:p>2</text:p>
          </table:table-cell>
          <table:table-cell table:formula="of:=RANK([.S7];[.$R7:.$V7];)" office:value-type="float" office:value="5" calcext:value-type="float">
            <text:p>5</text:p>
          </table:table-cell>
          <table:table-cell table:formula="of:=RANK([.T7];[.$R7:.$V7];)" office:value-type="float" office:value="4" calcext:value-type="float">
            <text:p>4</text:p>
          </table:table-cell>
          <table:table-cell table:formula="of:=RANK([.U7];[.$R7:.$V7];)" office:value-type="float" office:value="1" calcext:value-type="float">
            <text:p>1</text:p>
          </table:table-cell>
          <table:table-cell table:formula="of:=RANK([.V7];[.$R7:.$V7];)" office:value-type="float" office:value="3" calcext:value-type="float">
            <text:p>3</text:p>
          </table:table-cell>
          <table:table-cell table:formula="of:=RANK([.W7];[.$W7:.$AA7];)" office:value-type="float" office:value="4" calcext:value-type="float">
            <text:p>4</text:p>
          </table:table-cell>
          <table:table-cell table:formula="of:=RANK([.X7];[.$W7:.$AA7];)" office:value-type="float" office:value="2" calcext:value-type="float">
            <text:p>2</text:p>
          </table:table-cell>
          <table:table-cell table:formula="of:=RANK([.Y7];[.$W7:.$AA7];)" office:value-type="float" office:value="5" calcext:value-type="float">
            <text:p>5</text:p>
          </table:table-cell>
          <table:table-cell table:formula="of:=RANK([.Z7];[.$W7:.$AA7];)" office:value-type="float" office:value="1" calcext:value-type="float">
            <text:p>1</text:p>
          </table:table-cell>
          <table:table-cell table:formula="of:=RANK([.AA7];[.$W7:.$AA7];)" office:value-type="float" office:value="3" calcext:value-type="float">
            <text:p>3</text:p>
          </table:table-cell>
          <table:table-cell/>
          <table:table-cell table:style-name="ce495"/>
          <table:table-cell table:style-name="ce989" office:value-type="string" calcext:value-type="string">
            <text:p>LogisticRegression</text:p>
          </table:table-cell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his</text:p>
          </table:table-cell>
          <table:table-cell table:formula="of:=COUNTIF(([.E20]~ [.E47]~ [.E74]~ [.E101]~ [.E128]~ [.E155]~ [.E182]~ [.E209]~ [.E236]~ [.E263]);1)" office:value-type="float" office:value="0" calcext:value-type="float">
            <text:p>0</text:p>
          </table:table-cell>
          <table:table-cell table:formula="of:=COUNTIF(([.E20]~[.E47]~[.E74]~[.E101]~[.E128]~[.E155]~[.E182]~[.E209]~[.E236]~[.E263]);2)" office:value-type="float" office:value="1" calcext:value-type="float">
            <text:p>1</text:p>
          </table:table-cell>
          <table:table-cell table:formula="of:=COUNTIF(([.E20]~[.E47]~[.E74]~[.E101]~[.E128]~[.E155]~[.E182]~[.E209]~[.E236]~[.E263]);3)" office:value-type="float" office:value="2" calcext:value-type="float">
            <text:p>2</text:p>
          </table:table-cell>
          <table:table-cell table:formula="of:=COUNTIF(([.E20]~[.E47]~[.E74]~[.E101]~[.E128]~[.E155]~[.E182]~[.E209]~[.E236]~[.E263]);4)" office:value-type="float" office:value="4" calcext:value-type="float">
            <text:p>4</text:p>
          </table:table-cell>
          <table:table-cell table:formula="of:=COUNTIF(([.E20]~[.E47]~[.E74]~[.E101]~[.E128]~[.E155]~[.E182]~[.E209]~[.E236]~[.E263]);5)" office:value-type="float" office:value="3" calcext:value-type="float">
            <text:p>3</text:p>
          </table:table-cell>
          <table:table-cell table:formula="of:=COUNTIF(([.J20]~ [.J47]~ [.J74]~ [.J101]~ [.J128]~ [.J155]~ [.J182]~ [.J209]~ [.J236]~ [.J263]);1)" office:value-type="float" office:value="2" calcext:value-type="float">
            <text:p>2</text:p>
          </table:table-cell>
          <table:table-cell table:formula="of:=COUNTIF(([.J20]~[.J47]~[.J74]~[.J101]~[.J128]~[.J155]~[.J182]~[.J209]~[.J236]~[.J263]);2)" office:value-type="float" office:value="1" calcext:value-type="float">
            <text:p>1</text:p>
          </table:table-cell>
          <table:table-cell table:formula="of:=COUNTIF(([.J20]~[.J47]~[.J74]~[.J101]~[.J128]~[.J155]~[.J182]~[.J209]~[.J236]~[.J263]);3)" office:value-type="float" office:value="1" calcext:value-type="float">
            <text:p>1</text:p>
          </table:table-cell>
          <table:table-cell table:formula="of:=COUNTIF(([.J20]~[.J47]~[.J74]~[.J101]~[.J128]~[.J155]~[.J182]~[.J209]~[.J236]~[.J263]);4)" office:value-type="float" office:value="2" calcext:value-type="float">
            <text:p>2</text:p>
          </table:table-cell>
          <table:table-cell table:formula="of:=COUNTIF(([.J20]~[.J47]~[.J74]~[.J101]~[.J128]~[.J155]~[.J182]~[.J209]~[.J236]~[.J263]);5)" office:value-type="float" office:value="4" calcext:value-type="float">
            <text:p>4</text:p>
          </table:table-cell>
          <table:table-cell table:formula="of:=COUNTIF(([.O20]~ [.O47]~ [.O74]~ [.O101]~ [.O128]~ [.O155]~ [.O182]~ [.O209]~ [.O236]~ [.O263]);1)" office:value-type="float" office:value="2" calcext:value-type="float">
            <text:p>2</text:p>
          </table:table-cell>
          <table:table-cell table:formula="of:=COUNTIF(([.O20]~[.O47]~[.O74]~[.O101]~[.O128]~[.O155]~[.O182]~[.O209]~[.O236]~[.O263]);2)" office:value-type="float" office:value="4" calcext:value-type="float">
            <text:p>4</text:p>
          </table:table-cell>
          <table:table-cell table:formula="of:=COUNTIF(([.O20]~[.O47]~[.O74]~[.O101]~[.O128]~[.O155]~[.O182]~[.O209]~[.O236]~[.O263]);3)" office:value-type="float" office:value="2" calcext:value-type="float">
            <text:p>2</text:p>
          </table:table-cell>
          <table:table-cell table:formula="of:=COUNTIF(([.O20]~[.O47]~[.O74]~[.O101]~[.O128]~[.O155]~[.O182]~[.O209]~[.O236]~[.O263]);4)" office:value-type="float" office:value="1" calcext:value-type="float">
            <text:p>1</text:p>
          </table:table-cell>
          <table:table-cell table:formula="of:=COUNTIF(([.O20]~[.O47]~[.O74]~[.O101]~[.O128]~[.O155]~[.O182]~[.O209]~[.O236]~[.O263]);5)" office:value-type="float" office:value="1" calcext:value-type="float">
            <text:p>1</text:p>
          </table:table-cell>
          <table:table-cell table:formula="of:=COUNTIF(([.T20]~ [.T47]~ [.T74]~ [.T101]~ [.T128]~ [.T155]~ [.T182]~ [.T209]~ [.T236]~ [.T263]);1)" office:value-type="float" office:value="0" calcext:value-type="float">
            <text:p>0</text:p>
          </table:table-cell>
          <table:table-cell table:formula="of:=COUNTIF(([.T20]~[.T47]~[.T74]~[.T101]~[.T128]~[.T155]~[.T182]~[.T209]~[.T236]~[.T263]);2)" office:value-type="float" office:value="2" calcext:value-type="float">
            <text:p>2</text:p>
          </table:table-cell>
          <table:table-cell table:formula="of:=COUNTIF(([.T20]~[.T47]~[.T74]~[.T101]~[.T128]~[.T155]~[.T182]~[.T209]~[.T236]~[.T263]);3)" office:value-type="float" office:value="0" calcext:value-type="float">
            <text:p>0</text:p>
          </table:table-cell>
          <table:table-cell table:formula="of:=COUNTIF(([.T20]~[.T47]~[.T74]~[.T101]~[.T128]~[.T155]~[.T182]~[.T209]~[.T236]~[.T263]);4)" office:value-type="float" office:value="3" calcext:value-type="float">
            <text:p>3</text:p>
          </table:table-cell>
          <table:table-cell table:formula="of:=COUNTIF(([.T20]~[.T47]~[.T74]~[.T101]~[.T128]~[.T155]~[.T182]~[.T209]~[.T236]~[.T263]);5)" office:value-type="float" office:value="5" calcext:value-type="float">
            <text:p>5</text:p>
          </table:table-cell>
          <table:table-cell table:formula="of:=COUNTIF(([.Y20]~ [.Y47]~ [.Y74]~ [.Y101]~ [.Y128]~ [.Y155]~ [.Y182]~ [.Y209]~ [.Y236]~ [.Y263]);1)" office:value-type="float" office:value="0" calcext:value-type="float">
            <text:p>0</text:p>
          </table:table-cell>
          <table:table-cell table:formula="of:=COUNTIF(([.Y20]~[.Y47]~[.Y74]~[.Y101]~[.Y128]~[.Y155]~[.Y182]~[.Y209]~[.Y236]~[.Y263]);2)" office:value-type="float" office:value="1" calcext:value-type="float">
            <text:p>1</text:p>
          </table:table-cell>
          <table:table-cell table:formula="of:=COUNTIF(([.Y20]~[.Y47]~[.Y74]~[.Y101]~[.Y128]~[.Y155]~[.Y182]~[.Y209]~[.Y236]~[.Y263]);3)" office:value-type="float" office:value="0" calcext:value-type="float">
            <text:p>0</text:p>
          </table:table-cell>
          <table:table-cell table:formula="of:=COUNTIF(([.Y20]~[.Y47]~[.Y74]~[.Y101]~[.Y128]~[.Y155]~[.Y182]~[.Y209]~[.Y236]~[.Y263]);4)" office:value-type="float" office:value="0" calcext:value-type="float">
            <text:p>0</text:p>
          </table:table-cell>
          <table:table-cell table:formula="of:=COUNTIF(([.Y20]~[.Y47]~[.Y74]~[.Y101]~[.Y128]~[.Y155]~[.Y182]~[.Y209]~[.Y236]~[.Y263]);5)" office:value-type="float" office:value="9" calcext:value-type="float">
            <text:p>9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formula="of:=RANK([.C8];[.$C8:.$G8];)" office:value-type="float" office:value="5" calcext:value-type="float">
            <text:p>5</text:p>
          </table:table-cell>
          <table:table-cell table:formula="of:=RANK([.D8];[.$C8:.$G8];)" office:value-type="float" office:value="3" calcext:value-type="float">
            <text:p>3</text:p>
          </table:table-cell>
          <table:table-cell table:formula="of:=RANK([.E8];[.$C8:.$G8];)" office:value-type="float" office:value="4" calcext:value-type="float">
            <text:p>4</text:p>
          </table:table-cell>
          <table:table-cell table:formula="of:=RANK([.F8];[.$C8:.$G8];)" office:value-type="float" office:value="1" calcext:value-type="float">
            <text:p>1</text:p>
          </table:table-cell>
          <table:table-cell table:formula="of:=RANK([.G8];[.$C8:.$G8];)" office:value-type="float" office:value="2" calcext:value-type="float">
            <text:p>2</text:p>
          </table:table-cell>
          <table:table-cell table:formula="of:=RANK([.H8];[.$H8:.$L8];)" office:value-type="float" office:value="5" calcext:value-type="float">
            <text:p>5</text:p>
          </table:table-cell>
          <table:table-cell table:formula="of:=RANK([.I8];[.$H8:.$L8];)" office:value-type="float" office:value="3" calcext:value-type="float">
            <text:p>3</text:p>
          </table:table-cell>
          <table:table-cell table:formula="of:=RANK([.J8];[.$H8:.$L8];)" office:value-type="float" office:value="4" calcext:value-type="float">
            <text:p>4</text:p>
          </table:table-cell>
          <table:table-cell table:formula="of:=RANK([.K8];[.$H8:.$L8];)" office:value-type="float" office:value="2" calcext:value-type="float">
            <text:p>2</text:p>
          </table:table-cell>
          <table:table-cell table:formula="of:=RANK([.L8];[.$H8:.$L8];)" office:value-type="float" office:value="1" calcext:value-type="float">
            <text:p>1</text:p>
          </table:table-cell>
          <table:table-cell table:formula="of:=RANK([.M8];[.$M8:.$Q8];)" office:value-type="float" office:value="5" calcext:value-type="float">
            <text:p>5</text:p>
          </table:table-cell>
          <table:table-cell table:formula="of:=RANK([.N8];[.$M8:.$Q8];)" office:value-type="float" office:value="2" calcext:value-type="float">
            <text:p>2</text:p>
          </table:table-cell>
          <table:table-cell table:formula="of:=RANK([.O8];[.$M8:.$Q8];)" office:value-type="float" office:value="3" calcext:value-type="float">
            <text:p>3</text:p>
          </table:table-cell>
          <table:table-cell table:formula="of:=RANK([.P8];[.$M8:.$Q8];)" office:value-type="float" office:value="1" calcext:value-type="float">
            <text:p>1</text:p>
          </table:table-cell>
          <table:table-cell table:formula="of:=RANK([.Q8];[.$M8:.$Q8];)" office:value-type="float" office:value="4" calcext:value-type="float">
            <text:p>4</text:p>
          </table:table-cell>
          <table:table-cell table:formula="of:=RANK([.R8];[.$R8:.$V8];)" office:value-type="float" office:value="2" calcext:value-type="float">
            <text:p>2</text:p>
          </table:table-cell>
          <table:table-cell table:formula="of:=RANK([.S8];[.$R8:.$V8];)" office:value-type="float" office:value="3" calcext:value-type="float">
            <text:p>3</text:p>
          </table:table-cell>
          <table:table-cell table:formula="of:=RANK([.T8];[.$R8:.$V8];)" office:value-type="float" office:value="4" calcext:value-type="float">
            <text:p>4</text:p>
          </table:table-cell>
          <table:table-cell table:formula="of:=RANK([.U8];[.$R8:.$V8];)" office:value-type="float" office:value="1" calcext:value-type="float">
            <text:p>1</text:p>
          </table:table-cell>
          <table:table-cell table:formula="of:=RANK([.V8];[.$R8:.$V8];)" office:value-type="float" office:value="5" calcext:value-type="float">
            <text:p>5</text:p>
          </table:table-cell>
          <table:table-cell table:formula="of:=RANK([.W8];[.$W8:.$AA8];)" office:value-type="float" office:value="1" calcext:value-type="float">
            <text:p>1</text:p>
          </table:table-cell>
          <table:table-cell table:formula="of:=RANK([.X8];[.$W8:.$AA8];)" office:value-type="float" office:value="5" calcext:value-type="float">
            <text:p>5</text:p>
          </table:table-cell>
          <table:table-cell table:formula="of:=RANK([.Y8];[.$W8:.$AA8];)" office:value-type="float" office:value="3" calcext:value-type="float">
            <text:p>3</text:p>
          </table:table-cell>
          <table:table-cell table:formula="of:=RANK([.Z8];[.$W8:.$AA8];)" office:value-type="float" office:value="2" calcext:value-type="float">
            <text:p>2</text:p>
          </table:table-cell>
          <table:table-cell table:formula="of:=RANK([.AA8];[.$W8:.$AA8];)" office:value-type="float" office:value="4" calcext:value-type="float">
            <text:p>4</text:p>
          </table:table-cell>
          <table:table-cell/>
          <table:table-cell table:style-name="ce495"/>
          <table:table-cell table:style-name="ce989" office:value-type="string" calcext:value-type="string">
            <text:p>LogisticRegression</text:p>
          </table:table-cell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iso</text:p>
          </table:table-cell>
          <table:table-cell table:formula="of:=COUNTIF(([.F20]~ [.F47]~ [.F74]~ [.F101]~ [.F128]~ [.F155]~ [.F182]~ [.F209]~ [.F236]~ [.F263]);1)" office:value-type="float" office:value="8" calcext:value-type="float">
            <text:p>8</text:p>
          </table:table-cell>
          <table:table-cell table:formula="of:=COUNTIF(([.F20]~[.F47]~[.F74]~[.F101]~[.F128]~[.F155]~[.F182]~[.F209]~[.F236]~[.F263]);2)" office:value-type="float" office:value="1" calcext:value-type="float">
            <text:p>1</text:p>
          </table:table-cell>
          <table:table-cell table:formula="of:=COUNTIF(([.F20]~[.F47]~[.F74]~[.F101]~[.F128]~[.F155]~[.F182]~[.F209]~[.F236]~[.F263]);3)" office:value-type="float" office:value="1" calcext:value-type="float">
            <text:p>1</text:p>
          </table:table-cell>
          <table:table-cell table:formula="of:=COUNTIF(([.F20]~[.F47]~[.F74]~[.F101]~[.F128]~[.F155]~[.F182]~[.F209]~[.F236]~[.F263]);4)" office:value-type="float" office:value="0" calcext:value-type="float">
            <text:p>0</text:p>
          </table:table-cell>
          <table:table-cell table:formula="of:=COUNTIF(([.F20]~[.F47]~[.F74]~[.F101]~[.F128]~[.F155]~[.F182]~[.F209]~[.F236]~[.F263]);5)" office:value-type="float" office:value="0" calcext:value-type="float">
            <text:p>0</text:p>
          </table:table-cell>
          <table:table-cell table:formula="of:=COUNTIF(([.K20]~ [.K47]~ [.K74]~ [.K101]~ [.K128]~ [.K155]~ [.K182]~ [.K209]~ [.K236]~ [.K263]);1)" office:value-type="float" office:value="6" calcext:value-type="float">
            <text:p>6</text:p>
          </table:table-cell>
          <table:table-cell table:formula="of:=COUNTIF(([.K20]~[.K47]~[.K74]~[.K101]~[.K128]~[.K155]~[.K182]~[.K209]~[.K236]~[.K263]);2)" office:value-type="float" office:value="0" calcext:value-type="float">
            <text:p>0</text:p>
          </table:table-cell>
          <table:table-cell table:formula="of:=COUNTIF(([.K20]~[.K47]~[.K74]~[.K101]~[.K128]~[.K155]~[.K182]~[.K209]~[.K236]~[.K263]);3)" office:value-type="float" office:value="3" calcext:value-type="float">
            <text:p>3</text:p>
          </table:table-cell>
          <table:table-cell table:formula="of:=COUNTIF(([.K20]~[.K47]~[.K74]~[.K101]~[.K128]~[.K155]~[.K182]~[.K209]~[.K236]~[.K263]);4)" office:value-type="float" office:value="0" calcext:value-type="float">
            <text:p>0</text:p>
          </table:table-cell>
          <table:table-cell table:formula="of:=COUNTIF(([.K20]~[.K47]~[.K74]~[.K101]~[.K128]~[.K155]~[.K182]~[.K209]~[.K236]~[.K263]);5)" office:value-type="float" office:value="1" calcext:value-type="float">
            <text:p>1</text:p>
          </table:table-cell>
          <table:table-cell table:formula="of:=COUNTIF(([.P20]~ [.P47]~ [.P74]~ [.P101]~ [.P128]~ [.P155]~ [.P182]~ [.P209]~ [.P236]~ [.P263]);1)" office:value-type="float" office:value="1" calcext:value-type="float">
            <text:p>1</text:p>
          </table:table-cell>
          <table:table-cell table:formula="of:=COUNTIF(([.P20]~[.P47]~[.P74]~[.P101]~[.P128]~[.P155]~[.P182]~[.P209]~[.P236]~[.P263]);2)" office:value-type="float" office:value="1" calcext:value-type="float">
            <text:p>1</text:p>
          </table:table-cell>
          <table:table-cell table:formula="of:=COUNTIF(([.P20]~[.P47]~[.P74]~[.P101]~[.P128]~[.P155]~[.P182]~[.P209]~[.P236]~[.P263]);3)" office:value-type="float" office:value="4" calcext:value-type="float">
            <text:p>4</text:p>
          </table:table-cell>
          <table:table-cell table:formula="of:=COUNTIF(([.P20]~[.P47]~[.P74]~[.P101]~[.P128]~[.P155]~[.P182]~[.P209]~[.P236]~[.P263]);4)" office:value-type="float" office:value="2" calcext:value-type="float">
            <text:p>2</text:p>
          </table:table-cell>
          <table:table-cell table:formula="of:=COUNTIF(([.P20]~[.P47]~[.P74]~[.P101]~[.P128]~[.P155]~[.P182]~[.P209]~[.P236]~[.P263]);5)" office:value-type="float" office:value="2" calcext:value-type="float">
            <text:p>2</text:p>
          </table:table-cell>
          <table:table-cell table:formula="of:=COUNTIF(([.U20]~ [.U47]~ [.U74]~ [.U101]~ [.U128]~ [.U155]~ [.U182]~ [.U209]~ [.U236]~ [.U263]);1)" office:value-type="float" office:value="4" calcext:value-type="float">
            <text:p>4</text:p>
          </table:table-cell>
          <table:table-cell table:formula="of:=COUNTIF(([.U20]~[.U47]~[.U74]~[.U101]~[.U128]~[.U155]~[.U182]~[.U209]~[.U236]~[.U263]);2)" office:value-type="float" office:value="3" calcext:value-type="float">
            <text:p>3</text:p>
          </table:table-cell>
          <table:table-cell table:formula="of:=COUNTIF(([.U20]~[.U47]~[.U74]~[.U101]~[.U128]~[.U155]~[.U182]~[.U209]~[.U236]~[.U263]);3)" office:value-type="float" office:value="1" calcext:value-type="float">
            <text:p>1</text:p>
          </table:table-cell>
          <table:table-cell table:formula="of:=COUNTIF(([.U20]~[.U47]~[.U74]~[.U101]~[.U128]~[.U155]~[.U182]~[.U209]~[.U236]~[.U263]);4)" office:value-type="float" office:value="1" calcext:value-type="float">
            <text:p>1</text:p>
          </table:table-cell>
          <table:table-cell table:formula="of:=COUNTIF(([.U20]~[.U47]~[.U74]~[.U101]~[.U128]~[.U155]~[.U182]~[.U209]~[.U236]~[.U263]);5)" office:value-type="float" office:value="1" calcext:value-type="float">
            <text:p>1</text:p>
          </table:table-cell>
          <table:table-cell table:formula="of:=COUNTIF(([.Z20]~ [.Z47]~ [.Z74]~ [.Z101]~ [.Z128]~ [.Z155]~ [.Z182]~ [.Z209]~ [.Z236]~ [.Z263]);1)" office:value-type="float" office:value="4" calcext:value-type="float">
            <text:p>4</text:p>
          </table:table-cell>
          <table:table-cell table:formula="of:=COUNTIF(([.Z20]~[.Z47]~[.Z74]~[.Z101]~[.Z128]~[.Z155]~[.Z182]~[.Z209]~[.Z236]~[.Z263]);2)" office:value-type="float" office:value="0" calcext:value-type="float">
            <text:p>0</text:p>
          </table:table-cell>
          <table:table-cell table:formula="of:=COUNTIF(([.Z20]~[.Z47]~[.Z74]~[.Z101]~[.Z128]~[.Z155]~[.Z182]~[.Z209]~[.Z236]~[.Z263]);3)" office:value-type="float" office:value="5" calcext:value-type="float">
            <text:p>5</text:p>
          </table:table-cell>
          <table:table-cell table:formula="of:=COUNTIF(([.Z20]~[.Z47]~[.Z74]~[.Z101]~[.Z128]~[.Z155]~[.Z182]~[.Z209]~[.Z236]~[.Z263]);4)" office:value-type="float" office:value="1" calcext:value-type="float">
            <text:p>1</text:p>
          </table:table-cell>
          <table:table-cell table:formula="of:=COUNTIF(([.Z20]~[.Z47]~[.Z74]~[.Z101]~[.Z128]~[.Z155]~[.Z182]~[.Z209]~[.Z236]~[.Z263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9];[.$C9:.$G9];)" office:value-type="float" office:value="1" calcext:value-type="float">
            <text:p>1</text:p>
          </table:table-cell>
          <table:table-cell table:formula="of:=RANK([.D9];[.$C9:.$G9];)" office:value-type="float" office:value="4" calcext:value-type="float">
            <text:p>4</text:p>
          </table:table-cell>
          <table:table-cell table:formula="of:=RANK([.E9];[.$C9:.$G9];)" office:value-type="float" office:value="5" calcext:value-type="float">
            <text:p>5</text:p>
          </table:table-cell>
          <table:table-cell table:formula="of:=RANK([.F9];[.$C9:.$G9];)" office:value-type="float" office:value="3" calcext:value-type="float">
            <text:p>3</text:p>
          </table:table-cell>
          <table:table-cell table:formula="of:=RANK([.G9];[.$C9:.$G9];)" office:value-type="float" office:value="1" calcext:value-type="float">
            <text:p>1</text:p>
          </table:table-cell>
          <table:table-cell table:formula="of:=RANK([.H9];[.$H9:.$L9];)" office:value-type="float" office:value="1" calcext:value-type="float">
            <text:p>1</text:p>
          </table:table-cell>
          <table:table-cell table:formula="of:=RANK([.I9];[.$H9:.$L9];)" office:value-type="float" office:value="5" calcext:value-type="float">
            <text:p>5</text:p>
          </table:table-cell>
          <table:table-cell table:formula="of:=RANK([.J9];[.$H9:.$L9];)" office:value-type="float" office:value="4" calcext:value-type="float">
            <text:p>4</text:p>
          </table:table-cell>
          <table:table-cell table:formula="of:=RANK([.K9];[.$H9:.$L9];)" office:value-type="float" office:value="3" calcext:value-type="float">
            <text:p>3</text:p>
          </table:table-cell>
          <table:table-cell table:formula="of:=RANK([.L9];[.$H9:.$L9];)" office:value-type="float" office:value="1" calcext:value-type="float">
            <text:p>1</text:p>
          </table:table-cell>
          <table:table-cell table:formula="of:=RANK([.M9];[.$M9:.$Q9];)" office:value-type="float" office:value="4" calcext:value-type="float">
            <text:p>4</text:p>
          </table:table-cell>
          <table:table-cell table:formula="of:=RANK([.N9];[.$M9:.$Q9];)" office:value-type="float" office:value="1" calcext:value-type="float">
            <text:p>1</text:p>
          </table:table-cell>
          <table:table-cell table:formula="of:=RANK([.O9];[.$M9:.$Q9];)" office:value-type="float" office:value="2" calcext:value-type="float">
            <text:p>2</text:p>
          </table:table-cell>
          <table:table-cell table:formula="of:=RANK([.P9];[.$M9:.$Q9];)" office:value-type="float" office:value="3" calcext:value-type="float">
            <text:p>3</text:p>
          </table:table-cell>
          <table:table-cell table:formula="of:=RANK([.Q9];[.$M9:.$Q9];)" office:value-type="float" office:value="4" calcext:value-type="float">
            <text:p>4</text:p>
          </table:table-cell>
          <table:table-cell table:formula="of:=RANK([.R9];[.$R9:.$V9];)" office:value-type="float" office:value="2" calcext:value-type="float">
            <text:p>2</text:p>
          </table:table-cell>
          <table:table-cell table:formula="of:=RANK([.S9];[.$R9:.$V9];)" office:value-type="float" office:value="4" calcext:value-type="float">
            <text:p>4</text:p>
          </table:table-cell>
          <table:table-cell table:formula="of:=RANK([.T9];[.$R9:.$V9];)" office:value-type="float" office:value="5" calcext:value-type="float">
            <text:p>5</text:p>
          </table:table-cell>
          <table:table-cell table:formula="of:=RANK([.U9];[.$R9:.$V9];)" office:value-type="float" office:value="1" calcext:value-type="float">
            <text:p>1</text:p>
          </table:table-cell>
          <table:table-cell table:formula="of:=RANK([.V9];[.$R9:.$V9];)" office:value-type="float" office:value="2" calcext:value-type="float">
            <text:p>2</text:p>
          </table:table-cell>
          <table:table-cell table:formula="of:=RANK([.W9];[.$W9:.$AA9];)" office:value-type="float" office:value="1" calcext:value-type="float">
            <text:p>1</text:p>
          </table:table-cell>
          <table:table-cell table:formula="of:=RANK([.X9];[.$W9:.$AA9];)" office:value-type="float" office:value="4" calcext:value-type="float">
            <text:p>4</text:p>
          </table:table-cell>
          <table:table-cell table:formula="of:=RANK([.Y9];[.$W9:.$AA9];)" office:value-type="float" office:value="3" calcext:value-type="float">
            <text:p>3</text:p>
          </table:table-cell>
          <table:table-cell table:formula="of:=RANK([.Z9];[.$W9:.$AA9];)" office:value-type="float" office:value="2" calcext:value-type="float">
            <text:p>2</text:p>
          </table:table-cell>
          <table:table-cell table:formula="of:=RANK([.AA9];[.$W9:.$AA9];)" office:value-type="float" office:value="5" calcext:value-type="float">
            <text:p>5</text:p>
          </table:table-cell>
          <table:table-cell/>
          <table:table-cell table:style-name="ce495"/>
          <table:table-cell table:style-name="ce989" office:value-type="string" calcext:value-type="string">
            <text:p>LogisticRegression</text:p>
          </table:table-cell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pla</text:p>
          </table:table-cell>
          <table:table-cell table:formula="of:=COUNTIF(([.G20]~ [.G47]~ [.G74]~ [.G101]~ [.G128]~ [.G155]~ [.G182]~ [.G209]~ [.G236]~ [.G263]);1)" office:value-type="float" office:value="1" calcext:value-type="float">
            <text:p>1</text:p>
          </table:table-cell>
          <table:table-cell table:formula="of:=COUNTIF(([.G20]~[.G47]~[.G74]~[.G101]~[.G128]~[.G155]~[.G182]~[.G209]~[.G236]~[.G263]);2)" office:value-type="float" office:value="1" calcext:value-type="float">
            <text:p>1</text:p>
          </table:table-cell>
          <table:table-cell table:formula="of:=COUNTIF(([.G20]~[.G47]~[.G74]~[.G101]~[.G128]~[.G155]~[.G182]~[.G209]~[.G236]~[.G263]);3)" office:value-type="float" office:value="2" calcext:value-type="float">
            <text:p>2</text:p>
          </table:table-cell>
          <table:table-cell table:formula="of:=COUNTIF(([.G20]~[.G47]~[.G74]~[.G101]~[.G128]~[.G155]~[.G182]~[.G209]~[.G236]~[.G263]);4)" office:value-type="float" office:value="3" calcext:value-type="float">
            <text:p>3</text:p>
          </table:table-cell>
          <table:table-cell table:formula="of:=COUNTIF(([.G20]~[.G47]~[.G74]~[.G101]~[.G128]~[.G155]~[.G182]~[.G209]~[.G236]~[.G263]);5)" office:value-type="float" office:value="3" calcext:value-type="float">
            <text:p>3</text:p>
          </table:table-cell>
          <table:table-cell table:formula="of:=COUNTIF(([.L20]~ [.L47]~ [.L74]~ [.L101]~ [.L128]~ [.L155]~ [.L182]~ [.L209]~ [.L236]~ [.L263]);1)" office:value-type="float" office:value="0" calcext:value-type="float">
            <text:p>0</text:p>
          </table:table-cell>
          <table:table-cell table:formula="of:=COUNTIF(([.L20]~[.L47]~[.L74]~[.L101]~[.L128]~[.L155]~[.L182]~[.L209]~[.L236]~[.L263]);2)" office:value-type="float" office:value="4" calcext:value-type="float">
            <text:p>4</text:p>
          </table:table-cell>
          <table:table-cell table:formula="of:=COUNTIF(([.L20]~[.L47]~[.L74]~[.L101]~[.L128]~[.L155]~[.L182]~[.L209]~[.L236]~[.L263]);3)" office:value-type="float" office:value="1" calcext:value-type="float">
            <text:p>1</text:p>
          </table:table-cell>
          <table:table-cell table:formula="of:=COUNTIF(([.L20]~[.L47]~[.L74]~[.L101]~[.L128]~[.L155]~[.L182]~[.L209]~[.L236]~[.L263]);4)" office:value-type="float" office:value="4" calcext:value-type="float">
            <text:p>4</text:p>
          </table:table-cell>
          <table:table-cell table:formula="of:=COUNTIF(([.L20]~[.L47]~[.L74]~[.L101]~[.L128]~[.L155]~[.L182]~[.L209]~[.L236]~[.L263]);5)" office:value-type="float" office:value="1" calcext:value-type="float">
            <text:p>1</text:p>
          </table:table-cell>
          <table:table-cell table:formula="of:=COUNTIF(([.Q20]~ [.Q47]~ [.Q74]~ [.Q101]~ [.Q128]~ [.Q155]~ [.Q182]~ [.Q209]~ [.Q236]~ [.Q263]);1)" office:value-type="float" office:value="2" calcext:value-type="float">
            <text:p>2</text:p>
          </table:table-cell>
          <table:table-cell table:formula="of:=COUNTIF(([.Q20]~[.Q47]~[.Q74]~[.Q101]~[.Q128]~[.Q155]~[.Q182]~[.Q209]~[.Q236]~[.Q263]);2)" office:value-type="float" office:value="1" calcext:value-type="float">
            <text:p>1</text:p>
          </table:table-cell>
          <table:table-cell table:formula="of:=COUNTIF(([.Q20]~[.Q47]~[.Q74]~[.Q101]~[.Q128]~[.Q155]~[.Q182]~[.Q209]~[.Q236]~[.Q263]);3)" office:value-type="float" office:value="2" calcext:value-type="float">
            <text:p>2</text:p>
          </table:table-cell>
          <table:table-cell table:formula="of:=COUNTIF(([.Q20]~[.Q47]~[.Q74]~[.Q101]~[.Q128]~[.Q155]~[.Q182]~[.Q209]~[.Q236]~[.Q263]);4)" office:value-type="float" office:value="0" calcext:value-type="float">
            <text:p>0</text:p>
          </table:table-cell>
          <table:table-cell table:formula="of:=COUNTIF(([.Q20]~[.Q47]~[.Q74]~[.Q101]~[.Q128]~[.Q155]~[.Q182]~[.Q209]~[.Q236]~[.Q263]);5)" office:value-type="float" office:value="5" calcext:value-type="float">
            <text:p>5</text:p>
          </table:table-cell>
          <table:table-cell table:formula="of:=COUNTIF(([.V20]~ [.V47]~ [.V74]~ [.V101]~ [.V128]~ [.V155]~ [.V182]~ [.V209]~ [.V236]~ [.V263]);1)" office:value-type="float" office:value="1" calcext:value-type="float">
            <text:p>1</text:p>
          </table:table-cell>
          <table:table-cell table:formula="of:=COUNTIF(([.V20]~[.V47]~[.V74]~[.V101]~[.V128]~[.V155]~[.V182]~[.V209]~[.V236]~[.V263]);2)" office:value-type="float" office:value="2" calcext:value-type="float">
            <text:p>2</text:p>
          </table:table-cell>
          <table:table-cell table:formula="of:=COUNTIF(([.V20]~[.V47]~[.V74]~[.V101]~[.V128]~[.V155]~[.V182]~[.V209]~[.V236]~[.V263]);3)" office:value-type="float" office:value="6" calcext:value-type="float">
            <text:p>6</text:p>
          </table:table-cell>
          <table:table-cell table:formula="of:=COUNTIF(([.V20]~[.V47]~[.V74]~[.V101]~[.V128]~[.V155]~[.V182]~[.V209]~[.V236]~[.V263]);4)" office:value-type="float" office:value="1" calcext:value-type="float">
            <text:p>1</text:p>
          </table:table-cell>
          <table:table-cell table:formula="of:=COUNTIF(([.V20]~[.V47]~[.V74]~[.V101]~[.V128]~[.V155]~[.V182]~[.V209]~[.V236]~[.V263]);5)" office:value-type="float" office:value="0" calcext:value-type="float">
            <text:p>0</text:p>
          </table:table-cell>
          <table:table-cell table:formula="of:=COUNTIF(([.AA20]~ [.AA47]~ [.AA74]~ [.AA101]~ [.AA128]~ [.AA155]~ [.AA182]~ [.AA209]~ [.AA236]~ [.AA263]);1)" office:value-type="float" office:value="1" calcext:value-type="float">
            <text:p>1</text:p>
          </table:table-cell>
          <table:table-cell table:formula="of:=COUNTIF(([.AA20]~[.AA47]~[.AA74]~[.AA101]~[.AA128]~[.AA155]~[.AA182]~[.AA209]~[.AA236]~[.AA263]);2)" office:value-type="float" office:value="5" calcext:value-type="float">
            <text:p>5</text:p>
          </table:table-cell>
          <table:table-cell table:formula="of:=COUNTIF(([.AA20]~[.AA47]~[.AA74]~[.AA101]~[.AA128]~[.AA155]~[.AA182]~[.AA209]~[.AA236]~[.AA263]);3)" office:value-type="float" office:value="3" calcext:value-type="float">
            <text:p>3</text:p>
          </table:table-cell>
          <table:table-cell table:formula="of:=COUNTIF(([.AA20]~[.AA47]~[.AA74]~[.AA101]~[.AA128]~[.AA155]~[.AA182]~[.AA209]~[.AA236]~[.AA263]);4)" office:value-type="float" office:value="1" calcext:value-type="float">
            <text:p>1</text:p>
          </table:table-cell>
          <table:table-cell table:formula="of:=COUNTIF(([.AA20]~[.AA47]~[.AA74]~[.AA101]~[.AA128]~[.AA155]~[.AA182]~[.AA209]~[.AA236]~[.AA263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formula="of:=RANK([.C10];[.$C10:.$G10];)" office:value-type="float" office:value="5" calcext:value-type="float">
            <text:p>5</text:p>
          </table:table-cell>
          <table:table-cell table:formula="of:=RANK([.D10];[.$C10:.$G10];)" office:value-type="float" office:value="2" calcext:value-type="float">
            <text:p>2</text:p>
          </table:table-cell>
          <table:table-cell table:formula="of:=RANK([.E10];[.$C10:.$G10];)" office:value-type="float" office:value="4" calcext:value-type="float">
            <text:p>4</text:p>
          </table:table-cell>
          <table:table-cell table:formula="of:=RANK([.F10];[.$C10:.$G10];)" office:value-type="float" office:value="1" calcext:value-type="float">
            <text:p>1</text:p>
          </table:table-cell>
          <table:table-cell table:formula="of:=RANK([.G10];[.$C10:.$G10];)" office:value-type="float" office:value="3" calcext:value-type="float">
            <text:p>3</text:p>
          </table:table-cell>
          <table:table-cell table:formula="of:=RANK([.H10];[.$H10:.$L10];)" office:value-type="float" office:value="5" calcext:value-type="float">
            <text:p>5</text:p>
          </table:table-cell>
          <table:table-cell table:formula="of:=RANK([.I10];[.$H10:.$L10];)" office:value-type="float" office:value="3" calcext:value-type="float">
            <text:p>3</text:p>
          </table:table-cell>
          <table:table-cell table:formula="of:=RANK([.J10];[.$H10:.$L10];)" office:value-type="float" office:value="2" calcext:value-type="float">
            <text:p>2</text:p>
          </table:table-cell>
          <table:table-cell table:formula="of:=RANK([.K10];[.$H10:.$L10];)" office:value-type="float" office:value="4" calcext:value-type="float">
            <text:p>4</text:p>
          </table:table-cell>
          <table:table-cell table:formula="of:=RANK([.L10];[.$H10:.$L10];)" office:value-type="float" office:value="1" calcext:value-type="float">
            <text:p>1</text:p>
          </table:table-cell>
          <table:table-cell table:formula="of:=RANK([.M10];[.$M10:.$Q10];)" office:value-type="float" office:value="3" calcext:value-type="float">
            <text:p>3</text:p>
          </table:table-cell>
          <table:table-cell table:formula="of:=RANK([.N10];[.$M10:.$Q10];)" office:value-type="float" office:value="2" calcext:value-type="float">
            <text:p>2</text:p>
          </table:table-cell>
          <table:table-cell table:formula="of:=RANK([.O10];[.$M10:.$Q10];)" office:value-type="float" office:value="5" calcext:value-type="float">
            <text:p>5</text:p>
          </table:table-cell>
          <table:table-cell table:formula="of:=RANK([.P10];[.$M10:.$Q10];)" office:value-type="float" office:value="1" calcext:value-type="float">
            <text:p>1</text:p>
          </table:table-cell>
          <table:table-cell table:formula="of:=RANK([.Q10];[.$M10:.$Q10];)" office:value-type="float" office:value="4" calcext:value-type="float">
            <text:p>4</text:p>
          </table:table-cell>
          <table:table-cell table:formula="of:=RANK([.R10];[.$R10:.$V10];)" office:value-type="float" office:value="1" calcext:value-type="float">
            <text:p>1</text:p>
          </table:table-cell>
          <table:table-cell table:formula="of:=RANK([.S10];[.$R10:.$V10];)" office:value-type="float" office:value="3" calcext:value-type="float">
            <text:p>3</text:p>
          </table:table-cell>
          <table:table-cell table:formula="of:=RANK([.T10];[.$R10:.$V10];)" office:value-type="float" office:value="5" calcext:value-type="float">
            <text:p>5</text:p>
          </table:table-cell>
          <table:table-cell table:formula="of:=RANK([.U10];[.$R10:.$V10];)" office:value-type="float" office:value="2" calcext:value-type="float">
            <text:p>2</text:p>
          </table:table-cell>
          <table:table-cell table:formula="of:=RANK([.V10];[.$R10:.$V10];)" office:value-type="float" office:value="4" calcext:value-type="float">
            <text:p>4</text:p>
          </table:table-cell>
          <table:table-cell table:formula="of:=RANK([.W10];[.$W10:.$AA10];)" office:value-type="float" office:value="2" calcext:value-type="float">
            <text:p>2</text:p>
          </table:table-cell>
          <table:table-cell table:formula="of:=RANK([.X10];[.$W10:.$AA10];)" office:value-type="float" office:value="5" calcext:value-type="float">
            <text:p>5</text:p>
          </table:table-cell>
          <table:table-cell table:formula="of:=RANK([.Y10];[.$W10:.$AA10];)" office:value-type="float" office:value="3" calcext:value-type="float">
            <text:p>3</text:p>
          </table:table-cell>
          <table:table-cell table:formula="of:=RANK([.Z10];[.$W10:.$AA10];)" office:value-type="float" office:value="1" calcext:value-type="float">
            <text:p>1</text:p>
          </table:table-cell>
          <table:table-cell table:formula="of:=RANK([.AA10];[.$W10:.$AA10];)" office:value-type="float" office:value="4" calcext:value-type="float">
            <text:p>4</text:p>
          </table:table-cell>
          <table:table-cell/>
          <table:table-cell table:style-name="ce989"/>
          <table:table-cell table:style-name="ce989" office:value-type="string" calcext:value-type="string">
            <text:p>RandomForestClassifier</text:p>
          </table:table-cell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base</text:p>
          </table:table-cell>
          <table:table-cell table:formula="of:=COUNTIF(([.C21]~ [.C48]~ [.C75]~ [.C102]~ [.C129]~ [.C156]~ [.C183]~ [.C210]~ [.C237]~ [.C264]);1)" office:value-type="float" office:value="0" calcext:value-type="float">
            <text:p>0</text:p>
          </table:table-cell>
          <table:table-cell table:formula="of:=COUNTIF(([.C21]~[.C48]~[.C75]~[.C102]~[.C129]~[.C156]~[.C183]~[.C210]~[.C237]~[.C264]);2)" office:value-type="float" office:value="0" calcext:value-type="float">
            <text:p>0</text:p>
          </table:table-cell>
          <table:table-cell table:formula="of:=COUNTIF(([.C21]~[.C48]~[.C75]~[.C102]~[.C129]~[.C156]~[.C183]~[.C210]~[.C237]~[.C264]);3)" office:value-type="float" office:value="0" calcext:value-type="float">
            <text:p>0</text:p>
          </table:table-cell>
          <table:table-cell table:formula="of:=COUNTIF(([.C21]~[.C48]~[.C75]~[.C102]~[.C129]~[.C156]~[.C183]~[.C210]~[.C237]~[.C264]);4)" office:value-type="float" office:value="0" calcext:value-type="float">
            <text:p>0</text:p>
          </table:table-cell>
          <table:table-cell table:formula="of:=COUNTIF(([.C21]~[.C48]~[.C75]~[.C102]~[.C129]~[.C156]~[.C183]~[.C210]~[.C237]~[.C264]);5)" office:value-type="float" office:value="10" calcext:value-type="float">
            <text:p>10</text:p>
          </table:table-cell>
          <table:table-cell table:formula="of:=COUNTIF(([.H21]~ [.H48]~ [.H75]~ [.H102]~ [.H129]~ [.H156]~ [.H183]~ [.H210]~ [.H237]~ [.H264]);1)" office:value-type="float" office:value="0" calcext:value-type="float">
            <text:p>0</text:p>
          </table:table-cell>
          <table:table-cell table:formula="of:=COUNTIF(([.H21]~[.H48]~[.H75]~[.H102]~[.H129]~[.H156]~[.H183]~[.H210]~[.H237]~[.H264]);2)" office:value-type="float" office:value="0" calcext:value-type="float">
            <text:p>0</text:p>
          </table:table-cell>
          <table:table-cell table:formula="of:=COUNTIF(([.H21]~[.H48]~[.H75]~[.H102]~[.H129]~[.H156]~[.H183]~[.H210]~[.H237]~[.H264]);3)" office:value-type="float" office:value="0" calcext:value-type="float">
            <text:p>0</text:p>
          </table:table-cell>
          <table:table-cell table:formula="of:=COUNTIF(([.H21]~[.H48]~[.H75]~[.H102]~[.H129]~[.H156]~[.H183]~[.H210]~[.H237]~[.H264]);4)" office:value-type="float" office:value="0" calcext:value-type="float">
            <text:p>0</text:p>
          </table:table-cell>
          <table:table-cell table:formula="of:=COUNTIF(([.H21]~[.H48]~[.H75]~[.H102]~[.H129]~[.H156]~[.H183]~[.H210]~[.H237]~[.H264]);5)" office:value-type="float" office:value="10" calcext:value-type="float">
            <text:p>10</text:p>
          </table:table-cell>
          <table:table-cell table:formula="of:=COUNTIF(([.M21]~ [.M48]~ [.M75]~ [.M102]~ [.M129]~ [.M156]~ [.M183]~ [.M210]~ [.M237]~ [.M264]);1)" office:value-type="float" office:value="0" calcext:value-type="float">
            <text:p>0</text:p>
          </table:table-cell>
          <table:table-cell table:formula="of:=COUNTIF(([.M21]~[.M48]~[.M75]~[.M102]~[.M129]~[.M156]~[.M183]~[.M210]~[.M237]~[.M264]);2)" office:value-type="float" office:value="5" calcext:value-type="float">
            <text:p>5</text:p>
          </table:table-cell>
          <table:table-cell table:formula="of:=COUNTIF(([.M21]~[.M48]~[.M75]~[.M102]~[.M129]~[.M156]~[.M183]~[.M210]~[.M237]~[.M264]);3)" office:value-type="float" office:value="0" calcext:value-type="float">
            <text:p>0</text:p>
          </table:table-cell>
          <table:table-cell table:formula="of:=COUNTIF(([.M21]~[.M48]~[.M75]~[.M102]~[.M129]~[.M156]~[.M183]~[.M210]~[.M237]~[.M264]);4)" office:value-type="float" office:value="0" calcext:value-type="float">
            <text:p>0</text:p>
          </table:table-cell>
          <table:table-cell table:formula="of:=COUNTIF(([.M21]~[.M48]~[.M75]~[.M102]~[.M129]~[.M156]~[.M183]~[.M210]~[.M237]~[.M264]);5)" office:value-type="float" office:value="5" calcext:value-type="float">
            <text:p>5</text:p>
          </table:table-cell>
          <table:table-cell table:formula="of:=COUNTIF(([.R21]~ [.R48]~ [.R75]~ [.R102]~ [.R129]~ [.R156]~ [.R183]~ [.R210]~ [.R237]~ [.R264]);1)" office:value-type="float" office:value="2" calcext:value-type="float">
            <text:p>2</text:p>
          </table:table-cell>
          <table:table-cell table:formula="of:=COUNTIF(([.R21]~[.R48]~[.R75]~[.R102]~[.R129]~[.R156]~[.R183]~[.R210]~[.R237]~[.R264]);2)" office:value-type="float" office:value="5" calcext:value-type="float">
            <text:p>5</text:p>
          </table:table-cell>
          <table:table-cell table:formula="of:=COUNTIF(([.R21]~[.R48]~[.R75]~[.R102]~[.R129]~[.R156]~[.R183]~[.R210]~[.R237]~[.R264]);3)" office:value-type="float" office:value="0" calcext:value-type="float">
            <text:p>0</text:p>
          </table:table-cell>
          <table:table-cell table:formula="of:=COUNTIF(([.R21]~[.R48]~[.R75]~[.R102]~[.R129]~[.R156]~[.R183]~[.R210]~[.R237]~[.R264]);4)" office:value-type="float" office:value="0" calcext:value-type="float">
            <text:p>0</text:p>
          </table:table-cell>
          <table:table-cell table:formula="of:=COUNTIF(([.R21]~[.R48]~[.R75]~[.R102]~[.R129]~[.R156]~[.R183]~[.R210]~[.R237]~[.R264]);5)" office:value-type="float" office:value="3" calcext:value-type="float">
            <text:p>3</text:p>
          </table:table-cell>
          <table:table-cell table:formula="of:=COUNTIF(([.W21]~ [.W48]~ [.W75]~ [.W102]~ [.W129]~ [.W156]~ [.W183]~ [.W210]~ [.W237]~ [.W264]);1)" office:value-type="float" office:value="1" calcext:value-type="float">
            <text:p>1</text:p>
          </table:table-cell>
          <table:table-cell table:formula="of:=COUNTIF(([.W21]~[.W48]~[.W75]~[.W102]~[.W129]~[.W156]~[.W183]~[.W210]~[.W237]~[.W264]);2)" office:value-type="float" office:value="2" calcext:value-type="float">
            <text:p>2</text:p>
          </table:table-cell>
          <table:table-cell table:formula="of:=COUNTIF(([.W21]~[.W48]~[.W75]~[.W102]~[.W129]~[.W156]~[.W183]~[.W210]~[.W237]~[.W264]);3)" office:value-type="float" office:value="0" calcext:value-type="float">
            <text:p>0</text:p>
          </table:table-cell>
          <table:table-cell table:formula="of:=COUNTIF(([.W21]~[.W48]~[.W75]~[.W102]~[.W129]~[.W156]~[.W183]~[.W210]~[.W237]~[.W264]);4)" office:value-type="float" office:value="0" calcext:value-type="float">
            <text:p>0</text:p>
          </table:table-cell>
          <table:table-cell table:formula="of:=COUNTIF(([.W21]~[.W48]~[.W75]~[.W102]~[.W129]~[.W156]~[.W183]~[.W210]~[.W237]~[.W264]);5)" office:value-type="float" office:value="7" calcext:value-type="float">
            <text:p>7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1];[.$C11:.$G11];)" office:value-type="float" office:value="2" calcext:value-type="float">
            <text:p>2</text:p>
          </table:table-cell>
          <table:table-cell table:formula="of:=RANK([.D11];[.$C11:.$G11];)" office:value-type="float" office:value="4" calcext:value-type="float">
            <text:p>4</text:p>
          </table:table-cell>
          <table:table-cell table:formula="of:=RANK([.E11];[.$C11:.$G11];)" office:value-type="float" office:value="5" calcext:value-type="float">
            <text:p>5</text:p>
          </table:table-cell>
          <table:table-cell table:formula="of:=RANK([.F11];[.$C11:.$G11];)" office:value-type="float" office:value="1" calcext:value-type="float">
            <text:p>1</text:p>
          </table:table-cell>
          <table:table-cell table:formula="of:=RANK([.G11];[.$C11:.$G11];)" office:value-type="float" office:value="3" calcext:value-type="float">
            <text:p>3</text:p>
          </table:table-cell>
          <table:table-cell table:formula="of:=RANK([.H11];[.$H11:.$L11];)" office:value-type="float" office:value="5" calcext:value-type="float">
            <text:p>5</text:p>
          </table:table-cell>
          <table:table-cell table:formula="of:=RANK([.I11];[.$H11:.$L11];)" office:value-type="float" office:value="3" calcext:value-type="float">
            <text:p>3</text:p>
          </table:table-cell>
          <table:table-cell table:formula="of:=RANK([.J11];[.$H11:.$L11];)" office:value-type="float" office:value="4" calcext:value-type="float">
            <text:p>4</text:p>
          </table:table-cell>
          <table:table-cell table:formula="of:=RANK([.K11];[.$H11:.$L11];)" office:value-type="float" office:value="2" calcext:value-type="float">
            <text:p>2</text:p>
          </table:table-cell>
          <table:table-cell table:formula="of:=RANK([.L11];[.$H11:.$L11];)" office:value-type="float" office:value="1" calcext:value-type="float">
            <text:p>1</text:p>
          </table:table-cell>
          <table:table-cell table:formula="of:=RANK([.M11];[.$M11:.$Q11];)" office:value-type="float" office:value="4" calcext:value-type="float">
            <text:p>4</text:p>
          </table:table-cell>
          <table:table-cell table:formula="of:=RANK([.N11];[.$M11:.$Q11];)" office:value-type="float" office:value="1" calcext:value-type="float">
            <text:p>1</text:p>
          </table:table-cell>
          <table:table-cell table:formula="of:=RANK([.O11];[.$M11:.$Q11];)" office:value-type="float" office:value="2" calcext:value-type="float">
            <text:p>2</text:p>
          </table:table-cell>
          <table:table-cell table:formula="of:=RANK([.P11];[.$M11:.$Q11];)" office:value-type="float" office:value="5" calcext:value-type="float">
            <text:p>5</text:p>
          </table:table-cell>
          <table:table-cell table:formula="of:=RANK([.Q11];[.$M11:.$Q11];)" office:value-type="float" office:value="3" calcext:value-type="float">
            <text:p>3</text:p>
          </table:table-cell>
          <table:table-cell table:formula="of:=RANK([.R11];[.$R11:.$V11];)" office:value-type="float" office:value="1" calcext:value-type="float">
            <text:p>1</text:p>
          </table:table-cell>
          <table:table-cell table:formula="of:=RANK([.S11];[.$R11:.$V11];)" office:value-type="float" office:value="4" calcext:value-type="float">
            <text:p>4</text:p>
          </table:table-cell>
          <table:table-cell table:formula="of:=RANK([.T11];[.$R11:.$V11];)" office:value-type="float" office:value="5" calcext:value-type="float">
            <text:p>5</text:p>
          </table:table-cell>
          <table:table-cell table:formula="of:=RANK([.U11];[.$R11:.$V11];)" office:value-type="float" office:value="2" calcext:value-type="float">
            <text:p>2</text:p>
          </table:table-cell>
          <table:table-cell table:formula="of:=RANK([.V11];[.$R11:.$V11];)" office:value-type="float" office:value="3" calcext:value-type="float">
            <text:p>3</text:p>
          </table:table-cell>
          <table:table-cell table:formula="of:=RANK([.W11];[.$W11:.$AA11];)" office:value-type="float" office:value="1" calcext:value-type="float">
            <text:p>1</text:p>
          </table:table-cell>
          <table:table-cell table:formula="of:=RANK([.X11];[.$W11:.$AA11];)" office:value-type="float" office:value="5" calcext:value-type="float">
            <text:p>5</text:p>
          </table:table-cell>
          <table:table-cell table:formula="of:=RANK([.Y11];[.$W11:.$AA11];)" office:value-type="float" office:value="3" calcext:value-type="float">
            <text:p>3</text:p>
          </table:table-cell>
          <table:table-cell table:formula="of:=RANK([.Z11];[.$W11:.$AA11];)" office:value-type="float" office:value="2" calcext:value-type="float">
            <text:p>2</text:p>
          </table:table-cell>
          <table:table-cell table:formula="of:=RANK([.AA11];[.$W11:.$AA11];)" office:value-type="float" office:value="3" calcext:value-type="float">
            <text:p>3</text:p>
          </table:table-cell>
          <table:table-cell/>
          <table:table-cell table:style-name="ce989"/>
          <table:table-cell table:style-name="ce989" office:value-type="string" calcext:value-type="string">
            <text:p>RandomForestClassifier</text:p>
          </table:table-cell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bbq</text:p>
          </table:table-cell>
          <table:table-cell table:formula="of:=COUNTIF(([.D21]~ [.D48]~ [.D75]~ [.D102]~ [.D129]~ [.D156]~ [.D183]~ [.D210]~ [.D237]~ [.D264]);1)" office:value-type="float" office:value="0" calcext:value-type="float">
            <text:p>0</text:p>
          </table:table-cell>
          <table:table-cell table:formula="of:=COUNTIF(([.D21]~[.D48]~[.D75]~[.D102]~[.D129]~[.D156]~[.D183]~[.D210]~[.D237]~[.D264]);2)" office:value-type="float" office:value="0" calcext:value-type="float">
            <text:p>0</text:p>
          </table:table-cell>
          <table:table-cell table:formula="of:=COUNTIF(([.D21]~[.D48]~[.D75]~[.D102]~[.D129]~[.D156]~[.D183]~[.D210]~[.D237]~[.D264]);3)" office:value-type="float" office:value="6" calcext:value-type="float">
            <text:p>6</text:p>
          </table:table-cell>
          <table:table-cell table:formula="of:=COUNTIF(([.D21]~[.D48]~[.D75]~[.D102]~[.D129]~[.D156]~[.D183]~[.D210]~[.D237]~[.D264]);4)" office:value-type="float" office:value="4" calcext:value-type="float">
            <text:p>4</text:p>
          </table:table-cell>
          <table:table-cell table:formula="of:=COUNTIF(([.D21]~[.D48]~[.D75]~[.D102]~[.D129]~[.D156]~[.D183]~[.D210]~[.D237]~[.D264]);5)" office:value-type="float" office:value="0" calcext:value-type="float">
            <text:p>0</text:p>
          </table:table-cell>
          <table:table-cell table:formula="of:=COUNTIF(([.I21]~ [.I48]~ [.I75]~ [.I102]~ [.I129]~ [.I156]~ [.I183]~ [.I210]~ [.I237]~ [.I264]);1)" office:value-type="float" office:value="0" calcext:value-type="float">
            <text:p>0</text:p>
          </table:table-cell>
          <table:table-cell table:formula="of:=COUNTIF(([.I21]~[.I48]~[.I75]~[.I102]~[.I129]~[.I156]~[.I183]~[.I210]~[.I237]~[.I264]);2)" office:value-type="float" office:value="0" calcext:value-type="float">
            <text:p>0</text:p>
          </table:table-cell>
          <table:table-cell table:formula="of:=COUNTIF(([.I21]~[.I48]~[.I75]~[.I102]~[.I129]~[.I156]~[.I183]~[.I210]~[.I237]~[.I264]);3)" office:value-type="float" office:value="8" calcext:value-type="float">
            <text:p>8</text:p>
          </table:table-cell>
          <table:table-cell table:formula="of:=COUNTIF(([.I21]~[.I48]~[.I75]~[.I102]~[.I129]~[.I156]~[.I183]~[.I210]~[.I237]~[.I264]);4)" office:value-type="float" office:value="2" calcext:value-type="float">
            <text:p>2</text:p>
          </table:table-cell>
          <table:table-cell table:formula="of:=COUNTIF(([.I21]~[.I48]~[.I75]~[.I102]~[.I129]~[.I156]~[.I183]~[.I210]~[.I237]~[.I264]);5)" office:value-type="float" office:value="0" calcext:value-type="float">
            <text:p>0</text:p>
          </table:table-cell>
          <table:table-cell table:formula="of:=COUNTIF(([.N21]~ [.N48]~ [.N75]~ [.N102]~ [.N129]~ [.N156]~ [.N183]~ [.N210]~ [.N237]~ [.N264]);1)" office:value-type="float" office:value="1" calcext:value-type="float">
            <text:p>1</text:p>
          </table:table-cell>
          <table:table-cell table:formula="of:=COUNTIF(([.N21]~[.N48]~[.N75]~[.N102]~[.N129]~[.N156]~[.N183]~[.N210]~[.N237]~[.N264]);2)" office:value-type="float" office:value="4" calcext:value-type="float">
            <text:p>4</text:p>
          </table:table-cell>
          <table:table-cell table:formula="of:=COUNTIF(([.N21]~[.N48]~[.N75]~[.N102]~[.N129]~[.N156]~[.N183]~[.N210]~[.N237]~[.N264]);3)" office:value-type="float" office:value="5" calcext:value-type="float">
            <text:p>5</text:p>
          </table:table-cell>
          <table:table-cell table:formula="of:=COUNTIF(([.N21]~[.N48]~[.N75]~[.N102]~[.N129]~[.N156]~[.N183]~[.N210]~[.N237]~[.N264]);4)" office:value-type="float" office:value="0" calcext:value-type="float">
            <text:p>0</text:p>
          </table:table-cell>
          <table:table-cell table:formula="of:=COUNTIF(([.N21]~[.N48]~[.N75]~[.N102]~[.N129]~[.N156]~[.N183]~[.N210]~[.N237]~[.N264]);5)" office:value-type="float" office:value="0" calcext:value-type="float">
            <text:p>0</text:p>
          </table:table-cell>
          <table:table-cell table:formula="of:=COUNTIF(([.S21]~ [.S48]~ [.S75]~ [.S102]~ [.S129]~ [.S156]~ [.S183]~ [.S210]~ [.S237]~ [.S264]);1)" office:value-type="float" office:value="0" calcext:value-type="float">
            <text:p>0</text:p>
          </table:table-cell>
          <table:table-cell table:formula="of:=COUNTIF(([.S21]~[.S48]~[.S75]~[.S102]~[.S129]~[.S156]~[.S183]~[.S210]~[.S237]~[.S264]);2)" office:value-type="float" office:value="3" calcext:value-type="float">
            <text:p>3</text:p>
          </table:table-cell>
          <table:table-cell table:formula="of:=COUNTIF(([.S21]~[.S48]~[.S75]~[.S102]~[.S129]~[.S156]~[.S183]~[.S210]~[.S237]~[.S264]);3)" office:value-type="float" office:value="7" calcext:value-type="float">
            <text:p>7</text:p>
          </table:table-cell>
          <table:table-cell table:formula="of:=COUNTIF(([.S21]~[.S48]~[.S75]~[.S102]~[.S129]~[.S156]~[.S183]~[.S210]~[.S237]~[.S264]);4)" office:value-type="float" office:value="0" calcext:value-type="float">
            <text:p>0</text:p>
          </table:table-cell>
          <table:table-cell table:formula="of:=COUNTIF(([.S21]~[.S48]~[.S75]~[.S102]~[.S129]~[.S156]~[.S183]~[.S210]~[.S237]~[.S264]);5)" office:value-type="float" office:value="0" calcext:value-type="float">
            <text:p>0</text:p>
          </table:table-cell>
          <table:table-cell table:formula="of:=COUNTIF(([.X21]~ [.X48]~ [.X75]~ [.X102]~ [.X129]~ [.X156]~ [.X183]~ [.X210]~ [.X237]~ [.X264]);1)" office:value-type="float" office:value="2" calcext:value-type="float">
            <text:p>2</text:p>
          </table:table-cell>
          <table:table-cell table:formula="of:=COUNTIF(([.X21]~[.X48]~[.X75]~[.X102]~[.X129]~[.X156]~[.X183]~[.X210]~[.X237]~[.X264]);2)" office:value-type="float" office:value="3" calcext:value-type="float">
            <text:p>3</text:p>
          </table:table-cell>
          <table:table-cell table:formula="of:=COUNTIF(([.X21]~[.X48]~[.X75]~[.X102]~[.X129]~[.X156]~[.X183]~[.X210]~[.X237]~[.X264]);3)" office:value-type="float" office:value="2" calcext:value-type="float">
            <text:p>2</text:p>
          </table:table-cell>
          <table:table-cell table:formula="of:=COUNTIF(([.X21]~[.X48]~[.X75]~[.X102]~[.X129]~[.X156]~[.X183]~[.X210]~[.X237]~[.X264]);4)" office:value-type="float" office:value="0" calcext:value-type="float">
            <text:p>0</text:p>
          </table:table-cell>
          <table:table-cell table:formula="of:=COUNTIF(([.X21]~[.X48]~[.X75]~[.X102]~[.X129]~[.X156]~[.X183]~[.X210]~[.X237]~[.X264]);5)" office:value-type="float" office:value="3" calcext:value-type="float">
            <text:p>3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formula="of:=RANK([.C12];[.$C12:.$G12];)" office:value-type="float" office:value="5" calcext:value-type="float">
            <text:p>5</text:p>
          </table:table-cell>
          <table:table-cell table:formula="of:=RANK([.D12];[.$C12:.$G12];)" office:value-type="float" office:value="3" calcext:value-type="float">
            <text:p>3</text:p>
          </table:table-cell>
          <table:table-cell table:formula="of:=RANK([.E12];[.$C12:.$G12];)" office:value-type="float" office:value="4" calcext:value-type="float">
            <text:p>4</text:p>
          </table:table-cell>
          <table:table-cell table:formula="of:=RANK([.F12];[.$C12:.$G12];)" office:value-type="float" office:value="1" calcext:value-type="float">
            <text:p>1</text:p>
          </table:table-cell>
          <table:table-cell table:formula="of:=RANK([.G12];[.$C12:.$G12];)" office:value-type="float" office:value="2" calcext:value-type="float">
            <text:p>2</text:p>
          </table:table-cell>
          <table:table-cell table:formula="of:=RANK([.H12];[.$H12:.$L12];)" office:value-type="float" office:value="5" calcext:value-type="float">
            <text:p>5</text:p>
          </table:table-cell>
          <table:table-cell table:formula="of:=RANK([.I12];[.$H12:.$L12];)" office:value-type="float" office:value="2" calcext:value-type="float">
            <text:p>2</text:p>
          </table:table-cell>
          <table:table-cell table:formula="of:=RANK([.J12];[.$H12:.$L12];)" office:value-type="float" office:value="1" calcext:value-type="float">
            <text:p>1</text:p>
          </table:table-cell>
          <table:table-cell table:formula="of:=RANK([.K12];[.$H12:.$L12];)" office:value-type="float" office:value="4" calcext:value-type="float">
            <text:p>4</text:p>
          </table:table-cell>
          <table:table-cell table:formula="of:=RANK([.L12];[.$H12:.$L12];)" office:value-type="float" office:value="3" calcext:value-type="float">
            <text:p>3</text:p>
          </table:table-cell>
          <table:table-cell table:formula="of:=RANK([.M12];[.$M12:.$Q12];)" office:value-type="float" office:value="5" calcext:value-type="float">
            <text:p>5</text:p>
          </table:table-cell>
          <table:table-cell table:formula="of:=RANK([.N12];[.$M12:.$Q12];)" office:value-type="float" office:value="2" calcext:value-type="float">
            <text:p>2</text:p>
          </table:table-cell>
          <table:table-cell table:formula="of:=RANK([.O12];[.$M12:.$Q12];)" office:value-type="float" office:value="4" calcext:value-type="float">
            <text:p>4</text:p>
          </table:table-cell>
          <table:table-cell table:formula="of:=RANK([.P12];[.$M12:.$Q12];)" office:value-type="float" office:value="1" calcext:value-type="float">
            <text:p>1</text:p>
          </table:table-cell>
          <table:table-cell table:formula="of:=RANK([.Q12];[.$M12:.$Q12];)" office:value-type="float" office:value="3" calcext:value-type="float">
            <text:p>3</text:p>
          </table:table-cell>
          <table:table-cell table:formula="of:=RANK([.R12];[.$R12:.$V12];)" office:value-type="float" office:value="2" calcext:value-type="float">
            <text:p>2</text:p>
          </table:table-cell>
          <table:table-cell table:formula="of:=RANK([.S12];[.$R12:.$V12];)" office:value-type="float" office:value="3" calcext:value-type="float">
            <text:p>3</text:p>
          </table:table-cell>
          <table:table-cell table:formula="of:=RANK([.T12];[.$R12:.$V12];)" office:value-type="float" office:value="4" calcext:value-type="float">
            <text:p>4</text:p>
          </table:table-cell>
          <table:table-cell table:formula="of:=RANK([.U12];[.$R12:.$V12];)" office:value-type="float" office:value="1" calcext:value-type="float">
            <text:p>1</text:p>
          </table:table-cell>
          <table:table-cell table:formula="of:=RANK([.V12];[.$R12:.$V12];)" office:value-type="float" office:value="5" calcext:value-type="float">
            <text:p>5</text:p>
          </table:table-cell>
          <table:table-cell table:formula="of:=RANK([.W12];[.$W12:.$AA12];)" office:value-type="float" office:value="2" calcext:value-type="float">
            <text:p>2</text:p>
          </table:table-cell>
          <table:table-cell table:formula="of:=RANK([.X12];[.$W12:.$AA12];)" office:value-type="float" office:value="5" calcext:value-type="float">
            <text:p>5</text:p>
          </table:table-cell>
          <table:table-cell table:formula="of:=RANK([.Y12];[.$W12:.$AA12];)" office:value-type="float" office:value="3" calcext:value-type="float">
            <text:p>3</text:p>
          </table:table-cell>
          <table:table-cell table:formula="of:=RANK([.Z12];[.$W12:.$AA12];)" office:value-type="float" office:value="1" calcext:value-type="float">
            <text:p>1</text:p>
          </table:table-cell>
          <table:table-cell table:formula="of:=RANK([.AA12];[.$W12:.$AA12];)" office:value-type="float" office:value="4" calcext:value-type="float">
            <text:p>4</text:p>
          </table:table-cell>
          <table:table-cell/>
          <table:table-cell table:style-name="ce495"/>
          <table:table-cell table:style-name="ce989" office:value-type="string" calcext:value-type="string">
            <text:p>RandomForestClassifier</text:p>
          </table:table-cell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his</text:p>
          </table:table-cell>
          <table:table-cell table:formula="of:=COUNTIF(([.E21]~ [.E48]~ [.E75]~ [.E102]~ [.E129]~ [.E156]~ [.E183]~ [.E210]~ [.E237]~ [.E264]);1)" office:value-type="float" office:value="0" calcext:value-type="float">
            <text:p>0</text:p>
          </table:table-cell>
          <table:table-cell table:formula="of:=COUNTIF(([.E21]~[.E48]~[.E75]~[.E102]~[.E129]~[.E156]~[.E183]~[.E210]~[.E237]~[.E264]);2)" office:value-type="float" office:value="4" calcext:value-type="float">
            <text:p>4</text:p>
          </table:table-cell>
          <table:table-cell table:formula="of:=COUNTIF(([.E21]~[.E48]~[.E75]~[.E102]~[.E129]~[.E156]~[.E183]~[.E210]~[.E237]~[.E264]);3)" office:value-type="float" office:value="3" calcext:value-type="float">
            <text:p>3</text:p>
          </table:table-cell>
          <table:table-cell table:formula="of:=COUNTIF(([.E21]~[.E48]~[.E75]~[.E102]~[.E129]~[.E156]~[.E183]~[.E210]~[.E237]~[.E264]);4)" office:value-type="float" office:value="3" calcext:value-type="float">
            <text:p>3</text:p>
          </table:table-cell>
          <table:table-cell table:formula="of:=COUNTIF(([.E21]~[.E48]~[.E75]~[.E102]~[.E129]~[.E156]~[.E183]~[.E210]~[.E237]~[.E264]);5)" office:value-type="float" office:value="0" calcext:value-type="float">
            <text:p>0</text:p>
          </table:table-cell>
          <table:table-cell table:formula="of:=COUNTIF(([.J21]~ [.J48]~ [.J75]~ [.J102]~ [.J129]~ [.J156]~ [.J183]~ [.J210]~ [.J237]~ [.J264]);1)" office:value-type="float" office:value="1" calcext:value-type="float">
            <text:p>1</text:p>
          </table:table-cell>
          <table:table-cell table:formula="of:=COUNTIF(([.J21]~[.J48]~[.J75]~[.J102]~[.J129]~[.J156]~[.J183]~[.J210]~[.J237]~[.J264]);2)" office:value-type="float" office:value="1" calcext:value-type="float">
            <text:p>1</text:p>
          </table:table-cell>
          <table:table-cell table:formula="of:=COUNTIF(([.J21]~[.J48]~[.J75]~[.J102]~[.J129]~[.J156]~[.J183]~[.J210]~[.J237]~[.J264]);3)" office:value-type="float" office:value="1" calcext:value-type="float">
            <text:p>1</text:p>
          </table:table-cell>
          <table:table-cell table:formula="of:=COUNTIF(([.J21]~[.J48]~[.J75]~[.J102]~[.J129]~[.J156]~[.J183]~[.J210]~[.J237]~[.J264]);4)" office:value-type="float" office:value="7" calcext:value-type="float">
            <text:p>7</text:p>
          </table:table-cell>
          <table:table-cell table:formula="of:=COUNTIF(([.J21]~[.J48]~[.J75]~[.J102]~[.J129]~[.J156]~[.J183]~[.J210]~[.J237]~[.J264]);5)" office:value-type="float" office:value="0" calcext:value-type="float">
            <text:p>0</text:p>
          </table:table-cell>
          <table:table-cell table:formula="of:=COUNTIF(([.O21]~ [.O48]~ [.O75]~ [.O102]~ [.O129]~ [.O156]~ [.O183]~ [.O210]~ [.O237]~ [.O264]);1)" office:value-type="float" office:value="0" calcext:value-type="float">
            <text:p>0</text:p>
          </table:table-cell>
          <table:table-cell table:formula="of:=COUNTIF(([.O21]~[.O48]~[.O75]~[.O102]~[.O129]~[.O156]~[.O183]~[.O210]~[.O237]~[.O264]);2)" office:value-type="float" office:value="0" calcext:value-type="float">
            <text:p>0</text:p>
          </table:table-cell>
          <table:table-cell table:formula="of:=COUNTIF(([.O21]~[.O48]~[.O75]~[.O102]~[.O129]~[.O156]~[.O183]~[.O210]~[.O237]~[.O264]);3)" office:value-type="float" office:value="2" calcext:value-type="float">
            <text:p>2</text:p>
          </table:table-cell>
          <table:table-cell table:formula="of:=COUNTIF(([.O21]~[.O48]~[.O75]~[.O102]~[.O129]~[.O156]~[.O183]~[.O210]~[.O237]~[.O264]);4)" office:value-type="float" office:value="5" calcext:value-type="float">
            <text:p>5</text:p>
          </table:table-cell>
          <table:table-cell table:formula="of:=COUNTIF(([.O21]~[.O48]~[.O75]~[.O102]~[.O129]~[.O156]~[.O183]~[.O210]~[.O237]~[.O264]);5)" office:value-type="float" office:value="3" calcext:value-type="float">
            <text:p>3</text:p>
          </table:table-cell>
          <table:table-cell table:formula="of:=COUNTIF(([.T21]~ [.T48]~ [.T75]~ [.T102]~ [.T129]~ [.T156]~ [.T183]~ [.T210]~ [.T237]~ [.T264]);1)" office:value-type="float" office:value="0" calcext:value-type="float">
            <text:p>0</text:p>
          </table:table-cell>
          <table:table-cell table:formula="of:=COUNTIF(([.T21]~[.T48]~[.T75]~[.T102]~[.T129]~[.T156]~[.T183]~[.T210]~[.T237]~[.T264]);2)" office:value-type="float" office:value="0" calcext:value-type="float">
            <text:p>0</text:p>
          </table:table-cell>
          <table:table-cell table:formula="of:=COUNTIF(([.T21]~[.T48]~[.T75]~[.T102]~[.T129]~[.T156]~[.T183]~[.T210]~[.T237]~[.T264]);3)" office:value-type="float" office:value="1" calcext:value-type="float">
            <text:p>1</text:p>
          </table:table-cell>
          <table:table-cell table:formula="of:=COUNTIF(([.T21]~[.T48]~[.T75]~[.T102]~[.T129]~[.T156]~[.T183]~[.T210]~[.T237]~[.T264]);4)" office:value-type="float" office:value="6" calcext:value-type="float">
            <text:p>6</text:p>
          </table:table-cell>
          <table:table-cell table:formula="of:=COUNTIF(([.T21]~[.T48]~[.T75]~[.T102]~[.T129]~[.T156]~[.T183]~[.T210]~[.T237]~[.T264]);5)" office:value-type="float" office:value="3" calcext:value-type="float">
            <text:p>3</text:p>
          </table:table-cell>
          <table:table-cell table:formula="of:=COUNTIF(([.Y21]~ [.Y48]~ [.Y75]~ [.Y102]~ [.Y129]~ [.Y156]~ [.Y183]~ [.Y210]~ [.Y237]~ [.Y264]);1)" office:value-type="float" office:value="3" calcext:value-type="float">
            <text:p>3</text:p>
          </table:table-cell>
          <table:table-cell table:formula="of:=COUNTIF(([.Y21]~[.Y48]~[.Y75]~[.Y102]~[.Y129]~[.Y156]~[.Y183]~[.Y210]~[.Y237]~[.Y264]);2)" office:value-type="float" office:value="1" calcext:value-type="float">
            <text:p>1</text:p>
          </table:table-cell>
          <table:table-cell table:formula="of:=COUNTIF(([.Y21]~[.Y48]~[.Y75]~[.Y102]~[.Y129]~[.Y156]~[.Y183]~[.Y210]~[.Y237]~[.Y264]);3)" office:value-type="float" office:value="4" calcext:value-type="float">
            <text:p>4</text:p>
          </table:table-cell>
          <table:table-cell table:formula="of:=COUNTIF(([.Y21]~[.Y48]~[.Y75]~[.Y102]~[.Y129]~[.Y156]~[.Y183]~[.Y210]~[.Y237]~[.Y264]);4)" office:value-type="float" office:value="2" calcext:value-type="float">
            <text:p>2</text:p>
          </table:table-cell>
          <table:table-cell table:formula="of:=COUNTIF(([.Y21]~[.Y48]~[.Y75]~[.Y102]~[.Y129]~[.Y156]~[.Y183]~[.Y210]~[.Y237]~[.Y264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3];[.$C13:.$G13];)" office:value-type="float" office:value="3" calcext:value-type="float">
            <text:p>3</text:p>
          </table:table-cell>
          <table:table-cell table:formula="of:=RANK([.D13];[.$C13:.$G13];)" office:value-type="float" office:value="4" calcext:value-type="float">
            <text:p>4</text:p>
          </table:table-cell>
          <table:table-cell table:formula="of:=RANK([.E13];[.$C13:.$G13];)" office:value-type="float" office:value="5" calcext:value-type="float">
            <text:p>5</text:p>
          </table:table-cell>
          <table:table-cell table:formula="of:=RANK([.F13];[.$C13:.$G13];)" office:value-type="float" office:value="1" calcext:value-type="float">
            <text:p>1</text:p>
          </table:table-cell>
          <table:table-cell table:formula="of:=RANK([.G13];[.$C13:.$G13];)" office:value-type="float" office:value="2" calcext:value-type="float">
            <text:p>2</text:p>
          </table:table-cell>
          <table:table-cell table:formula="of:=RANK([.H13];[.$H13:.$L13];)" office:value-type="float" office:value="2" calcext:value-type="float">
            <text:p>2</text:p>
          </table:table-cell>
          <table:table-cell table:formula="of:=RANK([.I13];[.$H13:.$L13];)" office:value-type="float" office:value="4" calcext:value-type="float">
            <text:p>4</text:p>
          </table:table-cell>
          <table:table-cell table:formula="of:=RANK([.J13];[.$H13:.$L13];)" office:value-type="float" office:value="5" calcext:value-type="float">
            <text:p>5</text:p>
          </table:table-cell>
          <table:table-cell table:formula="of:=RANK([.K13];[.$H13:.$L13];)" office:value-type="float" office:value="1" calcext:value-type="float">
            <text:p>1</text:p>
          </table:table-cell>
          <table:table-cell table:formula="of:=RANK([.L13];[.$H13:.$L13];)" office:value-type="float" office:value="3" calcext:value-type="float">
            <text:p>3</text:p>
          </table:table-cell>
          <table:table-cell table:formula="of:=RANK([.M13];[.$M13:.$Q13];)" office:value-type="float" office:value="5" calcext:value-type="float">
            <text:p>5</text:p>
          </table:table-cell>
          <table:table-cell table:formula="of:=RANK([.N13];[.$M13:.$Q13];)" office:value-type="float" office:value="2" calcext:value-type="float">
            <text:p>2</text:p>
          </table:table-cell>
          <table:table-cell table:formula="of:=RANK([.O13];[.$M13:.$Q13];)" office:value-type="float" office:value="4" calcext:value-type="float">
            <text:p>4</text:p>
          </table:table-cell>
          <table:table-cell table:formula="of:=RANK([.P13];[.$M13:.$Q13];)" office:value-type="float" office:value="1" calcext:value-type="float">
            <text:p>1</text:p>
          </table:table-cell>
          <table:table-cell table:formula="of:=RANK([.Q13];[.$M13:.$Q13];)" office:value-type="float" office:value="3" calcext:value-type="float">
            <text:p>3</text:p>
          </table:table-cell>
          <table:table-cell table:formula="of:=RANK([.R13];[.$R13:.$V13];)" office:value-type="float" office:value="1" calcext:value-type="float">
            <text:p>1</text:p>
          </table:table-cell>
          <table:table-cell table:formula="of:=RANK([.S13];[.$R13:.$V13];)" office:value-type="float" office:value="4" calcext:value-type="float">
            <text:p>4</text:p>
          </table:table-cell>
          <table:table-cell table:formula="of:=RANK([.T13];[.$R13:.$V13];)" office:value-type="float" office:value="5" calcext:value-type="float">
            <text:p>5</text:p>
          </table:table-cell>
          <table:table-cell table:formula="of:=RANK([.U13];[.$R13:.$V13];)" office:value-type="float" office:value="2" calcext:value-type="float">
            <text:p>2</text:p>
          </table:table-cell>
          <table:table-cell table:formula="of:=RANK([.V13];[.$R13:.$V13];)" office:value-type="float" office:value="3" calcext:value-type="float">
            <text:p>3</text:p>
          </table:table-cell>
          <table:table-cell table:formula="of:=RANK([.W13];[.$W13:.$AA13];)" office:value-type="float" office:value="2" calcext:value-type="float">
            <text:p>2</text:p>
          </table:table-cell>
          <table:table-cell table:formula="of:=RANK([.X13];[.$W13:.$AA13];)" office:value-type="float" office:value="5" calcext:value-type="float">
            <text:p>5</text:p>
          </table:table-cell>
          <table:table-cell table:formula="of:=RANK([.Y13];[.$W13:.$AA13];)" office:value-type="float" office:value="4" calcext:value-type="float">
            <text:p>4</text:p>
          </table:table-cell>
          <table:table-cell table:formula="of:=RANK([.Z13];[.$W13:.$AA13];)" office:value-type="float" office:value="1" calcext:value-type="float">
            <text:p>1</text:p>
          </table:table-cell>
          <table:table-cell table:formula="of:=RANK([.AA13];[.$W13:.$AA13];)" office:value-type="float" office:value="3" calcext:value-type="float">
            <text:p>3</text:p>
          </table:table-cell>
          <table:table-cell/>
          <table:table-cell table:style-name="ce495"/>
          <table:table-cell table:style-name="ce989" office:value-type="string" calcext:value-type="string">
            <text:p>RandomForestClassifier</text:p>
          </table:table-cell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iso</text:p>
          </table:table-cell>
          <table:table-cell table:formula="of:=COUNTIF(([.F21]~ [.F48]~ [.F75]~ [.F102]~ [.F129]~ [.F156]~ [.F183]~ [.F210]~ [.F237]~ [.F264]);1)" office:value-type="float" office:value="6" calcext:value-type="float">
            <text:p>6</text:p>
          </table:table-cell>
          <table:table-cell table:formula="of:=COUNTIF(([.F21]~[.F48]~[.F75]~[.F102]~[.F129]~[.F156]~[.F183]~[.F210]~[.F237]~[.F264]);2)" office:value-type="float" office:value="0" calcext:value-type="float">
            <text:p>0</text:p>
          </table:table-cell>
          <table:table-cell table:formula="of:=COUNTIF(([.F21]~[.F48]~[.F75]~[.F102]~[.F129]~[.F156]~[.F183]~[.F210]~[.F237]~[.F264]);3)" office:value-type="float" office:value="1" calcext:value-type="float">
            <text:p>1</text:p>
          </table:table-cell>
          <table:table-cell table:formula="of:=COUNTIF(([.F21]~[.F48]~[.F75]~[.F102]~[.F129]~[.F156]~[.F183]~[.F210]~[.F237]~[.F264]);4)" office:value-type="float" office:value="3" calcext:value-type="float">
            <text:p>3</text:p>
          </table:table-cell>
          <table:table-cell table:formula="of:=COUNTIF(([.F21]~[.F48]~[.F75]~[.F102]~[.F129]~[.F156]~[.F183]~[.F210]~[.F237]~[.F264]);5)" office:value-type="float" office:value="0" calcext:value-type="float">
            <text:p>0</text:p>
          </table:table-cell>
          <table:table-cell table:formula="of:=COUNTIF(([.K21]~ [.K48]~ [.K75]~ [.K102]~ [.K129]~ [.K156]~ [.K183]~ [.K210]~ [.K237]~ [.K264]);1)" office:value-type="float" office:value="6" calcext:value-type="float">
            <text:p>6</text:p>
          </table:table-cell>
          <table:table-cell table:formula="of:=COUNTIF(([.K21]~[.K48]~[.K75]~[.K102]~[.K129]~[.K156]~[.K183]~[.K210]~[.K237]~[.K264]);2)" office:value-type="float" office:value="4" calcext:value-type="float">
            <text:p>4</text:p>
          </table:table-cell>
          <table:table-cell table:formula="of:=COUNTIF(([.K21]~[.K48]~[.K75]~[.K102]~[.K129]~[.K156]~[.K183]~[.K210]~[.K237]~[.K264]);3)" office:value-type="float" office:value="0" calcext:value-type="float">
            <text:p>0</text:p>
          </table:table-cell>
          <table:table-cell table:formula="of:=COUNTIF(([.K21]~[.K48]~[.K75]~[.K102]~[.K129]~[.K156]~[.K183]~[.K210]~[.K237]~[.K264]);4)" office:value-type="float" office:value="0" calcext:value-type="float">
            <text:p>0</text:p>
          </table:table-cell>
          <table:table-cell table:formula="of:=COUNTIF(([.K21]~[.K48]~[.K75]~[.K102]~[.K129]~[.K156]~[.K183]~[.K210]~[.K237]~[.K264]);5)" office:value-type="float" office:value="0" calcext:value-type="float">
            <text:p>0</text:p>
          </table:table-cell>
          <table:table-cell table:formula="of:=COUNTIF(([.P21]~ [.P48]~ [.P75]~ [.P102]~ [.P129]~ [.P156]~ [.P183]~ [.P210]~ [.P237]~ [.P264]);1)" office:value-type="float" office:value="9" calcext:value-type="float">
            <text:p>9</text:p>
          </table:table-cell>
          <table:table-cell table:formula="of:=COUNTIF(([.P21]~[.P48]~[.P75]~[.P102]~[.P129]~[.P156]~[.P183]~[.P210]~[.P237]~[.P264]);2)" office:value-type="float" office:value="0" calcext:value-type="float">
            <text:p>0</text:p>
          </table:table-cell>
          <table:table-cell table:formula="of:=COUNTIF(([.P21]~[.P48]~[.P75]~[.P102]~[.P129]~[.P156]~[.P183]~[.P210]~[.P237]~[.P264]);3)" office:value-type="float" office:value="0" calcext:value-type="float">
            <text:p>0</text:p>
          </table:table-cell>
          <table:table-cell table:formula="of:=COUNTIF(([.P21]~[.P48]~[.P75]~[.P102]~[.P129]~[.P156]~[.P183]~[.P210]~[.P237]~[.P264]);4)" office:value-type="float" office:value="1" calcext:value-type="float">
            <text:p>1</text:p>
          </table:table-cell>
          <table:table-cell table:formula="of:=COUNTIF(([.P21]~[.P48]~[.P75]~[.P102]~[.P129]~[.P156]~[.P183]~[.P210]~[.P237]~[.P264]);5)" office:value-type="float" office:value="0" calcext:value-type="float">
            <text:p>0</text:p>
          </table:table-cell>
          <table:table-cell table:formula="of:=COUNTIF(([.U21]~ [.U48]~ [.U75]~ [.U102]~ [.U129]~ [.U156]~ [.U183]~ [.U210]~ [.U237]~ [.U264]);1)" office:value-type="float" office:value="8" calcext:value-type="float">
            <text:p>8</text:p>
          </table:table-cell>
          <table:table-cell table:formula="of:=COUNTIF(([.U21]~[.U48]~[.U75]~[.U102]~[.U129]~[.U156]~[.U183]~[.U210]~[.U237]~[.U264]);2)" office:value-type="float" office:value="2" calcext:value-type="float">
            <text:p>2</text:p>
          </table:table-cell>
          <table:table-cell table:formula="of:=COUNTIF(([.U21]~[.U48]~[.U75]~[.U102]~[.U129]~[.U156]~[.U183]~[.U210]~[.U237]~[.U264]);3)" office:value-type="float" office:value="0" calcext:value-type="float">
            <text:p>0</text:p>
          </table:table-cell>
          <table:table-cell table:formula="of:=COUNTIF(([.U21]~[.U48]~[.U75]~[.U102]~[.U129]~[.U156]~[.U183]~[.U210]~[.U237]~[.U264]);4)" office:value-type="float" office:value="0" calcext:value-type="float">
            <text:p>0</text:p>
          </table:table-cell>
          <table:table-cell table:formula="of:=COUNTIF(([.U21]~[.U48]~[.U75]~[.U102]~[.U129]~[.U156]~[.U183]~[.U210]~[.U237]~[.U264]);5)" office:value-type="float" office:value="0" calcext:value-type="float">
            <text:p>0</text:p>
          </table:table-cell>
          <table:table-cell table:formula="of:=COUNTIF(([.Z21]~ [.Z48]~ [.Z75]~ [.Z102]~ [.Z129]~ [.Z156]~ [.Z183]~ [.Z210]~ [.Z237]~ [.Z264]);1)" office:value-type="float" office:value="3" calcext:value-type="float">
            <text:p>3</text:p>
          </table:table-cell>
          <table:table-cell table:formula="of:=COUNTIF(([.Z21]~[.Z48]~[.Z75]~[.Z102]~[.Z129]~[.Z156]~[.Z183]~[.Z210]~[.Z237]~[.Z264]);2)" office:value-type="float" office:value="2" calcext:value-type="float">
            <text:p>2</text:p>
          </table:table-cell>
          <table:table-cell table:formula="of:=COUNTIF(([.Z21]~[.Z48]~[.Z75]~[.Z102]~[.Z129]~[.Z156]~[.Z183]~[.Z210]~[.Z237]~[.Z264]);3)" office:value-type="float" office:value="1" calcext:value-type="float">
            <text:p>1</text:p>
          </table:table-cell>
          <table:table-cell table:formula="of:=COUNTIF(([.Z21]~[.Z48]~[.Z75]~[.Z102]~[.Z129]~[.Z156]~[.Z183]~[.Z210]~[.Z237]~[.Z264]);4)" office:value-type="float" office:value="4" calcext:value-type="float">
            <text:p>4</text:p>
          </table:table-cell>
          <table:table-cell table:formula="of:=COUNTIF(([.Z21]~[.Z48]~[.Z75]~[.Z102]~[.Z129]~[.Z156]~[.Z183]~[.Z210]~[.Z237]~[.Z264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table-cell table:number-columns-repeated="28"/>
          <table:table-cell table:style-name="ce495"/>
          <table:table-cell table:style-name="ce989" office:value-type="string" calcext:value-type="string">
            <text:p>RandomForestClassifier</text:p>
          </table:table-cell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pla</text:p>
          </table:table-cell>
          <table:table-cell table:formula="of:=COUNTIF(([.G21]~ [.G48]~ [.G75]~ [.G102]~ [.G129]~ [.G156]~ [.G183]~ [.G210]~ [.G237]~ [.G264]);1)" office:value-type="float" office:value="4" calcext:value-type="float">
            <text:p>4</text:p>
          </table:table-cell>
          <table:table-cell table:formula="of:=COUNTIF(([.G21]~[.G48]~[.G75]~[.G102]~[.G129]~[.G156]~[.G183]~[.G210]~[.G237]~[.G264]);2)" office:value-type="float" office:value="6" calcext:value-type="float">
            <text:p>6</text:p>
          </table:table-cell>
          <table:table-cell table:formula="of:=COUNTIF(([.G21]~[.G48]~[.G75]~[.G102]~[.G129]~[.G156]~[.G183]~[.G210]~[.G237]~[.G264]);3)" office:value-type="float" office:value="0" calcext:value-type="float">
            <text:p>0</text:p>
          </table:table-cell>
          <table:table-cell table:formula="of:=COUNTIF(([.G21]~[.G48]~[.G75]~[.G102]~[.G129]~[.G156]~[.G183]~[.G210]~[.G237]~[.G264]);4)" office:value-type="float" office:value="0" calcext:value-type="float">
            <text:p>0</text:p>
          </table:table-cell>
          <table:table-cell table:formula="of:=COUNTIF(([.G21]~[.G48]~[.G75]~[.G102]~[.G129]~[.G156]~[.G183]~[.G210]~[.G237]~[.G264]);5)" office:value-type="float" office:value="0" calcext:value-type="float">
            <text:p>0</text:p>
          </table:table-cell>
          <table:table-cell table:formula="of:=COUNTIF(([.L21]~ [.L48]~ [.L75]~ [.L102]~ [.L129]~ [.L156]~ [.L183]~ [.L210]~ [.L237]~ [.L264]);1)" office:value-type="float" office:value="3" calcext:value-type="float">
            <text:p>3</text:p>
          </table:table-cell>
          <table:table-cell table:formula="of:=COUNTIF(([.L21]~[.L48]~[.L75]~[.L102]~[.L129]~[.L156]~[.L183]~[.L210]~[.L237]~[.L264]);2)" office:value-type="float" office:value="5" calcext:value-type="float">
            <text:p>5</text:p>
          </table:table-cell>
          <table:table-cell table:formula="of:=COUNTIF(([.L21]~[.L48]~[.L75]~[.L102]~[.L129]~[.L156]~[.L183]~[.L210]~[.L237]~[.L264]);3)" office:value-type="float" office:value="1" calcext:value-type="float">
            <text:p>1</text:p>
          </table:table-cell>
          <table:table-cell table:formula="of:=COUNTIF(([.L21]~[.L48]~[.L75]~[.L102]~[.L129]~[.L156]~[.L183]~[.L210]~[.L237]~[.L264]);4)" office:value-type="float" office:value="1" calcext:value-type="float">
            <text:p>1</text:p>
          </table:table-cell>
          <table:table-cell table:formula="of:=COUNTIF(([.L21]~[.L48]~[.L75]~[.L102]~[.L129]~[.L156]~[.L183]~[.L210]~[.L237]~[.L264]);5)" office:value-type="float" office:value="0" calcext:value-type="float">
            <text:p>0</text:p>
          </table:table-cell>
          <table:table-cell table:formula="of:=COUNTIF(([.Q21]~ [.Q48]~ [.Q75]~ [.Q102]~ [.Q129]~ [.Q156]~ [.Q183]~ [.Q210]~ [.Q237]~ [.Q264]);1)" office:value-type="float" office:value="0" calcext:value-type="float">
            <text:p>0</text:p>
          </table:table-cell>
          <table:table-cell table:formula="of:=COUNTIF(([.Q21]~[.Q48]~[.Q75]~[.Q102]~[.Q129]~[.Q156]~[.Q183]~[.Q210]~[.Q237]~[.Q264]);2)" office:value-type="float" office:value="1" calcext:value-type="float">
            <text:p>1</text:p>
          </table:table-cell>
          <table:table-cell table:formula="of:=COUNTIF(([.Q21]~[.Q48]~[.Q75]~[.Q102]~[.Q129]~[.Q156]~[.Q183]~[.Q210]~[.Q237]~[.Q264]);3)" office:value-type="float" office:value="3" calcext:value-type="float">
            <text:p>3</text:p>
          </table:table-cell>
          <table:table-cell table:formula="of:=COUNTIF(([.Q21]~[.Q48]~[.Q75]~[.Q102]~[.Q129]~[.Q156]~[.Q183]~[.Q210]~[.Q237]~[.Q264]);4)" office:value-type="float" office:value="4" calcext:value-type="float">
            <text:p>4</text:p>
          </table:table-cell>
          <table:table-cell table:formula="of:=COUNTIF(([.Q21]~[.Q48]~[.Q75]~[.Q102]~[.Q129]~[.Q156]~[.Q183]~[.Q210]~[.Q237]~[.Q264]);5)" office:value-type="float" office:value="2" calcext:value-type="float">
            <text:p>2</text:p>
          </table:table-cell>
          <table:table-cell table:formula="of:=COUNTIF(([.V21]~ [.V48]~ [.V75]~ [.V102]~ [.V129]~ [.V156]~ [.V183]~ [.V210]~ [.V237]~ [.V264]);1)" office:value-type="float" office:value="0" calcext:value-type="float">
            <text:p>0</text:p>
          </table:table-cell>
          <table:table-cell table:formula="of:=COUNTIF(([.V21]~[.V48]~[.V75]~[.V102]~[.V129]~[.V156]~[.V183]~[.V210]~[.V237]~[.V264]);2)" office:value-type="float" office:value="0" calcext:value-type="float">
            <text:p>0</text:p>
          </table:table-cell>
          <table:table-cell table:formula="of:=COUNTIF(([.V21]~[.V48]~[.V75]~[.V102]~[.V129]~[.V156]~[.V183]~[.V210]~[.V237]~[.V264]);3)" office:value-type="float" office:value="2" calcext:value-type="float">
            <text:p>2</text:p>
          </table:table-cell>
          <table:table-cell table:formula="of:=COUNTIF(([.V21]~[.V48]~[.V75]~[.V102]~[.V129]~[.V156]~[.V183]~[.V210]~[.V237]~[.V264]);4)" office:value-type="float" office:value="4" calcext:value-type="float">
            <text:p>4</text:p>
          </table:table-cell>
          <table:table-cell table:formula="of:=COUNTIF(([.V21]~[.V48]~[.V75]~[.V102]~[.V129]~[.V156]~[.V183]~[.V210]~[.V237]~[.V264]);5)" office:value-type="float" office:value="4" calcext:value-type="float">
            <text:p>4</text:p>
          </table:table-cell>
          <table:table-cell table:formula="of:=COUNTIF(([.AA21]~ [.AA48]~ [.AA75]~ [.AA102]~ [.AA129]~ [.AA156]~ [.AA183]~ [.AA210]~ [.AA237]~ [.AA264]);1)" office:value-type="float" office:value="1" calcext:value-type="float">
            <text:p>1</text:p>
          </table:table-cell>
          <table:table-cell table:formula="of:=COUNTIF(([.AA21]~[.AA48]~[.AA75]~[.AA102]~[.AA129]~[.AA156]~[.AA183]~[.AA210]~[.AA237]~[.AA264]);2)" office:value-type="float" office:value="2" calcext:value-type="float">
            <text:p>2</text:p>
          </table:table-cell>
          <table:table-cell table:formula="of:=COUNTIF(([.AA21]~[.AA48]~[.AA75]~[.AA102]~[.AA129]~[.AA156]~[.AA183]~[.AA210]~[.AA237]~[.AA264]);3)" office:value-type="float" office:value="3" calcext:value-type="float">
            <text:p>3</text:p>
          </table:table-cell>
          <table:table-cell table:formula="of:=COUNTIF(([.AA21]~[.AA48]~[.AA75]~[.AA102]~[.AA129]~[.AA156]~[.AA183]~[.AA210]~[.AA237]~[.AA264]);4)" office:value-type="float" office:value="4" calcext:value-type="float">
            <text:p>4</text:p>
          </table:table-cell>
          <table:table-cell table:formula="of:=COUNTIF(([.AA21]~[.AA48]~[.AA75]~[.AA102]~[.AA129]~[.AA156]~[.AA183]~[.AA210]~[.AA237]~[.AA264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table-cell office:value-type="float" office:value="134875" calcext:value-type="float">
            <text:p>134875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495"/>
          <table:table-cell table:style-name="ce989" office:value-type="string" calcext:value-type="string">
            <text:p>RandomForestClassifier</text:p>
          </table:table-cell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base</text:p>
          </table:table-cell>
          <table:table-cell table:formula="of:=COUNTIF(([.C22]~ [.C49]~ [.C76]~ [.C103]~ [.C130]~ [.C157]~ [.C184]~ [.C211]~ [.C238]~ [.C265]);1)" office:value-type="float" office:value="4" calcext:value-type="float">
            <text:p>4</text:p>
          </table:table-cell>
          <table:table-cell table:formula="of:=COUNTIF(([.C22]~[.C49]~[.C76]~[.C103]~[.C130]~[.C157]~[.C184]~[.C211]~[.C238]~[.C265]);2)" office:value-type="float" office:value="4" calcext:value-type="float">
            <text:p>4</text:p>
          </table:table-cell>
          <table:table-cell table:formula="of:=COUNTIF(([.C22]~[.C49]~[.C76]~[.C103]~[.C130]~[.C157]~[.C184]~[.C211]~[.C238]~[.C265]);3)" office:value-type="float" office:value="2" calcext:value-type="float">
            <text:p>2</text:p>
          </table:table-cell>
          <table:table-cell table:formula="of:=COUNTIF(([.C22]~[.C49]~[.C76]~[.C103]~[.C130]~[.C157]~[.C184]~[.C211]~[.C238]~[.C265]);4)" office:value-type="float" office:value="0" calcext:value-type="float">
            <text:p>0</text:p>
          </table:table-cell>
          <table:table-cell table:formula="of:=COUNTIF(([.C22]~[.C49]~[.C76]~[.C103]~[.C130]~[.C157]~[.C184]~[.C211]~[.C238]~[.C265]);5)" office:value-type="float" office:value="0" calcext:value-type="float">
            <text:p>0</text:p>
          </table:table-cell>
          <table:table-cell table:formula="of:=COUNTIF(([.H22]~ [.H49]~ [.H76]~ [.H103]~ [.H130]~ [.H157]~ [.H184]~ [.H211]~ [.H238]~ [.H265]);1)" office:value-type="float" office:value="5" calcext:value-type="float">
            <text:p>5</text:p>
          </table:table-cell>
          <table:table-cell table:formula="of:=COUNTIF(([.H22]~[.H49]~[.H76]~[.H103]~[.H130]~[.H157]~[.H184]~[.H211]~[.H238]~[.H265]);2)" office:value-type="float" office:value="3" calcext:value-type="float">
            <text:p>3</text:p>
          </table:table-cell>
          <table:table-cell table:formula="of:=COUNTIF(([.H22]~[.H49]~[.H76]~[.H103]~[.H130]~[.H157]~[.H184]~[.H211]~[.H238]~[.H265]);3)" office:value-type="float" office:value="2" calcext:value-type="float">
            <text:p>2</text:p>
          </table:table-cell>
          <table:table-cell table:formula="of:=COUNTIF(([.H22]~[.H49]~[.H76]~[.H103]~[.H130]~[.H157]~[.H184]~[.H211]~[.H238]~[.H265]);4)" office:value-type="float" office:value="0" calcext:value-type="float">
            <text:p>0</text:p>
          </table:table-cell>
          <table:table-cell table:formula="of:=COUNTIF(([.H22]~[.H49]~[.H76]~[.H103]~[.H130]~[.H157]~[.H184]~[.H211]~[.H238]~[.H265]);5)" office:value-type="float" office:value="0" calcext:value-type="float">
            <text:p>0</text:p>
          </table:table-cell>
          <table:table-cell table:formula="of:=COUNTIF(([.M22]~ [.M49]~ [.M76]~ [.M103]~ [.M130]~ [.M157]~ [.M184]~ [.M211]~ [.M238]~ [.M265]);1)" office:value-type="float" office:value="4" calcext:value-type="float">
            <text:p>4</text:p>
          </table:table-cell>
          <table:table-cell table:formula="of:=COUNTIF(([.M22]~[.M49]~[.M76]~[.M103]~[.M130]~[.M157]~[.M184]~[.M211]~[.M238]~[.M265]);2)" office:value-type="float" office:value="3" calcext:value-type="float">
            <text:p>3</text:p>
          </table:table-cell>
          <table:table-cell table:formula="of:=COUNTIF(([.M22]~[.M49]~[.M76]~[.M103]~[.M130]~[.M157]~[.M184]~[.M211]~[.M238]~[.M265]);3)" office:value-type="float" office:value="1" calcext:value-type="float">
            <text:p>1</text:p>
          </table:table-cell>
          <table:table-cell table:formula="of:=COUNTIF(([.M22]~[.M49]~[.M76]~[.M103]~[.M130]~[.M157]~[.M184]~[.M211]~[.M238]~[.M265]);4)" office:value-type="float" office:value="2" calcext:value-type="float">
            <text:p>2</text:p>
          </table:table-cell>
          <table:table-cell table:formula="of:=COUNTIF(([.M22]~[.M49]~[.M76]~[.M103]~[.M130]~[.M157]~[.M184]~[.M211]~[.M238]~[.M265]);5)" office:value-type="float" office:value="0" calcext:value-type="float">
            <text:p>0</text:p>
          </table:table-cell>
          <table:table-cell table:formula="of:=COUNTIF(([.R22]~ [.R49]~ [.R76]~ [.R103]~ [.R130]~ [.R157]~ [.R184]~ [.R211]~ [.R238]~ [.R265]);1)" office:value-type="float" office:value="6" calcext:value-type="float">
            <text:p>6</text:p>
          </table:table-cell>
          <table:table-cell table:formula="of:=COUNTIF(([.R22]~[.R49]~[.R76]~[.R103]~[.R130]~[.R157]~[.R184]~[.R211]~[.R238]~[.R265]);2)" office:value-type="float" office:value="4" calcext:value-type="float">
            <text:p>4</text:p>
          </table:table-cell>
          <table:table-cell table:formula="of:=COUNTIF(([.R22]~[.R49]~[.R76]~[.R103]~[.R130]~[.R157]~[.R184]~[.R211]~[.R238]~[.R265]);3)" office:value-type="float" office:value="0" calcext:value-type="float">
            <text:p>0</text:p>
          </table:table-cell>
          <table:table-cell table:formula="of:=COUNTIF(([.R22]~[.R49]~[.R76]~[.R103]~[.R130]~[.R157]~[.R184]~[.R211]~[.R238]~[.R265]);4)" office:value-type="float" office:value="0" calcext:value-type="float">
            <text:p>0</text:p>
          </table:table-cell>
          <table:table-cell table:formula="of:=COUNTIF(([.R22]~[.R49]~[.R76]~[.R103]~[.R130]~[.R157]~[.R184]~[.R211]~[.R238]~[.R265]);5)" office:value-type="float" office:value="0" calcext:value-type="float">
            <text:p>0</text:p>
          </table:table-cell>
          <table:table-cell table:formula="of:=COUNTIF(([.W22]~ [.W49]~ [.W76]~ [.W103]~ [.W130]~ [.W157]~ [.W184]~ [.W211]~ [.W238]~ [.W265]);1)" office:value-type="float" office:value="2" calcext:value-type="float">
            <text:p>2</text:p>
          </table:table-cell>
          <table:table-cell table:formula="of:=COUNTIF(([.W22]~[.W49]~[.W76]~[.W103]~[.W130]~[.W157]~[.W184]~[.W211]~[.W238]~[.W265]);2)" office:value-type="float" office:value="2" calcext:value-type="float">
            <text:p>2</text:p>
          </table:table-cell>
          <table:table-cell table:formula="of:=COUNTIF(([.W22]~[.W49]~[.W76]~[.W103]~[.W130]~[.W157]~[.W184]~[.W211]~[.W238]~[.W265]);3)" office:value-type="float" office:value="3" calcext:value-type="float">
            <text:p>3</text:p>
          </table:table-cell>
          <table:table-cell table:formula="of:=COUNTIF(([.W22]~[.W49]~[.W76]~[.W103]~[.W130]~[.W157]~[.W184]~[.W211]~[.W238]~[.W265]);4)" office:value-type="float" office:value="1" calcext:value-type="float">
            <text:p>1</text:p>
          </table:table-cell>
          <table:table-cell table:formula="of:=COUNTIF(([.W22]~[.W49]~[.W76]~[.W103]~[.W130]~[.W157]~[.W184]~[.W211]~[.W238]~[.W265]);5)" office:value-type="float" office:value="2" calcext:value-type="float">
            <text:p>2</text:p>
          </table:table-cell>
          <table:table-cell table:number-columns-repeated="16327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989"/>
          <table:table-cell table:style-name="ce989" office:value-type="string" calcext:value-type="string">
            <text:p>RandomForestClassifier</text:p>
          </table:table-cell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bbq</text:p>
          </table:table-cell>
          <table:table-cell table:formula="of:=COUNTIF(([.D22]~ [.D49]~ [.D76]~ [.D103]~ [.D130]~ [.D157]~ [.D184]~ [.D211]~ [.D238]~ [.D265]);1)" office:value-type="float" office:value="1" calcext:value-type="float">
            <text:p>1</text:p>
          </table:table-cell>
          <table:table-cell table:formula="of:=COUNTIF(([.D22]~[.D49]~[.D76]~[.D103]~[.D130]~[.D157]~[.D184]~[.D211]~[.D238]~[.D265]);2)" office:value-type="float" office:value="1" calcext:value-type="float">
            <text:p>1</text:p>
          </table:table-cell>
          <table:table-cell table:formula="of:=COUNTIF(([.D22]~[.D49]~[.D76]~[.D103]~[.D130]~[.D157]~[.D184]~[.D211]~[.D238]~[.D265]);3)" office:value-type="float" office:value="0" calcext:value-type="float">
            <text:p>0</text:p>
          </table:table-cell>
          <table:table-cell table:formula="of:=COUNTIF(([.D22]~[.D49]~[.D76]~[.D103]~[.D130]~[.D157]~[.D184]~[.D211]~[.D238]~[.D265]);4)" office:value-type="float" office:value="5" calcext:value-type="float">
            <text:p>5</text:p>
          </table:table-cell>
          <table:table-cell table:formula="of:=COUNTIF(([.D22]~[.D49]~[.D76]~[.D103]~[.D130]~[.D157]~[.D184]~[.D211]~[.D238]~[.D265]);5)" office:value-type="float" office:value="3" calcext:value-type="float">
            <text:p>3</text:p>
          </table:table-cell>
          <table:table-cell table:formula="of:=COUNTIF(([.I22]~ [.I49]~ [.I76]~ [.I103]~ [.I130]~ [.I157]~ [.I184]~ [.I211]~ [.I238]~ [.I265]);1)" office:value-type="float" office:value="1" calcext:value-type="float">
            <text:p>1</text:p>
          </table:table-cell>
          <table:table-cell table:formula="of:=COUNTIF(([.I22]~[.I49]~[.I76]~[.I103]~[.I130]~[.I157]~[.I184]~[.I211]~[.I238]~[.I265]);2)" office:value-type="float" office:value="0" calcext:value-type="float">
            <text:p>0</text:p>
          </table:table-cell>
          <table:table-cell table:formula="of:=COUNTIF(([.I22]~[.I49]~[.I76]~[.I103]~[.I130]~[.I157]~[.I184]~[.I211]~[.I238]~[.I265]);3)" office:value-type="float" office:value="0" calcext:value-type="float">
            <text:p>0</text:p>
          </table:table-cell>
          <table:table-cell table:formula="of:=COUNTIF(([.I22]~[.I49]~[.I76]~[.I103]~[.I130]~[.I157]~[.I184]~[.I211]~[.I238]~[.I265]);4)" office:value-type="float" office:value="5" calcext:value-type="float">
            <text:p>5</text:p>
          </table:table-cell>
          <table:table-cell table:formula="of:=COUNTIF(([.I22]~[.I49]~[.I76]~[.I103]~[.I130]~[.I157]~[.I184]~[.I211]~[.I238]~[.I265]);5)" office:value-type="float" office:value="4" calcext:value-type="float">
            <text:p>4</text:p>
          </table:table-cell>
          <table:table-cell table:formula="of:=COUNTIF(([.N22]~ [.N49]~ [.N76]~ [.N103]~ [.N130]~ [.N157]~ [.N184]~ [.N211]~ [.N238]~ [.N265]);1)" office:value-type="float" office:value="2" calcext:value-type="float">
            <text:p>2</text:p>
          </table:table-cell>
          <table:table-cell table:formula="of:=COUNTIF(([.N22]~[.N49]~[.N76]~[.N103]~[.N130]~[.N157]~[.N184]~[.N211]~[.N238]~[.N265]);2)" office:value-type="float" office:value="1" calcext:value-type="float">
            <text:p>1</text:p>
          </table:table-cell>
          <table:table-cell table:formula="of:=COUNTIF(([.N22]~[.N49]~[.N76]~[.N103]~[.N130]~[.N157]~[.N184]~[.N211]~[.N238]~[.N265]);3)" office:value-type="float" office:value="0" calcext:value-type="float">
            <text:p>0</text:p>
          </table:table-cell>
          <table:table-cell table:formula="of:=COUNTIF(([.N22]~[.N49]~[.N76]~[.N103]~[.N130]~[.N157]~[.N184]~[.N211]~[.N238]~[.N265]);4)" office:value-type="float" office:value="6" calcext:value-type="float">
            <text:p>6</text:p>
          </table:table-cell>
          <table:table-cell table:formula="of:=COUNTIF(([.N22]~[.N49]~[.N76]~[.N103]~[.N130]~[.N157]~[.N184]~[.N211]~[.N238]~[.N265]);5)" office:value-type="float" office:value="1" calcext:value-type="float">
            <text:p>1</text:p>
          </table:table-cell>
          <table:table-cell table:formula="of:=COUNTIF(([.S22]~ [.S49]~ [.S76]~ [.S103]~ [.S130]~ [.S157]~ [.S184]~ [.S211]~ [.S238]~ [.S265]);1)" office:value-type="float" office:value="0" calcext:value-type="float">
            <text:p>0</text:p>
          </table:table-cell>
          <table:table-cell table:formula="of:=COUNTIF(([.S22]~[.S49]~[.S76]~[.S103]~[.S130]~[.S157]~[.S184]~[.S211]~[.S238]~[.S265]);2)" office:value-type="float" office:value="0" calcext:value-type="float">
            <text:p>0</text:p>
          </table:table-cell>
          <table:table-cell table:formula="of:=COUNTIF(([.S22]~[.S49]~[.S76]~[.S103]~[.S130]~[.S157]~[.S184]~[.S211]~[.S238]~[.S265]);3)" office:value-type="float" office:value="0" calcext:value-type="float">
            <text:p>0</text:p>
          </table:table-cell>
          <table:table-cell table:formula="of:=COUNTIF(([.S22]~[.S49]~[.S76]~[.S103]~[.S130]~[.S157]~[.S184]~[.S211]~[.S238]~[.S265]);4)" office:value-type="float" office:value="10" calcext:value-type="float">
            <text:p>10</text:p>
          </table:table-cell>
          <table:table-cell table:formula="of:=COUNTIF(([.S22]~[.S49]~[.S76]~[.S103]~[.S130]~[.S157]~[.S184]~[.S211]~[.S238]~[.S265]);5)" office:value-type="float" office:value="0" calcext:value-type="float">
            <text:p>0</text:p>
          </table:table-cell>
          <table:table-cell table:formula="of:=COUNTIF(([.X22]~ [.X49]~ [.X76]~ [.X103]~ [.X130]~ [.X157]~ [.X184]~ [.X211]~ [.X238]~ [.X265]);1)" office:value-type="float" office:value="2" calcext:value-type="float">
            <text:p>2</text:p>
          </table:table-cell>
          <table:table-cell table:formula="of:=COUNTIF(([.X22]~[.X49]~[.X76]~[.X103]~[.X130]~[.X157]~[.X184]~[.X211]~[.X238]~[.X265]);2)" office:value-type="float" office:value="1" calcext:value-type="float">
            <text:p>1</text:p>
          </table:table-cell>
          <table:table-cell table:formula="of:=COUNTIF(([.X22]~[.X49]~[.X76]~[.X103]~[.X130]~[.X157]~[.X184]~[.X211]~[.X238]~[.X265]);3)" office:value-type="float" office:value="1" calcext:value-type="float">
            <text:p>1</text:p>
          </table:table-cell>
          <table:table-cell table:formula="of:=COUNTIF(([.X22]~[.X49]~[.X76]~[.X103]~[.X130]~[.X157]~[.X184]~[.X211]~[.X238]~[.X265]);4)" office:value-type="float" office:value="3" calcext:value-type="float">
            <text:p>3</text:p>
          </table:table-cell>
          <table:table-cell table:formula="of:=COUNTIF(([.X22]~[.X49]~[.X76]~[.X103]~[.X130]~[.X157]~[.X184]~[.X211]~[.X238]~[.X265]);5)" office:value-type="float" office:value="3" calcext:value-type="float">
            <text:p>3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495"/>
          <table:table-cell table:style-name="ce989" office:value-type="string" calcext:value-type="string">
            <text:p>RandomForestClassifier</text:p>
          </table:table-cell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his</text:p>
          </table:table-cell>
          <table:table-cell table:formula="of:=COUNTIF(([.E22]~ [.E49]~ [.E76]~ [.E103]~ [.E130]~ [.E157]~ [.E184]~ [.E211]~ [.E238]~ [.E265]);1)" office:value-type="float" office:value="2" calcext:value-type="float">
            <text:p>2</text:p>
          </table:table-cell>
          <table:table-cell table:formula="of:=COUNTIF(([.E22]~[.E49]~[.E76]~[.E103]~[.E130]~[.E157]~[.E184]~[.E211]~[.E238]~[.E265]);2)" office:value-type="float" office:value="1" calcext:value-type="float">
            <text:p>1</text:p>
          </table:table-cell>
          <table:table-cell table:formula="of:=COUNTIF(([.E22]~[.E49]~[.E76]~[.E103]~[.E130]~[.E157]~[.E184]~[.E211]~[.E238]~[.E265]);3)" office:value-type="float" office:value="1" calcext:value-type="float">
            <text:p>1</text:p>
          </table:table-cell>
          <table:table-cell table:formula="of:=COUNTIF(([.E22]~[.E49]~[.E76]~[.E103]~[.E130]~[.E157]~[.E184]~[.E211]~[.E238]~[.E265]);4)" office:value-type="float" office:value="2" calcext:value-type="float">
            <text:p>2</text:p>
          </table:table-cell>
          <table:table-cell table:formula="of:=COUNTIF(([.E22]~[.E49]~[.E76]~[.E103]~[.E130]~[.E157]~[.E184]~[.E211]~[.E238]~[.E265]);5)" office:value-type="float" office:value="4" calcext:value-type="float">
            <text:p>4</text:p>
          </table:table-cell>
          <table:table-cell table:formula="of:=COUNTIF(([.J22]~ [.J49]~ [.J76]~ [.J103]~ [.J130]~ [.J157]~ [.J184]~ [.J211]~ [.J238]~ [.J265]);1)" office:value-type="float" office:value="1" calcext:value-type="float">
            <text:p>1</text:p>
          </table:table-cell>
          <table:table-cell table:formula="of:=COUNTIF(([.J22]~[.J49]~[.J76]~[.J103]~[.J130]~[.J157]~[.J184]~[.J211]~[.J238]~[.J265]);2)" office:value-type="float" office:value="0" calcext:value-type="float">
            <text:p>0</text:p>
          </table:table-cell>
          <table:table-cell table:formula="of:=COUNTIF(([.J22]~[.J49]~[.J76]~[.J103]~[.J130]~[.J157]~[.J184]~[.J211]~[.J238]~[.J265]);3)" office:value-type="float" office:value="0" calcext:value-type="float">
            <text:p>0</text:p>
          </table:table-cell>
          <table:table-cell table:formula="of:=COUNTIF(([.J22]~[.J49]~[.J76]~[.J103]~[.J130]~[.J157]~[.J184]~[.J211]~[.J238]~[.J265]);4)" office:value-type="float" office:value="3" calcext:value-type="float">
            <text:p>3</text:p>
          </table:table-cell>
          <table:table-cell table:formula="of:=COUNTIF(([.J22]~[.J49]~[.J76]~[.J103]~[.J130]~[.J157]~[.J184]~[.J211]~[.J238]~[.J265]);5)" office:value-type="float" office:value="6" calcext:value-type="float">
            <text:p>6</text:p>
          </table:table-cell>
          <table:table-cell table:formula="of:=COUNTIF(([.O22]~ [.O49]~ [.O76]~ [.O103]~ [.O130]~ [.O157]~ [.O184]~ [.O211]~ [.O238]~ [.O265]);1)" office:value-type="float" office:value="1" calcext:value-type="float">
            <text:p>1</text:p>
          </table:table-cell>
          <table:table-cell table:formula="of:=COUNTIF(([.O22]~[.O49]~[.O76]~[.O103]~[.O130]~[.O157]~[.O184]~[.O211]~[.O238]~[.O265]);2)" office:value-type="float" office:value="2" calcext:value-type="float">
            <text:p>2</text:p>
          </table:table-cell>
          <table:table-cell table:formula="of:=COUNTIF(([.O22]~[.O49]~[.O76]~[.O103]~[.O130]~[.O157]~[.O184]~[.O211]~[.O238]~[.O265]);3)" office:value-type="float" office:value="0" calcext:value-type="float">
            <text:p>0</text:p>
          </table:table-cell>
          <table:table-cell table:formula="of:=COUNTIF(([.O22]~[.O49]~[.O76]~[.O103]~[.O130]~[.O157]~[.O184]~[.O211]~[.O238]~[.O265]);4)" office:value-type="float" office:value="1" calcext:value-type="float">
            <text:p>1</text:p>
          </table:table-cell>
          <table:table-cell table:formula="of:=COUNTIF(([.O22]~[.O49]~[.O76]~[.O103]~[.O130]~[.O157]~[.O184]~[.O211]~[.O238]~[.O265]);5)" office:value-type="float" office:value="6" calcext:value-type="float">
            <text:p>6</text:p>
          </table:table-cell>
          <table:table-cell table:formula="of:=COUNTIF(([.T22]~ [.T49]~ [.T76]~ [.T103]~ [.T130]~ [.T157]~ [.T184]~ [.T211]~ [.T238]~ [.T265]);1)" office:value-type="float" office:value="0" calcext:value-type="float">
            <text:p>0</text:p>
          </table:table-cell>
          <table:table-cell table:formula="of:=COUNTIF(([.T22]~[.T49]~[.T76]~[.T103]~[.T130]~[.T157]~[.T184]~[.T211]~[.T238]~[.T265]);2)" office:value-type="float" office:value="0" calcext:value-type="float">
            <text:p>0</text:p>
          </table:table-cell>
          <table:table-cell table:formula="of:=COUNTIF(([.T22]~[.T49]~[.T76]~[.T103]~[.T130]~[.T157]~[.T184]~[.T211]~[.T238]~[.T265]);3)" office:value-type="float" office:value="0" calcext:value-type="float">
            <text:p>0</text:p>
          </table:table-cell>
          <table:table-cell table:formula="of:=COUNTIF(([.T22]~[.T49]~[.T76]~[.T103]~[.T130]~[.T157]~[.T184]~[.T211]~[.T238]~[.T265]);4)" office:value-type="float" office:value="0" calcext:value-type="float">
            <text:p>0</text:p>
          </table:table-cell>
          <table:table-cell table:formula="of:=COUNTIF(([.T22]~[.T49]~[.T76]~[.T103]~[.T130]~[.T157]~[.T184]~[.T211]~[.T238]~[.T265]);5)" office:value-type="float" office:value="10" calcext:value-type="float">
            <text:p>10</text:p>
          </table:table-cell>
          <table:table-cell table:formula="of:=COUNTIF(([.Y22]~ [.Y49]~ [.Y76]~ [.Y103]~ [.Y130]~ [.Y157]~ [.Y184]~ [.Y211]~ [.Y238]~ [.Y265]);1)" office:value-type="float" office:value="3" calcext:value-type="float">
            <text:p>3</text:p>
          </table:table-cell>
          <table:table-cell table:formula="of:=COUNTIF(([.Y22]~[.Y49]~[.Y76]~[.Y103]~[.Y130]~[.Y157]~[.Y184]~[.Y211]~[.Y238]~[.Y265]);2)" office:value-type="float" office:value="2" calcext:value-type="float">
            <text:p>2</text:p>
          </table:table-cell>
          <table:table-cell table:formula="of:=COUNTIF(([.Y22]~[.Y49]~[.Y76]~[.Y103]~[.Y130]~[.Y157]~[.Y184]~[.Y211]~[.Y238]~[.Y265]);3)" office:value-type="float" office:value="2" calcext:value-type="float">
            <text:p>2</text:p>
          </table:table-cell>
          <table:table-cell table:formula="of:=COUNTIF(([.Y22]~[.Y49]~[.Y76]~[.Y103]~[.Y130]~[.Y157]~[.Y184]~[.Y211]~[.Y238]~[.Y265]);4)" office:value-type="float" office:value="3" calcext:value-type="float">
            <text:p>3</text:p>
          </table:table-cell>
          <table:table-cell table:formula="of:=COUNTIF(([.Y22]~[.Y49]~[.Y76]~[.Y103]~[.Y130]~[.Y157]~[.Y184]~[.Y211]~[.Y238]~[.Y265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style-name="ce2" office:value-type="float" office:value="-991.730769230769" calcext:value-type="float">
            <text:p>-991,730769230769</text:p>
          </table:table-cell>
          <table:table-cell table:style-name="ce6" office:value-type="float" office:value="1.2800108821329" calcext:value-type="float">
            <text:p>1,2800108821329</text:p>
          </table:table-cell>
          <table:table-cell table:style-name="ce16" office:value-type="float" office:value="5.45806978167721" calcext:value-type="float">
            <text:p>5,45806978167721</text:p>
          </table:table-cell>
          <table:table-cell table:style-name="ce5" office:value-type="float" office:value="16.6421818676461" calcext:value-type="float">
            <text:p>16,6421818676461</text:p>
          </table:table-cell>
          <table:table-cell table:style-name="ce7" office:value-type="float" office:value="6.79385159491262" calcext:value-type="float">
            <text:p>6,79385159491262</text:p>
          </table:table-cell>
          <table:table-cell table:style-name="ce2" office:value-type="float" office:value="-1815.04419191919" calcext:value-type="float">
            <text:p>-1815,04419191919</text:p>
          </table:table-cell>
          <table:table-cell table:style-name="ce76" office:value-type="float" office:value="6.78918817807715" calcext:value-type="float">
            <text:p>6,78918817807715</text:p>
          </table:table-cell>
          <table:table-cell table:style-name="ce9" office:value-type="float" office:value="5.38627010849233" calcext:value-type="float">
            <text:p>5,38627010849233</text:p>
          </table:table-cell>
          <table:table-cell table:style-name="ce123" office:value-type="float" office:value="-116.671343060232" calcext:value-type="float">
            <text:p>-116,671343060232</text:p>
          </table:table-cell>
          <table:table-cell table:style-name="ce142" office:value-type="float" office:value="-121.368312757202" calcext:value-type="float">
            <text:p>-121,368312757202</text:p>
          </table:table-cell>
          <table:table-cell table:style-name="ce2" office:value-type="float" office:value="-1205.77809085966" calcext:value-type="float">
            <text:p>-1205,77809085966</text:p>
          </table:table-cell>
          <table:table-cell table:style-name="ce9" office:value-type="float" office:value="2.84838598052306" calcext:value-type="float">
            <text:p>2,84838598052306</text:p>
          </table:table-cell>
          <table:table-cell table:style-name="ce8" office:value-type="float" office:value="5.61817193138564" calcext:value-type="float">
            <text:p>5,61817193138564</text:p>
          </table:table-cell>
          <table:table-cell table:style-name="ce5" office:value-type="float" office:value="12.1256611794948" calcext:value-type="float">
            <text:p>12,1256611794948</text:p>
          </table:table-cell>
          <table:table-cell table:style-name="ce17" office:value-type="float" office:value="9.34104503435662" calcext:value-type="float">
            <text:p>9,34104503435662</text:p>
          </table:table-cell>
          <table:table-cell table:style-name="ce2" office:value-type="float" office:value="-881.685733194668" calcext:value-type="float">
            <text:p>-881,685733194668</text:p>
          </table:table-cell>
          <table:table-cell table:style-name="ce13" office:value-type="float" office:value="9.35457439097413" calcext:value-type="float">
            <text:p>9,35457439097413</text:p>
          </table:table-cell>
          <table:table-cell table:style-name="ce30" office:value-type="float" office:value="5.83813935898648" calcext:value-type="float">
            <text:p>5,83813935898648</text:p>
          </table:table-cell>
          <table:table-cell table:style-name="ce76" office:value-type="float" office:value="18.4211023919826" calcext:value-type="float">
            <text:p>18,4211023919826</text:p>
          </table:table-cell>
          <table:table-cell table:style-name="ce307" office:value-type="float" office:value="-37.649932242917" calcext:value-type="float">
            <text:p>-37,649932242917</text:p>
          </table:table-cell>
          <table:table-cell table:style-name="ce2" office:value-type="float" office:value="-1385.12341586938" calcext:value-type="float">
            <text:p>-1385,12341586938</text:p>
          </table:table-cell>
          <table:table-cell table:style-name="ce42" office:value-type="float" office:value="105.382878847601" calcext:value-type="float">
            <text:p>105,382878847601</text:p>
          </table:table-cell>
          <table:table-cell table:style-name="ce125" office:value-type="float" office:value="45.2630761696588" calcext:value-type="float">
            <text:p>45,2630761696588</text:p>
          </table:table-cell>
          <table:table-cell table:style-name="ce5" office:value-type="float" office:value="201.371340523883" calcext:value-type="float">
            <text:p>201,371340523883</text:p>
          </table:table-cell>
          <table:table-cell table:style-name="ce142" office:value-type="float" office:value="78.2710729685503" calcext:value-type="float">
            <text:p>78,2710729685503</text:p>
          </table:table-cell>
          <table:table-cell/>
          <table:table-cell table:style-name="ce495"/>
          <table:table-cell table:style-name="ce989" office:value-type="string" calcext:value-type="string">
            <text:p>RandomForestClassifier</text:p>
          </table:table-cell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iso</text:p>
          </table:table-cell>
          <table:table-cell table:formula="of:=COUNTIF(([.F22]~ [.F49]~ [.F76]~ [.F103]~ [.F130]~ [.F157]~ [.F184]~ [.F211]~ [.F238]~ [.F265]);1)" office:value-type="float" office:value="3" calcext:value-type="float">
            <text:p>3</text:p>
          </table:table-cell>
          <table:table-cell table:formula="of:=COUNTIF(([.F22]~[.F49]~[.F76]~[.F103]~[.F130]~[.F157]~[.F184]~[.F211]~[.F238]~[.F265]);2)" office:value-type="float" office:value="0" calcext:value-type="float">
            <text:p>0</text:p>
          </table:table-cell>
          <table:table-cell table:formula="of:=COUNTIF(([.F22]~[.F49]~[.F76]~[.F103]~[.F130]~[.F157]~[.F184]~[.F211]~[.F238]~[.F265]);3)" office:value-type="float" office:value="3" calcext:value-type="float">
            <text:p>3</text:p>
          </table:table-cell>
          <table:table-cell table:formula="of:=COUNTIF(([.F22]~[.F49]~[.F76]~[.F103]~[.F130]~[.F157]~[.F184]~[.F211]~[.F238]~[.F265]);4)" office:value-type="float" office:value="1" calcext:value-type="float">
            <text:p>1</text:p>
          </table:table-cell>
          <table:table-cell table:formula="of:=COUNTIF(([.F22]~[.F49]~[.F76]~[.F103]~[.F130]~[.F157]~[.F184]~[.F211]~[.F238]~[.F265]);5)" office:value-type="float" office:value="3" calcext:value-type="float">
            <text:p>3</text:p>
          </table:table-cell>
          <table:table-cell table:formula="of:=COUNTIF(([.K22]~ [.K49]~ [.K76]~ [.K103]~ [.K130]~ [.K157]~ [.K184]~ [.K211]~ [.K238]~ [.K265]);1)" office:value-type="float" office:value="3" calcext:value-type="float">
            <text:p>3</text:p>
          </table:table-cell>
          <table:table-cell table:formula="of:=COUNTIF(([.K22]~[.K49]~[.K76]~[.K103]~[.K130]~[.K157]~[.K184]~[.K211]~[.K238]~[.K265]);2)" office:value-type="float" office:value="2" calcext:value-type="float">
            <text:p>2</text:p>
          </table:table-cell>
          <table:table-cell table:formula="of:=COUNTIF(([.K22]~[.K49]~[.K76]~[.K103]~[.K130]~[.K157]~[.K184]~[.K211]~[.K238]~[.K265]);3)" office:value-type="float" office:value="5" calcext:value-type="float">
            <text:p>5</text:p>
          </table:table-cell>
          <table:table-cell table:formula="of:=COUNTIF(([.K22]~[.K49]~[.K76]~[.K103]~[.K130]~[.K157]~[.K184]~[.K211]~[.K238]~[.K265]);4)" office:value-type="float" office:value="0" calcext:value-type="float">
            <text:p>0</text:p>
          </table:table-cell>
          <table:table-cell table:formula="of:=COUNTIF(([.K22]~[.K49]~[.K76]~[.K103]~[.K130]~[.K157]~[.K184]~[.K211]~[.K238]~[.K265]);5)" office:value-type="float" office:value="0" calcext:value-type="float">
            <text:p>0</text:p>
          </table:table-cell>
          <table:table-cell table:formula="of:=COUNTIF(([.P22]~ [.P49]~ [.P76]~ [.P103]~ [.P130]~ [.P157]~ [.P184]~ [.P211]~ [.P238]~ [.P265]);1)" office:value-type="float" office:value="3" calcext:value-type="float">
            <text:p>3</text:p>
          </table:table-cell>
          <table:table-cell table:formula="of:=COUNTIF(([.P22]~[.P49]~[.P76]~[.P103]~[.P130]~[.P157]~[.P184]~[.P211]~[.P238]~[.P265]);2)" office:value-type="float" office:value="1" calcext:value-type="float">
            <text:p>1</text:p>
          </table:table-cell>
          <table:table-cell table:formula="of:=COUNTIF(([.P22]~[.P49]~[.P76]~[.P103]~[.P130]~[.P157]~[.P184]~[.P211]~[.P238]~[.P265]);3)" office:value-type="float" office:value="5" calcext:value-type="float">
            <text:p>5</text:p>
          </table:table-cell>
          <table:table-cell table:formula="of:=COUNTIF(([.P22]~[.P49]~[.P76]~[.P103]~[.P130]~[.P157]~[.P184]~[.P211]~[.P238]~[.P265]);4)" office:value-type="float" office:value="0" calcext:value-type="float">
            <text:p>0</text:p>
          </table:table-cell>
          <table:table-cell table:formula="of:=COUNTIF(([.P22]~[.P49]~[.P76]~[.P103]~[.P130]~[.P157]~[.P184]~[.P211]~[.P238]~[.P265]);5)" office:value-type="float" office:value="1" calcext:value-type="float">
            <text:p>1</text:p>
          </table:table-cell>
          <table:table-cell table:formula="of:=COUNTIF(([.U22]~ [.U49]~ [.U76]~ [.U103]~ [.U130]~ [.U157]~ [.U184]~ [.U211]~ [.U238]~ [.U265]);1)" office:value-type="float" office:value="4" calcext:value-type="float">
            <text:p>4</text:p>
          </table:table-cell>
          <table:table-cell table:formula="of:=COUNTIF(([.U22]~[.U49]~[.U76]~[.U103]~[.U130]~[.U157]~[.U184]~[.U211]~[.U238]~[.U265]);2)" office:value-type="float" office:value="0" calcext:value-type="float">
            <text:p>0</text:p>
          </table:table-cell>
          <table:table-cell table:formula="of:=COUNTIF(([.U22]~[.U49]~[.U76]~[.U103]~[.U130]~[.U157]~[.U184]~[.U211]~[.U238]~[.U265]);3)" office:value-type="float" office:value="6" calcext:value-type="float">
            <text:p>6</text:p>
          </table:table-cell>
          <table:table-cell table:formula="of:=COUNTIF(([.U22]~[.U49]~[.U76]~[.U103]~[.U130]~[.U157]~[.U184]~[.U211]~[.U238]~[.U265]);4)" office:value-type="float" office:value="0" calcext:value-type="float">
            <text:p>0</text:p>
          </table:table-cell>
          <table:table-cell table:formula="of:=COUNTIF(([.U22]~[.U49]~[.U76]~[.U103]~[.U130]~[.U157]~[.U184]~[.U211]~[.U238]~[.U265]);5)" office:value-type="float" office:value="0" calcext:value-type="float">
            <text:p>0</text:p>
          </table:table-cell>
          <table:table-cell table:formula="of:=COUNTIF(([.Z22]~ [.Z49]~ [.Z76]~ [.Z103]~ [.Z130]~ [.Z157]~ [.Z184]~ [.Z211]~ [.Z238]~ [.Z265]);1)" office:value-type="float" office:value="1" calcext:value-type="float">
            <text:p>1</text:p>
          </table:table-cell>
          <table:table-cell table:formula="of:=COUNTIF(([.Z22]~[.Z49]~[.Z76]~[.Z103]~[.Z130]~[.Z157]~[.Z184]~[.Z211]~[.Z238]~[.Z265]);2)" office:value-type="float" office:value="3" calcext:value-type="float">
            <text:p>3</text:p>
          </table:table-cell>
          <table:table-cell table:formula="of:=COUNTIF(([.Z22]~[.Z49]~[.Z76]~[.Z103]~[.Z130]~[.Z157]~[.Z184]~[.Z211]~[.Z238]~[.Z265]);3)" office:value-type="float" office:value="2" calcext:value-type="float">
            <text:p>2</text:p>
          </table:table-cell>
          <table:table-cell table:formula="of:=COUNTIF(([.Z22]~[.Z49]~[.Z76]~[.Z103]~[.Z130]~[.Z157]~[.Z184]~[.Z211]~[.Z238]~[.Z265]);4)" office:value-type="float" office:value="2" calcext:value-type="float">
            <text:p>2</text:p>
          </table:table-cell>
          <table:table-cell table:formula="of:=COUNTIF(([.Z22]~[.Z49]~[.Z76]~[.Z103]~[.Z130]~[.Z157]~[.Z184]~[.Z211]~[.Z238]~[.Z265]);5)" office:value-type="float" office:value="2" calcext:value-type="float">
            <text:p>2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8" office:value-type="float" office:value="11.6159967353601" calcext:value-type="float">
            <text:p>11,6159967353601</text:p>
          </table:table-cell>
          <table:table-cell table:style-name="ce6" office:value-type="float" office:value="1.37726994490921" calcext:value-type="float">
            <text:p>1,37726994490921</text:p>
          </table:table-cell>
          <table:table-cell table:style-name="ce16" office:value-type="float" office:value="5.45806978167721" calcext:value-type="float">
            <text:p>5,45806978167721</text:p>
          </table:table-cell>
          <table:table-cell table:style-name="ce28" office:value-type="float" office:value="13.0435965449228" calcext:value-type="float">
            <text:p>13,0435965449228</text:p>
          </table:table-cell>
          <table:table-cell table:style-name="ce10" office:value-type="float" office:value="9.73814867714073" calcext:value-type="float">
            <text:p>9,73814867714073</text:p>
          </table:table-cell>
          <table:table-cell table:style-name="ce5" office:value-type="float" office:value="21.290684624018" calcext:value-type="float">
            <text:p>21,290684624018</text:p>
          </table:table-cell>
          <table:table-cell table:style-name="ce9" office:value-type="float" office:value="7.52899364010484" calcext:value-type="float">
            <text:p>7,52899364010484</text:p>
          </table:table-cell>
          <table:table-cell table:style-name="ce9" office:value-type="float" office:value="5.38627010849233" calcext:value-type="float">
            <text:p>5,38627010849233</text:p>
          </table:table-cell>
          <table:table-cell table:style-name="ce123" office:value-type="float" office:value="-116.454358398803" calcext:value-type="float">
            <text:p>-116,454358398803</text:p>
          </table:table-cell>
          <table:table-cell table:style-name="ce143" office:value-type="float" office:value="-112.247942386831" calcext:value-type="float">
            <text:p>-112,247942386831</text:p>
          </table:table-cell>
          <table:table-cell table:style-name="ce7" office:value-type="float" office:value="0.357407682040637" calcext:value-type="float">
            <text:p>0,357407682040637</text:p>
          </table:table-cell>
          <table:table-cell table:style-name="ce9" office:value-type="float" office:value="2.84838598052306" calcext:value-type="float">
            <text:p>2,84838598052306</text:p>
          </table:table-cell>
          <table:table-cell table:style-name="ce8" office:value-type="float" office:value="5.61817193138564" calcext:value-type="float">
            <text:p>5,61817193138564</text:p>
          </table:table-cell>
          <table:table-cell table:style-name="ce5" office:value-type="float" office:value="12.0455781304068" calcext:value-type="float">
            <text:p>12,0455781304068</text:p>
          </table:table-cell>
          <table:table-cell table:style-name="ce3" office:value-type="float" office:value="12.0070196252904" calcext:value-type="float">
            <text:p>12,0070196252904</text:p>
          </table:table-cell>
          <table:table-cell table:style-name="ce5" office:value-type="float" office:value="24.8983643755318" calcext:value-type="float">
            <text:p>24,8983643755318</text:p>
          </table:table-cell>
          <table:table-cell table:style-name="ce13" office:value-type="float" office:value="9.56162743058838" calcext:value-type="float">
            <text:p>9,56162743058838</text:p>
          </table:table-cell>
          <table:table-cell table:style-name="ce30" office:value-type="float" office:value="6.01777441618606" calcext:value-type="float">
            <text:p>6,01777441618606</text:p>
          </table:table-cell>
          <table:table-cell table:style-name="ce9" office:value-type="float" office:value="18.1352620465791" calcext:value-type="float">
            <text:p>18,1352620465791</text:p>
          </table:table-cell>
          <table:table-cell table:style-name="ce43" office:value-type="float" office:value="-28.6303614761589" calcext:value-type="float">
            <text:p>-28,6303614761589</text:p>
          </table:table-cell>
          <table:table-cell table:style-name="ce20" office:value-type="float" office:value="159.072514661793" calcext:value-type="float">
            <text:p>159,072514661793</text:p>
          </table:table-cell>
          <table:table-cell table:style-name="ce42" office:value-type="float" office:value="106.023100536305" calcext:value-type="float">
            <text:p>106,023100536305</text:p>
          </table:table-cell>
          <table:table-cell table:style-name="ce125" office:value-type="float" office:value="45.3184983456958" calcext:value-type="float">
            <text:p>45,3184983456958</text:p>
          </table:table-cell>
          <table:table-cell table:style-name="ce28" office:value-type="float" office:value="194.83594319227" calcext:value-type="float">
            <text:p>194,83594319227</text:p>
          </table:table-cell>
          <table:table-cell table:style-name="ce4" office:value-type="float" office:value="179.817369596636" calcext:value-type="float">
            <text:p>179,817369596636</text:p>
          </table:table-cell>
          <table:table-cell/>
          <table:table-cell table:style-name="ce495"/>
          <table:table-cell table:style-name="ce989" office:value-type="string" calcext:value-type="string">
            <text:p>RandomForestClassifier</text:p>
          </table:table-cell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pla</text:p>
          </table:table-cell>
          <table:table-cell table:formula="of:=COUNTIF(([.G22]~ [.G49]~ [.G76]~ [.G103]~ [.G130]~ [.G157]~ [.G184]~ [.G211]~ [.G238]~ [.G265]);1)" office:value-type="float" office:value="4" calcext:value-type="float">
            <text:p>4</text:p>
          </table:table-cell>
          <table:table-cell table:formula="of:=COUNTIF(([.G22]~[.G49]~[.G76]~[.G103]~[.G130]~[.G157]~[.G184]~[.G211]~[.G238]~[.G265]);2)" office:value-type="float" office:value="4" calcext:value-type="float">
            <text:p>4</text:p>
          </table:table-cell>
          <table:table-cell table:formula="of:=COUNTIF(([.G22]~[.G49]~[.G76]~[.G103]~[.G130]~[.G157]~[.G184]~[.G211]~[.G238]~[.G265]);3)" office:value-type="float" office:value="2" calcext:value-type="float">
            <text:p>2</text:p>
          </table:table-cell>
          <table:table-cell table:style-name="ce497" table:formula="of:=COUNTIF(([.G22]~[.G49]~[.G76]~[.G103]~[.G130]~[.G157]~[.G184]~[.G211]~[.G238]~[.G265]);4)" office:value-type="float" office:value="0" calcext:value-type="float">
            <text:p>0</text:p>
          </table:table-cell>
          <table:table-cell table:formula="of:=COUNTIF(([.G22]~[.G49]~[.G76]~[.G103]~[.G130]~[.G157]~[.G184]~[.G211]~[.G238]~[.G265]);5)" office:value-type="float" office:value="0" calcext:value-type="float">
            <text:p>0</text:p>
          </table:table-cell>
          <table:table-cell table:formula="of:=COUNTIF(([.L22]~ [.L49]~ [.L76]~ [.L103]~ [.L130]~ [.L157]~ [.L184]~ [.L211]~ [.L238]~ [.L265]);1)" office:value-type="float" office:value="5" calcext:value-type="float">
            <text:p>5</text:p>
          </table:table-cell>
          <table:table-cell table:formula="of:=COUNTIF(([.L22]~[.L49]~[.L76]~[.L103]~[.L130]~[.L157]~[.L184]~[.L211]~[.L238]~[.L265]);2)" office:value-type="float" office:value="3" calcext:value-type="float">
            <text:p>3</text:p>
          </table:table-cell>
          <table:table-cell table:formula="of:=COUNTIF(([.L22]~[.L49]~[.L76]~[.L103]~[.L130]~[.L157]~[.L184]~[.L211]~[.L238]~[.L265]);3)" office:value-type="float" office:value="2" calcext:value-type="float">
            <text:p>2</text:p>
          </table:table-cell>
          <table:table-cell table:style-name="ce497" table:formula="of:=COUNTIF(([.L22]~[.L49]~[.L76]~[.L103]~[.L130]~[.L157]~[.L184]~[.L211]~[.L238]~[.L265]);4)" office:value-type="float" office:value="0" calcext:value-type="float">
            <text:p>0</text:p>
          </table:table-cell>
          <table:table-cell table:formula="of:=COUNTIF(([.L22]~[.L49]~[.L76]~[.L103]~[.L130]~[.L157]~[.L184]~[.L211]~[.L238]~[.L265]);5)" office:value-type="float" office:value="0" calcext:value-type="float">
            <text:p>0</text:p>
          </table:table-cell>
          <table:table-cell table:formula="of:=COUNTIF(([.Q22]~ [.Q49]~ [.Q76]~ [.Q103]~ [.Q130]~ [.Q157]~ [.Q184]~ [.Q211]~ [.Q238]~ [.Q265]);1)" office:value-type="float" office:value="3" calcext:value-type="float">
            <text:p>3</text:p>
          </table:table-cell>
          <table:table-cell table:formula="of:=COUNTIF(([.Q22]~[.Q49]~[.Q76]~[.Q103]~[.Q130]~[.Q157]~[.Q184]~[.Q211]~[.Q238]~[.Q265]);2)" office:value-type="float" office:value="3" calcext:value-type="float">
            <text:p>3</text:p>
          </table:table-cell>
          <table:table-cell table:formula="of:=COUNTIF(([.Q22]~[.Q49]~[.Q76]~[.Q103]~[.Q130]~[.Q157]~[.Q184]~[.Q211]~[.Q238]~[.Q265]);3)" office:value-type="float" office:value="2" calcext:value-type="float">
            <text:p>2</text:p>
          </table:table-cell>
          <table:table-cell table:style-name="ce497" table:formula="of:=COUNTIF(([.Q22]~[.Q49]~[.Q76]~[.Q103]~[.Q130]~[.Q157]~[.Q184]~[.Q211]~[.Q238]~[.Q265]);4)" office:value-type="float" office:value="2" calcext:value-type="float">
            <text:p>2</text:p>
          </table:table-cell>
          <table:table-cell table:formula="of:=COUNTIF(([.Q22]~[.Q49]~[.Q76]~[.Q103]~[.Q130]~[.Q157]~[.Q184]~[.Q211]~[.Q238]~[.Q265]);5)" office:value-type="float" office:value="0" calcext:value-type="float">
            <text:p>0</text:p>
          </table:table-cell>
          <table:table-cell table:formula="of:=COUNTIF(([.V22]~ [.V49]~ [.V76]~ [.V103]~ [.V130]~ [.V157]~ [.V184]~ [.V211]~ [.V238]~ [.V265]);1)" office:value-type="float" office:value="6" calcext:value-type="float">
            <text:p>6</text:p>
          </table:table-cell>
          <table:table-cell table:formula="of:=COUNTIF(([.V22]~[.V49]~[.V76]~[.V103]~[.V130]~[.V157]~[.V184]~[.V211]~[.V238]~[.V265]);2)" office:value-type="float" office:value="2" calcext:value-type="float">
            <text:p>2</text:p>
          </table:table-cell>
          <table:table-cell table:formula="of:=COUNTIF(([.V22]~[.V49]~[.V76]~[.V103]~[.V130]~[.V157]~[.V184]~[.V211]~[.V238]~[.V265]);3)" office:value-type="float" office:value="2" calcext:value-type="float">
            <text:p>2</text:p>
          </table:table-cell>
          <table:table-cell table:style-name="ce497" table:formula="of:=COUNTIF(([.V22]~[.V49]~[.V76]~[.V103]~[.V130]~[.V157]~[.V184]~[.V211]~[.V238]~[.V265]);4)" office:value-type="float" office:value="0" calcext:value-type="float">
            <text:p>0</text:p>
          </table:table-cell>
          <table:table-cell table:formula="of:=COUNTIF(([.V22]~[.V49]~[.V76]~[.V103]~[.V130]~[.V157]~[.V184]~[.V211]~[.V238]~[.V265]);5)" office:value-type="float" office:value="0" calcext:value-type="float">
            <text:p>0</text:p>
          </table:table-cell>
          <table:table-cell table:formula="of:=COUNTIF(([.AA22]~ [.AA49]~ [.AA76]~ [.AA103]~ [.AA130]~ [.AA157]~ [.AA184]~ [.AA211]~ [.AA238]~ [.AA265]);1)" office:value-type="float" office:value="2" calcext:value-type="float">
            <text:p>2</text:p>
          </table:table-cell>
          <table:table-cell table:formula="of:=COUNTIF(([.AA22]~[.AA49]~[.AA76]~[.AA103]~[.AA130]~[.AA157]~[.AA184]~[.AA211]~[.AA238]~[.AA265]);2)" office:value-type="float" office:value="2" calcext:value-type="float">
            <text:p>2</text:p>
          </table:table-cell>
          <table:table-cell table:formula="of:=COUNTIF(([.AA22]~[.AA49]~[.AA76]~[.AA103]~[.AA130]~[.AA157]~[.AA184]~[.AA211]~[.AA238]~[.AA265]);3)" office:value-type="float" office:value="2" calcext:value-type="float">
            <text:p>2</text:p>
          </table:table-cell>
          <table:table-cell table:style-name="ce497" table:formula="of:=COUNTIF(([.AA22]~[.AA49]~[.AA76]~[.AA103]~[.AA130]~[.AA157]~[.AA184]~[.AA211]~[.AA238]~[.AA265]);4)" office:value-type="float" office:value="2" calcext:value-type="float">
            <text:p>2</text:p>
          </table:table-cell>
          <table:table-cell table:formula="of:=COUNTIF(([.AA22]~[.AA49]~[.AA76]~[.AA103]~[.AA130]~[.AA157]~[.AA184]~[.AA211]~[.AA238]~[.AA265]);5)" office:value-type="float" office:value="2" calcext:value-type="float">
            <text:p>2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style-name="ce2" office:value-type="float" office:value="-648.368530231925" calcext:value-type="float">
            <text:p>-648,368530231925</text:p>
          </table:table-cell>
          <table:table-cell table:style-name="ce22" office:value-type="float" office:value="7.44881996871386" calcext:value-type="float">
            <text:p>7,44881996871386</text:p>
          </table:table-cell>
          <table:table-cell table:style-name="ce52" office:value-type="float" office:value="-98.3384343331293" calcext:value-type="float">
            <text:p>-98,3384343331293</text:p>
          </table:table-cell>
          <table:table-cell table:style-name="ce5" office:value-type="float" office:value="10.4332449160035" calcext:value-type="float">
            <text:p>10,4332449160035</text:p>
          </table:table-cell>
          <table:table-cell table:style-name="ce48" office:value-type="float" office:value="-5.37441338502346" calcext:value-type="float">
            <text:p>-5,37441338502346</text:p>
          </table:table-cell>
          <table:table-cell table:style-name="ce97" office:value-type="float" office:value="-31.1564721286943" calcext:value-type="float">
            <text:p>-31,1564721286943</text:p>
          </table:table-cell>
          <table:table-cell table:style-name="ce106" office:value-type="float" office:value="-67.3994575383464" calcext:value-type="float">
            <text:p>-67,3994575383464</text:p>
          </table:table-cell>
          <table:table-cell table:style-name="ce2" office:value-type="float" office:value="-68.7944257388701" calcext:value-type="float">
            <text:p>-68,7944257388701</text:p>
          </table:table-cell>
          <table:table-cell table:style-name="ce124" office:value-type="float" office:value="3.35952113729888" calcext:value-type="float">
            <text:p>3,35952113729888</text:p>
          </table:table-cell>
          <table:table-cell table:style-name="ce26" office:value-type="float" office:value="2.36765806210246" calcext:value-type="float">
            <text:p>2,36765806210246</text:p>
          </table:table-cell>
          <table:table-cell table:style-name="ce154" office:value-type="float" office:value="-8.43986356221267" calcext:value-type="float">
            <text:p>-8,43986356221267</text:p>
          </table:table-cell>
          <table:table-cell table:style-name="ce24" office:value-type="float" office:value="4.6413564684364" calcext:value-type="float">
            <text:p>4,6413564684364</text:p>
          </table:table-cell>
          <table:table-cell table:style-name="ce5" office:value-type="float" office:value="4.69375648821" calcext:value-type="float">
            <text:p>4,69375648821</text:p>
          </table:table-cell>
          <table:table-cell table:style-name="ce10" office:value-type="float" office:value="4.24291858223342" calcext:value-type="float">
            <text:p>4,24291858223342</text:p>
          </table:table-cell>
          <table:table-cell table:style-name="ce48" office:value-type="float" office:value="3.0085520786989" calcext:value-type="float">
            <text:p>3,0085520786989</text:p>
          </table:table-cell>
          <table:table-cell table:style-name="ce2" office:value-type="float" office:value="0.265355645898332" calcext:value-type="float">
            <text:p>0,265355645898332</text:p>
          </table:table-cell>
          <table:table-cell table:style-name="ce335" office:value-type="float" office:value="4.37364091897513" calcext:value-type="float">
            <text:p>4,37364091897513</text:p>
          </table:table-cell>
          <table:table-cell table:style-name="ce348" office:value-type="float" office:value="2.56562982572248" calcext:value-type="float">
            <text:p>2,56562982572248</text:p>
          </table:table-cell>
          <table:table-cell table:style-name="ce91" office:value-type="float" office:value="5.13409599445337" calcext:value-type="float">
            <text:p>5,13409599445337</text:p>
          </table:table-cell>
          <table:table-cell table:style-name="ce231" office:value-type="float" office:value="3.6859853140462" calcext:value-type="float">
            <text:p>3,6859853140462</text:p>
          </table:table-cell>
          <table:table-cell table:style-name="ce420" office:value-type="float" office:value="142.48978750851" calcext:value-type="float">
            <text:p>142,48978750851</text:p>
          </table:table-cell>
          <table:table-cell table:style-name="ce435" office:value-type="float" office:value="193.993741116327" calcext:value-type="float">
            <text:p>193,993741116327</text:p>
          </table:table-cell>
          <table:table-cell table:style-name="ce454" office:value-type="float" office:value="145.489662091948" calcext:value-type="float">
            <text:p>145,489662091948</text:p>
          </table:table-cell>
          <table:table-cell table:style-name="ce470" office:value-type="float" office:value="202.009889991758" calcext:value-type="float">
            <text:p>202,009889991758</text:p>
          </table:table-cell>
          <table:table-cell table:style-name="ce2" office:value-type="float" office:value="128.641947659488" calcext:value-type="float">
            <text:p>128,641947659488</text:p>
          </table:table-cell>
          <table:table-cell/>
          <table:table-cell table:style-name="ce989"/>
          <table:table-cell table:style-name="ce989" office:value-type="string" calcext:value-type="string">
            <text:p><text:span text:style-name="T1">VotingClassifier</text:span><text:span text:style-name="T2">VotingClassifier</text:span></text:p>
          </table:table-cell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base</text:p>
          </table:table-cell>
          <table:table-cell table:formula="of:=COUNTIF(([.C23]~ [.C50]~ [.C77]~ [.C104]~ [.C131]~ [.C158]~ [.C185]~ [.C212]~ [.C239]~ [.C266]);1)" office:value-type="float" office:value="0" calcext:value-type="float">
            <text:p>0</text:p>
          </table:table-cell>
          <table:table-cell table:formula="of:=COUNTIF(([.C23]~[.C50]~[.C77]~[.C104]~[.C131]~[.C158]~[.C185]~[.C212]~[.C239]~[.C266]);2)" office:value-type="float" office:value="0" calcext:value-type="float">
            <text:p>0</text:p>
          </table:table-cell>
          <table:table-cell table:formula="of:=COUNTIF(([.C23]~[.C50]~[.C77]~[.C104]~[.C131]~[.C158]~[.C185]~[.C212]~[.C239]~[.C266]);3)" office:value-type="float" office:value="0" calcext:value-type="float">
            <text:p>0</text:p>
          </table:table-cell>
          <table:table-cell table:formula="of:=COUNTIF(([.C23]~[.C50]~[.C77]~[.C104]~[.C131]~[.C158]~[.C185]~[.C212]~[.C239]~[.C266]);4)" office:value-type="float" office:value="0" calcext:value-type="float">
            <text:p>0</text:p>
          </table:table-cell>
          <table:table-cell table:formula="of:=COUNTIF(([.C23]~[.C50]~[.C77]~[.C104]~[.C131]~[.C158]~[.C185]~[.C212]~[.C239]~[.C266]);5)" office:value-type="float" office:value="10" calcext:value-type="float">
            <text:p>10</text:p>
          </table:table-cell>
          <table:table-cell table:formula="of:=COUNTIF(([.H23]~ [.H50]~ [.H77]~ [.H104]~ [.H131]~ [.H158]~ [.H185]~ [.H212]~ [.H239]~ [.H266]);1)" office:value-type="float" office:value="0" calcext:value-type="float">
            <text:p>0</text:p>
          </table:table-cell>
          <table:table-cell table:formula="of:=COUNTIF(([.H23]~[.H50]~[.H77]~[.H104]~[.H131]~[.H158]~[.H185]~[.H212]~[.H239]~[.H266]);2)" office:value-type="float" office:value="0" calcext:value-type="float">
            <text:p>0</text:p>
          </table:table-cell>
          <table:table-cell table:formula="of:=COUNTIF(([.H23]~[.H50]~[.H77]~[.H104]~[.H131]~[.H158]~[.H185]~[.H212]~[.H239]~[.H266]);3)" office:value-type="float" office:value="0" calcext:value-type="float">
            <text:p>0</text:p>
          </table:table-cell>
          <table:table-cell table:formula="of:=COUNTIF(([.H23]~[.H50]~[.H77]~[.H104]~[.H131]~[.H158]~[.H185]~[.H212]~[.H239]~[.H266]);4)" office:value-type="float" office:value="0" calcext:value-type="float">
            <text:p>0</text:p>
          </table:table-cell>
          <table:table-cell table:formula="of:=COUNTIF(([.H23]~[.H50]~[.H77]~[.H104]~[.H131]~[.H158]~[.H185]~[.H212]~[.H239]~[.H266]);5)" office:value-type="float" office:value="10" calcext:value-type="float">
            <text:p>10</text:p>
          </table:table-cell>
          <table:table-cell table:formula="of:=COUNTIF(([.M23]~ [.M50]~ [.M77]~ [.M104]~ [.M131]~ [.M158]~ [.M185]~ [.M212]~ [.M239]~ [.M266]);1)" office:value-type="float" office:value="5" calcext:value-type="float">
            <text:p>5</text:p>
          </table:table-cell>
          <table:table-cell table:formula="of:=COUNTIF(([.M23]~[.M50]~[.M77]~[.M104]~[.M131]~[.M158]~[.M185]~[.M212]~[.M239]~[.M266]);2)" office:value-type="float" office:value="1" calcext:value-type="float">
            <text:p>1</text:p>
          </table:table-cell>
          <table:table-cell table:formula="of:=COUNTIF(([.M23]~[.M50]~[.M77]~[.M104]~[.M131]~[.M158]~[.M185]~[.M212]~[.M239]~[.M266]);3)" office:value-type="float" office:value="1" calcext:value-type="float">
            <text:p>1</text:p>
          </table:table-cell>
          <table:table-cell table:formula="of:=COUNTIF(([.M23]~[.M50]~[.M77]~[.M104]~[.M131]~[.M158]~[.M185]~[.M212]~[.M239]~[.M266]);4)" office:value-type="float" office:value="2" calcext:value-type="float">
            <text:p>2</text:p>
          </table:table-cell>
          <table:table-cell table:formula="of:=COUNTIF(([.M23]~[.M50]~[.M77]~[.M104]~[.M131]~[.M158]~[.M185]~[.M212]~[.M239]~[.M266]);5)" office:value-type="float" office:value="1" calcext:value-type="float">
            <text:p>1</text:p>
          </table:table-cell>
          <table:table-cell table:formula="of:=COUNTIF(([.R23]~ [.R50]~ [.R77]~ [.R104]~ [.R131]~ [.R158]~ [.R185]~ [.R212]~ [.R239]~ [.R266]);1)" office:value-type="float" office:value="8" calcext:value-type="float">
            <text:p>8</text:p>
          </table:table-cell>
          <table:table-cell table:formula="of:=COUNTIF(([.R23]~[.R50]~[.R77]~[.R104]~[.R131]~[.R158]~[.R185]~[.R212]~[.R239]~[.R266]);2)" office:value-type="float" office:value="1" calcext:value-type="float">
            <text:p>1</text:p>
          </table:table-cell>
          <table:table-cell table:formula="of:=COUNTIF(([.R23]~[.R50]~[.R77]~[.R104]~[.R131]~[.R158]~[.R185]~[.R212]~[.R239]~[.R266]);3)" office:value-type="float" office:value="0" calcext:value-type="float">
            <text:p>0</text:p>
          </table:table-cell>
          <table:table-cell table:formula="of:=COUNTIF(([.R23]~[.R50]~[.R77]~[.R104]~[.R131]~[.R158]~[.R185]~[.R212]~[.R239]~[.R266]);4)" office:value-type="float" office:value="0" calcext:value-type="float">
            <text:p>0</text:p>
          </table:table-cell>
          <table:table-cell table:formula="of:=COUNTIF(([.R23]~[.R50]~[.R77]~[.R104]~[.R131]~[.R158]~[.R185]~[.R212]~[.R239]~[.R266]);5)" office:value-type="float" office:value="1" calcext:value-type="float">
            <text:p>1</text:p>
          </table:table-cell>
          <table:table-cell table:formula="of:=COUNTIF(([.W23]~ [.W50]~ [.W77]~ [.W104]~ [.W131]~ [.W158]~ [.W185]~ [.W212]~ [.W239]~ [.W266]);1)" office:value-type="float" office:value="1" calcext:value-type="float">
            <text:p>1</text:p>
          </table:table-cell>
          <table:table-cell table:formula="of:=COUNTIF(([.W23]~[.W50]~[.W77]~[.W104]~[.W131]~[.W158]~[.W185]~[.W212]~[.W239]~[.W266]);2)" office:value-type="float" office:value="2" calcext:value-type="float">
            <text:p>2</text:p>
          </table:table-cell>
          <table:table-cell table:formula="of:=COUNTIF(([.W23]~[.W50]~[.W77]~[.W104]~[.W131]~[.W158]~[.W185]~[.W212]~[.W239]~[.W266]);3)" office:value-type="float" office:value="1" calcext:value-type="float">
            <text:p>1</text:p>
          </table:table-cell>
          <table:table-cell table:formula="of:=COUNTIF(([.W23]~[.W50]~[.W77]~[.W104]~[.W131]~[.W158]~[.W185]~[.W212]~[.W239]~[.W266]);4)" office:value-type="float" office:value="1" calcext:value-type="float">
            <text:p>1</text:p>
          </table:table-cell>
          <table:table-cell table:formula="of:=COUNTIF(([.W23]~[.W50]~[.W77]~[.W104]~[.W131]~[.W158]~[.W185]~[.W212]~[.W239]~[.W266]);5)" office:value-type="float" office:value="5" calcext:value-type="float">
            <text:p>5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9" office:value-type="float" office:value="5.10508059579678" calcext:value-type="float">
            <text:p>5,10508059579678</text:p>
          </table:table-cell>
          <table:table-cell table:style-name="ce10" office:value-type="float" office:value="5.97429096102836" calcext:value-type="float">
            <text:p>5,97429096102836</text:p>
          </table:table-cell>
          <table:table-cell table:style-name="ce4" office:value-type="float" office:value="2.00095218662858" calcext:value-type="float">
            <text:p>2,00095218662858</text:p>
          </table:table-cell>
          <table:table-cell table:style-name="ce11" office:value-type="float" office:value="9.74971094334489" calcext:value-type="float">
            <text:p>9,74971094334489</text:p>
          </table:table-cell>
          <table:table-cell table:style-name="ce83" office:value-type="float" office:value="-194.875875671632" calcext:value-type="float">
            <text:p>-194,875875671632</text:p>
          </table:table-cell>
          <table:table-cell table:style-name="ce29" office:value-type="float" office:value="1.6596520763188" calcext:value-type="float">
            <text:p>1,6596520763188</text:p>
          </table:table-cell>
          <table:table-cell table:style-name="ce107" office:value-type="float" office:value="-66.5352600074822" calcext:value-type="float">
            <text:p>-66,5352600074822</text:p>
          </table:table-cell>
          <table:table-cell table:style-name="ce42" office:value-type="float" office:value="0.691638608305343" calcext:value-type="float">
            <text:p>0,691638608305343</text:p>
          </table:table-cell>
          <table:table-cell table:style-name="ce5" office:value-type="float" office:value="5.15011223344553" calcext:value-type="float">
            <text:p>5,15011223344553</text:p>
          </table:table-cell>
          <table:table-cell table:style-name="ce105" office:value-type="float" office:value="2.42003367003363" calcext:value-type="float">
            <text:p>2,42003367003363</text:p>
          </table:table-cell>
          <table:table-cell table:style-name="ce155" office:value-type="float" office:value="-69.4502941321864" calcext:value-type="float">
            <text:p>-69,4502941321864</text:p>
          </table:table-cell>
          <table:table-cell table:style-name="ce22" office:value-type="float" office:value="4.39270354441643" calcext:value-type="float">
            <text:p>4,39270354441643</text:p>
          </table:table-cell>
          <table:table-cell table:style-name="ce5" office:value-type="float" office:value="4.71748479905087" calcext:value-type="float">
            <text:p>4,71748479905087</text:p>
          </table:table-cell>
          <table:table-cell table:style-name="ce22" office:value-type="float" office:value="4.36007711701018" calcext:value-type="float">
            <text:p>4,36007711701018</text:p>
          </table:table-cell>
          <table:table-cell table:style-name="ce2" office:value-type="float" office:value="-69.5946413564684" calcext:value-type="float">
            <text:p>-69,5946413564684</text:p>
          </table:table-cell>
          <table:table-cell table:style-name="ce301" office:value-type="float" office:value="5.04742995808515" calcext:value-type="float">
            <text:p>5,04742995808515</text:p>
          </table:table-cell>
          <table:table-cell table:style-name="ce158" office:value-type="float" office:value="4.06889162018216" calcext:value-type="float">
            <text:p>4,06889162018216</text:p>
          </table:table-cell>
          <table:table-cell table:style-name="ce348" office:value-type="float" office:value="2.56657527339195" calcext:value-type="float">
            <text:p>2,56657527339195</text:p>
          </table:table-cell>
          <table:table-cell table:style-name="ce5" office:value-type="float" office:value="5.19460464529955" calcext:value-type="float">
            <text:p>5,19460464529955</text:p>
          </table:table-cell>
          <table:table-cell table:style-name="ce48" office:value-type="float" office:value="5.07957517884718" calcext:value-type="float">
            <text:p>5,07957517884718</text:p>
          </table:table-cell>
          <table:table-cell table:style-name="ce74" office:value-type="float" office:value="193.538538717884" calcext:value-type="float">
            <text:p>193,538538717884</text:p>
          </table:table-cell>
          <table:table-cell table:style-name="ce291" office:value-type="float" office:value="195.028845809295" calcext:value-type="float">
            <text:p>195,028845809295</text:p>
          </table:table-cell>
          <table:table-cell table:style-name="ce199" office:value-type="float" office:value="144.702762747698" calcext:value-type="float">
            <text:p>144,702762747698</text:p>
          </table:table-cell>
          <table:table-cell table:style-name="ce5" office:value-type="float" office:value="205.476284325319" calcext:value-type="float">
            <text:p>205,476284325319</text:p>
          </table:table-cell>
          <table:table-cell table:style-name="ce435" office:value-type="float" office:value="194.02814108766" calcext:value-type="float">
            <text:p>194,02814108766</text:p>
          </table:table-cell>
          <table:table-cell/>
          <table:table-cell table:style-name="ce989"/>
          <table:table-cell table:style-name="ce989" office:value-type="string" calcext:value-type="string">
            <text:p><text:span text:style-name="T1">VotingClassifier</text:span><text:span text:style-name="T2">VotingClassifier</text:span></text:p>
          </table:table-cell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bbq</text:p>
          </table:table-cell>
          <table:table-cell table:formula="of:=COUNTIF(([.D23]~ [.D50]~ [.D77]~ [.D104]~ [.D131]~ [.D158]~ [.D185]~ [.D212]~ [.D239]~ [.D266]);1)" office:value-type="float" office:value="0" calcext:value-type="float">
            <text:p>0</text:p>
          </table:table-cell>
          <table:table-cell table:formula="of:=COUNTIF(([.D23]~[.D50]~[.D77]~[.D104]~[.D131]~[.D158]~[.D185]~[.D212]~[.D239]~[.D266]);2)" office:value-type="float" office:value="3" calcext:value-type="float">
            <text:p>3</text:p>
          </table:table-cell>
          <table:table-cell table:formula="of:=COUNTIF(([.D23]~[.D50]~[.D77]~[.D104]~[.D131]~[.D158]~[.D185]~[.D212]~[.D239]~[.D266]);3)" office:value-type="float" office:value="7" calcext:value-type="float">
            <text:p>7</text:p>
          </table:table-cell>
          <table:table-cell table:formula="of:=COUNTIF(([.D23]~[.D50]~[.D77]~[.D104]~[.D131]~[.D158]~[.D185]~[.D212]~[.D239]~[.D266]);4)" office:value-type="float" office:value="0" calcext:value-type="float">
            <text:p>0</text:p>
          </table:table-cell>
          <table:table-cell table:formula="of:=COUNTIF(([.D23]~[.D50]~[.D77]~[.D104]~[.D131]~[.D158]~[.D185]~[.D212]~[.D239]~[.D266]);5)" office:value-type="float" office:value="0" calcext:value-type="float">
            <text:p>0</text:p>
          </table:table-cell>
          <table:table-cell table:formula="of:=COUNTIF(([.I23]~ [.I50]~ [.I77]~ [.I104]~ [.I131]~ [.I158]~ [.I185]~ [.I212]~ [.I239]~ [.I266]);1)" office:value-type="float" office:value="0" calcext:value-type="float">
            <text:p>0</text:p>
          </table:table-cell>
          <table:table-cell table:formula="of:=COUNTIF(([.I23]~[.I50]~[.I77]~[.I104]~[.I131]~[.I158]~[.I185]~[.I212]~[.I239]~[.I266]);2)" office:value-type="float" office:value="1" calcext:value-type="float">
            <text:p>1</text:p>
          </table:table-cell>
          <table:table-cell table:formula="of:=COUNTIF(([.I23]~[.I50]~[.I77]~[.I104]~[.I131]~[.I158]~[.I185]~[.I212]~[.I239]~[.I266]);3)" office:value-type="float" office:value="8" calcext:value-type="float">
            <text:p>8</text:p>
          </table:table-cell>
          <table:table-cell table:formula="of:=COUNTIF(([.I23]~[.I50]~[.I77]~[.I104]~[.I131]~[.I158]~[.I185]~[.I212]~[.I239]~[.I266]);4)" office:value-type="float" office:value="1" calcext:value-type="float">
            <text:p>1</text:p>
          </table:table-cell>
          <table:table-cell table:formula="of:=COUNTIF(([.I23]~[.I50]~[.I77]~[.I104]~[.I131]~[.I158]~[.I185]~[.I212]~[.I239]~[.I266]);5)" office:value-type="float" office:value="0" calcext:value-type="float">
            <text:p>0</text:p>
          </table:table-cell>
          <table:table-cell table:formula="of:=COUNTIF(([.N23]~ [.N50]~ [.N77]~ [.N104]~ [.N131]~ [.N158]~ [.N185]~ [.N212]~ [.N239]~ [.N266]);1)" office:value-type="float" office:value="1" calcext:value-type="float">
            <text:p>1</text:p>
          </table:table-cell>
          <table:table-cell table:formula="of:=COUNTIF(([.N23]~[.N50]~[.N77]~[.N104]~[.N131]~[.N158]~[.N185]~[.N212]~[.N239]~[.N266]);2)" office:value-type="float" office:value="2" calcext:value-type="float">
            <text:p>2</text:p>
          </table:table-cell>
          <table:table-cell table:formula="of:=COUNTIF(([.N23]~[.N50]~[.N77]~[.N104]~[.N131]~[.N158]~[.N185]~[.N212]~[.N239]~[.N266]);3)" office:value-type="float" office:value="5" calcext:value-type="float">
            <text:p>5</text:p>
          </table:table-cell>
          <table:table-cell table:formula="of:=COUNTIF(([.N23]~[.N50]~[.N77]~[.N104]~[.N131]~[.N158]~[.N185]~[.N212]~[.N239]~[.N266]);4)" office:value-type="float" office:value="2" calcext:value-type="float">
            <text:p>2</text:p>
          </table:table-cell>
          <table:table-cell table:formula="of:=COUNTIF(([.N23]~[.N50]~[.N77]~[.N104]~[.N131]~[.N158]~[.N185]~[.N212]~[.N239]~[.N266]);5)" office:value-type="float" office:value="0" calcext:value-type="float">
            <text:p>0</text:p>
          </table:table-cell>
          <table:table-cell table:formula="of:=COUNTIF(([.S23]~ [.S50]~ [.S77]~ [.S104]~ [.S131]~ [.S158]~ [.S185]~ [.S212]~ [.S239]~ [.S266]);1)" office:value-type="float" office:value="0" calcext:value-type="float">
            <text:p>0</text:p>
          </table:table-cell>
          <table:table-cell table:formula="of:=COUNTIF(([.S23]~[.S50]~[.S77]~[.S104]~[.S131]~[.S158]~[.S185]~[.S212]~[.S239]~[.S266]);2)" office:value-type="float" office:value="1" calcext:value-type="float">
            <text:p>1</text:p>
          </table:table-cell>
          <table:table-cell table:formula="of:=COUNTIF(([.S23]~[.S50]~[.S77]~[.S104]~[.S131]~[.S158]~[.S185]~[.S212]~[.S239]~[.S266]);3)" office:value-type="float" office:value="7" calcext:value-type="float">
            <text:p>7</text:p>
          </table:table-cell>
          <table:table-cell table:formula="of:=COUNTIF(([.S23]~[.S50]~[.S77]~[.S104]~[.S131]~[.S158]~[.S185]~[.S212]~[.S239]~[.S266]);4)" office:value-type="float" office:value="2" calcext:value-type="float">
            <text:p>2</text:p>
          </table:table-cell>
          <table:table-cell table:formula="of:=COUNTIF(([.S23]~[.S50]~[.S77]~[.S104]~[.S131]~[.S158]~[.S185]~[.S212]~[.S239]~[.S266]);5)" office:value-type="float" office:value="0" calcext:value-type="float">
            <text:p>0</text:p>
          </table:table-cell>
          <table:table-cell table:formula="of:=COUNTIF(([.X23]~ [.X50]~ [.X77]~ [.X104]~ [.X131]~ [.X158]~ [.X185]~ [.X212]~ [.X239]~ [.X266]);1)" office:value-type="float" office:value="3" calcext:value-type="float">
            <text:p>3</text:p>
          </table:table-cell>
          <table:table-cell table:formula="of:=COUNTIF(([.X23]~[.X50]~[.X77]~[.X104]~[.X131]~[.X158]~[.X185]~[.X212]~[.X239]~[.X266]);2)" office:value-type="float" office:value="2" calcext:value-type="float">
            <text:p>2</text:p>
          </table:table-cell>
          <table:table-cell table:formula="of:=COUNTIF(([.X23]~[.X50]~[.X77]~[.X104]~[.X131]~[.X158]~[.X185]~[.X212]~[.X239]~[.X266]);3)" office:value-type="float" office:value="2" calcext:value-type="float">
            <text:p>2</text:p>
          </table:table-cell>
          <table:table-cell table:formula="of:=COUNTIF(([.X23]~[.X50]~[.X77]~[.X104]~[.X131]~[.X158]~[.X185]~[.X212]~[.X239]~[.X266]);4)" office:value-type="float" office:value="1" calcext:value-type="float">
            <text:p>1</text:p>
          </table:table-cell>
          <table:table-cell table:formula="of:=COUNTIF(([.X23]~[.X50]~[.X77]~[.X104]~[.X131]~[.X158]~[.X185]~[.X212]~[.X239]~[.X266]);5)" office:value-type="float" office:value="2" calcext:value-type="float">
            <text:p>2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style-name="ce2" office:value-type="float" office:value="-3191.33578181324" calcext:value-type="float">
            <text:p>-3191,33578181324</text:p>
          </table:table-cell>
          <table:table-cell table:style-name="ce3" office:value-type="float" office:value="26.4918724069918" calcext:value-type="float">
            <text:p>26,4918724069918</text:p>
          </table:table-cell>
          <table:table-cell table:style-name="ce3" office:value-type="float" office:value="26.6190573352377" calcext:value-type="float">
            <text:p>26,6190573352377</text:p>
          </table:table-cell>
          <table:table-cell table:style-name="ce17" office:value-type="float" office:value="20.0999795960008" calcext:value-type="float">
            <text:p>20,0999795960008</text:p>
          </table:table-cell>
          <table:table-cell table:style-name="ce5" office:value-type="float" office:value="28.3275522002312" calcext:value-type="float">
            <text:p>28,3275522002312</text:p>
          </table:table-cell>
          <table:table-cell table:style-name="ce2" office:value-type="float" office:value="-1902.65572390572" calcext:value-type="float">
            <text:p>-1902,65572390572</text:p>
          </table:table-cell>
          <table:table-cell table:style-name="ce22" office:value-type="float" office:value="15.7009913954359" calcext:value-type="float">
            <text:p>15,7009913954359</text:p>
          </table:table-cell>
          <table:table-cell table:style-name="ce22" office:value-type="float" office:value="15.5527497194165" calcext:value-type="float">
            <text:p>15,5527497194165</text:p>
          </table:table-cell>
          <table:table-cell table:style-name="ce24" office:value-type="float" office:value="19.3443696221475" calcext:value-type="float">
            <text:p>19,3443696221475</text:p>
          </table:table-cell>
          <table:table-cell table:style-name="ce5" office:value-type="float" office:value="19.884025439581" calcext:value-type="float">
            <text:p>19,884025439581</text:p>
          </table:table-cell>
          <table:table-cell table:style-name="ce2" office:value-type="float" office:value="-220.845321073706" calcext:value-type="float">
            <text:p>-220,845321073706</text:p>
          </table:table-cell>
          <table:table-cell table:style-name="ce10" office:value-type="float" office:value="108.045874734292" calcext:value-type="float">
            <text:p>108,045874734292</text:p>
          </table:table-cell>
          <table:table-cell table:style-name="ce226" office:value-type="float" office:value="82.8558010776607" calcext:value-type="float">
            <text:p>82,8558010776607</text:p>
          </table:table-cell>
          <table:table-cell table:style-name="ce5" office:value-type="float" office:value="110.172030253596" calcext:value-type="float">
            <text:p>110,172030253596</text:p>
          </table:table-cell>
          <table:table-cell table:style-name="ce58" office:value-type="float" office:value="97.1130555143605" calcext:value-type="float">
            <text:p>97,1130555143605</text:p>
          </table:table-cell>
          <table:table-cell table:style-name="ce2" office:value-type="float" office:value="74.8069711008162" calcext:value-type="float">
            <text:p>74,8069711008162</text:p>
          </table:table-cell>
          <table:table-cell table:style-name="ce329" office:value-type="float" office:value="99.1424789637893" calcext:value-type="float">
            <text:p>99,1424789637893</text:p>
          </table:table-cell>
          <table:table-cell table:style-name="ce232" office:value-type="float" office:value="78.091141155337" calcext:value-type="float">
            <text:p>78,091141155337</text:p>
          </table:table-cell>
          <table:table-cell table:style-name="ce302" office:value-type="float" office:value="197.715798430557" calcext:value-type="float">
            <text:p>197,715798430557</text:p>
          </table:table-cell>
          <table:table-cell table:style-name="ce176" office:value-type="float" office:value="86.7265450190665" calcext:value-type="float">
            <text:p>86,7265450190665</text:p>
          </table:table-cell>
          <table:table-cell table:style-name="ce265" office:value-type="float" office:value="963.20278066435" calcext:value-type="float">
            <text:p>963,20278066435</text:p>
          </table:table-cell>
          <table:table-cell table:style-name="ce5" office:value-type="float" office:value="968.50216791486" calcext:value-type="float">
            <text:p>968,50216791486</text:p>
          </table:table-cell>
          <table:table-cell table:style-name="ce193" office:value-type="float" office:value="967.707863021225" calcext:value-type="float">
            <text:p>967,707863021225</text:p>
          </table:table-cell>
          <table:table-cell table:style-name="ce471" office:value-type="float" office:value="965.225570645358" calcext:value-type="float">
            <text:p>965,225570645358</text:p>
          </table:table-cell>
          <table:table-cell table:style-name="ce43" office:value-type="float" office:value="968.020807204883" calcext:value-type="float">
            <text:p>968,020807204883</text:p>
          </table:table-cell>
          <table:table-cell/>
          <table:table-cell table:style-name="ce495"/>
          <table:table-cell table:style-name="ce989" office:value-type="string" calcext:value-type="string">
            <text:p><text:span text:style-name="T1">VotingClassifier</text:span><text:span text:style-name="T2">VotingClassifier</text:span></text:p>
          </table:table-cell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his</text:p>
          </table:table-cell>
          <table:table-cell table:formula="of:=COUNTIF(([.E23]~ [.E50]~ [.E77]~ [.E104]~ [.E131]~ [.E158]~ [.E185]~ [.E212]~ [.E239]~ [.E266]);1)" office:value-type="float" office:value="1" calcext:value-type="float">
            <text:p>1</text:p>
          </table:table-cell>
          <table:table-cell table:formula="of:=COUNTIF(([.E23]~[.E50]~[.E77]~[.E104]~[.E131]~[.E158]~[.E185]~[.E212]~[.E239]~[.E266]);2)" office:value-type="float" office:value="2" calcext:value-type="float">
            <text:p>2</text:p>
          </table:table-cell>
          <table:table-cell table:formula="of:=COUNTIF(([.E23]~[.E50]~[.E77]~[.E104]~[.E131]~[.E158]~[.E185]~[.E212]~[.E239]~[.E266]);3)" office:value-type="float" office:value="2" calcext:value-type="float">
            <text:p>2</text:p>
          </table:table-cell>
          <table:table-cell table:formula="of:=COUNTIF(([.E23]~[.E50]~[.E77]~[.E104]~[.E131]~[.E158]~[.E185]~[.E212]~[.E239]~[.E266]);4)" office:value-type="float" office:value="5" calcext:value-type="float">
            <text:p>5</text:p>
          </table:table-cell>
          <table:table-cell table:formula="of:=COUNTIF(([.E23]~[.E50]~[.E77]~[.E104]~[.E131]~[.E158]~[.E185]~[.E212]~[.E239]~[.E266]);5)" office:value-type="float" office:value="0" calcext:value-type="float">
            <text:p>0</text:p>
          </table:table-cell>
          <table:table-cell table:formula="of:=COUNTIF(([.J23]~ [.J50]~ [.J77]~ [.J104]~ [.J131]~ [.J158]~ [.J185]~ [.J212]~ [.J239]~ [.J266]);1)" office:value-type="float" office:value="5" calcext:value-type="float">
            <text:p>5</text:p>
          </table:table-cell>
          <table:table-cell table:formula="of:=COUNTIF(([.J23]~[.J50]~[.J77]~[.J104]~[.J131]~[.J158]~[.J185]~[.J212]~[.J239]~[.J266]);2)" office:value-type="float" office:value="3" calcext:value-type="float">
            <text:p>3</text:p>
          </table:table-cell>
          <table:table-cell table:formula="of:=COUNTIF(([.J23]~[.J50]~[.J77]~[.J104]~[.J131]~[.J158]~[.J185]~[.J212]~[.J239]~[.J266]);3)" office:value-type="float" office:value="1" calcext:value-type="float">
            <text:p>1</text:p>
          </table:table-cell>
          <table:table-cell table:formula="of:=COUNTIF(([.J23]~[.J50]~[.J77]~[.J104]~[.J131]~[.J158]~[.J185]~[.J212]~[.J239]~[.J266]);4)" office:value-type="float" office:value="1" calcext:value-type="float">
            <text:p>1</text:p>
          </table:table-cell>
          <table:table-cell table:formula="of:=COUNTIF(([.J23]~[.J50]~[.J77]~[.J104]~[.J131]~[.J158]~[.J185]~[.J212]~[.J239]~[.J266]);5)" office:value-type="float" office:value="0" calcext:value-type="float">
            <text:p>0</text:p>
          </table:table-cell>
          <table:table-cell table:formula="of:=COUNTIF(([.O23]~ [.O50]~ [.O77]~ [.O104]~ [.O131]~ [.O158]~ [.O185]~ [.O212]~ [.O239]~ [.O266]);1)" office:value-type="float" office:value="0" calcext:value-type="float">
            <text:p>0</text:p>
          </table:table-cell>
          <table:table-cell table:formula="of:=COUNTIF(([.O23]~[.O50]~[.O77]~[.O104]~[.O131]~[.O158]~[.O185]~[.O212]~[.O239]~[.O266]);2)" office:value-type="float" office:value="1" calcext:value-type="float">
            <text:p>1</text:p>
          </table:table-cell>
          <table:table-cell table:formula="of:=COUNTIF(([.O23]~[.O50]~[.O77]~[.O104]~[.O131]~[.O158]~[.O185]~[.O212]~[.O239]~[.O266]);3)" office:value-type="float" office:value="1" calcext:value-type="float">
            <text:p>1</text:p>
          </table:table-cell>
          <table:table-cell table:formula="of:=COUNTIF(([.O23]~[.O50]~[.O77]~[.O104]~[.O131]~[.O158]~[.O185]~[.O212]~[.O239]~[.O266]);4)" office:value-type="float" office:value="1" calcext:value-type="float">
            <text:p>1</text:p>
          </table:table-cell>
          <table:table-cell table:formula="of:=COUNTIF(([.O23]~[.O50]~[.O77]~[.O104]~[.O131]~[.O158]~[.O185]~[.O212]~[.O239]~[.O266]);5)" office:value-type="float" office:value="7" calcext:value-type="float">
            <text:p>7</text:p>
          </table:table-cell>
          <table:table-cell table:formula="of:=COUNTIF(([.T23]~ [.T50]~ [.T77]~ [.T104]~ [.T131]~ [.T158]~ [.T185]~ [.T212]~ [.T239]~ [.T266]);1)" office:value-type="float" office:value="0" calcext:value-type="float">
            <text:p>0</text:p>
          </table:table-cell>
          <table:table-cell table:formula="of:=COUNTIF(([.T23]~[.T50]~[.T77]~[.T104]~[.T131]~[.T158]~[.T185]~[.T212]~[.T239]~[.T266]);2)" office:value-type="float" office:value="0" calcext:value-type="float">
            <text:p>0</text:p>
          </table:table-cell>
          <table:table-cell table:formula="of:=COUNTIF(([.T23]~[.T50]~[.T77]~[.T104]~[.T131]~[.T158]~[.T185]~[.T212]~[.T239]~[.T266]);3)" office:value-type="float" office:value="1" calcext:value-type="float">
            <text:p>1</text:p>
          </table:table-cell>
          <table:table-cell table:formula="of:=COUNTIF(([.T23]~[.T50]~[.T77]~[.T104]~[.T131]~[.T158]~[.T185]~[.T212]~[.T239]~[.T266]);4)" office:value-type="float" office:value="2" calcext:value-type="float">
            <text:p>2</text:p>
          </table:table-cell>
          <table:table-cell table:formula="of:=COUNTIF(([.T23]~[.T50]~[.T77]~[.T104]~[.T131]~[.T158]~[.T185]~[.T212]~[.T239]~[.T266]);5)" office:value-type="float" office:value="7" calcext:value-type="float">
            <text:p>7</text:p>
          </table:table-cell>
          <table:table-cell table:formula="of:=COUNTIF(([.Y23]~ [.Y50]~ [.Y77]~ [.Y104]~ [.Y131]~ [.Y158]~ [.Y185]~ [.Y212]~ [.Y239]~ [.Y266]);1)" office:value-type="float" office:value="1" calcext:value-type="float">
            <text:p>1</text:p>
          </table:table-cell>
          <table:table-cell table:formula="of:=COUNTIF(([.Y23]~[.Y50]~[.Y77]~[.Y104]~[.Y131]~[.Y158]~[.Y185]~[.Y212]~[.Y239]~[.Y266]);2)" office:value-type="float" office:value="3" calcext:value-type="float">
            <text:p>3</text:p>
          </table:table-cell>
          <table:table-cell table:formula="of:=COUNTIF(([.Y23]~[.Y50]~[.Y77]~[.Y104]~[.Y131]~[.Y158]~[.Y185]~[.Y212]~[.Y239]~[.Y266]);3)" office:value-type="float" office:value="3" calcext:value-type="float">
            <text:p>3</text:p>
          </table:table-cell>
          <table:table-cell table:formula="of:=COUNTIF(([.Y23]~[.Y50]~[.Y77]~[.Y104]~[.Y131]~[.Y158]~[.Y185]~[.Y212]~[.Y239]~[.Y266]);4)" office:value-type="float" office:value="2" calcext:value-type="float">
            <text:p>2</text:p>
          </table:table-cell>
          <table:table-cell table:formula="of:=COUNTIF(([.Y23]~[.Y50]~[.Y77]~[.Y104]~[.Y131]~[.Y158]~[.Y185]~[.Y212]~[.Y239]~[.Y266]);5)" office:value-type="float" office:value="1" calcext:value-type="float">
            <text:p>1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8" office:value-type="float" office:value="10.4964973134734" calcext:value-type="float">
            <text:p>10,4964973134734</text:p>
          </table:table-cell>
          <table:table-cell table:style-name="ce5" office:value-type="float" office:value="27.561041964225" calcext:value-type="float">
            <text:p>27,561041964225</text:p>
          </table:table-cell>
          <table:table-cell table:style-name="ce3" office:value-type="float" office:value="26.6190573352377" calcext:value-type="float">
            <text:p>26,6190573352377</text:p>
          </table:table-cell>
          <table:table-cell table:style-name="ce10" office:value-type="float" office:value="8.43501326259947" calcext:value-type="float">
            <text:p>8,43501326259947</text:p>
          </table:table-cell>
          <table:table-cell table:style-name="ce8" office:value-type="float" office:value="10.4964973134734" calcext:value-type="float">
            <text:p>10,4964973134734</text:p>
          </table:table-cell>
          <table:table-cell table:style-name="ce5" office:value-type="float" office:value="21.7513093901983" calcext:value-type="float">
            <text:p>21,7513093901983</text:p>
          </table:table-cell>
          <table:table-cell table:style-name="ce22" office:value-type="float" office:value="15.8398802843248" calcext:value-type="float">
            <text:p>15,8398802843248</text:p>
          </table:table-cell>
          <table:table-cell table:style-name="ce22" office:value-type="float" office:value="14.7783389450057" calcext:value-type="float">
            <text:p>14,7783389450057</text:p>
          </table:table-cell>
          <table:table-cell table:style-name="ce24" office:value-type="float" office:value="18.368406285073" calcext:value-type="float">
            <text:p>18,368406285073</text:p>
          </table:table-cell>
          <table:table-cell table:style-name="ce5" office:value-type="float" office:value="21.7513093901983" calcext:value-type="float">
            <text:p>21,7513093901983</text:p>
          </table:table-cell>
          <table:table-cell table:style-name="ce156" office:value-type="float" office:value="22.2022838499184" calcext:value-type="float">
            <text:p>22,2022838499184</text:p>
          </table:table-cell>
          <table:table-cell table:style-name="ce147" office:value-type="float" office:value="100.305996341885" calcext:value-type="float">
            <text:p>100,305996341885</text:p>
          </table:table-cell>
          <table:table-cell table:style-name="ce227" office:value-type="float" office:value="79.9134905333926" calcext:value-type="float">
            <text:p>79,9134905333926</text:p>
          </table:table-cell>
          <table:table-cell table:style-name="ce136" office:value-type="float" office:value="66.0887834297296" calcext:value-type="float">
            <text:p>66,0887834297296</text:p>
          </table:table-cell>
          <table:table-cell table:style-name="ce156" office:value-type="float" office:value="22.2022838499184" calcext:value-type="float">
            <text:p>22,2022838499184</text:p>
          </table:table-cell>
          <table:table-cell table:style-name="ce4" office:value-type="float" office:value="200.520626516656" calcext:value-type="float">
            <text:p>200,520626516656</text:p>
          </table:table-cell>
          <table:table-cell table:style-name="ce269" office:value-type="float" office:value="96.8431502316346" calcext:value-type="float">
            <text:p>96,8431502316346</text:p>
          </table:table-cell>
          <table:table-cell table:style-name="ce366" office:value-type="float" office:value="79.7979893479562" calcext:value-type="float">
            <text:p>79,7979893479562</text:p>
          </table:table-cell>
          <table:table-cell table:style-name="ce5" office:value-type="float" office:value="202.199741577637" calcext:value-type="float">
            <text:p>202,199741577637</text:p>
          </table:table-cell>
          <table:table-cell table:style-name="ce48" office:value-type="float" office:value="199.096152027985" calcext:value-type="float">
            <text:p>199,096152027985</text:p>
          </table:table-cell>
          <table:table-cell table:style-name="ce2" office:value-type="float" office:value="960.262299781417" calcext:value-type="float">
            <text:p>960,262299781417</text:p>
          </table:table-cell>
          <table:table-cell table:style-name="ce5" office:value-type="float" office:value="968.500495694032" calcext:value-type="float">
            <text:p>968,500495694032</text:p>
          </table:table-cell>
          <table:table-cell table:style-name="ce444" office:value-type="float" office:value="967.641213076767" calcext:value-type="float">
            <text:p>967,641213076767</text:p>
          </table:table-cell>
          <table:table-cell table:style-name="ce319" office:value-type="float" office:value="964.275032548584" calcext:value-type="float">
            <text:p>964,275032548584</text:p>
          </table:table-cell>
          <table:table-cell table:style-name="ce276" office:value-type="float" office:value="967.302588358954" calcext:value-type="float">
            <text:p>967,302588358954</text:p>
          </table:table-cell>
          <table:table-cell/>
          <table:table-cell table:style-name="ce495"/>
          <table:table-cell table:style-name="ce989" office:value-type="string" calcext:value-type="string">
            <text:p><text:span text:style-name="T1">VotingClassifier</text:span><text:span text:style-name="T2">VotingClassifier</text:span></text:p>
          </table:table-cell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iso</text:p>
          </table:table-cell>
          <table:table-cell table:formula="of:=COUNTIF(([.F23]~ [.F50]~ [.F77]~ [.F104]~ [.F131]~ [.F158]~ [.F185]~ [.F212]~ [.F239]~ [.F266]);1)" office:value-type="float" office:value="6" calcext:value-type="float">
            <text:p>6</text:p>
          </table:table-cell>
          <table:table-cell table:formula="of:=COUNTIF(([.F23]~[.F50]~[.F77]~[.F104]~[.F131]~[.F158]~[.F185]~[.F212]~[.F239]~[.F266]);2)" office:value-type="float" office:value="0" calcext:value-type="float">
            <text:p>0</text:p>
          </table:table-cell>
          <table:table-cell table:formula="of:=COUNTIF(([.F23]~[.F50]~[.F77]~[.F104]~[.F131]~[.F158]~[.F185]~[.F212]~[.F239]~[.F266]);3)" office:value-type="float" office:value="0" calcext:value-type="float">
            <text:p>0</text:p>
          </table:table-cell>
          <table:table-cell table:formula="of:=COUNTIF(([.F23]~[.F50]~[.F77]~[.F104]~[.F131]~[.F158]~[.F185]~[.F212]~[.F239]~[.F266]);4)" office:value-type="float" office:value="4" calcext:value-type="float">
            <text:p>4</text:p>
          </table:table-cell>
          <table:table-cell table:formula="of:=COUNTIF(([.F23]~[.F50]~[.F77]~[.F104]~[.F131]~[.F158]~[.F185]~[.F212]~[.F239]~[.F266]);5)" office:value-type="float" office:value="0" calcext:value-type="float">
            <text:p>0</text:p>
          </table:table-cell>
          <table:table-cell table:formula="of:=COUNTIF(([.K23]~ [.K50]~ [.K77]~ [.K104]~ [.K131]~ [.K158]~ [.K185]~ [.K212]~ [.K239]~ [.K266]);1)" office:value-type="float" office:value="2" calcext:value-type="float">
            <text:p>2</text:p>
          </table:table-cell>
          <table:table-cell table:formula="of:=COUNTIF(([.K23]~[.K50]~[.K77]~[.K104]~[.K131]~[.K158]~[.K185]~[.K212]~[.K239]~[.K266]);2)" office:value-type="float" office:value="1" calcext:value-type="float">
            <text:p>1</text:p>
          </table:table-cell>
          <table:table-cell table:formula="of:=COUNTIF(([.K23]~[.K50]~[.K77]~[.K104]~[.K131]~[.K158]~[.K185]~[.K212]~[.K239]~[.K266]);3)" office:value-type="float" office:value="0" calcext:value-type="float">
            <text:p>0</text:p>
          </table:table-cell>
          <table:table-cell table:formula="of:=COUNTIF(([.K23]~[.K50]~[.K77]~[.K104]~[.K131]~[.K158]~[.K185]~[.K212]~[.K239]~[.K266]);4)" office:value-type="float" office:value="7" calcext:value-type="float">
            <text:p>7</text:p>
          </table:table-cell>
          <table:table-cell table:formula="of:=COUNTIF(([.K23]~[.K50]~[.K77]~[.K104]~[.K131]~[.K158]~[.K185]~[.K212]~[.K239]~[.K266]);5)" office:value-type="float" office:value="0" calcext:value-type="float">
            <text:p>0</text:p>
          </table:table-cell>
          <table:table-cell table:formula="of:=COUNTIF(([.P23]~ [.P50]~ [.P77]~ [.P104]~ [.P131]~ [.P158]~ [.P185]~ [.P212]~ [.P239]~ [.P266]);1)" office:value-type="float" office:value="3" calcext:value-type="float">
            <text:p>3</text:p>
          </table:table-cell>
          <table:table-cell table:formula="of:=COUNTIF(([.P23]~[.P50]~[.P77]~[.P104]~[.P131]~[.P158]~[.P185]~[.P212]~[.P239]~[.P266]);2)" office:value-type="float" office:value="5" calcext:value-type="float">
            <text:p>5</text:p>
          </table:table-cell>
          <table:table-cell table:formula="of:=COUNTIF(([.P23]~[.P50]~[.P77]~[.P104]~[.P131]~[.P158]~[.P185]~[.P212]~[.P239]~[.P266]);3)" office:value-type="float" office:value="0" calcext:value-type="float">
            <text:p>0</text:p>
          </table:table-cell>
          <table:table-cell table:formula="of:=COUNTIF(([.P23]~[.P50]~[.P77]~[.P104]~[.P131]~[.P158]~[.P185]~[.P212]~[.P239]~[.P266]);4)" office:value-type="float" office:value="1" calcext:value-type="float">
            <text:p>1</text:p>
          </table:table-cell>
          <table:table-cell table:formula="of:=COUNTIF(([.P23]~[.P50]~[.P77]~[.P104]~[.P131]~[.P158]~[.P185]~[.P212]~[.P239]~[.P266]);5)" office:value-type="float" office:value="1" calcext:value-type="float">
            <text:p>1</text:p>
          </table:table-cell>
          <table:table-cell table:formula="of:=COUNTIF(([.U23]~ [.U50]~ [.U77]~ [.U104]~ [.U131]~ [.U158]~ [.U185]~ [.U212]~ [.U239]~ [.U266]);1)" office:value-type="float" office:value="2" calcext:value-type="float">
            <text:p>2</text:p>
          </table:table-cell>
          <table:table-cell table:formula="of:=COUNTIF(([.U23]~[.U50]~[.U77]~[.U104]~[.U131]~[.U158]~[.U185]~[.U212]~[.U239]~[.U266]);2)" office:value-type="float" office:value="8" calcext:value-type="float">
            <text:p>8</text:p>
          </table:table-cell>
          <table:table-cell table:formula="of:=COUNTIF(([.U23]~[.U50]~[.U77]~[.U104]~[.U131]~[.U158]~[.U185]~[.U212]~[.U239]~[.U266]);3)" office:value-type="float" office:value="0" calcext:value-type="float">
            <text:p>0</text:p>
          </table:table-cell>
          <table:table-cell table:formula="of:=COUNTIF(([.U23]~[.U50]~[.U77]~[.U104]~[.U131]~[.U158]~[.U185]~[.U212]~[.U239]~[.U266]);4)" office:value-type="float" office:value="0" calcext:value-type="float">
            <text:p>0</text:p>
          </table:table-cell>
          <table:table-cell table:formula="of:=COUNTIF(([.U23]~[.U50]~[.U77]~[.U104]~[.U131]~[.U158]~[.U185]~[.U212]~[.U239]~[.U266]);5)" office:value-type="float" office:value="0" calcext:value-type="float">
            <text:p>0</text:p>
          </table:table-cell>
          <table:table-cell table:formula="of:=COUNTIF(([.Z23]~ [.Z50]~ [.Z77]~ [.Z104]~ [.Z131]~ [.Z158]~ [.Z185]~ [.Z212]~ [.Z239]~ [.Z266]);1)" office:value-type="float" office:value="4" calcext:value-type="float">
            <text:p>4</text:p>
          </table:table-cell>
          <table:table-cell table:formula="of:=COUNTIF(([.Z23]~[.Z50]~[.Z77]~[.Z104]~[.Z131]~[.Z158]~[.Z185]~[.Z212]~[.Z239]~[.Z266]);2)" office:value-type="float" office:value="1" calcext:value-type="float">
            <text:p>1</text:p>
          </table:table-cell>
          <table:table-cell table:formula="of:=COUNTIF(([.Z23]~[.Z50]~[.Z77]~[.Z104]~[.Z131]~[.Z158]~[.Z185]~[.Z212]~[.Z239]~[.Z266]);3)" office:value-type="float" office:value="2" calcext:value-type="float">
            <text:p>2</text:p>
          </table:table-cell>
          <table:table-cell table:formula="of:=COUNTIF(([.Z23]~[.Z50]~[.Z77]~[.Z104]~[.Z131]~[.Z158]~[.Z185]~[.Z212]~[.Z239]~[.Z266]);4)" office:value-type="float" office:value="2" calcext:value-type="float">
            <text:p>2</text:p>
          </table:table-cell>
          <table:table-cell table:formula="of:=COUNTIF(([.Z23]~[.Z50]~[.Z77]~[.Z104]~[.Z131]~[.Z158]~[.Z185]~[.Z212]~[.Z239]~[.Z266]);5)" office:value-type="float" office:value="1" calcext:value-type="float">
            <text:p>1</text:p>
          </table:table-cell>
          <table:table-cell table:number-columns-repeated="16327"/>
        </table:table-row>
        <table:table-row table:style-name="ro2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style-name="ce2" office:value-type="float" office:value="-1142.49200843365" calcext:value-type="float">
            <text:p>-1142,49200843365</text:p>
          </table:table-cell>
          <table:table-cell table:style-name="ce17" office:value-type="float" office:value="27.6773447595729" calcext:value-type="float">
            <text:p>27,6773447595729</text:p>
          </table:table-cell>
          <table:table-cell table:style-name="ce22" office:value-type="float" office:value="24.6487111473849" calcext:value-type="float">
            <text:p>24,6487111473849</text:p>
          </table:table-cell>
          <table:table-cell table:style-name="ce62" office:value-type="float" office:value="-131.978507787526" calcext:value-type="float">
            <text:p>-131,978507787526</text:p>
          </table:table-cell>
          <table:table-cell table:style-name="ce5" office:value-type="float" office:value="30.1319458613888" calcext:value-type="float">
            <text:p>30,1319458613888</text:p>
          </table:table-cell>
          <table:table-cell table:style-name="ce2" office:value-type="float" office:value="-754.893728956229" calcext:value-type="float">
            <text:p>-754,893728956229</text:p>
          </table:table-cell>
          <table:table-cell table:style-name="ce22" office:value-type="float" office:value="17.9802656191546" calcext:value-type="float">
            <text:p>17,9802656191546</text:p>
          </table:table-cell>
          <table:table-cell table:style-name="ce22" office:value-type="float" office:value="18.3861765806211" calcext:value-type="float">
            <text:p>18,3861765806211</text:p>
          </table:table-cell>
          <table:table-cell table:style-name="ce5" office:value-type="float" office:value="21.5516273849608" calcext:value-type="float">
            <text:p>21,5516273849608</text:p>
          </table:table-cell>
          <table:table-cell table:style-name="ce22" office:value-type="float" office:value="18.4642723531613" calcext:value-type="float">
            <text:p>18,4642723531613</text:p>
          </table:table-cell>
          <table:table-cell table:style-name="ce157" office:value-type="float" office:value="-99.5571951159227" calcext:value-type="float">
            <text:p>-99,5571951159227</text:p>
          </table:table-cell>
          <table:table-cell table:style-name="ce4" office:value-type="float" office:value="85.3833605220228" calcext:value-type="float">
            <text:p>85,3833605220228</text:p>
          </table:table-cell>
          <table:table-cell table:style-name="ce43" office:value-type="float" office:value="69.9174452518661" calcext:value-type="float">
            <text:p>69,9174452518661</text:p>
          </table:table-cell>
          <table:table-cell table:style-name="ce243" office:value-type="float" office:value="57.001829057294" calcext:value-type="float">
            <text:p>57,001829057294</text:p>
          </table:table-cell>
          <table:table-cell table:style-name="ce5" office:value-type="float" office:value="89.7093281921993" calcext:value-type="float">
            <text:p>89,7093281921993</text:p>
          </table:table-cell>
          <table:table-cell table:style-name="ce302" office:value-type="float" office:value="223.096813841354" calcext:value-type="float">
            <text:p>223,096813841354</text:p>
          </table:table-cell>
          <table:table-cell table:style-name="ce336" office:value-type="float" office:value="98.9076927925373" calcext:value-type="float">
            <text:p>98,9076927925373</text:p>
          </table:table-cell>
          <table:table-cell table:style-name="ce2" office:value-type="float" office:value="76.7032239765529" calcext:value-type="float">
            <text:p>76,7032239765529</text:p>
          </table:table-cell>
          <table:table-cell table:style-name="ce229" office:value-type="float" office:value="209.030285840345" calcext:value-type="float">
            <text:p>209,030285840345</text:p>
          </table:table-cell>
          <table:table-cell table:style-name="ce196" office:value-type="float" office:value="89.2241026125871" calcext:value-type="float">
            <text:p>89,2241026125871</text:p>
          </table:table-cell>
          <table:table-cell table:style-name="ce421" office:value-type="float" office:value="963.519666511389" calcext:value-type="float">
            <text:p>963,519666511389</text:p>
          </table:table-cell>
          <table:table-cell table:style-name="ce5" office:value-type="float" office:value="969.675469714887" calcext:value-type="float">
            <text:p>969,675469714887</text:p>
          </table:table-cell>
          <table:table-cell table:style-name="ce50" office:value-type="float" office:value="968.687903871191" calcext:value-type="float">
            <text:p>968,687903871191</text:p>
          </table:table-cell>
          <table:table-cell table:style-name="ce53" office:value-type="float" office:value="966.692944422547" calcext:value-type="float">
            <text:p>966,692944422547</text:p>
          </table:table-cell>
          <table:table-cell table:style-name="ce10" office:value-type="float" office:value="969.351894984532" calcext:value-type="float">
            <text:p>969,351894984532</text:p>
          </table:table-cell>
          <table:table-cell/>
          <table:table-cell table:style-name="ce495"/>
          <table:table-cell table:style-name="ce989" office:value-type="string" calcext:value-type="string">
            <text:p><text:span text:style-name="T3">VotingClassifier</text:span><text:span text:style-name="T4">Vot</text:span><text:span text:style-name="T2">ingClassifier</text:span></text:p>
          </table:table-cell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pla</text:p>
          </table:table-cell>
          <table:table-cell table:formula="of:=COUNTIF(([.G23]~ [.G50]~ [.G77]~ [.G104]~ [.G131]~ [.G158]~ [.G185]~ [.G212]~ [.G239]~ [.G266]);1)" office:value-type="float" office:value="3" calcext:value-type="float">
            <text:p>3</text:p>
          </table:table-cell>
          <table:table-cell table:formula="of:=COUNTIF(([.G23]~[.G50]~[.G77]~[.G104]~[.G131]~[.G158]~[.G185]~[.G212]~[.G239]~[.G266]);2)" office:value-type="float" office:value="5" calcext:value-type="float">
            <text:p>5</text:p>
          </table:table-cell>
          <table:table-cell table:formula="of:=COUNTIF(([.G23]~[.G50]~[.G77]~[.G104]~[.G131]~[.G158]~[.G185]~[.G212]~[.G239]~[.G266]);3)" office:value-type="float" office:value="1" calcext:value-type="float">
            <text:p>1</text:p>
          </table:table-cell>
          <table:table-cell table:formula="of:=COUNTIF(([.G23]~[.G50]~[.G77]~[.G104]~[.G131]~[.G158]~[.G185]~[.G212]~[.G239]~[.G266]);4)" office:value-type="float" office:value="1" calcext:value-type="float">
            <text:p>1</text:p>
          </table:table-cell>
          <table:table-cell table:formula="of:=COUNTIF(([.G23]~[.G50]~[.G77]~[.G104]~[.G131]~[.G158]~[.G185]~[.G212]~[.G239]~[.G266]);5)" office:value-type="float" office:value="0" calcext:value-type="float">
            <text:p>0</text:p>
          </table:table-cell>
          <table:table-cell table:formula="of:=COUNTIF(([.L23]~ [.L50]~ [.L77]~ [.L104]~ [.L131]~ [.L158]~ [.L185]~ [.L212]~ [.L239]~ [.L266]);1)" office:value-type="float" office:value="3" calcext:value-type="float">
            <text:p>3</text:p>
          </table:table-cell>
          <table:table-cell table:formula="of:=COUNTIF(([.L23]~[.L50]~[.L77]~[.L104]~[.L131]~[.L158]~[.L185]~[.L212]~[.L239]~[.L266]);2)" office:value-type="float" office:value="5" calcext:value-type="float">
            <text:p>5</text:p>
          </table:table-cell>
          <table:table-cell table:formula="of:=COUNTIF(([.L23]~[.L50]~[.L77]~[.L104]~[.L131]~[.L158]~[.L185]~[.L212]~[.L239]~[.L266]);3)" office:value-type="float" office:value="1" calcext:value-type="float">
            <text:p>1</text:p>
          </table:table-cell>
          <table:table-cell table:formula="of:=COUNTIF(([.L23]~[.L50]~[.L77]~[.L104]~[.L131]~[.L158]~[.L185]~[.L212]~[.L239]~[.L266]);4)" office:value-type="float" office:value="1" calcext:value-type="float">
            <text:p>1</text:p>
          </table:table-cell>
          <table:table-cell table:formula="of:=COUNTIF(([.L23]~[.L50]~[.L77]~[.L104]~[.L131]~[.L158]~[.L185]~[.L212]~[.L239]~[.L266]);5)" office:value-type="float" office:value="0" calcext:value-type="float">
            <text:p>0</text:p>
          </table:table-cell>
          <table:table-cell table:formula="of:=COUNTIF(([.Q23]~ [.Q50]~ [.Q77]~ [.Q104]~ [.Q131]~ [.Q158]~ [.Q185]~ [.Q212]~ [.Q239]~ [.Q266]);1)" office:value-type="float" office:value="1" calcext:value-type="float">
            <text:p>1</text:p>
          </table:table-cell>
          <table:table-cell table:formula="of:=COUNTIF(([.Q23]~[.Q50]~[.Q77]~[.Q104]~[.Q131]~[.Q158]~[.Q185]~[.Q212]~[.Q239]~[.Q266]);2)" office:value-type="float" office:value="1" calcext:value-type="float">
            <text:p>1</text:p>
          </table:table-cell>
          <table:table-cell table:formula="of:=COUNTIF(([.Q23]~[.Q50]~[.Q77]~[.Q104]~[.Q131]~[.Q158]~[.Q185]~[.Q212]~[.Q239]~[.Q266]);3)" office:value-type="float" office:value="3" calcext:value-type="float">
            <text:p>3</text:p>
          </table:table-cell>
          <table:table-cell table:formula="of:=COUNTIF(([.Q23]~[.Q50]~[.Q77]~[.Q104]~[.Q131]~[.Q158]~[.Q185]~[.Q212]~[.Q239]~[.Q266]);4)" office:value-type="float" office:value="4" calcext:value-type="float">
            <text:p>4</text:p>
          </table:table-cell>
          <table:table-cell table:formula="of:=COUNTIF(([.Q23]~[.Q50]~[.Q77]~[.Q104]~[.Q131]~[.Q158]~[.Q185]~[.Q212]~[.Q239]~[.Q266]);5)" office:value-type="float" office:value="1" calcext:value-type="float">
            <text:p>1</text:p>
          </table:table-cell>
          <table:table-cell table:formula="of:=COUNTIF(([.V23]~ [.V50]~ [.V77]~ [.V104]~ [.V131]~ [.V158]~ [.V185]~ [.V212]~ [.V239]~ [.V266]);1)" office:value-type="float" office:value="0" calcext:value-type="float">
            <text:p>0</text:p>
          </table:table-cell>
          <table:table-cell table:formula="of:=COUNTIF(([.V23]~[.V50]~[.V77]~[.V104]~[.V131]~[.V158]~[.V185]~[.V212]~[.V239]~[.V266]);2)" office:value-type="float" office:value="0" calcext:value-type="float">
            <text:p>0</text:p>
          </table:table-cell>
          <table:table-cell table:formula="of:=COUNTIF(([.V23]~[.V50]~[.V77]~[.V104]~[.V131]~[.V158]~[.V185]~[.V212]~[.V239]~[.V266]);3)" office:value-type="float" office:value="2" calcext:value-type="float">
            <text:p>2</text:p>
          </table:table-cell>
          <table:table-cell table:formula="of:=COUNTIF(([.V23]~[.V50]~[.V77]~[.V104]~[.V131]~[.V158]~[.V185]~[.V212]~[.V239]~[.V266]);4)" office:value-type="float" office:value="6" calcext:value-type="float">
            <text:p>6</text:p>
          </table:table-cell>
          <table:table-cell table:formula="of:=COUNTIF(([.V23]~[.V50]~[.V77]~[.V104]~[.V131]~[.V158]~[.V185]~[.V212]~[.V239]~[.V266]);5)" office:value-type="float" office:value="2" calcext:value-type="float">
            <text:p>2</text:p>
          </table:table-cell>
          <table:table-cell table:formula="of:=COUNTIF(([.AA23]~ [.AA50]~ [.AA77]~ [.AA104]~ [.AA131]~ [.AA158]~ [.AA185]~ [.AA212]~ [.AA239]~ [.AA266]);1)" office:value-type="float" office:value="1" calcext:value-type="float">
            <text:p>1</text:p>
          </table:table-cell>
          <table:table-cell table:formula="of:=COUNTIF(([.AA23]~[.AA50]~[.AA77]~[.AA104]~[.AA131]~[.AA158]~[.AA185]~[.AA212]~[.AA239]~[.AA266]);2)" office:value-type="float" office:value="2" calcext:value-type="float">
            <text:p>2</text:p>
          </table:table-cell>
          <table:table-cell table:formula="of:=COUNTIF(([.AA23]~[.AA50]~[.AA77]~[.AA104]~[.AA131]~[.AA158]~[.AA185]~[.AA212]~[.AA239]~[.AA266]);3)" office:value-type="float" office:value="2" calcext:value-type="float">
            <text:p>2</text:p>
          </table:table-cell>
          <table:table-cell table:formula="of:=COUNTIF(([.AA23]~[.AA50]~[.AA77]~[.AA104]~[.AA131]~[.AA158]~[.AA185]~[.AA212]~[.AA239]~[.AA266]);4)" office:value-type="float" office:value="4" calcext:value-type="float">
            <text:p>4</text:p>
          </table:table-cell>
          <table:table-cell table:formula="of:=COUNTIF(([.AA23]~[.AA50]~[.AA77]~[.AA104]~[.AA131]~[.AA158]~[.AA185]~[.AA212]~[.AA239]~[.AA266]);5)" office:value-type="float" office:value="1" calcext:value-type="float">
            <text:p>1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7" office:value-type="float" office:value="19.2654560293817" calcext:value-type="float">
            <text:p>19,2654560293817</text:p>
          </table:table-cell>
          <table:table-cell table:style-name="ce31" office:value-type="float" office:value="27.3665238386724" calcext:value-type="float">
            <text:p>27,3665238386724</text:p>
          </table:table-cell>
          <table:table-cell table:style-name="ce22" office:value-type="float" office:value="24.6085832823233" calcext:value-type="float">
            <text:p>24,6085832823233</text:p>
          </table:table-cell>
          <table:table-cell table:style-name="ce4" office:value-type="float" office:value="14.532408352037" calcext:value-type="float">
            <text:p>14,532408352037</text:p>
          </table:table-cell>
          <table:table-cell table:style-name="ce4" office:value-type="float" office:value="14.7058423450996" calcext:value-type="float">
            <text:p>14,7058423450996</text:p>
          </table:table-cell>
          <table:table-cell table:style-name="ce9" office:value-type="float" office:value="15.1547886270109" calcext:value-type="float">
            <text:p>15,1547886270109</text:p>
          </table:table-cell>
          <table:table-cell table:style-name="ce8" office:value-type="float" office:value="17.7038907594464" calcext:value-type="float">
            <text:p>17,7038907594464</text:p>
          </table:table-cell>
          <table:table-cell table:style-name="ce22" office:value-type="float" office:value="17.8371679760569" calcext:value-type="float">
            <text:p>17,8371679760569</text:p>
          </table:table-cell>
          <table:table-cell table:style-name="ce22" office:value-type="float" office:value="18.8444631500187" calcext:value-type="float">
            <text:p>18,8444631500187</text:p>
          </table:table-cell>
          <table:table-cell table:style-name="ce5" office:value-type="float" office:value="21.6072764683876" calcext:value-type="float">
            <text:p>21,6072764683876</text:p>
          </table:table-cell>
          <table:table-cell table:style-name="ce2" office:value-type="float" office:value="-248.531316426912" calcext:value-type="float">
            <text:p>-248,531316426912</text:p>
          </table:table-cell>
          <table:table-cell table:style-name="ce186" office:value-type="float" office:value="60.1883434672994" calcext:value-type="float">
            <text:p>60,1883434672994</text:p>
          </table:table-cell>
          <table:table-cell table:style-name="ce228" office:value-type="float" office:value="69.9174452518661" calcext:value-type="float">
            <text:p>69,9174452518661</text:p>
          </table:table-cell>
          <table:table-cell table:style-name="ce244" office:value-type="float" office:value="-108.894656186663" calcext:value-type="float">
            <text:p>-108,894656186663</text:p>
          </table:table-cell>
          <table:table-cell table:style-name="ce220" office:value-type="float" office:value="-102.084630975332" calcext:value-type="float">
            <text:p>-102,084630975332</text:p>
          </table:table-cell>
          <table:table-cell table:style-name="ce5" office:value-type="float" office:value="228.395575304907" calcext:value-type="float">
            <text:p>228,395575304907</text:p>
          </table:table-cell>
          <table:table-cell table:style-name="ce269" office:value-type="float" office:value="103.208849390186" calcext:value-type="float">
            <text:p>103,208849390186</text:p>
          </table:table-cell>
          <table:table-cell table:style-name="ce284" office:value-type="float" office:value="78.2209826352778" calcext:value-type="float">
            <text:p>78,2209826352778</text:p>
          </table:table-cell>
          <table:table-cell table:style-name="ce383" office:value-type="float" office:value="196.283760360531" calcext:value-type="float">
            <text:p>196,283760360531</text:p>
          </table:table-cell>
          <table:table-cell table:style-name="ce74" office:value-type="float" office:value="204.905927956888" calcext:value-type="float">
            <text:p>204,905927956888</text:p>
          </table:table-cell>
          <table:table-cell table:style-name="ce193" office:value-type="float" office:value="964.550351763596" calcext:value-type="float">
            <text:p>964,550351763596</text:p>
          </table:table-cell>
          <table:table-cell table:style-name="ce2" office:value-type="float" office:value="916.141111549074" calcext:value-type="float">
            <text:p>916,141111549074</text:p>
          </table:table-cell>
          <table:table-cell table:style-name="ce50" office:value-type="float" office:value="968.680856654842" calcext:value-type="float">
            <text:p>968,680856654842</text:p>
          </table:table-cell>
          <table:table-cell table:style-name="ce120" office:value-type="float" office:value="966.26855866509" calcext:value-type="float">
            <text:p>966,26855866509</text:p>
          </table:table-cell>
          <table:table-cell table:style-name="ce67" office:value-type="float" office:value="969.171892356756" calcext:value-type="float">
            <text:p>969,171892356756</text:p>
          </table:table-cell>
          <table:table-cell/>
          <table:table-cell table:style-name="ce495"/>
          <table:table-cell table:style-name="ce989" office:value-type="string" calcext:value-type="string">
            <text:p><text:span text:style-name="T1">VotingClassifier</text:span><text:span text:style-name="T2">VotingClassifier</text:span></text:p>
          </table:table-cell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base</text:p>
          </table:table-cell>
          <table:table-cell table:formula="of:=COUNTIF(([.C24]~ [.C51]~ [.C78]~ [.C105]~ [.C132]~ [.C159]~ [.C186]~ [.C213]~ [.C240]~ [.C267]);1)" office:value-type="float" office:value="2" calcext:value-type="float">
            <text:p>2</text:p>
          </table:table-cell>
          <table:table-cell table:formula="of:=COUNTIF(([.C24]~[.C51]~[.C78]~[.C105]~[.C132]~[.C159]~[.C186]~[.C213]~[.C240]~[.C267]);2)" office:value-type="float" office:value="3" calcext:value-type="float">
            <text:p>3</text:p>
          </table:table-cell>
          <table:table-cell table:formula="of:=COUNTIF(([.C24]~[.C51]~[.C78]~[.C105]~[.C132]~[.C159]~[.C186]~[.C213]~[.C240]~[.C267]);3)" office:value-type="float" office:value="3" calcext:value-type="float">
            <text:p>3</text:p>
          </table:table-cell>
          <table:table-cell table:formula="of:=COUNTIF(([.C24]~[.C51]~[.C78]~[.C105]~[.C132]~[.C159]~[.C186]~[.C213]~[.C240]~[.C267]);4)" office:value-type="float" office:value="0" calcext:value-type="float">
            <text:p>0</text:p>
          </table:table-cell>
          <table:table-cell table:formula="of:=COUNTIF(([.C24]~[.C51]~[.C78]~[.C105]~[.C132]~[.C159]~[.C186]~[.C213]~[.C240]~[.C267]);5)" office:value-type="float" office:value="2" calcext:value-type="float">
            <text:p>2</text:p>
          </table:table-cell>
          <table:table-cell table:formula="of:=COUNTIF(([.H24]~ [.H51]~ [.H78]~ [.H105]~ [.H132]~ [.H159]~ [.H186]~ [.H213]~ [.H240]~ [.H267]);1)" office:value-type="float" office:value="2" calcext:value-type="float">
            <text:p>2</text:p>
          </table:table-cell>
          <table:table-cell table:formula="of:=COUNTIF(([.H24]~[.H51]~[.H78]~[.H105]~[.H132]~[.H159]~[.H186]~[.H213]~[.H240]~[.H267]);2)" office:value-type="float" office:value="1" calcext:value-type="float">
            <text:p>1</text:p>
          </table:table-cell>
          <table:table-cell table:formula="of:=COUNTIF(([.H24]~[.H51]~[.H78]~[.H105]~[.H132]~[.H159]~[.H186]~[.H213]~[.H240]~[.H267]);3)" office:value-type="float" office:value="2" calcext:value-type="float">
            <text:p>2</text:p>
          </table:table-cell>
          <table:table-cell table:formula="of:=COUNTIF(([.H24]~[.H51]~[.H78]~[.H105]~[.H132]~[.H159]~[.H186]~[.H213]~[.H240]~[.H267]);4)" office:value-type="float" office:value="3" calcext:value-type="float">
            <text:p>3</text:p>
          </table:table-cell>
          <table:table-cell table:formula="of:=COUNTIF(([.H24]~[.H51]~[.H78]~[.H105]~[.H132]~[.H159]~[.H186]~[.H213]~[.H240]~[.H267]);5)" office:value-type="float" office:value="2" calcext:value-type="float">
            <text:p>2</text:p>
          </table:table-cell>
          <table:table-cell table:formula="of:=COUNTIF(([.M24]~ [.M51]~ [.M78]~ [.M105]~ [.M132]~ [.M159]~ [.M186]~ [.M213]~ [.M240]~ [.M267]);1)" office:value-type="float" office:value="2" calcext:value-type="float">
            <text:p>2</text:p>
          </table:table-cell>
          <table:table-cell table:formula="of:=COUNTIF(([.M24]~[.M51]~[.M78]~[.M105]~[.M132]~[.M159]~[.M186]~[.M213]~[.M240]~[.M267]);2)" office:value-type="float" office:value="4" calcext:value-type="float">
            <text:p>4</text:p>
          </table:table-cell>
          <table:table-cell table:formula="of:=COUNTIF(([.M24]~[.M51]~[.M78]~[.M105]~[.M132]~[.M159]~[.M186]~[.M213]~[.M240]~[.M267]);3)" office:value-type="float" office:value="1" calcext:value-type="float">
            <text:p>1</text:p>
          </table:table-cell>
          <table:table-cell table:formula="of:=COUNTIF(([.M24]~[.M51]~[.M78]~[.M105]~[.M132]~[.M159]~[.M186]~[.M213]~[.M240]~[.M267]);4)" office:value-type="float" office:value="2" calcext:value-type="float">
            <text:p>2</text:p>
          </table:table-cell>
          <table:table-cell table:formula="of:=COUNTIF(([.M24]~[.M51]~[.M78]~[.M105]~[.M132]~[.M159]~[.M186]~[.M213]~[.M240]~[.M267]);5)" office:value-type="float" office:value="1" calcext:value-type="float">
            <text:p>1</text:p>
          </table:table-cell>
          <table:table-cell table:formula="of:=COUNTIF(([.R24]~ [.R51]~ [.R78]~ [.R105]~ [.R132]~ [.R159]~ [.R186]~ [.R213]~ [.R240]~ [.R267]);1)" office:value-type="float" office:value="5" calcext:value-type="float">
            <text:p>5</text:p>
          </table:table-cell>
          <table:table-cell table:formula="of:=COUNTIF(([.R24]~[.R51]~[.R78]~[.R105]~[.R132]~[.R159]~[.R186]~[.R213]~[.R240]~[.R267]);2)" office:value-type="float" office:value="3" calcext:value-type="float">
            <text:p>3</text:p>
          </table:table-cell>
          <table:table-cell table:formula="of:=COUNTIF(([.R24]~[.R51]~[.R78]~[.R105]~[.R132]~[.R159]~[.R186]~[.R213]~[.R240]~[.R267]);3)" office:value-type="float" office:value="2" calcext:value-type="float">
            <text:p>2</text:p>
          </table:table-cell>
          <table:table-cell table:formula="of:=COUNTIF(([.R24]~[.R51]~[.R78]~[.R105]~[.R132]~[.R159]~[.R186]~[.R213]~[.R240]~[.R267]);4)" office:value-type="float" office:value="0" calcext:value-type="float">
            <text:p>0</text:p>
          </table:table-cell>
          <table:table-cell table:formula="of:=COUNTIF(([.R24]~[.R51]~[.R78]~[.R105]~[.R132]~[.R159]~[.R186]~[.R213]~[.R240]~[.R267]);5)" office:value-type="float" office:value="0" calcext:value-type="float">
            <text:p>0</text:p>
          </table:table-cell>
          <table:table-cell table:formula="of:=COUNTIF(([.W24]~ [.W51]~ [.W78]~ [.W105]~ [.W132]~ [.W159]~ [.W186]~ [.W213]~ [.W240]~ [.W267]);1)" office:value-type="float" office:value="3" calcext:value-type="float">
            <text:p>3</text:p>
          </table:table-cell>
          <table:table-cell table:formula="of:=COUNTIF(([.W24]~[.W51]~[.W78]~[.W105]~[.W132]~[.W159]~[.W186]~[.W213]~[.W240]~[.W267]);2)" office:value-type="float" office:value="1" calcext:value-type="float">
            <text:p>1</text:p>
          </table:table-cell>
          <table:table-cell table:formula="of:=COUNTIF(([.W24]~[.W51]~[.W78]~[.W105]~[.W132]~[.W159]~[.W186]~[.W213]~[.W240]~[.W267]);3)" office:value-type="float" office:value="2" calcext:value-type="float">
            <text:p>2</text:p>
          </table:table-cell>
          <table:table-cell table:formula="of:=COUNTIF(([.W24]~[.W51]~[.W78]~[.W105]~[.W132]~[.W159]~[.W186]~[.W213]~[.W240]~[.W267]);4)" office:value-type="float" office:value="3" calcext:value-type="float">
            <text:p>3</text:p>
          </table:table-cell>
          <table:table-cell table:formula="of:=COUNTIF(([.W24]~[.W51]~[.W78]~[.W105]~[.W132]~[.W159]~[.W186]~[.W213]~[.W240]~[.W267]);5)" office:value-type="float" office:value="1" calcext:value-type="float">
            <text:p>1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style-name="ce2" office:value-type="float" office:value="-1019.63527851459" calcext:value-type="float">
            <text:p>-1019,63527851459</text:p>
          </table:table-cell>
          <table:table-cell table:style-name="ce9" office:value-type="float" office:value="14.8105828742434" calcext:value-type="float">
            <text:p>14,8105828742434</text:p>
          </table:table-cell>
          <table:table-cell table:style-name="ce9" office:value-type="float" office:value="14.0046249064817" calcext:value-type="float">
            <text:p>14,0046249064817</text:p>
          </table:table-cell>
          <table:table-cell table:style-name="ce63" office:value-type="float" office:value="-325.975651227641" calcext:value-type="float">
            <text:p>-325,975651227641</text:p>
          </table:table-cell>
          <table:table-cell table:style-name="ce5" office:value-type="float" office:value="22.4437189689179" calcext:value-type="float">
            <text:p>22,4437189689179</text:p>
          </table:table-cell>
          <table:table-cell table:style-name="ce2" office:value-type="float" office:value="-556.494458473625" calcext:value-type="float">
            <text:p>-556,494458473625</text:p>
          </table:table-cell>
          <table:table-cell table:style-name="ce108" office:value-type="float" office:value="3.92442947998508" calcext:value-type="float">
            <text:p>3,92442947998508</text:p>
          </table:table-cell>
          <table:table-cell table:style-name="ce20" office:value-type="float" office:value="11.4421997755331" calcext:value-type="float">
            <text:p>11,4421997755331</text:p>
          </table:table-cell>
          <table:table-cell table:style-name="ce5" office:value-type="float" office:value="27.7871305649083" calcext:value-type="float">
            <text:p>27,7871305649083</text:p>
          </table:table-cell>
          <table:table-cell table:style-name="ce19" office:value-type="float" office:value="16.622708567153" calcext:value-type="float">
            <text:p>16,622708567153</text:p>
          </table:table-cell>
          <table:table-cell table:style-name="ce2" office:value-type="float" office:value="-398.187626674576" calcext:value-type="float">
            <text:p>-398,187626674576</text:p>
          </table:table-cell>
          <table:table-cell table:style-name="ce10" office:value-type="float" office:value="58.8645014583024" calcext:value-type="float">
            <text:p>58,8645014583024</text:p>
          </table:table-cell>
          <table:table-cell table:style-name="ce19" office:value-type="float" office:value="52.5844085224183" calcext:value-type="float">
            <text:p>52,5844085224183</text:p>
          </table:table-cell>
          <table:table-cell table:style-name="ce94" office:value-type="float" office:value="49.4982450936774" calcext:value-type="float">
            <text:p>49,4982450936774</text:p>
          </table:table-cell>
          <table:table-cell table:style-name="ce5" office:value-type="float" office:value="61.6545553413416" calcext:value-type="float">
            <text:p>61,6545553413416</text:p>
          </table:table-cell>
          <table:table-cell table:style-name="ce2" office:value-type="float" office:value="-120.093835681195" calcext:value-type="float">
            <text:p>-120,093835681195</text:p>
          </table:table-cell>
          <table:table-cell table:style-name="ce337" office:value-type="float" office:value="71.6539031231288" calcext:value-type="float">
            <text:p>71,6539031231288</text:p>
          </table:table-cell>
          <table:table-cell table:style-name="ce367" office:value-type="float" office:value="64.5060035927011" calcext:value-type="float">
            <text:p>64,5060035927011</text:p>
          </table:table-cell>
          <table:table-cell table:style-name="ce365" office:value-type="float" office:value="-5.43789984557688" calcext:value-type="float">
            <text:p>-5,43789984557688</text:p>
          </table:table-cell>
          <table:table-cell table:style-name="ce400" office:value-type="float" office:value="70.8244303677791" calcext:value-type="float">
            <text:p>70,8244303677791</text:p>
          </table:table-cell>
          <table:table-cell table:style-name="ce5" office:value-type="float" office:value="976.126748366599" calcext:value-type="float">
            <text:p>976,126748366599</text:p>
          </table:table-cell>
          <table:table-cell table:style-name="ce330" office:value-type="float" office:value="969.708316909736" calcext:value-type="float">
            <text:p>969,708316909736</text:p>
          </table:table-cell>
          <table:table-cell table:style-name="ce208" office:value-type="float" office:value="970.098541584549" calcext:value-type="float">
            <text:p>970,098541584549</text:p>
          </table:table-cell>
          <table:table-cell table:style-name="ce472" office:value-type="float" office:value="968.559023423036" calcext:value-type="float">
            <text:p>968,559023423036</text:p>
          </table:table-cell>
          <table:table-cell table:style-name="ce420" office:value-type="float" office:value="969.652775289354" calcext:value-type="float">
            <text:p>969,652775289354</text:p>
          </table:table-cell>
          <table:table-cell/>
          <table:table-cell table:style-name="ce989"/>
          <table:table-cell table:style-name="ce989" office:value-type="string" calcext:value-type="string">
            <text:p><text:span text:style-name="T1">VotingClassifier</text:span><text:span text:style-name="T2">VotingClassifier</text:span></text:p>
          </table:table-cell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bbq</text:p>
          </table:table-cell>
          <table:table-cell table:formula="of:=COUNTIF(([.D24]~ [.D51]~ [.D78]~ [.D105]~ [.D132]~ [.D159]~ [.D186]~ [.D213]~ [.D240]~ [.D267]);1)" office:value-type="float" office:value="2" calcext:value-type="float">
            <text:p>2</text:p>
          </table:table-cell>
          <table:table-cell table:formula="of:=COUNTIF(([.D24]~[.D51]~[.D78]~[.D105]~[.D132]~[.D159]~[.D186]~[.D213]~[.D240]~[.D267]);2)" office:value-type="float" office:value="0" calcext:value-type="float">
            <text:p>0</text:p>
          </table:table-cell>
          <table:table-cell table:formula="of:=COUNTIF(([.D24]~[.D51]~[.D78]~[.D105]~[.D132]~[.D159]~[.D186]~[.D213]~[.D240]~[.D267]);3)" office:value-type="float" office:value="2" calcext:value-type="float">
            <text:p>2</text:p>
          </table:table-cell>
          <table:table-cell table:formula="of:=COUNTIF(([.D24]~[.D51]~[.D78]~[.D105]~[.D132]~[.D159]~[.D186]~[.D213]~[.D240]~[.D267]);4)" office:value-type="float" office:value="6" calcext:value-type="float">
            <text:p>6</text:p>
          </table:table-cell>
          <table:table-cell table:formula="of:=COUNTIF(([.D24]~[.D51]~[.D78]~[.D105]~[.D132]~[.D159]~[.D186]~[.D213]~[.D240]~[.D267]);5)" office:value-type="float" office:value="0" calcext:value-type="float">
            <text:p>0</text:p>
          </table:table-cell>
          <table:table-cell table:formula="of:=COUNTIF(([.I24]~ [.I51]~ [.I78]~ [.I105]~ [.I132]~ [.I159]~ [.I186]~ [.I213]~ [.I240]~ [.I267]);1)" office:value-type="float" office:value="0" calcext:value-type="float">
            <text:p>0</text:p>
          </table:table-cell>
          <table:table-cell table:formula="of:=COUNTIF(([.I24]~[.I51]~[.I78]~[.I105]~[.I132]~[.I159]~[.I186]~[.I213]~[.I240]~[.I267]);2)" office:value-type="float" office:value="2" calcext:value-type="float">
            <text:p>2</text:p>
          </table:table-cell>
          <table:table-cell table:formula="of:=COUNTIF(([.I24]~[.I51]~[.I78]~[.I105]~[.I132]~[.I159]~[.I186]~[.I213]~[.I240]~[.I267]);3)" office:value-type="float" office:value="4" calcext:value-type="float">
            <text:p>4</text:p>
          </table:table-cell>
          <table:table-cell table:formula="of:=COUNTIF(([.I24]~[.I51]~[.I78]~[.I105]~[.I132]~[.I159]~[.I186]~[.I213]~[.I240]~[.I267]);4)" office:value-type="float" office:value="4" calcext:value-type="float">
            <text:p>4</text:p>
          </table:table-cell>
          <table:table-cell table:formula="of:=COUNTIF(([.I24]~[.I51]~[.I78]~[.I105]~[.I132]~[.I159]~[.I186]~[.I213]~[.I240]~[.I267]);5)" office:value-type="float" office:value="0" calcext:value-type="float">
            <text:p>0</text:p>
          </table:table-cell>
          <table:table-cell table:formula="of:=COUNTIF(([.N24]~ [.N51]~ [.N78]~ [.N105]~ [.N132]~ [.N159]~ [.N186]~ [.N213]~ [.N240]~ [.N267]);1)" office:value-type="float" office:value="2" calcext:value-type="float">
            <text:p>2</text:p>
          </table:table-cell>
          <table:table-cell table:formula="of:=COUNTIF(([.N24]~[.N51]~[.N78]~[.N105]~[.N132]~[.N159]~[.N186]~[.N213]~[.N240]~[.N267]);2)" office:value-type="float" office:value="2" calcext:value-type="float">
            <text:p>2</text:p>
          </table:table-cell>
          <table:table-cell table:formula="of:=COUNTIF(([.N24]~[.N51]~[.N78]~[.N105]~[.N132]~[.N159]~[.N186]~[.N213]~[.N240]~[.N267]);3)" office:value-type="float" office:value="0" calcext:value-type="float">
            <text:p>0</text:p>
          </table:table-cell>
          <table:table-cell table:formula="of:=COUNTIF(([.N24]~[.N51]~[.N78]~[.N105]~[.N132]~[.N159]~[.N186]~[.N213]~[.N240]~[.N267]);4)" office:value-type="float" office:value="6" calcext:value-type="float">
            <text:p>6</text:p>
          </table:table-cell>
          <table:table-cell table:formula="of:=COUNTIF(([.N24]~[.N51]~[.N78]~[.N105]~[.N132]~[.N159]~[.N186]~[.N213]~[.N240]~[.N267]);5)" office:value-type="float" office:value="0" calcext:value-type="float">
            <text:p>0</text:p>
          </table:table-cell>
          <table:table-cell table:formula="of:=COUNTIF(([.S24]~ [.S51]~ [.S78]~ [.S105]~ [.S132]~ [.S159]~ [.S186]~ [.S213]~ [.S240]~ [.S267]);1)" office:value-type="float" office:value="0" calcext:value-type="float">
            <text:p>0</text:p>
          </table:table-cell>
          <table:table-cell table:formula="of:=COUNTIF(([.S24]~[.S51]~[.S78]~[.S105]~[.S132]~[.S159]~[.S186]~[.S213]~[.S240]~[.S267]);2)" office:value-type="float" office:value="0" calcext:value-type="float">
            <text:p>0</text:p>
          </table:table-cell>
          <table:table-cell table:formula="of:=COUNTIF(([.S24]~[.S51]~[.S78]~[.S105]~[.S132]~[.S159]~[.S186]~[.S213]~[.S240]~[.S267]);3)" office:value-type="float" office:value="0" calcext:value-type="float">
            <text:p>0</text:p>
          </table:table-cell>
          <table:table-cell table:formula="of:=COUNTIF(([.S24]~[.S51]~[.S78]~[.S105]~[.S132]~[.S159]~[.S186]~[.S213]~[.S240]~[.S267]);4)" office:value-type="float" office:value="10" calcext:value-type="float">
            <text:p>10</text:p>
          </table:table-cell>
          <table:table-cell table:formula="of:=COUNTIF(([.S24]~[.S51]~[.S78]~[.S105]~[.S132]~[.S159]~[.S186]~[.S213]~[.S240]~[.S267]);5)" office:value-type="float" office:value="0" calcext:value-type="float">
            <text:p>0</text:p>
          </table:table-cell>
          <table:table-cell table:formula="of:=COUNTIF(([.X24]~ [.X51]~ [.X78]~ [.X105]~ [.X132]~ [.X159]~ [.X186]~ [.X213]~ [.X240]~ [.X267]);1)" office:value-type="float" office:value="2" calcext:value-type="float">
            <text:p>2</text:p>
          </table:table-cell>
          <table:table-cell table:formula="of:=COUNTIF(([.X24]~[.X51]~[.X78]~[.X105]~[.X132]~[.X159]~[.X186]~[.X213]~[.X240]~[.X267]);2)" office:value-type="float" office:value="4" calcext:value-type="float">
            <text:p>4</text:p>
          </table:table-cell>
          <table:table-cell table:formula="of:=COUNTIF(([.X24]~[.X51]~[.X78]~[.X105]~[.X132]~[.X159]~[.X186]~[.X213]~[.X240]~[.X267]);3)" office:value-type="float" office:value="1" calcext:value-type="float">
            <text:p>1</text:p>
          </table:table-cell>
          <table:table-cell table:formula="of:=COUNTIF(([.X24]~[.X51]~[.X78]~[.X105]~[.X132]~[.X159]~[.X186]~[.X213]~[.X240]~[.X267]);4)" office:value-type="float" office:value="0" calcext:value-type="float">
            <text:p>0</text:p>
          </table:table-cell>
          <table:table-cell table:formula="of:=COUNTIF(([.X24]~[.X51]~[.X78]~[.X105]~[.X132]~[.X159]~[.X186]~[.X213]~[.X240]~[.X267]);5)" office:value-type="float" office:value="3" calcext:value-type="float">
            <text:p>3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10" office:value-type="float" office:value="16.1708494864994" calcext:value-type="float">
            <text:p>16,1708494864994</text:p>
          </table:table-cell>
          <table:table-cell table:style-name="ce9" office:value-type="float" office:value="14.8105828742434" calcext:value-type="float">
            <text:p>14,8105828742434</text:p>
          </table:table-cell>
          <table:table-cell table:style-name="ce9" office:value-type="float" office:value="14.0046249064817" calcext:value-type="float">
            <text:p>14,0046249064817</text:p>
          </table:table-cell>
          <table:table-cell table:style-name="ce22" office:value-type="float" office:value="18.1643202067605" calcext:value-type="float">
            <text:p>18,1643202067605</text:p>
          </table:table-cell>
          <table:table-cell table:style-name="ce28" office:value-type="float" office:value="18.5220703257839" calcext:value-type="float">
            <text:p>18,5220703257839</text:p>
          </table:table-cell>
          <table:table-cell table:style-name="ce49" office:value-type="float" office:value="7.23858959970072" calcext:value-type="float">
            <text:p>7,23858959970072</text:p>
          </table:table-cell>
          <table:table-cell table:style-name="ce108" office:value-type="float" office:value="4.1152263374486" calcext:value-type="float">
            <text:p>4,1152263374486</text:p>
          </table:table-cell>
          <table:table-cell table:style-name="ce94" office:value-type="float" office:value="12.531799476244" calcext:value-type="float">
            <text:p>12,531799476244</text:p>
          </table:table-cell>
          <table:table-cell table:style-name="ce20" office:value-type="float" office:value="12.1922933034044" calcext:value-type="float">
            <text:p>12,1922933034044</text:p>
          </table:table-cell>
          <table:table-cell table:style-name="ce96" office:value-type="float" office:value="19.5833333333333" calcext:value-type="float">
            <text:p>19,5833333333333</text:p>
          </table:table-cell>
          <table:table-cell table:style-name="ce158" office:value-type="float" office:value="-43.3802956152059" calcext:value-type="float">
            <text:p>-43,3802956152059</text:p>
          </table:table-cell>
          <table:table-cell table:style-name="ce53" office:value-type="float" office:value="36.7675119877404" calcext:value-type="float">
            <text:p>36,7675119877404</text:p>
          </table:table-cell>
          <table:table-cell table:style-name="ce73" office:value-type="float" office:value="49.438429976766" calcext:value-type="float">
            <text:p>49,438429976766</text:p>
          </table:table-cell>
          <table:table-cell table:style-name="ce81" office:value-type="float" office:value="4.41494883582975" calcext:value-type="float">
            <text:p>4,41494883582975</text:p>
          </table:table-cell>
          <table:table-cell table:style-name="ce271" office:value-type="float" office:value="25.0294132186465" calcext:value-type="float">
            <text:p>25,0294132186465</text:p>
          </table:table-cell>
          <table:table-cell table:style-name="ce49" office:value-type="float" office:value="114.260817497085" calcext:value-type="float">
            <text:p>114,260817497085</text:p>
          </table:table-cell>
          <table:table-cell table:style-name="ce338" office:value-type="float" office:value="74.7858561028647" calcext:value-type="float">
            <text:p>74,7858561028647</text:p>
          </table:table-cell>
          <table:table-cell table:style-name="ce87" office:value-type="float" office:value="65.239670984211" calcext:value-type="float">
            <text:p>65,239670984211</text:p>
          </table:table-cell>
          <table:table-cell table:style-name="ce5" office:value-type="float" office:value="122.658913995777" calcext:value-type="float">
            <text:p>122,658913995777</text:p>
          </table:table-cell>
          <table:table-cell table:style-name="ce138" office:value-type="float" office:value="94.8532980366203" calcext:value-type="float">
            <text:p>94,8532980366203</text:p>
          </table:table-cell>
          <table:table-cell table:style-name="ce2" office:value-type="float" office:value="968.209768158527" calcext:value-type="float">
            <text:p>968,209768158527</text:p>
          </table:table-cell>
          <table:table-cell table:style-name="ce330" office:value-type="float" office:value="969.708316909736" calcext:value-type="float">
            <text:p>969,708316909736</text:p>
          </table:table-cell>
          <table:table-cell table:style-name="ce455" office:value-type="float" office:value="970.098541584549" calcext:value-type="float">
            <text:p>970,098541584549</text:p>
          </table:table-cell>
          <table:table-cell table:style-name="ce362" office:value-type="float" office:value="969.495467087111" calcext:value-type="float">
            <text:p>969,495467087111</text:p>
          </table:table-cell>
          <table:table-cell table:style-name="ce47" office:value-type="float" office:value="969.743791880174" calcext:value-type="float">
            <text:p>969,743791880174</text:p>
          </table:table-cell>
          <table:table-cell/>
          <table:table-cell table:style-name="ce495"/>
          <table:table-cell table:style-name="ce989" office:value-type="string" calcext:value-type="string">
            <text:p><text:span text:style-name="T1">VotingClassifier</text:span><text:span text:style-name="T2">VotingClassifier</text:span></text:p>
          </table:table-cell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his</text:p>
          </table:table-cell>
          <table:table-cell table:formula="of:=COUNTIF(([.E24]~ [.E51]~ [.E78]~ [.E105]~ [.E132]~ [.E159]~ [.E186]~ [.E213]~ [.E240]~ [.E267]);1)" office:value-type="float" office:value="1" calcext:value-type="float">
            <text:p>1</text:p>
          </table:table-cell>
          <table:table-cell table:formula="of:=COUNTIF(([.E24]~[.E51]~[.E78]~[.E105]~[.E132]~[.E159]~[.E186]~[.E213]~[.E240]~[.E267]);2)" office:value-type="float" office:value="3" calcext:value-type="float">
            <text:p>3</text:p>
          </table:table-cell>
          <table:table-cell table:formula="of:=COUNTIF(([.E24]~[.E51]~[.E78]~[.E105]~[.E132]~[.E159]~[.E186]~[.E213]~[.E240]~[.E267]);3)" office:value-type="float" office:value="1" calcext:value-type="float">
            <text:p>1</text:p>
          </table:table-cell>
          <table:table-cell table:formula="of:=COUNTIF(([.E24]~[.E51]~[.E78]~[.E105]~[.E132]~[.E159]~[.E186]~[.E213]~[.E240]~[.E267]);4)" office:value-type="float" office:value="0" calcext:value-type="float">
            <text:p>0</text:p>
          </table:table-cell>
          <table:table-cell table:formula="of:=COUNTIF(([.E24]~[.E51]~[.E78]~[.E105]~[.E132]~[.E159]~[.E186]~[.E213]~[.E240]~[.E267]);5)" office:value-type="float" office:value="5" calcext:value-type="float">
            <text:p>5</text:p>
          </table:table-cell>
          <table:table-cell table:formula="of:=COUNTIF(([.J24]~ [.J51]~ [.J78]~ [.J105]~ [.J132]~ [.J159]~ [.J186]~ [.J213]~ [.J240]~ [.J267]);1)" office:value-type="float" office:value="2" calcext:value-type="float">
            <text:p>2</text:p>
          </table:table-cell>
          <table:table-cell table:formula="of:=COUNTIF(([.J24]~[.J51]~[.J78]~[.J105]~[.J132]~[.J159]~[.J186]~[.J213]~[.J240]~[.J267]);2)" office:value-type="float" office:value="1" calcext:value-type="float">
            <text:p>1</text:p>
          </table:table-cell>
          <table:table-cell table:formula="of:=COUNTIF(([.J24]~[.J51]~[.J78]~[.J105]~[.J132]~[.J159]~[.J186]~[.J213]~[.J240]~[.J267]);3)" office:value-type="float" office:value="4" calcext:value-type="float">
            <text:p>4</text:p>
          </table:table-cell>
          <table:table-cell table:formula="of:=COUNTIF(([.J24]~[.J51]~[.J78]~[.J105]~[.J132]~[.J159]~[.J186]~[.J213]~[.J240]~[.J267]);4)" office:value-type="float" office:value="2" calcext:value-type="float">
            <text:p>2</text:p>
          </table:table-cell>
          <table:table-cell table:formula="of:=COUNTIF(([.J24]~[.J51]~[.J78]~[.J105]~[.J132]~[.J159]~[.J186]~[.J213]~[.J240]~[.J267]);5)" office:value-type="float" office:value="1" calcext:value-type="float">
            <text:p>1</text:p>
          </table:table-cell>
          <table:table-cell table:formula="of:=COUNTIF(([.O24]~ [.O51]~ [.O78]~ [.O105]~ [.O132]~ [.O159]~ [.O186]~ [.O213]~ [.O240]~ [.O267]);1)" office:value-type="float" office:value="2" calcext:value-type="float">
            <text:p>2</text:p>
          </table:table-cell>
          <table:table-cell table:formula="of:=COUNTIF(([.O24]~[.O51]~[.O78]~[.O105]~[.O132]~[.O159]~[.O186]~[.O213]~[.O240]~[.O267]);2)" office:value-type="float" office:value="2" calcext:value-type="float">
            <text:p>2</text:p>
          </table:table-cell>
          <table:table-cell table:formula="of:=COUNTIF(([.O24]~[.O51]~[.O78]~[.O105]~[.O132]~[.O159]~[.O186]~[.O213]~[.O240]~[.O267]);3)" office:value-type="float" office:value="0" calcext:value-type="float">
            <text:p>0</text:p>
          </table:table-cell>
          <table:table-cell table:formula="of:=COUNTIF(([.O24]~[.O51]~[.O78]~[.O105]~[.O132]~[.O159]~[.O186]~[.O213]~[.O240]~[.O267]);4)" office:value-type="float" office:value="0" calcext:value-type="float">
            <text:p>0</text:p>
          </table:table-cell>
          <table:table-cell table:formula="of:=COUNTIF(([.O24]~[.O51]~[.O78]~[.O105]~[.O132]~[.O159]~[.O186]~[.O213]~[.O240]~[.O267]);5)" office:value-type="float" office:value="6" calcext:value-type="float">
            <text:p>6</text:p>
          </table:table-cell>
          <table:table-cell table:formula="of:=COUNTIF(([.T24]~ [.T51]~ [.T78]~ [.T105]~ [.T132]~ [.T159]~ [.T186]~ [.T213]~ [.T240]~ [.T267]);1)" office:value-type="float" office:value="0" calcext:value-type="float">
            <text:p>0</text:p>
          </table:table-cell>
          <table:table-cell table:formula="of:=COUNTIF(([.T24]~[.T51]~[.T78]~[.T105]~[.T132]~[.T159]~[.T186]~[.T213]~[.T240]~[.T267]);2)" office:value-type="float" office:value="0" calcext:value-type="float">
            <text:p>0</text:p>
          </table:table-cell>
          <table:table-cell table:formula="of:=COUNTIF(([.T24]~[.T51]~[.T78]~[.T105]~[.T132]~[.T159]~[.T186]~[.T213]~[.T240]~[.T267]);3)" office:value-type="float" office:value="0" calcext:value-type="float">
            <text:p>0</text:p>
          </table:table-cell>
          <table:table-cell table:formula="of:=COUNTIF(([.T24]~[.T51]~[.T78]~[.T105]~[.T132]~[.T159]~[.T186]~[.T213]~[.T240]~[.T267]);4)" office:value-type="float" office:value="0" calcext:value-type="float">
            <text:p>0</text:p>
          </table:table-cell>
          <table:table-cell table:formula="of:=COUNTIF(([.T24]~[.T51]~[.T78]~[.T105]~[.T132]~[.T159]~[.T186]~[.T213]~[.T240]~[.T267]);5)" office:value-type="float" office:value="10" calcext:value-type="float">
            <text:p>10</text:p>
          </table:table-cell>
          <table:table-cell table:formula="of:=COUNTIF(([.Y24]~ [.Y51]~ [.Y78]~ [.Y105]~ [.Y132]~ [.Y159]~ [.Y186]~ [.Y213]~ [.Y240]~ [.Y267]);1)" office:value-type="float" office:value="1" calcext:value-type="float">
            <text:p>1</text:p>
          </table:table-cell>
          <table:table-cell table:formula="of:=COUNTIF(([.Y24]~[.Y51]~[.Y78]~[.Y105]~[.Y132]~[.Y159]~[.Y186]~[.Y213]~[.Y240]~[.Y267]);2)" office:value-type="float" office:value="3" calcext:value-type="float">
            <text:p>3</text:p>
          </table:table-cell>
          <table:table-cell table:formula="of:=COUNTIF(([.Y24]~[.Y51]~[.Y78]~[.Y105]~[.Y132]~[.Y159]~[.Y186]~[.Y213]~[.Y240]~[.Y267]);3)" office:value-type="float" office:value="2" calcext:value-type="float">
            <text:p>2</text:p>
          </table:table-cell>
          <table:table-cell table:formula="of:=COUNTIF(([.Y24]~[.Y51]~[.Y78]~[.Y105]~[.Y132]~[.Y159]~[.Y186]~[.Y213]~[.Y240]~[.Y267]);4)" office:value-type="float" office:value="2" calcext:value-type="float">
            <text:p>2</text:p>
          </table:table-cell>
          <table:table-cell table:formula="of:=COUNTIF(([.Y24]~[.Y51]~[.Y78]~[.Y105]~[.Y132]~[.Y159]~[.Y186]~[.Y213]~[.Y240]~[.Y267]);5)" office:value-type="float" office:value="2" calcext:value-type="float">
            <text:p>2</text:p>
          </table:table-cell>
          <table:table-cell table:number-columns-repeated="16327"/>
        </table:table-row>
        <table:table-row table:style-name="ro1">
          <table:table-cell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495"/>
          <table:table-cell table:style-name="ce989" office:value-type="string" calcext:value-type="string">
            <text:p><text:span text:style-name="T1">VotingClassifier</text:span><text:span text:style-name="T2">VotingClassifier</text:span></text:p>
          </table:table-cell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iso</text:p>
          </table:table-cell>
          <table:table-cell table:formula="of:=COUNTIF(([.F24]~ [.F51]~ [.F78]~ [.F105]~ [.F132]~ [.F159]~ [.F186]~ [.F213]~ [.F240]~ [.F267]);1)" office:value-type="float" office:value="4" calcext:value-type="float">
            <text:p>4</text:p>
          </table:table-cell>
          <table:table-cell table:formula="of:=COUNTIF(([.F24]~[.F51]~[.F78]~[.F105]~[.F132]~[.F159]~[.F186]~[.F213]~[.F240]~[.F267]);2)" office:value-type="float" office:value="1" calcext:value-type="float">
            <text:p>1</text:p>
          </table:table-cell>
          <table:table-cell table:formula="of:=COUNTIF(([.F24]~[.F51]~[.F78]~[.F105]~[.F132]~[.F159]~[.F186]~[.F213]~[.F240]~[.F267]);3)" office:value-type="float" office:value="0" calcext:value-type="float">
            <text:p>0</text:p>
          </table:table-cell>
          <table:table-cell table:formula="of:=COUNTIF(([.F24]~[.F51]~[.F78]~[.F105]~[.F132]~[.F159]~[.F186]~[.F213]~[.F240]~[.F267]);4)" office:value-type="float" office:value="2" calcext:value-type="float">
            <text:p>2</text:p>
          </table:table-cell>
          <table:table-cell table:formula="of:=COUNTIF(([.F24]~[.F51]~[.F78]~[.F105]~[.F132]~[.F159]~[.F186]~[.F213]~[.F240]~[.F267]);5)" office:value-type="float" office:value="3" calcext:value-type="float">
            <text:p>3</text:p>
          </table:table-cell>
          <table:table-cell table:formula="of:=COUNTIF(([.K24]~ [.K51]~ [.K78]~ [.K105]~ [.K132]~ [.K159]~ [.K186]~ [.K213]~ [.K240]~ [.K267]);1)" office:value-type="float" office:value="0" calcext:value-type="float">
            <text:p>0</text:p>
          </table:table-cell>
          <table:table-cell table:formula="of:=COUNTIF(([.K24]~[.K51]~[.K78]~[.K105]~[.K132]~[.K159]~[.K186]~[.K213]~[.K240]~[.K267]);2)" office:value-type="float" office:value="3" calcext:value-type="float">
            <text:p>3</text:p>
          </table:table-cell>
          <table:table-cell table:formula="of:=COUNTIF(([.K24]~[.K51]~[.K78]~[.K105]~[.K132]~[.K159]~[.K186]~[.K213]~[.K240]~[.K267]);3)" office:value-type="float" office:value="0" calcext:value-type="float">
            <text:p>0</text:p>
          </table:table-cell>
          <table:table-cell table:formula="of:=COUNTIF(([.K24]~[.K51]~[.K78]~[.K105]~[.K132]~[.K159]~[.K186]~[.K213]~[.K240]~[.K267]);4)" office:value-type="float" office:value="0" calcext:value-type="float">
            <text:p>0</text:p>
          </table:table-cell>
          <table:table-cell table:formula="of:=COUNTIF(([.K24]~[.K51]~[.K78]~[.K105]~[.K132]~[.K159]~[.K186]~[.K213]~[.K240]~[.K267]);5)" office:value-type="float" office:value="7" calcext:value-type="float">
            <text:p>7</text:p>
          </table:table-cell>
          <table:table-cell table:formula="of:=COUNTIF(([.P24]~ [.P51]~ [.P78]~ [.P105]~ [.P132]~ [.P159]~ [.P186]~ [.P213]~ [.P240]~ [.P267]);1)" office:value-type="float" office:value="3" calcext:value-type="float">
            <text:p>3</text:p>
          </table:table-cell>
          <table:table-cell table:formula="of:=COUNTIF(([.P24]~[.P51]~[.P78]~[.P105]~[.P132]~[.P159]~[.P186]~[.P213]~[.P240]~[.P267]);2)" office:value-type="float" office:value="1" calcext:value-type="float">
            <text:p>1</text:p>
          </table:table-cell>
          <table:table-cell table:formula="of:=COUNTIF(([.P24]~[.P51]~[.P78]~[.P105]~[.P132]~[.P159]~[.P186]~[.P213]~[.P240]~[.P267]);3)" office:value-type="float" office:value="2" calcext:value-type="float">
            <text:p>2</text:p>
          </table:table-cell>
          <table:table-cell table:formula="of:=COUNTIF(([.P24]~[.P51]~[.P78]~[.P105]~[.P132]~[.P159]~[.P186]~[.P213]~[.P240]~[.P267]);4)" office:value-type="float" office:value="2" calcext:value-type="float">
            <text:p>2</text:p>
          </table:table-cell>
          <table:table-cell table:formula="of:=COUNTIF(([.P24]~[.P51]~[.P78]~[.P105]~[.P132]~[.P159]~[.P186]~[.P213]~[.P240]~[.P267]);5)" office:value-type="float" office:value="2" calcext:value-type="float">
            <text:p>2</text:p>
          </table:table-cell>
          <table:table-cell table:formula="of:=COUNTIF(([.U24]~ [.U51]~ [.U78]~ [.U105]~ [.U132]~ [.U159]~ [.U186]~ [.U213]~ [.U240]~ [.U267]);1)" office:value-type="float" office:value="4" calcext:value-type="float">
            <text:p>4</text:p>
          </table:table-cell>
          <table:table-cell table:formula="of:=COUNTIF(([.U24]~[.U51]~[.U78]~[.U105]~[.U132]~[.U159]~[.U186]~[.U213]~[.U240]~[.U267]);2)" office:value-type="float" office:value="3" calcext:value-type="float">
            <text:p>3</text:p>
          </table:table-cell>
          <table:table-cell table:formula="of:=COUNTIF(([.U24]~[.U51]~[.U78]~[.U105]~[.U132]~[.U159]~[.U186]~[.U213]~[.U240]~[.U267]);3)" office:value-type="float" office:value="3" calcext:value-type="float">
            <text:p>3</text:p>
          </table:table-cell>
          <table:table-cell table:formula="of:=COUNTIF(([.U24]~[.U51]~[.U78]~[.U105]~[.U132]~[.U159]~[.U186]~[.U213]~[.U240]~[.U267]);4)" office:value-type="float" office:value="0" calcext:value-type="float">
            <text:p>0</text:p>
          </table:table-cell>
          <table:table-cell table:formula="of:=COUNTIF(([.U24]~[.U51]~[.U78]~[.U105]~[.U132]~[.U159]~[.U186]~[.U213]~[.U240]~[.U267]);5)" office:value-type="float" office:value="0" calcext:value-type="float">
            <text:p>0</text:p>
          </table:table-cell>
          <table:table-cell table:formula="of:=COUNTIF(([.Z24]~ [.Z51]~ [.Z78]~ [.Z105]~ [.Z132]~ [.Z159]~ [.Z186]~ [.Z213]~ [.Z240]~ [.Z267]);1)" office:value-type="float" office:value="1" calcext:value-type="float">
            <text:p>1</text:p>
          </table:table-cell>
          <table:table-cell table:formula="of:=COUNTIF(([.Z24]~[.Z51]~[.Z78]~[.Z105]~[.Z132]~[.Z159]~[.Z186]~[.Z213]~[.Z240]~[.Z267]);2)" office:value-type="float" office:value="2" calcext:value-type="float">
            <text:p>2</text:p>
          </table:table-cell>
          <table:table-cell table:formula="of:=COUNTIF(([.Z24]~[.Z51]~[.Z78]~[.Z105]~[.Z132]~[.Z159]~[.Z186]~[.Z213]~[.Z240]~[.Z267]);3)" office:value-type="float" office:value="3" calcext:value-type="float">
            <text:p>3</text:p>
          </table:table-cell>
          <table:table-cell table:formula="of:=COUNTIF(([.Z24]~[.Z51]~[.Z78]~[.Z105]~[.Z132]~[.Z159]~[.Z186]~[.Z213]~[.Z240]~[.Z267]);4)" office:value-type="float" office:value="2" calcext:value-type="float">
            <text:p>2</text:p>
          </table:table-cell>
          <table:table-cell table:formula="of:=COUNTIF(([.Z24]~[.Z51]~[.Z78]~[.Z105]~[.Z132]~[.Z159]~[.Z186]~[.Z213]~[.Z240]~[.Z267]);5)" office:value-type="float" office:value="2" calcext:value-type="float">
            <text:p>2</text:p>
          </table:table-cell>
          <table:table-cell table:number-columns-repeated="16327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495"/>
          <table:table-cell table:style-name="ce989" office:value-type="string" calcext:value-type="string">
            <text:p><text:span text:style-name="T1">VotingClassifier</text:span><text:span text:style-name="T2">VotingClassifier</text:span></text:p>
          </table:table-cell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pla</text:p>
          </table:table-cell>
          <table:table-cell table:formula="of:=COUNTIF(([.G24]~ [.G51]~ [.G78]~ [.G105]~ [.G132]~ [.G159]~ [.G186]~ [.G213]~ [.G240]~ [.G267]);1)" office:value-type="float" office:value="1" calcext:value-type="float">
            <text:p>1</text:p>
          </table:table-cell>
          <table:table-cell table:formula="of:=COUNTIF(([.G24]~[.G51]~[.G78]~[.G105]~[.G132]~[.G159]~[.G186]~[.G213]~[.G240]~[.G267]);2)" office:value-type="float" office:value="3" calcext:value-type="float">
            <text:p>3</text:p>
          </table:table-cell>
          <table:table-cell table:formula="of:=COUNTIF(([.G24]~[.G51]~[.G78]~[.G105]~[.G132]~[.G159]~[.G186]~[.G213]~[.G240]~[.G267]);3)" office:value-type="float" office:value="4" calcext:value-type="float">
            <text:p>4</text:p>
          </table:table-cell>
          <table:table-cell table:formula="of:=COUNTIF(([.G24]~[.G51]~[.G78]~[.G105]~[.G132]~[.G159]~[.G186]~[.G213]~[.G240]~[.G267]);4)" office:value-type="float" office:value="2" calcext:value-type="float">
            <text:p>2</text:p>
          </table:table-cell>
          <table:table-cell table:formula="of:=COUNTIF(([.G24]~[.G51]~[.G78]~[.G105]~[.G132]~[.G159]~[.G186]~[.G213]~[.G240]~[.G267]);5)" office:value-type="float" office:value="0" calcext:value-type="float">
            <text:p>0</text:p>
          </table:table-cell>
          <table:table-cell table:formula="of:=COUNTIF(([.L24]~ [.L51]~ [.L78]~ [.L105]~ [.L132]~ [.L159]~ [.L186]~ [.L213]~ [.L240]~ [.L267]);1)" office:value-type="float" office:value="6" calcext:value-type="float">
            <text:p>6</text:p>
          </table:table-cell>
          <table:table-cell table:formula="of:=COUNTIF(([.L24]~[.L51]~[.L78]~[.L105]~[.L132]~[.L159]~[.L186]~[.L213]~[.L240]~[.L267]);2)" office:value-type="float" office:value="3" calcext:value-type="float">
            <text:p>3</text:p>
          </table:table-cell>
          <table:table-cell table:formula="of:=COUNTIF(([.L24]~[.L51]~[.L78]~[.L105]~[.L132]~[.L159]~[.L186]~[.L213]~[.L240]~[.L267]);3)" office:value-type="float" office:value="0" calcext:value-type="float">
            <text:p>0</text:p>
          </table:table-cell>
          <table:table-cell table:formula="of:=COUNTIF(([.L24]~[.L51]~[.L78]~[.L105]~[.L132]~[.L159]~[.L186]~[.L213]~[.L240]~[.L267]);4)" office:value-type="float" office:value="1" calcext:value-type="float">
            <text:p>1</text:p>
          </table:table-cell>
          <table:table-cell table:formula="of:=COUNTIF(([.L24]~[.L51]~[.L78]~[.L105]~[.L132]~[.L159]~[.L186]~[.L213]~[.L240]~[.L267]);5)" office:value-type="float" office:value="0" calcext:value-type="float">
            <text:p>0</text:p>
          </table:table-cell>
          <table:table-cell table:formula="of:=COUNTIF(([.Q24]~ [.Q51]~ [.Q78]~ [.Q105]~ [.Q132]~ [.Q159]~ [.Q186]~ [.Q213]~ [.Q240]~ [.Q267]);1)" office:value-type="float" office:value="1" calcext:value-type="float">
            <text:p>1</text:p>
          </table:table-cell>
          <table:table-cell table:formula="of:=COUNTIF(([.Q24]~[.Q51]~[.Q78]~[.Q105]~[.Q132]~[.Q159]~[.Q186]~[.Q213]~[.Q240]~[.Q267]);2)" office:value-type="float" office:value="1" calcext:value-type="float">
            <text:p>1</text:p>
          </table:table-cell>
          <table:table-cell table:formula="of:=COUNTIF(([.Q24]~[.Q51]~[.Q78]~[.Q105]~[.Q132]~[.Q159]~[.Q186]~[.Q213]~[.Q240]~[.Q267]);3)" office:value-type="float" office:value="7" calcext:value-type="float">
            <text:p>7</text:p>
          </table:table-cell>
          <table:table-cell table:formula="of:=COUNTIF(([.Q24]~[.Q51]~[.Q78]~[.Q105]~[.Q132]~[.Q159]~[.Q186]~[.Q213]~[.Q240]~[.Q267]);4)" office:value-type="float" office:value="0" calcext:value-type="float">
            <text:p>0</text:p>
          </table:table-cell>
          <table:table-cell table:formula="of:=COUNTIF(([.Q24]~[.Q51]~[.Q78]~[.Q105]~[.Q132]~[.Q159]~[.Q186]~[.Q213]~[.Q240]~[.Q267]);5)" office:value-type="float" office:value="1" calcext:value-type="float">
            <text:p>1</text:p>
          </table:table-cell>
          <table:table-cell table:formula="of:=COUNTIF(([.V24]~ [.V51]~ [.V78]~ [.V105]~ [.V132]~ [.V159]~ [.V186]~ [.V213]~ [.V240]~ [.V267]);1)" office:value-type="float" office:value="1" calcext:value-type="float">
            <text:p>1</text:p>
          </table:table-cell>
          <table:table-cell table:formula="of:=COUNTIF(([.V24]~[.V51]~[.V78]~[.V105]~[.V132]~[.V159]~[.V186]~[.V213]~[.V240]~[.V267]);2)" office:value-type="float" office:value="4" calcext:value-type="float">
            <text:p>4</text:p>
          </table:table-cell>
          <table:table-cell table:formula="of:=COUNTIF(([.V24]~[.V51]~[.V78]~[.V105]~[.V132]~[.V159]~[.V186]~[.V213]~[.V240]~[.V267]);3)" office:value-type="float" office:value="5" calcext:value-type="float">
            <text:p>5</text:p>
          </table:table-cell>
          <table:table-cell table:formula="of:=COUNTIF(([.V24]~[.V51]~[.V78]~[.V105]~[.V132]~[.V159]~[.V186]~[.V213]~[.V240]~[.V267]);4)" office:value-type="float" office:value="0" calcext:value-type="float">
            <text:p>0</text:p>
          </table:table-cell>
          <table:table-cell table:formula="of:=COUNTIF(([.V24]~[.V51]~[.V78]~[.V105]~[.V132]~[.V159]~[.V186]~[.V213]~[.V240]~[.V267]);5)" office:value-type="float" office:value="0" calcext:value-type="float">
            <text:p>0</text:p>
          </table:table-cell>
          <table:table-cell table:formula="of:=COUNTIF(([.AA24]~ [.AA51]~ [.AA78]~ [.AA105]~ [.AA132]~ [.AA159]~ [.AA186]~ [.AA213]~ [.AA240]~ [.AA267]);1)" office:value-type="float" office:value="3" calcext:value-type="float">
            <text:p>3</text:p>
          </table:table-cell>
          <table:table-cell table:formula="of:=COUNTIF(([.AA24]~[.AA51]~[.AA78]~[.AA105]~[.AA132]~[.AA159]~[.AA186]~[.AA213]~[.AA240]~[.AA267]);2)" office:value-type="float" office:value="0" calcext:value-type="float">
            <text:p>0</text:p>
          </table:table-cell>
          <table:table-cell table:formula="of:=COUNTIF(([.AA24]~[.AA51]~[.AA78]~[.AA105]~[.AA132]~[.AA159]~[.AA186]~[.AA213]~[.AA240]~[.AA267]);3)" office:value-type="float" office:value="4" calcext:value-type="float">
            <text:p>4</text:p>
          </table:table-cell>
          <table:table-cell table:formula="of:=COUNTIF(([.AA24]~[.AA51]~[.AA78]~[.AA105]~[.AA132]~[.AA159]~[.AA186]~[.AA213]~[.AA240]~[.AA267]);4)" office:value-type="float" office:value="1" calcext:value-type="float">
            <text:p>1</text:p>
          </table:table-cell>
          <table:table-cell table:formula="of:=COUNTIF(([.AA24]~[.AA51]~[.AA78]~[.AA105]~[.AA132]~[.AA159]~[.AA186]~[.AA213]~[.AA240]~[.AA267]);5)" office:value-type="float" office:value="2" calcext:value-type="float">
            <text:p>2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989"/>
          <table:table-cell table:style-name="ce989" office:value-type="string" calcext:value-type="string">
            <text:p>XGBClassifier</text:p>
          </table:table-cell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base</text:p>
          </table:table-cell>
          <table:table-cell table:formula="of:=COUNTIF(([.C25]~ [.C52]~ [.C79]~ [.C106]~ [.C133]~ [.C160]~ [.C187]~ [.C214]~ [.C241]~ [.C268]);1)" office:value-type="float" office:value="0" calcext:value-type="float">
            <text:p>0</text:p>
          </table:table-cell>
          <table:table-cell table:formula="of:=COUNTIF(([.C25]~[.C52]~[.C79]~[.C106]~[.C133]~[.C160]~[.C187]~[.C214]~[.C241]~[.C268]);2)" office:value-type="float" office:value="0" calcext:value-type="float">
            <text:p>0</text:p>
          </table:table-cell>
          <table:table-cell table:formula="of:=COUNTIF(([.C25]~[.C52]~[.C79]~[.C106]~[.C133]~[.C160]~[.C187]~[.C214]~[.C241]~[.C268]);3)" office:value-type="float" office:value="0" calcext:value-type="float">
            <text:p>0</text:p>
          </table:table-cell>
          <table:table-cell table:formula="of:=COUNTIF(([.C25]~[.C52]~[.C79]~[.C106]~[.C133]~[.C160]~[.C187]~[.C214]~[.C241]~[.C268]);4)" office:value-type="float" office:value="0" calcext:value-type="float">
            <text:p>0</text:p>
          </table:table-cell>
          <table:table-cell table:formula="of:=COUNTIF(([.C25]~[.C52]~[.C79]~[.C106]~[.C133]~[.C160]~[.C187]~[.C214]~[.C241]~[.C268]);5)" office:value-type="float" office:value="10" calcext:value-type="float">
            <text:p>10</text:p>
          </table:table-cell>
          <table:table-cell table:formula="of:=COUNTIF(([.H25]~ [.H52]~ [.H79]~ [.H106]~ [.H133]~ [.H160]~ [.H187]~ [.H214]~ [.H241]~ [.H268]);1)" office:value-type="float" office:value="0" calcext:value-type="float">
            <text:p>0</text:p>
          </table:table-cell>
          <table:table-cell table:formula="of:=COUNTIF(([.H25]~[.H52]~[.H79]~[.H106]~[.H133]~[.H160]~[.H187]~[.H214]~[.H241]~[.H268]);2)" office:value-type="float" office:value="0" calcext:value-type="float">
            <text:p>0</text:p>
          </table:table-cell>
          <table:table-cell table:formula="of:=COUNTIF(([.H25]~[.H52]~[.H79]~[.H106]~[.H133]~[.H160]~[.H187]~[.H214]~[.H241]~[.H268]);3)" office:value-type="float" office:value="0" calcext:value-type="float">
            <text:p>0</text:p>
          </table:table-cell>
          <table:table-cell table:formula="of:=COUNTIF(([.H25]~[.H52]~[.H79]~[.H106]~[.H133]~[.H160]~[.H187]~[.H214]~[.H241]~[.H268]);4)" office:value-type="float" office:value="0" calcext:value-type="float">
            <text:p>0</text:p>
          </table:table-cell>
          <table:table-cell table:formula="of:=COUNTIF(([.H25]~[.H52]~[.H79]~[.H106]~[.H133]~[.H160]~[.H187]~[.H214]~[.H241]~[.H268]);5)" office:value-type="float" office:value="10" calcext:value-type="float">
            <text:p>10</text:p>
          </table:table-cell>
          <table:table-cell table:formula="of:=COUNTIF(([.M25]~ [.M52]~ [.M79]~ [.M106]~ [.M133]~ [.M160]~ [.M187]~ [.M214]~ [.M241]~ [.M268]);1)" office:value-type="float" office:value="2" calcext:value-type="float">
            <text:p>2</text:p>
          </table:table-cell>
          <table:table-cell table:formula="of:=COUNTIF(([.M25]~[.M52]~[.M79]~[.M106]~[.M133]~[.M160]~[.M187]~[.M214]~[.M241]~[.M268]);2)" office:value-type="float" office:value="1" calcext:value-type="float">
            <text:p>1</text:p>
          </table:table-cell>
          <table:table-cell table:formula="of:=COUNTIF(([.M25]~[.M52]~[.M79]~[.M106]~[.M133]~[.M160]~[.M187]~[.M214]~[.M241]~[.M268]);3)" office:value-type="float" office:value="0" calcext:value-type="float">
            <text:p>0</text:p>
          </table:table-cell>
          <table:table-cell table:formula="of:=COUNTIF(([.M25]~[.M52]~[.M79]~[.M106]~[.M133]~[.M160]~[.M187]~[.M214]~[.M241]~[.M268]);4)" office:value-type="float" office:value="0" calcext:value-type="float">
            <text:p>0</text:p>
          </table:table-cell>
          <table:table-cell table:formula="of:=COUNTIF(([.M25]~[.M52]~[.M79]~[.M106]~[.M133]~[.M160]~[.M187]~[.M214]~[.M241]~[.M268]);5)" office:value-type="float" office:value="7" calcext:value-type="float">
            <text:p>7</text:p>
          </table:table-cell>
          <table:table-cell table:formula="of:=COUNTIF(([.R25]~ [.R52]~ [.R79]~ [.R106]~ [.R133]~ [.R160]~ [.R187]~ [.R214]~ [.R241]~ [.R268]);1)" office:value-type="float" office:value="2" calcext:value-type="float">
            <text:p>2</text:p>
          </table:table-cell>
          <table:table-cell table:formula="of:=COUNTIF(([.R25]~[.R52]~[.R79]~[.R106]~[.R133]~[.R160]~[.R187]~[.R214]~[.R241]~[.R268]);2)" office:value-type="float" office:value="3" calcext:value-type="float">
            <text:p>3</text:p>
          </table:table-cell>
          <table:table-cell table:formula="of:=COUNTIF(([.R25]~[.R52]~[.R79]~[.R106]~[.R133]~[.R160]~[.R187]~[.R214]~[.R241]~[.R268]);3)" office:value-type="float" office:value="0" calcext:value-type="float">
            <text:p>0</text:p>
          </table:table-cell>
          <table:table-cell table:formula="of:=COUNTIF(([.R25]~[.R52]~[.R79]~[.R106]~[.R133]~[.R160]~[.R187]~[.R214]~[.R241]~[.R268]);4)" office:value-type="float" office:value="0" calcext:value-type="float">
            <text:p>0</text:p>
          </table:table-cell>
          <table:table-cell table:formula="of:=COUNTIF(([.R25]~[.R52]~[.R79]~[.R106]~[.R133]~[.R160]~[.R187]~[.R214]~[.R241]~[.R268]);5)" office:value-type="float" office:value="5" calcext:value-type="float">
            <text:p>5</text:p>
          </table:table-cell>
          <table:table-cell table:formula="of:=COUNTIF(([.W25]~ [.W52]~ [.W79]~ [.W106]~ [.W133]~ [.W160]~ [.W187]~ [.W214]~ [.W241]~ [.W268]);1)" office:value-type="float" office:value="2" calcext:value-type="float">
            <text:p>2</text:p>
          </table:table-cell>
          <table:table-cell table:formula="of:=COUNTIF(([.W25]~[.W52]~[.W79]~[.W106]~[.W133]~[.W160]~[.W187]~[.W214]~[.W241]~[.W268]);2)" office:value-type="float" office:value="7" calcext:value-type="float">
            <text:p>7</text:p>
          </table:table-cell>
          <table:table-cell table:formula="of:=COUNTIF(([.W25]~[.W52]~[.W79]~[.W106]~[.W133]~[.W160]~[.W187]~[.W214]~[.W241]~[.W268]);3)" office:value-type="float" office:value="0" calcext:value-type="float">
            <text:p>0</text:p>
          </table:table-cell>
          <table:table-cell table:formula="of:=COUNTIF(([.W25]~[.W52]~[.W79]~[.W106]~[.W133]~[.W160]~[.W187]~[.W214]~[.W241]~[.W268]);4)" office:value-type="float" office:value="1" calcext:value-type="float">
            <text:p>1</text:p>
          </table:table-cell>
          <table:table-cell table:formula="of:=COUNTIF(([.W25]~[.W52]~[.W79]~[.W106]~[.W133]~[.W160]~[.W187]~[.W214]~[.W241]~[.W268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formula="of:=RANK([.C31]; OFFSET([.$C31]; 0; 0; 1; 5))" office:value-type="float" office:value="5" calcext:value-type="float">
            <text:p>5</text:p>
          </table:table-cell>
          <table:table-cell table:formula="of:=RANK([.D31]; OFFSET([.$C31]; 0; 0; 1; 5))" office:value-type="float" office:value="4" calcext:value-type="float">
            <text:p>4</text:p>
          </table:table-cell>
          <table:table-cell table:formula="of:=RANK([.E31]; OFFSET([.$C31]; 0; 0; 1; 5))" office:value-type="float" office:value="3" calcext:value-type="float">
            <text:p>3</text:p>
          </table:table-cell>
          <table:table-cell table:formula="of:=RANK([.F31]; OFFSET([.$C31]; 0; 0; 1; 5))" office:value-type="float" office:value="1" calcext:value-type="float">
            <text:p>1</text:p>
          </table:table-cell>
          <table:table-cell table:formula="of:=RANK([.G31]; OFFSET([.$C31]; 0; 0; 1; 5))" office:value-type="float" office:value="2" calcext:value-type="float">
            <text:p>2</text:p>
          </table:table-cell>
          <table:table-cell table:formula="of:=RANK([.H31];[.$H31:.$L31];)" office:value-type="float" office:value="5" calcext:value-type="float">
            <text:p>5</text:p>
          </table:table-cell>
          <table:table-cell table:formula="of:=RANK([.I31];[.$H31:.$L31];)" office:value-type="float" office:value="1" calcext:value-type="float">
            <text:p>1</text:p>
          </table:table-cell>
          <table:table-cell table:formula="of:=RANK([.J31];[.$H31:.$L31];)" office:value-type="float" office:value="2" calcext:value-type="float">
            <text:p>2</text:p>
          </table:table-cell>
          <table:table-cell table:formula="of:=RANK([.K31];[.$H31:.$L31];)" office:value-type="float" office:value="3" calcext:value-type="float">
            <text:p>3</text:p>
          </table:table-cell>
          <table:table-cell table:formula="of:=RANK([.L31];[.$H31:.$L31];)" office:value-type="float" office:value="4" calcext:value-type="float">
            <text:p>4</text:p>
          </table:table-cell>
          <table:table-cell table:formula="of:=RANK([.M31];[.$M31:.$Q31];)" office:value-type="float" office:value="5" calcext:value-type="float">
            <text:p>5</text:p>
          </table:table-cell>
          <table:table-cell table:formula="of:=RANK([.N31];[.$M31:.$Q31];)" office:value-type="float" office:value="4" calcext:value-type="float">
            <text:p>4</text:p>
          </table:table-cell>
          <table:table-cell table:formula="of:=RANK([.O31];[.$M31:.$Q31];)" office:value-type="float" office:value="3" calcext:value-type="float">
            <text:p>3</text:p>
          </table:table-cell>
          <table:table-cell table:formula="of:=RANK([.P31];[.$M31:.$Q31];)" office:value-type="float" office:value="1" calcext:value-type="float">
            <text:p>1</text:p>
          </table:table-cell>
          <table:table-cell table:formula="of:=RANK([.Q31];[.$M31:.$Q31];)" office:value-type="float" office:value="2" calcext:value-type="float">
            <text:p>2</text:p>
          </table:table-cell>
          <table:table-cell table:formula="of:=RANK([.R31];[.$R31:.$V31];)" office:value-type="float" office:value="5" calcext:value-type="float">
            <text:p>5</text:p>
          </table:table-cell>
          <table:table-cell table:formula="of:=RANK([.S31];[.$R31:.$V31];)" office:value-type="float" office:value="2" calcext:value-type="float">
            <text:p>2</text:p>
          </table:table-cell>
          <table:table-cell table:formula="of:=RANK([.T31];[.$R31:.$V31];)" office:value-type="float" office:value="3" calcext:value-type="float">
            <text:p>3</text:p>
          </table:table-cell>
          <table:table-cell table:formula="of:=RANK([.U31];[.$R31:.$V31];)" office:value-type="float" office:value="1" calcext:value-type="float">
            <text:p>1</text:p>
          </table:table-cell>
          <table:table-cell table:formula="of:=RANK([.V31];[.$R31:.$V31];)" office:value-type="float" office:value="4" calcext:value-type="float">
            <text:p>4</text:p>
          </table:table-cell>
          <table:table-cell table:formula="of:=RANK([.W31];[.$W31:.$AA31];)" office:value-type="float" office:value="5" calcext:value-type="float">
            <text:p>5</text:p>
          </table:table-cell>
          <table:table-cell table:formula="of:=RANK([.X31];[.$W31:.$AA31];)" office:value-type="float" office:value="2" calcext:value-type="float">
            <text:p>2</text:p>
          </table:table-cell>
          <table:table-cell table:formula="of:=RANK([.Y31];[.$W31:.$AA31];)" office:value-type="float" office:value="4" calcext:value-type="float">
            <text:p>4</text:p>
          </table:table-cell>
          <table:table-cell table:formula="of:=RANK([.Z31];[.$W31:.$AA31];)" office:value-type="float" office:value="1" calcext:value-type="float">
            <text:p>1</text:p>
          </table:table-cell>
          <table:table-cell table:formula="of:=RANK([.AA31];[.$W31:.$AA31];)" office:value-type="float" office:value="3" calcext:value-type="float">
            <text:p>3</text:p>
          </table:table-cell>
          <table:table-cell/>
          <table:table-cell table:style-name="ce989"/>
          <table:table-cell table:style-name="ce989" office:value-type="string" calcext:value-type="string">
            <text:p>XGBClassifier</text:p>
          </table:table-cell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bbq</text:p>
          </table:table-cell>
          <table:table-cell table:formula="of:=COUNTIF(([.D25]~ [.D52]~ [.D79]~ [.D106]~ [.D133]~ [.D160]~ [.D187]~ [.D214]~ [.D241]~ [.D268]);1)" office:value-type="float" office:value="0" calcext:value-type="float">
            <text:p>0</text:p>
          </table:table-cell>
          <table:table-cell table:formula="of:=COUNTIF(([.D25]~[.D52]~[.D79]~[.D106]~[.D133]~[.D160]~[.D187]~[.D214]~[.D241]~[.D268]);2)" office:value-type="float" office:value="3" calcext:value-type="float">
            <text:p>3</text:p>
          </table:table-cell>
          <table:table-cell table:formula="of:=COUNTIF(([.D25]~[.D52]~[.D79]~[.D106]~[.D133]~[.D160]~[.D187]~[.D214]~[.D241]~[.D268]);3)" office:value-type="float" office:value="4" calcext:value-type="float">
            <text:p>4</text:p>
          </table:table-cell>
          <table:table-cell table:formula="of:=COUNTIF(([.D25]~[.D52]~[.D79]~[.D106]~[.D133]~[.D160]~[.D187]~[.D214]~[.D241]~[.D268]);4)" office:value-type="float" office:value="3" calcext:value-type="float">
            <text:p>3</text:p>
          </table:table-cell>
          <table:table-cell table:formula="of:=COUNTIF(([.D25]~[.D52]~[.D79]~[.D106]~[.D133]~[.D160]~[.D187]~[.D214]~[.D241]~[.D268]);5)" office:value-type="float" office:value="0" calcext:value-type="float">
            <text:p>0</text:p>
          </table:table-cell>
          <table:table-cell table:formula="of:=COUNTIF(([.I25]~ [.I52]~ [.I79]~ [.I106]~ [.I133]~ [.I160]~ [.I187]~ [.I214]~ [.I241]~ [.I268]);1)" office:value-type="float" office:value="0" calcext:value-type="float">
            <text:p>0</text:p>
          </table:table-cell>
          <table:table-cell table:formula="of:=COUNTIF(([.I25]~[.I52]~[.I79]~[.I106]~[.I133]~[.I160]~[.I187]~[.I214]~[.I241]~[.I268]);2)" office:value-type="float" office:value="6" calcext:value-type="float">
            <text:p>6</text:p>
          </table:table-cell>
          <table:table-cell table:formula="of:=COUNTIF(([.I25]~[.I52]~[.I79]~[.I106]~[.I133]~[.I160]~[.I187]~[.I214]~[.I241]~[.I268]);3)" office:value-type="float" office:value="2" calcext:value-type="float">
            <text:p>2</text:p>
          </table:table-cell>
          <table:table-cell table:formula="of:=COUNTIF(([.I25]~[.I52]~[.I79]~[.I106]~[.I133]~[.I160]~[.I187]~[.I214]~[.I241]~[.I268]);4)" office:value-type="float" office:value="2" calcext:value-type="float">
            <text:p>2</text:p>
          </table:table-cell>
          <table:table-cell table:formula="of:=COUNTIF(([.I25]~[.I52]~[.I79]~[.I106]~[.I133]~[.I160]~[.I187]~[.I214]~[.I241]~[.I268]);5)" office:value-type="float" office:value="0" calcext:value-type="float">
            <text:p>0</text:p>
          </table:table-cell>
          <table:table-cell table:formula="of:=COUNTIF(([.N25]~ [.N52]~ [.N79]~ [.N106]~ [.N133]~ [.N160]~ [.N187]~ [.N214]~ [.N241]~ [.N268]);1)" office:value-type="float" office:value="0" calcext:value-type="float">
            <text:p>0</text:p>
          </table:table-cell>
          <table:table-cell table:formula="of:=COUNTIF(([.N25]~[.N52]~[.N79]~[.N106]~[.N133]~[.N160]~[.N187]~[.N214]~[.N241]~[.N268]);2)" office:value-type="float" office:value="5" calcext:value-type="float">
            <text:p>5</text:p>
          </table:table-cell>
          <table:table-cell table:formula="of:=COUNTIF(([.N25]~[.N52]~[.N79]~[.N106]~[.N133]~[.N160]~[.N187]~[.N214]~[.N241]~[.N268]);3)" office:value-type="float" office:value="5" calcext:value-type="float">
            <text:p>5</text:p>
          </table:table-cell>
          <table:table-cell table:formula="of:=COUNTIF(([.N25]~[.N52]~[.N79]~[.N106]~[.N133]~[.N160]~[.N187]~[.N214]~[.N241]~[.N268]);4)" office:value-type="float" office:value="0" calcext:value-type="float">
            <text:p>0</text:p>
          </table:table-cell>
          <table:table-cell table:formula="of:=COUNTIF(([.N25]~[.N52]~[.N79]~[.N106]~[.N133]~[.N160]~[.N187]~[.N214]~[.N241]~[.N268]);5)" office:value-type="float" office:value="0" calcext:value-type="float">
            <text:p>0</text:p>
          </table:table-cell>
          <table:table-cell table:formula="of:=COUNTIF(([.S25]~ [.S52]~ [.S79]~ [.S106]~ [.S133]~ [.S160]~ [.S187]~ [.S214]~ [.S241]~ [.S268]);1)" office:value-type="float" office:value="2" calcext:value-type="float">
            <text:p>2</text:p>
          </table:table-cell>
          <table:table-cell table:formula="of:=COUNTIF(([.S25]~[.S52]~[.S79]~[.S106]~[.S133]~[.S160]~[.S187]~[.S214]~[.S241]~[.S268]);2)" office:value-type="float" office:value="3" calcext:value-type="float">
            <text:p>3</text:p>
          </table:table-cell>
          <table:table-cell table:formula="of:=COUNTIF(([.S25]~[.S52]~[.S79]~[.S106]~[.S133]~[.S160]~[.S187]~[.S214]~[.S241]~[.S268]);3)" office:value-type="float" office:value="4" calcext:value-type="float">
            <text:p>4</text:p>
          </table:table-cell>
          <table:table-cell table:formula="of:=COUNTIF(([.S25]~[.S52]~[.S79]~[.S106]~[.S133]~[.S160]~[.S187]~[.S214]~[.S241]~[.S268]);4)" office:value-type="float" office:value="1" calcext:value-type="float">
            <text:p>1</text:p>
          </table:table-cell>
          <table:table-cell table:formula="of:=COUNTIF(([.S25]~[.S52]~[.S79]~[.S106]~[.S133]~[.S160]~[.S187]~[.S214]~[.S241]~[.S268]);5)" office:value-type="float" office:value="0" calcext:value-type="float">
            <text:p>0</text:p>
          </table:table-cell>
          <table:table-cell table:formula="of:=COUNTIF(([.X25]~ [.X52]~ [.X79]~ [.X106]~ [.X133]~ [.X160]~ [.X187]~ [.X214]~ [.X241]~ [.X268]);1)" office:value-type="float" office:value="1" calcext:value-type="float">
            <text:p>1</text:p>
          </table:table-cell>
          <table:table-cell table:formula="of:=COUNTIF(([.X25]~[.X52]~[.X79]~[.X106]~[.X133]~[.X160]~[.X187]~[.X214]~[.X241]~[.X268]);2)" office:value-type="float" office:value="0" calcext:value-type="float">
            <text:p>0</text:p>
          </table:table-cell>
          <table:table-cell table:formula="of:=COUNTIF(([.X25]~[.X52]~[.X79]~[.X106]~[.X133]~[.X160]~[.X187]~[.X214]~[.X241]~[.X268]);3)" office:value-type="float" office:value="5" calcext:value-type="float">
            <text:p>5</text:p>
          </table:table-cell>
          <table:table-cell table:formula="of:=COUNTIF(([.X25]~[.X52]~[.X79]~[.X106]~[.X133]~[.X160]~[.X187]~[.X214]~[.X241]~[.X268]);4)" office:value-type="float" office:value="3" calcext:value-type="float">
            <text:p>3</text:p>
          </table:table-cell>
          <table:table-cell table:formula="of:=COUNTIF(([.X25]~[.X52]~[.X79]~[.X106]~[.X133]~[.X160]~[.X187]~[.X214]~[.X241]~[.X268]);5)" office:value-type="float" office:value="1" calcext:value-type="float">
            <text:p>1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32]; OFFSET([.$C32]; 0; 0; 1; 5))" office:value-type="float" office:value="2" calcext:value-type="float">
            <text:p>2</text:p>
          </table:table-cell>
          <table:table-cell table:formula="of:=RANK([.D32]; OFFSET([.$C32]; 0; 0; 1; 5))" office:value-type="float" office:value="5" calcext:value-type="float">
            <text:p>5</text:p>
          </table:table-cell>
          <table:table-cell table:formula="of:=RANK([.E32]; OFFSET([.$C32]; 0; 0; 1; 5))" office:value-type="float" office:value="4" calcext:value-type="float">
            <text:p>4</text:p>
          </table:table-cell>
          <table:table-cell table:formula="of:=RANK([.F32]; OFFSET([.$C32]; 0; 0; 1; 5))" office:value-type="float" office:value="1" calcext:value-type="float">
            <text:p>1</text:p>
          </table:table-cell>
          <table:table-cell table:formula="of:=RANK([.G32]; OFFSET([.$C32]; 0; 0; 1; 5))" office:value-type="float" office:value="3" calcext:value-type="float">
            <text:p>3</text:p>
          </table:table-cell>
          <table:table-cell table:formula="of:=RANK([.H32];[.$H32:.$L32];)" office:value-type="float" office:value="1" calcext:value-type="float">
            <text:p>1</text:p>
          </table:table-cell>
          <table:table-cell table:formula="of:=RANK([.I32];[.$H32:.$L32];)" office:value-type="float" office:value="2" calcext:value-type="float">
            <text:p>2</text:p>
          </table:table-cell>
          <table:table-cell table:formula="of:=RANK([.J32];[.$H32:.$L32];)" office:value-type="float" office:value="3" calcext:value-type="float">
            <text:p>3</text:p>
          </table:table-cell>
          <table:table-cell table:formula="of:=RANK([.K32];[.$H32:.$L32];)" office:value-type="float" office:value="5" calcext:value-type="float">
            <text:p>5</text:p>
          </table:table-cell>
          <table:table-cell table:formula="of:=RANK([.L32];[.$H32:.$L32];)" office:value-type="float" office:value="4" calcext:value-type="float">
            <text:p>4</text:p>
          </table:table-cell>
          <table:table-cell table:formula="of:=RANK([.M32];[.$M32:.$Q32];)" office:value-type="float" office:value="5" calcext:value-type="float">
            <text:p>5</text:p>
          </table:table-cell>
          <table:table-cell table:formula="of:=RANK([.N32];[.$M32:.$Q32];)" office:value-type="float" office:value="4" calcext:value-type="float">
            <text:p>4</text:p>
          </table:table-cell>
          <table:table-cell table:formula="of:=RANK([.O32];[.$M32:.$Q32];)" office:value-type="float" office:value="3" calcext:value-type="float">
            <text:p>3</text:p>
          </table:table-cell>
          <table:table-cell table:formula="of:=RANK([.P32];[.$M32:.$Q32];)" office:value-type="float" office:value="1" calcext:value-type="float">
            <text:p>1</text:p>
          </table:table-cell>
          <table:table-cell table:formula="of:=RANK([.Q32];[.$M32:.$Q32];)" office:value-type="float" office:value="2" calcext:value-type="float">
            <text:p>2</text:p>
          </table:table-cell>
          <table:table-cell table:formula="of:=RANK([.R32];[.$R32:.$V32];)" office:value-type="float" office:value="1" calcext:value-type="float">
            <text:p>1</text:p>
          </table:table-cell>
          <table:table-cell table:formula="of:=RANK([.S32];[.$R32:.$V32];)" office:value-type="float" office:value="3" calcext:value-type="float">
            <text:p>3</text:p>
          </table:table-cell>
          <table:table-cell table:formula="of:=RANK([.T32];[.$R32:.$V32];)" office:value-type="float" office:value="4" calcext:value-type="float">
            <text:p>4</text:p>
          </table:table-cell>
          <table:table-cell table:formula="of:=RANK([.U32];[.$R32:.$V32];)" office:value-type="float" office:value="2" calcext:value-type="float">
            <text:p>2</text:p>
          </table:table-cell>
          <table:table-cell table:formula="of:=RANK([.V32];[.$R32:.$V32];)" office:value-type="float" office:value="5" calcext:value-type="float">
            <text:p>5</text:p>
          </table:table-cell>
          <table:table-cell table:formula="of:=RANK([.W32];[.$W32:.$AA32];)" office:value-type="float" office:value="3" calcext:value-type="float">
            <text:p>3</text:p>
          </table:table-cell>
          <table:table-cell table:formula="of:=RANK([.X32];[.$W32:.$AA32];)" office:value-type="float" office:value="4" calcext:value-type="float">
            <text:p>4</text:p>
          </table:table-cell>
          <table:table-cell table:formula="of:=RANK([.Y32];[.$W32:.$AA32];)" office:value-type="float" office:value="5" calcext:value-type="float">
            <text:p>5</text:p>
          </table:table-cell>
          <table:table-cell table:formula="of:=RANK([.Z32];[.$W32:.$AA32];)" office:value-type="float" office:value="1" calcext:value-type="float">
            <text:p>1</text:p>
          </table:table-cell>
          <table:table-cell table:formula="of:=RANK([.AA32];[.$W32:.$AA32];)" office:value-type="float" office:value="2" calcext:value-type="float">
            <text:p>2</text:p>
          </table:table-cell>
          <table:table-cell/>
          <table:table-cell table:style-name="ce495"/>
          <table:table-cell table:style-name="ce989" office:value-type="string" calcext:value-type="string">
            <text:p>XGBClassifier</text:p>
          </table:table-cell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his</text:p>
          </table:table-cell>
          <table:table-cell table:formula="of:=COUNTIF(([.E25]~ [.E52]~ [.E79]~ [.E106]~ [.E133]~ [.E160]~ [.E187]~ [.E214]~ [.E241]~ [.E268]);1)" office:value-type="float" office:value="1" calcext:value-type="float">
            <text:p>1</text:p>
          </table:table-cell>
          <table:table-cell table:formula="of:=COUNTIF(([.E25]~[.E52]~[.E79]~[.E106]~[.E133]~[.E160]~[.E187]~[.E214]~[.E241]~[.E268]);2)" office:value-type="float" office:value="2" calcext:value-type="float">
            <text:p>2</text:p>
          </table:table-cell>
          <table:table-cell table:formula="of:=COUNTIF(([.E25]~[.E52]~[.E79]~[.E106]~[.E133]~[.E160]~[.E187]~[.E214]~[.E241]~[.E268]);3)" office:value-type="float" office:value="5" calcext:value-type="float">
            <text:p>5</text:p>
          </table:table-cell>
          <table:table-cell table:formula="of:=COUNTIF(([.E25]~[.E52]~[.E79]~[.E106]~[.E133]~[.E160]~[.E187]~[.E214]~[.E241]~[.E268]);4)" office:value-type="float" office:value="2" calcext:value-type="float">
            <text:p>2</text:p>
          </table:table-cell>
          <table:table-cell table:formula="of:=COUNTIF(([.E25]~[.E52]~[.E79]~[.E106]~[.E133]~[.E160]~[.E187]~[.E214]~[.E241]~[.E268]);5)" office:value-type="float" office:value="0" calcext:value-type="float">
            <text:p>0</text:p>
          </table:table-cell>
          <table:table-cell table:formula="of:=COUNTIF(([.J25]~ [.J52]~ [.J79]~ [.J106]~ [.J133]~ [.J160]~ [.J187]~ [.J214]~ [.J241]~ [.J268]);1)" office:value-type="float" office:value="2" calcext:value-type="float">
            <text:p>2</text:p>
          </table:table-cell>
          <table:table-cell table:formula="of:=COUNTIF(([.J25]~[.J52]~[.J79]~[.J106]~[.J133]~[.J160]~[.J187]~[.J214]~[.J241]~[.J268]);2)" office:value-type="float" office:value="2" calcext:value-type="float">
            <text:p>2</text:p>
          </table:table-cell>
          <table:table-cell table:formula="of:=COUNTIF(([.J25]~[.J52]~[.J79]~[.J106]~[.J133]~[.J160]~[.J187]~[.J214]~[.J241]~[.J268]);3)" office:value-type="float" office:value="6" calcext:value-type="float">
            <text:p>6</text:p>
          </table:table-cell>
          <table:table-cell table:formula="of:=COUNTIF(([.J25]~[.J52]~[.J79]~[.J106]~[.J133]~[.J160]~[.J187]~[.J214]~[.J241]~[.J268]);4)" office:value-type="float" office:value="0" calcext:value-type="float">
            <text:p>0</text:p>
          </table:table-cell>
          <table:table-cell table:formula="of:=COUNTIF(([.J25]~[.J52]~[.J79]~[.J106]~[.J133]~[.J160]~[.J187]~[.J214]~[.J241]~[.J268]);5)" office:value-type="float" office:value="0" calcext:value-type="float">
            <text:p>0</text:p>
          </table:table-cell>
          <table:table-cell table:formula="of:=COUNTIF(([.O25]~ [.O52]~ [.O79]~ [.O106]~ [.O133]~ [.O160]~ [.O187]~ [.O214]~ [.O241]~ [.O268]);1)" office:value-type="float" office:value="0" calcext:value-type="float">
            <text:p>0</text:p>
          </table:table-cell>
          <table:table-cell table:formula="of:=COUNTIF(([.O25]~[.O52]~[.O79]~[.O106]~[.O133]~[.O160]~[.O187]~[.O214]~[.O241]~[.O268]);2)" office:value-type="float" office:value="0" calcext:value-type="float">
            <text:p>0</text:p>
          </table:table-cell>
          <table:table-cell table:formula="of:=COUNTIF(([.O25]~[.O52]~[.O79]~[.O106]~[.O133]~[.O160]~[.O187]~[.O214]~[.O241]~[.O268]);3)" office:value-type="float" office:value="2" calcext:value-type="float">
            <text:p>2</text:p>
          </table:table-cell>
          <table:table-cell table:formula="of:=COUNTIF(([.O25]~[.O52]~[.O79]~[.O106]~[.O133]~[.O160]~[.O187]~[.O214]~[.O241]~[.O268]);4)" office:value-type="float" office:value="5" calcext:value-type="float">
            <text:p>5</text:p>
          </table:table-cell>
          <table:table-cell table:formula="of:=COUNTIF(([.O25]~[.O52]~[.O79]~[.O106]~[.O133]~[.O160]~[.O187]~[.O214]~[.O241]~[.O268]);5)" office:value-type="float" office:value="3" calcext:value-type="float">
            <text:p>3</text:p>
          </table:table-cell>
          <table:table-cell table:formula="of:=COUNTIF(([.T25]~ [.T52]~ [.T79]~ [.T106]~ [.T133]~ [.T160]~ [.T187]~ [.T214]~ [.T241]~ [.T268]);1)" office:value-type="float" office:value="0" calcext:value-type="float">
            <text:p>0</text:p>
          </table:table-cell>
          <table:table-cell table:formula="of:=COUNTIF(([.T25]~[.T52]~[.T79]~[.T106]~[.T133]~[.T160]~[.T187]~[.T214]~[.T241]~[.T268]);2)" office:value-type="float" office:value="0" calcext:value-type="float">
            <text:p>0</text:p>
          </table:table-cell>
          <table:table-cell table:formula="of:=COUNTIF(([.T25]~[.T52]~[.T79]~[.T106]~[.T133]~[.T160]~[.T187]~[.T214]~[.T241]~[.T268]);3)" office:value-type="float" office:value="3" calcext:value-type="float">
            <text:p>3</text:p>
          </table:table-cell>
          <table:table-cell table:formula="of:=COUNTIF(([.T25]~[.T52]~[.T79]~[.T106]~[.T133]~[.T160]~[.T187]~[.T214]~[.T241]~[.T268]);4)" office:value-type="float" office:value="5" calcext:value-type="float">
            <text:p>5</text:p>
          </table:table-cell>
          <table:table-cell table:formula="of:=COUNTIF(([.T25]~[.T52]~[.T79]~[.T106]~[.T133]~[.T160]~[.T187]~[.T214]~[.T241]~[.T268]);5)" office:value-type="float" office:value="2" calcext:value-type="float">
            <text:p>2</text:p>
          </table:table-cell>
          <table:table-cell table:formula="of:=COUNTIF(([.Y25]~ [.Y52]~ [.Y79]~ [.Y106]~ [.Y133]~ [.Y160]~ [.Y187]~ [.Y214]~ [.Y241]~ [.Y268]);1)" office:value-type="float" office:value="0" calcext:value-type="float">
            <text:p>0</text:p>
          </table:table-cell>
          <table:table-cell table:formula="of:=COUNTIF(([.Y25]~[.Y52]~[.Y79]~[.Y106]~[.Y133]~[.Y160]~[.Y187]~[.Y214]~[.Y241]~[.Y268]);2)" office:value-type="float" office:value="1" calcext:value-type="float">
            <text:p>1</text:p>
          </table:table-cell>
          <table:table-cell table:formula="of:=COUNTIF(([.Y25]~[.Y52]~[.Y79]~[.Y106]~[.Y133]~[.Y160]~[.Y187]~[.Y214]~[.Y241]~[.Y268]);3)" office:value-type="float" office:value="3" calcext:value-type="float">
            <text:p>3</text:p>
          </table:table-cell>
          <table:table-cell table:formula="of:=COUNTIF(([.Y25]~[.Y52]~[.Y79]~[.Y106]~[.Y133]~[.Y160]~[.Y187]~[.Y214]~[.Y241]~[.Y268]);4)" office:value-type="float" office:value="2" calcext:value-type="float">
            <text:p>2</text:p>
          </table:table-cell>
          <table:table-cell table:formula="of:=COUNTIF(([.Y25]~[.Y52]~[.Y79]~[.Y106]~[.Y133]~[.Y160]~[.Y187]~[.Y214]~[.Y241]~[.Y268]);5)" office:value-type="float" office:value="4" calcext:value-type="float">
            <text:p>4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formula="of:=RANK([.C33]; OFFSET([.$C33]; 0; 0; 1; 5))" office:value-type="float" office:value="5" calcext:value-type="float">
            <text:p>5</text:p>
          </table:table-cell>
          <table:table-cell table:formula="of:=RANK([.D33]; OFFSET([.$C33]; 0; 0; 1; 5))" office:value-type="float" office:value="2" calcext:value-type="float">
            <text:p>2</text:p>
          </table:table-cell>
          <table:table-cell table:formula="of:=RANK([.E33]; OFFSET([.$C33]; 0; 0; 1; 5))" office:value-type="float" office:value="4" calcext:value-type="float">
            <text:p>4</text:p>
          </table:table-cell>
          <table:table-cell table:formula="of:=RANK([.F33]; OFFSET([.$C33]; 0; 0; 1; 5))" office:value-type="float" office:value="1" calcext:value-type="float">
            <text:p>1</text:p>
          </table:table-cell>
          <table:table-cell table:formula="of:=RANK([.G33]; OFFSET([.$C33]; 0; 0; 1; 5))" office:value-type="float" office:value="3" calcext:value-type="float">
            <text:p>3</text:p>
          </table:table-cell>
          <table:table-cell table:formula="of:=RANK([.H33];[.$H33:.$L33];)" office:value-type="float" office:value="3" calcext:value-type="float">
            <text:p>3</text:p>
          </table:table-cell>
          <table:table-cell table:formula="of:=RANK([.I33];[.$H33:.$L33];)" office:value-type="float" office:value="4" calcext:value-type="float">
            <text:p>4</text:p>
          </table:table-cell>
          <table:table-cell table:formula="of:=RANK([.J33];[.$H33:.$L33];)" office:value-type="float" office:value="5" calcext:value-type="float">
            <text:p>5</text:p>
          </table:table-cell>
          <table:table-cell table:formula="of:=RANK([.K33];[.$H33:.$L33];)" office:value-type="float" office:value="1" calcext:value-type="float">
            <text:p>1</text:p>
          </table:table-cell>
          <table:table-cell table:formula="of:=RANK([.L33];[.$H33:.$L33];)" office:value-type="float" office:value="2" calcext:value-type="float">
            <text:p>2</text:p>
          </table:table-cell>
          <table:table-cell table:formula="of:=RANK([.M33];[.$M33:.$Q33];)" office:value-type="float" office:value="5" calcext:value-type="float">
            <text:p>5</text:p>
          </table:table-cell>
          <table:table-cell table:formula="of:=RANK([.N33];[.$M33:.$Q33];)" office:value-type="float" office:value="2" calcext:value-type="float">
            <text:p>2</text:p>
          </table:table-cell>
          <table:table-cell table:formula="of:=RANK([.O33];[.$M33:.$Q33];)" office:value-type="float" office:value="1" calcext:value-type="float">
            <text:p>1</text:p>
          </table:table-cell>
          <table:table-cell table:formula="of:=RANK([.P33];[.$M33:.$Q33];)" office:value-type="float" office:value="3" calcext:value-type="float">
            <text:p>3</text:p>
          </table:table-cell>
          <table:table-cell table:formula="of:=RANK([.Q33];[.$M33:.$Q33];)" office:value-type="float" office:value="4" calcext:value-type="float">
            <text:p>4</text:p>
          </table:table-cell>
          <table:table-cell table:formula="of:=RANK([.R33];[.$R33:.$V33];)" office:value-type="float" office:value="5" calcext:value-type="float">
            <text:p>5</text:p>
          </table:table-cell>
          <table:table-cell table:formula="of:=RANK([.S33];[.$R33:.$V33];)" office:value-type="float" office:value="2" calcext:value-type="float">
            <text:p>2</text:p>
          </table:table-cell>
          <table:table-cell table:formula="of:=RANK([.T33];[.$R33:.$V33];)" office:value-type="float" office:value="4" calcext:value-type="float">
            <text:p>4</text:p>
          </table:table-cell>
          <table:table-cell table:formula="of:=RANK([.U33];[.$R33:.$V33];)" office:value-type="float" office:value="1" calcext:value-type="float">
            <text:p>1</text:p>
          </table:table-cell>
          <table:table-cell table:formula="of:=RANK([.V33];[.$R33:.$V33];)" office:value-type="float" office:value="3" calcext:value-type="float">
            <text:p>3</text:p>
          </table:table-cell>
          <table:table-cell table:formula="of:=RANK([.W33];[.$W33:.$AA33];)" office:value-type="float" office:value="4" calcext:value-type="float">
            <text:p>4</text:p>
          </table:table-cell>
          <table:table-cell table:formula="of:=RANK([.X33];[.$W33:.$AA33];)" office:value-type="float" office:value="2" calcext:value-type="float">
            <text:p>2</text:p>
          </table:table-cell>
          <table:table-cell table:formula="of:=RANK([.Y33];[.$W33:.$AA33];)" office:value-type="float" office:value="3" calcext:value-type="float">
            <text:p>3</text:p>
          </table:table-cell>
          <table:table-cell table:formula="of:=RANK([.Z33];[.$W33:.$AA33];)" office:value-type="float" office:value="1" calcext:value-type="float">
            <text:p>1</text:p>
          </table:table-cell>
          <table:table-cell table:formula="of:=RANK([.AA33];[.$W33:.$AA33];)" office:value-type="float" office:value="5" calcext:value-type="float">
            <text:p>5</text:p>
          </table:table-cell>
          <table:table-cell/>
          <table:table-cell table:style-name="ce495"/>
          <table:table-cell table:style-name="ce989" office:value-type="string" calcext:value-type="string">
            <text:p>XGBClassifier</text:p>
          </table:table-cell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iso</text:p>
          </table:table-cell>
          <table:table-cell table:formula="of:=COUNTIF(([.F25]~ [.F52]~ [.F79]~ [.F106]~ [.F133]~ [.F160]~ [.F187]~ [.F214]~ [.F241]~ [.F268]);1)" office:value-type="float" office:value="6" calcext:value-type="float">
            <text:p>6</text:p>
          </table:table-cell>
          <table:table-cell table:formula="of:=COUNTIF(([.F25]~[.F52]~[.F79]~[.F106]~[.F133]~[.F160]~[.F187]~[.F214]~[.F241]~[.F268]);2)" office:value-type="float" office:value="0" calcext:value-type="float">
            <text:p>0</text:p>
          </table:table-cell>
          <table:table-cell table:formula="of:=COUNTIF(([.F25]~[.F52]~[.F79]~[.F106]~[.F133]~[.F160]~[.F187]~[.F214]~[.F241]~[.F268]);3)" office:value-type="float" office:value="0" calcext:value-type="float">
            <text:p>0</text:p>
          </table:table-cell>
          <table:table-cell table:formula="of:=COUNTIF(([.F25]~[.F52]~[.F79]~[.F106]~[.F133]~[.F160]~[.F187]~[.F214]~[.F241]~[.F268]);4)" office:value-type="float" office:value="4" calcext:value-type="float">
            <text:p>4</text:p>
          </table:table-cell>
          <table:table-cell table:formula="of:=COUNTIF(([.F25]~[.F52]~[.F79]~[.F106]~[.F133]~[.F160]~[.F187]~[.F214]~[.F241]~[.F268]);5)" office:value-type="float" office:value="0" calcext:value-type="float">
            <text:p>0</text:p>
          </table:table-cell>
          <table:table-cell table:formula="of:=COUNTIF(([.K25]~ [.K52]~ [.K79]~ [.K106]~ [.K133]~ [.K160]~ [.K187]~ [.K214]~ [.K241]~ [.K268]);1)" office:value-type="float" office:value="3" calcext:value-type="float">
            <text:p>3</text:p>
          </table:table-cell>
          <table:table-cell table:formula="of:=COUNTIF(([.K25]~[.K52]~[.K79]~[.K106]~[.K133]~[.K160]~[.K187]~[.K214]~[.K241]~[.K268]);2)" office:value-type="float" office:value="0" calcext:value-type="float">
            <text:p>0</text:p>
          </table:table-cell>
          <table:table-cell table:formula="of:=COUNTIF(([.K25]~[.K52]~[.K79]~[.K106]~[.K133]~[.K160]~[.K187]~[.K214]~[.K241]~[.K268]);3)" office:value-type="float" office:value="0" calcext:value-type="float">
            <text:p>0</text:p>
          </table:table-cell>
          <table:table-cell table:formula="of:=COUNTIF(([.K25]~[.K52]~[.K79]~[.K106]~[.K133]~[.K160]~[.K187]~[.K214]~[.K241]~[.K268]);4)" office:value-type="float" office:value="7" calcext:value-type="float">
            <text:p>7</text:p>
          </table:table-cell>
          <table:table-cell table:formula="of:=COUNTIF(([.K25]~[.K52]~[.K79]~[.K106]~[.K133]~[.K160]~[.K187]~[.K214]~[.K241]~[.K268]);5)" office:value-type="float" office:value="0" calcext:value-type="float">
            <text:p>0</text:p>
          </table:table-cell>
          <table:table-cell table:formula="of:=COUNTIF(([.P25]~ [.P52]~ [.P79]~ [.P106]~ [.P133]~ [.P160]~ [.P187]~ [.P214]~ [.P241]~ [.P268]);1)" office:value-type="float" office:value="6" calcext:value-type="float">
            <text:p>6</text:p>
          </table:table-cell>
          <table:table-cell table:formula="of:=COUNTIF(([.P25]~[.P52]~[.P79]~[.P106]~[.P133]~[.P160]~[.P187]~[.P214]~[.P241]~[.P268]);2)" office:value-type="float" office:value="2" calcext:value-type="float">
            <text:p>2</text:p>
          </table:table-cell>
          <table:table-cell table:formula="of:=COUNTIF(([.P25]~[.P52]~[.P79]~[.P106]~[.P133]~[.P160]~[.P187]~[.P214]~[.P241]~[.P268]);3)" office:value-type="float" office:value="0" calcext:value-type="float">
            <text:p>0</text:p>
          </table:table-cell>
          <table:table-cell table:formula="of:=COUNTIF(([.P25]~[.P52]~[.P79]~[.P106]~[.P133]~[.P160]~[.P187]~[.P214]~[.P241]~[.P268]);4)" office:value-type="float" office:value="2" calcext:value-type="float">
            <text:p>2</text:p>
          </table:table-cell>
          <table:table-cell table:formula="of:=COUNTIF(([.P25]~[.P52]~[.P79]~[.P106]~[.P133]~[.P160]~[.P187]~[.P214]~[.P241]~[.P268]);5)" office:value-type="float" office:value="0" calcext:value-type="float">
            <text:p>0</text:p>
          </table:table-cell>
          <table:table-cell table:formula="of:=COUNTIF(([.U25]~ [.U52]~ [.U79]~ [.U106]~ [.U133]~ [.U160]~ [.U187]~ [.U214]~ [.U241]~ [.U268]);1)" office:value-type="float" office:value="6" calcext:value-type="float">
            <text:p>6</text:p>
          </table:table-cell>
          <table:table-cell table:formula="of:=COUNTIF(([.U25]~[.U52]~[.U79]~[.U106]~[.U133]~[.U160]~[.U187]~[.U214]~[.U241]~[.U268]);2)" office:value-type="float" office:value="2" calcext:value-type="float">
            <text:p>2</text:p>
          </table:table-cell>
          <table:table-cell table:formula="of:=COUNTIF(([.U25]~[.U52]~[.U79]~[.U106]~[.U133]~[.U160]~[.U187]~[.U214]~[.U241]~[.U268]);3)" office:value-type="float" office:value="0" calcext:value-type="float">
            <text:p>0</text:p>
          </table:table-cell>
          <table:table-cell table:formula="of:=COUNTIF(([.U25]~[.U52]~[.U79]~[.U106]~[.U133]~[.U160]~[.U187]~[.U214]~[.U241]~[.U268]);4)" office:value-type="float" office:value="2" calcext:value-type="float">
            <text:p>2</text:p>
          </table:table-cell>
          <table:table-cell table:formula="of:=COUNTIF(([.U25]~[.U52]~[.U79]~[.U106]~[.U133]~[.U160]~[.U187]~[.U214]~[.U241]~[.U268]);5)" office:value-type="float" office:value="0" calcext:value-type="float">
            <text:p>0</text:p>
          </table:table-cell>
          <table:table-cell table:formula="of:=COUNTIF(([.Z25]~ [.Z52]~ [.Z79]~ [.Z106]~ [.Z133]~ [.Z160]~ [.Z187]~ [.Z214]~ [.Z241]~ [.Z268]);1)" office:value-type="float" office:value="7" calcext:value-type="float">
            <text:p>7</text:p>
          </table:table-cell>
          <table:table-cell table:formula="of:=COUNTIF(([.Z25]~[.Z52]~[.Z79]~[.Z106]~[.Z133]~[.Z160]~[.Z187]~[.Z214]~[.Z241]~[.Z268]);2)" office:value-type="float" office:value="1" calcext:value-type="float">
            <text:p>1</text:p>
          </table:table-cell>
          <table:table-cell table:formula="of:=COUNTIF(([.Z25]~[.Z52]~[.Z79]~[.Z106]~[.Z133]~[.Z160]~[.Z187]~[.Z214]~[.Z241]~[.Z268]);3)" office:value-type="float" office:value="1" calcext:value-type="float">
            <text:p>1</text:p>
          </table:table-cell>
          <table:table-cell table:formula="of:=COUNTIF(([.Z25]~[.Z52]~[.Z79]~[.Z106]~[.Z133]~[.Z160]~[.Z187]~[.Z214]~[.Z241]~[.Z268]);4)" office:value-type="float" office:value="0" calcext:value-type="float">
            <text:p>0</text:p>
          </table:table-cell>
          <table:table-cell table:formula="of:=COUNTIF(([.Z25]~[.Z52]~[.Z79]~[.Z106]~[.Z133]~[.Z160]~[.Z187]~[.Z214]~[.Z241]~[.Z268]);5)" office:value-type="float" office:value="1" calcext:value-type="float">
            <text:p>1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34]; OFFSET([.$C34]; 0; 0; 1; 5))" office:value-type="float" office:value="3" calcext:value-type="float">
            <text:p>3</text:p>
          </table:table-cell>
          <table:table-cell table:formula="of:=RANK([.D34]; OFFSET([.$C34]; 0; 0; 1; 5))" office:value-type="float" office:value="2" calcext:value-type="float">
            <text:p>2</text:p>
          </table:table-cell>
          <table:table-cell table:formula="of:=RANK([.E34]; OFFSET([.$C34]; 0; 0; 1; 5))" office:value-type="float" office:value="4" calcext:value-type="float">
            <text:p>4</text:p>
          </table:table-cell>
          <table:table-cell table:formula="of:=RANK([.F34]; OFFSET([.$C34]; 0; 0; 1; 5))" office:value-type="float" office:value="1" calcext:value-type="float">
            <text:p>1</text:p>
          </table:table-cell>
          <table:table-cell table:formula="of:=RANK([.G34]; OFFSET([.$C34]; 0; 0; 1; 5))" office:value-type="float" office:value="5" calcext:value-type="float">
            <text:p>5</text:p>
          </table:table-cell>
          <table:table-cell table:formula="of:=RANK([.H34];[.$H34:.$L34];)" office:value-type="float" office:value="3" calcext:value-type="float">
            <text:p>3</text:p>
          </table:table-cell>
          <table:table-cell table:formula="of:=RANK([.I34];[.$H34:.$L34];)" office:value-type="float" office:value="5" calcext:value-type="float">
            <text:p>5</text:p>
          </table:table-cell>
          <table:table-cell table:formula="of:=RANK([.J34];[.$H34:.$L34];)" office:value-type="float" office:value="4" calcext:value-type="float">
            <text:p>4</text:p>
          </table:table-cell>
          <table:table-cell table:formula="of:=RANK([.K34];[.$H34:.$L34];)" office:value-type="float" office:value="1" calcext:value-type="float">
            <text:p>1</text:p>
          </table:table-cell>
          <table:table-cell table:formula="of:=RANK([.L34];[.$H34:.$L34];)" office:value-type="float" office:value="2" calcext:value-type="float">
            <text:p>2</text:p>
          </table:table-cell>
          <table:table-cell table:formula="of:=RANK([.M34];[.$M34:.$Q34];)" office:value-type="float" office:value="4" calcext:value-type="float">
            <text:p>4</text:p>
          </table:table-cell>
          <table:table-cell table:formula="of:=RANK([.N34];[.$M34:.$Q34];)" office:value-type="float" office:value="2" calcext:value-type="float">
            <text:p>2</text:p>
          </table:table-cell>
          <table:table-cell table:formula="of:=RANK([.O34];[.$M34:.$Q34];)" office:value-type="float" office:value="1" calcext:value-type="float">
            <text:p>1</text:p>
          </table:table-cell>
          <table:table-cell table:formula="of:=RANK([.P34];[.$M34:.$Q34];)" office:value-type="float" office:value="3" calcext:value-type="float">
            <text:p>3</text:p>
          </table:table-cell>
          <table:table-cell table:formula="of:=RANK([.Q34];[.$M34:.$Q34];)" office:value-type="float" office:value="5" calcext:value-type="float">
            <text:p>5</text:p>
          </table:table-cell>
          <table:table-cell table:formula="of:=RANK([.R34];[.$R34:.$V34];)" office:value-type="float" office:value="3" calcext:value-type="float">
            <text:p>3</text:p>
          </table:table-cell>
          <table:table-cell table:formula="of:=RANK([.S34];[.$R34:.$V34];)" office:value-type="float" office:value="4" calcext:value-type="float">
            <text:p>4</text:p>
          </table:table-cell>
          <table:table-cell table:formula="of:=RANK([.T34];[.$R34:.$V34];)" office:value-type="float" office:value="5" calcext:value-type="float">
            <text:p>5</text:p>
          </table:table-cell>
          <table:table-cell table:formula="of:=RANK([.U34];[.$R34:.$V34];)" office:value-type="float" office:value="1" calcext:value-type="float">
            <text:p>1</text:p>
          </table:table-cell>
          <table:table-cell table:formula="of:=RANK([.V34];[.$R34:.$V34];)" office:value-type="float" office:value="2" calcext:value-type="float">
            <text:p>2</text:p>
          </table:table-cell>
          <table:table-cell table:formula="of:=RANK([.W34];[.$W34:.$AA34];)" office:value-type="float" office:value="4" calcext:value-type="float">
            <text:p>4</text:p>
          </table:table-cell>
          <table:table-cell table:formula="of:=RANK([.X34];[.$W34:.$AA34];)" office:value-type="float" office:value="2" calcext:value-type="float">
            <text:p>2</text:p>
          </table:table-cell>
          <table:table-cell table:formula="of:=RANK([.Y34];[.$W34:.$AA34];)" office:value-type="float" office:value="5" calcext:value-type="float">
            <text:p>5</text:p>
          </table:table-cell>
          <table:table-cell table:formula="of:=RANK([.Z34];[.$W34:.$AA34];)" office:value-type="float" office:value="1" calcext:value-type="float">
            <text:p>1</text:p>
          </table:table-cell>
          <table:table-cell table:formula="of:=RANK([.AA34];[.$W34:.$AA34];)" office:value-type="float" office:value="3" calcext:value-type="float">
            <text:p>3</text:p>
          </table:table-cell>
          <table:table-cell/>
          <table:table-cell table:style-name="ce495"/>
          <table:table-cell table:style-name="ce989" office:value-type="string" calcext:value-type="string">
            <text:p>XGBClassifier</text:p>
          </table:table-cell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pla</text:p>
          </table:table-cell>
          <table:table-cell table:formula="of:=COUNTIF(([.G25]~ [.G52]~ [.G79]~ [.G106]~ [.G133]~ [.G160]~ [.G187]~ [.G214]~ [.G241]~ [.G268]);1)" office:value-type="float" office:value="3" calcext:value-type="float">
            <text:p>3</text:p>
          </table:table-cell>
          <table:table-cell table:formula="of:=COUNTIF(([.G25]~[.G52]~[.G79]~[.G106]~[.G133]~[.G160]~[.G187]~[.G214]~[.G241]~[.G268]);2)" office:value-type="float" office:value="5" calcext:value-type="float">
            <text:p>5</text:p>
          </table:table-cell>
          <table:table-cell table:formula="of:=COUNTIF(([.G25]~[.G52]~[.G79]~[.G106]~[.G133]~[.G160]~[.G187]~[.G214]~[.G241]~[.G268]);3)" office:value-type="float" office:value="1" calcext:value-type="float">
            <text:p>1</text:p>
          </table:table-cell>
          <table:table-cell table:formula="of:=COUNTIF(([.G25]~[.G52]~[.G79]~[.G106]~[.G133]~[.G160]~[.G187]~[.G214]~[.G241]~[.G268]);4)" office:value-type="float" office:value="1" calcext:value-type="float">
            <text:p>1</text:p>
          </table:table-cell>
          <table:table-cell table:formula="of:=COUNTIF(([.G25]~[.G52]~[.G79]~[.G106]~[.G133]~[.G160]~[.G187]~[.G214]~[.G241]~[.G268]);5)" office:value-type="float" office:value="0" calcext:value-type="float">
            <text:p>0</text:p>
          </table:table-cell>
          <table:table-cell table:formula="of:=COUNTIF(([.L25]~ [.L52]~ [.L79]~ [.L106]~ [.L133]~ [.L160]~ [.L187]~ [.L214]~ [.L241]~ [.L268]);1)" office:value-type="float" office:value="5" calcext:value-type="float">
            <text:p>5</text:p>
          </table:table-cell>
          <table:table-cell table:formula="of:=COUNTIF(([.L25]~[.L52]~[.L79]~[.L106]~[.L133]~[.L160]~[.L187]~[.L214]~[.L241]~[.L268]);2)" office:value-type="float" office:value="2" calcext:value-type="float">
            <text:p>2</text:p>
          </table:table-cell>
          <table:table-cell table:formula="of:=COUNTIF(([.L25]~[.L52]~[.L79]~[.L106]~[.L133]~[.L160]~[.L187]~[.L214]~[.L241]~[.L268]);3)" office:value-type="float" office:value="2" calcext:value-type="float">
            <text:p>2</text:p>
          </table:table-cell>
          <table:table-cell table:formula="of:=COUNTIF(([.L25]~[.L52]~[.L79]~[.L106]~[.L133]~[.L160]~[.L187]~[.L214]~[.L241]~[.L268]);4)" office:value-type="float" office:value="1" calcext:value-type="float">
            <text:p>1</text:p>
          </table:table-cell>
          <table:table-cell table:formula="of:=COUNTIF(([.L25]~[.L52]~[.L79]~[.L106]~[.L133]~[.L160]~[.L187]~[.L214]~[.L241]~[.L268]);5)" office:value-type="float" office:value="0" calcext:value-type="float">
            <text:p>0</text:p>
          </table:table-cell>
          <table:table-cell table:formula="of:=COUNTIF(([.Q25]~ [.Q52]~ [.Q79]~ [.Q106]~ [.Q133]~ [.Q160]~ [.Q187]~ [.Q214]~ [.Q241]~ [.Q268]);1)" office:value-type="float" office:value="2" calcext:value-type="float">
            <text:p>2</text:p>
          </table:table-cell>
          <table:table-cell table:formula="of:=COUNTIF(([.Q25]~[.Q52]~[.Q79]~[.Q106]~[.Q133]~[.Q160]~[.Q187]~[.Q214]~[.Q241]~[.Q268]);2)" office:value-type="float" office:value="2" calcext:value-type="float">
            <text:p>2</text:p>
          </table:table-cell>
          <table:table-cell table:formula="of:=COUNTIF(([.Q25]~[.Q52]~[.Q79]~[.Q106]~[.Q133]~[.Q160]~[.Q187]~[.Q214]~[.Q241]~[.Q268]);3)" office:value-type="float" office:value="3" calcext:value-type="float">
            <text:p>3</text:p>
          </table:table-cell>
          <table:table-cell table:formula="of:=COUNTIF(([.Q25]~[.Q52]~[.Q79]~[.Q106]~[.Q133]~[.Q160]~[.Q187]~[.Q214]~[.Q241]~[.Q268]);4)" office:value-type="float" office:value="3" calcext:value-type="float">
            <text:p>3</text:p>
          </table:table-cell>
          <table:table-cell table:formula="of:=COUNTIF(([.Q25]~[.Q52]~[.Q79]~[.Q106]~[.Q133]~[.Q160]~[.Q187]~[.Q214]~[.Q241]~[.Q268]);5)" office:value-type="float" office:value="0" calcext:value-type="float">
            <text:p>0</text:p>
          </table:table-cell>
          <table:table-cell table:formula="of:=COUNTIF(([.V25]~ [.V52]~ [.V79]~ [.V106]~ [.V133]~ [.V160]~ [.V187]~ [.V214]~ [.V241]~ [.V268]);1)" office:value-type="float" office:value="0" calcext:value-type="float">
            <text:p>0</text:p>
          </table:table-cell>
          <table:table-cell table:formula="of:=COUNTIF(([.V25]~[.V52]~[.V79]~[.V106]~[.V133]~[.V160]~[.V187]~[.V214]~[.V241]~[.V268]);2)" office:value-type="float" office:value="2" calcext:value-type="float">
            <text:p>2</text:p>
          </table:table-cell>
          <table:table-cell table:formula="of:=COUNTIF(([.V25]~[.V52]~[.V79]~[.V106]~[.V133]~[.V160]~[.V187]~[.V214]~[.V241]~[.V268]);3)" office:value-type="float" office:value="3" calcext:value-type="float">
            <text:p>3</text:p>
          </table:table-cell>
          <table:table-cell table:formula="of:=COUNTIF(([.V25]~[.V52]~[.V79]~[.V106]~[.V133]~[.V160]~[.V187]~[.V214]~[.V241]~[.V268]);4)" office:value-type="float" office:value="2" calcext:value-type="float">
            <text:p>2</text:p>
          </table:table-cell>
          <table:table-cell table:formula="of:=COUNTIF(([.V25]~[.V52]~[.V79]~[.V106]~[.V133]~[.V160]~[.V187]~[.V214]~[.V241]~[.V268]);5)" office:value-type="float" office:value="3" calcext:value-type="float">
            <text:p>3</text:p>
          </table:table-cell>
          <table:table-cell table:formula="of:=COUNTIF(([.AA25]~ [.AA52]~ [.AA79]~ [.AA106]~ [.AA133]~ [.AA160]~ [.AA187]~ [.AA214]~ [.AA241]~ [.AA268]);1)" office:value-type="float" office:value="0" calcext:value-type="float">
            <text:p>0</text:p>
          </table:table-cell>
          <table:table-cell table:formula="of:=COUNTIF(([.AA25]~[.AA52]~[.AA79]~[.AA106]~[.AA133]~[.AA160]~[.AA187]~[.AA214]~[.AA241]~[.AA268]);2)" office:value-type="float" office:value="1" calcext:value-type="float">
            <text:p>1</text:p>
          </table:table-cell>
          <table:table-cell table:formula="of:=COUNTIF(([.AA25]~[.AA52]~[.AA79]~[.AA106]~[.AA133]~[.AA160]~[.AA187]~[.AA214]~[.AA241]~[.AA268]);3)" office:value-type="float" office:value="1" calcext:value-type="float">
            <text:p>1</text:p>
          </table:table-cell>
          <table:table-cell table:formula="of:=COUNTIF(([.AA25]~[.AA52]~[.AA79]~[.AA106]~[.AA133]~[.AA160]~[.AA187]~[.AA214]~[.AA241]~[.AA268]);4)" office:value-type="float" office:value="4" calcext:value-type="float">
            <text:p>4</text:p>
          </table:table-cell>
          <table:table-cell table:formula="of:=COUNTIF(([.AA25]~[.AA52]~[.AA79]~[.AA106]~[.AA133]~[.AA160]~[.AA187]~[.AA214]~[.AA241]~[.AA268]);5)" office:value-type="float" office:value="4" calcext:value-type="float">
            <text:p>4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formula="of:=RANK([.C35]; OFFSET([.$C35]; 0; 0; 1; 5))" office:value-type="float" office:value="5" calcext:value-type="float">
            <text:p>5</text:p>
          </table:table-cell>
          <table:table-cell table:formula="of:=RANK([.D35]; OFFSET([.$C35]; 0; 0; 1; 5))" office:value-type="float" office:value="3" calcext:value-type="float">
            <text:p>3</text:p>
          </table:table-cell>
          <table:table-cell table:formula="of:=RANK([.E35]; OFFSET([.$C35]; 0; 0; 1; 5))" office:value-type="float" office:value="2" calcext:value-type="float">
            <text:p>2</text:p>
          </table:table-cell>
          <table:table-cell table:formula="of:=RANK([.F35]; OFFSET([.$C35]; 0; 0; 1; 5))" office:value-type="float" office:value="4" calcext:value-type="float">
            <text:p>4</text:p>
          </table:table-cell>
          <table:table-cell table:formula="of:=RANK([.G35]; OFFSET([.$C35]; 0; 0; 1; 5))" office:value-type="float" office:value="1" calcext:value-type="float">
            <text:p>1</text:p>
          </table:table-cell>
          <table:table-cell table:formula="of:=RANK([.H35];[.$H35:.$L35];)" office:value-type="float" office:value="5" calcext:value-type="float">
            <text:p>5</text:p>
          </table:table-cell>
          <table:table-cell table:formula="of:=RANK([.I35];[.$H35:.$L35];)" office:value-type="float" office:value="3" calcext:value-type="float">
            <text:p>3</text:p>
          </table:table-cell>
          <table:table-cell table:formula="of:=RANK([.J35];[.$H35:.$L35];)" office:value-type="float" office:value="4" calcext:value-type="float">
            <text:p>4</text:p>
          </table:table-cell>
          <table:table-cell table:formula="of:=RANK([.K35];[.$H35:.$L35];)" office:value-type="float" office:value="2" calcext:value-type="float">
            <text:p>2</text:p>
          </table:table-cell>
          <table:table-cell table:formula="of:=RANK([.L35];[.$H35:.$L35];)" office:value-type="float" office:value="1" calcext:value-type="float">
            <text:p>1</text:p>
          </table:table-cell>
          <table:table-cell table:formula="of:=RANK([.M35];[.$M35:.$Q35];)" office:value-type="float" office:value="5" calcext:value-type="float">
            <text:p>5</text:p>
          </table:table-cell>
          <table:table-cell table:formula="of:=RANK([.N35];[.$M35:.$Q35];)" office:value-type="float" office:value="2" calcext:value-type="float">
            <text:p>2</text:p>
          </table:table-cell>
          <table:table-cell table:formula="of:=RANK([.O35];[.$M35:.$Q35];)" office:value-type="float" office:value="4" calcext:value-type="float">
            <text:p>4</text:p>
          </table:table-cell>
          <table:table-cell table:formula="of:=RANK([.P35];[.$M35:.$Q35];)" office:value-type="float" office:value="1" calcext:value-type="float">
            <text:p>1</text:p>
          </table:table-cell>
          <table:table-cell table:formula="of:=RANK([.Q35];[.$M35:.$Q35];)" office:value-type="float" office:value="3" calcext:value-type="float">
            <text:p>3</text:p>
          </table:table-cell>
          <table:table-cell table:formula="of:=RANK([.R35];[.$R35:.$V35];)" office:value-type="float" office:value="5" calcext:value-type="float">
            <text:p>5</text:p>
          </table:table-cell>
          <table:table-cell table:formula="of:=RANK([.S35];[.$R35:.$V35];)" office:value-type="float" office:value="2" calcext:value-type="float">
            <text:p>2</text:p>
          </table:table-cell>
          <table:table-cell table:formula="of:=RANK([.T35];[.$R35:.$V35];)" office:value-type="float" office:value="4" calcext:value-type="float">
            <text:p>4</text:p>
          </table:table-cell>
          <table:table-cell table:formula="of:=RANK([.U35];[.$R35:.$V35];)" office:value-type="float" office:value="1" calcext:value-type="float">
            <text:p>1</text:p>
          </table:table-cell>
          <table:table-cell table:formula="of:=RANK([.V35];[.$R35:.$V35];)" office:value-type="float" office:value="3" calcext:value-type="float">
            <text:p>3</text:p>
          </table:table-cell>
          <table:table-cell table:formula="of:=RANK([.W35];[.$W35:.$AA35];)" office:value-type="float" office:value="5" calcext:value-type="float">
            <text:p>5</text:p>
          </table:table-cell>
          <table:table-cell table:formula="of:=RANK([.X35];[.$W35:.$AA35];)" office:value-type="float" office:value="1" calcext:value-type="float">
            <text:p>1</text:p>
          </table:table-cell>
          <table:table-cell table:formula="of:=RANK([.Y35];[.$W35:.$AA35];)" office:value-type="float" office:value="3" calcext:value-type="float">
            <text:p>3</text:p>
          </table:table-cell>
          <table:table-cell table:formula="of:=RANK([.Z35];[.$W35:.$AA35];)" office:value-type="float" office:value="4" calcext:value-type="float">
            <text:p>4</text:p>
          </table:table-cell>
          <table:table-cell table:formula="of:=RANK([.AA35];[.$W35:.$AA35];)" office:value-type="float" office:value="2" calcext:value-type="float">
            <text:p>2</text:p>
          </table:table-cell>
          <table:table-cell/>
          <table:table-cell table:style-name="ce495"/>
          <table:table-cell table:style-name="ce989" office:value-type="string" calcext:value-type="string">
            <text:p>XGBClassifier</text:p>
          </table:table-cell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base</text:p>
          </table:table-cell>
          <table:table-cell table:formula="of:=COUNTIF(([.C26]~ [.C53]~ [.C80]~ [.C107]~ [.C134]~ [.C161]~ [.C188]~ [.C215]~ [.C242]~ [.C269]);1)" office:value-type="float" office:value="1" calcext:value-type="float">
            <text:p>1</text:p>
          </table:table-cell>
          <table:table-cell table:formula="of:=COUNTIF(([.C26]~[.C53]~[.C80]~[.C107]~[.C134]~[.C161]~[.C188]~[.C215]~[.C242]~[.C269]);2)" office:value-type="float" office:value="2" calcext:value-type="float">
            <text:p>2</text:p>
          </table:table-cell>
          <table:table-cell table:formula="of:=COUNTIF(([.C26]~[.C53]~[.C80]~[.C107]~[.C134]~[.C161]~[.C188]~[.C215]~[.C242]~[.C269]);3)" office:value-type="float" office:value="4" calcext:value-type="float">
            <text:p>4</text:p>
          </table:table-cell>
          <table:table-cell table:formula="of:=COUNTIF(([.C26]~[.C53]~[.C80]~[.C107]~[.C134]~[.C161]~[.C188]~[.C215]~[.C242]~[.C269]);4)" office:value-type="float" office:value="1" calcext:value-type="float">
            <text:p>1</text:p>
          </table:table-cell>
          <table:table-cell table:formula="of:=COUNTIF(([.C26]~[.C53]~[.C80]~[.C107]~[.C134]~[.C161]~[.C188]~[.C215]~[.C242]~[.C269]);5)" office:value-type="float" office:value="2" calcext:value-type="float">
            <text:p>2</text:p>
          </table:table-cell>
          <table:table-cell table:formula="of:=COUNTIF(([.H26]~ [.H53]~ [.H80]~ [.H107]~ [.H134]~ [.H161]~ [.H188]~ [.H215]~ [.H242]~ [.H269]);1)" office:value-type="float" office:value="2" calcext:value-type="float">
            <text:p>2</text:p>
          </table:table-cell>
          <table:table-cell table:formula="of:=COUNTIF(([.H26]~[.H53]~[.H80]~[.H107]~[.H134]~[.H161]~[.H188]~[.H215]~[.H242]~[.H269]);2)" office:value-type="float" office:value="6" calcext:value-type="float">
            <text:p>6</text:p>
          </table:table-cell>
          <table:table-cell table:formula="of:=COUNTIF(([.H26]~[.H53]~[.H80]~[.H107]~[.H134]~[.H161]~[.H188]~[.H215]~[.H242]~[.H269]);3)" office:value-type="float" office:value="0" calcext:value-type="float">
            <text:p>0</text:p>
          </table:table-cell>
          <table:table-cell table:formula="of:=COUNTIF(([.H26]~[.H53]~[.H80]~[.H107]~[.H134]~[.H161]~[.H188]~[.H215]~[.H242]~[.H269]);4)" office:value-type="float" office:value="1" calcext:value-type="float">
            <text:p>1</text:p>
          </table:table-cell>
          <table:table-cell table:formula="of:=COUNTIF(([.H26]~[.H53]~[.H80]~[.H107]~[.H134]~[.H161]~[.H188]~[.H215]~[.H242]~[.H269]);5)" office:value-type="float" office:value="1" calcext:value-type="float">
            <text:p>1</text:p>
          </table:table-cell>
          <table:table-cell table:formula="of:=COUNTIF(([.M26]~ [.M53]~ [.M80]~ [.M107]~ [.M134]~ [.M161]~ [.M188]~ [.M215]~ [.M242]~ [.M269]);1)" office:value-type="float" office:value="1" calcext:value-type="float">
            <text:p>1</text:p>
          </table:table-cell>
          <table:table-cell table:formula="of:=COUNTIF(([.M26]~[.M53]~[.M80]~[.M107]~[.M134]~[.M161]~[.M188]~[.M215]~[.M242]~[.M269]);2)" office:value-type="float" office:value="4" calcext:value-type="float">
            <text:p>4</text:p>
          </table:table-cell>
          <table:table-cell table:formula="of:=COUNTIF(([.M26]~[.M53]~[.M80]~[.M107]~[.M134]~[.M161]~[.M188]~[.M215]~[.M242]~[.M269]);3)" office:value-type="float" office:value="1" calcext:value-type="float">
            <text:p>1</text:p>
          </table:table-cell>
          <table:table-cell table:formula="of:=COUNTIF(([.M26]~[.M53]~[.M80]~[.M107]~[.M134]~[.M161]~[.M188]~[.M215]~[.M242]~[.M269]);4)" office:value-type="float" office:value="0" calcext:value-type="float">
            <text:p>0</text:p>
          </table:table-cell>
          <table:table-cell table:formula="of:=COUNTIF(([.M26]~[.M53]~[.M80]~[.M107]~[.M134]~[.M161]~[.M188]~[.M215]~[.M242]~[.M269]);5)" office:value-type="float" office:value="4" calcext:value-type="float">
            <text:p>4</text:p>
          </table:table-cell>
          <table:table-cell table:formula="of:=COUNTIF(([.R26]~ [.R53]~ [.R80]~ [.R107]~ [.R134]~ [.R161]~ [.R188]~ [.R215]~ [.R242]~ [.R269]);1)" office:value-type="float" office:value="4" calcext:value-type="float">
            <text:p>4</text:p>
          </table:table-cell>
          <table:table-cell table:formula="of:=COUNTIF(([.R26]~[.R53]~[.R80]~[.R107]~[.R134]~[.R161]~[.R188]~[.R215]~[.R242]~[.R269]);2)" office:value-type="float" office:value="5" calcext:value-type="float">
            <text:p>5</text:p>
          </table:table-cell>
          <table:table-cell table:formula="of:=COUNTIF(([.R26]~[.R53]~[.R80]~[.R107]~[.R134]~[.R161]~[.R188]~[.R215]~[.R242]~[.R269]);3)" office:value-type="float" office:value="0" calcext:value-type="float">
            <text:p>0</text:p>
          </table:table-cell>
          <table:table-cell table:formula="of:=COUNTIF(([.R26]~[.R53]~[.R80]~[.R107]~[.R134]~[.R161]~[.R188]~[.R215]~[.R242]~[.R269]);4)" office:value-type="float" office:value="0" calcext:value-type="float">
            <text:p>0</text:p>
          </table:table-cell>
          <table:table-cell table:formula="of:=COUNTIF(([.R26]~[.R53]~[.R80]~[.R107]~[.R134]~[.R161]~[.R188]~[.R215]~[.R242]~[.R269]);5)" office:value-type="float" office:value="1" calcext:value-type="float">
            <text:p>1</text:p>
          </table:table-cell>
          <table:table-cell table:formula="of:=COUNTIF(([.W26]~ [.W53]~ [.W80]~ [.W107]~ [.W134]~ [.W161]~ [.W188]~ [.W215]~ [.W242]~ [.W269]);1)" office:value-type="float" office:value="1" calcext:value-type="float">
            <text:p>1</text:p>
          </table:table-cell>
          <table:table-cell table:formula="of:=COUNTIF(([.W26]~[.W53]~[.W80]~[.W107]~[.W134]~[.W161]~[.W188]~[.W215]~[.W242]~[.W269]);2)" office:value-type="float" office:value="5" calcext:value-type="float">
            <text:p>5</text:p>
          </table:table-cell>
          <table:table-cell table:formula="of:=COUNTIF(([.W26]~[.W53]~[.W80]~[.W107]~[.W134]~[.W161]~[.W188]~[.W215]~[.W242]~[.W269]);3)" office:value-type="float" office:value="2" calcext:value-type="float">
            <text:p>2</text:p>
          </table:table-cell>
          <table:table-cell table:formula="of:=COUNTIF(([.W26]~[.W53]~[.W80]~[.W107]~[.W134]~[.W161]~[.W188]~[.W215]~[.W242]~[.W269]);4)" office:value-type="float" office:value="0" calcext:value-type="float">
            <text:p>0</text:p>
          </table:table-cell>
          <table:table-cell table:formula="of:=COUNTIF(([.W26]~[.W53]~[.W80]~[.W107]~[.W134]~[.W161]~[.W188]~[.W215]~[.W242]~[.W269]);5)" office:value-type="float" office:value="2" calcext:value-type="float">
            <text:p>2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36]; OFFSET([.$C36]; 0; 0; 1; 5))" office:value-type="float" office:value="3" calcext:value-type="float">
            <text:p>3</text:p>
          </table:table-cell>
          <table:table-cell table:formula="of:=RANK([.D36]; OFFSET([.$C36]; 0; 0; 1; 5))" office:value-type="float" office:value="1" calcext:value-type="float">
            <text:p>1</text:p>
          </table:table-cell>
          <table:table-cell table:formula="of:=RANK([.E36]; OFFSET([.$C36]; 0; 0; 1; 5))" office:value-type="float" office:value="2" calcext:value-type="float">
            <text:p>2</text:p>
          </table:table-cell>
          <table:table-cell table:formula="of:=RANK([.F36]; OFFSET([.$C36]; 0; 0; 1; 5))" office:value-type="float" office:value="5" calcext:value-type="float">
            <text:p>5</text:p>
          </table:table-cell>
          <table:table-cell table:formula="of:=RANK([.G36]; OFFSET([.$C36]; 0; 0; 1; 5))" office:value-type="float" office:value="3" calcext:value-type="float">
            <text:p>3</text:p>
          </table:table-cell>
          <table:table-cell table:formula="of:=RANK([.H36];[.$H36:.$L36];)" office:value-type="float" office:value="1" calcext:value-type="float">
            <text:p>1</text:p>
          </table:table-cell>
          <table:table-cell table:formula="of:=RANK([.I36];[.$H36:.$L36];)" office:value-type="float" office:value="4" calcext:value-type="float">
            <text:p>4</text:p>
          </table:table-cell>
          <table:table-cell table:formula="of:=RANK([.J36];[.$H36:.$L36];)" office:value-type="float" office:value="5" calcext:value-type="float">
            <text:p>5</text:p>
          </table:table-cell>
          <table:table-cell table:formula="of:=RANK([.K36];[.$H36:.$L36];)" office:value-type="float" office:value="3" calcext:value-type="float">
            <text:p>3</text:p>
          </table:table-cell>
          <table:table-cell table:formula="of:=RANK([.L36];[.$H36:.$L36];)" office:value-type="float" office:value="1" calcext:value-type="float">
            <text:p>1</text:p>
          </table:table-cell>
          <table:table-cell table:formula="of:=RANK([.M36];[.$M36:.$Q36];)" office:value-type="float" office:value="4" calcext:value-type="float">
            <text:p>4</text:p>
          </table:table-cell>
          <table:table-cell table:formula="of:=RANK([.N36];[.$M36:.$Q36];)" office:value-type="float" office:value="1" calcext:value-type="float">
            <text:p>1</text:p>
          </table:table-cell>
          <table:table-cell table:formula="of:=RANK([.O36];[.$M36:.$Q36];)" office:value-type="float" office:value="2" calcext:value-type="float">
            <text:p>2</text:p>
          </table:table-cell>
          <table:table-cell table:formula="of:=RANK([.P36];[.$M36:.$Q36];)" office:value-type="float" office:value="3" calcext:value-type="float">
            <text:p>3</text:p>
          </table:table-cell>
          <table:table-cell table:formula="of:=RANK([.Q36];[.$M36:.$Q36];)" office:value-type="float" office:value="4" calcext:value-type="float">
            <text:p>4</text:p>
          </table:table-cell>
          <table:table-cell table:formula="of:=RANK([.R36];[.$R36:.$V36];)" office:value-type="float" office:value="2" calcext:value-type="float">
            <text:p>2</text:p>
          </table:table-cell>
          <table:table-cell table:formula="of:=RANK([.S36];[.$R36:.$V36];)" office:value-type="float" office:value="4" calcext:value-type="float">
            <text:p>4</text:p>
          </table:table-cell>
          <table:table-cell table:formula="of:=RANK([.T36];[.$R36:.$V36];)" office:value-type="float" office:value="5" calcext:value-type="float">
            <text:p>5</text:p>
          </table:table-cell>
          <table:table-cell table:formula="of:=RANK([.U36];[.$R36:.$V36];)" office:value-type="float" office:value="1" calcext:value-type="float">
            <text:p>1</text:p>
          </table:table-cell>
          <table:table-cell table:formula="of:=RANK([.V36];[.$R36:.$V36];)" office:value-type="float" office:value="3" calcext:value-type="float">
            <text:p>3</text:p>
          </table:table-cell>
          <table:table-cell table:formula="of:=RANK([.W36];[.$W36:.$AA36];)" office:value-type="float" office:value="5" calcext:value-type="float">
            <text:p>5</text:p>
          </table:table-cell>
          <table:table-cell table:formula="of:=RANK([.X36];[.$W36:.$AA36];)" office:value-type="float" office:value="1" calcext:value-type="float">
            <text:p>1</text:p>
          </table:table-cell>
          <table:table-cell table:formula="of:=RANK([.Y36];[.$W36:.$AA36];)" office:value-type="float" office:value="2" calcext:value-type="float">
            <text:p>2</text:p>
          </table:table-cell>
          <table:table-cell table:formula="of:=RANK([.Z36];[.$W36:.$AA36];)" office:value-type="float" office:value="4" calcext:value-type="float">
            <text:p>4</text:p>
          </table:table-cell>
          <table:table-cell table:formula="of:=RANK([.AA36];[.$W36:.$AA36];)" office:value-type="float" office:value="3" calcext:value-type="float">
            <text:p>3</text:p>
          </table:table-cell>
          <table:table-cell/>
          <table:table-cell table:style-name="ce989"/>
          <table:table-cell table:style-name="ce989" office:value-type="string" calcext:value-type="string">
            <text:p>XGBClassifier</text:p>
          </table:table-cell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bbq</text:p>
          </table:table-cell>
          <table:table-cell table:formula="of:=COUNTIF(([.D26]~ [.D53]~ [.D80]~ [.D107]~ [.D134]~ [.D161]~ [.D188]~ [.D215]~ [.D242]~ [.D269]);1)" office:value-type="float" office:value="0" calcext:value-type="float">
            <text:p>0</text:p>
          </table:table-cell>
          <table:table-cell table:formula="of:=COUNTIF(([.D26]~[.D53]~[.D80]~[.D107]~[.D134]~[.D161]~[.D188]~[.D215]~[.D242]~[.D269]);2)" office:value-type="float" office:value="2" calcext:value-type="float">
            <text:p>2</text:p>
          </table:table-cell>
          <table:table-cell table:formula="of:=COUNTIF(([.D26]~[.D53]~[.D80]~[.D107]~[.D134]~[.D161]~[.D188]~[.D215]~[.D242]~[.D269]);3)" office:value-type="float" office:value="1" calcext:value-type="float">
            <text:p>1</text:p>
          </table:table-cell>
          <table:table-cell table:formula="of:=COUNTIF(([.D26]~[.D53]~[.D80]~[.D107]~[.D134]~[.D161]~[.D188]~[.D215]~[.D242]~[.D269]);4)" office:value-type="float" office:value="5" calcext:value-type="float">
            <text:p>5</text:p>
          </table:table-cell>
          <table:table-cell table:formula="of:=COUNTIF(([.D26]~[.D53]~[.D80]~[.D107]~[.D134]~[.D161]~[.D188]~[.D215]~[.D242]~[.D269]);5)" office:value-type="float" office:value="2" calcext:value-type="float">
            <text:p>2</text:p>
          </table:table-cell>
          <table:table-cell table:formula="of:=COUNTIF(([.I26]~ [.I53]~ [.I80]~ [.I107]~ [.I134]~ [.I161]~ [.I188]~ [.I215]~ [.I242]~ [.I269]);1)" office:value-type="float" office:value="1" calcext:value-type="float">
            <text:p>1</text:p>
          </table:table-cell>
          <table:table-cell table:formula="of:=COUNTIF(([.I26]~[.I53]~[.I80]~[.I107]~[.I134]~[.I161]~[.I188]~[.I215]~[.I242]~[.I269]);2)" office:value-type="float" office:value="1" calcext:value-type="float">
            <text:p>1</text:p>
          </table:table-cell>
          <table:table-cell table:formula="of:=COUNTIF(([.I26]~[.I53]~[.I80]~[.I107]~[.I134]~[.I161]~[.I188]~[.I215]~[.I242]~[.I269]);3)" office:value-type="float" office:value="5" calcext:value-type="float">
            <text:p>5</text:p>
          </table:table-cell>
          <table:table-cell table:formula="of:=COUNTIF(([.I26]~[.I53]~[.I80]~[.I107]~[.I134]~[.I161]~[.I188]~[.I215]~[.I242]~[.I269]);4)" office:value-type="float" office:value="1" calcext:value-type="float">
            <text:p>1</text:p>
          </table:table-cell>
          <table:table-cell table:formula="of:=COUNTIF(([.I26]~[.I53]~[.I80]~[.I107]~[.I134]~[.I161]~[.I188]~[.I215]~[.I242]~[.I269]);5)" office:value-type="float" office:value="2" calcext:value-type="float">
            <text:p>2</text:p>
          </table:table-cell>
          <table:table-cell table:formula="of:=COUNTIF(([.N26]~ [.N53]~ [.N80]~ [.N107]~ [.N134]~ [.N161]~ [.N188]~ [.N215]~ [.N242]~ [.N269]);1)" office:value-type="float" office:value="0" calcext:value-type="float">
            <text:p>0</text:p>
          </table:table-cell>
          <table:table-cell table:formula="of:=COUNTIF(([.N26]~[.N53]~[.N80]~[.N107]~[.N134]~[.N161]~[.N188]~[.N215]~[.N242]~[.N269]);2)" office:value-type="float" office:value="4" calcext:value-type="float">
            <text:p>4</text:p>
          </table:table-cell>
          <table:table-cell table:formula="of:=COUNTIF(([.N26]~[.N53]~[.N80]~[.N107]~[.N134]~[.N161]~[.N188]~[.N215]~[.N242]~[.N269]);3)" office:value-type="float" office:value="0" calcext:value-type="float">
            <text:p>0</text:p>
          </table:table-cell>
          <table:table-cell table:formula="of:=COUNTIF(([.N26]~[.N53]~[.N80]~[.N107]~[.N134]~[.N161]~[.N188]~[.N215]~[.N242]~[.N269]);4)" office:value-type="float" office:value="6" calcext:value-type="float">
            <text:p>6</text:p>
          </table:table-cell>
          <table:table-cell table:formula="of:=COUNTIF(([.N26]~[.N53]~[.N80]~[.N107]~[.N134]~[.N161]~[.N188]~[.N215]~[.N242]~[.N269]);5)" office:value-type="float" office:value="0" calcext:value-type="float">
            <text:p>0</text:p>
          </table:table-cell>
          <table:table-cell table:formula="of:=COUNTIF(([.S26]~ [.S53]~ [.S80]~ [.S107]~ [.S134]~ [.S161]~ [.S188]~ [.S215]~ [.S242]~ [.S269]);1)" office:value-type="float" office:value="0" calcext:value-type="float">
            <text:p>0</text:p>
          </table:table-cell>
          <table:table-cell table:formula="of:=COUNTIF(([.S26]~[.S53]~[.S80]~[.S107]~[.S134]~[.S161]~[.S188]~[.S215]~[.S242]~[.S269]);2)" office:value-type="float" office:value="0" calcext:value-type="float">
            <text:p>0</text:p>
          </table:table-cell>
          <table:table-cell table:formula="of:=COUNTIF(([.S26]~[.S53]~[.S80]~[.S107]~[.S134]~[.S161]~[.S188]~[.S215]~[.S242]~[.S269]);3)" office:value-type="float" office:value="2" calcext:value-type="float">
            <text:p>2</text:p>
          </table:table-cell>
          <table:table-cell table:formula="of:=COUNTIF(([.S26]~[.S53]~[.S80]~[.S107]~[.S134]~[.S161]~[.S188]~[.S215]~[.S242]~[.S269]);4)" office:value-type="float" office:value="7" calcext:value-type="float">
            <text:p>7</text:p>
          </table:table-cell>
          <table:table-cell table:formula="of:=COUNTIF(([.S26]~[.S53]~[.S80]~[.S107]~[.S134]~[.S161]~[.S188]~[.S215]~[.S242]~[.S269]);5)" office:value-type="float" office:value="1" calcext:value-type="float">
            <text:p>1</text:p>
          </table:table-cell>
          <table:table-cell table:formula="of:=COUNTIF(([.X26]~ [.X53]~ [.X80]~ [.X107]~ [.X134]~ [.X161]~ [.X188]~ [.X215]~ [.X242]~ [.X269]);1)" office:value-type="float" office:value="1" calcext:value-type="float">
            <text:p>1</text:p>
          </table:table-cell>
          <table:table-cell table:formula="of:=COUNTIF(([.X26]~[.X53]~[.X80]~[.X107]~[.X134]~[.X161]~[.X188]~[.X215]~[.X242]~[.X269]);2)" office:value-type="float" office:value="2" calcext:value-type="float">
            <text:p>2</text:p>
          </table:table-cell>
          <table:table-cell table:formula="of:=COUNTIF(([.X26]~[.X53]~[.X80]~[.X107]~[.X134]~[.X161]~[.X188]~[.X215]~[.X242]~[.X269]);3)" office:value-type="float" office:value="4" calcext:value-type="float">
            <text:p>4</text:p>
          </table:table-cell>
          <table:table-cell table:formula="of:=COUNTIF(([.X26]~[.X53]~[.X80]~[.X107]~[.X134]~[.X161]~[.X188]~[.X215]~[.X242]~[.X269]);4)" office:value-type="float" office:value="1" calcext:value-type="float">
            <text:p>1</text:p>
          </table:table-cell>
          <table:table-cell table:formula="of:=COUNTIF(([.X26]~[.X53]~[.X80]~[.X107]~[.X134]~[.X161]~[.X188]~[.X215]~[.X242]~[.X269]);5)" office:value-type="float" office:value="2" calcext:value-type="float">
            <text:p>2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formula="of:=RANK([.C37]; OFFSET([.$C37]; 0; 0; 1; 5))" office:value-type="float" office:value="5" calcext:value-type="float">
            <text:p>5</text:p>
          </table:table-cell>
          <table:table-cell table:formula="of:=RANK([.D37]; OFFSET([.$C37]; 0; 0; 1; 5))" office:value-type="float" office:value="2" calcext:value-type="float">
            <text:p>2</text:p>
          </table:table-cell>
          <table:table-cell table:formula="of:=RANK([.E37]; OFFSET([.$C37]; 0; 0; 1; 5))" office:value-type="float" office:value="3" calcext:value-type="float">
            <text:p>3</text:p>
          </table:table-cell>
          <table:table-cell table:formula="of:=RANK([.F37]; OFFSET([.$C37]; 0; 0; 1; 5))" office:value-type="float" office:value="4" calcext:value-type="float">
            <text:p>4</text:p>
          </table:table-cell>
          <table:table-cell table:formula="of:=RANK([.G37]; OFFSET([.$C37]; 0; 0; 1; 5))" office:value-type="float" office:value="1" calcext:value-type="float">
            <text:p>1</text:p>
          </table:table-cell>
          <table:table-cell table:formula="of:=RANK([.H37];[.$H37:.$L37];)" office:value-type="float" office:value="5" calcext:value-type="float">
            <text:p>5</text:p>
          </table:table-cell>
          <table:table-cell table:formula="of:=RANK([.I37];[.$H37:.$L37];)" office:value-type="float" office:value="4" calcext:value-type="float">
            <text:p>4</text:p>
          </table:table-cell>
          <table:table-cell table:formula="of:=RANK([.J37];[.$H37:.$L37];)" office:value-type="float" office:value="3" calcext:value-type="float">
            <text:p>3</text:p>
          </table:table-cell>
          <table:table-cell table:formula="of:=RANK([.K37];[.$H37:.$L37];)" office:value-type="float" office:value="1" calcext:value-type="float">
            <text:p>1</text:p>
          </table:table-cell>
          <table:table-cell table:formula="of:=RANK([.L37];[.$H37:.$L37];)" office:value-type="float" office:value="2" calcext:value-type="float">
            <text:p>2</text:p>
          </table:table-cell>
          <table:table-cell table:formula="of:=RANK([.M37];[.$M37:.$Q37];)" office:value-type="float" office:value="5" calcext:value-type="float">
            <text:p>5</text:p>
          </table:table-cell>
          <table:table-cell table:formula="of:=RANK([.N37];[.$M37:.$Q37];)" office:value-type="float" office:value="2" calcext:value-type="float">
            <text:p>2</text:p>
          </table:table-cell>
          <table:table-cell table:formula="of:=RANK([.O37];[.$M37:.$Q37];)" office:value-type="float" office:value="3" calcext:value-type="float">
            <text:p>3</text:p>
          </table:table-cell>
          <table:table-cell table:formula="of:=RANK([.P37];[.$M37:.$Q37];)" office:value-type="float" office:value="4" calcext:value-type="float">
            <text:p>4</text:p>
          </table:table-cell>
          <table:table-cell table:formula="of:=RANK([.Q37];[.$M37:.$Q37];)" office:value-type="float" office:value="1" calcext:value-type="float">
            <text:p>1</text:p>
          </table:table-cell>
          <table:table-cell table:formula="of:=RANK([.R37];[.$R37:.$V37];)" office:value-type="float" office:value="1" calcext:value-type="float">
            <text:p>1</text:p>
          </table:table-cell>
          <table:table-cell table:formula="of:=RANK([.S37];[.$R37:.$V37];)" office:value-type="float" office:value="3" calcext:value-type="float">
            <text:p>3</text:p>
          </table:table-cell>
          <table:table-cell table:formula="of:=RANK([.T37];[.$R37:.$V37];)" office:value-type="float" office:value="5" calcext:value-type="float">
            <text:p>5</text:p>
          </table:table-cell>
          <table:table-cell table:formula="of:=RANK([.U37];[.$R37:.$V37];)" office:value-type="float" office:value="2" calcext:value-type="float">
            <text:p>2</text:p>
          </table:table-cell>
          <table:table-cell table:formula="of:=RANK([.V37];[.$R37:.$V37];)" office:value-type="float" office:value="4" calcext:value-type="float">
            <text:p>4</text:p>
          </table:table-cell>
          <table:table-cell table:formula="of:=RANK([.W37];[.$W37:.$AA37];)" office:value-type="float" office:value="5" calcext:value-type="float">
            <text:p>5</text:p>
          </table:table-cell>
          <table:table-cell table:formula="of:=RANK([.X37];[.$W37:.$AA37];)" office:value-type="float" office:value="1" calcext:value-type="float">
            <text:p>1</text:p>
          </table:table-cell>
          <table:table-cell table:formula="of:=RANK([.Y37];[.$W37:.$AA37];)" office:value-type="float" office:value="3" calcext:value-type="float">
            <text:p>3</text:p>
          </table:table-cell>
          <table:table-cell table:formula="of:=RANK([.Z37];[.$W37:.$AA37];)" office:value-type="float" office:value="4" calcext:value-type="float">
            <text:p>4</text:p>
          </table:table-cell>
          <table:table-cell table:formula="of:=RANK([.AA37];[.$W37:.$AA37];)" office:value-type="float" office:value="2" calcext:value-type="float">
            <text:p>2</text:p>
          </table:table-cell>
          <table:table-cell/>
          <table:table-cell table:style-name="ce495"/>
          <table:table-cell table:style-name="ce989" office:value-type="string" calcext:value-type="string">
            <text:p>XGBClassifier</text:p>
          </table:table-cell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his</text:p>
          </table:table-cell>
          <table:table-cell table:formula="of:=COUNTIF(([.E26]~ [.E53]~ [.E80]~ [.E107]~ [.E134]~ [.E161]~ [.E188]~ [.E215]~ [.E242]~ [.E269]);1)" office:value-type="float" office:value="1" calcext:value-type="float">
            <text:p>1</text:p>
          </table:table-cell>
          <table:table-cell table:formula="of:=COUNTIF(([.E26]~[.E53]~[.E80]~[.E107]~[.E134]~[.E161]~[.E188]~[.E215]~[.E242]~[.E269]);2)" office:value-type="float" office:value="0" calcext:value-type="float">
            <text:p>0</text:p>
          </table:table-cell>
          <table:table-cell table:formula="of:=COUNTIF(([.E26]~[.E53]~[.E80]~[.E107]~[.E134]~[.E161]~[.E188]~[.E215]~[.E242]~[.E269]);3)" office:value-type="float" office:value="3" calcext:value-type="float">
            <text:p>3</text:p>
          </table:table-cell>
          <table:table-cell table:formula="of:=COUNTIF(([.E26]~[.E53]~[.E80]~[.E107]~[.E134]~[.E161]~[.E188]~[.E215]~[.E242]~[.E269]);4)" office:value-type="float" office:value="3" calcext:value-type="float">
            <text:p>3</text:p>
          </table:table-cell>
          <table:table-cell table:formula="of:=COUNTIF(([.E26]~[.E53]~[.E80]~[.E107]~[.E134]~[.E161]~[.E188]~[.E215]~[.E242]~[.E269]);5)" office:value-type="float" office:value="3" calcext:value-type="float">
            <text:p>3</text:p>
          </table:table-cell>
          <table:table-cell table:formula="of:=COUNTIF(([.J26]~ [.J53]~ [.J80]~ [.J107]~ [.J134]~ [.J161]~ [.J188]~ [.J215]~ [.J242]~ [.J269]);1)" office:value-type="float" office:value="0" calcext:value-type="float">
            <text:p>0</text:p>
          </table:table-cell>
          <table:table-cell table:formula="of:=COUNTIF(([.J26]~[.J53]~[.J80]~[.J107]~[.J134]~[.J161]~[.J188]~[.J215]~[.J242]~[.J269]);2)" office:value-type="float" office:value="1" calcext:value-type="float">
            <text:p>1</text:p>
          </table:table-cell>
          <table:table-cell table:formula="of:=COUNTIF(([.J26]~[.J53]~[.J80]~[.J107]~[.J134]~[.J161]~[.J188]~[.J215]~[.J242]~[.J269]);3)" office:value-type="float" office:value="2" calcext:value-type="float">
            <text:p>2</text:p>
          </table:table-cell>
          <table:table-cell table:formula="of:=COUNTIF(([.J26]~[.J53]~[.J80]~[.J107]~[.J134]~[.J161]~[.J188]~[.J215]~[.J242]~[.J269]);4)" office:value-type="float" office:value="6" calcext:value-type="float">
            <text:p>6</text:p>
          </table:table-cell>
          <table:table-cell table:formula="of:=COUNTIF(([.J26]~[.J53]~[.J80]~[.J107]~[.J134]~[.J161]~[.J188]~[.J215]~[.J242]~[.J269]);5)" office:value-type="float" office:value="1" calcext:value-type="float">
            <text:p>1</text:p>
          </table:table-cell>
          <table:table-cell table:formula="of:=COUNTIF(([.O26]~ [.O53]~ [.O80]~ [.O107]~ [.O134]~ [.O161]~ [.O188]~ [.O215]~ [.O242]~ [.O269]);1)" office:value-type="float" office:value="1" calcext:value-type="float">
            <text:p>1</text:p>
          </table:table-cell>
          <table:table-cell table:formula="of:=COUNTIF(([.O26]~[.O53]~[.O80]~[.O107]~[.O134]~[.O161]~[.O188]~[.O215]~[.O242]~[.O269]);2)" office:value-type="float" office:value="0" calcext:value-type="float">
            <text:p>0</text:p>
          </table:table-cell>
          <table:table-cell table:formula="of:=COUNTIF(([.O26]~[.O53]~[.O80]~[.O107]~[.O134]~[.O161]~[.O188]~[.O215]~[.O242]~[.O269]);3)" office:value-type="float" office:value="1" calcext:value-type="float">
            <text:p>1</text:p>
          </table:table-cell>
          <table:table-cell table:formula="of:=COUNTIF(([.O26]~[.O53]~[.O80]~[.O107]~[.O134]~[.O161]~[.O188]~[.O215]~[.O242]~[.O269]);4)" office:value-type="float" office:value="2" calcext:value-type="float">
            <text:p>2</text:p>
          </table:table-cell>
          <table:table-cell table:formula="of:=COUNTIF(([.O26]~[.O53]~[.O80]~[.O107]~[.O134]~[.O161]~[.O188]~[.O215]~[.O242]~[.O269]);5)" office:value-type="float" office:value="6" calcext:value-type="float">
            <text:p>6</text:p>
          </table:table-cell>
          <table:table-cell table:formula="of:=COUNTIF(([.T26]~ [.T53]~ [.T80]~ [.T107]~ [.T134]~ [.T161]~ [.T188]~ [.T215]~ [.T242]~ [.T269]);1)" office:value-type="float" office:value="0" calcext:value-type="float">
            <text:p>0</text:p>
          </table:table-cell>
          <table:table-cell table:formula="of:=COUNTIF(([.T26]~[.T53]~[.T80]~[.T107]~[.T134]~[.T161]~[.T188]~[.T215]~[.T242]~[.T269]);2)" office:value-type="float" office:value="0" calcext:value-type="float">
            <text:p>0</text:p>
          </table:table-cell>
          <table:table-cell table:formula="of:=COUNTIF(([.T26]~[.T53]~[.T80]~[.T107]~[.T134]~[.T161]~[.T188]~[.T215]~[.T242]~[.T269]);3)" office:value-type="float" office:value="0" calcext:value-type="float">
            <text:p>0</text:p>
          </table:table-cell>
          <table:table-cell table:formula="of:=COUNTIF(([.T26]~[.T53]~[.T80]~[.T107]~[.T134]~[.T161]~[.T188]~[.T215]~[.T242]~[.T269]);4)" office:value-type="float" office:value="2" calcext:value-type="float">
            <text:p>2</text:p>
          </table:table-cell>
          <table:table-cell table:formula="of:=COUNTIF(([.T26]~[.T53]~[.T80]~[.T107]~[.T134]~[.T161]~[.T188]~[.T215]~[.T242]~[.T269]);5)" office:value-type="float" office:value="8" calcext:value-type="float">
            <text:p>8</text:p>
          </table:table-cell>
          <table:table-cell table:formula="of:=COUNTIF(([.Y26]~ [.Y53]~ [.Y80]~ [.Y107]~ [.Y134]~ [.Y161]~ [.Y188]~ [.Y215]~ [.Y242]~ [.Y269]);1)" office:value-type="float" office:value="1" calcext:value-type="float">
            <text:p>1</text:p>
          </table:table-cell>
          <table:table-cell table:formula="of:=COUNTIF(([.Y26]~[.Y53]~[.Y80]~[.Y107]~[.Y134]~[.Y161]~[.Y188]~[.Y215]~[.Y242]~[.Y269]);2)" office:value-type="float" office:value="1" calcext:value-type="float">
            <text:p>1</text:p>
          </table:table-cell>
          <table:table-cell table:formula="of:=COUNTIF(([.Y26]~[.Y53]~[.Y80]~[.Y107]~[.Y134]~[.Y161]~[.Y188]~[.Y215]~[.Y242]~[.Y269]);3)" office:value-type="float" office:value="1" calcext:value-type="float">
            <text:p>1</text:p>
          </table:table-cell>
          <table:table-cell table:formula="of:=COUNTIF(([.Y26]~[.Y53]~[.Y80]~[.Y107]~[.Y134]~[.Y161]~[.Y188]~[.Y215]~[.Y242]~[.Y269]);4)" office:value-type="float" office:value="4" calcext:value-type="float">
            <text:p>4</text:p>
          </table:table-cell>
          <table:table-cell table:formula="of:=COUNTIF(([.Y26]~[.Y53]~[.Y80]~[.Y107]~[.Y134]~[.Y161]~[.Y188]~[.Y215]~[.Y242]~[.Y269]);5)" office:value-type="float" office:value="3" calcext:value-type="float">
            <text:p>3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38]; OFFSET([.$C38]; 0; 0; 1; 5))" office:value-type="float" office:value="3" calcext:value-type="float">
            <text:p>3</text:p>
          </table:table-cell>
          <table:table-cell table:formula="of:=RANK([.D38]; OFFSET([.$C38]; 0; 0; 1; 5))" office:value-type="float" office:value="1" calcext:value-type="float">
            <text:p>1</text:p>
          </table:table-cell>
          <table:table-cell table:formula="of:=RANK([.E38]; OFFSET([.$C38]; 0; 0; 1; 5))" office:value-type="float" office:value="2" calcext:value-type="float">
            <text:p>2</text:p>
          </table:table-cell>
          <table:table-cell table:formula="of:=RANK([.F38]; OFFSET([.$C38]; 0; 0; 1; 5))" office:value-type="float" office:value="5" calcext:value-type="float">
            <text:p>5</text:p>
          </table:table-cell>
          <table:table-cell table:formula="of:=RANK([.G38]; OFFSET([.$C38]; 0; 0; 1; 5))" office:value-type="float" office:value="4" calcext:value-type="float">
            <text:p>4</text:p>
          </table:table-cell>
          <table:table-cell table:formula="of:=RANK([.H38];[.$H38:.$L38];)" office:value-type="float" office:value="5" calcext:value-type="float">
            <text:p>5</text:p>
          </table:table-cell>
          <table:table-cell table:formula="of:=RANK([.I38];[.$H38:.$L38];)" office:value-type="float" office:value="4" calcext:value-type="float">
            <text:p>4</text:p>
          </table:table-cell>
          <table:table-cell table:formula="of:=RANK([.J38];[.$H38:.$L38];)" office:value-type="float" office:value="3" calcext:value-type="float">
            <text:p>3</text:p>
          </table:table-cell>
          <table:table-cell table:formula="of:=RANK([.K38];[.$H38:.$L38];)" office:value-type="float" office:value="2" calcext:value-type="float">
            <text:p>2</text:p>
          </table:table-cell>
          <table:table-cell table:formula="of:=RANK([.L38];[.$H38:.$L38];)" office:value-type="float" office:value="1" calcext:value-type="float">
            <text:p>1</text:p>
          </table:table-cell>
          <table:table-cell table:formula="of:=RANK([.M38];[.$M38:.$Q38];)" office:value-type="float" office:value="5" calcext:value-type="float">
            <text:p>5</text:p>
          </table:table-cell>
          <table:table-cell table:formula="of:=RANK([.N38];[.$M38:.$Q38];)" office:value-type="float" office:value="2" calcext:value-type="float">
            <text:p>2</text:p>
          </table:table-cell>
          <table:table-cell table:formula="of:=RANK([.O38];[.$M38:.$Q38];)" office:value-type="float" office:value="1" calcext:value-type="float">
            <text:p>1</text:p>
          </table:table-cell>
          <table:table-cell table:formula="of:=RANK([.P38];[.$M38:.$Q38];)" office:value-type="float" office:value="4" calcext:value-type="float">
            <text:p>4</text:p>
          </table:table-cell>
          <table:table-cell table:formula="of:=RANK([.Q38];[.$M38:.$Q38];)" office:value-type="float" office:value="3" calcext:value-type="float">
            <text:p>3</text:p>
          </table:table-cell>
          <table:table-cell table:formula="of:=RANK([.R38];[.$R38:.$V38];)" office:value-type="float" office:value="1" calcext:value-type="float">
            <text:p>1</text:p>
          </table:table-cell>
          <table:table-cell table:formula="of:=RANK([.S38];[.$R38:.$V38];)" office:value-type="float" office:value="4" calcext:value-type="float">
            <text:p>4</text:p>
          </table:table-cell>
          <table:table-cell table:formula="of:=RANK([.T38];[.$R38:.$V38];)" office:value-type="float" office:value="5" calcext:value-type="float">
            <text:p>5</text:p>
          </table:table-cell>
          <table:table-cell table:formula="of:=RANK([.U38];[.$R38:.$V38];)" office:value-type="float" office:value="3" calcext:value-type="float">
            <text:p>3</text:p>
          </table:table-cell>
          <table:table-cell table:formula="of:=RANK([.V38];[.$R38:.$V38];)" office:value-type="float" office:value="2" calcext:value-type="float">
            <text:p>2</text:p>
          </table:table-cell>
          <table:table-cell table:formula="of:=RANK([.W38];[.$W38:.$AA38];)" office:value-type="float" office:value="4" calcext:value-type="float">
            <text:p>4</text:p>
          </table:table-cell>
          <table:table-cell table:formula="of:=RANK([.X38];[.$W38:.$AA38];)" office:value-type="float" office:value="5" calcext:value-type="float">
            <text:p>5</text:p>
          </table:table-cell>
          <table:table-cell table:formula="of:=RANK([.Y38];[.$W38:.$AA38];)" office:value-type="float" office:value="2" calcext:value-type="float">
            <text:p>2</text:p>
          </table:table-cell>
          <table:table-cell table:formula="of:=RANK([.Z38];[.$W38:.$AA38];)" office:value-type="float" office:value="3" calcext:value-type="float">
            <text:p>3</text:p>
          </table:table-cell>
          <table:table-cell table:formula="of:=RANK([.AA38];[.$W38:.$AA38];)" office:value-type="float" office:value="1" calcext:value-type="float">
            <text:p>1</text:p>
          </table:table-cell>
          <table:table-cell/>
          <table:table-cell table:style-name="ce495"/>
          <table:table-cell table:style-name="ce989" office:value-type="string" calcext:value-type="string">
            <text:p>XGBClassifier</text:p>
          </table:table-cell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iso</text:p>
          </table:table-cell>
          <table:table-cell table:formula="of:=COUNTIF(([.F26]~ [.F53]~ [.F80]~ [.F107]~ [.F134]~ [.F161]~ [.F188]~ [.F215]~ [.F242]~ [.F269]);1)" office:value-type="float" office:value="3" calcext:value-type="float">
            <text:p>3</text:p>
          </table:table-cell>
          <table:table-cell table:formula="of:=COUNTIF(([.F26]~[.F53]~[.F80]~[.F107]~[.F134]~[.F161]~[.F188]~[.F215]~[.F242]~[.F269]);2)" office:value-type="float" office:value="3" calcext:value-type="float">
            <text:p>3</text:p>
          </table:table-cell>
          <table:table-cell table:formula="of:=COUNTIF(([.F26]~[.F53]~[.F80]~[.F107]~[.F134]~[.F161]~[.F188]~[.F215]~[.F242]~[.F269]);3)" office:value-type="float" office:value="1" calcext:value-type="float">
            <text:p>1</text:p>
          </table:table-cell>
          <table:table-cell table:formula="of:=COUNTIF(([.F26]~[.F53]~[.F80]~[.F107]~[.F134]~[.F161]~[.F188]~[.F215]~[.F242]~[.F269]);4)" office:value-type="float" office:value="0" calcext:value-type="float">
            <text:p>0</text:p>
          </table:table-cell>
          <table:table-cell table:formula="of:=COUNTIF(([.F26]~[.F53]~[.F80]~[.F107]~[.F134]~[.F161]~[.F188]~[.F215]~[.F242]~[.F269]);5)" office:value-type="float" office:value="3" calcext:value-type="float">
            <text:p>3</text:p>
          </table:table-cell>
          <table:table-cell table:formula="of:=COUNTIF(([.K26]~ [.K53]~ [.K80]~ [.K107]~ [.K134]~ [.K161]~ [.K188]~ [.K215]~ [.K242]~ [.K269]);1)" office:value-type="float" office:value="3" calcext:value-type="float">
            <text:p>3</text:p>
          </table:table-cell>
          <table:table-cell table:formula="of:=COUNTIF(([.K26]~[.K53]~[.K80]~[.K107]~[.K134]~[.K161]~[.K188]~[.K215]~[.K242]~[.K269]);2)" office:value-type="float" office:value="0" calcext:value-type="float">
            <text:p>0</text:p>
          </table:table-cell>
          <table:table-cell table:formula="of:=COUNTIF(([.K26]~[.K53]~[.K80]~[.K107]~[.K134]~[.K161]~[.K188]~[.K215]~[.K242]~[.K269]);3)" office:value-type="float" office:value="1" calcext:value-type="float">
            <text:p>1</text:p>
          </table:table-cell>
          <table:table-cell table:formula="of:=COUNTIF(([.K26]~[.K53]~[.K80]~[.K107]~[.K134]~[.K161]~[.K188]~[.K215]~[.K242]~[.K269]);4)" office:value-type="float" office:value="0" calcext:value-type="float">
            <text:p>0</text:p>
          </table:table-cell>
          <table:table-cell table:formula="of:=COUNTIF(([.K26]~[.K53]~[.K80]~[.K107]~[.K134]~[.K161]~[.K188]~[.K215]~[.K242]~[.K269]);5)" office:value-type="float" office:value="6" calcext:value-type="float">
            <text:p>6</text:p>
          </table:table-cell>
          <table:table-cell table:formula="of:=COUNTIF(([.P26]~ [.P53]~ [.P80]~ [.P107]~ [.P134]~ [.P161]~ [.P188]~ [.P215]~ [.P242]~ [.P269]);1)" office:value-type="float" office:value="6" calcext:value-type="float">
            <text:p>6</text:p>
          </table:table-cell>
          <table:table-cell table:formula="of:=COUNTIF(([.P26]~[.P53]~[.P80]~[.P107]~[.P134]~[.P161]~[.P188]~[.P215]~[.P242]~[.P269]);2)" office:value-type="float" office:value="1" calcext:value-type="float">
            <text:p>1</text:p>
          </table:table-cell>
          <table:table-cell table:formula="of:=COUNTIF(([.P26]~[.P53]~[.P80]~[.P107]~[.P134]~[.P161]~[.P188]~[.P215]~[.P242]~[.P269]);3)" office:value-type="float" office:value="2" calcext:value-type="float">
            <text:p>2</text:p>
          </table:table-cell>
          <table:table-cell table:formula="of:=COUNTIF(([.P26]~[.P53]~[.P80]~[.P107]~[.P134]~[.P161]~[.P188]~[.P215]~[.P242]~[.P269]);4)" office:value-type="float" office:value="1" calcext:value-type="float">
            <text:p>1</text:p>
          </table:table-cell>
          <table:table-cell table:formula="of:=COUNTIF(([.P26]~[.P53]~[.P80]~[.P107]~[.P134]~[.P161]~[.P188]~[.P215]~[.P242]~[.P269]);5)" office:value-type="float" office:value="0" calcext:value-type="float">
            <text:p>0</text:p>
          </table:table-cell>
          <table:table-cell table:formula="of:=COUNTIF(([.U26]~ [.U53]~ [.U80]~ [.U107]~ [.U134]~ [.U161]~ [.U188]~ [.U215]~ [.U242]~ [.U269]);1)" office:value-type="float" office:value="6" calcext:value-type="float">
            <text:p>6</text:p>
          </table:table-cell>
          <table:table-cell table:formula="of:=COUNTIF(([.U26]~[.U53]~[.U80]~[.U107]~[.U134]~[.U161]~[.U188]~[.U215]~[.U242]~[.U269]);2)" office:value-type="float" office:value="4" calcext:value-type="float">
            <text:p>4</text:p>
          </table:table-cell>
          <table:table-cell table:formula="of:=COUNTIF(([.U26]~[.U53]~[.U80]~[.U107]~[.U134]~[.U161]~[.U188]~[.U215]~[.U242]~[.U269]);3)" office:value-type="float" office:value="0" calcext:value-type="float">
            <text:p>0</text:p>
          </table:table-cell>
          <table:table-cell table:formula="of:=COUNTIF(([.U26]~[.U53]~[.U80]~[.U107]~[.U134]~[.U161]~[.U188]~[.U215]~[.U242]~[.U269]);4)" office:value-type="float" office:value="0" calcext:value-type="float">
            <text:p>0</text:p>
          </table:table-cell>
          <table:table-cell table:formula="of:=COUNTIF(([.U26]~[.U53]~[.U80]~[.U107]~[.U134]~[.U161]~[.U188]~[.U215]~[.U242]~[.U269]);5)" office:value-type="float" office:value="0" calcext:value-type="float">
            <text:p>0</text:p>
          </table:table-cell>
          <table:table-cell table:formula="of:=COUNTIF(([.Z26]~ [.Z53]~ [.Z80]~ [.Z107]~ [.Z134]~ [.Z161]~ [.Z188]~ [.Z215]~ [.Z242]~ [.Z269]);1)" office:value-type="float" office:value="6" calcext:value-type="float">
            <text:p>6</text:p>
          </table:table-cell>
          <table:table-cell table:formula="of:=COUNTIF(([.Z26]~[.Z53]~[.Z80]~[.Z107]~[.Z134]~[.Z161]~[.Z188]~[.Z215]~[.Z242]~[.Z269]);2)" office:value-type="float" office:value="1" calcext:value-type="float">
            <text:p>1</text:p>
          </table:table-cell>
          <table:table-cell table:formula="of:=COUNTIF(([.Z26]~[.Z53]~[.Z80]~[.Z107]~[.Z134]~[.Z161]~[.Z188]~[.Z215]~[.Z242]~[.Z269]);3)" office:value-type="float" office:value="0" calcext:value-type="float">
            <text:p>0</text:p>
          </table:table-cell>
          <table:table-cell table:formula="of:=COUNTIF(([.Z26]~[.Z53]~[.Z80]~[.Z107]~[.Z134]~[.Z161]~[.Z188]~[.Z215]~[.Z242]~[.Z269]);4)" office:value-type="float" office:value="2" calcext:value-type="float">
            <text:p>2</text:p>
          </table:table-cell>
          <table:table-cell table:formula="of:=COUNTIF(([.Z26]~[.Z53]~[.Z80]~[.Z107]~[.Z134]~[.Z161]~[.Z188]~[.Z215]~[.Z242]~[.Z269]);5)" office:value-type="float" office:value="1" calcext:value-type="float">
            <text:p>1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formula="of:=RANK([.C39]; OFFSET([.$C39]; 0; 0; 1; 5))" office:value-type="float" office:value="5" calcext:value-type="float">
            <text:p>5</text:p>
          </table:table-cell>
          <table:table-cell table:formula="of:=RANK([.D39]; OFFSET([.$C39]; 0; 0; 1; 5))" office:value-type="float" office:value="2" calcext:value-type="float">
            <text:p>2</text:p>
          </table:table-cell>
          <table:table-cell table:formula="of:=RANK([.E39]; OFFSET([.$C39]; 0; 0; 1; 5))" office:value-type="float" office:value="3" calcext:value-type="float">
            <text:p>3</text:p>
          </table:table-cell>
          <table:table-cell table:formula="of:=RANK([.F39]; OFFSET([.$C39]; 0; 0; 1; 5))" office:value-type="float" office:value="4" calcext:value-type="float">
            <text:p>4</text:p>
          </table:table-cell>
          <table:table-cell table:formula="of:=RANK([.G39]; OFFSET([.$C39]; 0; 0; 1; 5))" office:value-type="float" office:value="1" calcext:value-type="float">
            <text:p>1</text:p>
          </table:table-cell>
          <table:table-cell table:formula="of:=RANK([.H39];[.$H39:.$L39];)" office:value-type="float" office:value="5" calcext:value-type="float">
            <text:p>5</text:p>
          </table:table-cell>
          <table:table-cell table:formula="of:=RANK([.I39];[.$H39:.$L39];)" office:value-type="float" office:value="4" calcext:value-type="float">
            <text:p>4</text:p>
          </table:table-cell>
          <table:table-cell table:formula="of:=RANK([.J39];[.$H39:.$L39];)" office:value-type="float" office:value="3" calcext:value-type="float">
            <text:p>3</text:p>
          </table:table-cell>
          <table:table-cell table:formula="of:=RANK([.K39];[.$H39:.$L39];)" office:value-type="float" office:value="1" calcext:value-type="float">
            <text:p>1</text:p>
          </table:table-cell>
          <table:table-cell table:formula="of:=RANK([.L39];[.$H39:.$L39];)" office:value-type="float" office:value="2" calcext:value-type="float">
            <text:p>2</text:p>
          </table:table-cell>
          <table:table-cell table:formula="of:=RANK([.M39];[.$M39:.$Q39];)" office:value-type="float" office:value="5" calcext:value-type="float">
            <text:p>5</text:p>
          </table:table-cell>
          <table:table-cell table:formula="of:=RANK([.N39];[.$M39:.$Q39];)" office:value-type="float" office:value="2" calcext:value-type="float">
            <text:p>2</text:p>
          </table:table-cell>
          <table:table-cell table:formula="of:=RANK([.O39];[.$M39:.$Q39];)" office:value-type="float" office:value="3" calcext:value-type="float">
            <text:p>3</text:p>
          </table:table-cell>
          <table:table-cell table:formula="of:=RANK([.P39];[.$M39:.$Q39];)" office:value-type="float" office:value="4" calcext:value-type="float">
            <text:p>4</text:p>
          </table:table-cell>
          <table:table-cell table:formula="of:=RANK([.Q39];[.$M39:.$Q39];)" office:value-type="float" office:value="1" calcext:value-type="float">
            <text:p>1</text:p>
          </table:table-cell>
          <table:table-cell table:formula="of:=RANK([.R39];[.$R39:.$V39];)" office:value-type="float" office:value="5" calcext:value-type="float">
            <text:p>5</text:p>
          </table:table-cell>
          <table:table-cell table:formula="of:=RANK([.S39];[.$R39:.$V39];)" office:value-type="float" office:value="1" calcext:value-type="float">
            <text:p>1</text:p>
          </table:table-cell>
          <table:table-cell table:formula="of:=RANK([.T39];[.$R39:.$V39];)" office:value-type="float" office:value="3" calcext:value-type="float">
            <text:p>3</text:p>
          </table:table-cell>
          <table:table-cell table:formula="of:=RANK([.U39];[.$R39:.$V39];)" office:value-type="float" office:value="4" calcext:value-type="float">
            <text:p>4</text:p>
          </table:table-cell>
          <table:table-cell table:formula="of:=RANK([.V39];[.$R39:.$V39];)" office:value-type="float" office:value="2" calcext:value-type="float">
            <text:p>2</text:p>
          </table:table-cell>
          <table:table-cell table:formula="of:=RANK([.W39];[.$W39:.$AA39];)" office:value-type="float" office:value="1" calcext:value-type="float">
            <text:p>1</text:p>
          </table:table-cell>
          <table:table-cell table:formula="of:=RANK([.X39];[.$W39:.$AA39];)" office:value-type="float" office:value="3" calcext:value-type="float">
            <text:p>3</text:p>
          </table:table-cell>
          <table:table-cell table:formula="of:=RANK([.Y39];[.$W39:.$AA39];)" office:value-type="float" office:value="2" calcext:value-type="float">
            <text:p>2</text:p>
          </table:table-cell>
          <table:table-cell table:formula="of:=RANK([.Z39];[.$W39:.$AA39];)" office:value-type="float" office:value="5" calcext:value-type="float">
            <text:p>5</text:p>
          </table:table-cell>
          <table:table-cell table:formula="of:=RANK([.AA39];[.$W39:.$AA39];)" office:value-type="float" office:value="4" calcext:value-type="float">
            <text:p>4</text:p>
          </table:table-cell>
          <table:table-cell/>
          <table:table-cell table:style-name="ce495"/>
          <table:table-cell table:style-name="ce989" office:value-type="string" calcext:value-type="string">
            <text:p>XGBClassifier</text:p>
          </table:table-cell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pla</text:p>
          </table:table-cell>
          <table:table-cell table:formula="of:=COUNTIF(([.G26]~ [.G53]~ [.G80]~ [.G107]~ [.G134]~ [.G161]~ [.G188]~ [.G215]~ [.G242]~ [.G269]);1)" office:value-type="float" office:value="5" calcext:value-type="float">
            <text:p>5</text:p>
          </table:table-cell>
          <table:table-cell table:formula="of:=COUNTIF(([.G26]~[.G53]~[.G80]~[.G107]~[.G134]~[.G161]~[.G188]~[.G215]~[.G242]~[.G269]);2)" office:value-type="float" office:value="3" calcext:value-type="float">
            <text:p>3</text:p>
          </table:table-cell>
          <table:table-cell table:formula="of:=COUNTIF(([.G26]~[.G53]~[.G80]~[.G107]~[.G134]~[.G161]~[.G188]~[.G215]~[.G242]~[.G269]);3)" office:value-type="float" office:value="1" calcext:value-type="float">
            <text:p>1</text:p>
          </table:table-cell>
          <table:table-cell table:formula="of:=COUNTIF(([.G26]~[.G53]~[.G80]~[.G107]~[.G134]~[.G161]~[.G188]~[.G215]~[.G242]~[.G269]);4)" office:value-type="float" office:value="1" calcext:value-type="float">
            <text:p>1</text:p>
          </table:table-cell>
          <table:table-cell table:formula="of:=COUNTIF(([.G26]~[.G53]~[.G80]~[.G107]~[.G134]~[.G161]~[.G188]~[.G215]~[.G242]~[.G269]);5)" office:value-type="float" office:value="0" calcext:value-type="float">
            <text:p>0</text:p>
          </table:table-cell>
          <table:table-cell table:formula="of:=COUNTIF(([.L26]~ [.L53]~ [.L80]~ [.L107]~ [.L134]~ [.L161]~ [.L188]~ [.L215]~ [.L242]~ [.L269]);1)" office:value-type="float" office:value="4" calcext:value-type="float">
            <text:p>4</text:p>
          </table:table-cell>
          <table:table-cell table:formula="of:=COUNTIF(([.L26]~[.L53]~[.L80]~[.L107]~[.L134]~[.L161]~[.L188]~[.L215]~[.L242]~[.L269]);2)" office:value-type="float" office:value="2" calcext:value-type="float">
            <text:p>2</text:p>
          </table:table-cell>
          <table:table-cell table:formula="of:=COUNTIF(([.L26]~[.L53]~[.L80]~[.L107]~[.L134]~[.L161]~[.L188]~[.L215]~[.L242]~[.L269]);3)" office:value-type="float" office:value="2" calcext:value-type="float">
            <text:p>2</text:p>
          </table:table-cell>
          <table:table-cell table:formula="of:=COUNTIF(([.L26]~[.L53]~[.L80]~[.L107]~[.L134]~[.L161]~[.L188]~[.L215]~[.L242]~[.L269]);4)" office:value-type="float" office:value="2" calcext:value-type="float">
            <text:p>2</text:p>
          </table:table-cell>
          <table:table-cell table:formula="of:=COUNTIF(([.L26]~[.L53]~[.L80]~[.L107]~[.L134]~[.L161]~[.L188]~[.L215]~[.L242]~[.L269]);5)" office:value-type="float" office:value="0" calcext:value-type="float">
            <text:p>0</text:p>
          </table:table-cell>
          <table:table-cell table:formula="of:=COUNTIF(([.Q26]~ [.Q53]~ [.Q80]~ [.Q107]~ [.Q134]~ [.Q161]~ [.Q188]~ [.Q215]~ [.Q242]~ [.Q269]);1)" office:value-type="float" office:value="2" calcext:value-type="float">
            <text:p>2</text:p>
          </table:table-cell>
          <table:table-cell table:formula="of:=COUNTIF(([.Q26]~[.Q53]~[.Q80]~[.Q107]~[.Q134]~[.Q161]~[.Q188]~[.Q215]~[.Q242]~[.Q269]);2)" office:value-type="float" office:value="1" calcext:value-type="float">
            <text:p>1</text:p>
          </table:table-cell>
          <table:table-cell table:formula="of:=COUNTIF(([.Q26]~[.Q53]~[.Q80]~[.Q107]~[.Q134]~[.Q161]~[.Q188]~[.Q215]~[.Q242]~[.Q269]);3)" office:value-type="float" office:value="6" calcext:value-type="float">
            <text:p>6</text:p>
          </table:table-cell>
          <table:table-cell table:formula="of:=COUNTIF(([.Q26]~[.Q53]~[.Q80]~[.Q107]~[.Q134]~[.Q161]~[.Q188]~[.Q215]~[.Q242]~[.Q269]);4)" office:value-type="float" office:value="1" calcext:value-type="float">
            <text:p>1</text:p>
          </table:table-cell>
          <table:table-cell table:formula="of:=COUNTIF(([.Q26]~[.Q53]~[.Q80]~[.Q107]~[.Q134]~[.Q161]~[.Q188]~[.Q215]~[.Q242]~[.Q269]);5)" office:value-type="float" office:value="0" calcext:value-type="float">
            <text:p>0</text:p>
          </table:table-cell>
          <table:table-cell table:formula="of:=COUNTIF(([.V26]~ [.V53]~ [.V80]~ [.V107]~ [.V134]~ [.V161]~ [.V188]~ [.V215]~ [.V242]~ [.V269]);1)" office:value-type="float" office:value="0" calcext:value-type="float">
            <text:p>0</text:p>
          </table:table-cell>
          <table:table-cell table:formula="of:=COUNTIF(([.V26]~[.V53]~[.V80]~[.V107]~[.V134]~[.V161]~[.V188]~[.V215]~[.V242]~[.V269]);2)" office:value-type="float" office:value="1" calcext:value-type="float">
            <text:p>1</text:p>
          </table:table-cell>
          <table:table-cell table:formula="of:=COUNTIF(([.V26]~[.V53]~[.V80]~[.V107]~[.V134]~[.V161]~[.V188]~[.V215]~[.V242]~[.V269]);3)" office:value-type="float" office:value="8" calcext:value-type="float">
            <text:p>8</text:p>
          </table:table-cell>
          <table:table-cell table:formula="of:=COUNTIF(([.V26]~[.V53]~[.V80]~[.V107]~[.V134]~[.V161]~[.V188]~[.V215]~[.V242]~[.V269]);4)" office:value-type="float" office:value="1" calcext:value-type="float">
            <text:p>1</text:p>
          </table:table-cell>
          <table:table-cell table:formula="of:=COUNTIF(([.V26]~[.V53]~[.V80]~[.V107]~[.V134]~[.V161]~[.V188]~[.V215]~[.V242]~[.V269]);5)" office:value-type="float" office:value="0" calcext:value-type="float">
            <text:p>0</text:p>
          </table:table-cell>
          <table:table-cell table:formula="of:=COUNTIF(([.AA26]~ [.AA53]~ [.AA80]~ [.AA107]~ [.AA134]~ [.AA161]~ [.AA188]~ [.AA215]~ [.AA242]~ [.AA269]);1)" office:value-type="float" office:value="1" calcext:value-type="float">
            <text:p>1</text:p>
          </table:table-cell>
          <table:table-cell table:formula="of:=COUNTIF(([.AA26]~[.AA53]~[.AA80]~[.AA107]~[.AA134]~[.AA161]~[.AA188]~[.AA215]~[.AA242]~[.AA269]);2)" office:value-type="float" office:value="1" calcext:value-type="float">
            <text:p>1</text:p>
          </table:table-cell>
          <table:table-cell table:formula="of:=COUNTIF(([.AA26]~[.AA53]~[.AA80]~[.AA107]~[.AA134]~[.AA161]~[.AA188]~[.AA215]~[.AA242]~[.AA269]);3)" office:value-type="float" office:value="4" calcext:value-type="float">
            <text:p>4</text:p>
          </table:table-cell>
          <table:table-cell table:formula="of:=COUNTIF(([.AA26]~[.AA53]~[.AA80]~[.AA107]~[.AA134]~[.AA161]~[.AA188]~[.AA215]~[.AA242]~[.AA269]);4)" office:value-type="float" office:value="2" calcext:value-type="float">
            <text:p>2</text:p>
          </table:table-cell>
          <table:table-cell table:formula="of:=COUNTIF(([.AA26]~[.AA53]~[.AA80]~[.AA107]~[.AA134]~[.AA161]~[.AA188]~[.AA215]~[.AA242]~[.AA269]);5)" office:value-type="float" office:value="2" calcext:value-type="float">
            <text:p>2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40]; OFFSET([.$C40]; 0; 0; 1; 5))" office:value-type="float" office:value="3" calcext:value-type="float">
            <text:p>3</text:p>
          </table:table-cell>
          <table:table-cell table:formula="of:=RANK([.D40]; OFFSET([.$C40]; 0; 0; 1; 5))" office:value-type="float" office:value="4" calcext:value-type="float">
            <text:p>4</text:p>
          </table:table-cell>
          <table:table-cell table:formula="of:=RANK([.E40]; OFFSET([.$C40]; 0; 0; 1; 5))" office:value-type="float" office:value="5" calcext:value-type="float">
            <text:p>5</text:p>
          </table:table-cell>
          <table:table-cell table:formula="of:=RANK([.F40]; OFFSET([.$C40]; 0; 0; 1; 5))" office:value-type="float" office:value="2" calcext:value-type="float">
            <text:p>2</text:p>
          </table:table-cell>
          <table:table-cell table:formula="of:=RANK([.G40]; OFFSET([.$C40]; 0; 0; 1; 5))" office:value-type="float" office:value="1" calcext:value-type="float">
            <text:p>1</text:p>
          </table:table-cell>
          <table:table-cell table:formula="of:=RANK([.H40];[.$H40:.$L40];)" office:value-type="float" office:value="4" calcext:value-type="float">
            <text:p>4</text:p>
          </table:table-cell>
          <table:table-cell table:formula="of:=RANK([.I40];[.$H40:.$L40];)" office:value-type="float" office:value="5" calcext:value-type="float">
            <text:p>5</text:p>
          </table:table-cell>
          <table:table-cell table:formula="of:=RANK([.J40];[.$H40:.$L40];)" office:value-type="float" office:value="2" calcext:value-type="float">
            <text:p>2</text:p>
          </table:table-cell>
          <table:table-cell table:formula="of:=RANK([.K40];[.$H40:.$L40];)" office:value-type="float" office:value="3" calcext:value-type="float">
            <text:p>3</text:p>
          </table:table-cell>
          <table:table-cell table:formula="of:=RANK([.L40];[.$H40:.$L40];)" office:value-type="float" office:value="1" calcext:value-type="float">
            <text:p>1</text:p>
          </table:table-cell>
          <table:table-cell table:formula="of:=RANK([.M40];[.$M40:.$Q40];)" office:value-type="float" office:value="5" calcext:value-type="float">
            <text:p>5</text:p>
          </table:table-cell>
          <table:table-cell table:formula="of:=RANK([.N40];[.$M40:.$Q40];)" office:value-type="float" office:value="2" calcext:value-type="float">
            <text:p>2</text:p>
          </table:table-cell>
          <table:table-cell table:formula="of:=RANK([.O40];[.$M40:.$Q40];)" office:value-type="float" office:value="1" calcext:value-type="float">
            <text:p>1</text:p>
          </table:table-cell>
          <table:table-cell table:formula="of:=RANK([.P40];[.$M40:.$Q40];)" office:value-type="float" office:value="4" calcext:value-type="float">
            <text:p>4</text:p>
          </table:table-cell>
          <table:table-cell table:formula="of:=RANK([.Q40];[.$M40:.$Q40];)" office:value-type="float" office:value="3" calcext:value-type="float">
            <text:p>3</text:p>
          </table:table-cell>
          <table:table-cell table:formula="of:=RANK([.R40];[.$R40:.$V40];)" office:value-type="float" office:value="2" calcext:value-type="float">
            <text:p>2</text:p>
          </table:table-cell>
          <table:table-cell table:formula="of:=RANK([.S40];[.$R40:.$V40];)" office:value-type="float" office:value="4" calcext:value-type="float">
            <text:p>4</text:p>
          </table:table-cell>
          <table:table-cell table:formula="of:=RANK([.T40];[.$R40:.$V40];)" office:value-type="float" office:value="5" calcext:value-type="float">
            <text:p>5</text:p>
          </table:table-cell>
          <table:table-cell table:formula="of:=RANK([.U40];[.$R40:.$V40];)" office:value-type="float" office:value="1" calcext:value-type="float">
            <text:p>1</text:p>
          </table:table-cell>
          <table:table-cell table:formula="of:=RANK([.V40];[.$R40:.$V40];)" office:value-type="float" office:value="3" calcext:value-type="float">
            <text:p>3</text:p>
          </table:table-cell>
          <table:table-cell table:formula="of:=RANK([.W40];[.$W40:.$AA40];)" office:value-type="float" office:value="5" calcext:value-type="float">
            <text:p>5</text:p>
          </table:table-cell>
          <table:table-cell table:formula="of:=RANK([.X40];[.$W40:.$AA40];)" office:value-type="float" office:value="3" calcext:value-type="float">
            <text:p>3</text:p>
          </table:table-cell>
          <table:table-cell table:formula="of:=RANK([.Y40];[.$W40:.$AA40];)" office:value-type="float" office:value="1" calcext:value-type="float">
            <text:p>1</text:p>
          </table:table-cell>
          <table:table-cell table:formula="of:=RANK([.Z40];[.$W40:.$AA40];)" office:value-type="float" office:value="4" calcext:value-type="float">
            <text:p>4</text:p>
          </table:table-cell>
          <table:table-cell table:formula="of:=RANK([.AA40];[.$W40:.$AA40];)" office:value-type="float" office:value="2" calcext:value-type="float">
            <text:p>2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number-columns-repeated="28"/>
          <table:table-cell table:style-name="ce989" table:number-columns-repeated="2"/>
          <table:table-cell table:style-name="ce495" office:value-type="string" calcext:value-type="string" table:number-columns-spanned="2" table:number-rows-spanned="1">
            <text:p>overall</text:p>
          </table:table-cell>
          <table:covered-table-cell table:style-name="ce495"/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/>
          <table:table-cell table:style-name="ce994" office:value-type="string" calcext:value-type="string" table:number-columns-spanned="2" table:number-rows-spanned="1">
            <text:p>LinearDiscriminantAnalysis</text:p>
          </table:table-cell>
          <table:covered-table-cell/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/>
          <table:table-cell table:style-name="ce994" office:value-type="string" calcext:value-type="string" table:number-columns-spanned="2" table:number-rows-spanned="1">
            <text:p>LogisticRegression</text:p>
          </table:table-cell>
          <table:covered-table-cell/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16331"/>
        </table:table-row>
        <table:table-row table:style-name="ro1">
          <table:table-cell office:value-type="float" office:value="394856" calcext:value-type="float">
            <text:p>394856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989"/>
          <table:table-cell table:style-name="ce495"/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base</text:p>
          </table:table-cell>
          <table:table-cell table:formula="of:=SUM([.AG3];[.AL3];[.AQ3];[.AV3];[.BA3];[.AG13];[.AL13];[.AQ13];[.AV13];[.BA13];[.AG23];[.AL23];[.AQ23];[.AV23];[.BA23];[.AG33];[.AL33];[.AQ33];[.AV33];[.BA33];[.AG43];[.AL43];[.AQ43];[.AV43];[.BA43])" office:value-type="float" office:value="23" calcext:value-type="float">
            <text:p>23</text:p>
          </table:table-cell>
          <table:table-cell table:formula="of:=SUM([.AH3];[.AM3];[.AR3];[.AW3];[.BB3];[.AH13];[.AM13];[.AR13];[.AW13];[.BB13];[.AH23];[.AM23];[.AR23];[.AW23];[.BB23];[.AH33];[.AM33];[.AR33];[.AW33];[.BB33];[.AH43];[.AM43];[.AR43];[.AW43];[.BB43])" office:value-type="float" office:value="28" calcext:value-type="float">
            <text:p>28</text:p>
          </table:table-cell>
          <table:table-cell table:formula="of:=SUM([.AI3];[.AN3];[.AS3];[.AX3];[.BC3];[.AI13];[.AN13];[.AS13];[.AX13];[.BC13];[.AI23];[.AN23];[.AS23];[.AX23];[.BC23];[.AI33];[.AN33];[.AS33];[.AX33];[.BC33];[.AI43];[.AN43];[.AS43];[.AX43];[.BC43])" office:value-type="float" office:value="9" calcext:value-type="float">
            <text:p>9</text:p>
          </table:table-cell>
          <table:table-cell table:formula="of:=SUM([.AJ3];[.AO3];[.AT3];[.AY3];[.BD3];[.AJ13];[.AO13];[.AT13];[.AY13];[.BD13];[.AJ23];[.AO23];[.AT23];[.AY23];[.BD23];[.AJ33];[.AO33];[.AT33];[.AY33];[.BD33];[.AJ43];[.AO43];[.AT43];[.AY43];[.BD43])" office:value-type="float" office:value="20" calcext:value-type="float">
            <text:p>20</text:p>
          </table:table-cell>
          <table:table-cell table:formula="of:=SUM([.AK3];[.AP3];[.AU3];[.AZ3];[.BE3];[.AK13];[.AP13];[.AU13];[.AZ13];[.BE13];[.AK23];[.AP23];[.AU23];[.AZ23];[.BE23];[.AK33];[.AP33];[.AU33];[.AZ33];[.BE33];[.AK43];[.AP43];[.AU43];[.AZ43];[.BE43])" office:value-type="float" office:value="170" calcext:value-type="float">
            <text:p>170</text:p>
          </table:table-cell>
          <table:table-cell/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base</text:p>
          </table:table-cell>
          <table:table-cell table:formula="of:=SUM([.AG3];[.AL3];[.AQ3];[.AV3];[.BA3])" office:value-type="float" office:value="0" calcext:value-type="float">
            <text:p>0</text:p>
          </table:table-cell>
          <table:table-cell table:formula="of:=SUM([.AH3];[.AM3];[.AR3];[.AW3];[.BB3])" office:value-type="float" office:value="0" calcext:value-type="float">
            <text:p>0</text:p>
          </table:table-cell>
          <table:table-cell table:formula="of:=SUM([.AI3];[.AN3];[.AS3];[.AX3];[.BC3])" office:value-type="float" office:value="0" calcext:value-type="float">
            <text:p>0</text:p>
          </table:table-cell>
          <table:table-cell table:formula="of:=SUM([.AJ3];[.AO3];[.AT3];[.AY3];[.BD3])" office:value-type="float" office:value="0" calcext:value-type="float">
            <text:p>0</text:p>
          </table:table-cell>
          <table:table-cell table:formula="of:=SUM([.AK3];[.AP3];[.AU3];[.AZ3];[.BE3])" office:value-type="float" office:value="50" calcext:value-type="float">
            <text:p>50</text:p>
          </table:table-cell>
          <table:table-cell/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base</text:p>
          </table:table-cell>
          <table:table-cell table:formula="of:=SUM([.AG13];[.AL13];[.AQ13];[.AV13];[.BA13])" office:value-type="float" office:value="0" calcext:value-type="float">
            <text:p>0</text:p>
          </table:table-cell>
          <table:table-cell table:formula="of:=SUM([.AH13];[.AM13];[.AR13];[.AW13];[.BB13])" office:value-type="float" office:value="1" calcext:value-type="float">
            <text:p>1</text:p>
          </table:table-cell>
          <table:table-cell table:formula="of:=SUM([.AI13];[.AN13];[.AS13];[.AX13];[.BC13])" office:value-type="float" office:value="7" calcext:value-type="float">
            <text:p>7</text:p>
          </table:table-cell>
          <table:table-cell table:formula="of:=SUM([.AJ13];[.AO13];[.AT13];[.AY13];[.BD13])" office:value-type="float" office:value="16" calcext:value-type="float">
            <text:p>16</text:p>
          </table:table-cell>
          <table:table-cell table:formula="of:=SUM([.AK13];[.AP13];[.AU13];[.AZ13];[.BE13])" office:value-type="float" office:value="26" calcext:value-type="float">
            <text:p>26</text:p>
          </table:table-cell>
          <table:table-cell table:number-columns-repeated="16331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989"/>
          <table:table-cell table:style-name="ce495"/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bbq</text:p>
          </table:table-cell>
          <table:table-cell table:formula="of:=SUM([.AG4];[.AL4];[.AQ4];[.AV4];[.BA4];[.AG14];[.AL14];[.AQ14];[.AV14];[.BA14];[.AG24];[.AL24];[.AQ24];[.AV24];[.BA24];[.AG34];[.AL34];[.AQ34];[.AV34];[.BA34];[.AG44];[.AL44];[.AQ44];[.AV44];[.BA44])" office:value-type="float" office:value="20" calcext:value-type="float">
            <text:p>20</text:p>
          </table:table-cell>
          <table:table-cell table:formula="of:=SUM([.AH4];[.AM4];[.AR4];[.AW4];[.BB4];[.AH14];[.AM14];[.AR14];[.AW14];[.BB14];[.AH24];[.AM24];[.AR24];[.AW24];[.BB24];[.AH34];[.AM34];[.AR34];[.AW34];[.BB34];[.AH44];[.AM44];[.AR44];[.AW44];[.BB44])" office:value-type="float" office:value="80" calcext:value-type="float">
            <text:p>80</text:p>
          </table:table-cell>
          <table:table-cell table:formula="of:=SUM([.AI4];[.AN4];[.AS4];[.AX4];[.BC4];[.AI14];[.AN14];[.AS14];[.AX14];[.BC14];[.AI24];[.AN24];[.AS24];[.AX24];[.BC24];[.AI34];[.AN34];[.AS34];[.AX34];[.BC34];[.AI44];[.AN44];[.AS44];[.AX44];[.BC44])" office:value-type="float" office:value="106" calcext:value-type="float">
            <text:p>106</text:p>
          </table:table-cell>
          <table:table-cell table:formula="of:=SUM([.AJ4];[.AO4];[.AT4];[.AY4];[.BD4];[.AJ14];[.AO14];[.AT14];[.AY14];[.BD14];[.AJ24];[.AO24];[.AT24];[.AY24];[.BD24];[.AJ34];[.AO34];[.AT34];[.AY34];[.BD34];[.AJ44];[.AO44];[.AT44];[.AY44];[.BD44])" office:value-type="float" office:value="34" calcext:value-type="float">
            <text:p>34</text:p>
          </table:table-cell>
          <table:table-cell table:formula="of:=SUM([.AK4];[.AP4];[.AU4];[.AZ4];[.BE4];[.AK14];[.AP14];[.AU14];[.AZ14];[.BE14];[.AK24];[.AP24];[.AU24];[.AZ24];[.BE24];[.AK34];[.AP34];[.AU34];[.AZ34];[.BE34];[.AK44];[.AP44];[.AU44];[.AZ44];[.BE44])" office:value-type="float" office:value="10" calcext:value-type="float">
            <text:p>10</text:p>
          </table:table-cell>
          <table:table-cell/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bbq</text:p>
          </table:table-cell>
          <table:table-cell table:formula="of:=SUM([.AG4];[.AL4];[.AQ4];[.AV4];[.BA4])" office:value-type="float" office:value="3" calcext:value-type="float">
            <text:p>3</text:p>
          </table:table-cell>
          <table:table-cell table:formula="of:=SUM([.AH4];[.AM4];[.AR4];[.AW4];[.BB4])" office:value-type="float" office:value="20" calcext:value-type="float">
            <text:p>20</text:p>
          </table:table-cell>
          <table:table-cell table:formula="of:=SUM([.AI4];[.AN4];[.AS4];[.AX4];[.BC4])" office:value-type="float" office:value="17" calcext:value-type="float">
            <text:p>17</text:p>
          </table:table-cell>
          <table:table-cell table:formula="of:=SUM([.AJ4];[.AO4];[.AT4];[.AY4];[.BD4])" office:value-type="float" office:value="10" calcext:value-type="float">
            <text:p>10</text:p>
          </table:table-cell>
          <table:table-cell table:formula="of:=SUM([.AK4];[.AP4];[.AU4];[.AZ4];[.BE4])" office:value-type="float" office:value="0" calcext:value-type="float">
            <text:p>0</text:p>
          </table:table-cell>
          <table:table-cell/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bbq</text:p>
          </table:table-cell>
          <table:table-cell table:formula="of:=SUM([.AG14];[.AL14];[.AQ14];[.AV14];[.BA14])" office:value-type="float" office:value="7" calcext:value-type="float">
            <text:p>7</text:p>
          </table:table-cell>
          <table:table-cell table:formula="of:=SUM([.AH14];[.AM14];[.AR14];[.AW14];[.BB14])" office:value-type="float" office:value="24" calcext:value-type="float">
            <text:p>24</text:p>
          </table:table-cell>
          <table:table-cell table:formula="of:=SUM([.AI14];[.AN14];[.AS14];[.AX14];[.BC14])" office:value-type="float" office:value="12" calcext:value-type="float">
            <text:p>12</text:p>
          </table:table-cell>
          <table:table-cell table:formula="of:=SUM([.AJ14];[.AO14];[.AT14];[.AY14];[.BD14])" office:value-type="float" office:value="3" calcext:value-type="float">
            <text:p>3</text:p>
          </table:table-cell>
          <table:table-cell table:formula="of:=SUM([.AK14];[.AP14];[.AU14];[.AZ14];[.BE14])" office:value-type="float" office:value="4" calcext:value-type="float">
            <text:p>4</text:p>
          </table:table-cell>
          <table:table-cell table:number-columns-repeated="16331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989"/>
          <table:table-cell table:style-name="ce495"/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his</text:p>
          </table:table-cell>
          <table:table-cell table:formula="of:=SUM([.AG5];[.AL5];[.AQ5];[.AV5];[.BA5];[.AG15];[.AL15];[.AQ15];[.AV15];[.BA15];[.AG25];[.AL25];[.AQ25];[.AV25];[.BA25];[.AG35];[.AL35];[.AQ35];[.AV35];[.BA35];[.AG45];[.AL45];[.AQ45];[.AV45];[.BA45])" office:value-type="float" office:value="23" calcext:value-type="float">
            <text:p>23</text:p>
          </table:table-cell>
          <table:table-cell table:formula="of:=SUM([.AH5];[.AM5];[.AR5];[.AW5];[.BB5];[.AH15];[.AM15];[.AR15];[.AW15];[.BB15];[.AH25];[.AM25];[.AR25];[.AW25];[.BB25];[.AH35];[.AM35];[.AR35];[.AW35];[.BB35];[.AH45];[.AM45];[.AR45];[.AW45];[.BB45])" office:value-type="float" office:value="34" calcext:value-type="float">
            <text:p>34</text:p>
          </table:table-cell>
          <table:table-cell table:formula="of:=SUM([.AI5];[.AN5];[.AS5];[.AX5];[.BC5];[.AI15];[.AN15];[.AS15];[.AX15];[.BC15];[.AI25];[.AN25];[.AS25];[.AX25];[.BC25];[.AI35];[.AN35];[.AS35];[.AX35];[.BC35];[.AI45];[.AN45];[.AS45];[.AX45];[.BC45])" office:value-type="float" office:value="71" calcext:value-type="float">
            <text:p>71</text:p>
          </table:table-cell>
          <table:table-cell table:formula="of:=SUM([.AJ5];[.AO5];[.AT5];[.AY5];[.BD5];[.AJ15];[.AO15];[.AT15];[.AY15];[.BD15];[.AJ25];[.AO25];[.AT25];[.AY25];[.BD25];[.AJ35];[.AO35];[.AT35];[.AY35];[.BD35];[.AJ45];[.AO45];[.AT45];[.AY45];[.BD45])" office:value-type="float" office:value="78" calcext:value-type="float">
            <text:p>78</text:p>
          </table:table-cell>
          <table:table-cell table:formula="of:=SUM([.AK5];[.AP5];[.AU5];[.AZ5];[.BE5];[.AK15];[.AP15];[.AU15];[.AZ15];[.BE15];[.AK25];[.AP25];[.AU25];[.AZ25];[.BE25];[.AK35];[.AP35];[.AU35];[.AZ35];[.BE35];[.AK45];[.AP45];[.AU45];[.AZ45];[.BE45])" office:value-type="float" office:value="44" calcext:value-type="float">
            <text:p>44</text:p>
          </table:table-cell>
          <table:table-cell/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his</text:p>
          </table:table-cell>
          <table:table-cell table:formula="of:=SUM([.AG5];[.AL5];[.AQ5];[.AV5];[.BA5])" office:value-type="float" office:value="3" calcext:value-type="float">
            <text:p>3</text:p>
          </table:table-cell>
          <table:table-cell table:formula="of:=SUM([.AH5];[.AM5];[.AR5];[.AW5];[.BB5])" office:value-type="float" office:value="9" calcext:value-type="float">
            <text:p>9</text:p>
          </table:table-cell>
          <table:table-cell table:formula="of:=SUM([.AI5];[.AN5];[.AS5];[.AX5];[.BC5])" office:value-type="float" office:value="23" calcext:value-type="float">
            <text:p>23</text:p>
          </table:table-cell>
          <table:table-cell table:formula="of:=SUM([.AJ5];[.AO5];[.AT5];[.AY5];[.BD5])" office:value-type="float" office:value="15" calcext:value-type="float">
            <text:p>15</text:p>
          </table:table-cell>
          <table:table-cell table:formula="of:=SUM([.AK5];[.AP5];[.AU5];[.AZ5];[.BE5])" office:value-type="float" office:value="0" calcext:value-type="float">
            <text:p>0</text:p>
          </table:table-cell>
          <table:table-cell/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his</text:p>
          </table:table-cell>
          <table:table-cell table:formula="of:=SUM([.AG15];[.AL15];[.AQ15];[.AV15];[.BA15])" office:value-type="float" office:value="6" calcext:value-type="float">
            <text:p>6</text:p>
          </table:table-cell>
          <table:table-cell table:formula="of:=SUM([.AH15];[.AM15];[.AR15];[.AW15];[.BB15])" office:value-type="float" office:value="5" calcext:value-type="float">
            <text:p>5</text:p>
          </table:table-cell>
          <table:table-cell table:formula="of:=SUM([.AI15];[.AN15];[.AS15];[.AX15];[.BC15])" office:value-type="float" office:value="10" calcext:value-type="float">
            <text:p>10</text:p>
          </table:table-cell>
          <table:table-cell table:formula="of:=SUM([.AJ15];[.AO15];[.AT15];[.AY15];[.BD15])" office:value-type="float" office:value="15" calcext:value-type="float">
            <text:p>15</text:p>
          </table:table-cell>
          <table:table-cell table:formula="of:=SUM([.AK15];[.AP15];[.AU15];[.AZ15];[.BE15])" office:value-type="float" office:value="14" calcext:value-type="float">
            <text:p>14</text:p>
          </table:table-cell>
          <table:table-cell table:number-columns-repeated="16331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style-name="ce2" office:value-type="float" office:value="-696.906923757056" calcext:value-type="float">
            <text:p>-696,906923757056</text:p>
          </table:table-cell>
          <table:table-cell table:style-name="ce10" office:value-type="float" office:value="8.52751139223288" calcext:value-type="float">
            <text:p>8,52751139223288</text:p>
          </table:table-cell>
          <table:table-cell table:style-name="ce7" office:value-type="float" office:value="6.60273413589064" calcext:value-type="float">
            <text:p>6,60273413589064</text:p>
          </table:table-cell>
          <table:table-cell table:style-name="ce3" office:value-type="float" office:value="12.5219342991226" calcext:value-type="float">
            <text:p>12,5219342991226</text:p>
          </table:table-cell>
          <table:table-cell table:style-name="ce5" office:value-type="float" office:value="13.1605794735768" calcext:value-type="float">
            <text:p>13,1605794735768</text:p>
          </table:table-cell>
          <table:table-cell table:style-name="ce2" office:value-type="float" office:value="-2120.66860737" calcext:value-type="float">
            <text:p>-2120,66860737</text:p>
          </table:table-cell>
          <table:table-cell table:style-name="ce76" office:value-type="float" office:value="8.17012719790505" calcext:value-type="float">
            <text:p>8,17012719790505</text:p>
          </table:table-cell>
          <table:table-cell table:style-name="ce9" office:value-type="float" office:value="6.98887018331456" calcext:value-type="float">
            <text:p>6,98887018331456</text:p>
          </table:table-cell>
          <table:table-cell table:style-name="ce125" office:value-type="float" office:value="-184.568368873924" calcext:value-type="float">
            <text:p>-184,568368873924</text:p>
          </table:table-cell>
          <table:table-cell table:style-name="ce144" office:value-type="float" office:value="-119.600635989525" calcext:value-type="float">
            <text:p>-119,600635989525</text:p>
          </table:table-cell>
          <table:table-cell table:style-name="ce2" office:value-type="float" office:value="-1145.15497553018" calcext:value-type="float">
            <text:p>-1145,15497553018</text:p>
          </table:table-cell>
          <table:table-cell table:style-name="ce9" office:value-type="float" office:value="4.14405062039651" calcext:value-type="float">
            <text:p>4,14405062039651</text:p>
          </table:table-cell>
          <table:table-cell table:style-name="ce44" office:value-type="float" office:value="6.30827030500766" calcext:value-type="float">
            <text:p>6,30827030500766</text:p>
          </table:table-cell>
          <table:table-cell table:style-name="ce245" office:value-type="float" office:value="-62.2739631222502" calcext:value-type="float">
            <text:p>-62,2739631222502</text:p>
          </table:table-cell>
          <table:table-cell table:style-name="ce8" office:value-type="float" office:value="6.08235701221024" calcext:value-type="float">
            <text:p>6,08235701221024</text:p>
          </table:table-cell>
          <table:table-cell table:style-name="ce2" office:value-type="float" office:value="-932.770398033469" calcext:value-type="float">
            <text:p>-932,770398033469</text:p>
          </table:table-cell>
          <table:table-cell table:style-name="ce6" office:value-type="float" office:value="9.27074469761437" calcext:value-type="float">
            <text:p>9,27074469761437</text:p>
          </table:table-cell>
          <table:table-cell table:style-name="ce19" office:value-type="float" office:value="6.02817434055025" calcext:value-type="float">
            <text:p>6,02817434055025</text:p>
          </table:table-cell>
          <table:table-cell table:style-name="ce28" office:value-type="float" office:value="20.8074123097287" calcext:value-type="float">
            <text:p>20,8074123097287</text:p>
          </table:table-cell>
          <table:table-cell table:style-name="ce4" office:value-type="float" office:value="12.2530017963506" calcext:value-type="float">
            <text:p>12,2530017963506</text:p>
          </table:table-cell>
          <table:table-cell table:style-name="ce2" office:value-type="float" office:value="-1819.66678013879" calcext:value-type="float">
            <text:p>-1819,66678013879</text:p>
          </table:table-cell>
          <table:table-cell table:style-name="ce120" office:value-type="float" office:value="101.099724083563" calcext:value-type="float">
            <text:p>101,099724083563</text:p>
          </table:table-cell>
          <table:table-cell table:style-name="ce456" office:value-type="float" office:value="48.8278926434228" calcext:value-type="float">
            <text:p>48,8278926434228</text:p>
          </table:table-cell>
          <table:table-cell table:style-name="ce5" office:value-type="float" office:value="231.046690794424" calcext:value-type="float">
            <text:p>231,046690794424</text:p>
          </table:table-cell>
          <table:table-cell table:style-name="ce144" office:value-type="float" office:value="95.2300498082918" calcext:value-type="float">
            <text:p>95,2300498082918</text:p>
          </table:table-cell>
          <table:table-cell/>
          <table:table-cell table:style-name="ce989"/>
          <table:table-cell table:style-name="ce495"/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iso</text:p>
          </table:table-cell>
          <table:table-cell table:formula="of:=SUM([.AG6];[.AL6];[.AQ6];[.AV6];[.BA6];[.AG16];[.AL16];[.AQ16];[.AV16];[.BA16];[.AG26];[.AL26];[.AQ26];[.AV26];[.BA26];[.AG36];[.AL36];[.AQ36];[.AV36];[.BA36];[.AG46];[.AL46];[.AQ46];[.AV46];[.BA46])" office:value-type="float" office:value="152" calcext:value-type="float">
            <text:p>152</text:p>
          </table:table-cell>
          <table:table-cell table:formula="of:=SUM([.AH6];[.AM6];[.AR6];[.AW6];[.BB6];[.AH16];[.AM16];[.AR16];[.AW16];[.BB16];[.AH26];[.AM26];[.AR26];[.AW26];[.BB26];[.AH36];[.AM36];[.AR36];[.AW36];[.BB36];[.AH46];[.AM46];[.AR46];[.AW46];[.BB46])" office:value-type="float" office:value="33" calcext:value-type="float">
            <text:p>33</text:p>
          </table:table-cell>
          <table:table-cell table:formula="of:=SUM([.AI6];[.AN6];[.AS6];[.AX6];[.BC6];[.AI16];[.AN16];[.AS16];[.AX16];[.BC16];[.AI26];[.AN26];[.AS26];[.AX26];[.BC26];[.AI36];[.AN36];[.AS36];[.AX36];[.BC36];[.AI46];[.AN46];[.AS46];[.AX46];[.BC46])" office:value-type="float" office:value="14" calcext:value-type="float">
            <text:p>14</text:p>
          </table:table-cell>
          <table:table-cell table:formula="of:=SUM([.AJ6];[.AO6];[.AT6];[.AY6];[.BD6];[.AJ16];[.AO16];[.AT16];[.AY16];[.BD16];[.AJ26];[.AO26];[.AT26];[.AY26];[.BD26];[.AJ36];[.AO36];[.AT36];[.AY36];[.BD36];[.AJ46];[.AO46];[.AT46];[.AY46];[.BD46])" office:value-type="float" office:value="45" calcext:value-type="float">
            <text:p>45</text:p>
          </table:table-cell>
          <table:table-cell table:formula="of:=SUM([.AK6];[.AP6];[.AU6];[.AZ6];[.BE6];[.AK16];[.AP16];[.AU16];[.AZ16];[.BE16];[.AK26];[.AP26];[.AU26];[.AZ26];[.BE26];[.AK36];[.AP36];[.AU36];[.AZ36];[.BE36];[.AK46];[.AP46];[.AU46];[.AZ46];[.BE46])" office:value-type="float" office:value="6" calcext:value-type="float">
            <text:p>6</text:p>
          </table:table-cell>
          <table:table-cell/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iso</text:p>
          </table:table-cell>
          <table:table-cell table:formula="of:=SUM([.AG6];[.AL6];[.AQ6];[.AV6];[.BA6])" office:value-type="float" office:value="42" calcext:value-type="float">
            <text:p>42</text:p>
          </table:table-cell>
          <table:table-cell table:formula="of:=SUM([.AH6];[.AM6];[.AR6];[.AW6];[.BB6])" office:value-type="float" office:value="2" calcext:value-type="float">
            <text:p>2</text:p>
          </table:table-cell>
          <table:table-cell table:formula="of:=SUM([.AI6];[.AN6];[.AS6];[.AX6];[.BC6])" office:value-type="float" office:value="3" calcext:value-type="float">
            <text:p>3</text:p>
          </table:table-cell>
          <table:table-cell table:formula="of:=SUM([.AJ6];[.AO6];[.AT6];[.AY6];[.BD6])" office:value-type="float" office:value="3" calcext:value-type="float">
            <text:p>3</text:p>
          </table:table-cell>
          <table:table-cell table:formula="of:=SUM([.AK6];[.AP6];[.AU6];[.AZ6];[.BE6])" office:value-type="float" office:value="0" calcext:value-type="float">
            <text:p>0</text:p>
          </table:table-cell>
          <table:table-cell/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iso</text:p>
          </table:table-cell>
          <table:table-cell table:formula="of:=SUM([.AG16];[.AL16];[.AQ16];[.AV16];[.BA16])" office:value-type="float" office:value="33" calcext:value-type="float">
            <text:p>33</text:p>
          </table:table-cell>
          <table:table-cell table:formula="of:=SUM([.AH16];[.AM16];[.AR16];[.AW16];[.BB16])" office:value-type="float" office:value="3" calcext:value-type="float">
            <text:p>3</text:p>
          </table:table-cell>
          <table:table-cell table:formula="of:=SUM([.AI16];[.AN16];[.AS16];[.AX16];[.BC16])" office:value-type="float" office:value="6" calcext:value-type="float">
            <text:p>6</text:p>
          </table:table-cell>
          <table:table-cell table:formula="of:=SUM([.AJ16];[.AO16];[.AT16];[.AY16];[.BD16])" office:value-type="float" office:value="5" calcext:value-type="float">
            <text:p>5</text:p>
          </table:table-cell>
          <table:table-cell table:formula="of:=SUM([.AK16];[.AP16];[.AU16];[.AZ16];[.BE16])" office:value-type="float" office:value="3" calcext:value-type="float">
            <text:p>3</text:p>
          </table:table-cell>
          <table:table-cell table:number-columns-repeated="16331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11" office:value-type="float" office:value="12.1975107120996" calcext:value-type="float">
            <text:p>12,1975107120996</text:p>
          </table:table-cell>
          <table:table-cell table:style-name="ce9" office:value-type="float" office:value="7.71067129157315" calcext:value-type="float">
            <text:p>7,71067129157315</text:p>
          </table:table-cell>
          <table:table-cell table:style-name="ce7" office:value-type="float" office:value="6.48847174046113" calcext:value-type="float">
            <text:p>6,48847174046113</text:p>
          </table:table-cell>
          <table:table-cell table:style-name="ce22" office:value-type="float" office:value="10.5019383799225" calcext:value-type="float">
            <text:p>10,5019383799225</text:p>
          </table:table-cell>
          <table:table-cell table:style-name="ce9" office:value-type="float" office:value="8.2098891382711" calcext:value-type="float">
            <text:p>8,2098891382711</text:p>
          </table:table-cell>
          <table:table-cell table:style-name="ce5" office:value-type="float" office:value="23.7326973438084" calcext:value-type="float">
            <text:p>23,7326973438084</text:p>
          </table:table-cell>
          <table:table-cell table:style-name="ce9" office:value-type="float" office:value="8.25196408529749" calcext:value-type="float">
            <text:p>8,25196408529749</text:p>
          </table:table-cell>
          <table:table-cell table:style-name="ce9" office:value-type="float" office:value="6.98138795361011" calcext:value-type="float">
            <text:p>6,98138795361011</text:p>
          </table:table-cell>
          <table:table-cell table:style-name="ce125" office:value-type="float" office:value="-184.655817433595" calcext:value-type="float">
            <text:p>-184,655817433595</text:p>
          </table:table-cell>
          <table:table-cell table:style-name="ce145" office:value-type="float" office:value="-378.348297792742" calcext:value-type="float">
            <text:p>-378,348297792742</text:p>
          </table:table-cell>
          <table:table-cell table:style-name="ce5" office:value-type="float" office:value="12.78955954323" calcext:value-type="float">
            <text:p>12,78955954323</text:p>
          </table:table-cell>
          <table:table-cell table:style-name="ce9" office:value-type="float" office:value="3.98487320183899" calcext:value-type="float">
            <text:p>3,98487320183899</text:p>
          </table:table-cell>
          <table:table-cell table:style-name="ce8" office:value-type="float" office:value="6.30827030500766" calcext:value-type="float">
            <text:p>6,30827030500766</text:p>
          </table:table-cell>
          <table:table-cell table:style-name="ce24" office:value-type="float" office:value="11.0771664442138" calcext:value-type="float">
            <text:p>11,0771664442138</text:p>
          </table:table-cell>
          <table:table-cell table:style-name="ce24" office:value-type="float" office:value="10.8161550249642" calcext:value-type="float">
            <text:p>10,8161550249642</text:p>
          </table:table-cell>
          <table:table-cell table:style-name="ce22" office:value-type="float" office:value="22.0163247297596" calcext:value-type="float">
            <text:p>22,0163247297596</text:p>
          </table:table-cell>
          <table:table-cell table:style-name="ce6" office:value-type="float" office:value="9.38545901484358" calcext:value-type="float">
            <text:p>9,38545901484358</text:p>
          </table:table-cell>
          <table:table-cell table:style-name="ce19" office:value-type="float" office:value="6.02817434055025" calcext:value-type="float">
            <text:p>6,02817434055025</text:p>
          </table:table-cell>
          <table:table-cell table:style-name="ce22" office:value-type="float" office:value="21.0882102675617" calcext:value-type="float">
            <text:p>21,0882102675617</text:p>
          </table:table-cell>
          <table:table-cell table:style-name="ce5" office:value-type="float" office:value="24.8621222148688" calcext:value-type="float">
            <text:p>24,8621222148688</text:p>
          </table:table-cell>
          <table:table-cell table:style-name="ce23" office:value-type="float" office:value="141.013365822195" calcext:value-type="float">
            <text:p>141,013365822195</text:p>
          </table:table-cell>
          <table:table-cell table:style-name="ce271" office:value-type="float" office:value="67.3085605761995" calcext:value-type="float">
            <text:p>67,3085605761995</text:p>
          </table:table-cell>
          <table:table-cell table:style-name="ce456" office:value-type="float" office:value="48.8278926434228" calcext:value-type="float">
            <text:p>48,8278926434228</text:p>
          </table:table-cell>
          <table:table-cell table:style-name="ce10" office:value-type="float" office:value="218.92786756011" calcext:value-type="float">
            <text:p>218,92786756011</text:p>
          </table:table-cell>
          <table:table-cell table:style-name="ce5" office:value-type="float" office:value="231.171151801818" calcext:value-type="float">
            <text:p>231,171151801818</text:p>
          </table:table-cell>
          <table:table-cell/>
          <table:table-cell table:style-name="ce989" table:number-columns-repeated="2"/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pla</text:p>
          </table:table-cell>
          <table:table-cell table:formula="of:=SUM([.AG7];[.AL7];[.AQ7];[.AV7];[.BA7];[.AG17];[.AL17];[.AQ17];[.AV17];[.BA17];[.AG27];[.AL27];[.AQ27];[.AV27];[.BA27];[.AG37];[.AL37];[.AQ37];[.AV37];[.BA37];[.AG47];[.AL47];[.AQ47];[.AV47];[.BA47])" office:value-type="float" office:value="32" calcext:value-type="float">
            <text:p>32</text:p>
          </table:table-cell>
          <table:table-cell table:formula="of:=SUM([.AH7];[.AM7];[.AR7];[.AW7];[.BB7];[.AH17];[.AM17];[.AR17];[.AW17];[.BB17];[.AH27];[.AM27];[.AR27];[.AW27];[.BB27];[.AH37];[.AM37];[.AR37];[.AW37];[.BB37];[.AH47];[.AM47];[.AR47];[.AW47];[.BB47])" office:value-type="float" office:value="74" calcext:value-type="float">
            <text:p>74</text:p>
          </table:table-cell>
          <table:table-cell table:formula="of:=SUM([.AI7];[.AN7];[.AS7];[.AX7];[.BC7];[.AI17];[.AN17];[.AS17];[.AX17];[.BC17];[.AI27];[.AN27];[.AS27];[.AX27];[.BC27];[.AI37];[.AN37];[.AS37];[.AX37];[.BC37];[.AI47];[.AN47];[.AS47];[.AX47];[.BC47])" office:value-type="float" office:value="50" calcext:value-type="float">
            <text:p>50</text:p>
          </table:table-cell>
          <table:table-cell table:formula="of:=SUM([.AJ7];[.AO7];[.AT7];[.AY7];[.BD7];[.AJ17];[.AO17];[.AT17];[.AY17];[.BD17];[.AJ27];[.AO27];[.AT27];[.AY27];[.BD27];[.AJ37];[.AO37];[.AT37];[.AY37];[.BD37];[.AJ47];[.AO47];[.AT47];[.AY47];[.BD47])" office:value-type="float" office:value="73" calcext:value-type="float">
            <text:p>73</text:p>
          </table:table-cell>
          <table:table-cell table:formula="of:=SUM([.AK7];[.AP7];[.AU7];[.AZ7];[.BE7];[.AK17];[.AP17];[.AU17];[.AZ17];[.BE17];[.AK27];[.AP27];[.AU27];[.AZ27];[.BE27];[.AK37];[.AP37];[.AU37];[.AZ37];[.BE37];[.AK47];[.AP47];[.AU47];[.AZ47];[.BE47])" office:value-type="float" office:value="21" calcext:value-type="float">
            <text:p>21</text:p>
          </table:table-cell>
          <table:table-cell/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pla</text:p>
          </table:table-cell>
          <table:table-cell table:formula="of:=SUM([.AG7];[.AL7];[.AQ7];[.AV7];[.BA7])" office:value-type="float" office:value="2" calcext:value-type="float">
            <text:p>2</text:p>
          </table:table-cell>
          <table:table-cell table:formula="of:=SUM([.AH7];[.AM7];[.AR7];[.AW7];[.BB7])" office:value-type="float" office:value="18" calcext:value-type="float">
            <text:p>18</text:p>
          </table:table-cell>
          <table:table-cell table:formula="of:=SUM([.AI7];[.AN7];[.AS7];[.AX7];[.BC7])" office:value-type="float" office:value="7" calcext:value-type="float">
            <text:p>7</text:p>
          </table:table-cell>
          <table:table-cell table:formula="of:=SUM([.AJ7];[.AO7];[.AT7];[.AY7];[.BD7])" office:value-type="float" office:value="22" calcext:value-type="float">
            <text:p>22</text:p>
          </table:table-cell>
          <table:table-cell table:formula="of:=SUM([.AK7];[.AP7];[.AU7];[.AZ7];[.BE7])" office:value-type="float" office:value="1" calcext:value-type="float">
            <text:p>1</text:p>
          </table:table-cell>
          <table:table-cell/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pla</text:p>
          </table:table-cell>
          <table:table-cell table:formula="of:=SUM([.AG17];[.AL17];[.AQ17];[.AV17];[.BA17])" office:value-type="float" office:value="4" calcext:value-type="float">
            <text:p>4</text:p>
          </table:table-cell>
          <table:table-cell table:formula="of:=SUM([.AH17];[.AM17];[.AR17];[.AW17];[.BB17])" office:value-type="float" office:value="17" calcext:value-type="float">
            <text:p>17</text:p>
          </table:table-cell>
          <table:table-cell table:formula="of:=SUM([.AI17];[.AN17];[.AS17];[.AX17];[.BC17])" office:value-type="float" office:value="15" calcext:value-type="float">
            <text:p>15</text:p>
          </table:table-cell>
          <table:table-cell table:formula="of:=SUM([.AJ17];[.AO17];[.AT17];[.AY17];[.BD17])" office:value-type="float" office:value="11" calcext:value-type="float">
            <text:p>11</text:p>
          </table:table-cell>
          <table:table-cell table:formula="of:=SUM([.AK17];[.AP17];[.AU17];[.AZ17];[.BE17])" office:value-type="float" office:value="3" calcext:value-type="float">
            <text:p>3</text:p>
          </table:table-cell>
          <table:table-cell table:number-columns-repeated="16331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style-name="ce12" office:value-type="float" office:value="-141.929028089506" calcext:value-type="float">
            <text:p>-141,929028089506</text:p>
          </table:table-cell>
          <table:table-cell table:style-name="ce32" office:value-type="float" office:value="-101.144664354213" calcext:value-type="float">
            <text:p>-101,144664354213</text:p>
          </table:table-cell>
          <table:table-cell table:style-name="ce2" office:value-type="float" office:value="-302.675644426308" calcext:value-type="float">
            <text:p>-302,675644426308</text:p>
          </table:table-cell>
          <table:table-cell table:style-name="ce5" office:value-type="float" office:value="9.87213493844793" calcext:value-type="float">
            <text:p>9,87213493844793</text:p>
          </table:table-cell>
          <table:table-cell table:style-name="ce4" office:value-type="float" office:value="5.61858124192341" calcext:value-type="float">
            <text:p>5,61858124192341</text:p>
          </table:table-cell>
          <table:table-cell table:style-name="ce98" office:value-type="float" office:value="-42.333520389076" calcext:value-type="float">
            <text:p>-42,333520389076</text:p>
          </table:table-cell>
          <table:table-cell table:style-name="ce2" office:value-type="float" office:value="-135.476524504302" calcext:value-type="float">
            <text:p>-135,476524504302</text:p>
          </table:table-cell>
          <table:table-cell table:style-name="ce116" office:value-type="float" office:value="-65.3586793864571" calcext:value-type="float">
            <text:p>-65,3586793864571</text:p>
          </table:table-cell>
          <table:table-cell table:style-name="ce5" office:value-type="float" office:value="4.05209502431723" calcext:value-type="float">
            <text:p>4,05209502431723</text:p>
          </table:table-cell>
          <table:table-cell table:style-name="ce18" office:value-type="float" office:value="2.55845491956602" calcext:value-type="float">
            <text:p>2,55845491956602</text:p>
          </table:table-cell>
          <table:table-cell table:style-name="ce2" office:value-type="float" office:value="-15.9721192347619" calcext:value-type="float">
            <text:p>-15,9721192347619</text:p>
          </table:table-cell>
          <table:table-cell table:style-name="ce187" office:value-type="float" office:value="2.20524988877359" calcext:value-type="float">
            <text:p>2,20524988877359</text:p>
          </table:table-cell>
          <table:table-cell table:style-name="ce229" office:value-type="float" office:value="2.15334420880918" calcext:value-type="float">
            <text:p>2,15334420880918</text:p>
          </table:table-cell>
          <table:table-cell table:style-name="ce246" office:value-type="float" office:value="-1.78604973058475" calcext:value-type="float">
            <text:p>-1,78604973058475</text:p>
          </table:table-cell>
          <table:table-cell table:style-name="ce272" office:value-type="float" office:value="2.73963122250235" calcext:value-type="float">
            <text:p>2,73963122250235</text:p>
          </table:table-cell>
          <table:table-cell table:style-name="ce303" office:value-type="float" office:value="2.86502158772178" calcext:value-type="float">
            <text:p>2,86502158772178</text:p>
          </table:table-cell>
          <table:table-cell table:style-name="ce339" office:value-type="float" office:value="4.86968579622449" calcext:value-type="float">
            <text:p>4,86968579622449</text:p>
          </table:table-cell>
          <table:table-cell table:style-name="ce2" office:value-type="float" office:value="1.67911506098147" calcext:value-type="float">
            <text:p>1,67911506098147</text:p>
          </table:table-cell>
          <table:table-cell table:style-name="ce5" office:value-type="float" office:value="7.51347262928993" calcext:value-type="float">
            <text:p>7,51347262928993</text:p>
          </table:table-cell>
          <table:table-cell table:style-name="ce402" office:value-type="float" office:value="3.61381614194321" calcext:value-type="float">
            <text:p>3,61381614194321</text:p>
          </table:table-cell>
          <table:table-cell table:style-name="ce262" office:value-type="float" office:value="158.598320612511" calcext:value-type="float">
            <text:p>158,598320612511</text:p>
          </table:table-cell>
          <table:table-cell table:style-name="ce46" office:value-type="float" office:value="188.089009925825" calcext:value-type="float">
            <text:p>188,089009925825</text:p>
          </table:table-cell>
          <table:table-cell table:style-name="ce2" office:value-type="float" office:value="135.056556897314" calcext:value-type="float">
            <text:p>135,056556897314</text:p>
          </table:table-cell>
          <table:table-cell table:style-name="ce5" office:value-type="float" office:value="203.409777714074" calcext:value-type="float">
            <text:p>203,409777714074</text:p>
          </table:table-cell>
          <table:table-cell table:style-name="ce483" office:value-type="float" office:value="160.531945390046" calcext:value-type="float">
            <text:p>160,531945390046</text:p>
          </table:table-cell>
          <table:table-cell/>
          <table:table-cell table:style-name="ce989"/>
          <table:table-cell table:style-name="ce495"/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base</text:p>
          </table:table-cell>
          <table:table-cell table:formula="of:=SUM([.AG8];[.AL8];[.AQ8];[.AV8];[.BA8];[.AG18];[.AL18];[.AQ18];[.AV18];[.BA18];[.AG28];[.AL28];[.AQ28];[.AV28];[.BA28];[.AG38];[.AL38];[.AQ38];[.AV38];[.BA38];[.AG48];[.AL48];[.AQ48];[.AV48];[.BA48])" office:value-type="float" office:value="70" calcext:value-type="float">
            <text:p>70</text:p>
          </table:table-cell>
          <table:table-cell table:formula="of:=SUM([.AH8];[.AM8];[.AR8];[.AW8];[.BB8];[.AH18];[.AM18];[.AR18];[.AW18];[.BB18];[.AH28];[.AM28];[.AR28];[.AW28];[.BB28];[.AH38];[.AM38];[.AR38];[.AW38];[.BB38];[.AH48];[.AM48];[.AR48];[.AW48];[.BB48])" office:value-type="float" office:value="77" calcext:value-type="float">
            <text:p>77</text:p>
          </table:table-cell>
          <table:table-cell table:formula="of:=SUM([.AI8];[.AN8];[.AS8];[.AX8];[.BC8];[.AI18];[.AN18];[.AS18];[.AX18];[.BC18];[.AI28];[.AN28];[.AS28];[.AX28];[.BC28];[.AI38];[.AN38];[.AS38];[.AX38];[.BC38];[.AI48];[.AN48];[.AS48];[.AX48];[.BC48])" office:value-type="float" office:value="51" calcext:value-type="float">
            <text:p>51</text:p>
          </table:table-cell>
          <table:table-cell table:formula="of:=SUM([.AJ8];[.AO8];[.AT8];[.AY8];[.BD8];[.AJ18];[.AO18];[.AT18];[.AY18];[.BD18];[.AJ28];[.AO28];[.AT28];[.AY28];[.BD28];[.AJ38];[.AO38];[.AT38];[.AY38];[.BD38];[.AJ48];[.AO48];[.AT48];[.AY48];[.BD48])" office:value-type="float" office:value="27" calcext:value-type="float">
            <text:p>27</text:p>
          </table:table-cell>
          <table:table-cell table:formula="of:=SUM([.AK8];[.AP8];[.AU8];[.AZ8];[.BE8];[.AK18];[.AP18];[.AU18];[.AZ18];[.BE18];[.AK28];[.AP28];[.AU28];[.AZ28];[.BE28];[.AK38];[.AP38];[.AU38];[.AZ38];[.BE38];[.AK48];[.AP48];[.AU48];[.AZ48];[.BE48])" office:value-type="float" office:value="25" calcext:value-type="float">
            <text:p>25</text:p>
          </table:table-cell>
          <table:table-cell/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base</text:p>
          </table:table-cell>
          <table:table-cell table:formula="of:=SUM([.AG8];[.AL8];[.AQ8];[.AV8];[.BA8])" office:value-type="float" office:value="18" calcext:value-type="float">
            <text:p>18</text:p>
          </table:table-cell>
          <table:table-cell table:formula="of:=SUM([.AH8];[.AM8];[.AR8];[.AW8];[.BB8])" office:value-type="float" office:value="16" calcext:value-type="float">
            <text:p>16</text:p>
          </table:table-cell>
          <table:table-cell table:formula="of:=SUM([.AI8];[.AN8];[.AS8];[.AX8];[.BC8])" office:value-type="float" office:value="14" calcext:value-type="float">
            <text:p>14</text:p>
          </table:table-cell>
          <table:table-cell table:formula="of:=SUM([.AJ8];[.AO8];[.AT8];[.AY8];[.BD8])" office:value-type="float" office:value="1" calcext:value-type="float">
            <text:p>1</text:p>
          </table:table-cell>
          <table:table-cell table:formula="of:=SUM([.AK8];[.AP8];[.AU8];[.AZ8];[.BE8])" office:value-type="float" office:value="1" calcext:value-type="float">
            <text:p>1</text:p>
          </table:table-cell>
          <table:table-cell/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base</text:p>
          </table:table-cell>
          <table:table-cell table:formula="of:=SUM([.AG18];[.AL18];[.AQ18];[.AV18];[.BA18])" office:value-type="float" office:value="8" calcext:value-type="float">
            <text:p>8</text:p>
          </table:table-cell>
          <table:table-cell table:formula="of:=SUM([.AH18];[.AM18];[.AR18];[.AW18];[.BB18])" office:value-type="float" office:value="11" calcext:value-type="float">
            <text:p>11</text:p>
          </table:table-cell>
          <table:table-cell table:formula="of:=SUM([.AI18];[.AN18];[.AS18];[.AX18];[.BC18])" office:value-type="float" office:value="12" calcext:value-type="float">
            <text:p>12</text:p>
          </table:table-cell>
          <table:table-cell table:formula="of:=SUM([.AJ18];[.AO18];[.AT18];[.AY18];[.BD18])" office:value-type="float" office:value="13" calcext:value-type="float">
            <text:p>13</text:p>
          </table:table-cell>
          <table:table-cell table:formula="of:=SUM([.AK18];[.AP18];[.AU18];[.AZ18];[.BE18])" office:value-type="float" office:value="6" calcext:value-type="float">
            <text:p>6</text:p>
          </table:table-cell>
          <table:table-cell table:number-columns-repeated="16331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13" office:value-type="float" office:value="4.55621301775148" calcext:value-type="float">
            <text:p>4,55621301775148</text:p>
          </table:table-cell>
          <table:table-cell table:style-name="ce33" office:value-type="float" office:value="-201.114058355438" calcext:value-type="float">
            <text:p>-201,114058355438</text:p>
          </table:table-cell>
          <table:table-cell table:style-name="ce27" office:value-type="float" office:value="1.94858192205672" calcext:value-type="float">
            <text:p>1,94858192205672</text:p>
          </table:table-cell>
          <table:table-cell table:style-name="ce44" office:value-type="float" office:value="8.27246140243488" calcext:value-type="float">
            <text:p>8,27246140243488</text:p>
          </table:table-cell>
          <table:table-cell table:style-name="ce16" office:value-type="float" office:value="5.95184656192614" calcext:value-type="float">
            <text:p>5,95184656192614</text:p>
          </table:table-cell>
          <table:table-cell table:style-name="ce9" office:value-type="float" office:value="2.86896745230071" calcext:value-type="float">
            <text:p>2,86896745230071</text:p>
          </table:table-cell>
          <table:table-cell table:style-name="ce7" office:value-type="float" office:value="2.79508043396932" calcext:value-type="float">
            <text:p>2,79508043396932</text:p>
          </table:table-cell>
          <table:table-cell table:style-name="ce116" office:value-type="float" office:value="-65.3212682379349" calcext:value-type="float">
            <text:p>-65,3212682379349</text:p>
          </table:table-cell>
          <table:table-cell table:style-name="ce31" office:value-type="float" office:value="3.72942386831274" calcext:value-type="float">
            <text:p>3,72942386831274</text:p>
          </table:table-cell>
          <table:table-cell table:style-name="ce18" office:value-type="float" office:value="2.55845491956602" calcext:value-type="float">
            <text:p>2,55845491956602</text:p>
          </table:table-cell>
          <table:table-cell table:style-name="ce159" office:value-type="float" office:value="-1.06431360917494" calcext:value-type="float">
            <text:p>-1,06431360917494</text:p>
          </table:table-cell>
          <table:table-cell table:number-columns-repeated="2" table:style-name="ce187" office:value-type="float" office:value="2.20524988877359" calcext:value-type="float">
            <text:p>2,20524988877359</text:p>
          </table:table-cell>
          <table:table-cell table:style-name="ce246" office:value-type="float" office:value="-1.78604973058475" calcext:value-type="float">
            <text:p>-1,78604973058475</text:p>
          </table:table-cell>
          <table:table-cell table:style-name="ce5" office:value-type="float" office:value="4.80597162489495" calcext:value-type="float">
            <text:p>4,80597162489495</text:p>
          </table:table-cell>
          <table:table-cell table:style-name="ce207" office:value-type="float" office:value="5.82458794239072" calcext:value-type="float">
            <text:p>5,82458794239072</text:p>
          </table:table-cell>
          <table:table-cell table:style-name="ce140" office:value-type="float" office:value="4.66326305505652" calcext:value-type="float">
            <text:p>4,66326305505652</text:p>
          </table:table-cell>
          <table:table-cell table:style-name="ce155" office:value-type="float" office:value="1.6914058806846" calcext:value-type="float">
            <text:p>1,6914058806846</text:p>
          </table:table-cell>
          <table:table-cell table:style-name="ce384" office:value-type="float" office:value="5.92732658913996" calcext:value-type="float">
            <text:p>5,92732658913996</text:p>
          </table:table-cell>
          <table:table-cell table:style-name="ce403" office:value-type="float" office:value="4.99889697771895" calcext:value-type="float">
            <text:p>4,99889697771895</text:p>
          </table:table-cell>
          <table:table-cell table:style-name="ce422" office:value-type="float" office:value="196.190561507865" calcext:value-type="float">
            <text:p>196,190561507865</text:p>
          </table:table-cell>
          <table:table-cell table:style-name="ce444" office:value-type="float" office:value="196.263780891294" calcext:value-type="float">
            <text:p>196,263780891294</text:p>
          </table:table-cell>
          <table:table-cell table:style-name="ce236" office:value-type="float" office:value="135.369501080971" calcext:value-type="float">
            <text:p>135,369501080971</text:p>
          </table:table-cell>
          <table:table-cell table:style-name="ce228" office:value-type="float" office:value="199.424158813201" calcext:value-type="float">
            <text:p>199,424158813201</text:p>
          </table:table-cell>
          <table:table-cell table:style-name="ce42" office:value-type="float" office:value="199.262789503231" calcext:value-type="float">
            <text:p>199,262789503231</text:p>
          </table:table-cell>
          <table:table-cell/>
          <table:table-cell table:style-name="ce989"/>
          <table:table-cell table:style-name="ce495"/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bbq</text:p>
          </table:table-cell>
          <table:table-cell table:formula="of:=SUM([.AG9];[.AL9];[.AQ9];[.AV9];[.BA9];[.AG19];[.AL19];[.AQ19];[.AV19];[.BA19];[.AG29];[.AL29];[.AQ29];[.AV29];[.BA29];[.AG39];[.AL39];[.AQ39];[.AV39];[.BA39];[.AG49];[.AL49];[.AQ49];[.AV49];[.BA49])" office:value-type="float" office:value="26" calcext:value-type="float">
            <text:p>26</text:p>
          </table:table-cell>
          <table:table-cell table:formula="of:=SUM([.AH9];[.AM9];[.AR9];[.AW9];[.BB9];[.AH19];[.AM19];[.AR19];[.AW19];[.BB19];[.AH29];[.AM29];[.AR29];[.AW29];[.BB29];[.AH39];[.AM39];[.AR39];[.AW39];[.BB39];[.AH49];[.AM49];[.AR49];[.AW49];[.BB49])" office:value-type="float" office:value="35" calcext:value-type="float">
            <text:p>35</text:p>
          </table:table-cell>
          <table:table-cell table:formula="of:=SUM([.AI9];[.AN9];[.AS9];[.AX9];[.BC9];[.AI19];[.AN19];[.AS19];[.AX19];[.BC19];[.AI29];[.AN29];[.AS29];[.AX29];[.BC29];[.AI39];[.AN39];[.AS39];[.AX39];[.BC39];[.AI49];[.AN49];[.AS49];[.AX49];[.BC49])" office:value-type="float" office:value="42" calcext:value-type="float">
            <text:p>42</text:p>
          </table:table-cell>
          <table:table-cell table:formula="of:=SUM([.AJ9];[.AO9];[.AT9];[.AY9];[.BD9];[.AJ19];[.AO19];[.AT19];[.AY19];[.BD19];[.AJ29];[.AO29];[.AT29];[.AY29];[.BD29];[.AJ39];[.AO39];[.AT39];[.AY39];[.BD39];[.AJ49];[.AO49];[.AT49];[.AY49];[.BD49])" office:value-type="float" office:value="108" calcext:value-type="float">
            <text:p>108</text:p>
          </table:table-cell>
          <table:table-cell table:formula="of:=SUM([.AK9];[.AP9];[.AU9];[.AZ9];[.BE9];[.AK19];[.AP19];[.AU19];[.AZ19];[.BE19];[.AK29];[.AP29];[.AU29];[.AZ29];[.BE29];[.AK39];[.AP39];[.AU39];[.AZ39];[.BE39];[.AK49];[.AP49];[.AU49];[.AZ49];[.BE49])" office:value-type="float" office:value="39" calcext:value-type="float">
            <text:p>39</text:p>
          </table:table-cell>
          <table:table-cell/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bbq</text:p>
          </table:table-cell>
          <table:table-cell table:formula="of:=SUM([.AG9];[.AL9];[.AQ9];[.AV9];[.BA9])" office:value-type="float" office:value="1" calcext:value-type="float">
            <text:p>1</text:p>
          </table:table-cell>
          <table:table-cell table:formula="of:=SUM([.AH9];[.AM9];[.AR9];[.AW9];[.BB9])" office:value-type="float" office:value="3" calcext:value-type="float">
            <text:p>3</text:p>
          </table:table-cell>
          <table:table-cell table:formula="of:=SUM([.AI9];[.AN9];[.AS9];[.AX9];[.BC9])" office:value-type="float" office:value="18" calcext:value-type="float">
            <text:p>18</text:p>
          </table:table-cell>
          <table:table-cell table:formula="of:=SUM([.AJ9];[.AO9];[.AT9];[.AY9];[.BD9])" office:value-type="float" office:value="18" calcext:value-type="float">
            <text:p>18</text:p>
          </table:table-cell>
          <table:table-cell table:formula="of:=SUM([.AK9];[.AP9];[.AU9];[.AZ9];[.BE9])" office:value-type="float" office:value="10" calcext:value-type="float">
            <text:p>10</text:p>
          </table:table-cell>
          <table:table-cell/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bbq</text:p>
          </table:table-cell>
          <table:table-cell table:formula="of:=SUM([.AG19];[.AL19];[.AQ19];[.AV19];[.BA19])" office:value-type="float" office:value="11" calcext:value-type="float">
            <text:p>11</text:p>
          </table:table-cell>
          <table:table-cell table:formula="of:=SUM([.AH19];[.AM19];[.AR19];[.AW19];[.BB19])" office:value-type="float" office:value="12" calcext:value-type="float">
            <text:p>12</text:p>
          </table:table-cell>
          <table:table-cell table:formula="of:=SUM([.AI19];[.AN19];[.AS19];[.AX19];[.BC19])" office:value-type="float" office:value="4" calcext:value-type="float">
            <text:p>4</text:p>
          </table:table-cell>
          <table:table-cell table:formula="of:=SUM([.AJ19];[.AO19];[.AT19];[.AY19];[.BD19])" office:value-type="float" office:value="15" calcext:value-type="float">
            <text:p>15</text:p>
          </table:table-cell>
          <table:table-cell table:formula="of:=SUM([.AK19];[.AP19];[.AU19];[.AZ19];[.BE19])" office:value-type="float" office:value="8" calcext:value-type="float">
            <text:p>8</text:p>
          </table:table-cell>
          <table:table-cell table:number-columns-repeated="16331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style-name="ce2" office:value-type="float" office:value="-1402.11453444875" calcext:value-type="float">
            <text:p>-1402,11453444875</text:p>
          </table:table-cell>
          <table:table-cell table:style-name="ce8" office:value-type="float" office:value="24.4059035570972" calcext:value-type="float">
            <text:p>24,4059035570972</text:p>
          </table:table-cell>
          <table:table-cell table:style-name="ce22" office:value-type="float" office:value="25.6315037747398" calcext:value-type="float">
            <text:p>25,6315037747398</text:p>
          </table:table-cell>
          <table:table-cell table:style-name="ce31" office:value-type="float" office:value="28.7458341835" calcext:value-type="float">
            <text:p>28,7458341835</text:p>
          </table:table-cell>
          <table:table-cell table:style-name="ce17" office:value-type="float" office:value="28.5451948581922" calcext:value-type="float">
            <text:p>28,5451948581922</text:p>
          </table:table-cell>
          <table:table-cell table:style-name="ce2" office:value-type="float" office:value="-1666.79152637486" calcext:value-type="float">
            <text:p>-1666,79152637486</text:p>
          </table:table-cell>
          <table:table-cell table:style-name="ce17" office:value-type="float" office:value="31.8742985409652" calcext:value-type="float">
            <text:p>31,8742985409652</text:p>
          </table:table-cell>
          <table:table-cell table:style-name="ce22" office:value-type="float" office:value="31.656378600823" calcext:value-type="float">
            <text:p>31,656378600823</text:p>
          </table:table-cell>
          <table:table-cell table:style-name="ce11" office:value-type="float" office:value="34.3172465394688" calcext:value-type="float">
            <text:p>34,3172465394688</text:p>
          </table:table-cell>
          <table:table-cell table:style-name="ce17" office:value-type="float" office:value="33.1977179199401" calcext:value-type="float">
            <text:p>33,1977179199401</text:p>
          </table:table-cell>
          <table:table-cell table:style-name="ce2" office:value-type="float" office:value="-132.016412081665" calcext:value-type="float">
            <text:p>-132,016412081665</text:p>
          </table:table-cell>
          <table:table-cell table:style-name="ce188" office:value-type="float" office:value="95.0813188986109" calcext:value-type="float">
            <text:p>95,0813188986109</text:p>
          </table:table-cell>
          <table:table-cell table:style-name="ce230" office:value-type="float" office:value="74.1742053487567" calcext:value-type="float">
            <text:p>74,1742053487567</text:p>
          </table:table-cell>
          <table:table-cell table:style-name="ce91" office:value-type="float" office:value="146.28256463493" calcext:value-type="float">
            <text:p>146,28256463493</text:p>
          </table:table-cell>
          <table:table-cell table:style-name="ce273" office:value-type="float" office:value="81.3075287952939" calcext:value-type="float">
            <text:p>81,3075287952939</text:p>
          </table:table-cell>
          <table:table-cell table:style-name="ce304" office:value-type="float" office:value="176.443541016671" calcext:value-type="float">
            <text:p>176,443541016671</text:p>
          </table:table-cell>
          <table:table-cell table:style-name="ce330" office:value-type="float" office:value="98.9625287573665" calcext:value-type="float">
            <text:p>98,9625287573665</text:p>
          </table:table-cell>
          <table:table-cell table:style-name="ce234" office:value-type="float" office:value="71.0324288550629" calcext:value-type="float">
            <text:p>71,0324288550629</text:p>
          </table:table-cell>
          <table:table-cell table:style-name="ce5" office:value-type="float" office:value="225.800951750654" calcext:value-type="float">
            <text:p>225,800951750654</text:p>
          </table:table-cell>
          <table:table-cell table:style-name="ce190" office:value-type="float" office:value="77.4580063660143" calcext:value-type="float">
            <text:p>77,4580063660143</text:p>
          </table:table-cell>
          <table:table-cell table:style-name="ce423" office:value-type="float" office:value="961.085987983899" calcext:value-type="float">
            <text:p>961,085987983899</text:p>
          </table:table-cell>
          <table:table-cell table:style-name="ce121" office:value-type="float" office:value="949.73590855341" calcext:value-type="float">
            <text:p>949,73590855341</text:p>
          </table:table-cell>
          <table:table-cell table:style-name="ce5" office:value-type="float" office:value="967.481396543281" calcext:value-type="float">
            <text:p>967,481396543281</text:p>
          </table:table-cell>
          <table:table-cell table:style-name="ce473" office:value-type="float" office:value="949.913283405597" calcext:value-type="float">
            <text:p>949,913283405597</text:p>
          </table:table-cell>
          <table:table-cell table:style-name="ce290" office:value-type="float" office:value="958.83123708508" calcext:value-type="float">
            <text:p>958,83123708508</text:p>
          </table:table-cell>
          <table:table-cell/>
          <table:table-cell table:style-name="ce989"/>
          <table:table-cell table:style-name="ce495"/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his</text:p>
          </table:table-cell>
          <table:table-cell table:formula="of:=SUM([.AG10];[.AL10];[.AQ10];[.AV10];[.BA10];[.AG20];[.AL20];[.AQ20];[.AV20];[.BA20];[.AG30];[.AL30];[.AQ30];[.AV30];[.BA30];[.AG40];[.AL40];[.AQ40];[.AV40];[.BA40];[.AG50];[.AL50];[.AQ50];[.AV50];[.BA50])" office:value-type="float" office:value="21" calcext:value-type="float">
            <text:p>21</text:p>
          </table:table-cell>
          <table:table-cell table:formula="of:=SUM([.AH10];[.AM10];[.AR10];[.AW10];[.BB10];[.AH20];[.AM20];[.AR20];[.AW20];[.BB20];[.AH30];[.AM30];[.AR30];[.AW30];[.BB30];[.AH40];[.AM40];[.AR40];[.AW40];[.BB40];[.AH50];[.AM50];[.AR50];[.AW50];[.BB50])" office:value-type="float" office:value="27" calcext:value-type="float">
            <text:p>27</text:p>
          </table:table-cell>
          <table:table-cell table:formula="of:=SUM([.AI10];[.AN10];[.AS10];[.AX10];[.BC10];[.AI20];[.AN20];[.AS20];[.AX20];[.BC20];[.AI30];[.AN30];[.AS30];[.AX30];[.BC30];[.AI40];[.AN40];[.AS40];[.AX40];[.BC40];[.AI50];[.AN50];[.AS50];[.AX50];[.BC50])" office:value-type="float" office:value="29" calcext:value-type="float">
            <text:p>29</text:p>
          </table:table-cell>
          <table:table-cell table:formula="of:=SUM([.AJ10];[.AO10];[.AT10];[.AY10];[.BD10];[.AJ20];[.AO20];[.AT20];[.AY20];[.BD20];[.AJ30];[.AO30];[.AT30];[.AY30];[.BD30];[.AJ40];[.AO40];[.AT40];[.AY40];[.BD40];[.AJ50];[.AO50];[.AT50];[.AY50];[.BD50])" office:value-type="float" office:value="63" calcext:value-type="float">
            <text:p>63</text:p>
          </table:table-cell>
          <table:table-cell table:formula="of:=SUM([.AK10];[.AP10];[.AU10];[.AZ10];[.BE10];[.AK20];[.AP20];[.AU20];[.AZ20];[.BE20];[.AK30];[.AP30];[.AU30];[.AZ30];[.BE30];[.AK40];[.AP40];[.AU40];[.AZ40];[.BE40];[.AK50];[.AP50];[.AU50];[.AZ50];[.BE50])" office:value-type="float" office:value="110" calcext:value-type="float">
            <text:p>110</text:p>
          </table:table-cell>
          <table:table-cell/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his</text:p>
          </table:table-cell>
          <table:table-cell table:formula="of:=SUM([.AG10];[.AL10];[.AQ10];[.AV10];[.BA10])" office:value-type="float" office:value="1" calcext:value-type="float">
            <text:p>1</text:p>
          </table:table-cell>
          <table:table-cell table:formula="of:=SUM([.AH10];[.AM10];[.AR10];[.AW10];[.BB10])" office:value-type="float" office:value="2" calcext:value-type="float">
            <text:p>2</text:p>
          </table:table-cell>
          <table:table-cell table:formula="of:=SUM([.AI10];[.AN10];[.AS10];[.AX10];[.BC10])" office:value-type="float" office:value="7" calcext:value-type="float">
            <text:p>7</text:p>
          </table:table-cell>
          <table:table-cell table:formula="of:=SUM([.AJ10];[.AO10];[.AT10];[.AY10];[.BD10])" office:value-type="float" office:value="23" calcext:value-type="float">
            <text:p>23</text:p>
          </table:table-cell>
          <table:table-cell table:formula="of:=SUM([.AK10];[.AP10];[.AU10];[.AZ10];[.BE10])" office:value-type="float" office:value="17" calcext:value-type="float">
            <text:p>17</text:p>
          </table:table-cell>
          <table:table-cell/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his</text:p>
          </table:table-cell>
          <table:table-cell table:formula="of:=SUM([.AG20];[.AL20];[.AQ20];[.AV20];[.BA20])" office:value-type="float" office:value="4" calcext:value-type="float">
            <text:p>4</text:p>
          </table:table-cell>
          <table:table-cell table:formula="of:=SUM([.AH20];[.AM20];[.AR20];[.AW20];[.BB20])" office:value-type="float" office:value="9" calcext:value-type="float">
            <text:p>9</text:p>
          </table:table-cell>
          <table:table-cell table:formula="of:=SUM([.AI20];[.AN20];[.AS20];[.AX20];[.BC20])" office:value-type="float" office:value="5" calcext:value-type="float">
            <text:p>5</text:p>
          </table:table-cell>
          <table:table-cell table:formula="of:=SUM([.AJ20];[.AO20];[.AT20];[.AY20];[.BD20])" office:value-type="float" office:value="10" calcext:value-type="float">
            <text:p>10</text:p>
          </table:table-cell>
          <table:table-cell table:formula="of:=SUM([.AK20];[.AP20];[.AU20];[.AZ20];[.BE20])" office:value-type="float" office:value="22" calcext:value-type="float">
            <text:p>22</text:p>
          </table:table-cell>
          <table:table-cell table:number-columns-repeated="16331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3" office:value-type="float" office:value="31.6615656668707" calcext:value-type="float">
            <text:p>31,6615656668707</text:p>
          </table:table-cell>
          <table:table-cell table:style-name="ce10" office:value-type="float" office:value="23.1952662721894" calcext:value-type="float">
            <text:p>23,1952662721894</text:p>
          </table:table-cell>
          <table:table-cell table:style-name="ce10" office:value-type="float" office:value="23.1748622730055" calcext:value-type="float">
            <text:p>23,1748622730055</text:p>
          </table:table-cell>
          <table:table-cell table:style-name="ce5" office:value-type="float" office:value="32.0560429844249" calcext:value-type="float">
            <text:p>32,0560429844249</text:p>
          </table:table-cell>
          <table:table-cell table:style-name="ce3" office:value-type="float" office:value="31.6615656668707" calcext:value-type="float">
            <text:p>31,6615656668707</text:p>
          </table:table-cell>
          <table:table-cell table:style-name="ce5" office:value-type="float" office:value="36.8036849981294" calcext:value-type="float">
            <text:p>36,8036849981294</text:p>
          </table:table-cell>
          <table:table-cell table:style-name="ce17" office:value-type="float" office:value="32.6234567901235" calcext:value-type="float">
            <text:p>32,6234567901235</text:p>
          </table:table-cell>
          <table:table-cell table:style-name="ce22" office:value-type="float" office:value="31.656378600823" calcext:value-type="float">
            <text:p>31,656378600823</text:p>
          </table:table-cell>
          <table:table-cell table:style-name="ce24" office:value-type="float" office:value="34.4827908716797" calcext:value-type="float">
            <text:p>34,4827908716797</text:p>
          </table:table-cell>
          <table:table-cell table:style-name="ce5" office:value-type="float" office:value="36.8036849981294" calcext:value-type="float">
            <text:p>36,8036849981294</text:p>
          </table:table-cell>
          <table:table-cell table:style-name="ce5" office:value-type="float" office:value="149.84823767858" calcext:value-type="float">
            <text:p>149,84823767858</text:p>
          </table:table-cell>
          <table:table-cell table:style-name="ce188" office:value-type="float" office:value="95.3363982401503" calcext:value-type="float">
            <text:p>95,3363982401503</text:p>
          </table:table-cell>
          <table:table-cell table:style-name="ce230" office:value-type="float" office:value="74.3936922240347" calcext:value-type="float">
            <text:p>74,3936922240347</text:p>
          </table:table-cell>
          <table:table-cell table:style-name="ce8" office:value-type="float" office:value="148.233723861783" calcext:value-type="float">
            <text:p>148,233723861783</text:p>
          </table:table-cell>
          <table:table-cell table:style-name="ce5" office:value-type="float" office:value="149.84823767858" calcext:value-type="float">
            <text:p>149,84823767858</text:p>
          </table:table-cell>
          <table:table-cell table:style-name="ce305" office:value-type="float" office:value="202.01632472976" calcext:value-type="float">
            <text:p>202,01632472976</text:p>
          </table:table-cell>
          <table:table-cell table:style-name="ce340" office:value-type="float" office:value="90.0715388736566" calcext:value-type="float">
            <text:p>90,0715388736566</text:p>
          </table:table-cell>
          <table:table-cell table:style-name="ce2" office:value-type="float" office:value="69.2549872364565" calcext:value-type="float">
            <text:p>69,2549872364565</text:p>
          </table:table-cell>
          <table:table-cell table:style-name="ce158" office:value-type="float" office:value="190.205792442722" calcext:value-type="float">
            <text:p>190,205792442722</text:p>
          </table:table-cell>
          <table:table-cell table:style-name="ce305" office:value-type="float" office:value="202.01632472976" calcext:value-type="float">
            <text:p>202,01632472976</text:p>
          </table:table-cell>
          <table:table-cell table:style-name="ce2" office:value-type="float" office:value="896.381553015373" calcext:value-type="float">
            <text:p>896,381553015373</text:p>
          </table:table-cell>
          <table:table-cell table:style-name="ce203" office:value-type="float" office:value="914.402837997635" calcext:value-type="float">
            <text:p>914,402837997635</text:p>
          </table:table-cell>
          <table:table-cell table:style-name="ce5" office:value-type="float" office:value="967.458941006438" calcext:value-type="float">
            <text:p>967,458941006438</text:p>
          </table:table-cell>
          <table:table-cell table:style-name="ce473" office:value-type="float" office:value="949.911730629113" calcext:value-type="float">
            <text:p>949,911730629113</text:p>
          </table:table-cell>
          <table:table-cell table:style-name="ce2" office:value-type="float" office:value="896.381553015373" calcext:value-type="float">
            <text:p>896,381553015373</text:p>
          </table:table-cell>
          <table:table-cell/>
          <table:table-cell table:style-name="ce989" table:number-columns-repeated="2"/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iso</text:p>
          </table:table-cell>
          <table:table-cell table:formula="of:=SUM([.AG11];[.AL11];[.AQ11];[.AV11];[.BA11];[.AG21];[.AL21];[.AQ21];[.AV21];[.BA21];[.AG31];[.AL31];[.AQ31];[.AV31];[.BA31];[.AG41];[.AL41];[.AQ41];[.AV41];[.BA41];[.AG51];[.AL51];[.AQ51];[.AV51];[.BA51])" office:value-type="float" office:value="92" calcext:value-type="float">
            <text:p>92</text:p>
          </table:table-cell>
          <table:table-cell table:formula="of:=SUM([.AH11];[.AM11];[.AR11];[.AW11];[.BB11];[.AH21];[.AM21];[.AR21];[.AW21];[.BB21];[.AH31];[.AM31];[.AR31];[.AW31];[.BB31];[.AH41];[.AM41];[.AR41];[.AW41];[.BB41];[.AH51];[.AM51];[.AR51];[.AW51];[.BB51])" office:value-type="float" office:value="52" calcext:value-type="float">
            <text:p>52</text:p>
          </table:table-cell>
          <table:table-cell table:formula="of:=SUM([.AI11];[.AN11];[.AS11];[.AX11];[.BC11];[.AI21];[.AN21];[.AS21];[.AX21];[.BC21];[.AI31];[.AN31];[.AS31];[.AX31];[.BC31];[.AI41];[.AN41];[.AS41];[.AX41];[.BC41];[.AI51];[.AN51];[.AS51];[.AX51];[.BC51])" office:value-type="float" office:value="51" calcext:value-type="float">
            <text:p>51</text:p>
          </table:table-cell>
          <table:table-cell table:formula="of:=SUM([.AJ11];[.AO11];[.AT11];[.AY11];[.BD11];[.AJ21];[.AO21];[.AT21];[.AY21];[.BD21];[.AJ31];[.AO31];[.AT31];[.AY31];[.BD31];[.AJ41];[.AO41];[.AT41];[.AY41];[.BD41];[.AJ51];[.AO51];[.AT51];[.AY51];[.BD51])" office:value-type="float" office:value="19" calcext:value-type="float">
            <text:p>19</text:p>
          </table:table-cell>
          <table:table-cell table:formula="of:=SUM([.AK11];[.AP11];[.AU11];[.AZ11];[.BE11];[.AK21];[.AP21];[.AU21];[.AZ21];[.BE21];[.AK31];[.AP31];[.AU31];[.AZ31];[.BE31];[.AK41];[.AP41];[.AU41];[.AZ41];[.BE41];[.AK51];[.AP51];[.AU51];[.AZ51];[.BE51])" office:value-type="float" office:value="36" calcext:value-type="float">
            <text:p>36</text:p>
          </table:table-cell>
          <table:table-cell/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iso</text:p>
          </table:table-cell>
          <table:table-cell table:formula="of:=SUM([.AG11];[.AL11];[.AQ11];[.AV11];[.BA11])" office:value-type="float" office:value="19" calcext:value-type="float">
            <text:p>19</text:p>
          </table:table-cell>
          <table:table-cell table:formula="of:=SUM([.AH11];[.AM11];[.AR11];[.AW11];[.BB11])" office:value-type="float" office:value="22" calcext:value-type="float">
            <text:p>22</text:p>
          </table:table-cell>
          <table:table-cell table:formula="of:=SUM([.AI11];[.AN11];[.AS11];[.AX11];[.BC11])" office:value-type="float" office:value="4" calcext:value-type="float">
            <text:p>4</text:p>
          </table:table-cell>
          <table:table-cell table:formula="of:=SUM([.AJ11];[.AO11];[.AT11];[.AY11];[.BD11])" office:value-type="float" office:value="3" calcext:value-type="float">
            <text:p>3</text:p>
          </table:table-cell>
          <table:table-cell table:formula="of:=SUM([.AK11];[.AP11];[.AU11];[.AZ11];[.BE11])" office:value-type="float" office:value="2" calcext:value-type="float">
            <text:p>2</text:p>
          </table:table-cell>
          <table:table-cell/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iso</text:p>
          </table:table-cell>
          <table:table-cell table:formula="of:=SUM([.AG21];[.AL21];[.AQ21];[.AV21];[.BA21])" office:value-type="float" office:value="23" calcext:value-type="float">
            <text:p>23</text:p>
          </table:table-cell>
          <table:table-cell table:formula="of:=SUM([.AH21];[.AM21];[.AR21];[.AW21];[.BB21])" office:value-type="float" office:value="5" calcext:value-type="float">
            <text:p>5</text:p>
          </table:table-cell>
          <table:table-cell table:formula="of:=SUM([.AI21];[.AN21];[.AS21];[.AX21];[.BC21])" office:value-type="float" office:value="14" calcext:value-type="float">
            <text:p>14</text:p>
          </table:table-cell>
          <table:table-cell table:formula="of:=SUM([.AJ21];[.AO21];[.AT21];[.AY21];[.BD21])" office:value-type="float" office:value="4" calcext:value-type="float">
            <text:p>4</text:p>
          </table:table-cell>
          <table:table-cell table:formula="of:=SUM([.AK21];[.AP21];[.AU21];[.AZ21];[.BE21])" office:value-type="float" office:value="4" calcext:value-type="float">
            <text:p>4</text:p>
          </table:table-cell>
          <table:table-cell table:number-columns-repeated="16331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style-name="ce2" office:value-type="float" office:value="-562.229136910835" calcext:value-type="float">
            <text:p>-562,229136910835</text:p>
          </table:table-cell>
          <table:table-cell table:style-name="ce34" office:value-type="float" office:value="24.7405291437122" calcext:value-type="float">
            <text:p>24,7405291437122</text:p>
          </table:table-cell>
          <table:table-cell table:style-name="ce53" office:value-type="float" office:value="18.1078691423519" calcext:value-type="float">
            <text:p>18,1078691423519</text:p>
          </table:table-cell>
          <table:table-cell table:style-name="ce28" office:value-type="float" office:value="49.4830986873427" calcext:value-type="float">
            <text:p>49,4830986873427</text:p>
          </table:table-cell>
          <table:table-cell table:style-name="ce34" office:value-type="float" office:value="24.8296266068149" calcext:value-type="float">
            <text:p>24,8296266068149</text:p>
          </table:table-cell>
          <table:table-cell table:style-name="ce2" office:value-type="float" office:value="-878.806701271979" calcext:value-type="float">
            <text:p>-878,806701271979</text:p>
          </table:table-cell>
          <table:table-cell table:style-name="ce8" office:value-type="float" office:value="34.3181818181817" calcext:value-type="float">
            <text:p>34,3181818181817</text:p>
          </table:table-cell>
          <table:table-cell table:style-name="ce28" office:value-type="float" office:value="35.6995884773662" calcext:value-type="float">
            <text:p>35,6995884773662</text:p>
          </table:table-cell>
          <table:table-cell table:style-name="ce4" office:value-type="float" office:value="26.8953423120089" calcext:value-type="float">
            <text:p>26,8953423120089</text:p>
          </table:table-cell>
          <table:table-cell table:style-name="ce22" office:value-type="float" office:value="34.719416386083" calcext:value-type="float">
            <text:p>34,719416386083</text:p>
          </table:table-cell>
          <table:table-cell table:style-name="ce160" office:value-type="float" office:value="77.432399031094" calcext:value-type="float">
            <text:p>77,432399031094</text:p>
          </table:table-cell>
          <table:table-cell table:style-name="ce189" office:value-type="float" office:value="77.7151614019476" calcext:value-type="float">
            <text:p>77,7151614019476</text:p>
          </table:table-cell>
          <table:table-cell table:style-name="ce115" office:value-type="float" office:value="75.696771961046" calcext:value-type="float">
            <text:p>75,696771961046</text:p>
          </table:table-cell>
          <table:table-cell table:style-name="ce5" office:value-type="float" office:value="187.669187799694" calcext:value-type="float">
            <text:p>187,669187799694</text:p>
          </table:table-cell>
          <table:table-cell table:style-name="ce274" office:value-type="float" office:value="82.345642394582" calcext:value-type="float">
            <text:p>82,345642394582</text:p>
          </table:table-cell>
          <table:table-cell table:style-name="ce306" office:value-type="float" office:value="228.5560650468" calcext:value-type="float">
            <text:p>228,5560650468</text:p>
          </table:table-cell>
          <table:table-cell table:style-name="ce333" office:value-type="float" office:value="93.9188805899593" calcext:value-type="float">
            <text:p>93,9188805899593</text:p>
          </table:table-cell>
          <table:table-cell table:style-name="ce232" office:value-type="float" office:value="70.0431754435725" calcext:value-type="float">
            <text:p>70,0431754435725</text:p>
          </table:table-cell>
          <table:table-cell table:style-name="ce245" office:value-type="float" office:value="225.0748479405" calcext:value-type="float">
            <text:p>225,0748479405</text:p>
          </table:table-cell>
          <table:table-cell table:style-name="ce233" office:value-type="float" office:value="79.3057262613847" calcext:value-type="float">
            <text:p>79,3057262613847</text:p>
          </table:table-cell>
          <table:table-cell table:style-name="ce424" office:value-type="float" office:value="961.165746945211" calcext:value-type="float">
            <text:p>961,165746945211</text:p>
          </table:table-cell>
          <table:table-cell table:style-name="ce445" office:value-type="float" office:value="960.009555547593" calcext:value-type="float">
            <text:p>960,009555547593</text:p>
          </table:table-cell>
          <table:table-cell table:style-name="ce93" office:value-type="float" office:value="968.324793062673" calcext:value-type="float">
            <text:p>968,324793062673</text:p>
          </table:table-cell>
          <table:table-cell table:style-name="ce5" office:value-type="float" office:value="977.771287968371" calcext:value-type="float">
            <text:p>977,771287968371</text:p>
          </table:table-cell>
          <table:table-cell table:style-name="ce484" office:value-type="float" office:value="963.077364102197" calcext:value-type="float">
            <text:p>963,077364102197</text:p>
          </table:table-cell>
          <table:table-cell/>
          <table:table-cell table:style-name="ce989" table:number-columns-repeated="2"/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pla</text:p>
          </table:table-cell>
          <table:table-cell table:formula="of:=SUM([.AG12];[.AL12];[.AQ12];[.AV12];[.BA12];[.AG22];[.AL22];[.AQ22];[.AV22];[.BA22];[.AG32];[.AL32];[.AQ32];[.AV32];[.BA32];[.AG42];[.AL42];[.AQ42];[.AV42];[.BA42];[.AG52];[.AL52];[.AQ52];[.AV52];[.BA52])" office:value-type="float" office:value="60" calcext:value-type="float">
            <text:p>60</text:p>
          </table:table-cell>
          <table:table-cell table:formula="of:=SUM([.AH12];[.AM12];[.AR12];[.AW12];[.BB12];[.AH22];[.AM22];[.AR22];[.AW22];[.BB22];[.AH32];[.AM32];[.AR32];[.AW32];[.BB32];[.AH42];[.AM42];[.AR42];[.AW42];[.BB42];[.AH52];[.AM52];[.AR52];[.AW52];[.BB52])" office:value-type="float" office:value="53" calcext:value-type="float">
            <text:p>53</text:p>
          </table:table-cell>
          <table:table-cell table:formula="of:=SUM([.AI12];[.AN12];[.AS12];[.AX12];[.BC12];[.AI22];[.AN22];[.AS22];[.AX22];[.BC22];[.AI32];[.AN32];[.AS32];[.AX32];[.BC32];[.AI42];[.AN42];[.AS42];[.AX42];[.BC42];[.AI52];[.AN52];[.AS52];[.AX52];[.BC52])" office:value-type="float" office:value="72" calcext:value-type="float">
            <text:p>72</text:p>
          </table:table-cell>
          <table:table-cell table:formula="of:=SUM([.AJ12];[.AO12];[.AT12];[.AY12];[.BD12];[.AJ22];[.AO22];[.AT22];[.AY22];[.BD22];[.AJ32];[.AO32];[.AT32];[.AY32];[.BD32];[.AJ42];[.AO42];[.AT42];[.AY42];[.BD42];[.AJ52];[.AO52];[.AT52];[.AY52];[.BD52])" office:value-type="float" office:value="29" calcext:value-type="float">
            <text:p>29</text:p>
          </table:table-cell>
          <table:table-cell table:formula="of:=SUM([.AK12];[.AP12];[.AU12];[.AZ12];[.BE12];[.AK22];[.AP22];[.AU22];[.AZ22];[.BE22];[.AK32];[.AP32];[.AU32];[.AZ32];[.BE32];[.AK42];[.AP42];[.AU42];[.AZ42];[.BE42];[.AK52];[.AP52];[.AU52];[.AZ52];[.BE52])" office:value-type="float" office:value="36" calcext:value-type="float">
            <text:p>36</text:p>
          </table:table-cell>
          <table:table-cell/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pla</text:p>
          </table:table-cell>
          <table:table-cell table:formula="of:=SUM([.AG12];[.AL12];[.AQ12];[.AV12];[.BA12])" office:value-type="float" office:value="11" calcext:value-type="float">
            <text:p>11</text:p>
          </table:table-cell>
          <table:table-cell table:formula="of:=SUM([.AH12];[.AM12];[.AR12];[.AW12];[.BB12])" office:value-type="float" office:value="7" calcext:value-type="float">
            <text:p>7</text:p>
          </table:table-cell>
          <table:table-cell table:formula="of:=SUM([.AI12];[.AN12];[.AS12];[.AX12];[.BC12])" office:value-type="float" office:value="7" calcext:value-type="float">
            <text:p>7</text:p>
          </table:table-cell>
          <table:table-cell table:formula="of:=SUM([.AJ12];[.AO12];[.AT12];[.AY12];[.BD12])" office:value-type="float" office:value="5" calcext:value-type="float">
            <text:p>5</text:p>
          </table:table-cell>
          <table:table-cell table:formula="of:=SUM([.AK12];[.AP12];[.AU12];[.AZ12];[.BE12])" office:value-type="float" office:value="20" calcext:value-type="float">
            <text:p>20</text:p>
          </table:table-cell>
          <table:table-cell/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pla</text:p>
          </table:table-cell>
          <table:table-cell table:formula="of:=SUM([.AG22];[.AL22];[.AQ22];[.AV22];[.BA22])" office:value-type="float" office:value="5" calcext:value-type="float">
            <text:p>5</text:p>
          </table:table-cell>
          <table:table-cell table:formula="of:=SUM([.AH22];[.AM22];[.AR22];[.AW22];[.BB22])" office:value-type="float" office:value="13" calcext:value-type="float">
            <text:p>13</text:p>
          </table:table-cell>
          <table:table-cell table:formula="of:=SUM([.AI22];[.AN22];[.AS22];[.AX22];[.BC22])" office:value-type="float" office:value="14" calcext:value-type="float">
            <text:p>14</text:p>
          </table:table-cell>
          <table:table-cell table:formula="of:=SUM([.AJ22];[.AO22];[.AT22];[.AY22];[.BD22])" office:value-type="float" office:value="9" calcext:value-type="float">
            <text:p>9</text:p>
          </table:table-cell>
          <table:table-cell table:formula="of:=SUM([.AK22];[.AP22];[.AU22];[.AZ22];[.BE22])" office:value-type="float" office:value="9" calcext:value-type="float">
            <text:p>9</text:p>
          </table:table-cell>
          <table:table-cell table:number-columns-repeated="16331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14" office:value-type="float" office:value="26.8462218594845" calcext:value-type="float">
            <text:p>26,8462218594845</text:p>
          </table:table-cell>
          <table:table-cell table:style-name="ce35" office:value-type="float" office:value="24.1528939672176" calcext:value-type="float">
            <text:p>24,1528939672176</text:p>
          </table:table-cell>
          <table:table-cell table:style-name="ce54" office:value-type="float" office:value="17.5283955655309" calcext:value-type="float">
            <text:p>17,5283955655309</text:p>
          </table:table-cell>
          <table:table-cell table:style-name="ce5" office:value-type="float" office:value="52.3478201727538" calcext:value-type="float">
            <text:p>52,3478201727538</text:p>
          </table:table-cell>
          <table:table-cell table:style-name="ce58" office:value-type="float" office:value="28.3493164660273" calcext:value-type="float">
            <text:p>28,3493164660273</text:p>
          </table:table-cell>
          <table:table-cell table:style-name="ce13" office:value-type="float" office:value="23.5311447811448" calcext:value-type="float">
            <text:p>23,5311447811448</text:p>
          </table:table-cell>
          <table:table-cell table:style-name="ce8" office:value-type="float" office:value="34.3995510662176" calcext:value-type="float">
            <text:p>34,3995510662176</text:p>
          </table:table-cell>
          <table:table-cell table:style-name="ce22" office:value-type="float" office:value="35.3979610924055" calcext:value-type="float">
            <text:p>35,3979610924055</text:p>
          </table:table-cell>
          <table:table-cell table:style-name="ce126" office:value-type="float" office:value="-132.629536101758" calcext:value-type="float">
            <text:p>-132,629536101758</text:p>
          </table:table-cell>
          <table:table-cell table:style-name="ce5" office:value-type="float" office:value="39.0128133183688" calcext:value-type="float">
            <text:p>39,0128133183688</text:p>
          </table:table-cell>
          <table:table-cell table:style-name="ce75" office:value-type="float" office:value="156.060111720797" calcext:value-type="float">
            <text:p>156,060111720797</text:p>
          </table:table-cell>
          <table:table-cell table:style-name="ce190" office:value-type="float" office:value="79.9090414751099" calcext:value-type="float">
            <text:p>79,9090414751099</text:p>
          </table:table-cell>
          <table:table-cell table:style-name="ce2" office:value-type="float" office:value="73.9468090365317" calcext:value-type="float">
            <text:p>73,9468090365317</text:p>
          </table:table-cell>
          <table:table-cell table:style-name="ce247" office:value-type="float" office:value="163.095555885115" calcext:value-type="float">
            <text:p>163,095555885115</text:p>
          </table:table-cell>
          <table:table-cell table:style-name="ce270" office:value-type="float" office:value="123.966582628899" calcext:value-type="float">
            <text:p>123,966582628899</text:p>
          </table:table-cell>
          <table:table-cell table:style-name="ce307" office:value-type="float" office:value="224.21638145662" calcext:value-type="float">
            <text:p>224,21638145662</text:p>
          </table:table-cell>
          <table:table-cell table:style-name="ce341" office:value-type="float" office:value="86.9228829850934" calcext:value-type="float">
            <text:p>86,9228829850934</text:p>
          </table:table-cell>
          <table:table-cell table:style-name="ce2" office:value-type="float" office:value="65.5869654281301" calcext:value-type="float">
            <text:p>65,5869654281301</text:p>
          </table:table-cell>
          <table:table-cell table:style-name="ce5" office:value-type="float" office:value="236.006429044152" calcext:value-type="float">
            <text:p>236,006429044152</text:p>
          </table:table-cell>
          <table:table-cell table:style-name="ce187" office:value-type="float" office:value="214.766947149475" calcext:value-type="float">
            <text:p>214,766947149475</text:p>
          </table:table-cell>
          <table:table-cell table:style-name="ce2" office:value-type="float" office:value="932.67244777296" calcext:value-type="float">
            <text:p>932,67244777296</text:p>
          </table:table-cell>
          <table:table-cell table:style-name="ce437" office:value-type="float" office:value="950.550757874368" calcext:value-type="float">
            <text:p>950,550757874368</text:p>
          </table:table-cell>
          <table:table-cell table:style-name="ce457" office:value-type="float" office:value="951.048482459598" calcext:value-type="float">
            <text:p>951,048482459598</text:p>
          </table:table-cell>
          <table:table-cell table:style-name="ce115" office:value-type="float" office:value="933.310997240836" calcext:value-type="float">
            <text:p>933,310997240836</text:p>
          </table:table-cell>
          <table:table-cell table:style-name="ce282" office:value-type="float" office:value="932.991722506898" calcext:value-type="float">
            <text:p>932,991722506898</text:p>
          </table:table-cell>
          <table:table-cell/>
          <table:table-cell table:style-name="ce989" table:number-columns-repeated="2"/>
          <table:table-cell/>
          <table:table-cell table:style-name="ce495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style-name="ce2" office:value-type="float" office:value="-456.931408556077" calcext:value-type="float">
            <text:p>-456,931408556077</text:p>
          </table:table-cell>
          <table:table-cell table:style-name="ce23" office:value-type="float" office:value="17.9759232809631" calcext:value-type="float">
            <text:p>17,9759232809631</text:p>
          </table:table-cell>
          <table:table-cell table:style-name="ce23" office:value-type="float" office:value="17.869142351901" calcext:value-type="float">
            <text:p>17,869142351901</text:p>
          </table:table-cell>
          <table:table-cell table:style-name="ce31" office:value-type="float" office:value="37.9024688839012" calcext:value-type="float">
            <text:p>37,9024688839012</text:p>
          </table:table-cell>
          <table:table-cell table:style-name="ce41" office:value-type="float" office:value="22.8028293545535" calcext:value-type="float">
            <text:p>22,8028293545535</text:p>
          </table:table-cell>
          <table:table-cell table:style-name="ce2" office:value-type="float" office:value="-830.513701833146" calcext:value-type="float">
            <text:p>-830,513701833146</text:p>
          </table:table-cell>
          <table:table-cell table:style-name="ce24" office:value-type="float" office:value="21.8022820800599" calcext:value-type="float">
            <text:p>21,8022820800599</text:p>
          </table:table-cell>
          <table:table-cell table:style-name="ce22" office:value-type="float" office:value="20.4475308641975" calcext:value-type="float">
            <text:p>20,4475308641975</text:p>
          </table:table-cell>
          <table:table-cell table:style-name="ce22" office:value-type="float" office:value="20.4260194537972" calcext:value-type="float">
            <text:p>20,4260194537972</text:p>
          </table:table-cell>
          <table:table-cell table:style-name="ce5" office:value-type="float" office:value="23.1752712308268" calcext:value-type="float">
            <text:p>23,1752712308268</text:p>
          </table:table-cell>
          <table:table-cell table:style-name="ce2" office:value-type="float" office:value="-124.190394977508" calcext:value-type="float">
            <text:p>-124,190394977508</text:p>
          </table:table-cell>
          <table:table-cell table:style-name="ce191" office:value-type="float" office:value="59.4255771417272" calcext:value-type="float">
            <text:p>59,4255771417272</text:p>
          </table:table-cell>
          <table:table-cell table:style-name="ce231" office:value-type="float" office:value="54.51183943843" calcext:value-type="float">
            <text:p>54,51183943843</text:p>
          </table:table-cell>
          <table:table-cell table:style-name="ce5" office:value-type="float" office:value="133.346186168372" calcext:value-type="float">
            <text:p>133,346186168372</text:p>
          </table:table-cell>
          <table:table-cell table:style-name="ce275" office:value-type="float" office:value="60.1062830589747" calcext:value-type="float">
            <text:p>60,1062830589747</text:p>
          </table:table-cell>
          <table:table-cell table:style-name="ce2" office:value-type="float" office:value="6.25200907629763" calcext:value-type="float">
            <text:p>6,25200907629763</text:p>
          </table:table-cell>
          <table:table-cell table:style-name="ce342" office:value-type="float" office:value="79.8471526267688" calcext:value-type="float">
            <text:p>79,8471526267688</text:p>
          </table:table-cell>
          <table:table-cell table:style-name="ce368" office:value-type="float" office:value="62.8571428571428" calcext:value-type="float">
            <text:p>62,8571428571428</text:p>
          </table:table-cell>
          <table:table-cell table:style-name="ce234" office:value-type="float" office:value="8.14282562793483" calcext:value-type="float">
            <text:p>8,14282562793483</text:p>
          </table:table-cell>
          <table:table-cell table:style-name="ce404" office:value-type="float" office:value="68.6171252087864" calcext:value-type="float">
            <text:p>68,6171252087864</text:p>
          </table:table-cell>
          <table:table-cell table:style-name="ce425" office:value-type="float" office:value="974.630110724908" calcext:value-type="float">
            <text:p>974,630110724908</text:p>
          </table:table-cell>
          <table:table-cell table:style-name="ce85" office:value-type="float" office:value="949.913283405597" calcext:value-type="float">
            <text:p>949,913283405597</text:p>
          </table:table-cell>
          <table:table-cell table:style-name="ce458" office:value-type="float" office:value="950.268033109972" calcext:value-type="float">
            <text:p>950,268033109972</text:p>
          </table:table-cell>
          <table:table-cell table:style-name="ce5" office:value-type="float" office:value="984.966018083874" calcext:value-type="float">
            <text:p>984,966018083874</text:p>
          </table:table-cell>
          <table:table-cell table:style-name="ce485" office:value-type="float" office:value="941.904420635205" calcext:value-type="float">
            <text:p>941,904420635205</text:p>
          </table:table-cell>
          <table:table-cell/>
          <table:table-cell table:style-name="ce989" table:number-columns-repeated="2"/>
          <table:table-cell table:style-name="ce991" office:value-type="string" calcext:value-type="string" table:number-columns-spanned="2" table:number-rows-spanned="1">
            <text:p>RandomForestClassifier</text:p>
          </table:table-cell>
          <table:covered-table-cell table:style-name="ce495"/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/>
          <table:table-cell table:style-name="ce991" office:value-type="string" calcext:value-type="string" table:number-columns-spanned="2" table:number-rows-spanned="1">
            <text:p>VotingClassifierVotingClassifier</text:p>
          </table:table-cell>
          <table:covered-table-cell table:style-name="ce495"/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/>
          <table:table-cell table:style-name="ce991" office:value-type="string" calcext:value-type="string" table:number-columns-spanned="2" table:number-rows-spanned="1">
            <text:p>XGBClassifier</text:p>
          </table:table-cell>
          <table:covered-table-cell table:style-name="ce495"/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16331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15" office:value-type="float" office:value="23.0347548119431" calcext:value-type="float">
            <text:p>23,0347548119431</text:p>
          </table:table-cell>
          <table:table-cell table:style-name="ce23" office:value-type="float" office:value="17.9759232809631" calcext:value-type="float">
            <text:p>17,9759232809631</text:p>
          </table:table-cell>
          <table:table-cell table:style-name="ce23" office:value-type="float" office:value="17.0788274501802" calcext:value-type="float">
            <text:p>17,0788274501802</text:p>
          </table:table-cell>
          <table:table-cell table:style-name="ce5" office:value-type="float" office:value="38.9559953750935" calcext:value-type="float">
            <text:p>38,9559953750935</text:p>
          </table:table-cell>
          <table:table-cell table:style-name="ce30" office:value-type="float" office:value="28.5683193906006" calcext:value-type="float">
            <text:p>28,5683193906006</text:p>
          </table:table-cell>
          <table:table-cell table:style-name="ce17" office:value-type="float" office:value="21.3121960344183" calcext:value-type="float">
            <text:p>21,3121960344183</text:p>
          </table:table-cell>
          <table:table-cell table:style-name="ce17" office:value-type="float" office:value="21.3009726898616" calcext:value-type="float">
            <text:p>21,3009726898616</text:p>
          </table:table-cell>
          <table:table-cell table:style-name="ce22" office:value-type="float" office:value="20.4475308641975" calcext:value-type="float">
            <text:p>20,4475308641975</text:p>
          </table:table-cell>
          <table:table-cell table:style-name="ce127" office:value-type="float" office:value="-193.65974560419" calcext:value-type="float">
            <text:p>-193,65974560419</text:p>
          </table:table-cell>
          <table:table-cell table:style-name="ce5" office:value-type="float" office:value="22.3704638982417" calcext:value-type="float">
            <text:p>22,3704638982417</text:p>
          </table:table-cell>
          <table:table-cell table:style-name="ce102" office:value-type="float" office:value="98.0814672005536" calcext:value-type="float">
            <text:p>98,0814672005536</text:p>
          </table:table-cell>
          <table:table-cell table:style-name="ce192" office:value-type="float" office:value="61.0104305699738" calcext:value-type="float">
            <text:p>61,0104305699738</text:p>
          </table:table-cell>
          <table:table-cell table:style-name="ce221" office:value-type="float" office:value="54.2547827376539" calcext:value-type="float">
            <text:p>54,2547827376539</text:p>
          </table:table-cell>
          <table:table-cell table:style-name="ce248" office:value-type="float" office:value="114.031835483711" calcext:value-type="float">
            <text:p>114,031835483711</text:p>
          </table:table-cell>
          <table:table-cell table:style-name="ce276" office:value-type="float" office:value="95.766473874141" calcext:value-type="float">
            <text:p>95,766473874141</text:p>
          </table:table-cell>
          <table:table-cell table:style-name="ce16" office:value-type="float" office:value="160.237937663484" calcext:value-type="float">
            <text:p>160,237937663484</text:p>
          </table:table-cell>
          <table:table-cell table:style-name="ce181" office:value-type="float" office:value="72.9501118779742" calcext:value-type="float">
            <text:p>72,9501118779742</text:p>
          </table:table-cell>
          <table:table-cell table:style-name="ce369" office:value-type="float" office:value="58.9436198039771" calcext:value-type="float">
            <text:p>58,9436198039771</text:p>
          </table:table-cell>
          <table:table-cell table:style-name="ce5" office:value-type="float" office:value="162.200371876083" calcext:value-type="float">
            <text:p>162,200371876083</text:p>
          </table:table-cell>
          <table:table-cell table:style-name="ce405" office:value-type="float" office:value="113.910686710157" calcext:value-type="float">
            <text:p>113,910686710157</text:p>
          </table:table-cell>
          <table:table-cell table:style-name="ce2" office:value-type="float" office:value="914.793062672448" calcext:value-type="float">
            <text:p>914,793062672448</text:p>
          </table:table-cell>
          <table:table-cell table:style-name="ce85" office:value-type="float" office:value="949.913283405597" calcext:value-type="float">
            <text:p>949,913283405597</text:p>
          </table:table-cell>
          <table:table-cell table:style-name="ce458" office:value-type="float" office:value="950.268033109972" calcext:value-type="float">
            <text:p>950,268033109972</text:p>
          </table:table-cell>
          <table:table-cell table:style-name="ce474" office:value-type="float" office:value="950.942057548286" calcext:value-type="float">
            <text:p>950,942057548286</text:p>
          </table:table-cell>
          <table:table-cell table:style-name="ce203" office:value-type="float" office:value="932.566022861648" calcext:value-type="float">
            <text:p>932,566022861648</text:p>
          </table:table-cell>
          <table:table-cell/>
          <table:table-cell table:style-name="ce989" table:number-columns-repeated="2"/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base</text:p>
          </table:table-cell>
          <table:table-cell table:formula="of:=SUM([.AG23];[.AL23];[.AQ23];[.AV23];[.BA23])" office:value-type="float" office:value="3" calcext:value-type="float">
            <text:p>3</text:p>
          </table:table-cell>
          <table:table-cell table:formula="of:=SUM([.AH23];[.AM23];[.AR23];[.AW23];[.BB23])" office:value-type="float" office:value="12" calcext:value-type="float">
            <text:p>12</text:p>
          </table:table-cell>
          <table:table-cell table:formula="of:=SUM([.AI23];[.AN23];[.AS23];[.AX23];[.BC23])" office:value-type="float" office:value="0" calcext:value-type="float">
            <text:p>0</text:p>
          </table:table-cell>
          <table:table-cell table:formula="of:=SUM([.AJ23];[.AO23];[.AT23];[.AY23];[.BD23])" office:value-type="float" office:value="0" calcext:value-type="float">
            <text:p>0</text:p>
          </table:table-cell>
          <table:table-cell table:formula="of:=SUM([.AK23];[.AP23];[.AU23];[.AZ23];[.BE23])" office:value-type="float" office:value="35" calcext:value-type="float">
            <text:p>35</text:p>
          </table:table-cell>
          <table:table-cell/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base</text:p>
          </table:table-cell>
          <table:table-cell table:formula="of:=SUM([.AG33];[.AL33];[.AQ33];[.AV33];[.BA33])" office:value-type="float" office:value="14" calcext:value-type="float">
            <text:p>14</text:p>
          </table:table-cell>
          <table:table-cell table:formula="of:=SUM([.AH33];[.AM33];[.AR33];[.AW33];[.BB33])" office:value-type="float" office:value="4" calcext:value-type="float">
            <text:p>4</text:p>
          </table:table-cell>
          <table:table-cell table:formula="of:=SUM([.AI33];[.AN33];[.AS33];[.AX33];[.BC33])" office:value-type="float" office:value="2" calcext:value-type="float">
            <text:p>2</text:p>
          </table:table-cell>
          <table:table-cell table:formula="of:=SUM([.AJ33];[.AO33];[.AT33];[.AY33];[.BD33])" office:value-type="float" office:value="3" calcext:value-type="float">
            <text:p>3</text:p>
          </table:table-cell>
          <table:table-cell table:formula="of:=SUM([.AK33];[.AP33];[.AU33];[.AZ33];[.BE33])" office:value-type="float" office:value="27" calcext:value-type="float">
            <text:p>27</text:p>
          </table:table-cell>
          <table:table-cell/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base</text:p>
          </table:table-cell>
          <table:table-cell table:formula="of:=SUM([.AG43];[.AL43];[.AQ43];[.AV43];[.BA43])" office:value-type="float" office:value="6" calcext:value-type="float">
            <text:p>6</text:p>
          </table:table-cell>
          <table:table-cell table:formula="of:=SUM([.AH43];[.AM43];[.AR43];[.AW43];[.BB43])" office:value-type="float" office:value="11" calcext:value-type="float">
            <text:p>11</text:p>
          </table:table-cell>
          <table:table-cell table:formula="of:=SUM([.AI43];[.AN43];[.AS43];[.AX43];[.BC43])" office:value-type="float" office:value="0" calcext:value-type="float">
            <text:p>0</text:p>
          </table:table-cell>
          <table:table-cell table:formula="of:=SUM([.AJ43];[.AO43];[.AT43];[.AY43];[.BD43])" office:value-type="float" office:value="1" calcext:value-type="float">
            <text:p>1</text:p>
          </table:table-cell>
          <table:table-cell table:formula="of:=SUM([.AK43];[.AP43];[.AU43];[.AZ43];[.BE43])" office:value-type="float" office:value="32" calcext:value-type="float">
            <text:p>32</text:p>
          </table:table-cell>
          <table:table-cell table:number-columns-repeated="16331"/>
        </table:table-row>
        <table:table-row table:style-name="ro1">
          <table:table-cell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989" table:number-columns-repeated="2"/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bbq</text:p>
          </table:table-cell>
          <table:table-cell table:formula="of:=SUM([.AG24];[.AL24];[.AQ24];[.AV24];[.BA24])" office:value-type="float" office:value="3" calcext:value-type="float">
            <text:p>3</text:p>
          </table:table-cell>
          <table:table-cell table:formula="of:=SUM([.AH24];[.AM24];[.AR24];[.AW24];[.BB24])" office:value-type="float" office:value="10" calcext:value-type="float">
            <text:p>10</text:p>
          </table:table-cell>
          <table:table-cell table:formula="of:=SUM([.AI24];[.AN24];[.AS24];[.AX24];[.BC24])" office:value-type="float" office:value="28" calcext:value-type="float">
            <text:p>28</text:p>
          </table:table-cell>
          <table:table-cell table:formula="of:=SUM([.AJ24];[.AO24];[.AT24];[.AY24];[.BD24])" office:value-type="float" office:value="6" calcext:value-type="float">
            <text:p>6</text:p>
          </table:table-cell>
          <table:table-cell table:formula="of:=SUM([.AK24];[.AP24];[.AU24];[.AZ24];[.BE24])" office:value-type="float" office:value="3" calcext:value-type="float">
            <text:p>3</text:p>
          </table:table-cell>
          <table:table-cell/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bbq</text:p>
          </table:table-cell>
          <table:table-cell table:formula="of:=SUM([.AG34];[.AL34];[.AQ34];[.AV34];[.BA34])" office:value-type="float" office:value="4" calcext:value-type="float">
            <text:p>4</text:p>
          </table:table-cell>
          <table:table-cell table:formula="of:=SUM([.AH34];[.AM34];[.AR34];[.AW34];[.BB34])" office:value-type="float" office:value="9" calcext:value-type="float">
            <text:p>9</text:p>
          </table:table-cell>
          <table:table-cell table:formula="of:=SUM([.AI34];[.AN34];[.AS34];[.AX34];[.BC34])" office:value-type="float" office:value="29" calcext:value-type="float">
            <text:p>29</text:p>
          </table:table-cell>
          <table:table-cell table:formula="of:=SUM([.AJ34];[.AO34];[.AT34];[.AY34];[.BD34])" office:value-type="float" office:value="6" calcext:value-type="float">
            <text:p>6</text:p>
          </table:table-cell>
          <table:table-cell table:formula="of:=SUM([.AK34];[.AP34];[.AU34];[.AZ34];[.BE34])" office:value-type="float" office:value="2" calcext:value-type="float">
            <text:p>2</text:p>
          </table:table-cell>
          <table:table-cell/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bbq</text:p>
          </table:table-cell>
          <table:table-cell table:formula="of:=SUM([.AG44];[.AL44];[.AQ44];[.AV44];[.BA44])" office:value-type="float" office:value="3" calcext:value-type="float">
            <text:p>3</text:p>
          </table:table-cell>
          <table:table-cell table:formula="of:=SUM([.AH44];[.AM44];[.AR44];[.AW44];[.BB44])" office:value-type="float" office:value="17" calcext:value-type="float">
            <text:p>17</text:p>
          </table:table-cell>
          <table:table-cell table:formula="of:=SUM([.AI44];[.AN44];[.AS44];[.AX44];[.BC44])" office:value-type="float" office:value="20" calcext:value-type="float">
            <text:p>20</text:p>
          </table:table-cell>
          <table:table-cell table:formula="of:=SUM([.AJ44];[.AO44];[.AT44];[.AY44];[.BD44])" office:value-type="float" office:value="9" calcext:value-type="float">
            <text:p>9</text:p>
          </table:table-cell>
          <table:table-cell table:formula="of:=SUM([.AK44];[.AP44];[.AU44];[.AZ44];[.BE44])" office:value-type="float" office:value="1" calcext:value-type="float">
            <text:p>1</text:p>
          </table:table-cell>
          <table:table-cell table:number-columns-repeated="16331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989" table:number-columns-repeated="2"/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his</text:p>
          </table:table-cell>
          <table:table-cell table:formula="of:=SUM([.AG25];[.AL25];[.AQ25];[.AV25];[.BA25])" office:value-type="float" office:value="4" calcext:value-type="float">
            <text:p>4</text:p>
          </table:table-cell>
          <table:table-cell table:formula="of:=SUM([.AH25];[.AM25];[.AR25];[.AW25];[.BB25])" office:value-type="float" office:value="6" calcext:value-type="float">
            <text:p>6</text:p>
          </table:table-cell>
          <table:table-cell table:formula="of:=SUM([.AI25];[.AN25];[.AS25];[.AX25];[.BC25])" office:value-type="float" office:value="11" calcext:value-type="float">
            <text:p>11</text:p>
          </table:table-cell>
          <table:table-cell table:formula="of:=SUM([.AJ25];[.AO25];[.AT25];[.AY25];[.BD25])" office:value-type="float" office:value="23" calcext:value-type="float">
            <text:p>23</text:p>
          </table:table-cell>
          <table:table-cell table:formula="of:=SUM([.AK25];[.AP25];[.AU25];[.AZ25];[.BE25])" office:value-type="float" office:value="6" calcext:value-type="float">
            <text:p>6</text:p>
          </table:table-cell>
          <table:table-cell/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his</text:p>
          </table:table-cell>
          <table:table-cell table:formula="of:=SUM([.AG35];[.AL35];[.AQ35];[.AV35];[.BA35])" office:value-type="float" office:value="7" calcext:value-type="float">
            <text:p>7</text:p>
          </table:table-cell>
          <table:table-cell table:formula="of:=SUM([.AH35];[.AM35];[.AR35];[.AW35];[.BB35])" office:value-type="float" office:value="9" calcext:value-type="float">
            <text:p>9</text:p>
          </table:table-cell>
          <table:table-cell table:formula="of:=SUM([.AI35];[.AN35];[.AS35];[.AX35];[.BC35])" office:value-type="float" office:value="8" calcext:value-type="float">
            <text:p>8</text:p>
          </table:table-cell>
          <table:table-cell table:formula="of:=SUM([.AJ35];[.AO35];[.AT35];[.AY35];[.BD35])" office:value-type="float" office:value="11" calcext:value-type="float">
            <text:p>11</text:p>
          </table:table-cell>
          <table:table-cell table:formula="of:=SUM([.AK35];[.AP35];[.AU35];[.AZ35];[.BE35])" office:value-type="float" office:value="15" calcext:value-type="float">
            <text:p>15</text:p>
          </table:table-cell>
          <table:table-cell/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his</text:p>
          </table:table-cell>
          <table:table-cell table:formula="of:=SUM([.AG45];[.AL45];[.AQ45];[.AV45];[.BA45])" office:value-type="float" office:value="3" calcext:value-type="float">
            <text:p>3</text:p>
          </table:table-cell>
          <table:table-cell table:formula="of:=SUM([.AH45];[.AM45];[.AR45];[.AW45];[.BB45])" office:value-type="float" office:value="5" calcext:value-type="float">
            <text:p>5</text:p>
          </table:table-cell>
          <table:table-cell table:formula="of:=SUM([.AI45];[.AN45];[.AS45];[.AX45];[.BC45])" office:value-type="float" office:value="19" calcext:value-type="float">
            <text:p>19</text:p>
          </table:table-cell>
          <table:table-cell table:formula="of:=SUM([.AJ45];[.AO45];[.AT45];[.AY45];[.BD45])" office:value-type="float" office:value="14" calcext:value-type="float">
            <text:p>14</text:p>
          </table:table-cell>
          <table:table-cell table:formula="of:=SUM([.AK45];[.AP45];[.AU45];[.AZ45];[.BE45])" office:value-type="float" office:value="9" calcext:value-type="float">
            <text:p>9</text:p>
          </table:table-cell>
          <table:table-cell table:number-columns-repeated="16331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989" table:number-columns-repeated="2"/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iso</text:p>
          </table:table-cell>
          <table:table-cell table:formula="of:=SUM([.AG26];[.AL26];[.AQ26];[.AV26];[.BA26])" office:value-type="float" office:value="32" calcext:value-type="float">
            <text:p>32</text:p>
          </table:table-cell>
          <table:table-cell table:formula="of:=SUM([.AH26];[.AM26];[.AR26];[.AW26];[.BB26])" office:value-type="float" office:value="8" calcext:value-type="float">
            <text:p>8</text:p>
          </table:table-cell>
          <table:table-cell table:formula="of:=SUM([.AI26];[.AN26];[.AS26];[.AX26];[.BC26])" office:value-type="float" office:value="2" calcext:value-type="float">
            <text:p>2</text:p>
          </table:table-cell>
          <table:table-cell table:formula="of:=SUM([.AJ26];[.AO26];[.AT26];[.AY26];[.BD26])" office:value-type="float" office:value="8" calcext:value-type="float">
            <text:p>8</text:p>
          </table:table-cell>
          <table:table-cell table:formula="of:=SUM([.AK26];[.AP26];[.AU26];[.AZ26];[.BE26])" office:value-type="float" office:value="0" calcext:value-type="float">
            <text:p>0</text:p>
          </table:table-cell>
          <table:table-cell/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iso</text:p>
          </table:table-cell>
          <table:table-cell table:formula="of:=SUM([.AG36];[.AL36];[.AQ36];[.AV36];[.BA36])" office:value-type="float" office:value="17" calcext:value-type="float">
            <text:p>17</text:p>
          </table:table-cell>
          <table:table-cell table:formula="of:=SUM([.AH36];[.AM36];[.AR36];[.AW36];[.BB36])" office:value-type="float" office:value="15" calcext:value-type="float">
            <text:p>15</text:p>
          </table:table-cell>
          <table:table-cell table:formula="of:=SUM([.AI36];[.AN36];[.AS36];[.AX36];[.BC36])" office:value-type="float" office:value="2" calcext:value-type="float">
            <text:p>2</text:p>
          </table:table-cell>
          <table:table-cell table:formula="of:=SUM([.AJ36];[.AO36];[.AT36];[.AY36];[.BD36])" office:value-type="float" office:value="14" calcext:value-type="float">
            <text:p>14</text:p>
          </table:table-cell>
          <table:table-cell table:formula="of:=SUM([.AK36];[.AP36];[.AU36];[.AZ36];[.BE36])" office:value-type="float" office:value="2" calcext:value-type="float">
            <text:p>2</text:p>
          </table:table-cell>
          <table:table-cell/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iso</text:p>
          </table:table-cell>
          <table:table-cell table:formula="of:=SUM([.AG46];[.AL46];[.AQ46];[.AV46];[.BA46])" office:value-type="float" office:value="28" calcext:value-type="float">
            <text:p>28</text:p>
          </table:table-cell>
          <table:table-cell table:formula="of:=SUM([.AH46];[.AM46];[.AR46];[.AW46];[.BB46])" office:value-type="float" office:value="5" calcext:value-type="float">
            <text:p>5</text:p>
          </table:table-cell>
          <table:table-cell table:formula="of:=SUM([.AI46];[.AN46];[.AS46];[.AX46];[.BC46])" office:value-type="float" office:value="1" calcext:value-type="float">
            <text:p>1</text:p>
          </table:table-cell>
          <table:table-cell table:formula="of:=SUM([.AJ46];[.AO46];[.AT46];[.AY46];[.BD46])" office:value-type="float" office:value="15" calcext:value-type="float">
            <text:p>15</text:p>
          </table:table-cell>
          <table:table-cell table:formula="of:=SUM([.AK46];[.AP46];[.AU46];[.AZ46];[.BE46])" office:value-type="float" office:value="1" calcext:value-type="float">
            <text:p>1</text:p>
          </table:table-cell>
          <table:table-cell table:number-columns-repeated="16331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formula="of:=RANK([.C58]; OFFSET([.$C58]; 0; 0; 1; 5))" office:value-type="float" office:value="5" calcext:value-type="float">
            <text:p>5</text:p>
          </table:table-cell>
          <table:table-cell table:formula="of:=RANK([.D58]; OFFSET([.$C58]; 0; 0; 1; 5))" office:value-type="float" office:value="3" calcext:value-type="float">
            <text:p>3</text:p>
          </table:table-cell>
          <table:table-cell table:formula="of:=RANK([.E58]; OFFSET([.$C58]; 0; 0; 1; 5))" office:value-type="float" office:value="4" calcext:value-type="float">
            <text:p>4</text:p>
          </table:table-cell>
          <table:table-cell table:formula="of:=RANK([.F58]; OFFSET([.$C58]; 0; 0; 1; 5))" office:value-type="float" office:value="2" calcext:value-type="float">
            <text:p>2</text:p>
          </table:table-cell>
          <table:table-cell table:formula="of:=RANK([.G58]; OFFSET([.$C58]; 0; 0; 1; 5))" office:value-type="float" office:value="1" calcext:value-type="float">
            <text:p>1</text:p>
          </table:table-cell>
          <table:table-cell table:formula="of:=RANK([.H58];[.$H58:.$L58];)" office:value-type="float" office:value="5" calcext:value-type="float">
            <text:p>5</text:p>
          </table:table-cell>
          <table:table-cell table:formula="of:=RANK([.I58];[.$H58:.$L58];)" office:value-type="float" office:value="1" calcext:value-type="float">
            <text:p>1</text:p>
          </table:table-cell>
          <table:table-cell table:formula="of:=RANK([.J58];[.$H58:.$L58];)" office:value-type="float" office:value="2" calcext:value-type="float">
            <text:p>2</text:p>
          </table:table-cell>
          <table:table-cell table:formula="of:=RANK([.K58];[.$H58:.$L58];)" office:value-type="float" office:value="4" calcext:value-type="float">
            <text:p>4</text:p>
          </table:table-cell>
          <table:table-cell table:formula="of:=RANK([.L58];[.$H58:.$L58];)" office:value-type="float" office:value="3" calcext:value-type="float">
            <text:p>3</text:p>
          </table:table-cell>
          <table:table-cell table:formula="of:=RANK([.M58];[.$M58:.$Q58];)" office:value-type="float" office:value="5" calcext:value-type="float">
            <text:p>5</text:p>
          </table:table-cell>
          <table:table-cell table:formula="of:=RANK([.N58];[.$M58:.$Q58];)" office:value-type="float" office:value="3" calcext:value-type="float">
            <text:p>3</text:p>
          </table:table-cell>
          <table:table-cell table:formula="of:=RANK([.O58];[.$M58:.$Q58];)" office:value-type="float" office:value="1" calcext:value-type="float">
            <text:p>1</text:p>
          </table:table-cell>
          <table:table-cell table:formula="of:=RANK([.P58];[.$M58:.$Q58];)" office:value-type="float" office:value="4" calcext:value-type="float">
            <text:p>4</text:p>
          </table:table-cell>
          <table:table-cell table:formula="of:=RANK([.Q58];[.$M58:.$Q58];)" office:value-type="float" office:value="2" calcext:value-type="float">
            <text:p>2</text:p>
          </table:table-cell>
          <table:table-cell table:formula="of:=RANK([.R58];[.$R58:.$V58];)" office:value-type="float" office:value="5" calcext:value-type="float">
            <text:p>5</text:p>
          </table:table-cell>
          <table:table-cell table:formula="of:=RANK([.S58];[.$R58:.$V58];)" office:value-type="float" office:value="3" calcext:value-type="float">
            <text:p>3</text:p>
          </table:table-cell>
          <table:table-cell table:formula="of:=RANK([.T58];[.$R58:.$V58];)" office:value-type="float" office:value="4" calcext:value-type="float">
            <text:p>4</text:p>
          </table:table-cell>
          <table:table-cell table:formula="of:=RANK([.U58];[.$R58:.$V58];)" office:value-type="float" office:value="1" calcext:value-type="float">
            <text:p>1</text:p>
          </table:table-cell>
          <table:table-cell table:formula="of:=RANK([.V58];[.$R58:.$V58];)" office:value-type="float" office:value="2" calcext:value-type="float">
            <text:p>2</text:p>
          </table:table-cell>
          <table:table-cell table:formula="of:=RANK([.W58];[.$W58:.$AA58];)" office:value-type="float" office:value="5" calcext:value-type="float">
            <text:p>5</text:p>
          </table:table-cell>
          <table:table-cell table:formula="of:=RANK([.X58];[.$W58:.$AA58];)" office:value-type="float" office:value="2" calcext:value-type="float">
            <text:p>2</text:p>
          </table:table-cell>
          <table:table-cell table:formula="of:=RANK([.Y58];[.$W58:.$AA58];)" office:value-type="float" office:value="4" calcext:value-type="float">
            <text:p>4</text:p>
          </table:table-cell>
          <table:table-cell table:formula="of:=RANK([.Z58];[.$W58:.$AA58];)" office:value-type="float" office:value="1" calcext:value-type="float">
            <text:p>1</text:p>
          </table:table-cell>
          <table:table-cell table:formula="of:=RANK([.AA58];[.$W58:.$AA58];)" office:value-type="float" office:value="3" calcext:value-type="float">
            <text:p>3</text:p>
          </table:table-cell>
          <table:table-cell/>
          <table:table-cell table:style-name="ce989" table:number-columns-repeated="2"/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pla</text:p>
          </table:table-cell>
          <table:table-cell table:formula="of:=SUM([.AG27];[.AL27];[.AQ27];[.AV27];[.BA27])" office:value-type="float" office:value="8" calcext:value-type="float">
            <text:p>8</text:p>
          </table:table-cell>
          <table:table-cell table:formula="of:=SUM([.AH27];[.AM27];[.AR27];[.AW27];[.BB27])" office:value-type="float" office:value="14" calcext:value-type="float">
            <text:p>14</text:p>
          </table:table-cell>
          <table:table-cell table:formula="of:=SUM([.AI27];[.AN27];[.AS27];[.AX27];[.BC27])" office:value-type="float" office:value="9" calcext:value-type="float">
            <text:p>9</text:p>
          </table:table-cell>
          <table:table-cell table:formula="of:=SUM([.AJ27];[.AO27];[.AT27];[.AY27];[.BD27])" office:value-type="float" office:value="13" calcext:value-type="float">
            <text:p>13</text:p>
          </table:table-cell>
          <table:table-cell table:formula="of:=SUM([.AK27];[.AP27];[.AU27];[.AZ27];[.BE27])" office:value-type="float" office:value="6" calcext:value-type="float">
            <text:p>6</text:p>
          </table:table-cell>
          <table:table-cell/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pla</text:p>
          </table:table-cell>
          <table:table-cell table:formula="of:=SUM([.AG37];[.AL37];[.AQ37];[.AV37];[.BA37])" office:value-type="float" office:value="8" calcext:value-type="float">
            <text:p>8</text:p>
          </table:table-cell>
          <table:table-cell table:formula="of:=SUM([.AH37];[.AM37];[.AR37];[.AW37];[.BB37])" office:value-type="float" office:value="13" calcext:value-type="float">
            <text:p>13</text:p>
          </table:table-cell>
          <table:table-cell table:formula="of:=SUM([.AI37];[.AN37];[.AS37];[.AX37];[.BC37])" office:value-type="float" office:value="9" calcext:value-type="float">
            <text:p>9</text:p>
          </table:table-cell>
          <table:table-cell table:formula="of:=SUM([.AJ37];[.AO37];[.AT37];[.AY37];[.BD37])" office:value-type="float" office:value="16" calcext:value-type="float">
            <text:p>16</text:p>
          </table:table-cell>
          <table:table-cell table:formula="of:=SUM([.AK37];[.AP37];[.AU37];[.AZ37];[.BE37])" office:value-type="float" office:value="4" calcext:value-type="float">
            <text:p>4</text:p>
          </table:table-cell>
          <table:table-cell/>
          <table:table-cell table:style-name="ce495" office:value-type="string" calcext:value-type="string">
            <text:p>auc</text:p>
          </table:table-cell>
          <table:table-cell table:style-name="ce495" office:value-type="string" calcext:value-type="string">
            <text:p>pla</text:p>
          </table:table-cell>
          <table:table-cell table:formula="of:=SUM([.AG47];[.AL47];[.AQ47];[.AV47];[.BA47])" office:value-type="float" office:value="10" calcext:value-type="float">
            <text:p>10</text:p>
          </table:table-cell>
          <table:table-cell table:formula="of:=SUM([.AH47];[.AM47];[.AR47];[.AW47];[.BB47])" office:value-type="float" office:value="12" calcext:value-type="float">
            <text:p>12</text:p>
          </table:table-cell>
          <table:table-cell table:formula="of:=SUM([.AI47];[.AN47];[.AS47];[.AX47];[.BC47])" office:value-type="float" office:value="10" calcext:value-type="float">
            <text:p>10</text:p>
          </table:table-cell>
          <table:table-cell table:formula="of:=SUM([.AJ47];[.AO47];[.AT47];[.AY47];[.BD47])" office:value-type="float" office:value="11" calcext:value-type="float">
            <text:p>11</text:p>
          </table:table-cell>
          <table:table-cell table:formula="of:=SUM([.AK47];[.AP47];[.AU47];[.AZ47];[.BE47])" office:value-type="float" office:value="7" calcext:value-type="float">
            <text:p>7</text:p>
          </table:table-cell>
          <table:table-cell table:number-columns-repeated="16331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59]; OFFSET([.$C59]; 0; 0; 1; 5))" office:value-type="float" office:value="1" calcext:value-type="float">
            <text:p>1</text:p>
          </table:table-cell>
          <table:table-cell table:formula="of:=RANK([.D59]; OFFSET([.$C59]; 0; 0; 1; 5))" office:value-type="float" office:value="4" calcext:value-type="float">
            <text:p>4</text:p>
          </table:table-cell>
          <table:table-cell table:formula="of:=RANK([.E59]; OFFSET([.$C59]; 0; 0; 1; 5))" office:value-type="float" office:value="5" calcext:value-type="float">
            <text:p>5</text:p>
          </table:table-cell>
          <table:table-cell table:formula="of:=RANK([.F59]; OFFSET([.$C59]; 0; 0; 1; 5))" office:value-type="float" office:value="2" calcext:value-type="float">
            <text:p>2</text:p>
          </table:table-cell>
          <table:table-cell table:formula="of:=RANK([.G59]; OFFSET([.$C59]; 0; 0; 1; 5))" office:value-type="float" office:value="3" calcext:value-type="float">
            <text:p>3</text:p>
          </table:table-cell>
          <table:table-cell table:formula="of:=RANK([.H59];[.$H59:.$L59];)" office:value-type="float" office:value="1" calcext:value-type="float">
            <text:p>1</text:p>
          </table:table-cell>
          <table:table-cell table:formula="of:=RANK([.I59];[.$H59:.$L59];)" office:value-type="float" office:value="2" calcext:value-type="float">
            <text:p>2</text:p>
          </table:table-cell>
          <table:table-cell table:formula="of:=RANK([.J59];[.$H59:.$L59];)" office:value-type="float" office:value="3" calcext:value-type="float">
            <text:p>3</text:p>
          </table:table-cell>
          <table:table-cell table:formula="of:=RANK([.K59];[.$H59:.$L59];)" office:value-type="float" office:value="4" calcext:value-type="float">
            <text:p>4</text:p>
          </table:table-cell>
          <table:table-cell table:formula="of:=RANK([.L59];[.$H59:.$L59];)" office:value-type="float" office:value="5" calcext:value-type="float">
            <text:p>5</text:p>
          </table:table-cell>
          <table:table-cell table:formula="of:=RANK([.M59];[.$M59:.$Q59];)" office:value-type="float" office:value="1" calcext:value-type="float">
            <text:p>1</text:p>
          </table:table-cell>
          <table:table-cell table:formula="of:=RANK([.N59];[.$M59:.$Q59];)" office:value-type="float" office:value="5" calcext:value-type="float">
            <text:p>5</text:p>
          </table:table-cell>
          <table:table-cell table:formula="of:=RANK([.O59];[.$M59:.$Q59];)" office:value-type="float" office:value="4" calcext:value-type="float">
            <text:p>4</text:p>
          </table:table-cell>
          <table:table-cell table:formula="of:=RANK([.P59];[.$M59:.$Q59];)" office:value-type="float" office:value="2" calcext:value-type="float">
            <text:p>2</text:p>
          </table:table-cell>
          <table:table-cell table:formula="of:=RANK([.Q59];[.$M59:.$Q59];)" office:value-type="float" office:value="3" calcext:value-type="float">
            <text:p>3</text:p>
          </table:table-cell>
          <table:table-cell table:formula="of:=RANK([.R59];[.$R59:.$V59];)" office:value-type="float" office:value="2" calcext:value-type="float">
            <text:p>2</text:p>
          </table:table-cell>
          <table:table-cell table:formula="of:=RANK([.S59];[.$R59:.$V59];)" office:value-type="float" office:value="4" calcext:value-type="float">
            <text:p>4</text:p>
          </table:table-cell>
          <table:table-cell table:formula="of:=RANK([.T59];[.$R59:.$V59];)" office:value-type="float" office:value="5" calcext:value-type="float">
            <text:p>5</text:p>
          </table:table-cell>
          <table:table-cell table:formula="of:=RANK([.U59];[.$R59:.$V59];)" office:value-type="float" office:value="3" calcext:value-type="float">
            <text:p>3</text:p>
          </table:table-cell>
          <table:table-cell table:formula="of:=RANK([.V59];[.$R59:.$V59];)" office:value-type="float" office:value="1" calcext:value-type="float">
            <text:p>1</text:p>
          </table:table-cell>
          <table:table-cell table:formula="of:=RANK([.W59];[.$W59:.$AA59];)" office:value-type="float" office:value="3" calcext:value-type="float">
            <text:p>3</text:p>
          </table:table-cell>
          <table:table-cell table:formula="of:=RANK([.X59];[.$W59:.$AA59];)" office:value-type="float" office:value="4" calcext:value-type="float">
            <text:p>4</text:p>
          </table:table-cell>
          <table:table-cell table:formula="of:=RANK([.Y59];[.$W59:.$AA59];)" office:value-type="float" office:value="5" calcext:value-type="float">
            <text:p>5</text:p>
          </table:table-cell>
          <table:table-cell table:formula="of:=RANK([.Z59];[.$W59:.$AA59];)" office:value-type="float" office:value="2" calcext:value-type="float">
            <text:p>2</text:p>
          </table:table-cell>
          <table:table-cell table:formula="of:=RANK([.AA59];[.$W59:.$AA59];)" office:value-type="float" office:value="1" calcext:value-type="float">
            <text:p>1</text:p>
          </table:table-cell>
          <table:table-cell/>
          <table:table-cell table:style-name="ce989" table:number-columns-repeated="2"/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base</text:p>
          </table:table-cell>
          <table:table-cell table:formula="of:=SUM([.AG28];[.AL28];[.AQ28];[.AV28];[.BA28])" office:value-type="float" office:value="21" calcext:value-type="float">
            <text:p>21</text:p>
          </table:table-cell>
          <table:table-cell table:formula="of:=SUM([.AH28];[.AM28];[.AR28];[.AW28];[.BB28])" office:value-type="float" office:value="16" calcext:value-type="float">
            <text:p>16</text:p>
          </table:table-cell>
          <table:table-cell table:formula="of:=SUM([.AI28];[.AN28];[.AS28];[.AX28];[.BC28])" office:value-type="float" office:value="8" calcext:value-type="float">
            <text:p>8</text:p>
          </table:table-cell>
          <table:table-cell table:formula="of:=SUM([.AJ28];[.AO28];[.AT28];[.AY28];[.BD28])" office:value-type="float" office:value="3" calcext:value-type="float">
            <text:p>3</text:p>
          </table:table-cell>
          <table:table-cell table:formula="of:=SUM([.AK28];[.AP28];[.AU28];[.AZ28];[.BE28])" office:value-type="float" office:value="2" calcext:value-type="float">
            <text:p>2</text:p>
          </table:table-cell>
          <table:table-cell/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base</text:p>
          </table:table-cell>
          <table:table-cell table:formula="of:=SUM([.AG38];[.AL38];[.AQ38];[.AV38];[.BA38])" office:value-type="float" office:value="14" calcext:value-type="float">
            <text:p>14</text:p>
          </table:table-cell>
          <table:table-cell table:formula="of:=SUM([.AH38];[.AM38];[.AR38];[.AW38];[.BB38])" office:value-type="float" office:value="12" calcext:value-type="float">
            <text:p>12</text:p>
          </table:table-cell>
          <table:table-cell table:formula="of:=SUM([.AI38];[.AN38];[.AS38];[.AX38];[.BC38])" office:value-type="float" office:value="10" calcext:value-type="float">
            <text:p>10</text:p>
          </table:table-cell>
          <table:table-cell table:formula="of:=SUM([.AJ38];[.AO38];[.AT38];[.AY38];[.BD38])" office:value-type="float" office:value="8" calcext:value-type="float">
            <text:p>8</text:p>
          </table:table-cell>
          <table:table-cell table:formula="of:=SUM([.AK38];[.AP38];[.AU38];[.AZ38];[.BE38])" office:value-type="float" office:value="6" calcext:value-type="float">
            <text:p>6</text:p>
          </table:table-cell>
          <table:table-cell/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base</text:p>
          </table:table-cell>
          <table:table-cell table:formula="of:=SUM([.AG48];[.AL48];[.AQ48];[.AV48];[.BA48])" office:value-type="float" office:value="9" calcext:value-type="float">
            <text:p>9</text:p>
          </table:table-cell>
          <table:table-cell table:formula="of:=SUM([.AH48];[.AM48];[.AR48];[.AW48];[.BB48])" office:value-type="float" office:value="22" calcext:value-type="float">
            <text:p>22</text:p>
          </table:table-cell>
          <table:table-cell table:formula="of:=SUM([.AI48];[.AN48];[.AS48];[.AX48];[.BC48])" office:value-type="float" office:value="7" calcext:value-type="float">
            <text:p>7</text:p>
          </table:table-cell>
          <table:table-cell table:formula="of:=SUM([.AJ48];[.AO48];[.AT48];[.AY48];[.BD48])" office:value-type="float" office:value="2" calcext:value-type="float">
            <text:p>2</text:p>
          </table:table-cell>
          <table:table-cell table:formula="of:=SUM([.AK48];[.AP48];[.AU48];[.AZ48];[.BE48])" office:value-type="float" office:value="10" calcext:value-type="float">
            <text:p>10</text:p>
          </table:table-cell>
          <table:table-cell table:number-columns-repeated="16331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formula="of:=RANK([.C60]; OFFSET([.$C60]; 0; 0; 1; 5))" office:value-type="float" office:value="4" calcext:value-type="float">
            <text:p>4</text:p>
          </table:table-cell>
          <table:table-cell table:formula="of:=RANK([.D60]; OFFSET([.$C60]; 0; 0; 1; 5))" office:value-type="float" office:value="3" calcext:value-type="float">
            <text:p>3</text:p>
          </table:table-cell>
          <table:table-cell table:formula="of:=RANK([.E60]; OFFSET([.$C60]; 0; 0; 1; 5))" office:value-type="float" office:value="5" calcext:value-type="float">
            <text:p>5</text:p>
          </table:table-cell>
          <table:table-cell table:formula="of:=RANK([.F60]; OFFSET([.$C60]; 0; 0; 1; 5))" office:value-type="float" office:value="1" calcext:value-type="float">
            <text:p>1</text:p>
          </table:table-cell>
          <table:table-cell table:formula="of:=RANK([.G60]; OFFSET([.$C60]; 0; 0; 1; 5))" office:value-type="float" office:value="2" calcext:value-type="float">
            <text:p>2</text:p>
          </table:table-cell>
          <table:table-cell table:formula="of:=RANK([.H60];[.$H60:.$L60];)" office:value-type="float" office:value="3" calcext:value-type="float">
            <text:p>3</text:p>
          </table:table-cell>
          <table:table-cell table:formula="of:=RANK([.I60];[.$H60:.$L60];)" office:value-type="float" office:value="5" calcext:value-type="float">
            <text:p>5</text:p>
          </table:table-cell>
          <table:table-cell table:formula="of:=RANK([.J60];[.$H60:.$L60];)" office:value-type="float" office:value="4" calcext:value-type="float">
            <text:p>4</text:p>
          </table:table-cell>
          <table:table-cell table:formula="of:=RANK([.K60];[.$H60:.$L60];)" office:value-type="float" office:value="1" calcext:value-type="float">
            <text:p>1</text:p>
          </table:table-cell>
          <table:table-cell table:formula="of:=RANK([.L60];[.$H60:.$L60];)" office:value-type="float" office:value="2" calcext:value-type="float">
            <text:p>2</text:p>
          </table:table-cell>
          <table:table-cell table:formula="of:=RANK([.M60];[.$M60:.$Q60];)" office:value-type="float" office:value="5" calcext:value-type="float">
            <text:p>5</text:p>
          </table:table-cell>
          <table:table-cell table:formula="of:=RANK([.N60];[.$M60:.$Q60];)" office:value-type="float" office:value="2" calcext:value-type="float">
            <text:p>2</text:p>
          </table:table-cell>
          <table:table-cell table:formula="of:=RANK([.O60];[.$M60:.$Q60];)" office:value-type="float" office:value="3" calcext:value-type="float">
            <text:p>3</text:p>
          </table:table-cell>
          <table:table-cell table:formula="of:=RANK([.P60];[.$M60:.$Q60];)" office:value-type="float" office:value="4" calcext:value-type="float">
            <text:p>4</text:p>
          </table:table-cell>
          <table:table-cell table:formula="of:=RANK([.Q60];[.$M60:.$Q60];)" office:value-type="float" office:value="1" calcext:value-type="float">
            <text:p>1</text:p>
          </table:table-cell>
          <table:table-cell table:formula="of:=RANK([.R60];[.$R60:.$V60];)" office:value-type="float" office:value="4" calcext:value-type="float">
            <text:p>4</text:p>
          </table:table-cell>
          <table:table-cell table:formula="of:=RANK([.S60];[.$R60:.$V60];)" office:value-type="float" office:value="2" calcext:value-type="float">
            <text:p>2</text:p>
          </table:table-cell>
          <table:table-cell table:formula="of:=RANK([.T60];[.$R60:.$V60];)" office:value-type="float" office:value="5" calcext:value-type="float">
            <text:p>5</text:p>
          </table:table-cell>
          <table:table-cell table:formula="of:=RANK([.U60];[.$R60:.$V60];)" office:value-type="float" office:value="1" calcext:value-type="float">
            <text:p>1</text:p>
          </table:table-cell>
          <table:table-cell table:formula="of:=RANK([.V60];[.$R60:.$V60];)" office:value-type="float" office:value="3" calcext:value-type="float">
            <text:p>3</text:p>
          </table:table-cell>
          <table:table-cell table:formula="of:=RANK([.W60];[.$W60:.$AA60];)" office:value-type="float" office:value="4" calcext:value-type="float">
            <text:p>4</text:p>
          </table:table-cell>
          <table:table-cell table:formula="of:=RANK([.X60];[.$W60:.$AA60];)" office:value-type="float" office:value="2" calcext:value-type="float">
            <text:p>2</text:p>
          </table:table-cell>
          <table:table-cell table:formula="of:=RANK([.Y60];[.$W60:.$AA60];)" office:value-type="float" office:value="5" calcext:value-type="float">
            <text:p>5</text:p>
          </table:table-cell>
          <table:table-cell table:formula="of:=RANK([.Z60];[.$W60:.$AA60];)" office:value-type="float" office:value="1" calcext:value-type="float">
            <text:p>1</text:p>
          </table:table-cell>
          <table:table-cell table:formula="of:=RANK([.AA60];[.$W60:.$AA60];)" office:value-type="float" office:value="3" calcext:value-type="float">
            <text:p>3</text:p>
          </table:table-cell>
          <table:table-cell/>
          <table:table-cell table:style-name="ce989" table:number-columns-repeated="2"/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bbq</text:p>
          </table:table-cell>
          <table:table-cell table:formula="of:=SUM([.AG29];[.AL29];[.AQ29];[.AV29];[.BA29])" office:value-type="float" office:value="6" calcext:value-type="float">
            <text:p>6</text:p>
          </table:table-cell>
          <table:table-cell table:formula="of:=SUM([.AH29];[.AM29];[.AR29];[.AW29];[.BB29])" office:value-type="float" office:value="3" calcext:value-type="float">
            <text:p>3</text:p>
          </table:table-cell>
          <table:table-cell table:formula="of:=SUM([.AI29];[.AN29];[.AS29];[.AX29];[.BC29])" office:value-type="float" office:value="1" calcext:value-type="float">
            <text:p>1</text:p>
          </table:table-cell>
          <table:table-cell table:formula="of:=SUM([.AJ29];[.AO29];[.AT29];[.AY29];[.BD29])" office:value-type="float" office:value="29" calcext:value-type="float">
            <text:p>29</text:p>
          </table:table-cell>
          <table:table-cell table:formula="of:=SUM([.AK29];[.AP29];[.AU29];[.AZ29];[.BE29])" office:value-type="float" office:value="11" calcext:value-type="float">
            <text:p>11</text:p>
          </table:table-cell>
          <table:table-cell/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bbq</text:p>
          </table:table-cell>
          <table:table-cell table:formula="of:=SUM([.AG39];[.AL39];[.AQ39];[.AV39];[.BA39])" office:value-type="float" office:value="6" calcext:value-type="float">
            <text:p>6</text:p>
          </table:table-cell>
          <table:table-cell table:formula="of:=SUM([.AH39];[.AM39];[.AR39];[.AW39];[.BB39])" office:value-type="float" office:value="8" calcext:value-type="float">
            <text:p>8</text:p>
          </table:table-cell>
          <table:table-cell table:formula="of:=SUM([.AI39];[.AN39];[.AS39];[.AX39];[.BC39])" office:value-type="float" office:value="7" calcext:value-type="float">
            <text:p>7</text:p>
          </table:table-cell>
          <table:table-cell table:formula="of:=SUM([.AJ39];[.AO39];[.AT39];[.AY39];[.BD39])" office:value-type="float" office:value="26" calcext:value-type="float">
            <text:p>26</text:p>
          </table:table-cell>
          <table:table-cell table:formula="of:=SUM([.AK39];[.AP39];[.AU39];[.AZ39];[.BE39])" office:value-type="float" office:value="3" calcext:value-type="float">
            <text:p>3</text:p>
          </table:table-cell>
          <table:table-cell/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bbq</text:p>
          </table:table-cell>
          <table:table-cell table:formula="of:=SUM([.AG49];[.AL49];[.AQ49];[.AV49];[.BA49])" office:value-type="float" office:value="2" calcext:value-type="float">
            <text:p>2</text:p>
          </table:table-cell>
          <table:table-cell table:formula="of:=SUM([.AH49];[.AM49];[.AR49];[.AW49];[.BB49])" office:value-type="float" office:value="9" calcext:value-type="float">
            <text:p>9</text:p>
          </table:table-cell>
          <table:table-cell table:formula="of:=SUM([.AI49];[.AN49];[.AS49];[.AX49];[.BC49])" office:value-type="float" office:value="12" calcext:value-type="float">
            <text:p>12</text:p>
          </table:table-cell>
          <table:table-cell table:formula="of:=SUM([.AJ49];[.AO49];[.AT49];[.AY49];[.BD49])" office:value-type="float" office:value="20" calcext:value-type="float">
            <text:p>20</text:p>
          </table:table-cell>
          <table:table-cell table:formula="of:=SUM([.AK49];[.AP49];[.AU49];[.AZ49];[.BE49])" office:value-type="float" office:value="7" calcext:value-type="float">
            <text:p>7</text:p>
          </table:table-cell>
          <table:table-cell table:number-columns-repeated="16331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61]; OFFSET([.$C61]; 0; 0; 1; 5))" office:value-type="float" office:value="3" calcext:value-type="float">
            <text:p>3</text:p>
          </table:table-cell>
          <table:table-cell table:formula="of:=RANK([.D61]; OFFSET([.$C61]; 0; 0; 1; 5))" office:value-type="float" office:value="5" calcext:value-type="float">
            <text:p>5</text:p>
          </table:table-cell>
          <table:table-cell table:formula="of:=RANK([.E61]; OFFSET([.$C61]; 0; 0; 1; 5))" office:value-type="float" office:value="4" calcext:value-type="float">
            <text:p>4</text:p>
          </table:table-cell>
          <table:table-cell table:formula="of:=RANK([.F61]; OFFSET([.$C61]; 0; 0; 1; 5))" office:value-type="float" office:value="1" calcext:value-type="float">
            <text:p>1</text:p>
          </table:table-cell>
          <table:table-cell table:formula="of:=RANK([.G61]; OFFSET([.$C61]; 0; 0; 1; 5))" office:value-type="float" office:value="2" calcext:value-type="float">
            <text:p>2</text:p>
          </table:table-cell>
          <table:table-cell table:formula="of:=RANK([.H61];[.$H61:.$L61];)" office:value-type="float" office:value="2" calcext:value-type="float">
            <text:p>2</text:p>
          </table:table-cell>
          <table:table-cell table:formula="of:=RANK([.I61];[.$H61:.$L61];)" office:value-type="float" office:value="3" calcext:value-type="float">
            <text:p>3</text:p>
          </table:table-cell>
          <table:table-cell table:formula="of:=RANK([.J61];[.$H61:.$L61];)" office:value-type="float" office:value="5" calcext:value-type="float">
            <text:p>5</text:p>
          </table:table-cell>
          <table:table-cell table:formula="of:=RANK([.K61];[.$H61:.$L61];)" office:value-type="float" office:value="1" calcext:value-type="float">
            <text:p>1</text:p>
          </table:table-cell>
          <table:table-cell table:formula="of:=RANK([.L61];[.$H61:.$L61];)" office:value-type="float" office:value="4" calcext:value-type="float">
            <text:p>4</text:p>
          </table:table-cell>
          <table:table-cell table:formula="of:=RANK([.M61];[.$M61:.$Q61];)" office:value-type="float" office:value="4" calcext:value-type="float">
            <text:p>4</text:p>
          </table:table-cell>
          <table:table-cell table:formula="of:=RANK([.N61];[.$M61:.$Q61];)" office:value-type="float" office:value="2" calcext:value-type="float">
            <text:p>2</text:p>
          </table:table-cell>
          <table:table-cell table:formula="of:=RANK([.O61];[.$M61:.$Q61];)" office:value-type="float" office:value="2" calcext:value-type="float">
            <text:p>2</text:p>
          </table:table-cell>
          <table:table-cell table:formula="of:=RANK([.P61];[.$M61:.$Q61];)" office:value-type="float" office:value="5" calcext:value-type="float">
            <text:p>5</text:p>
          </table:table-cell>
          <table:table-cell table:formula="of:=RANK([.Q61];[.$M61:.$Q61];)" office:value-type="float" office:value="1" calcext:value-type="float">
            <text:p>1</text:p>
          </table:table-cell>
          <table:table-cell table:formula="of:=RANK([.R61];[.$R61:.$V61];)" office:value-type="float" office:value="2" calcext:value-type="float">
            <text:p>2</text:p>
          </table:table-cell>
          <table:table-cell table:formula="of:=RANK([.S61];[.$R61:.$V61];)" office:value-type="float" office:value="4" calcext:value-type="float">
            <text:p>4</text:p>
          </table:table-cell>
          <table:table-cell table:formula="of:=RANK([.T61];[.$R61:.$V61];)" office:value-type="float" office:value="5" calcext:value-type="float">
            <text:p>5</text:p>
          </table:table-cell>
          <table:table-cell table:formula="of:=RANK([.U61];[.$R61:.$V61];)" office:value-type="float" office:value="1" calcext:value-type="float">
            <text:p>1</text:p>
          </table:table-cell>
          <table:table-cell table:formula="of:=RANK([.V61];[.$R61:.$V61];)" office:value-type="float" office:value="3" calcext:value-type="float">
            <text:p>3</text:p>
          </table:table-cell>
          <table:table-cell table:formula="of:=RANK([.W61];[.$W61:.$AA61];)" office:value-type="float" office:value="4" calcext:value-type="float">
            <text:p>4</text:p>
          </table:table-cell>
          <table:table-cell table:formula="of:=RANK([.X61];[.$W61:.$AA61];)" office:value-type="float" office:value="3" calcext:value-type="float">
            <text:p>3</text:p>
          </table:table-cell>
          <table:table-cell table:formula="of:=RANK([.Y61];[.$W61:.$AA61];)" office:value-type="float" office:value="5" calcext:value-type="float">
            <text:p>5</text:p>
          </table:table-cell>
          <table:table-cell table:formula="of:=RANK([.Z61];[.$W61:.$AA61];)" office:value-type="float" office:value="1" calcext:value-type="float">
            <text:p>1</text:p>
          </table:table-cell>
          <table:table-cell table:formula="of:=RANK([.AA61];[.$W61:.$AA61];)" office:value-type="float" office:value="2" calcext:value-type="float">
            <text:p>2</text:p>
          </table:table-cell>
          <table:table-cell/>
          <table:table-cell table:style-name="ce989" table:number-columns-repeated="2"/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his</text:p>
          </table:table-cell>
          <table:table-cell table:formula="of:=SUM([.AG30];[.AL30];[.AQ30];[.AV30];[.BA30])" office:value-type="float" office:value="7" calcext:value-type="float">
            <text:p>7</text:p>
          </table:table-cell>
          <table:table-cell table:formula="of:=SUM([.AH30];[.AM30];[.AR30];[.AW30];[.BB30])" office:value-type="float" office:value="5" calcext:value-type="float">
            <text:p>5</text:p>
          </table:table-cell>
          <table:table-cell table:formula="of:=SUM([.AI30];[.AN30];[.AS30];[.AX30];[.BC30])" office:value-type="float" office:value="3" calcext:value-type="float">
            <text:p>3</text:p>
          </table:table-cell>
          <table:table-cell table:formula="of:=SUM([.AJ30];[.AO30];[.AT30];[.AY30];[.BD30])" office:value-type="float" office:value="9" calcext:value-type="float">
            <text:p>9</text:p>
          </table:table-cell>
          <table:table-cell table:formula="of:=SUM([.AK30];[.AP30];[.AU30];[.AZ30];[.BE30])" office:value-type="float" office:value="26" calcext:value-type="float">
            <text:p>26</text:p>
          </table:table-cell>
          <table:table-cell/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his</text:p>
          </table:table-cell>
          <table:table-cell table:formula="of:=SUM([.AG40];[.AL40];[.AQ40];[.AV40];[.BA40])" office:value-type="float" office:value="6" calcext:value-type="float">
            <text:p>6</text:p>
          </table:table-cell>
          <table:table-cell table:formula="of:=SUM([.AH40];[.AM40];[.AR40];[.AW40];[.BB40])" office:value-type="float" office:value="9" calcext:value-type="float">
            <text:p>9</text:p>
          </table:table-cell>
          <table:table-cell table:formula="of:=SUM([.AI40];[.AN40];[.AS40];[.AX40];[.BC40])" office:value-type="float" office:value="7" calcext:value-type="float">
            <text:p>7</text:p>
          </table:table-cell>
          <table:table-cell table:formula="of:=SUM([.AJ40];[.AO40];[.AT40];[.AY40];[.BD40])" office:value-type="float" office:value="4" calcext:value-type="float">
            <text:p>4</text:p>
          </table:table-cell>
          <table:table-cell table:formula="of:=SUM([.AK40];[.AP40];[.AU40];[.AZ40];[.BE40])" office:value-type="float" office:value="24" calcext:value-type="float">
            <text:p>24</text:p>
          </table:table-cell>
          <table:table-cell/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his</text:p>
          </table:table-cell>
          <table:table-cell table:formula="of:=SUM([.AG50];[.AL50];[.AQ50];[.AV50];[.BA50])" office:value-type="float" office:value="3" calcext:value-type="float">
            <text:p>3</text:p>
          </table:table-cell>
          <table:table-cell table:formula="of:=SUM([.AH50];[.AM50];[.AR50];[.AW50];[.BB50])" office:value-type="float" office:value="2" calcext:value-type="float">
            <text:p>2</text:p>
          </table:table-cell>
          <table:table-cell table:formula="of:=SUM([.AI50];[.AN50];[.AS50];[.AX50];[.BC50])" office:value-type="float" office:value="7" calcext:value-type="float">
            <text:p>7</text:p>
          </table:table-cell>
          <table:table-cell table:formula="of:=SUM([.AJ50];[.AO50];[.AT50];[.AY50];[.BD50])" office:value-type="float" office:value="17" calcext:value-type="float">
            <text:p>17</text:p>
          </table:table-cell>
          <table:table-cell table:formula="of:=SUM([.AK50];[.AP50];[.AU50];[.AZ50];[.BE50])" office:value-type="float" office:value="21" calcext:value-type="float">
            <text:p>21</text:p>
          </table:table-cell>
          <table:table-cell table:number-columns-repeated="16331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formula="of:=RANK([.C62]; OFFSET([.$C62]; 0; 0; 1; 5))" office:value-type="float" office:value="5" calcext:value-type="float">
            <text:p>5</text:p>
          </table:table-cell>
          <table:table-cell table:formula="of:=RANK([.D62]; OFFSET([.$C62]; 0; 0; 1; 5))" office:value-type="float" office:value="4" calcext:value-type="float">
            <text:p>4</text:p>
          </table:table-cell>
          <table:table-cell table:formula="of:=RANK([.E62]; OFFSET([.$C62]; 0; 0; 1; 5))" office:value-type="float" office:value="3" calcext:value-type="float">
            <text:p>3</text:p>
          </table:table-cell>
          <table:table-cell table:formula="of:=RANK([.F62]; OFFSET([.$C62]; 0; 0; 1; 5))" office:value-type="float" office:value="1" calcext:value-type="float">
            <text:p>1</text:p>
          </table:table-cell>
          <table:table-cell table:formula="of:=RANK([.G62]; OFFSET([.$C62]; 0; 0; 1; 5))" office:value-type="float" office:value="2" calcext:value-type="float">
            <text:p>2</text:p>
          </table:table-cell>
          <table:table-cell table:formula="of:=RANK([.H62];[.$H62:.$L62];)" office:value-type="float" office:value="5" calcext:value-type="float">
            <text:p>5</text:p>
          </table:table-cell>
          <table:table-cell table:formula="of:=RANK([.I62];[.$H62:.$L62];)" office:value-type="float" office:value="3" calcext:value-type="float">
            <text:p>3</text:p>
          </table:table-cell>
          <table:table-cell table:formula="of:=RANK([.J62];[.$H62:.$L62];)" office:value-type="float" office:value="4" calcext:value-type="float">
            <text:p>4</text:p>
          </table:table-cell>
          <table:table-cell table:formula="of:=RANK([.K62];[.$H62:.$L62];)" office:value-type="float" office:value="1" calcext:value-type="float">
            <text:p>1</text:p>
          </table:table-cell>
          <table:table-cell table:formula="of:=RANK([.L62];[.$H62:.$L62];)" office:value-type="float" office:value="2" calcext:value-type="float">
            <text:p>2</text:p>
          </table:table-cell>
          <table:table-cell table:formula="of:=RANK([.M62];[.$M62:.$Q62];)" office:value-type="float" office:value="5" calcext:value-type="float">
            <text:p>5</text:p>
          </table:table-cell>
          <table:table-cell table:formula="of:=RANK([.N62];[.$M62:.$Q62];)" office:value-type="float" office:value="2" calcext:value-type="float">
            <text:p>2</text:p>
          </table:table-cell>
          <table:table-cell table:formula="of:=RANK([.O62];[.$M62:.$Q62];)" office:value-type="float" office:value="4" calcext:value-type="float">
            <text:p>4</text:p>
          </table:table-cell>
          <table:table-cell table:formula="of:=RANK([.P62];[.$M62:.$Q62];)" office:value-type="float" office:value="1" calcext:value-type="float">
            <text:p>1</text:p>
          </table:table-cell>
          <table:table-cell table:formula="of:=RANK([.Q62];[.$M62:.$Q62];)" office:value-type="float" office:value="3" calcext:value-type="float">
            <text:p>3</text:p>
          </table:table-cell>
          <table:table-cell table:formula="of:=RANK([.R62];[.$R62:.$V62];)" office:value-type="float" office:value="2" calcext:value-type="float">
            <text:p>2</text:p>
          </table:table-cell>
          <table:table-cell table:formula="of:=RANK([.S62];[.$R62:.$V62];)" office:value-type="float" office:value="3" calcext:value-type="float">
            <text:p>3</text:p>
          </table:table-cell>
          <table:table-cell table:formula="of:=RANK([.T62];[.$R62:.$V62];)" office:value-type="float" office:value="5" calcext:value-type="float">
            <text:p>5</text:p>
          </table:table-cell>
          <table:table-cell table:formula="of:=RANK([.U62];[.$R62:.$V62];)" office:value-type="float" office:value="1" calcext:value-type="float">
            <text:p>1</text:p>
          </table:table-cell>
          <table:table-cell table:formula="of:=RANK([.V62];[.$R62:.$V62];)" office:value-type="float" office:value="4" calcext:value-type="float">
            <text:p>4</text:p>
          </table:table-cell>
          <table:table-cell table:formula="of:=RANK([.W62];[.$W62:.$AA62];)" office:value-type="float" office:value="2" calcext:value-type="float">
            <text:p>2</text:p>
          </table:table-cell>
          <table:table-cell table:formula="of:=RANK([.X62];[.$W62:.$AA62];)" office:value-type="float" office:value="5" calcext:value-type="float">
            <text:p>5</text:p>
          </table:table-cell>
          <table:table-cell table:formula="of:=RANK([.Y62];[.$W62:.$AA62];)" office:value-type="float" office:value="1" calcext:value-type="float">
            <text:p>1</text:p>
          </table:table-cell>
          <table:table-cell table:formula="of:=RANK([.Z62];[.$W62:.$AA62];)" office:value-type="float" office:value="4" calcext:value-type="float">
            <text:p>4</text:p>
          </table:table-cell>
          <table:table-cell table:formula="of:=RANK([.AA62];[.$W62:.$AA62];)" office:value-type="float" office:value="3" calcext:value-type="float">
            <text:p>3</text:p>
          </table:table-cell>
          <table:table-cell/>
          <table:table-cell table:style-name="ce989" table:number-columns-repeated="2"/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iso</text:p>
          </table:table-cell>
          <table:table-cell table:formula="of:=SUM([.AG31];[.AL31];[.AQ31];[.AV31];[.BA31])" office:value-type="float" office:value="14" calcext:value-type="float">
            <text:p>14</text:p>
          </table:table-cell>
          <table:table-cell table:formula="of:=SUM([.AH31];[.AM31];[.AR31];[.AW31];[.BB31])" office:value-type="float" office:value="6" calcext:value-type="float">
            <text:p>6</text:p>
          </table:table-cell>
          <table:table-cell table:formula="of:=SUM([.AI31];[.AN31];[.AS31];[.AX31];[.BC31])" office:value-type="float" office:value="21" calcext:value-type="float">
            <text:p>21</text:p>
          </table:table-cell>
          <table:table-cell table:formula="of:=SUM([.AJ31];[.AO31];[.AT31];[.AY31];[.BD31])" office:value-type="float" office:value="3" calcext:value-type="float">
            <text:p>3</text:p>
          </table:table-cell>
          <table:table-cell table:formula="of:=SUM([.AK31];[.AP31];[.AU31];[.AZ31];[.BE31])" office:value-type="float" office:value="6" calcext:value-type="float">
            <text:p>6</text:p>
          </table:table-cell>
          <table:table-cell/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iso</text:p>
          </table:table-cell>
          <table:table-cell table:formula="of:=SUM([.AG41];[.AL41];[.AQ41];[.AV41];[.BA41])" office:value-type="float" office:value="12" calcext:value-type="float">
            <text:p>12</text:p>
          </table:table-cell>
          <table:table-cell table:formula="of:=SUM([.AH41];[.AM41];[.AR41];[.AW41];[.BB41])" office:value-type="float" office:value="10" calcext:value-type="float">
            <text:p>10</text:p>
          </table:table-cell>
          <table:table-cell table:formula="of:=SUM([.AI41];[.AN41];[.AS41];[.AX41];[.BC41])" office:value-type="float" office:value="8" calcext:value-type="float">
            <text:p>8</text:p>
          </table:table-cell>
          <table:table-cell table:formula="of:=SUM([.AJ41];[.AO41];[.AT41];[.AY41];[.BD41])" office:value-type="float" office:value="6" calcext:value-type="float">
            <text:p>6</text:p>
          </table:table-cell>
          <table:table-cell table:formula="of:=SUM([.AK41];[.AP41];[.AU41];[.AZ41];[.BE41])" office:value-type="float" office:value="14" calcext:value-type="float">
            <text:p>14</text:p>
          </table:table-cell>
          <table:table-cell/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iso</text:p>
          </table:table-cell>
          <table:table-cell table:formula="of:=SUM([.AG51];[.AL51];[.AQ51];[.AV51];[.BA51])" office:value-type="float" office:value="24" calcext:value-type="float">
            <text:p>24</text:p>
          </table:table-cell>
          <table:table-cell table:formula="of:=SUM([.AH51];[.AM51];[.AR51];[.AW51];[.BB51])" office:value-type="float" office:value="9" calcext:value-type="float">
            <text:p>9</text:p>
          </table:table-cell>
          <table:table-cell table:formula="of:=SUM([.AI51];[.AN51];[.AS51];[.AX51];[.BC51])" office:value-type="float" office:value="4" calcext:value-type="float">
            <text:p>4</text:p>
          </table:table-cell>
          <table:table-cell table:formula="of:=SUM([.AJ51];[.AO51];[.AT51];[.AY51];[.BD51])" office:value-type="float" office:value="3" calcext:value-type="float">
            <text:p>3</text:p>
          </table:table-cell>
          <table:table-cell table:formula="of:=SUM([.AK51];[.AP51];[.AU51];[.AZ51];[.BE51])" office:value-type="float" office:value="10" calcext:value-type="float">
            <text:p>10</text:p>
          </table:table-cell>
          <table:table-cell table:number-columns-repeated="16331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63]; OFFSET([.$C63]; 0; 0; 1; 5))" office:value-type="float" office:value="2" calcext:value-type="float">
            <text:p>2</text:p>
          </table:table-cell>
          <table:table-cell table:formula="of:=RANK([.D63]; OFFSET([.$C63]; 0; 0; 1; 5))" office:value-type="float" office:value="4" calcext:value-type="float">
            <text:p>4</text:p>
          </table:table-cell>
          <table:table-cell table:formula="of:=RANK([.E63]; OFFSET([.$C63]; 0; 0; 1; 5))" office:value-type="float" office:value="5" calcext:value-type="float">
            <text:p>5</text:p>
          </table:table-cell>
          <table:table-cell table:formula="of:=RANK([.F63]; OFFSET([.$C63]; 0; 0; 1; 5))" office:value-type="float" office:value="1" calcext:value-type="float">
            <text:p>1</text:p>
          </table:table-cell>
          <table:table-cell table:formula="of:=RANK([.G63]; OFFSET([.$C63]; 0; 0; 1; 5))" office:value-type="float" office:value="2" calcext:value-type="float">
            <text:p>2</text:p>
          </table:table-cell>
          <table:table-cell table:formula="of:=RANK([.H63];[.$H63:.$L63];)" office:value-type="float" office:value="1" calcext:value-type="float">
            <text:p>1</text:p>
          </table:table-cell>
          <table:table-cell table:formula="of:=RANK([.I63];[.$H63:.$L63];)" office:value-type="float" office:value="4" calcext:value-type="float">
            <text:p>4</text:p>
          </table:table-cell>
          <table:table-cell table:formula="of:=RANK([.J63];[.$H63:.$L63];)" office:value-type="float" office:value="5" calcext:value-type="float">
            <text:p>5</text:p>
          </table:table-cell>
          <table:table-cell table:formula="of:=RANK([.K63];[.$H63:.$L63];)" office:value-type="float" office:value="3" calcext:value-type="float">
            <text:p>3</text:p>
          </table:table-cell>
          <table:table-cell table:formula="of:=RANK([.L63];[.$H63:.$L63];)" office:value-type="float" office:value="1" calcext:value-type="float">
            <text:p>1</text:p>
          </table:table-cell>
          <table:table-cell table:formula="of:=RANK([.M63];[.$M63:.$Q63];)" office:value-type="float" office:value="1" calcext:value-type="float">
            <text:p>1</text:p>
          </table:table-cell>
          <table:table-cell table:formula="of:=RANK([.N63];[.$M63:.$Q63];)" office:value-type="float" office:value="4" calcext:value-type="float">
            <text:p>4</text:p>
          </table:table-cell>
          <table:table-cell table:formula="of:=RANK([.O63];[.$M63:.$Q63];)" office:value-type="float" office:value="5" calcext:value-type="float">
            <text:p>5</text:p>
          </table:table-cell>
          <table:table-cell table:formula="of:=RANK([.P63];[.$M63:.$Q63];)" office:value-type="float" office:value="3" calcext:value-type="float">
            <text:p>3</text:p>
          </table:table-cell>
          <table:table-cell table:formula="of:=RANK([.Q63];[.$M63:.$Q63];)" office:value-type="float" office:value="1" calcext:value-type="float">
            <text:p>1</text:p>
          </table:table-cell>
          <table:table-cell table:formula="of:=RANK([.R63];[.$R63:.$V63];)" office:value-type="float" office:value="1" calcext:value-type="float">
            <text:p>1</text:p>
          </table:table-cell>
          <table:table-cell table:formula="of:=RANK([.S63];[.$R63:.$V63];)" office:value-type="float" office:value="4" calcext:value-type="float">
            <text:p>4</text:p>
          </table:table-cell>
          <table:table-cell table:formula="of:=RANK([.T63];[.$R63:.$V63];)" office:value-type="float" office:value="5" calcext:value-type="float">
            <text:p>5</text:p>
          </table:table-cell>
          <table:table-cell table:formula="of:=RANK([.U63];[.$R63:.$V63];)" office:value-type="float" office:value="3" calcext:value-type="float">
            <text:p>3</text:p>
          </table:table-cell>
          <table:table-cell table:formula="of:=RANK([.V63];[.$R63:.$V63];)" office:value-type="float" office:value="1" calcext:value-type="float">
            <text:p>1</text:p>
          </table:table-cell>
          <table:table-cell table:formula="of:=RANK([.W63];[.$W63:.$AA63];)" office:value-type="float" office:value="4" calcext:value-type="float">
            <text:p>4</text:p>
          </table:table-cell>
          <table:table-cell table:formula="of:=RANK([.X63];[.$W63:.$AA63];)" office:value-type="float" office:value="3" calcext:value-type="float">
            <text:p>3</text:p>
          </table:table-cell>
          <table:table-cell table:formula="of:=RANK([.Y63];[.$W63:.$AA63];)" office:value-type="float" office:value="1" calcext:value-type="float">
            <text:p>1</text:p>
          </table:table-cell>
          <table:table-cell table:formula="of:=RANK([.Z63];[.$W63:.$AA63];)" office:value-type="float" office:value="2" calcext:value-type="float">
            <text:p>2</text:p>
          </table:table-cell>
          <table:table-cell table:formula="of:=RANK([.AA63];[.$W63:.$AA63];)" office:value-type="float" office:value="4" calcext:value-type="float">
            <text:p>4</text:p>
          </table:table-cell>
          <table:table-cell/>
          <table:table-cell table:style-name="ce989" table:number-columns-repeated="2"/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pla</text:p>
          </table:table-cell>
          <table:table-cell table:formula="of:=SUM([.AG32];[.AL32];[.AQ32];[.AV32];[.BA32])" office:value-type="float" office:value="20" calcext:value-type="float">
            <text:p>20</text:p>
          </table:table-cell>
          <table:table-cell table:formula="of:=SUM([.AH32];[.AM32];[.AR32];[.AW32];[.BB32])" office:value-type="float" office:value="14" calcext:value-type="float">
            <text:p>14</text:p>
          </table:table-cell>
          <table:table-cell table:formula="of:=SUM([.AI32];[.AN32];[.AS32];[.AX32];[.BC32])" office:value-type="float" office:value="10" calcext:value-type="float">
            <text:p>10</text:p>
          </table:table-cell>
          <table:table-cell table:formula="of:=SUM([.AJ32];[.AO32];[.AT32];[.AY32];[.BD32])" office:value-type="float" office:value="4" calcext:value-type="float">
            <text:p>4</text:p>
          </table:table-cell>
          <table:table-cell table:formula="of:=SUM([.AK32];[.AP32];[.AU32];[.AZ32];[.BE32])" office:value-type="float" office:value="2" calcext:value-type="float">
            <text:p>2</text:p>
          </table:table-cell>
          <table:table-cell/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pla</text:p>
          </table:table-cell>
          <table:table-cell table:formula="of:=SUM([.AG42];[.AL42];[.AQ42];[.AV42];[.BA42])" office:value-type="float" office:value="12" calcext:value-type="float">
            <text:p>12</text:p>
          </table:table-cell>
          <table:table-cell table:formula="of:=SUM([.AH42];[.AM42];[.AR42];[.AW42];[.BB42])" office:value-type="float" office:value="11" calcext:value-type="float">
            <text:p>11</text:p>
          </table:table-cell>
          <table:table-cell table:formula="of:=SUM([.AI42];[.AN42];[.AS42];[.AX42];[.BC42])" office:value-type="float" office:value="20" calcext:value-type="float">
            <text:p>20</text:p>
          </table:table-cell>
          <table:table-cell table:formula="of:=SUM([.AJ42];[.AO42];[.AT42];[.AY42];[.BD42])" office:value-type="float" office:value="4" calcext:value-type="float">
            <text:p>4</text:p>
          </table:table-cell>
          <table:table-cell table:formula="of:=SUM([.AK42];[.AP42];[.AU42];[.AZ42];[.BE42])" office:value-type="float" office:value="3" calcext:value-type="float">
            <text:p>3</text:p>
          </table:table-cell>
          <table:table-cell/>
          <table:table-cell table:style-name="ce495" office:value-type="string" calcext:value-type="string">
            <text:p>auc_optimal</text:p>
          </table:table-cell>
          <table:table-cell table:style-name="ce495" office:value-type="string" calcext:value-type="string">
            <text:p>pla</text:p>
          </table:table-cell>
          <table:table-cell table:formula="of:=SUM([.AG52];[.AL52];[.AQ52];[.AV52];[.BA52])" office:value-type="float" office:value="12" calcext:value-type="float">
            <text:p>12</text:p>
          </table:table-cell>
          <table:table-cell table:formula="of:=SUM([.AH52];[.AM52];[.AR52];[.AW52];[.BB52])" office:value-type="float" office:value="8" calcext:value-type="float">
            <text:p>8</text:p>
          </table:table-cell>
          <table:table-cell table:formula="of:=SUM([.AI52];[.AN52];[.AS52];[.AX52];[.BC52])" office:value-type="float" office:value="21" calcext:value-type="float">
            <text:p>21</text:p>
          </table:table-cell>
          <table:table-cell table:formula="of:=SUM([.AJ52];[.AO52];[.AT52];[.AY52];[.BD52])" office:value-type="float" office:value="7" calcext:value-type="float">
            <text:p>7</text:p>
          </table:table-cell>
          <table:table-cell table:formula="of:=SUM([.AK52];[.AP52];[.AU52];[.AZ52];[.BE52])" office:value-type="float" office:value="2" calcext:value-type="float">
            <text:p>2</text:p>
          </table:table-cell>
          <table:table-cell table:number-columns-repeated="16331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formula="of:=RANK([.C64]; OFFSET([.$C64]; 0; 0; 1; 5))" office:value-type="float" office:value="5" calcext:value-type="float">
            <text:p>5</text:p>
          </table:table-cell>
          <table:table-cell table:formula="of:=RANK([.D64]; OFFSET([.$C64]; 0; 0; 1; 5))" office:value-type="float" office:value="3" calcext:value-type="float">
            <text:p>3</text:p>
          </table:table-cell>
          <table:table-cell table:formula="of:=RANK([.E64]; OFFSET([.$C64]; 0; 0; 1; 5))" office:value-type="float" office:value="4" calcext:value-type="float">
            <text:p>4</text:p>
          </table:table-cell>
          <table:table-cell table:formula="of:=RANK([.F64]; OFFSET([.$C64]; 0; 0; 1; 5))" office:value-type="float" office:value="1" calcext:value-type="float">
            <text:p>1</text:p>
          </table:table-cell>
          <table:table-cell table:formula="of:=RANK([.G64]; OFFSET([.$C64]; 0; 0; 1; 5))" office:value-type="float" office:value="2" calcext:value-type="float">
            <text:p>2</text:p>
          </table:table-cell>
          <table:table-cell table:formula="of:=RANK([.H64];[.$H64:.$L64];)" office:value-type="float" office:value="5" calcext:value-type="float">
            <text:p>5</text:p>
          </table:table-cell>
          <table:table-cell table:formula="of:=RANK([.I64];[.$H64:.$L64];)" office:value-type="float" office:value="3" calcext:value-type="float">
            <text:p>3</text:p>
          </table:table-cell>
          <table:table-cell table:formula="of:=RANK([.J64];[.$H64:.$L64];)" office:value-type="float" office:value="1" calcext:value-type="float">
            <text:p>1</text:p>
          </table:table-cell>
          <table:table-cell table:formula="of:=RANK([.K64];[.$H64:.$L64];)" office:value-type="float" office:value="4" calcext:value-type="float">
            <text:p>4</text:p>
          </table:table-cell>
          <table:table-cell table:formula="of:=RANK([.L64];[.$H64:.$L64];)" office:value-type="float" office:value="2" calcext:value-type="float">
            <text:p>2</text:p>
          </table:table-cell>
          <table:table-cell table:formula="of:=RANK([.M64];[.$M64:.$Q64];)" office:value-type="float" office:value="4" calcext:value-type="float">
            <text:p>4</text:p>
          </table:table-cell>
          <table:table-cell table:formula="of:=RANK([.N64];[.$M64:.$Q64];)" office:value-type="float" office:value="3" calcext:value-type="float">
            <text:p>3</text:p>
          </table:table-cell>
          <table:table-cell table:formula="of:=RANK([.O64];[.$M64:.$Q64];)" office:value-type="float" office:value="5" calcext:value-type="float">
            <text:p>5</text:p>
          </table:table-cell>
          <table:table-cell table:formula="of:=RANK([.P64];[.$M64:.$Q64];)" office:value-type="float" office:value="1" calcext:value-type="float">
            <text:p>1</text:p>
          </table:table-cell>
          <table:table-cell table:formula="of:=RANK([.Q64];[.$M64:.$Q64];)" office:value-type="float" office:value="2" calcext:value-type="float">
            <text:p>2</text:p>
          </table:table-cell>
          <table:table-cell table:formula="of:=RANK([.R64];[.$R64:.$V64];)" office:value-type="float" office:value="1" calcext:value-type="float">
            <text:p>1</text:p>
          </table:table-cell>
          <table:table-cell table:formula="of:=RANK([.S64];[.$R64:.$V64];)" office:value-type="float" office:value="3" calcext:value-type="float">
            <text:p>3</text:p>
          </table:table-cell>
          <table:table-cell table:formula="of:=RANK([.T64];[.$R64:.$V64];)" office:value-type="float" office:value="5" calcext:value-type="float">
            <text:p>5</text:p>
          </table:table-cell>
          <table:table-cell table:formula="of:=RANK([.U64];[.$R64:.$V64];)" office:value-type="float" office:value="2" calcext:value-type="float">
            <text:p>2</text:p>
          </table:table-cell>
          <table:table-cell table:formula="of:=RANK([.V64];[.$R64:.$V64];)" office:value-type="float" office:value="4" calcext:value-type="float">
            <text:p>4</text:p>
          </table:table-cell>
          <table:table-cell table:formula="of:=RANK([.W64];[.$W64:.$AA64];)" office:value-type="float" office:value="4" calcext:value-type="float">
            <text:p>4</text:p>
          </table:table-cell>
          <table:table-cell table:formula="of:=RANK([.X64];[.$W64:.$AA64];)" office:value-type="float" office:value="5" calcext:value-type="float">
            <text:p>5</text:p>
          </table:table-cell>
          <table:table-cell table:formula="of:=RANK([.Y64];[.$W64:.$AA64];)" office:value-type="float" office:value="2" calcext:value-type="float">
            <text:p>2</text:p>
          </table:table-cell>
          <table:table-cell table:formula="of:=RANK([.Z64];[.$W64:.$AA64];)" office:value-type="float" office:value="1" calcext:value-type="float">
            <text:p>1</text:p>
          </table:table-cell>
          <table:table-cell table:formula="of:=RANK([.AA64];[.$W64:.$AA64];)" office:value-type="float" office:value="3" calcext:value-type="float">
            <text:p>3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65]; OFFSET([.$C65]; 0; 0; 1; 5))" office:value-type="float" office:value="3" calcext:value-type="float">
            <text:p>3</text:p>
          </table:table-cell>
          <table:table-cell table:formula="of:=RANK([.D65]; OFFSET([.$C65]; 0; 0; 1; 5))" office:value-type="float" office:value="4" calcext:value-type="float">
            <text:p>4</text:p>
          </table:table-cell>
          <table:table-cell table:formula="of:=RANK([.E65]; OFFSET([.$C65]; 0; 0; 1; 5))" office:value-type="float" office:value="5" calcext:value-type="float">
            <text:p>5</text:p>
          </table:table-cell>
          <table:table-cell table:formula="of:=RANK([.F65]; OFFSET([.$C65]; 0; 0; 1; 5))" office:value-type="float" office:value="1" calcext:value-type="float">
            <text:p>1</text:p>
          </table:table-cell>
          <table:table-cell table:formula="of:=RANK([.G65]; OFFSET([.$C65]; 0; 0; 1; 5))" office:value-type="float" office:value="2" calcext:value-type="float">
            <text:p>2</text:p>
          </table:table-cell>
          <table:table-cell table:formula="of:=RANK([.H65];[.$H65:.$L65];)" office:value-type="float" office:value="4" calcext:value-type="float">
            <text:p>4</text:p>
          </table:table-cell>
          <table:table-cell table:formula="of:=RANK([.I65];[.$H65:.$L65];)" office:value-type="float" office:value="3" calcext:value-type="float">
            <text:p>3</text:p>
          </table:table-cell>
          <table:table-cell table:formula="of:=RANK([.J65];[.$H65:.$L65];)" office:value-type="float" office:value="2" calcext:value-type="float">
            <text:p>2</text:p>
          </table:table-cell>
          <table:table-cell table:formula="of:=RANK([.K65];[.$H65:.$L65];)" office:value-type="float" office:value="5" calcext:value-type="float">
            <text:p>5</text:p>
          </table:table-cell>
          <table:table-cell table:formula="of:=RANK([.L65];[.$H65:.$L65];)" office:value-type="float" office:value="1" calcext:value-type="float">
            <text:p>1</text:p>
          </table:table-cell>
          <table:table-cell table:formula="of:=RANK([.M65];[.$M65:.$Q65];)" office:value-type="float" office:value="2" calcext:value-type="float">
            <text:p>2</text:p>
          </table:table-cell>
          <table:table-cell table:formula="of:=RANK([.N65];[.$M65:.$Q65];)" office:value-type="float" office:value="4" calcext:value-type="float">
            <text:p>4</text:p>
          </table:table-cell>
          <table:table-cell table:formula="of:=RANK([.O65];[.$M65:.$Q65];)" office:value-type="float" office:value="5" calcext:value-type="float">
            <text:p>5</text:p>
          </table:table-cell>
          <table:table-cell table:formula="of:=RANK([.P65];[.$M65:.$Q65];)" office:value-type="float" office:value="1" calcext:value-type="float">
            <text:p>1</text:p>
          </table:table-cell>
          <table:table-cell table:formula="of:=RANK([.Q65];[.$M65:.$Q65];)" office:value-type="float" office:value="3" calcext:value-type="float">
            <text:p>3</text:p>
          </table:table-cell>
          <table:table-cell table:formula="of:=RANK([.R65];[.$R65:.$V65];)" office:value-type="float" office:value="2" calcext:value-type="float">
            <text:p>2</text:p>
          </table:table-cell>
          <table:table-cell table:formula="of:=RANK([.S65];[.$R65:.$V65];)" office:value-type="float" office:value="4" calcext:value-type="float">
            <text:p>4</text:p>
          </table:table-cell>
          <table:table-cell table:formula="of:=RANK([.T65];[.$R65:.$V65];)" office:value-type="float" office:value="5" calcext:value-type="float">
            <text:p>5</text:p>
          </table:table-cell>
          <table:table-cell table:formula="of:=RANK([.U65];[.$R65:.$V65];)" office:value-type="float" office:value="1" calcext:value-type="float">
            <text:p>1</text:p>
          </table:table-cell>
          <table:table-cell table:formula="of:=RANK([.V65];[.$R65:.$V65];)" office:value-type="float" office:value="3" calcext:value-type="float">
            <text:p>3</text:p>
          </table:table-cell>
          <table:table-cell table:formula="of:=RANK([.W65];[.$W65:.$AA65];)" office:value-type="float" office:value="5" calcext:value-type="float">
            <text:p>5</text:p>
          </table:table-cell>
          <table:table-cell table:formula="of:=RANK([.X65];[.$W65:.$AA65];)" office:value-type="float" office:value="2" calcext:value-type="float">
            <text:p>2</text:p>
          </table:table-cell>
          <table:table-cell table:formula="of:=RANK([.Y65];[.$W65:.$AA65];)" office:value-type="float" office:value="1" calcext:value-type="float">
            <text:p>1</text:p>
          </table:table-cell>
          <table:table-cell table:formula="of:=RANK([.Z65];[.$W65:.$AA65];)" office:value-type="float" office:value="3" calcext:value-type="float">
            <text:p>3</text:p>
          </table:table-cell>
          <table:table-cell table:formula="of:=RANK([.AA65];[.$W65:.$AA65];)" office:value-type="float" office:value="4" calcext:value-type="float">
            <text:p>4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formula="of:=RANK([.C66]; OFFSET([.$C66]; 0; 0; 1; 5))" office:value-type="float" office:value="5" calcext:value-type="float">
            <text:p>5</text:p>
          </table:table-cell>
          <table:table-cell table:formula="of:=RANK([.D66]; OFFSET([.$C66]; 0; 0; 1; 5))" office:value-type="float" office:value="3" calcext:value-type="float">
            <text:p>3</text:p>
          </table:table-cell>
          <table:table-cell table:formula="of:=RANK([.E66]; OFFSET([.$C66]; 0; 0; 1; 5))" office:value-type="float" office:value="4" calcext:value-type="float">
            <text:p>4</text:p>
          </table:table-cell>
          <table:table-cell table:formula="of:=RANK([.F66]; OFFSET([.$C66]; 0; 0; 1; 5))" office:value-type="float" office:value="1" calcext:value-type="float">
            <text:p>1</text:p>
          </table:table-cell>
          <table:table-cell table:formula="of:=RANK([.G66]; OFFSET([.$C66]; 0; 0; 1; 5))" office:value-type="float" office:value="2" calcext:value-type="float">
            <text:p>2</text:p>
          </table:table-cell>
          <table:table-cell table:formula="of:=RANK([.H66];[.$H66:.$L66];)" office:value-type="float" office:value="5" calcext:value-type="float">
            <text:p>5</text:p>
          </table:table-cell>
          <table:table-cell table:formula="of:=RANK([.I66];[.$H66:.$L66];)" office:value-type="float" office:value="2" calcext:value-type="float">
            <text:p>2</text:p>
          </table:table-cell>
          <table:table-cell table:formula="of:=RANK([.J66];[.$H66:.$L66];)" office:value-type="float" office:value="3" calcext:value-type="float">
            <text:p>3</text:p>
          </table:table-cell>
          <table:table-cell table:formula="of:=RANK([.K66];[.$H66:.$L66];)" office:value-type="float" office:value="4" calcext:value-type="float">
            <text:p>4</text:p>
          </table:table-cell>
          <table:table-cell table:formula="of:=RANK([.L66];[.$H66:.$L66];)" office:value-type="float" office:value="1" calcext:value-type="float">
            <text:p>1</text:p>
          </table:table-cell>
          <table:table-cell table:formula="of:=RANK([.M66];[.$M66:.$Q66];)" office:value-type="float" office:value="5" calcext:value-type="float">
            <text:p>5</text:p>
          </table:table-cell>
          <table:table-cell table:formula="of:=RANK([.N66];[.$M66:.$Q66];)" office:value-type="float" office:value="3" calcext:value-type="float">
            <text:p>3</text:p>
          </table:table-cell>
          <table:table-cell table:formula="of:=RANK([.O66];[.$M66:.$Q66];)" office:value-type="float" office:value="4" calcext:value-type="float">
            <text:p>4</text:p>
          </table:table-cell>
          <table:table-cell table:formula="of:=RANK([.P66];[.$M66:.$Q66];)" office:value-type="float" office:value="1" calcext:value-type="float">
            <text:p>1</text:p>
          </table:table-cell>
          <table:table-cell table:formula="of:=RANK([.Q66];[.$M66:.$Q66];)" office:value-type="float" office:value="2" calcext:value-type="float">
            <text:p>2</text:p>
          </table:table-cell>
          <table:table-cell table:formula="of:=RANK([.R66];[.$R66:.$V66];)" office:value-type="float" office:value="5" calcext:value-type="float">
            <text:p>5</text:p>
          </table:table-cell>
          <table:table-cell table:formula="of:=RANK([.S66];[.$R66:.$V66];)" office:value-type="float" office:value="1" calcext:value-type="float">
            <text:p>1</text:p>
          </table:table-cell>
          <table:table-cell table:formula="of:=RANK([.T66];[.$R66:.$V66];)" office:value-type="float" office:value="3" calcext:value-type="float">
            <text:p>3</text:p>
          </table:table-cell>
          <table:table-cell table:formula="of:=RANK([.U66];[.$R66:.$V66];)" office:value-type="float" office:value="4" calcext:value-type="float">
            <text:p>4</text:p>
          </table:table-cell>
          <table:table-cell table:formula="of:=RANK([.V66];[.$R66:.$V66];)" office:value-type="float" office:value="2" calcext:value-type="float">
            <text:p>2</text:p>
          </table:table-cell>
          <table:table-cell table:formula="of:=RANK([.W66];[.$W66:.$AA66];)" office:value-type="float" office:value="2" calcext:value-type="float">
            <text:p>2</text:p>
          </table:table-cell>
          <table:table-cell table:formula="of:=RANK([.X66];[.$W66:.$AA66];)" office:value-type="float" office:value="4" calcext:value-type="float">
            <text:p>4</text:p>
          </table:table-cell>
          <table:table-cell table:formula="of:=RANK([.Y66];[.$W66:.$AA66];)" office:value-type="float" office:value="3" calcext:value-type="float">
            <text:p>3</text:p>
          </table:table-cell>
          <table:table-cell table:formula="of:=RANK([.Z66];[.$W66:.$AA66];)" office:value-type="float" office:value="1" calcext:value-type="float">
            <text:p>1</text:p>
          </table:table-cell>
          <table:table-cell table:formula="of:=RANK([.AA66];[.$W66:.$AA66];)" office:value-type="float" office:value="5" calcext:value-type="float">
            <text:p>5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67]; OFFSET([.$C67]; 0; 0; 1; 5))" office:value-type="float" office:value="3" calcext:value-type="float">
            <text:p>3</text:p>
          </table:table-cell>
          <table:table-cell table:formula="of:=RANK([.D67]; OFFSET([.$C67]; 0; 0; 1; 5))" office:value-type="float" office:value="4" calcext:value-type="float">
            <text:p>4</text:p>
          </table:table-cell>
          <table:table-cell table:formula="of:=RANK([.E67]; OFFSET([.$C67]; 0; 0; 1; 5))" office:value-type="float" office:value="5" calcext:value-type="float">
            <text:p>5</text:p>
          </table:table-cell>
          <table:table-cell table:formula="of:=RANK([.F67]; OFFSET([.$C67]; 0; 0; 1; 5))" office:value-type="float" office:value="1" calcext:value-type="float">
            <text:p>1</text:p>
          </table:table-cell>
          <table:table-cell table:formula="of:=RANK([.G67]; OFFSET([.$C67]; 0; 0; 1; 5))" office:value-type="float" office:value="2" calcext:value-type="float">
            <text:p>2</text:p>
          </table:table-cell>
          <table:table-cell table:formula="of:=RANK([.H67];[.$H67:.$L67];)" office:value-type="float" office:value="2" calcext:value-type="float">
            <text:p>2</text:p>
          </table:table-cell>
          <table:table-cell table:formula="of:=RANK([.I67];[.$H67:.$L67];)" office:value-type="float" office:value="3" calcext:value-type="float">
            <text:p>3</text:p>
          </table:table-cell>
          <table:table-cell table:formula="of:=RANK([.J67];[.$H67:.$L67];)" office:value-type="float" office:value="4" calcext:value-type="float">
            <text:p>4</text:p>
          </table:table-cell>
          <table:table-cell table:formula="of:=RANK([.K67];[.$H67:.$L67];)" office:value-type="float" office:value="5" calcext:value-type="float">
            <text:p>5</text:p>
          </table:table-cell>
          <table:table-cell table:formula="of:=RANK([.L67];[.$H67:.$L67];)" office:value-type="float" office:value="1" calcext:value-type="float">
            <text:p>1</text:p>
          </table:table-cell>
          <table:table-cell table:formula="of:=RANK([.M67];[.$M67:.$Q67];)" office:value-type="float" office:value="2" calcext:value-type="float">
            <text:p>2</text:p>
          </table:table-cell>
          <table:table-cell table:formula="of:=RANK([.N67];[.$M67:.$Q67];)" office:value-type="float" office:value="4" calcext:value-type="float">
            <text:p>4</text:p>
          </table:table-cell>
          <table:table-cell table:formula="of:=RANK([.O67];[.$M67:.$Q67];)" office:value-type="float" office:value="5" calcext:value-type="float">
            <text:p>5</text:p>
          </table:table-cell>
          <table:table-cell table:formula="of:=RANK([.P67];[.$M67:.$Q67];)" office:value-type="float" office:value="1" calcext:value-type="float">
            <text:p>1</text:p>
          </table:table-cell>
          <table:table-cell table:formula="of:=RANK([.Q67];[.$M67:.$Q67];)" office:value-type="float" office:value="3" calcext:value-type="float">
            <text:p>3</text:p>
          </table:table-cell>
          <table:table-cell table:formula="of:=RANK([.R67];[.$R67:.$V67];)" office:value-type="float" office:value="2" calcext:value-type="float">
            <text:p>2</text:p>
          </table:table-cell>
          <table:table-cell table:formula="of:=RANK([.S67];[.$R67:.$V67];)" office:value-type="float" office:value="4" calcext:value-type="float">
            <text:p>4</text:p>
          </table:table-cell>
          <table:table-cell table:formula="of:=RANK([.T67];[.$R67:.$V67];)" office:value-type="float" office:value="5" calcext:value-type="float">
            <text:p>5</text:p>
          </table:table-cell>
          <table:table-cell table:formula="of:=RANK([.U67];[.$R67:.$V67];)" office:value-type="float" office:value="1" calcext:value-type="float">
            <text:p>1</text:p>
          </table:table-cell>
          <table:table-cell table:formula="of:=RANK([.V67];[.$R67:.$V67];)" office:value-type="float" office:value="3" calcext:value-type="float">
            <text:p>3</text:p>
          </table:table-cell>
          <table:table-cell table:formula="of:=RANK([.W67];[.$W67:.$AA67];)" office:value-type="float" office:value="5" calcext:value-type="float">
            <text:p>5</text:p>
          </table:table-cell>
          <table:table-cell table:formula="of:=RANK([.X67];[.$W67:.$AA67];)" office:value-type="float" office:value="3" calcext:value-type="float">
            <text:p>3</text:p>
          </table:table-cell>
          <table:table-cell table:formula="of:=RANK([.Y67];[.$W67:.$AA67];)" office:value-type="float" office:value="2" calcext:value-type="float">
            <text:p>2</text:p>
          </table:table-cell>
          <table:table-cell table:formula="of:=RANK([.Z67];[.$W67:.$AA67];)" office:value-type="float" office:value="1" calcext:value-type="float">
            <text:p>1</text:p>
          </table:table-cell>
          <table:table-cell table:formula="of:=RANK([.AA67];[.$W67:.$AA67];)" office:value-type="float" office:value="4" calcext:value-type="float">
            <text:p>4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number-columns-repeated="28"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office:value-type="float" office:value="578231" calcext:value-type="float">
            <text:p>578231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style-name="ce2" office:value-type="float" office:value="-1150.65564850711" calcext:value-type="float">
            <text:p>-1150,65564850711</text:p>
          </table:table-cell>
          <table:table-cell table:style-name="ce24" office:value-type="float" office:value="8.24457593688363" calcext:value-type="float">
            <text:p>8,24457593688363</text:p>
          </table:table-cell>
          <table:table-cell table:style-name="ce55" office:value-type="float" office:value="-197.467183567979" calcext:value-type="float">
            <text:p>-197,467183567979</text:p>
          </table:table-cell>
          <table:table-cell table:style-name="ce5" office:value-type="float" office:value="9.58511868326192" calcext:value-type="float">
            <text:p>9,58511868326192</text:p>
          </table:table-cell>
          <table:table-cell table:style-name="ce3" office:value-type="float" office:value="9.09746310276814" calcext:value-type="float">
            <text:p>9,09746310276814</text:p>
          </table:table-cell>
          <table:table-cell table:style-name="ce2" office:value-type="float" office:value="-1211.24111485223" calcext:value-type="float">
            <text:p>-1211,24111485223</text:p>
          </table:table-cell>
          <table:table-cell table:style-name="ce9" office:value-type="float" office:value="8.59988776655443" calcext:value-type="float">
            <text:p>8,59988776655443</text:p>
          </table:table-cell>
          <table:table-cell table:style-name="ce7" office:value-type="float" office:value="7.12495323606435" calcext:value-type="float">
            <text:p>7,12495323606435</text:p>
          </table:table-cell>
          <table:table-cell table:style-name="ce31" office:value-type="float" office:value="16.266835016835" calcext:value-type="float">
            <text:p>16,266835016835</text:p>
          </table:table-cell>
          <table:table-cell table:style-name="ce22" office:value-type="float" office:value="15.0369435091657" calcext:value-type="float">
            <text:p>15,0369435091657</text:p>
          </table:table-cell>
          <table:table-cell table:style-name="ce2" office:value-type="float" office:value="-1613.91418260913" calcext:value-type="float">
            <text:p>-1613,91418260913</text:p>
          </table:table-cell>
          <table:table-cell table:style-name="ce8" office:value-type="float" office:value="1.55914775816897" calcext:value-type="float">
            <text:p>1,55914775816897</text:p>
          </table:table-cell>
          <table:table-cell table:style-name="ce122" office:value-type="float" office:value="-142.252212170646" calcext:value-type="float">
            <text:p>-142,252212170646</text:p>
          </table:table-cell>
          <table:table-cell table:style-name="ce5" office:value-type="float" office:value="10.4992832072767" calcext:value-type="float">
            <text:p>10,4992832072767</text:p>
          </table:table-cell>
          <table:table-cell table:style-name="ce8" office:value-type="float" office:value="1.37772504819813" calcext:value-type="float">
            <text:p>1,37772504819813</text:p>
          </table:table-cell>
          <table:table-cell table:style-name="ce2" office:value-type="float" office:value="-998.040165768491" calcext:value-type="float">
            <text:p>-998,040165768491</text:p>
          </table:table-cell>
          <table:table-cell table:style-name="ce148" office:value-type="float" office:value="-34.6471904446755" calcext:value-type="float">
            <text:p>-34,6471904446755</text:p>
          </table:table-cell>
          <table:table-cell table:style-name="ce16" office:value-type="float" office:value="6.97204626390596" calcext:value-type="float">
            <text:p>6,97204626390596</text:p>
          </table:table-cell>
          <table:table-cell table:style-name="ce31" office:value-type="float" office:value="17.0193186473796" calcext:value-type="float">
            <text:p>17,0193186473796</text:p>
          </table:table-cell>
          <table:table-cell table:style-name="ce48" office:value-type="float" office:value="-4.592039330623" calcext:value-type="float">
            <text:p>-4,592039330623</text:p>
          </table:table-cell>
          <table:table-cell table:style-name="ce2" office:value-type="float" office:value="-1870.7247882849" calcext:value-type="float">
            <text:p>-1870,7247882849</text:p>
          </table:table-cell>
          <table:table-cell table:style-name="ce187" office:value-type="float" office:value="-60.2993275283382" calcext:value-type="float">
            <text:p>-60,2993275283382</text:p>
          </table:table-cell>
          <table:table-cell table:style-name="ce143" office:value-type="float" office:value="48.6040539410661" calcext:value-type="float">
            <text:p>48,6040539410661</text:p>
          </table:table-cell>
          <table:table-cell table:style-name="ce28" office:value-type="float" office:value="192.656800563777" calcext:value-type="float">
            <text:p>192,656800563777</text:p>
          </table:table-cell>
          <table:table-cell table:style-name="ce42" office:value-type="float" office:value="74.6369190525674" calcext:value-type="float">
            <text:p>74,6369190525674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16" office:value-type="float" office:value="-3.82234918043936" calcext:value-type="float">
            <text:p>-3,82234918043936</text:p>
          </table:table-cell>
          <table:table-cell table:style-name="ce11" office:value-type="float" office:value="8.28062300210841" calcext:value-type="float">
            <text:p>8,28062300210841</text:p>
          </table:table-cell>
          <table:table-cell table:style-name="ce22" office:value-type="float" office:value="6.03278242535537" calcext:value-type="float">
            <text:p>6,03278242535537</text:p>
          </table:table-cell>
          <table:table-cell table:style-name="ce6" office:value-type="float" office:value="-8.62204992178467" calcext:value-type="float">
            <text:p>-8,62204992178467</text:p>
          </table:table-cell>
          <table:table-cell table:style-name="ce8" office:value-type="float" office:value="3.73733251717337" calcext:value-type="float">
            <text:p>3,73733251717337</text:p>
          </table:table-cell>
          <table:table-cell table:style-name="ce5" office:value-type="float" office:value="19.0670594837262" calcext:value-type="float">
            <text:p>19,0670594837262</text:p>
          </table:table-cell>
          <table:table-cell table:style-name="ce9" office:value-type="float" office:value="8.39880284324729" calcext:value-type="float">
            <text:p>8,39880284324729</text:p>
          </table:table-cell>
          <table:table-cell table:style-name="ce7" office:value-type="float" office:value="7.12495323606435" calcext:value-type="float">
            <text:p>7,12495323606435</text:p>
          </table:table-cell>
          <table:table-cell table:style-name="ce17" office:value-type="float" office:value="16.349139543584" calcext:value-type="float">
            <text:p>16,349139543584</text:p>
          </table:table-cell>
          <table:table-cell table:style-name="ce10" office:value-type="float" office:value="11.7527123082679" calcext:value-type="float">
            <text:p>11,7527123082679</text:p>
          </table:table-cell>
          <table:table-cell table:style-name="ce3" office:value-type="float" office:value="10.9580305502002" calcext:value-type="float">
            <text:p>10,9580305502002</text:p>
          </table:table-cell>
          <table:table-cell table:style-name="ce193" office:value-type="float" office:value="-143.835582579465" calcext:value-type="float">
            <text:p>-143,835582579465</text:p>
          </table:table-cell>
          <table:table-cell table:style-name="ce22" office:value-type="float" office:value="4.77532255672549" calcext:value-type="float">
            <text:p>4,77532255672549</text:p>
          </table:table-cell>
          <table:table-cell table:style-name="ce5" office:value-type="float" office:value="10.9906569776064" calcext:value-type="float">
            <text:p>10,9906569776064</text:p>
          </table:table-cell>
          <table:table-cell table:style-name="ce22" office:value-type="float" office:value="4.50294132186465" calcext:value-type="float">
            <text:p>4,50294132186465</text:p>
          </table:table-cell>
          <table:table-cell table:style-name="ce8" office:value-type="float" office:value="13.9305411112162" calcext:value-type="float">
            <text:p>13,9305411112162</text:p>
          </table:table-cell>
          <table:table-cell table:style-name="ce148" office:value-type="float" office:value="-34.437616211276" calcext:value-type="float">
            <text:p>-34,437616211276</text:p>
          </table:table-cell>
          <table:table-cell table:style-name="ce16" office:value-type="float" office:value="6.97204626390596" calcext:value-type="float">
            <text:p>6,97204626390596</text:p>
          </table:table-cell>
          <table:table-cell table:style-name="ce5" office:value-type="float" office:value="19.1591818726167" calcext:value-type="float">
            <text:p>19,1591818726167</text:p>
          </table:table-cell>
          <table:table-cell table:style-name="ce22" office:value-type="float" office:value="15.0899751032114" calcext:value-type="float">
            <text:p>15,0899751032114</text:p>
          </table:table-cell>
          <table:table-cell table:style-name="ce301" office:value-type="float" office:value="137.260424505202" calcext:value-type="float">
            <text:p>137,260424505202</text:p>
          </table:table-cell>
          <table:table-cell table:style-name="ce146" office:value-type="float" office:value="99.2722256064787" calcext:value-type="float">
            <text:p>99,2722256064787</text:p>
          </table:table-cell>
          <table:table-cell table:style-name="ce143" office:value-type="float" office:value="48.6040539410661" calcext:value-type="float">
            <text:p>48,6040539410661</text:p>
          </table:table-cell>
          <table:table-cell table:style-name="ce5" office:value-type="float" office:value="199.326572783412" calcext:value-type="float">
            <text:p>199,326572783412</text:p>
          </table:table-cell>
          <table:table-cell table:style-name="ce9" office:value-type="float" office:value="181.875515103737" calcext:value-type="float">
            <text:p>181,875515103737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style-name="ce2" office:value-type="float" office:value="-209.254573896484" calcext:value-type="float">
            <text:p>-209,254573896484</text:p>
          </table:table-cell>
          <table:table-cell table:style-name="ce36" office:value-type="float" office:value="-94.1869006325239" calcext:value-type="float">
            <text:p>-94,1869006325239</text:p>
          </table:table-cell>
          <table:table-cell table:style-name="ce56" office:value-type="float" office:value="-98.3200707338638" calcext:value-type="float">
            <text:p>-98,3200707338638</text:p>
          </table:table-cell>
          <table:table-cell table:style-name="ce11" office:value-type="float" office:value="10.5672311773108" calcext:value-type="float">
            <text:p>10,5672311773108</text:p>
          </table:table-cell>
          <table:table-cell table:style-name="ce49" office:value-type="float" office:value="3.18574440590356" calcext:value-type="float">
            <text:p>3,18574440590356</text:p>
          </table:table-cell>
          <table:table-cell table:style-name="ce99" office:value-type="float" office:value="-10.1024130190798" calcext:value-type="float">
            <text:p>-10,1024130190798</text:p>
          </table:table-cell>
          <table:table-cell table:style-name="ce109" office:value-type="float" office:value="1.40946502057613" calcext:value-type="float">
            <text:p>1,40946502057613</text:p>
          </table:table-cell>
          <table:table-cell table:style-name="ce2" office:value-type="float" office:value="-66.7269921436588" calcext:value-type="float">
            <text:p>-66,7269921436588</text:p>
          </table:table-cell>
          <table:table-cell table:style-name="ce80" office:value-type="float" office:value="4.80873550317987" calcext:value-type="float">
            <text:p>4,80873550317987</text:p>
          </table:table-cell>
          <table:table-cell table:style-name="ce146" office:value-type="float" office:value="2.01879910213241" calcext:value-type="float">
            <text:p>2,01879910213241</text:p>
          </table:table-cell>
          <table:table-cell table:style-name="ce161" office:value-type="float" office:value="-130.974343763903" calcext:value-type="float">
            <text:p>-130,974343763903</text:p>
          </table:table-cell>
          <table:table-cell table:style-name="ce5" office:value-type="float" office:value="5.86583617578719" calcext:value-type="float">
            <text:p>5,86583617578719</text:p>
          </table:table-cell>
          <table:table-cell table:style-name="ce3" office:value-type="float" office:value="5.71901725245934" calcext:value-type="float">
            <text:p>5,71901725245934</text:p>
          </table:table-cell>
          <table:table-cell table:style-name="ce249" office:value-type="float" office:value="-70.4098077018142" calcext:value-type="float">
            <text:p>-70,4098077018142</text:p>
          </table:table-cell>
          <table:table-cell table:style-name="ce100" office:value-type="float" office:value="1.5319590686638" calcext:value-type="float">
            <text:p>1,5319590686638</text:p>
          </table:table-cell>
          <table:table-cell table:style-name="ce144" office:value-type="float" office:value="-1.30251173930856" calcext:value-type="float">
            <text:p>-1,30251173930856</text:p>
          </table:table-cell>
          <table:table-cell table:style-name="ce2" office:value-type="float" office:value="-87.4570609183448" calcext:value-type="float">
            <text:p>-87,4570609183448</text:p>
          </table:table-cell>
          <table:table-cell table:style-name="ce15" office:value-type="float" office:value="1.94888279600391" calcext:value-type="float">
            <text:p>1,94888279600391</text:p>
          </table:table-cell>
          <table:table-cell table:style-name="ce67" office:value-type="float" office:value="3.90753521792568" calcext:value-type="float">
            <text:p>3,90753521792568</text:p>
          </table:table-cell>
          <table:table-cell table:style-name="ce13" office:value-type="float" office:value="3.20002521193785" calcext:value-type="float">
            <text:p>3,20002521193785</text:p>
          </table:table-cell>
          <table:table-cell table:style-name="ce426" office:value-type="float" office:value="130.582201598165" calcext:value-type="float">
            <text:p>130,582201598165</text:p>
          </table:table-cell>
          <table:table-cell table:style-name="ce37" office:value-type="float" office:value="171.586101456027" calcext:value-type="float">
            <text:p>171,586101456027</text:p>
          </table:table-cell>
          <table:table-cell table:style-name="ce447" office:value-type="float" office:value="137.046619127817" calcext:value-type="float">
            <text:p>137,046619127817</text:p>
          </table:table-cell>
          <table:table-cell table:style-name="ce475" office:value-type="float" office:value="183.45982489459" calcext:value-type="float">
            <text:p>183,45982489459</text:p>
          </table:table-cell>
          <table:table-cell table:style-name="ce2" office:value-type="float" office:value="108.385500650972" calcext:value-type="float">
            <text:p>108,385500650972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4" office:value-type="float" office:value="7.90042848398286" calcext:value-type="float">
            <text:p>7,90042848398286</text:p>
          </table:table-cell>
          <table:table-cell table:style-name="ce36" office:value-type="float" office:value="-94.1086853023192" calcext:value-type="float">
            <text:p>-94,1086853023192</text:p>
          </table:table-cell>
          <table:table-cell table:style-name="ce56" office:value-type="float" office:value="-98.3377541998231" calcext:value-type="float">
            <text:p>-98,3377541998231</text:p>
          </table:table-cell>
          <table:table-cell table:style-name="ce5" office:value-type="float" office:value="10.9072978303748" calcext:value-type="float">
            <text:p>10,9072978303748</text:p>
          </table:table-cell>
          <table:table-cell table:style-name="ce84" office:value-type="float" office:value="-88.2207712711691" calcext:value-type="float">
            <text:p>-88,2207712711691</text:p>
          </table:table-cell>
          <table:table-cell table:style-name="ce50" office:value-type="float" office:value="4.23540965207625" calcext:value-type="float">
            <text:p>4,23540965207625</text:p>
          </table:table-cell>
          <table:table-cell table:style-name="ce49" office:value-type="float" office:value="3.07426112981669" calcext:value-type="float">
            <text:p>3,07426112981669</text:p>
          </table:table-cell>
          <table:table-cell table:style-name="ce58" office:value-type="float" office:value="2.77123082678638" calcext:value-type="float">
            <text:p>2,77123082678638</text:p>
          </table:table-cell>
          <table:table-cell table:style-name="ce5" office:value-type="float" office:value="5.55836139169468" calcext:value-type="float">
            <text:p>5,55836139169468</text:p>
          </table:table-cell>
          <table:table-cell table:style-name="ce35" office:value-type="float" office:value="2.28161242050124" calcext:value-type="float">
            <text:p>2,28161242050124</text:p>
          </table:table-cell>
          <table:table-cell table:style-name="ce2" office:value-type="float" office:value="-144.400118641554" calcext:value-type="float">
            <text:p>-144,400118641554</text:p>
          </table:table-cell>
          <table:table-cell table:style-name="ce76" office:value-type="float" office:value="4.63591873053532" calcext:value-type="float">
            <text:p>4,63591873053532</text:p>
          </table:table-cell>
          <table:table-cell table:style-name="ce7" office:value-type="float" office:value="4.48909980720747" calcext:value-type="float">
            <text:p>4,48909980720747</text:p>
          </table:table-cell>
          <table:table-cell table:style-name="ce2" office:value-type="float" office:value="-144.400118641554" calcext:value-type="float">
            <text:p>-144,400118641554</text:p>
          </table:table-cell>
          <table:table-cell table:style-name="ce100" office:value-type="float" office:value="1.4731326313708" calcext:value-type="float">
            <text:p>1,4731326313708</text:p>
          </table:table-cell>
          <table:table-cell table:style-name="ce3" office:value-type="float" office:value="4.73196558570483" calcext:value-type="float">
            <text:p>4,73196558570483</text:p>
          </table:table-cell>
          <table:table-cell table:style-name="ce2" office:value-type="float" office:value="-87.4343701742775" calcext:value-type="float">
            <text:p>-87,4343701742775</text:p>
          </table:table-cell>
          <table:table-cell table:style-name="ce301" office:value-type="float" office:value="1.97157354007122" calcext:value-type="float">
            <text:p>1,97157354007122</text:p>
          </table:table-cell>
          <table:table-cell table:style-name="ce5" office:value-type="float" office:value="4.77041379093001" calcext:value-type="float">
            <text:p>4,77041379093001</text:p>
          </table:table-cell>
          <table:table-cell table:style-name="ce3" office:value-type="float" office:value="4.73007469036589" calcext:value-type="float">
            <text:p>4,73007469036589</text:p>
          </table:table-cell>
          <table:table-cell table:style-name="ce5" office:value-type="float" office:value="193.697399696611" calcext:value-type="float">
            <text:p>193,697399696611</text:p>
          </table:table-cell>
          <table:table-cell table:style-name="ce121" office:value-type="float" office:value="172.380167460972" calcext:value-type="float">
            <text:p>172,380167460972</text:p>
          </table:table-cell>
          <table:table-cell table:style-name="ce447" office:value-type="float" office:value="137.046619127817" calcext:value-type="float">
            <text:p>137,046619127817</text:p>
          </table:table-cell>
          <table:table-cell table:style-name="ce128" office:value-type="float" office:value="181.474898770918" calcext:value-type="float">
            <text:p>181,474898770918</text:p>
          </table:table-cell>
          <table:table-cell table:style-name="ce15" office:value-type="float" office:value="190.961049199126" calcext:value-type="float">
            <text:p>190,961049199126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style-name="ce2" office:value-type="float" office:value="-1874.35693395906" calcext:value-type="float">
            <text:p>-1874,35693395906</text:p>
          </table:table-cell>
          <table:table-cell table:style-name="ce8" office:value-type="float" office:value="22.5749846970006" calcext:value-type="float">
            <text:p>22,5749846970006</text:p>
          </table:table-cell>
          <table:table-cell table:style-name="ce8" office:value-type="float" office:value="21.445283275522" calcext:value-type="float">
            <text:p>21,445283275522</text:p>
          </table:table-cell>
          <table:table-cell table:style-name="ce5" office:value-type="float" office:value="32.0642045840985" calcext:value-type="float">
            <text:p>32,0642045840985</text:p>
          </table:table-cell>
          <table:table-cell table:style-name="ce22" office:value-type="float" office:value="25.0146228660817" calcext:value-type="float">
            <text:p>25,0146228660817</text:p>
          </table:table-cell>
          <table:table-cell table:style-name="ce2" office:value-type="float" office:value="-2035.10802469136" calcext:value-type="float">
            <text:p>-2035,10802469136</text:p>
          </table:table-cell>
          <table:table-cell table:style-name="ce24" office:value-type="float" office:value="31.2962962962962" calcext:value-type="float">
            <text:p>31,2962962962962</text:p>
          </table:table-cell>
          <table:table-cell table:style-name="ce22" office:value-type="float" office:value="29.1671343060231" calcext:value-type="float">
            <text:p>29,1671343060231</text:p>
          </table:table-cell>
          <table:table-cell table:style-name="ce5" office:value-type="float" office:value="35.3540029928918" calcext:value-type="float">
            <text:p>35,3540029928918</text:p>
          </table:table-cell>
          <table:table-cell table:style-name="ce24" office:value-type="float" office:value="31.9902731013842" calcext:value-type="float">
            <text:p>31,9902731013842</text:p>
          </table:table-cell>
          <table:table-cell table:style-name="ce125" office:value-type="float" office:value="239.676207424984" calcext:value-type="float">
            <text:p>239,676207424984</text:p>
          </table:table-cell>
          <table:table-cell table:style-name="ce194" office:value-type="float" office:value="95.0610509664343" calcext:value-type="float">
            <text:p>95,0610509664343</text:p>
          </table:table-cell>
          <table:table-cell table:style-name="ce232" office:value-type="float" office:value="66.0877947501112" calcext:value-type="float">
            <text:p>66,0877947501112</text:p>
          </table:table-cell>
          <table:table-cell table:style-name="ce5" office:value-type="float" office:value="259.097829848238" calcext:value-type="float">
            <text:p>259,097829848238</text:p>
          </table:table-cell>
          <table:table-cell table:style-name="ce277" office:value-type="float" office:value="88.25349745415" calcext:value-type="float">
            <text:p>88,25349745415</text:p>
          </table:table-cell>
          <table:table-cell table:style-name="ce308" office:value-type="float" office:value="170.803630519051" calcext:value-type="float">
            <text:p>170,803630519051</text:p>
          </table:table-cell>
          <table:table-cell table:style-name="ce343" office:value-type="float" office:value="120.974756547225" calcext:value-type="float">
            <text:p>120,974756547225</text:p>
          </table:table-cell>
          <table:table-cell table:style-name="ce370" office:value-type="float" office:value="91.391698969462" calcext:value-type="float">
            <text:p>91,391698969462</text:p>
          </table:table-cell>
          <table:table-cell table:style-name="ce5" office:value-type="float" office:value="227.76905864927" calcext:value-type="float">
            <text:p>227,76905864927</text:p>
          </table:table-cell>
          <table:table-cell table:style-name="ce2" office:value-type="float" office:value="81.5275282846427" calcext:value-type="float">
            <text:p>81,5275282846427</text:p>
          </table:table-cell>
          <table:table-cell table:style-name="ce419" office:value-type="float" office:value="961.758101312694" calcext:value-type="float">
            <text:p>961,758101312694</text:p>
          </table:table-cell>
          <table:table-cell table:style-name="ce411" office:value-type="float" office:value="969.679053045234" calcext:value-type="float">
            <text:p>969,679053045234</text:p>
          </table:table-cell>
          <table:table-cell table:style-name="ce360" office:value-type="float" office:value="968.773903799525" calcext:value-type="float">
            <text:p>968,773903799525</text:p>
          </table:table-cell>
          <table:table-cell table:style-name="ce119" office:value-type="float" office:value="984.306685299984" calcext:value-type="float">
            <text:p>984,306685299984</text:p>
          </table:table-cell>
          <table:table-cell table:style-name="ce411" office:value-type="float" office:value="969.698253723678" calcext:value-type="float">
            <text:p>969,698253723678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17" office:value-type="float" office:value="26.6496633340135" calcext:value-type="float">
            <text:p>26,6496633340135</text:p>
          </table:table-cell>
          <table:table-cell table:style-name="ce22" office:value-type="float" office:value="24.7160443446916" calcext:value-type="float">
            <text:p>24,7160443446916</text:p>
          </table:table-cell>
          <table:table-cell table:style-name="ce8" office:value-type="float" office:value="21.4160375433585" calcext:value-type="float">
            <text:p>21,4160375433585</text:p>
          </table:table-cell>
          <table:table-cell table:style-name="ce5" office:value-type="float" office:value="32.0546827178127" calcext:value-type="float">
            <text:p>32,0546827178127</text:p>
          </table:table-cell>
          <table:table-cell table:style-name="ce17" office:value-type="float" office:value="26.6496633340135" calcext:value-type="float">
            <text:p>26,6496633340135</text:p>
          </table:table-cell>
          <table:table-cell table:style-name="ce24" office:value-type="float" office:value="32.9629629629629" calcext:value-type="float">
            <text:p>32,9629629629629</text:p>
          </table:table-cell>
          <table:table-cell table:style-name="ce24" office:value-type="float" office:value="31.4590347923681" calcext:value-type="float">
            <text:p>31,4590347923681</text:p>
          </table:table-cell>
          <table:table-cell table:style-name="ce22" office:value-type="float" office:value="29.1460905349794" calcext:value-type="float">
            <text:p>29,1460905349794</text:p>
          </table:table-cell>
          <table:table-cell table:style-name="ce5" office:value-type="float" office:value="33.3506359895248" calcext:value-type="float">
            <text:p>33,3506359895248</text:p>
          </table:table-cell>
          <table:table-cell table:style-name="ce24" office:value-type="float" office:value="32.9629629629629" calcext:value-type="float">
            <text:p>32,9629629629629</text:p>
          </table:table-cell>
          <table:table-cell table:style-name="ce162" office:value-type="float" office:value="242.208215927629" calcext:value-type="float">
            <text:p>242,208215927629</text:p>
          </table:table-cell>
          <table:table-cell table:style-name="ce195" office:value-type="float" office:value="73.773790103317" calcext:value-type="float">
            <text:p>73,773790103317</text:p>
          </table:table-cell>
          <table:table-cell table:style-name="ce2" office:value-type="float" office:value="60.984230560087" calcext:value-type="float">
            <text:p>60,984230560087</text:p>
          </table:table-cell>
          <table:table-cell table:style-name="ce250" office:value-type="float" office:value="243.395620149291" calcext:value-type="float">
            <text:p>243,395620149291</text:p>
          </table:table-cell>
          <table:table-cell table:style-name="ce162" office:value-type="float" office:value="242.208215927629" calcext:value-type="float">
            <text:p>242,208215927629</text:p>
          </table:table-cell>
          <table:table-cell table:style-name="ce309" office:value-type="float" office:value="222.352588950868" calcext:value-type="float">
            <text:p>222,352588950868</text:p>
          </table:table-cell>
          <table:table-cell table:style-name="ce344" office:value-type="float" office:value="131.211433613816" calcext:value-type="float">
            <text:p>131,211433613816</text:p>
          </table:table-cell>
          <table:table-cell table:style-name="ce346" office:value-type="float" office:value="92.5772903469793" calcext:value-type="float">
            <text:p>92,5772903469793</text:p>
          </table:table-cell>
          <table:table-cell table:style-name="ce53" office:value-type="float" office:value="219.824461882701" calcext:value-type="float">
            <text:p>219,824461882701</text:p>
          </table:table-cell>
          <table:table-cell table:style-name="ce309" office:value-type="float" office:value="222.352588950868" calcext:value-type="float">
            <text:p>222,352588950868</text:p>
          </table:table-cell>
          <table:table-cell table:style-name="ce146" office:value-type="float" office:value="981.488634870582" calcext:value-type="float">
            <text:p>981,488634870582</text:p>
          </table:table-cell>
          <table:table-cell table:style-name="ce2" office:value-type="float" office:value="898.864800945999" calcext:value-type="float">
            <text:p>898,864800945999</text:p>
          </table:table-cell>
          <table:table-cell table:style-name="ce360" office:value-type="float" office:value="968.670703885525" calcext:value-type="float">
            <text:p>968,670703885525</text:p>
          </table:table-cell>
          <table:table-cell table:style-name="ce13" office:value-type="float" office:value="984.261177004574" calcext:value-type="float">
            <text:p>984,261177004574</text:p>
          </table:table-cell>
          <table:table-cell table:style-name="ce5" office:value-type="float" office:value="985.731298001696" calcext:value-type="float">
            <text:p>985,731298001696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style-name="ce2" office:value-type="float" office:value="-1029.28790042848" calcext:value-type="float">
            <text:p>-1029,28790042848</text:p>
          </table:table-cell>
          <table:table-cell table:style-name="ce8" office:value-type="float" office:value="18.2547779364755" calcext:value-type="float">
            <text:p>18,2547779364755</text:p>
          </table:table-cell>
          <table:table-cell table:style-name="ce22" office:value-type="float" office:value="20.3128613208189" calcext:value-type="float">
            <text:p>20,3128613208189</text:p>
          </table:table-cell>
          <table:table-cell table:style-name="ce64" office:value-type="float" office:value="-240.323743453717" calcext:value-type="float">
            <text:p>-240,323743453717</text:p>
          </table:table-cell>
          <table:table-cell table:style-name="ce31" office:value-type="float" office:value="21.7071345983813" calcext:value-type="float">
            <text:p>21,7071345983813</text:p>
          </table:table-cell>
          <table:table-cell table:style-name="ce2" office:value-type="float" office:value="-884.356060606061" calcext:value-type="float">
            <text:p>-884,356060606061</text:p>
          </table:table-cell>
          <table:table-cell table:style-name="ce9" office:value-type="float" office:value="29.8269734380845" calcext:value-type="float">
            <text:p>29,8269734380845</text:p>
          </table:table-cell>
          <table:table-cell table:style-name="ce10" office:value-type="float" office:value="30.8973999251777" calcext:value-type="float">
            <text:p>30,8973999251777</text:p>
          </table:table-cell>
          <table:table-cell table:style-name="ce128" office:value-type="float" office:value="-94.4266741488963" calcext:value-type="float">
            <text:p>-94,4266741488963</text:p>
          </table:table-cell>
          <table:table-cell table:style-name="ce44" office:value-type="float" office:value="31.7433595211373" calcext:value-type="float">
            <text:p>31,7433595211373</text:p>
          </table:table-cell>
          <table:table-cell table:style-name="ce5" office:value-type="float" office:value="292.285332937862" calcext:value-type="float">
            <text:p>292,285332937862</text:p>
          </table:table-cell>
          <table:table-cell table:style-name="ce196" office:value-type="float" office:value="75.8747342923525" calcext:value-type="float">
            <text:p>75,8747342923525</text:p>
          </table:table-cell>
          <table:table-cell table:style-name="ce160" office:value-type="float" office:value="64.1381185426862" calcext:value-type="float">
            <text:p>64,1381185426862</text:p>
          </table:table-cell>
          <table:table-cell table:style-name="ce77" office:value-type="float" office:value="252.543378318256" calcext:value-type="float">
            <text:p>252,543378318256</text:p>
          </table:table-cell>
          <table:table-cell table:style-name="ce278" office:value-type="float" office:value="84.1499826981067" calcext:value-type="float">
            <text:p>84,1499826981067</text:p>
          </table:table-cell>
          <table:table-cell table:style-name="ce5" office:value-type="float" office:value="354.274447700987" calcext:value-type="float">
            <text:p>354,274447700987</text:p>
          </table:table-cell>
          <table:table-cell table:style-name="ce213" office:value-type="float" office:value="113.868456714254" calcext:value-type="float">
            <text:p>113,868456714254</text:p>
          </table:table-cell>
          <table:table-cell table:style-name="ce280" office:value-type="float" office:value="95.191453153068" calcext:value-type="float">
            <text:p>95,191453153068</text:p>
          </table:table-cell>
          <table:table-cell table:style-name="ce191" office:value-type="float" office:value="277.156408559453" calcext:value-type="float">
            <text:p>277,156408559453</text:p>
          </table:table-cell>
          <table:table-cell table:style-name="ce2" office:value-type="float" office:value="85.620686395008" calcext:value-type="float">
            <text:p>85,620686395008</text:p>
          </table:table-cell>
          <table:table-cell table:style-name="ce2" office:value-type="float" office:value="962.430572974523" calcext:value-type="float">
            <text:p>962,430572974523</text:p>
          </table:table-cell>
          <table:table-cell table:style-name="ce5" office:value-type="float" office:value="988.371734690221" calcext:value-type="float">
            <text:p>988,371734690221</text:p>
          </table:table-cell>
          <table:table-cell table:style-name="ce7" office:value-type="float" office:value="988.119229345087" calcext:value-type="float">
            <text:p>988,119229345087</text:p>
          </table:table-cell>
          <table:table-cell table:style-name="ce476" office:value-type="float" office:value="985.955972814467" calcext:value-type="float">
            <text:p>985,955972814467</text:p>
          </table:table-cell>
          <table:table-cell table:style-name="ce421" office:value-type="float" office:value="985.392046201073" calcext:value-type="float">
            <text:p>985,392046201073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8" office:value-type="float" office:value="17.9670815479834" calcext:value-type="float">
            <text:p>17,9670815479834</text:p>
          </table:table-cell>
          <table:table-cell table:style-name="ce8" office:value-type="float" office:value="17.7514792899408" calcext:value-type="float">
            <text:p>17,7514792899408</text:p>
          </table:table-cell>
          <table:table-cell table:style-name="ce22" office:value-type="float" office:value="18.9553152417874" calcext:value-type="float">
            <text:p>18,9553152417874</text:p>
          </table:table-cell>
          <table:table-cell table:style-name="ce65" office:value-type="float" office:value="-242.767462422635" calcext:value-type="float">
            <text:p>-242,767462422635</text:p>
          </table:table-cell>
          <table:table-cell table:style-name="ce5" office:value-type="float" office:value="23.8461538461538" calcext:value-type="float">
            <text:p>23,8461538461538</text:p>
          </table:table-cell>
          <table:table-cell table:style-name="ce24" office:value-type="float" office:value="35.15759446315" calcext:value-type="float">
            <text:p>35,15759446315</text:p>
          </table:table-cell>
          <table:table-cell table:style-name="ce10" office:value-type="float" office:value="31.1639543583988" calcext:value-type="float">
            <text:p>31,1639543583988</text:p>
          </table:table-cell>
          <table:table-cell table:style-name="ce9" office:value-type="float" office:value="30.5251589973812" calcext:value-type="float">
            <text:p>30,5251589973812</text:p>
          </table:table-cell>
          <table:table-cell table:style-name="ce3" office:value-type="float" office:value="36.4721286943509" calcext:value-type="float">
            <text:p>36,4721286943509</text:p>
          </table:table-cell>
          <table:table-cell table:style-name="ce5" office:value-type="float" office:value="36.8967452300785" calcext:value-type="float">
            <text:p>36,8967452300785</text:p>
          </table:table-cell>
          <table:table-cell table:style-name="ce163" office:value-type="float" office:value="265.845073903802" calcext:value-type="float">
            <text:p>265,845073903802</text:p>
          </table:table-cell>
          <table:table-cell table:style-name="ce197" office:value-type="float" office:value="60.7004795096149" calcext:value-type="float">
            <text:p>60,7004795096149</text:p>
          </table:table-cell>
          <table:table-cell table:style-name="ce2" office:value-type="float" office:value="56.4916703742152" calcext:value-type="float">
            <text:p>56,4916703742152</text:p>
          </table:table-cell>
          <table:table-cell table:style-name="ce251" office:value-type="float" office:value="222.628404765436" calcext:value-type="float">
            <text:p>222,628404765436</text:p>
          </table:table-cell>
          <table:table-cell table:style-name="ce279" office:value-type="float" office:value="247.215383854862" calcext:value-type="float">
            <text:p>247,215383854862</text:p>
          </table:table-cell>
          <table:table-cell table:style-name="ce310" office:value-type="float" office:value="307.389303835366" calcext:value-type="float">
            <text:p>307,389303835366</text:p>
          </table:table-cell>
          <table:table-cell table:style-name="ce198" office:value-type="float" office:value="122.146796508147" calcext:value-type="float">
            <text:p>122,146796508147</text:p>
          </table:table-cell>
          <table:table-cell table:style-name="ce371" office:value-type="float" office:value="98.4513567174057" calcext:value-type="float">
            <text:p>98,4513567174057</text:p>
          </table:table-cell>
          <table:table-cell table:style-name="ce68" office:value-type="float" office:value="300.008509029025" calcext:value-type="float">
            <text:p>300,008509029025</text:p>
          </table:table-cell>
          <table:table-cell table:style-name="ce405" office:value-type="float" office:value="270.997447291292" calcext:value-type="float">
            <text:p>270,997447291292</text:p>
          </table:table-cell>
          <table:table-cell table:style-name="ce53" office:value-type="float" office:value="986.925741450771" calcext:value-type="float">
            <text:p>986,925741450771</text:p>
          </table:table-cell>
          <table:table-cell table:style-name="ce28" office:value-type="float" office:value="988.294693087756" calcext:value-type="float">
            <text:p>988,294693087756</text:p>
          </table:table-cell>
          <table:table-cell table:style-name="ce7" office:value-type="float" office:value="988.118154345983" calcext:value-type="float">
            <text:p>988,118154345983</text:p>
          </table:table-cell>
          <table:table-cell table:style-name="ce101" office:value-type="float" office:value="985.572556467314" calcext:value-type="float">
            <text:p>985,572556467314</text:p>
          </table:table-cell>
          <table:table-cell table:style-name="ce13" office:value-type="float" office:value="987.93385172179" calcext:value-type="float">
            <text:p>987,93385172179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style-name="ce2" office:value-type="float" office:value="-1264.98367680065" calcext:value-type="float">
            <text:p>-1264,98367680065</text:p>
          </table:table-cell>
          <table:table-cell table:style-name="ce18" office:value-type="float" office:value="14.7248860776712" calcext:value-type="float">
            <text:p>14,7248860776712</text:p>
          </table:table-cell>
          <table:table-cell table:style-name="ce18" office:value-type="float" office:value="14.7350880772631" calcext:value-type="float">
            <text:p>14,7350880772631</text:p>
          </table:table-cell>
          <table:table-cell table:style-name="ce66" office:value-type="float" office:value="-236.374209345032" calcext:value-type="float">
            <text:p>-236,374209345032</text:p>
          </table:table-cell>
          <table:table-cell table:style-name="ce5" office:value-type="float" office:value="27.6963884921445" calcext:value-type="float">
            <text:p>27,6963884921445</text:p>
          </table:table-cell>
          <table:table-cell table:style-name="ce2" office:value-type="float" office:value="-570.308057426113" calcext:value-type="float">
            <text:p>-570,308057426113</text:p>
          </table:table-cell>
          <table:table-cell table:style-name="ce6" office:value-type="float" office:value="22.4102132435466" calcext:value-type="float">
            <text:p>22,4102132435466</text:p>
          </table:table-cell>
          <table:table-cell table:style-name="ce13" office:value-type="float" office:value="21.3435278713057" calcext:value-type="float">
            <text:p>21,3435278713057</text:p>
          </table:table-cell>
          <table:table-cell table:style-name="ce111" office:value-type="float" office:value="-170.904414515526" calcext:value-type="float">
            <text:p>-170,904414515526</text:p>
          </table:table-cell>
          <table:table-cell table:style-name="ce91" office:value-type="float" office:value="24.3336139169472" calcext:value-type="float">
            <text:p>24,3336139169472</text:p>
          </table:table-cell>
          <table:table-cell table:style-name="ce164" office:value-type="float" office:value="150.058332097484" calcext:value-type="float">
            <text:p>150,058332097484</text:p>
          </table:table-cell>
          <table:table-cell table:style-name="ce195" office:value-type="float" office:value="72.3738197637056" calcext:value-type="float">
            <text:p>72,3738197637056</text:p>
          </table:table-cell>
          <table:table-cell table:style-name="ce155" office:value-type="float" office:value="65.30624351179" calcext:value-type="float">
            <text:p>65,30624351179</text:p>
          </table:table-cell>
          <table:table-cell table:style-name="ce5" office:value-type="float" office:value="180.838894656187" calcext:value-type="float">
            <text:p>180,838894656187</text:p>
          </table:table-cell>
          <table:table-cell table:style-name="ce280" office:value-type="float" office:value="69.3924563745118" calcext:value-type="float">
            <text:p>69,3924563745118</text:p>
          </table:table-cell>
          <table:table-cell table:style-name="ce5" office:value-type="float" office:value="243.11485613438" calcext:value-type="float">
            <text:p>243,11485613438</text:p>
          </table:table-cell>
          <table:table-cell table:style-name="ce277" office:value-type="float" office:value="97.4636790520311" calcext:value-type="float">
            <text:p>97,4636790520311</text:p>
          </table:table-cell>
          <table:table-cell table:style-name="ce366" office:value-type="float" office:value="80.9788534871261" calcext:value-type="float">
            <text:p>80,9788534871261</text:p>
          </table:table-cell>
          <table:table-cell table:style-name="ce63" office:value-type="float" office:value="186.581891525637" calcext:value-type="float">
            <text:p>186,581891525637</text:p>
          </table:table-cell>
          <table:table-cell table:style-name="ce2" office:value-type="float" office:value="74.1646969840219" calcext:value-type="float">
            <text:p>74,1646969840219</text:p>
          </table:table-cell>
          <table:table-cell table:style-name="ce427" office:value-type="float" office:value="976.139678216935" calcext:value-type="float">
            <text:p>976,139678216935</text:p>
          </table:table-cell>
          <table:table-cell table:style-name="ce446" office:value-type="float" office:value="952.875742047993" calcext:value-type="float">
            <text:p>952,875742047993</text:p>
          </table:table-cell>
          <table:table-cell table:style-name="ce2" office:value-type="float" office:value="951.58180145961" calcext:value-type="float">
            <text:p>951,58180145961</text:p>
          </table:table-cell>
          <table:table-cell table:style-name="ce5" office:value-type="float" office:value="983.015014154155" calcext:value-type="float">
            <text:p>983,015014154155</text:p>
          </table:table-cell>
          <table:table-cell table:style-name="ce106" office:value-type="float" office:value="952.172214856488" calcext:value-type="float">
            <text:p>952,172214856488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" office:value-type="float" office:value="28.4173297966401" calcext:value-type="float">
            <text:p>28,4173297966401</text:p>
          </table:table-cell>
          <table:table-cell table:style-name="ce18" office:value-type="float" office:value="14.7384887437938" calcext:value-type="float">
            <text:p>14,7384887437938</text:p>
          </table:table-cell>
          <table:table-cell table:style-name="ce18" office:value-type="float" office:value="14.7350880772631" calcext:value-type="float">
            <text:p>14,7350880772631</text:p>
          </table:table-cell>
          <table:table-cell table:style-name="ce66" office:value-type="float" office:value="-235.68591443923" calcext:value-type="float">
            <text:p>-235,68591443923</text:p>
          </table:table-cell>
          <table:table-cell table:style-name="ce3" office:value-type="float" office:value="28.2976263347616" calcext:value-type="float">
            <text:p>28,2976263347616</text:p>
          </table:table-cell>
          <table:table-cell table:style-name="ce5" office:value-type="float" office:value="31.879442573887" calcext:value-type="float">
            <text:p>31,879442573887</text:p>
          </table:table-cell>
          <table:table-cell table:style-name="ce6" office:value-type="float" office:value="22.4102132435466" calcext:value-type="float">
            <text:p>22,4102132435466</text:p>
          </table:table-cell>
          <table:table-cell table:style-name="ce19" office:value-type="float" office:value="20.5148709315376" calcext:value-type="float">
            <text:p>20,5148709315376</text:p>
          </table:table-cell>
          <table:table-cell table:style-name="ce111" office:value-type="float" office:value="-170.874485596708" calcext:value-type="float">
            <text:p>-170,874485596708</text:p>
          </table:table-cell>
          <table:table-cell table:style-name="ce24" office:value-type="float" office:value="30.7164234942012" calcext:value-type="float">
            <text:p>30,7164234942012</text:p>
          </table:table-cell>
          <table:table-cell table:style-name="ce125" office:value-type="float" office:value="169.592663997232" calcext:value-type="float">
            <text:p>169,592663997232</text:p>
          </table:table-cell>
          <table:table-cell table:style-name="ce190" office:value-type="float" office:value="71.0544268129913" calcext:value-type="float">
            <text:p>71,0544268129913</text:p>
          </table:table-cell>
          <table:table-cell table:style-name="ce2" office:value-type="float" office:value="64.9977754708587" calcext:value-type="float">
            <text:p>64,9977754708587</text:p>
          </table:table-cell>
          <table:table-cell table:style-name="ce91" office:value-type="float" office:value="179.464135646844" calcext:value-type="float">
            <text:p>179,464135646844</text:p>
          </table:table-cell>
          <table:table-cell table:style-name="ce150" office:value-type="float" office:value="131.653072321914" calcext:value-type="float">
            <text:p>131,653072321914</text:p>
          </table:table-cell>
          <table:table-cell table:style-name="ce311" office:value-type="float" office:value="174.569978885002" calcext:value-type="float">
            <text:p>174,569978885002</text:p>
          </table:table-cell>
          <table:table-cell table:style-name="ce345" office:value-type="float" office:value="102.591787211245" calcext:value-type="float">
            <text:p>102,591787211245</text:p>
          </table:table-cell>
          <table:table-cell table:style-name="ce214" office:value-type="float" office:value="82.4569033437332" calcext:value-type="float">
            <text:p>82,4569033437332</text:p>
          </table:table-cell>
          <table:table-cell table:style-name="ce385" office:value-type="float" office:value="173.176704169424" calcext:value-type="float">
            <text:p>173,176704169424</text:p>
          </table:table-cell>
          <table:table-cell table:style-name="ce406" office:value-type="float" office:value="154.702026409505" calcext:value-type="float">
            <text:p>154,702026409505</text:p>
          </table:table-cell>
          <table:table-cell table:style-name="ce428" office:value-type="float" office:value="970.204966495861" calcext:value-type="float">
            <text:p>970,204966495861</text:p>
          </table:table-cell>
          <table:table-cell table:style-name="ce446" office:value-type="float" office:value="952.857705951912" calcext:value-type="float">
            <text:p>952,857705951912</text:p>
          </table:table-cell>
          <table:table-cell table:style-name="ce2" office:value-type="float" office:value="951.580607016161" calcext:value-type="float">
            <text:p>951,580607016161</text:p>
          </table:table-cell>
          <table:table-cell table:style-name="ce84" office:value-type="float" office:value="968.867189832897" calcext:value-type="float">
            <text:p>968,867189832897</text:p>
          </table:table-cell>
          <table:table-cell table:style-name="ce288" office:value-type="float" office:value="952.361056365787" calcext:value-type="float">
            <text:p>952,361056365787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formula="of:=RANK([.C85]; OFFSET([.$C85]; 0; 0; 1; 5))" office:value-type="float" office:value="5" calcext:value-type="float">
            <text:p>5</text:p>
          </table:table-cell>
          <table:table-cell table:formula="of:=RANK([.D85]; OFFSET([.$C85]; 0; 0; 1; 5))" office:value-type="float" office:value="3" calcext:value-type="float">
            <text:p>3</text:p>
          </table:table-cell>
          <table:table-cell table:formula="of:=RANK([.E85]; OFFSET([.$C85]; 0; 0; 1; 5))" office:value-type="float" office:value="4" calcext:value-type="float">
            <text:p>4</text:p>
          </table:table-cell>
          <table:table-cell table:formula="of:=RANK([.F85]; OFFSET([.$C85]; 0; 0; 1; 5))" office:value-type="float" office:value="1" calcext:value-type="float">
            <text:p>1</text:p>
          </table:table-cell>
          <table:table-cell table:formula="of:=RANK([.G85]; OFFSET([.$C85]; 0; 0; 1; 5))" office:value-type="float" office:value="2" calcext:value-type="float">
            <text:p>2</text:p>
          </table:table-cell>
          <table:table-cell table:formula="of:=RANK([.H85];[.$H85:.$L85];)" office:value-type="float" office:value="5" calcext:value-type="float">
            <text:p>5</text:p>
          </table:table-cell>
          <table:table-cell table:formula="of:=RANK([.I85];[.$H85:.$L85];)" office:value-type="float" office:value="3" calcext:value-type="float">
            <text:p>3</text:p>
          </table:table-cell>
          <table:table-cell table:formula="of:=RANK([.J85];[.$H85:.$L85];)" office:value-type="float" office:value="4" calcext:value-type="float">
            <text:p>4</text:p>
          </table:table-cell>
          <table:table-cell table:formula="of:=RANK([.K85];[.$H85:.$L85];)" office:value-type="float" office:value="1" calcext:value-type="float">
            <text:p>1</text:p>
          </table:table-cell>
          <table:table-cell table:formula="of:=RANK([.L85];[.$H85:.$L85];)" office:value-type="float" office:value="2" calcext:value-type="float">
            <text:p>2</text:p>
          </table:table-cell>
          <table:table-cell table:formula="of:=RANK([.M85];[.$M85:.$Q85];)" office:value-type="float" office:value="5" calcext:value-type="float">
            <text:p>5</text:p>
          </table:table-cell>
          <table:table-cell table:formula="of:=RANK([.N85];[.$M85:.$Q85];)" office:value-type="float" office:value="2" calcext:value-type="float">
            <text:p>2</text:p>
          </table:table-cell>
          <table:table-cell table:formula="of:=RANK([.O85];[.$M85:.$Q85];)" office:value-type="float" office:value="4" calcext:value-type="float">
            <text:p>4</text:p>
          </table:table-cell>
          <table:table-cell table:formula="of:=RANK([.P85];[.$M85:.$Q85];)" office:value-type="float" office:value="1" calcext:value-type="float">
            <text:p>1</text:p>
          </table:table-cell>
          <table:table-cell table:formula="of:=RANK([.Q85];[.$M85:.$Q85];)" office:value-type="float" office:value="3" calcext:value-type="float">
            <text:p>3</text:p>
          </table:table-cell>
          <table:table-cell table:formula="of:=RANK([.R85];[.$R85:.$V85];)" office:value-type="float" office:value="5" calcext:value-type="float">
            <text:p>5</text:p>
          </table:table-cell>
          <table:table-cell table:formula="of:=RANK([.S85];[.$R85:.$V85];)" office:value-type="float" office:value="4" calcext:value-type="float">
            <text:p>4</text:p>
          </table:table-cell>
          <table:table-cell table:formula="of:=RANK([.T85];[.$R85:.$V85];)" office:value-type="float" office:value="2" calcext:value-type="float">
            <text:p>2</text:p>
          </table:table-cell>
          <table:table-cell table:formula="of:=RANK([.U85];[.$R85:.$V85];)" office:value-type="float" office:value="1" calcext:value-type="float">
            <text:p>1</text:p>
          </table:table-cell>
          <table:table-cell table:formula="of:=RANK([.V85];[.$R85:.$V85];)" office:value-type="float" office:value="3" calcext:value-type="float">
            <text:p>3</text:p>
          </table:table-cell>
          <table:table-cell table:formula="of:=RANK([.W85];[.$W85:.$AA85];)" office:value-type="float" office:value="5" calcext:value-type="float">
            <text:p>5</text:p>
          </table:table-cell>
          <table:table-cell table:formula="of:=RANK([.X85];[.$W85:.$AA85];)" office:value-type="float" office:value="4" calcext:value-type="float">
            <text:p>4</text:p>
          </table:table-cell>
          <table:table-cell table:formula="of:=RANK([.Y85];[.$W85:.$AA85];)" office:value-type="float" office:value="3" calcext:value-type="float">
            <text:p>3</text:p>
          </table:table-cell>
          <table:table-cell table:formula="of:=RANK([.Z85];[.$W85:.$AA85];)" office:value-type="float" office:value="1" calcext:value-type="float">
            <text:p>1</text:p>
          </table:table-cell>
          <table:table-cell table:formula="of:=RANK([.AA85];[.$W85:.$AA85];)" office:value-type="float" office:value="2" calcext:value-type="float">
            <text:p>2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86]; OFFSET([.$C86]; 0; 0; 1; 5))" office:value-type="float" office:value="4" calcext:value-type="float">
            <text:p>4</text:p>
          </table:table-cell>
          <table:table-cell table:formula="of:=RANK([.D86]; OFFSET([.$C86]; 0; 0; 1; 5))" office:value-type="float" office:value="1" calcext:value-type="float">
            <text:p>1</text:p>
          </table:table-cell>
          <table:table-cell table:formula="of:=RANK([.E86]; OFFSET([.$C86]; 0; 0; 1; 5))" office:value-type="float" office:value="2" calcext:value-type="float">
            <text:p>2</text:p>
          </table:table-cell>
          <table:table-cell table:formula="of:=RANK([.F86]; OFFSET([.$C86]; 0; 0; 1; 5))" office:value-type="float" office:value="5" calcext:value-type="float">
            <text:p>5</text:p>
          </table:table-cell>
          <table:table-cell table:formula="of:=RANK([.G86]; OFFSET([.$C86]; 0; 0; 1; 5))" office:value-type="float" office:value="3" calcext:value-type="float">
            <text:p>3</text:p>
          </table:table-cell>
          <table:table-cell table:formula="of:=RANK([.H86];[.$H86:.$L86];)" office:value-type="float" office:value="1" calcext:value-type="float">
            <text:p>1</text:p>
          </table:table-cell>
          <table:table-cell table:formula="of:=RANK([.I86];[.$H86:.$L86];)" office:value-type="float" office:value="4" calcext:value-type="float">
            <text:p>4</text:p>
          </table:table-cell>
          <table:table-cell table:formula="of:=RANK([.J86];[.$H86:.$L86];)" office:value-type="float" office:value="5" calcext:value-type="float">
            <text:p>5</text:p>
          </table:table-cell>
          <table:table-cell table:formula="of:=RANK([.K86];[.$H86:.$L86];)" office:value-type="float" office:value="2" calcext:value-type="float">
            <text:p>2</text:p>
          </table:table-cell>
          <table:table-cell table:formula="of:=RANK([.L86];[.$H86:.$L86];)" office:value-type="float" office:value="3" calcext:value-type="float">
            <text:p>3</text:p>
          </table:table-cell>
          <table:table-cell table:formula="of:=RANK([.M86];[.$M86:.$Q86];)" office:value-type="float" office:value="2" calcext:value-type="float">
            <text:p>2</text:p>
          </table:table-cell>
          <table:table-cell table:formula="of:=RANK([.N86];[.$M86:.$Q86];)" office:value-type="float" office:value="5" calcext:value-type="float">
            <text:p>5</text:p>
          </table:table-cell>
          <table:table-cell table:formula="of:=RANK([.O86];[.$M86:.$Q86];)" office:value-type="float" office:value="3" calcext:value-type="float">
            <text:p>3</text:p>
          </table:table-cell>
          <table:table-cell table:formula="of:=RANK([.P86];[.$M86:.$Q86];)" office:value-type="float" office:value="1" calcext:value-type="float">
            <text:p>1</text:p>
          </table:table-cell>
          <table:table-cell table:formula="of:=RANK([.Q86];[.$M86:.$Q86];)" office:value-type="float" office:value="4" calcext:value-type="float">
            <text:p>4</text:p>
          </table:table-cell>
          <table:table-cell table:formula="of:=RANK([.R86];[.$R86:.$V86];)" office:value-type="float" office:value="3" calcext:value-type="float">
            <text:p>3</text:p>
          </table:table-cell>
          <table:table-cell table:formula="of:=RANK([.S86];[.$R86:.$V86];)" office:value-type="float" office:value="5" calcext:value-type="float">
            <text:p>5</text:p>
          </table:table-cell>
          <table:table-cell table:formula="of:=RANK([.T86];[.$R86:.$V86];)" office:value-type="float" office:value="4" calcext:value-type="float">
            <text:p>4</text:p>
          </table:table-cell>
          <table:table-cell table:formula="of:=RANK([.U86];[.$R86:.$V86];)" office:value-type="float" office:value="1" calcext:value-type="float">
            <text:p>1</text:p>
          </table:table-cell>
          <table:table-cell table:formula="of:=RANK([.V86];[.$R86:.$V86];)" office:value-type="float" office:value="2" calcext:value-type="float">
            <text:p>2</text:p>
          </table:table-cell>
          <table:table-cell table:formula="of:=RANK([.W86];[.$W86:.$AA86];)" office:value-type="float" office:value="3" calcext:value-type="float">
            <text:p>3</text:p>
          </table:table-cell>
          <table:table-cell table:formula="of:=RANK([.X86];[.$W86:.$AA86];)" office:value-type="float" office:value="4" calcext:value-type="float">
            <text:p>4</text:p>
          </table:table-cell>
          <table:table-cell table:formula="of:=RANK([.Y86];[.$W86:.$AA86];)" office:value-type="float" office:value="5" calcext:value-type="float">
            <text:p>5</text:p>
          </table:table-cell>
          <table:table-cell table:formula="of:=RANK([.Z86];[.$W86:.$AA86];)" office:value-type="float" office:value="1" calcext:value-type="float">
            <text:p>1</text:p>
          </table:table-cell>
          <table:table-cell table:formula="of:=RANK([.AA86];[.$W86:.$AA86];)" office:value-type="float" office:value="2" calcext:value-type="float">
            <text:p>2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formula="of:=RANK([.C87]; OFFSET([.$C87]; 0; 0; 1; 5))" office:value-type="float" office:value="5" calcext:value-type="float">
            <text:p>5</text:p>
          </table:table-cell>
          <table:table-cell table:formula="of:=RANK([.D87]; OFFSET([.$C87]; 0; 0; 1; 5))" office:value-type="float" office:value="3" calcext:value-type="float">
            <text:p>3</text:p>
          </table:table-cell>
          <table:table-cell table:formula="of:=RANK([.E87]; OFFSET([.$C87]; 0; 0; 1; 5))" office:value-type="float" office:value="4" calcext:value-type="float">
            <text:p>4</text:p>
          </table:table-cell>
          <table:table-cell table:formula="of:=RANK([.F87]; OFFSET([.$C87]; 0; 0; 1; 5))" office:value-type="float" office:value="1" calcext:value-type="float">
            <text:p>1</text:p>
          </table:table-cell>
          <table:table-cell table:formula="of:=RANK([.G87]; OFFSET([.$C87]; 0; 0; 1; 5))" office:value-type="float" office:value="2" calcext:value-type="float">
            <text:p>2</text:p>
          </table:table-cell>
          <table:table-cell table:formula="of:=RANK([.H87];[.$H87:.$L87];)" office:value-type="float" office:value="4" calcext:value-type="float">
            <text:p>4</text:p>
          </table:table-cell>
          <table:table-cell table:formula="of:=RANK([.I87];[.$H87:.$L87];)" office:value-type="float" office:value="3" calcext:value-type="float">
            <text:p>3</text:p>
          </table:table-cell>
          <table:table-cell table:formula="of:=RANK([.J87];[.$H87:.$L87];)" office:value-type="float" office:value="5" calcext:value-type="float">
            <text:p>5</text:p>
          </table:table-cell>
          <table:table-cell table:formula="of:=RANK([.K87];[.$H87:.$L87];)" office:value-type="float" office:value="1" calcext:value-type="float">
            <text:p>1</text:p>
          </table:table-cell>
          <table:table-cell table:formula="of:=RANK([.L87];[.$H87:.$L87];)" office:value-type="float" office:value="2" calcext:value-type="float">
            <text:p>2</text:p>
          </table:table-cell>
          <table:table-cell table:formula="of:=RANK([.M87];[.$M87:.$Q87];)" office:value-type="float" office:value="5" calcext:value-type="float">
            <text:p>5</text:p>
          </table:table-cell>
          <table:table-cell table:formula="of:=RANK([.N87];[.$M87:.$Q87];)" office:value-type="float" office:value="1" calcext:value-type="float">
            <text:p>1</text:p>
          </table:table-cell>
          <table:table-cell table:formula="of:=RANK([.O87];[.$M87:.$Q87];)" office:value-type="float" office:value="2" calcext:value-type="float">
            <text:p>2</text:p>
          </table:table-cell>
          <table:table-cell table:formula="of:=RANK([.P87];[.$M87:.$Q87];)" office:value-type="float" office:value="4" calcext:value-type="float">
            <text:p>4</text:p>
          </table:table-cell>
          <table:table-cell table:formula="of:=RANK([.Q87];[.$M87:.$Q87];)" office:value-type="float" office:value="3" calcext:value-type="float">
            <text:p>3</text:p>
          </table:table-cell>
          <table:table-cell table:formula="of:=RANK([.R87];[.$R87:.$V87];)" office:value-type="float" office:value="4" calcext:value-type="float">
            <text:p>4</text:p>
          </table:table-cell>
          <table:table-cell table:formula="of:=RANK([.S87];[.$R87:.$V87];)" office:value-type="float" office:value="5" calcext:value-type="float">
            <text:p>5</text:p>
          </table:table-cell>
          <table:table-cell table:formula="of:=RANK([.T87];[.$R87:.$V87];)" office:value-type="float" office:value="3" calcext:value-type="float">
            <text:p>3</text:p>
          </table:table-cell>
          <table:table-cell table:formula="of:=RANK([.U87];[.$R87:.$V87];)" office:value-type="float" office:value="1" calcext:value-type="float">
            <text:p>1</text:p>
          </table:table-cell>
          <table:table-cell table:formula="of:=RANK([.V87];[.$R87:.$V87];)" office:value-type="float" office:value="2" calcext:value-type="float">
            <text:p>2</text:p>
          </table:table-cell>
          <table:table-cell table:formula="of:=RANK([.W87];[.$W87:.$AA87];)" office:value-type="float" office:value="4" calcext:value-type="float">
            <text:p>4</text:p>
          </table:table-cell>
          <table:table-cell table:formula="of:=RANK([.X87];[.$W87:.$AA87];)" office:value-type="float" office:value="2" calcext:value-type="float">
            <text:p>2</text:p>
          </table:table-cell>
          <table:table-cell table:formula="of:=RANK([.Y87];[.$W87:.$AA87];)" office:value-type="float" office:value="3" calcext:value-type="float">
            <text:p>3</text:p>
          </table:table-cell>
          <table:table-cell table:formula="of:=RANK([.Z87];[.$W87:.$AA87];)" office:value-type="float" office:value="1" calcext:value-type="float">
            <text:p>1</text:p>
          </table:table-cell>
          <table:table-cell table:formula="of:=RANK([.AA87];[.$W87:.$AA87];)" office:value-type="float" office:value="5" calcext:value-type="float">
            <text:p>5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88]; OFFSET([.$C88]; 0; 0; 1; 5))" office:value-type="float" office:value="2" calcext:value-type="float">
            <text:p>2</text:p>
          </table:table-cell>
          <table:table-cell table:formula="of:=RANK([.D88]; OFFSET([.$C88]; 0; 0; 1; 5))" office:value-type="float" office:value="4" calcext:value-type="float">
            <text:p>4</text:p>
          </table:table-cell>
          <table:table-cell table:formula="of:=RANK([.E88]; OFFSET([.$C88]; 0; 0; 1; 5))" office:value-type="float" office:value="5" calcext:value-type="float">
            <text:p>5</text:p>
          </table:table-cell>
          <table:table-cell table:formula="of:=RANK([.F88]; OFFSET([.$C88]; 0; 0; 1; 5))" office:value-type="float" office:value="1" calcext:value-type="float">
            <text:p>1</text:p>
          </table:table-cell>
          <table:table-cell table:formula="of:=RANK([.G88]; OFFSET([.$C88]; 0; 0; 1; 5))" office:value-type="float" office:value="3" calcext:value-type="float">
            <text:p>3</text:p>
          </table:table-cell>
          <table:table-cell table:formula="of:=RANK([.H88];[.$H88:.$L88];)" office:value-type="float" office:value="2" calcext:value-type="float">
            <text:p>2</text:p>
          </table:table-cell>
          <table:table-cell table:formula="of:=RANK([.I88];[.$H88:.$L88];)" office:value-type="float" office:value="3" calcext:value-type="float">
            <text:p>3</text:p>
          </table:table-cell>
          <table:table-cell table:formula="of:=RANK([.J88];[.$H88:.$L88];)" office:value-type="float" office:value="4" calcext:value-type="float">
            <text:p>4</text:p>
          </table:table-cell>
          <table:table-cell table:formula="of:=RANK([.K88];[.$H88:.$L88];)" office:value-type="float" office:value="1" calcext:value-type="float">
            <text:p>1</text:p>
          </table:table-cell>
          <table:table-cell table:formula="of:=RANK([.L88];[.$H88:.$L88];)" office:value-type="float" office:value="5" calcext:value-type="float">
            <text:p>5</text:p>
          </table:table-cell>
          <table:table-cell table:formula="of:=RANK([.M88];[.$M88:.$Q88];)" office:value-type="float" office:value="4" calcext:value-type="float">
            <text:p>4</text:p>
          </table:table-cell>
          <table:table-cell table:formula="of:=RANK([.N88];[.$M88:.$Q88];)" office:value-type="float" office:value="1" calcext:value-type="float">
            <text:p>1</text:p>
          </table:table-cell>
          <table:table-cell table:formula="of:=RANK([.O88];[.$M88:.$Q88];)" office:value-type="float" office:value="2" calcext:value-type="float">
            <text:p>2</text:p>
          </table:table-cell>
          <table:table-cell table:formula="of:=RANK([.P88];[.$M88:.$Q88];)" office:value-type="float" office:value="4" calcext:value-type="float">
            <text:p>4</text:p>
          </table:table-cell>
          <table:table-cell table:formula="of:=RANK([.Q88];[.$M88:.$Q88];)" office:value-type="float" office:value="3" calcext:value-type="float">
            <text:p>3</text:p>
          </table:table-cell>
          <table:table-cell table:formula="of:=RANK([.R88];[.$R88:.$V88];)" office:value-type="float" office:value="2" calcext:value-type="float">
            <text:p>2</text:p>
          </table:table-cell>
          <table:table-cell table:formula="of:=RANK([.S88];[.$R88:.$V88];)" office:value-type="float" office:value="5" calcext:value-type="float">
            <text:p>5</text:p>
          </table:table-cell>
          <table:table-cell table:formula="of:=RANK([.T88];[.$R88:.$V88];)" office:value-type="float" office:value="4" calcext:value-type="float">
            <text:p>4</text:p>
          </table:table-cell>
          <table:table-cell table:formula="of:=RANK([.U88];[.$R88:.$V88];)" office:value-type="float" office:value="1" calcext:value-type="float">
            <text:p>1</text:p>
          </table:table-cell>
          <table:table-cell table:formula="of:=RANK([.V88];[.$R88:.$V88];)" office:value-type="float" office:value="3" calcext:value-type="float">
            <text:p>3</text:p>
          </table:table-cell>
          <table:table-cell table:formula="of:=RANK([.W88];[.$W88:.$AA88];)" office:value-type="float" office:value="1" calcext:value-type="float">
            <text:p>1</text:p>
          </table:table-cell>
          <table:table-cell table:formula="of:=RANK([.X88];[.$W88:.$AA88];)" office:value-type="float" office:value="4" calcext:value-type="float">
            <text:p>4</text:p>
          </table:table-cell>
          <table:table-cell table:formula="of:=RANK([.Y88];[.$W88:.$AA88];)" office:value-type="float" office:value="5" calcext:value-type="float">
            <text:p>5</text:p>
          </table:table-cell>
          <table:table-cell table:formula="of:=RANK([.Z88];[.$W88:.$AA88];)" office:value-type="float" office:value="3" calcext:value-type="float">
            <text:p>3</text:p>
          </table:table-cell>
          <table:table-cell table:formula="of:=RANK([.AA88];[.$W88:.$AA88];)" office:value-type="float" office:value="2" calcext:value-type="float">
            <text:p>2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formula="of:=RANK([.C89]; OFFSET([.$C89]; 0; 0; 1; 5))" office:value-type="float" office:value="5" calcext:value-type="float">
            <text:p>5</text:p>
          </table:table-cell>
          <table:table-cell table:formula="of:=RANK([.D89]; OFFSET([.$C89]; 0; 0; 1; 5))" office:value-type="float" office:value="3" calcext:value-type="float">
            <text:p>3</text:p>
          </table:table-cell>
          <table:table-cell table:formula="of:=RANK([.E89]; OFFSET([.$C89]; 0; 0; 1; 5))" office:value-type="float" office:value="4" calcext:value-type="float">
            <text:p>4</text:p>
          </table:table-cell>
          <table:table-cell table:formula="of:=RANK([.F89]; OFFSET([.$C89]; 0; 0; 1; 5))" office:value-type="float" office:value="1" calcext:value-type="float">
            <text:p>1</text:p>
          </table:table-cell>
          <table:table-cell table:formula="of:=RANK([.G89]; OFFSET([.$C89]; 0; 0; 1; 5))" office:value-type="float" office:value="2" calcext:value-type="float">
            <text:p>2</text:p>
          </table:table-cell>
          <table:table-cell table:formula="of:=RANK([.H89];[.$H89:.$L89];)" office:value-type="float" office:value="5" calcext:value-type="float">
            <text:p>5</text:p>
          </table:table-cell>
          <table:table-cell table:formula="of:=RANK([.I89];[.$H89:.$L89];)" office:value-type="float" office:value="3" calcext:value-type="float">
            <text:p>3</text:p>
          </table:table-cell>
          <table:table-cell table:formula="of:=RANK([.J89];[.$H89:.$L89];)" office:value-type="float" office:value="4" calcext:value-type="float">
            <text:p>4</text:p>
          </table:table-cell>
          <table:table-cell table:formula="of:=RANK([.K89];[.$H89:.$L89];)" office:value-type="float" office:value="1" calcext:value-type="float">
            <text:p>1</text:p>
          </table:table-cell>
          <table:table-cell table:formula="of:=RANK([.L89];[.$H89:.$L89];)" office:value-type="float" office:value="2" calcext:value-type="float">
            <text:p>2</text:p>
          </table:table-cell>
          <table:table-cell table:formula="of:=RANK([.M89];[.$M89:.$Q89];)" office:value-type="float" office:value="2" calcext:value-type="float">
            <text:p>2</text:p>
          </table:table-cell>
          <table:table-cell table:formula="of:=RANK([.N89];[.$M89:.$Q89];)" office:value-type="float" office:value="3" calcext:value-type="float">
            <text:p>3</text:p>
          </table:table-cell>
          <table:table-cell table:formula="of:=RANK([.O89];[.$M89:.$Q89];)" office:value-type="float" office:value="5" calcext:value-type="float">
            <text:p>5</text:p>
          </table:table-cell>
          <table:table-cell table:formula="of:=RANK([.P89];[.$M89:.$Q89];)" office:value-type="float" office:value="1" calcext:value-type="float">
            <text:p>1</text:p>
          </table:table-cell>
          <table:table-cell table:formula="of:=RANK([.Q89];[.$M89:.$Q89];)" office:value-type="float" office:value="4" calcext:value-type="float">
            <text:p>4</text:p>
          </table:table-cell>
          <table:table-cell table:formula="of:=RANK([.R89];[.$R89:.$V89];)" office:value-type="float" office:value="2" calcext:value-type="float">
            <text:p>2</text:p>
          </table:table-cell>
          <table:table-cell table:formula="of:=RANK([.S89];[.$R89:.$V89];)" office:value-type="float" office:value="3" calcext:value-type="float">
            <text:p>3</text:p>
          </table:table-cell>
          <table:table-cell table:formula="of:=RANK([.T89];[.$R89:.$V89];)" office:value-type="float" office:value="4" calcext:value-type="float">
            <text:p>4</text:p>
          </table:table-cell>
          <table:table-cell table:formula="of:=RANK([.U89];[.$R89:.$V89];)" office:value-type="float" office:value="1" calcext:value-type="float">
            <text:p>1</text:p>
          </table:table-cell>
          <table:table-cell table:formula="of:=RANK([.V89];[.$R89:.$V89];)" office:value-type="float" office:value="5" calcext:value-type="float">
            <text:p>5</text:p>
          </table:table-cell>
          <table:table-cell table:formula="of:=RANK([.W89];[.$W89:.$AA89];)" office:value-type="float" office:value="5" calcext:value-type="float">
            <text:p>5</text:p>
          </table:table-cell>
          <table:table-cell table:formula="of:=RANK([.X89];[.$W89:.$AA89];)" office:value-type="float" office:value="3" calcext:value-type="float">
            <text:p>3</text:p>
          </table:table-cell>
          <table:table-cell table:formula="of:=RANK([.Y89];[.$W89:.$AA89];)" office:value-type="float" office:value="4" calcext:value-type="float">
            <text:p>4</text:p>
          </table:table-cell>
          <table:table-cell table:formula="of:=RANK([.Z89];[.$W89:.$AA89];)" office:value-type="float" office:value="1" calcext:value-type="float">
            <text:p>1</text:p>
          </table:table-cell>
          <table:table-cell table:formula="of:=RANK([.AA89];[.$W89:.$AA89];)" office:value-type="float" office:value="2" calcext:value-type="float">
            <text:p>2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90]; OFFSET([.$C90]; 0; 0; 1; 5))" office:value-type="float" office:value="2" calcext:value-type="float">
            <text:p>2</text:p>
          </table:table-cell>
          <table:table-cell table:formula="of:=RANK([.D90]; OFFSET([.$C90]; 0; 0; 1; 5))" office:value-type="float" office:value="4" calcext:value-type="float">
            <text:p>4</text:p>
          </table:table-cell>
          <table:table-cell table:formula="of:=RANK([.E90]; OFFSET([.$C90]; 0; 0; 1; 5))" office:value-type="float" office:value="5" calcext:value-type="float">
            <text:p>5</text:p>
          </table:table-cell>
          <table:table-cell table:formula="of:=RANK([.F90]; OFFSET([.$C90]; 0; 0; 1; 5))" office:value-type="float" office:value="1" calcext:value-type="float">
            <text:p>1</text:p>
          </table:table-cell>
          <table:table-cell table:formula="of:=RANK([.G90]; OFFSET([.$C90]; 0; 0; 1; 5))" office:value-type="float" office:value="2" calcext:value-type="float">
            <text:p>2</text:p>
          </table:table-cell>
          <table:table-cell table:formula="of:=RANK([.H90];[.$H90:.$L90];)" office:value-type="float" office:value="2" calcext:value-type="float">
            <text:p>2</text:p>
          </table:table-cell>
          <table:table-cell table:formula="of:=RANK([.I90];[.$H90:.$L90];)" office:value-type="float" office:value="4" calcext:value-type="float">
            <text:p>4</text:p>
          </table:table-cell>
          <table:table-cell table:formula="of:=RANK([.J90];[.$H90:.$L90];)" office:value-type="float" office:value="5" calcext:value-type="float">
            <text:p>5</text:p>
          </table:table-cell>
          <table:table-cell table:formula="of:=RANK([.K90];[.$H90:.$L90];)" office:value-type="float" office:value="1" calcext:value-type="float">
            <text:p>1</text:p>
          </table:table-cell>
          <table:table-cell table:formula="of:=RANK([.L90];[.$H90:.$L90];)" office:value-type="float" office:value="2" calcext:value-type="float">
            <text:p>2</text:p>
          </table:table-cell>
          <table:table-cell table:formula="of:=RANK([.M90];[.$M90:.$Q90];)" office:value-type="float" office:value="2" calcext:value-type="float">
            <text:p>2</text:p>
          </table:table-cell>
          <table:table-cell table:formula="of:=RANK([.N90];[.$M90:.$Q90];)" office:value-type="float" office:value="4" calcext:value-type="float">
            <text:p>4</text:p>
          </table:table-cell>
          <table:table-cell table:formula="of:=RANK([.O90];[.$M90:.$Q90];)" office:value-type="float" office:value="5" calcext:value-type="float">
            <text:p>5</text:p>
          </table:table-cell>
          <table:table-cell table:formula="of:=RANK([.P90];[.$M90:.$Q90];)" office:value-type="float" office:value="1" calcext:value-type="float">
            <text:p>1</text:p>
          </table:table-cell>
          <table:table-cell table:formula="of:=RANK([.Q90];[.$M90:.$Q90];)" office:value-type="float" office:value="2" calcext:value-type="float">
            <text:p>2</text:p>
          </table:table-cell>
          <table:table-cell table:formula="of:=RANK([.R90];[.$R90:.$V90];)" office:value-type="float" office:value="1" calcext:value-type="float">
            <text:p>1</text:p>
          </table:table-cell>
          <table:table-cell table:formula="of:=RANK([.S90];[.$R90:.$V90];)" office:value-type="float" office:value="4" calcext:value-type="float">
            <text:p>4</text:p>
          </table:table-cell>
          <table:table-cell table:formula="of:=RANK([.T90];[.$R90:.$V90];)" office:value-type="float" office:value="5" calcext:value-type="float">
            <text:p>5</text:p>
          </table:table-cell>
          <table:table-cell table:formula="of:=RANK([.U90];[.$R90:.$V90];)" office:value-type="float" office:value="3" calcext:value-type="float">
            <text:p>3</text:p>
          </table:table-cell>
          <table:table-cell table:formula="of:=RANK([.V90];[.$R90:.$V90];)" office:value-type="float" office:value="1" calcext:value-type="float">
            <text:p>1</text:p>
          </table:table-cell>
          <table:table-cell table:formula="of:=RANK([.W90];[.$W90:.$AA90];)" office:value-type="float" office:value="3" calcext:value-type="float">
            <text:p>3</text:p>
          </table:table-cell>
          <table:table-cell table:formula="of:=RANK([.X90];[.$W90:.$AA90];)" office:value-type="float" office:value="5" calcext:value-type="float">
            <text:p>5</text:p>
          </table:table-cell>
          <table:table-cell table:formula="of:=RANK([.Y90];[.$W90:.$AA90];)" office:value-type="float" office:value="4" calcext:value-type="float">
            <text:p>4</text:p>
          </table:table-cell>
          <table:table-cell table:formula="of:=RANK([.Z90];[.$W90:.$AA90];)" office:value-type="float" office:value="2" calcext:value-type="float">
            <text:p>2</text:p>
          </table:table-cell>
          <table:table-cell table:formula="of:=RANK([.AA90];[.$W90:.$AA90];)" office:value-type="float" office:value="1" calcext:value-type="float">
            <text:p>1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formula="of:=RANK([.C91]; OFFSET([.$C91]; 0; 0; 1; 5))" office:value-type="float" office:value="5" calcext:value-type="float">
            <text:p>5</text:p>
          </table:table-cell>
          <table:table-cell table:formula="of:=RANK([.D91]; OFFSET([.$C91]; 0; 0; 1; 5))" office:value-type="float" office:value="3" calcext:value-type="float">
            <text:p>3</text:p>
          </table:table-cell>
          <table:table-cell table:formula="of:=RANK([.E91]; OFFSET([.$C91]; 0; 0; 1; 5))" office:value-type="float" office:value="2" calcext:value-type="float">
            <text:p>2</text:p>
          </table:table-cell>
          <table:table-cell table:formula="of:=RANK([.F91]; OFFSET([.$C91]; 0; 0; 1; 5))" office:value-type="float" office:value="4" calcext:value-type="float">
            <text:p>4</text:p>
          </table:table-cell>
          <table:table-cell table:formula="of:=RANK([.G91]; OFFSET([.$C91]; 0; 0; 1; 5))" office:value-type="float" office:value="1" calcext:value-type="float">
            <text:p>1</text:p>
          </table:table-cell>
          <table:table-cell table:formula="of:=RANK([.H91];[.$H91:.$L91];)" office:value-type="float" office:value="5" calcext:value-type="float">
            <text:p>5</text:p>
          </table:table-cell>
          <table:table-cell table:formula="of:=RANK([.I91];[.$H91:.$L91];)" office:value-type="float" office:value="3" calcext:value-type="float">
            <text:p>3</text:p>
          </table:table-cell>
          <table:table-cell table:formula="of:=RANK([.J91];[.$H91:.$L91];)" office:value-type="float" office:value="2" calcext:value-type="float">
            <text:p>2</text:p>
          </table:table-cell>
          <table:table-cell table:formula="of:=RANK([.K91];[.$H91:.$L91];)" office:value-type="float" office:value="4" calcext:value-type="float">
            <text:p>4</text:p>
          </table:table-cell>
          <table:table-cell table:formula="of:=RANK([.L91];[.$H91:.$L91];)" office:value-type="float" office:value="1" calcext:value-type="float">
            <text:p>1</text:p>
          </table:table-cell>
          <table:table-cell table:formula="of:=RANK([.M91];[.$M91:.$Q91];)" office:value-type="float" office:value="1" calcext:value-type="float">
            <text:p>1</text:p>
          </table:table-cell>
          <table:table-cell table:formula="of:=RANK([.N91];[.$M91:.$Q91];)" office:value-type="float" office:value="4" calcext:value-type="float">
            <text:p>4</text:p>
          </table:table-cell>
          <table:table-cell table:formula="of:=RANK([.O91];[.$M91:.$Q91];)" office:value-type="float" office:value="5" calcext:value-type="float">
            <text:p>5</text:p>
          </table:table-cell>
          <table:table-cell table:formula="of:=RANK([.P91];[.$M91:.$Q91];)" office:value-type="float" office:value="2" calcext:value-type="float">
            <text:p>2</text:p>
          </table:table-cell>
          <table:table-cell table:formula="of:=RANK([.Q91];[.$M91:.$Q91];)" office:value-type="float" office:value="3" calcext:value-type="float">
            <text:p>3</text:p>
          </table:table-cell>
          <table:table-cell table:formula="of:=RANK([.R91];[.$R91:.$V91];)" office:value-type="float" office:value="1" calcext:value-type="float">
            <text:p>1</text:p>
          </table:table-cell>
          <table:table-cell table:formula="of:=RANK([.S91];[.$R91:.$V91];)" office:value-type="float" office:value="3" calcext:value-type="float">
            <text:p>3</text:p>
          </table:table-cell>
          <table:table-cell table:formula="of:=RANK([.T91];[.$R91:.$V91];)" office:value-type="float" office:value="4" calcext:value-type="float">
            <text:p>4</text:p>
          </table:table-cell>
          <table:table-cell table:formula="of:=RANK([.U91];[.$R91:.$V91];)" office:value-type="float" office:value="2" calcext:value-type="float">
            <text:p>2</text:p>
          </table:table-cell>
          <table:table-cell table:formula="of:=RANK([.V91];[.$R91:.$V91];)" office:value-type="float" office:value="5" calcext:value-type="float">
            <text:p>5</text:p>
          </table:table-cell>
          <table:table-cell table:formula="of:=RANK([.W91];[.$W91:.$AA91];)" office:value-type="float" office:value="5" calcext:value-type="float">
            <text:p>5</text:p>
          </table:table-cell>
          <table:table-cell table:formula="of:=RANK([.X91];[.$W91:.$AA91];)" office:value-type="float" office:value="1" calcext:value-type="float">
            <text:p>1</text:p>
          </table:table-cell>
          <table:table-cell table:formula="of:=RANK([.Y91];[.$W91:.$AA91];)" office:value-type="float" office:value="2" calcext:value-type="float">
            <text:p>2</text:p>
          </table:table-cell>
          <table:table-cell table:formula="of:=RANK([.Z91];[.$W91:.$AA91];)" office:value-type="float" office:value="3" calcext:value-type="float">
            <text:p>3</text:p>
          </table:table-cell>
          <table:table-cell table:formula="of:=RANK([.AA91];[.$W91:.$AA91];)" office:value-type="float" office:value="4" calcext:value-type="float">
            <text:p>4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92]; OFFSET([.$C92]; 0; 0; 1; 5))" office:value-type="float" office:value="3" calcext:value-type="float">
            <text:p>3</text:p>
          </table:table-cell>
          <table:table-cell table:formula="of:=RANK([.D92]; OFFSET([.$C92]; 0; 0; 1; 5))" office:value-type="float" office:value="4" calcext:value-type="float">
            <text:p>4</text:p>
          </table:table-cell>
          <table:table-cell table:formula="of:=RANK([.E92]; OFFSET([.$C92]; 0; 0; 1; 5))" office:value-type="float" office:value="2" calcext:value-type="float">
            <text:p>2</text:p>
          </table:table-cell>
          <table:table-cell table:formula="of:=RANK([.F92]; OFFSET([.$C92]; 0; 0; 1; 5))" office:value-type="float" office:value="5" calcext:value-type="float">
            <text:p>5</text:p>
          </table:table-cell>
          <table:table-cell table:formula="of:=RANK([.G92]; OFFSET([.$C92]; 0; 0; 1; 5))" office:value-type="float" office:value="1" calcext:value-type="float">
            <text:p>1</text:p>
          </table:table-cell>
          <table:table-cell table:formula="of:=RANK([.H92];[.$H92:.$L92];)" office:value-type="float" office:value="3" calcext:value-type="float">
            <text:p>3</text:p>
          </table:table-cell>
          <table:table-cell table:formula="of:=RANK([.I92];[.$H92:.$L92];)" office:value-type="float" office:value="4" calcext:value-type="float">
            <text:p>4</text:p>
          </table:table-cell>
          <table:table-cell table:formula="of:=RANK([.J92];[.$H92:.$L92];)" office:value-type="float" office:value="5" calcext:value-type="float">
            <text:p>5</text:p>
          </table:table-cell>
          <table:table-cell table:formula="of:=RANK([.K92];[.$H92:.$L92];)" office:value-type="float" office:value="2" calcext:value-type="float">
            <text:p>2</text:p>
          </table:table-cell>
          <table:table-cell table:formula="of:=RANK([.L92];[.$H92:.$L92];)" office:value-type="float" office:value="1" calcext:value-type="float">
            <text:p>1</text:p>
          </table:table-cell>
          <table:table-cell table:formula="of:=RANK([.M92];[.$M92:.$Q92];)" office:value-type="float" office:value="1" calcext:value-type="float">
            <text:p>1</text:p>
          </table:table-cell>
          <table:table-cell table:formula="of:=RANK([.N92];[.$M92:.$Q92];)" office:value-type="float" office:value="4" calcext:value-type="float">
            <text:p>4</text:p>
          </table:table-cell>
          <table:table-cell table:formula="of:=RANK([.O92];[.$M92:.$Q92];)" office:value-type="float" office:value="5" calcext:value-type="float">
            <text:p>5</text:p>
          </table:table-cell>
          <table:table-cell table:formula="of:=RANK([.P92];[.$M92:.$Q92];)" office:value-type="float" office:value="3" calcext:value-type="float">
            <text:p>3</text:p>
          </table:table-cell>
          <table:table-cell table:formula="of:=RANK([.Q92];[.$M92:.$Q92];)" office:value-type="float" office:value="2" calcext:value-type="float">
            <text:p>2</text:p>
          </table:table-cell>
          <table:table-cell table:formula="of:=RANK([.R92];[.$R92:.$V92];)" office:value-type="float" office:value="1" calcext:value-type="float">
            <text:p>1</text:p>
          </table:table-cell>
          <table:table-cell table:formula="of:=RANK([.S92];[.$R92:.$V92];)" office:value-type="float" office:value="4" calcext:value-type="float">
            <text:p>4</text:p>
          </table:table-cell>
          <table:table-cell table:formula="of:=RANK([.T92];[.$R92:.$V92];)" office:value-type="float" office:value="5" calcext:value-type="float">
            <text:p>5</text:p>
          </table:table-cell>
          <table:table-cell table:formula="of:=RANK([.U92];[.$R92:.$V92];)" office:value-type="float" office:value="2" calcext:value-type="float">
            <text:p>2</text:p>
          </table:table-cell>
          <table:table-cell table:formula="of:=RANK([.V92];[.$R92:.$V92];)" office:value-type="float" office:value="3" calcext:value-type="float">
            <text:p>3</text:p>
          </table:table-cell>
          <table:table-cell table:formula="of:=RANK([.W92];[.$W92:.$AA92];)" office:value-type="float" office:value="4" calcext:value-type="float">
            <text:p>4</text:p>
          </table:table-cell>
          <table:table-cell table:formula="of:=RANK([.X92];[.$W92:.$AA92];)" office:value-type="float" office:value="1" calcext:value-type="float">
            <text:p>1</text:p>
          </table:table-cell>
          <table:table-cell table:formula="of:=RANK([.Y92];[.$W92:.$AA92];)" office:value-type="float" office:value="2" calcext:value-type="float">
            <text:p>2</text:p>
          </table:table-cell>
          <table:table-cell table:formula="of:=RANK([.Z92];[.$W92:.$AA92];)" office:value-type="float" office:value="5" calcext:value-type="float">
            <text:p>5</text:p>
          </table:table-cell>
          <table:table-cell table:formula="of:=RANK([.AA92];[.$W92:.$AA92];)" office:value-type="float" office:value="3" calcext:value-type="float">
            <text:p>3</text:p>
          </table:table-cell>
          <table:table-cell/>
          <table:table-cell table:style-name="ce989"/>
          <table:table-cell table:style-name="ce495" table:number-columns-repeated="3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formula="of:=RANK([.C93]; OFFSET([.$C93]; 0; 0; 1; 5))" office:value-type="float" office:value="5" calcext:value-type="float">
            <text:p>5</text:p>
          </table:table-cell>
          <table:table-cell table:formula="of:=RANK([.D93]; OFFSET([.$C93]; 0; 0; 1; 5))" office:value-type="float" office:value="3" calcext:value-type="float">
            <text:p>3</text:p>
          </table:table-cell>
          <table:table-cell table:formula="of:=RANK([.E93]; OFFSET([.$C93]; 0; 0; 1; 5))" office:value-type="float" office:value="2" calcext:value-type="float">
            <text:p>2</text:p>
          </table:table-cell>
          <table:table-cell table:formula="of:=RANK([.F93]; OFFSET([.$C93]; 0; 0; 1; 5))" office:value-type="float" office:value="4" calcext:value-type="float">
            <text:p>4</text:p>
          </table:table-cell>
          <table:table-cell table:formula="of:=RANK([.G93]; OFFSET([.$C93]; 0; 0; 1; 5))" office:value-type="float" office:value="1" calcext:value-type="float">
            <text:p>1</text:p>
          </table:table-cell>
          <table:table-cell table:formula="of:=RANK([.H93];[.$H93:.$L93];)" office:value-type="float" office:value="5" calcext:value-type="float">
            <text:p>5</text:p>
          </table:table-cell>
          <table:table-cell table:formula="of:=RANK([.I93];[.$H93:.$L93];)" office:value-type="float" office:value="2" calcext:value-type="float">
            <text:p>2</text:p>
          </table:table-cell>
          <table:table-cell table:formula="of:=RANK([.J93];[.$H93:.$L93];)" office:value-type="float" office:value="3" calcext:value-type="float">
            <text:p>3</text:p>
          </table:table-cell>
          <table:table-cell table:formula="of:=RANK([.K93];[.$H93:.$L93];)" office:value-type="float" office:value="4" calcext:value-type="float">
            <text:p>4</text:p>
          </table:table-cell>
          <table:table-cell table:formula="of:=RANK([.L93];[.$H93:.$L93];)" office:value-type="float" office:value="1" calcext:value-type="float">
            <text:p>1</text:p>
          </table:table-cell>
          <table:table-cell table:formula="of:=RANK([.M93];[.$M93:.$Q93];)" office:value-type="float" office:value="2" calcext:value-type="float">
            <text:p>2</text:p>
          </table:table-cell>
          <table:table-cell table:formula="of:=RANK([.N93];[.$M93:.$Q93];)" office:value-type="float" office:value="3" calcext:value-type="float">
            <text:p>3</text:p>
          </table:table-cell>
          <table:table-cell table:formula="of:=RANK([.O93];[.$M93:.$Q93];)" office:value-type="float" office:value="5" calcext:value-type="float">
            <text:p>5</text:p>
          </table:table-cell>
          <table:table-cell table:formula="of:=RANK([.P93];[.$M93:.$Q93];)" office:value-type="float" office:value="1" calcext:value-type="float">
            <text:p>1</text:p>
          </table:table-cell>
          <table:table-cell table:formula="of:=RANK([.Q93];[.$M93:.$Q93];)" office:value-type="float" office:value="4" calcext:value-type="float">
            <text:p>4</text:p>
          </table:table-cell>
          <table:table-cell table:formula="of:=RANK([.R93];[.$R93:.$V93];)" office:value-type="float" office:value="1" calcext:value-type="float">
            <text:p>1</text:p>
          </table:table-cell>
          <table:table-cell table:formula="of:=RANK([.S93];[.$R93:.$V93];)" office:value-type="float" office:value="3" calcext:value-type="float">
            <text:p>3</text:p>
          </table:table-cell>
          <table:table-cell table:formula="of:=RANK([.T93];[.$R93:.$V93];)" office:value-type="float" office:value="4" calcext:value-type="float">
            <text:p>4</text:p>
          </table:table-cell>
          <table:table-cell table:formula="of:=RANK([.U93];[.$R93:.$V93];)" office:value-type="float" office:value="2" calcext:value-type="float">
            <text:p>2</text:p>
          </table:table-cell>
          <table:table-cell table:formula="of:=RANK([.V93];[.$R93:.$V93];)" office:value-type="float" office:value="5" calcext:value-type="float">
            <text:p>5</text:p>
          </table:table-cell>
          <table:table-cell table:formula="of:=RANK([.W93];[.$W93:.$AA93];)" office:value-type="float" office:value="2" calcext:value-type="float">
            <text:p>2</text:p>
          </table:table-cell>
          <table:table-cell table:formula="of:=RANK([.X93];[.$W93:.$AA93];)" office:value-type="float" office:value="3" calcext:value-type="float">
            <text:p>3</text:p>
          </table:table-cell>
          <table:table-cell table:formula="of:=RANK([.Y93];[.$W93:.$AA93];)" office:value-type="float" office:value="5" calcext:value-type="float">
            <text:p>5</text:p>
          </table:table-cell>
          <table:table-cell table:formula="of:=RANK([.Z93];[.$W93:.$AA93];)" office:value-type="float" office:value="1" calcext:value-type="float">
            <text:p>1</text:p>
          </table:table-cell>
          <table:table-cell table:formula="of:=RANK([.AA93];[.$W93:.$AA93];)" office:value-type="float" office:value="4" calcext:value-type="float">
            <text:p>4</text:p>
          </table:table-cell>
          <table:table-cell/>
          <table:table-cell table:style-name="ce989"/>
          <table:table-cell table:style-name="ce495" table:number-columns-repeated="3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94]; OFFSET([.$C94]; 0; 0; 1; 5))" office:value-type="float" office:value="1" calcext:value-type="float">
            <text:p>1</text:p>
          </table:table-cell>
          <table:table-cell table:formula="of:=RANK([.D94]; OFFSET([.$C94]; 0; 0; 1; 5))" office:value-type="float" office:value="3" calcext:value-type="float">
            <text:p>3</text:p>
          </table:table-cell>
          <table:table-cell table:formula="of:=RANK([.E94]; OFFSET([.$C94]; 0; 0; 1; 5))" office:value-type="float" office:value="4" calcext:value-type="float">
            <text:p>4</text:p>
          </table:table-cell>
          <table:table-cell table:formula="of:=RANK([.F94]; OFFSET([.$C94]; 0; 0; 1; 5))" office:value-type="float" office:value="5" calcext:value-type="float">
            <text:p>5</text:p>
          </table:table-cell>
          <table:table-cell table:formula="of:=RANK([.G94]; OFFSET([.$C94]; 0; 0; 1; 5))" office:value-type="float" office:value="2" calcext:value-type="float">
            <text:p>2</text:p>
          </table:table-cell>
          <table:table-cell table:formula="of:=RANK([.H94];[.$H94:.$L94];)" office:value-type="float" office:value="1" calcext:value-type="float">
            <text:p>1</text:p>
          </table:table-cell>
          <table:table-cell table:formula="of:=RANK([.I94];[.$H94:.$L94];)" office:value-type="float" office:value="3" calcext:value-type="float">
            <text:p>3</text:p>
          </table:table-cell>
          <table:table-cell table:formula="of:=RANK([.J94];[.$H94:.$L94];)" office:value-type="float" office:value="4" calcext:value-type="float">
            <text:p>4</text:p>
          </table:table-cell>
          <table:table-cell table:formula="of:=RANK([.K94];[.$H94:.$L94];)" office:value-type="float" office:value="5" calcext:value-type="float">
            <text:p>5</text:p>
          </table:table-cell>
          <table:table-cell table:formula="of:=RANK([.L94];[.$H94:.$L94];)" office:value-type="float" office:value="2" calcext:value-type="float">
            <text:p>2</text:p>
          </table:table-cell>
          <table:table-cell table:formula="of:=RANK([.M94];[.$M94:.$Q94];)" office:value-type="float" office:value="2" calcext:value-type="float">
            <text:p>2</text:p>
          </table:table-cell>
          <table:table-cell table:formula="of:=RANK([.N94];[.$M94:.$Q94];)" office:value-type="float" office:value="4" calcext:value-type="float">
            <text:p>4</text:p>
          </table:table-cell>
          <table:table-cell table:formula="of:=RANK([.O94];[.$M94:.$Q94];)" office:value-type="float" office:value="5" calcext:value-type="float">
            <text:p>5</text:p>
          </table:table-cell>
          <table:table-cell table:formula="of:=RANK([.P94];[.$M94:.$Q94];)" office:value-type="float" office:value="1" calcext:value-type="float">
            <text:p>1</text:p>
          </table:table-cell>
          <table:table-cell table:formula="of:=RANK([.Q94];[.$M94:.$Q94];)" office:value-type="float" office:value="3" calcext:value-type="float">
            <text:p>3</text:p>
          </table:table-cell>
          <table:table-cell table:formula="of:=RANK([.R94];[.$R94:.$V94];)" office:value-type="float" office:value="1" calcext:value-type="float">
            <text:p>1</text:p>
          </table:table-cell>
          <table:table-cell table:formula="of:=RANK([.S94];[.$R94:.$V94];)" office:value-type="float" office:value="4" calcext:value-type="float">
            <text:p>4</text:p>
          </table:table-cell>
          <table:table-cell table:formula="of:=RANK([.T94];[.$R94:.$V94];)" office:value-type="float" office:value="5" calcext:value-type="float">
            <text:p>5</text:p>
          </table:table-cell>
          <table:table-cell table:formula="of:=RANK([.U94];[.$R94:.$V94];)" office:value-type="float" office:value="2" calcext:value-type="float">
            <text:p>2</text:p>
          </table:table-cell>
          <table:table-cell table:formula="of:=RANK([.V94];[.$R94:.$V94];)" office:value-type="float" office:value="3" calcext:value-type="float">
            <text:p>3</text:p>
          </table:table-cell>
          <table:table-cell table:formula="of:=RANK([.W94];[.$W94:.$AA94];)" office:value-type="float" office:value="1" calcext:value-type="float">
            <text:p>1</text:p>
          </table:table-cell>
          <table:table-cell table:formula="of:=RANK([.X94];[.$W94:.$AA94];)" office:value-type="float" office:value="3" calcext:value-type="float">
            <text:p>3</text:p>
          </table:table-cell>
          <table:table-cell table:formula="of:=RANK([.Y94];[.$W94:.$AA94];)" office:value-type="float" office:value="5" calcext:value-type="float">
            <text:p>5</text:p>
          </table:table-cell>
          <table:table-cell table:formula="of:=RANK([.Z94];[.$W94:.$AA94];)" office:value-type="float" office:value="2" calcext:value-type="float">
            <text:p>2</text:p>
          </table:table-cell>
          <table:table-cell table:formula="of:=RANK([.AA94];[.$W94:.$AA94];)" office:value-type="float" office:value="4" calcext:value-type="float">
            <text:p>4</text:p>
          </table:table-cell>
          <table:table-cell/>
          <table:table-cell table:style-name="ce989"/>
          <table:table-cell table:style-name="ce495" table:number-columns-repeated="3"/>
          <table:table-cell table:number-columns-repeated="16352"/>
        </table:table-row>
        <table:table-row table:style-name="ro1">
          <table:table-cell table:number-columns-repeated="28"/>
          <table:table-cell table:style-name="ce989"/>
          <table:table-cell table:style-name="ce495" table:number-columns-repeated="3"/>
          <table:table-cell table:number-columns-repeated="16352"/>
        </table:table-row>
        <table:table-row table:style-name="ro1">
          <table:table-cell office:value-type="float" office:value="596657" calcext:value-type="float">
            <text:p>596657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989"/>
          <table:table-cell table:style-name="ce495" table:number-columns-repeated="3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989"/>
          <table:table-cell table:style-name="ce495" table:number-columns-repeated="3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style-name="ce2" office:value-type="float" office:value="-642.930694416106" calcext:value-type="float">
            <text:p>-642,930694416106</text:p>
          </table:table-cell>
          <table:table-cell table:style-name="ce19" office:value-type="float" office:value="6.32864041352105" calcext:value-type="float">
            <text:p>6,32864041352105</text:p>
          </table:table-cell>
          <table:table-cell table:style-name="ce19" office:value-type="float" office:value="6.42181867646058" calcext:value-type="float">
            <text:p>6,42181867646058</text:p>
          </table:table-cell>
          <table:table-cell table:style-name="ce67" office:value-type="float" office:value="13.7155682513773" calcext:value-type="float">
            <text:p>13,7155682513773</text:p>
          </table:table-cell>
          <table:table-cell table:style-name="ce30" office:value-type="float" office:value="5.5621301775148" calcext:value-type="float">
            <text:p>5,5621301775148</text:p>
          </table:table-cell>
          <table:table-cell table:style-name="ce2" office:value-type="float" office:value="-1680.68649457538" calcext:value-type="float">
            <text:p>-1680,68649457538</text:p>
          </table:table-cell>
          <table:table-cell table:style-name="ce9" office:value-type="float" office:value="8.73643845866068" calcext:value-type="float">
            <text:p>8,73643845866068</text:p>
          </table:table-cell>
          <table:table-cell table:style-name="ce7" office:value-type="float" office:value="6.67368125701459" calcext:value-type="float">
            <text:p>6,67368125701459</text:p>
          </table:table-cell>
          <table:table-cell table:style-name="ce5" office:value-type="float" office:value="22.0608866442199" calcext:value-type="float">
            <text:p>22,0608866442199</text:p>
          </table:table-cell>
          <table:table-cell table:style-name="ce10" office:value-type="float" office:value="11.5333894500561" calcext:value-type="float">
            <text:p>11,5333894500561</text:p>
          </table:table-cell>
          <table:table-cell table:style-name="ce2" office:value-type="float" office:value="-1758.80654011568" calcext:value-type="float">
            <text:p>-1758,80654011568</text:p>
          </table:table-cell>
          <table:table-cell table:style-name="ce11" office:value-type="float" office:value="6.52429680162143" calcext:value-type="float">
            <text:p>6,52429680162143</text:p>
          </table:table-cell>
          <table:table-cell table:style-name="ce17" office:value-type="float" office:value="5.66414553363982" calcext:value-type="float">
            <text:p>5,66414553363982</text:p>
          </table:table-cell>
          <table:table-cell table:style-name="ce252" office:value-type="float" office:value="-141.241287260863" calcext:value-type="float">
            <text:p>-141,241287260863</text:p>
          </table:table-cell>
          <table:table-cell table:style-name="ce186" office:value-type="float" office:value="-146.488209995551" calcext:value-type="float">
            <text:p>-146,488209995551</text:p>
          </table:table-cell>
          <table:table-cell table:style-name="ce2" office:value-type="float" office:value="-995.491002489679" calcext:value-type="float">
            <text:p>-995,491002489679</text:p>
          </table:table-cell>
          <table:table-cell table:style-name="ce9" office:value-type="float" office:value="9.2855567111028" calcext:value-type="float">
            <text:p>9,2855567111028</text:p>
          </table:table-cell>
          <table:table-cell table:style-name="ce18" office:value-type="float" office:value="6.66256972676562" calcext:value-type="float">
            <text:p>6,66256972676562</text:p>
          </table:table-cell>
          <table:table-cell table:style-name="ce5" office:value-type="float" office:value="17.5695691910119" calcext:value-type="float">
            <text:p>17,5695691910119</text:p>
          </table:table-cell>
          <table:table-cell table:style-name="ce101" office:value-type="float" office:value="-90.9586839368441" calcext:value-type="float">
            <text:p>-90,9586839368441</text:p>
          </table:table-cell>
          <table:table-cell table:style-name="ce2" office:value-type="float" office:value="-1848.93846824572" calcext:value-type="float">
            <text:p>-1848,93846824572</text:p>
          </table:table-cell>
          <table:table-cell table:style-name="ce54" office:value-type="float" office:value="102.729542169826" calcext:value-type="float">
            <text:p>102,729542169826</text:p>
          </table:table-cell>
          <table:table-cell table:style-name="ce226" office:value-type="float" office:value="47.4277660324171" calcext:value-type="float">
            <text:p>47,4277660324171</text:p>
          </table:table-cell>
          <table:table-cell table:style-name="ce5" office:value-type="float" office:value="219.472772661578" calcext:value-type="float">
            <text:p>219,472772661578</text:p>
          </table:table-cell>
          <table:table-cell table:style-name="ce307" office:value-type="float" office:value="76.5730820224316" calcext:value-type="float">
            <text:p>76,5730820224316</text:p>
          </table:table-cell>
          <table:table-cell/>
          <table:table-cell table:style-name="ce989"/>
          <table:table-cell table:style-name="ce495" table:number-columns-repeated="3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18" office:value-type="float" office:value="12.932734816024" calcext:value-type="float">
            <text:p>12,932734816024</text:p>
          </table:table-cell>
          <table:table-cell table:style-name="ce19" office:value-type="float" office:value="6.33204108005169" calcext:value-type="float">
            <text:p>6,33204108005169</text:p>
          </table:table-cell>
          <table:table-cell table:style-name="ce19" office:value-type="float" office:value="6.36332721213358" calcext:value-type="float">
            <text:p>6,36332721213358</text:p>
          </table:table-cell>
          <table:table-cell table:style-name="ce7" office:value-type="float" office:value="13.3142896007618" calcext:value-type="float">
            <text:p>13,3142896007618</text:p>
          </table:table-cell>
          <table:table-cell table:style-name="ce5" office:value-type="float" office:value="19.686458545875" calcext:value-type="float">
            <text:p>19,686458545875</text:p>
          </table:table-cell>
          <table:table-cell table:style-name="ce5" office:value-type="float" office:value="21.3196782641227" calcext:value-type="float">
            <text:p>21,3196782641227</text:p>
          </table:table-cell>
          <table:table-cell table:style-name="ce9" office:value-type="float" office:value="8.9305087916199" calcext:value-type="float">
            <text:p>8,9305087916199</text:p>
          </table:table-cell>
          <table:table-cell table:style-name="ce7" office:value-type="float" office:value="6.67368125701459" calcext:value-type="float">
            <text:p>6,67368125701459</text:p>
          </table:table-cell>
          <table:table-cell table:style-name="ce24" office:value-type="float" office:value="20.3610175832398" calcext:value-type="float">
            <text:p>20,3610175832398</text:p>
          </table:table-cell>
          <table:table-cell table:style-name="ce34" office:value-type="float" office:value="-53.352506546951" calcext:value-type="float">
            <text:p>-53,352506546951</text:p>
          </table:table-cell>
          <table:table-cell table:style-name="ce5" office:value-type="float" office:value="9.77210934796579" calcext:value-type="float">
            <text:p>9,77210934796579</text:p>
          </table:table-cell>
          <table:table-cell table:style-name="ce23" office:value-type="float" office:value="-67.6523802461812" calcext:value-type="float">
            <text:p>-67,6523802461812</text:p>
          </table:table-cell>
          <table:table-cell table:style-name="ce17" office:value-type="float" office:value="5.69232290276336" calcext:value-type="float">
            <text:p>5,69232290276336</text:p>
          </table:table-cell>
          <table:table-cell table:style-name="ce252" office:value-type="float" office:value="-142.494933016956" calcext:value-type="float">
            <text:p>-142,494933016956</text:p>
          </table:table-cell>
          <table:table-cell table:style-name="ce281" office:value-type="float" office:value="-658.457659795343" calcext:value-type="float">
            <text:p>-658,457659795343</text:p>
          </table:table-cell>
          <table:table-cell table:style-name="ce11" office:value-type="float" office:value="16.3483659512779" calcext:value-type="float">
            <text:p>16,3483659512779</text:p>
          </table:table-cell>
          <table:table-cell table:style-name="ce9" office:value-type="float" office:value="9.223787463364" calcext:value-type="float">
            <text:p>9,223787463364</text:p>
          </table:table-cell>
          <table:table-cell table:style-name="ce18" office:value-type="float" office:value="6.66256972676562" calcext:value-type="float">
            <text:p>6,66256972676562</text:p>
          </table:table-cell>
          <table:table-cell table:style-name="ce24" office:value-type="float" office:value="15.8299454791844" calcext:value-type="float">
            <text:p>15,8299454791844</text:p>
          </table:table-cell>
          <table:table-cell table:style-name="ce62" office:value-type="float" office:value="-123.369575493996" calcext:value-type="float">
            <text:p>-123,369575493996</text:p>
          </table:table-cell>
          <table:table-cell table:style-name="ce58" office:value-type="float" office:value="138.220757038258" calcext:value-type="float">
            <text:p>138,220757038258</text:p>
          </table:table-cell>
          <table:table-cell table:style-name="ce54" office:value-type="float" office:value="102.667072777439" calcext:value-type="float">
            <text:p>102,667072777439</text:p>
          </table:table-cell>
          <table:table-cell table:style-name="ce226" office:value-type="float" office:value="47.4277660324171" calcext:value-type="float">
            <text:p>47,4277660324171</text:p>
          </table:table-cell>
          <table:table-cell table:style-name="ce22" office:value-type="float" office:value="210.888068704387" calcext:value-type="float">
            <text:p>210,888068704387</text:p>
          </table:table-cell>
          <table:table-cell table:style-name="ce28" office:value-type="float" office:value="212.693111644629" calcext:value-type="float">
            <text:p>212,693111644629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style-name="ce2" office:value-type="float" office:value="-391.197714752091" calcext:value-type="float">
            <text:p>-391,197714752091</text:p>
          </table:table-cell>
          <table:table-cell table:style-name="ce9" office:value-type="float" office:value="8.84037271305176" calcext:value-type="float">
            <text:p>8,84037271305176</text:p>
          </table:table-cell>
          <table:table-cell table:style-name="ce48" office:value-type="float" office:value="3.04767734475957" calcext:value-type="float">
            <text:p>3,04767734475957</text:p>
          </table:table-cell>
          <table:table-cell table:style-name="ce5" office:value-type="float" office:value="12.2628035094879" calcext:value-type="float">
            <text:p>12,2628035094879</text:p>
          </table:table-cell>
          <table:table-cell table:style-name="ce6" office:value-type="float" office:value="5.6593892402911" calcext:value-type="float">
            <text:p>5,6593892402911</text:p>
          </table:table-cell>
          <table:table-cell table:style-name="ce2" office:value-type="float" office:value="-103.432940516274" calcext:value-type="float">
            <text:p>-103,432940516274</text:p>
          </table:table-cell>
          <table:table-cell table:style-name="ce3" office:value-type="float" office:value="4.15731387953603" calcext:value-type="float">
            <text:p>4,15731387953603</text:p>
          </table:table-cell>
          <table:table-cell table:style-name="ce5" office:value-type="float" office:value="4.2578563411896" calcext:value-type="float">
            <text:p>4,2578563411896</text:p>
          </table:table-cell>
          <table:table-cell table:style-name="ce22" office:value-type="float" office:value="3.77805836139165" calcext:value-type="float">
            <text:p>3,77805836139165</text:p>
          </table:table-cell>
          <table:table-cell table:style-name="ce19" office:value-type="float" office:value="2.23297792742237" calcext:value-type="float">
            <text:p>2,23297792742237</text:p>
          </table:table-cell>
          <table:table-cell table:style-name="ce165" office:value-type="float" office:value="-18.2253200850265" calcext:value-type="float">
            <text:p>-18,2253200850265</text:p>
          </table:table-cell>
          <table:table-cell table:style-name="ce9" office:value-type="float" office:value="3.93346186168372" calcext:value-type="float">
            <text:p>3,93346186168372</text:p>
          </table:table-cell>
          <table:table-cell table:style-name="ce5" office:value-type="float" office:value="4.46438281674823" calcext:value-type="float">
            <text:p>4,46438281674823</text:p>
          </table:table-cell>
          <table:table-cell table:style-name="ce18" office:value-type="float" office:value="3.688269316328" calcext:value-type="float">
            <text:p>3,688269316328</text:p>
          </table:table-cell>
          <table:table-cell table:style-name="ce100" office:value-type="float" office:value="2.25715556873795" calcext:value-type="float">
            <text:p>2,25715556873795</text:p>
          </table:table-cell>
          <table:table-cell table:style-name="ce100" office:value-type="float" office:value="3.38470265670795" calcext:value-type="float">
            <text:p>3,38470265670795</text:p>
          </table:table-cell>
          <table:table-cell table:style-name="ce92" office:value-type="float" office:value="-22.2076203082159" calcext:value-type="float">
            <text:p>-22,2076203082159</text:p>
          </table:table-cell>
          <table:table-cell table:style-name="ce348" office:value-type="float" office:value="-44.4883552362043" calcext:value-type="float">
            <text:p>-44,4883552362043</text:p>
          </table:table-cell>
          <table:table-cell table:style-name="ce5" office:value-type="float" office:value="6.08206485771013" calcext:value-type="float">
            <text:p>6,08206485771013</text:p>
          </table:table-cell>
          <table:table-cell table:style-name="ce27" office:value-type="float" office:value="3.79124515458069" calcext:value-type="float">
            <text:p>3,79124515458069</text:p>
          </table:table-cell>
          <table:table-cell table:style-name="ce429" office:value-type="float" office:value="148.249602847553" calcext:value-type="float">
            <text:p>148,249602847553</text:p>
          </table:table-cell>
          <table:table-cell table:style-name="ce399" office:value-type="float" office:value="188.66962888642" calcext:value-type="float">
            <text:p>188,66962888642</text:p>
          </table:table-cell>
          <table:table-cell table:style-name="ce2" office:value-type="float" office:value="135.158801256555" calcext:value-type="float">
            <text:p>135,158801256555</text:p>
          </table:table-cell>
          <table:table-cell table:style-name="ce5" office:value-type="float" office:value="205.95262837281" calcext:value-type="float">
            <text:p>205,95262837281</text:p>
          </table:table-cell>
          <table:table-cell table:style-name="ce113" office:value-type="float" office:value="156.788051982179" calcext:value-type="float">
            <text:p>156,788051982179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4" office:value-type="float" office:value="7.12507651499694" calcext:value-type="float">
            <text:p>7,12507651499694</text:p>
          </table:table-cell>
          <table:table-cell table:style-name="ce37" office:value-type="float" office:value="-91.8656056587091" calcext:value-type="float">
            <text:p>-91,8656056587091</text:p>
          </table:table-cell>
          <table:table-cell table:style-name="ce27" office:value-type="float" office:value="2.24035911038563" calcext:value-type="float">
            <text:p>2,24035911038563</text:p>
          </table:table-cell>
          <table:table-cell table:style-name="ce5" office:value-type="float" office:value="12.3097327076107" calcext:value-type="float">
            <text:p>12,3097327076107</text:p>
          </table:table-cell>
          <table:table-cell table:style-name="ce85" office:value-type="float" office:value="-189.256614296402" calcext:value-type="float">
            <text:p>-189,256614296402</text:p>
          </table:table-cell>
          <table:table-cell table:style-name="ce100" office:value-type="float" office:value="1.08679386457167" calcext:value-type="float">
            <text:p>1,08679386457167</text:p>
          </table:table-cell>
          <table:table-cell table:style-name="ce8" office:value-type="float" office:value="3.72708567153011" calcext:value-type="float">
            <text:p>3,72708567153011</text:p>
          </table:table-cell>
          <table:table-cell table:style-name="ce31" office:value-type="float" office:value="3.99644594089039" calcext:value-type="float">
            <text:p>3,99644594089039</text:p>
          </table:table-cell>
          <table:table-cell table:style-name="ce8" office:value-type="float" office:value="3.70791245791244" calcext:value-type="float">
            <text:p>3,70791245791244</text:p>
          </table:table-cell>
          <table:table-cell table:style-name="ce16" office:value-type="float" office:value="2.97371866816308" calcext:value-type="float">
            <text:p>2,97371866816308</text:p>
          </table:table-cell>
          <table:table-cell table:style-name="ce18" office:value-type="float" office:value="3.68332591823615" calcext:value-type="float">
            <text:p>3,68332591823615</text:p>
          </table:table-cell>
          <table:table-cell table:style-name="ce18" office:value-type="float" office:value="3.66256364625043" calcext:value-type="float">
            <text:p>3,66256364625043</text:p>
          </table:table-cell>
          <table:table-cell table:style-name="ce28" office:value-type="float" office:value="4.18952988284146" calcext:value-type="float">
            <text:p>4,18952988284146</text:p>
          </table:table-cell>
          <table:table-cell table:style-name="ce18" office:value-type="float" office:value="3.69074101537392" calcext:value-type="float">
            <text:p>3,69074101537392</text:p>
          </table:table-cell>
          <table:table-cell table:style-name="ce2" office:value-type="float" office:value="-70.4157397795244" calcext:value-type="float">
            <text:p>-70,4157397795244</text:p>
          </table:table-cell>
          <table:table-cell table:style-name="ce5" office:value-type="float" office:value="6.15990671582994" calcext:value-type="float">
            <text:p>6,15990671582994</text:p>
          </table:table-cell>
          <table:table-cell table:style-name="ce2" office:value-type="float" office:value="-88.4289811225615" calcext:value-type="float">
            <text:p>-88,4289811225615</text:p>
          </table:table-cell>
          <table:table-cell table:style-name="ce348" office:value-type="float" office:value="-44.4883552362043" calcext:value-type="float">
            <text:p>-44,4883552362043</text:p>
          </table:table-cell>
          <table:table-cell table:style-name="ce3" office:value-type="float" office:value="6.07891336547855" calcext:value-type="float">
            <text:p>6,07891336547855</text:p>
          </table:table-cell>
          <table:table-cell table:style-name="ce22" office:value-type="float" office:value="5.85074532791277" calcext:value-type="float">
            <text:p>5,85074532791277</text:p>
          </table:table-cell>
          <table:table-cell table:style-name="ce28" office:value-type="float" office:value="205.743481324877" calcext:value-type="float">
            <text:p>205,743481324877</text:p>
          </table:table-cell>
          <table:table-cell table:style-name="ce399" office:value-type="float" office:value="188.66962888642" calcext:value-type="float">
            <text:p>188,66962888642</text:p>
          </table:table-cell>
          <table:table-cell table:style-name="ce2" office:value-type="float" office:value="135.158801256555" calcext:value-type="float">
            <text:p>135,158801256555</text:p>
          </table:table-cell>
          <table:table-cell table:style-name="ce123" office:value-type="float" office:value="200.736971608079" calcext:value-type="float">
            <text:p>200,736971608079</text:p>
          </table:table-cell>
          <table:table-cell table:style-name="ce48" office:value-type="float" office:value="204.268104776579" calcext:value-type="float">
            <text:p>204,268104776579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style-name="ce2" office:value-type="float" office:value="-2558.01129021288" calcext:value-type="float">
            <text:p>-2558,01129021288</text:p>
          </table:table-cell>
          <table:table-cell table:style-name="ce22" office:value-type="float" office:value="24.5684554172618" calcext:value-type="float">
            <text:p>24,5684554172618</text:p>
          </table:table-cell>
          <table:table-cell table:style-name="ce17" office:value-type="float" office:value="27.7528395565531" calcext:value-type="float">
            <text:p>27,7528395565531</text:p>
          </table:table-cell>
          <table:table-cell table:style-name="ce17" office:value-type="float" office:value="26.2130177514793" calcext:value-type="float">
            <text:p>26,2130177514793</text:p>
          </table:table-cell>
          <table:table-cell table:style-name="ce5" office:value-type="float" office:value="33.3448955995375" calcext:value-type="float">
            <text:p>33,3448955995375</text:p>
          </table:table-cell>
          <table:table-cell table:style-name="ce2" office:value-type="float" office:value="-1526.28179947624" calcext:value-type="float">
            <text:p>-1526,28179947624</text:p>
          </table:table-cell>
          <table:table-cell table:style-name="ce22" office:value-type="float" office:value="29.5482603815937" calcext:value-type="float">
            <text:p>29,5482603815937</text:p>
          </table:table-cell>
          <table:table-cell table:style-name="ce22" office:value-type="float" office:value="29.5239431350542" calcext:value-type="float">
            <text:p>29,5239431350542</text:p>
          </table:table-cell>
          <table:table-cell table:style-name="ce11" office:value-type="float" office:value="34.2601945379722" calcext:value-type="float">
            <text:p>34,2601945379722</text:p>
          </table:table-cell>
          <table:table-cell table:style-name="ce17" office:value-type="float" office:value="32.6973438084549" calcext:value-type="float">
            <text:p>32,6973438084549</text:p>
          </table:table-cell>
          <table:table-cell table:style-name="ce166" office:value-type="float" office:value="160.016807553512" calcext:value-type="float">
            <text:p>160,016807553512</text:p>
          </table:table-cell>
          <table:table-cell table:style-name="ce178" office:value-type="float" office:value="97.9208067625686" calcext:value-type="float">
            <text:p>97,9208067625686</text:p>
          </table:table-cell>
          <table:table-cell table:style-name="ce233" office:value-type="float" office:value="93.6778881803352" calcext:value-type="float">
            <text:p>93,6778881803352</text:p>
          </table:table-cell>
          <table:table-cell table:style-name="ce5" office:value-type="float" office:value="227.844184092145" calcext:value-type="float">
            <text:p>227,844184092145</text:p>
          </table:table-cell>
          <table:table-cell table:style-name="ce2" office:value-type="float" office:value="81.7657817984082" calcext:value-type="float">
            <text:p>81,7657817984082</text:p>
          </table:table-cell>
          <table:table-cell table:style-name="ce5" office:value-type="float" office:value="211.521855598626" calcext:value-type="float">
            <text:p>211,521855598626</text:p>
          </table:table-cell>
          <table:table-cell table:style-name="ce47" office:value-type="float" office:value="103.922347231414" calcext:value-type="float">
            <text:p>103,922347231414</text:p>
          </table:table-cell>
          <table:table-cell table:style-name="ce372" office:value-type="float" office:value="85.0707510005987" calcext:value-type="float">
            <text:p>85,0707510005987</text:p>
          </table:table-cell>
          <table:table-cell table:style-name="ce297" office:value-type="float" office:value="195.541268790772" calcext:value-type="float">
            <text:p>195,541268790772</text:p>
          </table:table-cell>
          <table:table-cell table:style-name="ce2" office:value-type="float" office:value="78.0013236267372" calcext:value-type="float">
            <text:p>78,0013236267372</text:p>
          </table:table-cell>
          <table:table-cell table:style-name="ce184" office:value-type="float" office:value="962.655128342949" calcext:value-type="float">
            <text:p>962,655128342949</text:p>
          </table:table-cell>
          <table:table-cell table:style-name="ce6" office:value-type="float" office:value="985.586412011323" calcext:value-type="float">
            <text:p>985,586412011323</text:p>
          </table:table-cell>
          <table:table-cell table:style-name="ce5" office:value-type="float" office:value="986.381075237993" calcext:value-type="float">
            <text:p>986,381075237993</text:p>
          </table:table-cell>
          <table:table-cell table:style-name="ce19" office:value-type="float" office:value="985.325067784666" calcext:value-type="float">
            <text:p>985,325067784666</text:p>
          </table:table-cell>
          <table:table-cell table:style-name="ce486" office:value-type="float" office:value="977.964310029742" calcext:value-type="float">
            <text:p>977,964310029742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17" office:value-type="float" office:value="26.4857512072366" calcext:value-type="float">
            <text:p>26,4857512072366</text:p>
          </table:table-cell>
          <table:table-cell table:style-name="ce22" office:value-type="float" office:value="23.608107189009" calcext:value-type="float">
            <text:p>23,608107189009</text:p>
          </table:table-cell>
          <table:table-cell table:style-name="ce31" office:value-type="float" office:value="27.7528395565531" calcext:value-type="float">
            <text:p>27,7528395565531</text:p>
          </table:table-cell>
          <table:table-cell table:style-name="ce22" office:value-type="float" office:value="22.0982112494049" calcext:value-type="float">
            <text:p>22,0982112494049</text:p>
          </table:table-cell>
          <table:table-cell table:style-name="ce17" office:value-type="float" office:value="26.4857512072366" calcext:value-type="float">
            <text:p>26,4857512072366</text:p>
          </table:table-cell>
          <table:table-cell table:style-name="ce5" office:value-type="float" office:value="36.3056490834268" calcext:value-type="float">
            <text:p>36,3056490834268</text:p>
          </table:table-cell>
          <table:table-cell table:style-name="ce22" office:value-type="float" office:value="29.3181818181818" calcext:value-type="float">
            <text:p>29,3181818181818</text:p>
          </table:table-cell>
          <table:table-cell table:style-name="ce8" office:value-type="float" office:value="28.3052749719416" calcext:value-type="float">
            <text:p>28,3052749719416</text:p>
          </table:table-cell>
          <table:table-cell table:style-name="ce24" office:value-type="float" office:value="34.4145155256266" calcext:value-type="float">
            <text:p>34,4145155256266</text:p>
          </table:table-cell>
          <table:table-cell table:style-name="ce5" office:value-type="float" office:value="36.3056490834268" calcext:value-type="float">
            <text:p>36,3056490834268</text:p>
          </table:table-cell>
          <table:table-cell table:style-name="ce131" office:value-type="float" office:value="204.022937367146" calcext:value-type="float">
            <text:p>204,022937367146</text:p>
          </table:table-cell>
          <table:table-cell table:style-name="ce195" office:value-type="float" office:value="90.9684116861931" calcext:value-type="float">
            <text:p>90,9684116861931</text:p>
          </table:table-cell>
          <table:table-cell table:style-name="ce233" office:value-type="float" office:value="93.7352315982006" calcext:value-type="float">
            <text:p>93,7352315982006</text:p>
          </table:table-cell>
          <table:table-cell table:style-name="ce253" office:value-type="float" office:value="204.363043155865" calcext:value-type="float">
            <text:p>204,363043155865</text:p>
          </table:table-cell>
          <table:table-cell table:style-name="ce131" office:value-type="float" office:value="204.022937367146" calcext:value-type="float">
            <text:p>204,022937367146</text:p>
          </table:table-cell>
          <table:table-cell table:style-name="ce46" office:value-type="float" office:value="181.632472975954" calcext:value-type="float">
            <text:p>181,632472975954</text:p>
          </table:table-cell>
          <table:table-cell table:style-name="ce177" office:value-type="float" office:value="101.721345056884" calcext:value-type="float">
            <text:p>101,721345056884</text:p>
          </table:table-cell>
          <table:table-cell table:style-name="ce190" office:value-type="float" office:value="84.9491034004601" calcext:value-type="float">
            <text:p>84,9491034004601</text:p>
          </table:table-cell>
          <table:table-cell table:style-name="ce242" office:value-type="float" office:value="183.691658000063" calcext:value-type="float">
            <text:p>183,691658000063</text:p>
          </table:table-cell>
          <table:table-cell table:style-name="ce46" office:value-type="float" office:value="181.632472975954" calcext:value-type="float">
            <text:p>181,632472975954</text:p>
          </table:table-cell>
          <table:table-cell table:style-name="ce19" office:value-type="float" office:value="985.345014990265" calcext:value-type="float">
            <text:p>985,345014990265</text:p>
          </table:table-cell>
          <table:table-cell table:style-name="ce447" office:value-type="float" office:value="951.293940588383" calcext:value-type="float">
            <text:p>951,293940588383</text:p>
          </table:table-cell>
          <table:table-cell table:style-name="ce5" office:value-type="float" office:value="986.364830807085" calcext:value-type="float">
            <text:p>986,364830807085</text:p>
          </table:table-cell>
          <table:table-cell table:style-name="ce19" office:value-type="float" office:value="985.315990014453" calcext:value-type="float">
            <text:p>985,315990014453</text:p>
          </table:table-cell>
          <table:table-cell table:style-name="ce2" office:value-type="float" office:value="933.630271974773" calcext:value-type="float">
            <text:p>933,630271974773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style-name="ce2" office:value-type="float" office:value="-1346.31520778073" calcext:value-type="float">
            <text:p>-1346,31520778073</text:p>
          </table:table-cell>
          <table:table-cell table:style-name="ce17" office:value-type="float" office:value="28.3064680677413" calcext:value-type="float">
            <text:p>28,3064680677413</text:p>
          </table:table-cell>
          <table:table-cell table:style-name="ce22" office:value-type="float" office:value="27.4141331701013" calcext:value-type="float">
            <text:p>27,4141331701013</text:p>
          </table:table-cell>
          <table:table-cell table:style-name="ce10" office:value-type="float" office:value="22.5212541658165" calcext:value-type="float">
            <text:p>22,5212541658165</text:p>
          </table:table-cell>
          <table:table-cell table:style-name="ce5" office:value-type="float" office:value="31.9730667210773" calcext:value-type="float">
            <text:p>31,9730667210773</text:p>
          </table:table-cell>
          <table:table-cell table:style-name="ce2" office:value-type="float" office:value="-702.189721286944" calcext:value-type="float">
            <text:p>-702,189721286944</text:p>
          </table:table-cell>
          <table:table-cell table:style-name="ce9" office:value-type="float" office:value="28.4193789749345" calcext:value-type="float">
            <text:p>28,4193789749345</text:p>
          </table:table-cell>
          <table:table-cell table:style-name="ce10" office:value-type="float" office:value="29.6581556303779" calcext:value-type="float">
            <text:p>29,6581556303779</text:p>
          </table:table-cell>
          <table:table-cell table:style-name="ce129" office:value-type="float" office:value="-91.7541152263374" calcext:value-type="float">
            <text:p>-91,7541152263374</text:p>
          </table:table-cell>
          <table:table-cell table:style-name="ce28" office:value-type="float" office:value="30.7589786756453" calcext:value-type="float">
            <text:p>30,7589786756453</text:p>
          </table:table-cell>
          <table:table-cell table:style-name="ce89" office:value-type="float" office:value="265.005190567996" calcext:value-type="float">
            <text:p>265,005190567996</text:p>
          </table:table-cell>
          <table:table-cell table:style-name="ce198" office:value-type="float" office:value="107.972218102724" calcext:value-type="float">
            <text:p>107,972218102724</text:p>
          </table:table-cell>
          <table:table-cell table:style-name="ce234" office:value-type="float" office:value="81.3861288249542" calcext:value-type="float">
            <text:p>81,3861288249542</text:p>
          </table:table-cell>
          <table:table-cell table:style-name="ce254" office:value-type="float" office:value="291.483019427555" calcext:value-type="float">
            <text:p>291,483019427555</text:p>
          </table:table-cell>
          <table:table-cell table:style-name="ce282" office:value-type="float" office:value="79.9822037668694" calcext:value-type="float">
            <text:p>79,9822037668694</text:p>
          </table:table-cell>
          <table:table-cell table:style-name="ce5" office:value-type="float" office:value="272.117014906558" calcext:value-type="float">
            <text:p>272,117014906558</text:p>
          </table:table-cell>
          <table:table-cell table:style-name="ce287" office:value-type="float" office:value="90.7768428350824" calcext:value-type="float">
            <text:p>90,7768428350824</text:p>
          </table:table-cell>
          <table:table-cell table:style-name="ce2" office:value-type="float" office:value="75.2201317323752" calcext:value-type="float">
            <text:p>75,2201317323752</text:p>
          </table:table-cell>
          <table:table-cell table:style-name="ce20" office:value-type="float" office:value="266.662884875989" calcext:value-type="float">
            <text:p>266,662884875989</text:p>
          </table:table-cell>
          <table:table-cell table:style-name="ce160" office:value-type="float" office:value="81.2936875610601" calcext:value-type="float">
            <text:p>81,2936875610601</text:p>
          </table:table-cell>
          <table:table-cell table:style-name="ce32" office:value-type="float" office:value="962.655546398156" calcext:value-type="float">
            <text:p>962,655546398156</text:p>
          </table:table-cell>
          <table:table-cell table:style-name="ce31" office:value-type="float" office:value="987.871501773749" calcext:value-type="float">
            <text:p>987,871501773749</text:p>
          </table:table-cell>
          <table:table-cell table:style-name="ce9" office:value-type="float" office:value="987.517468735443" calcext:value-type="float">
            <text:p>987,517468735443</text:p>
          </table:table-cell>
          <table:table-cell table:style-name="ce105" office:value-type="float" office:value="985.418831595418" calcext:value-type="float">
            <text:p>985,418831595418</text:p>
          </table:table-cell>
          <table:table-cell table:style-name="ce15" office:value-type="float" office:value="985.724609118381" calcext:value-type="float">
            <text:p>985,724609118381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19" office:value-type="float" office:value="5.93144256274228" calcext:value-type="float">
            <text:p>5,93144256274228</text:p>
          </table:table-cell>
          <table:table-cell table:style-name="ce28" office:value-type="float" office:value="27.4250153029994" calcext:value-type="float">
            <text:p>27,4250153029994</text:p>
          </table:table-cell>
          <table:table-cell table:style-name="ce22" office:value-type="float" office:value="26.4075358770319" calcext:value-type="float">
            <text:p>26,4075358770319</text:p>
          </table:table-cell>
          <table:table-cell table:style-name="ce13" office:value-type="float" office:value="8.78256138203087" calcext:value-type="float">
            <text:p>8,78256138203087</text:p>
          </table:table-cell>
          <table:table-cell table:style-name="ce16" office:value-type="float" office:value="16.9516425219343" calcext:value-type="float">
            <text:p>16,9516425219343</text:p>
          </table:table-cell>
          <table:table-cell table:style-name="ce5" office:value-type="float" office:value="34.0703329592218" calcext:value-type="float">
            <text:p>34,0703329592218</text:p>
          </table:table-cell>
          <table:table-cell table:style-name="ce9" office:value-type="float" office:value="28.1322484100262" calcext:value-type="float">
            <text:p>28,1322484100262</text:p>
          </table:table-cell>
          <table:table-cell table:style-name="ce10" office:value-type="float" office:value="29.6581556303779" calcext:value-type="float">
            <text:p>29,6581556303779</text:p>
          </table:table-cell>
          <table:table-cell table:style-name="ce130" office:value-type="float" office:value="-92.6033482977927" calcext:value-type="float">
            <text:p>-92,6033482977927</text:p>
          </table:table-cell>
          <table:table-cell table:style-name="ce22" office:value-type="float" office:value="31.5848297792742" calcext:value-type="float">
            <text:p>31,5848297792742</text:p>
          </table:table-cell>
          <table:table-cell table:style-name="ce33" office:value-type="float" office:value="149.540758317267" calcext:value-type="float">
            <text:p>149,540758317267</text:p>
          </table:table-cell>
          <table:table-cell table:style-name="ce199" office:value-type="float" office:value="124.000197735924" calcext:value-type="float">
            <text:p>124,000197735924</text:p>
          </table:table-cell>
          <table:table-cell table:style-name="ce2" office:value-type="float" office:value="78.5802560680211" calcext:value-type="float">
            <text:p>78,5802560680211</text:p>
          </table:table-cell>
          <table:table-cell table:style-name="ce5" office:value-type="float" office:value="295.702704038756" calcext:value-type="float">
            <text:p>295,702704038756</text:p>
          </table:table-cell>
          <table:table-cell table:style-name="ce283" office:value-type="float" office:value="140.967423006575" calcext:value-type="float">
            <text:p>140,967423006575</text:p>
          </table:table-cell>
          <table:table-cell table:style-name="ce312" office:value-type="float" office:value="209.315180738079" calcext:value-type="float">
            <text:p>209,315180738079</text:p>
          </table:table-cell>
          <table:table-cell table:style-name="ce346" office:value-type="float" office:value="89.9480003781791" calcext:value-type="float">
            <text:p>89,9480003781791</text:p>
          </table:table-cell>
          <table:table-cell table:style-name="ce236" office:value-type="float" office:value="76.244366707636" calcext:value-type="float">
            <text:p>76,244366707636</text:p>
          </table:table-cell>
          <table:table-cell table:style-name="ce163" office:value-type="float" office:value="250.294664523652" calcext:value-type="float">
            <text:p>250,294664523652</text:p>
          </table:table-cell>
          <table:table-cell table:style-name="ce286" office:value-type="float" office:value="242.029245847909" calcext:value-type="float">
            <text:p>242,029245847909</text:p>
          </table:table-cell>
          <table:table-cell table:style-name="ce48" office:value-type="float" office:value="986.298778084352" calcext:value-type="float">
            <text:p>986,298778084352</text:p>
          </table:table-cell>
          <table:table-cell table:style-name="ce5" office:value-type="float" office:value="988.013401655499" calcext:value-type="float">
            <text:p>988,013401655499</text:p>
          </table:table-cell>
          <table:table-cell table:style-name="ce121" office:value-type="float" office:value="970.169491525424" calcext:value-type="float">
            <text:p>970,169491525424</text:p>
          </table:table-cell>
          <table:table-cell table:style-name="ce14" office:value-type="float" office:value="985.036729136059" calcext:value-type="float">
            <text:p>985,036729136059</text:p>
          </table:table-cell>
          <table:table-cell table:style-name="ce2" office:value-type="float" office:value="916.531336223887" calcext:value-type="float">
            <text:p>916,531336223887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style-name="ce2" office:value-type="float" office:value="-1437.67377405972" calcext:value-type="float">
            <text:p>-1437,67377405972</text:p>
          </table:table-cell>
          <table:table-cell table:style-name="ce3" office:value-type="float" office:value="27.5249948990002" calcext:value-type="float">
            <text:p>27,5249948990002</text:p>
          </table:table-cell>
          <table:table-cell table:style-name="ce5" office:value-type="float" office:value="27.7541998231653" calcext:value-type="float">
            <text:p>27,7541998231653</text:p>
          </table:table-cell>
          <table:table-cell table:style-name="ce9" office:value-type="float" office:value="16.7074746650343" calcext:value-type="float">
            <text:p>16,7074746650343</text:p>
          </table:table-cell>
          <table:table-cell table:style-name="ce3" office:value-type="float" office:value="26.9774875875671" calcext:value-type="float">
            <text:p>26,9774875875671</text:p>
          </table:table-cell>
          <table:table-cell table:style-name="ce2" office:value-type="float" office:value="-730.69771791994" calcext:value-type="float">
            <text:p>-730,69771791994</text:p>
          </table:table-cell>
          <table:table-cell table:style-name="ce10" office:value-type="float" office:value="21.5123456790124" calcext:value-type="float">
            <text:p>21,5123456790124</text:p>
          </table:table-cell>
          <table:table-cell table:style-name="ce9" office:value-type="float" office:value="21.0255331088664" calcext:value-type="float">
            <text:p>21,0255331088664</text:p>
          </table:table-cell>
          <table:table-cell table:style-name="ce131" office:value-type="float" office:value="-96.8364197530864" calcext:value-type="float">
            <text:p>-96,8364197530864</text:p>
          </table:table-cell>
          <table:table-cell table:style-name="ce44" office:value-type="float" office:value="22.078656939768" calcext:value-type="float">
            <text:p>22,078656939768</text:p>
          </table:table-cell>
          <table:table-cell table:style-name="ce5" office:value-type="float" office:value="235.069331158238" calcext:value-type="float">
            <text:p>235,069331158238</text:p>
          </table:table-cell>
          <table:table-cell table:style-name="ce107" office:value-type="float" office:value="69.098818527856" calcext:value-type="float">
            <text:p>69,098818527856</text:p>
          </table:table-cell>
          <table:table-cell table:style-name="ce2" office:value-type="float" office:value="63.982401502793" calcext:value-type="float">
            <text:p>63,982401502793</text:p>
          </table:table-cell>
          <table:table-cell table:style-name="ce128" office:value-type="float" office:value="210.643506846606" calcext:value-type="float">
            <text:p>210,643506846606</text:p>
          </table:table-cell>
          <table:table-cell table:style-name="ce284" office:value-type="float" office:value="65.5286964259231" calcext:value-type="float">
            <text:p>65,5286964259231</text:p>
          </table:table-cell>
          <table:table-cell table:style-name="ce313" office:value-type="float" office:value="85.988623113044" calcext:value-type="float">
            <text:p>85,988623113044</text:p>
          </table:table-cell>
          <table:table-cell table:style-name="ce178" office:value-type="float" office:value="81.1165736976458" calcext:value-type="float">
            <text:p>81,1165736976458</text:p>
          </table:table-cell>
          <table:table-cell table:style-name="ce284" office:value-type="float" office:value="70.2814282562793" calcext:value-type="float">
            <text:p>70,2814282562793</text:p>
          </table:table-cell>
          <table:table-cell table:style-name="ce5" office:value-type="float" office:value="177.055875957266" calcext:value-type="float">
            <text:p>177,055875957266</text:p>
          </table:table-cell>
          <table:table-cell table:style-name="ce2" office:value-type="float" office:value="69.3016293214837" calcext:value-type="float">
            <text:p>69,3016293214837</text:p>
          </table:table-cell>
          <table:table-cell table:style-name="ce427" office:value-type="float" office:value="976.100709499409" calcext:value-type="float">
            <text:p>976,100709499409</text:p>
          </table:table-cell>
          <table:table-cell table:style-name="ce44" office:value-type="float" office:value="987.639660300283" calcext:value-type="float">
            <text:p>987,639660300283</text:p>
          </table:table-cell>
          <table:table-cell table:style-name="ce2" office:value-type="float" office:value="933.985021679149" calcext:value-type="float">
            <text:p>933,985021679149</text:p>
          </table:table-cell>
          <table:table-cell table:style-name="ce162" office:value-type="float" office:value="983.353280538933" calcext:value-type="float">
            <text:p>983,353280538933</text:p>
          </table:table-cell>
          <table:table-cell table:style-name="ce7" office:value-type="float" office:value="987.407579938128" calcext:value-type="float">
            <text:p>987,407579938128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20" office:value-type="float" office:value="-12.311092974223" calcext:value-type="float">
            <text:p>-12,311092974223</text:p>
          </table:table-cell>
          <table:table-cell table:style-name="ce3" office:value-type="float" office:value="27.4086921036523" calcext:value-type="float">
            <text:p>27,4086921036523</text:p>
          </table:table-cell>
          <table:table-cell table:style-name="ce5" office:value-type="float" office:value="27.7541998231653" calcext:value-type="float">
            <text:p>27,7541998231653</text:p>
          </table:table-cell>
          <table:table-cell table:style-name="ce6" office:value-type="float" office:value="3.51696932598789" calcext:value-type="float">
            <text:p>3,51696932598789</text:p>
          </table:table-cell>
          <table:table-cell table:style-name="ce51" office:value-type="float" office:value="-4.02774943889004" calcext:value-type="float">
            <text:p>-4,02774943889004</text:p>
          </table:table-cell>
          <table:table-cell table:style-name="ce22" office:value-type="float" office:value="23.3352038907594" calcext:value-type="float">
            <text:p>23,3352038907594</text:p>
          </table:table-cell>
          <table:table-cell table:style-name="ce10" office:value-type="float" office:value="21.5815563037785" calcext:value-type="float">
            <text:p>21,5815563037785</text:p>
          </table:table-cell>
          <table:table-cell table:style-name="ce9" office:value-type="float" office:value="21.0255331088664" calcext:value-type="float">
            <text:p>21,0255331088664</text:p>
          </table:table-cell>
          <table:table-cell table:style-name="ce131" office:value-type="float" office:value="-96.9608118219229" calcext:value-type="float">
            <text:p>-96,9608118219229</text:p>
          </table:table-cell>
          <table:table-cell table:style-name="ce5" office:value-type="float" office:value="26.4772727272727" calcext:value-type="float">
            <text:p>26,4772727272727</text:p>
          </table:table-cell>
          <table:table-cell table:style-name="ce167" office:value-type="float" office:value="185.76103613624" calcext:value-type="float">
            <text:p>185,76103613624</text:p>
          </table:table-cell>
          <table:table-cell table:style-name="ce200" office:value-type="float" office:value="74.6556923229028" calcext:value-type="float">
            <text:p>74,6556923229028</text:p>
          </table:table-cell>
          <table:table-cell table:style-name="ce155" office:value-type="float" office:value="64.4797073508329" calcext:value-type="float">
            <text:p>64,4797073508329</text:p>
          </table:table-cell>
          <table:table-cell table:style-name="ce255" office:value-type="float" office:value="211.560630777596" calcext:value-type="float">
            <text:p>211,560630777596</text:p>
          </table:table-cell>
          <table:table-cell table:style-name="ce285" office:value-type="float" office:value="142.226012160759" calcext:value-type="float">
            <text:p>142,226012160759</text:p>
          </table:table-cell>
          <table:table-cell table:style-name="ce314" office:value-type="float" office:value="160.714443288897" calcext:value-type="float">
            <text:p>160,714443288897</text:p>
          </table:table-cell>
          <table:table-cell table:style-name="ce347" office:value-type="float" office:value="81.7077936402886" calcext:value-type="float">
            <text:p>81,7077936402886</text:p>
          </table:table-cell>
          <table:table-cell table:style-name="ce284" office:value-type="float" office:value="70.4295483911632" calcext:value-type="float">
            <text:p>70,4295483911632</text:p>
          </table:table-cell>
          <table:table-cell table:style-name="ce386" office:value-type="float" office:value="166.993791560304" calcext:value-type="float">
            <text:p>166,993791560304</text:p>
          </table:table-cell>
          <table:table-cell table:style-name="ce407" office:value-type="float" office:value="108.209322114021" calcext:value-type="float">
            <text:p>108,209322114021</text:p>
          </table:table-cell>
          <table:table-cell table:style-name="ce301" office:value-type="float" office:value="986.331864167891" calcext:value-type="float">
            <text:p>986,331864167891</text:p>
          </table:table-cell>
          <table:table-cell table:style-name="ce24" office:value-type="float" office:value="987.867679554712" calcext:value-type="float">
            <text:p>987,867679554712</text:p>
          </table:table-cell>
          <table:table-cell table:style-name="ce2" office:value-type="float" office:value="933.985260567838" calcext:value-type="float">
            <text:p>933,985260567838</text:p>
          </table:table-cell>
          <table:table-cell table:style-name="ce226" office:value-type="float" office:value="983.455405453829" calcext:value-type="float">
            <text:p>983,455405453829</text:p>
          </table:table-cell>
          <table:table-cell table:style-name="ce5" office:value-type="float" office:value="987.937435052137" calcext:value-type="float">
            <text:p>987,937435052137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formula="of:=RANK([.C112]; OFFSET([.$C112]; 0; 0; 1; 5))" office:value-type="float" office:value="5" calcext:value-type="float">
            <text:p>5</text:p>
          </table:table-cell>
          <table:table-cell table:formula="of:=RANK([.D112]; OFFSET([.$C112]; 0; 0; 1; 5))" office:value-type="float" office:value="3" calcext:value-type="float">
            <text:p>3</text:p>
          </table:table-cell>
          <table:table-cell table:formula="of:=RANK([.E112]; OFFSET([.$C112]; 0; 0; 1; 5))" office:value-type="float" office:value="2" calcext:value-type="float">
            <text:p>2</text:p>
          </table:table-cell>
          <table:table-cell table:formula="of:=RANK([.F112]; OFFSET([.$C112]; 0; 0; 1; 5))" office:value-type="float" office:value="1" calcext:value-type="float">
            <text:p>1</text:p>
          </table:table-cell>
          <table:table-cell table:formula="of:=RANK([.G112]; OFFSET([.$C112]; 0; 0; 1; 5))" office:value-type="float" office:value="4" calcext:value-type="float">
            <text:p>4</text:p>
          </table:table-cell>
          <table:table-cell table:formula="of:=RANK([.H112];[.$H112:.$L112];)" office:value-type="float" office:value="5" calcext:value-type="float">
            <text:p>5</text:p>
          </table:table-cell>
          <table:table-cell table:formula="of:=RANK([.I112];[.$H112:.$L112];)" office:value-type="float" office:value="3" calcext:value-type="float">
            <text:p>3</text:p>
          </table:table-cell>
          <table:table-cell table:formula="of:=RANK([.J112];[.$H112:.$L112];)" office:value-type="float" office:value="4" calcext:value-type="float">
            <text:p>4</text:p>
          </table:table-cell>
          <table:table-cell table:formula="of:=RANK([.K112];[.$H112:.$L112];)" office:value-type="float" office:value="1" calcext:value-type="float">
            <text:p>1</text:p>
          </table:table-cell>
          <table:table-cell table:formula="of:=RANK([.L112];[.$H112:.$L112];)" office:value-type="float" office:value="2" calcext:value-type="float">
            <text:p>2</text:p>
          </table:table-cell>
          <table:table-cell table:formula="of:=RANK([.M112];[.$M112:.$Q112];)" office:value-type="float" office:value="5" calcext:value-type="float">
            <text:p>5</text:p>
          </table:table-cell>
          <table:table-cell table:formula="of:=RANK([.N112];[.$M112:.$Q112];)" office:value-type="float" office:value="1" calcext:value-type="float">
            <text:p>1</text:p>
          </table:table-cell>
          <table:table-cell table:formula="of:=RANK([.O112];[.$M112:.$Q112];)" office:value-type="float" office:value="2" calcext:value-type="float">
            <text:p>2</text:p>
          </table:table-cell>
          <table:table-cell table:formula="of:=RANK([.P112];[.$M112:.$Q112];)" office:value-type="float" office:value="3" calcext:value-type="float">
            <text:p>3</text:p>
          </table:table-cell>
          <table:table-cell table:formula="of:=RANK([.Q112];[.$M112:.$Q112];)" office:value-type="float" office:value="4" calcext:value-type="float">
            <text:p>4</text:p>
          </table:table-cell>
          <table:table-cell table:formula="of:=RANK([.R112];[.$R112:.$V112];)" office:value-type="float" office:value="5" calcext:value-type="float">
            <text:p>5</text:p>
          </table:table-cell>
          <table:table-cell table:formula="of:=RANK([.S112];[.$R112:.$V112];)" office:value-type="float" office:value="2" calcext:value-type="float">
            <text:p>2</text:p>
          </table:table-cell>
          <table:table-cell table:formula="of:=RANK([.T112];[.$R112:.$V112];)" office:value-type="float" office:value="3" calcext:value-type="float">
            <text:p>3</text:p>
          </table:table-cell>
          <table:table-cell table:formula="of:=RANK([.U112];[.$R112:.$V112];)" office:value-type="float" office:value="1" calcext:value-type="float">
            <text:p>1</text:p>
          </table:table-cell>
          <table:table-cell table:formula="of:=RANK([.V112];[.$R112:.$V112];)" office:value-type="float" office:value="4" calcext:value-type="float">
            <text:p>4</text:p>
          </table:table-cell>
          <table:table-cell table:formula="of:=RANK([.W112];[.$W112:.$AA112];)" office:value-type="float" office:value="5" calcext:value-type="float">
            <text:p>5</text:p>
          </table:table-cell>
          <table:table-cell table:formula="of:=RANK([.X112];[.$W112:.$AA112];)" office:value-type="float" office:value="2" calcext:value-type="float">
            <text:p>2</text:p>
          </table:table-cell>
          <table:table-cell table:formula="of:=RANK([.Y112];[.$W112:.$AA112];)" office:value-type="float" office:value="4" calcext:value-type="float">
            <text:p>4</text:p>
          </table:table-cell>
          <table:table-cell table:formula="of:=RANK([.Z112];[.$W112:.$AA112];)" office:value-type="float" office:value="1" calcext:value-type="float">
            <text:p>1</text:p>
          </table:table-cell>
          <table:table-cell table:formula="of:=RANK([.AA112];[.$W112:.$AA112];)" office:value-type="float" office:value="3" calcext:value-type="float">
            <text:p>3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13]; OFFSET([.$C113]; 0; 0; 1; 5))" office:value-type="float" office:value="3" calcext:value-type="float">
            <text:p>3</text:p>
          </table:table-cell>
          <table:table-cell table:formula="of:=RANK([.D113]; OFFSET([.$C113]; 0; 0; 1; 5))" office:value-type="float" office:value="5" calcext:value-type="float">
            <text:p>5</text:p>
          </table:table-cell>
          <table:table-cell table:formula="of:=RANK([.E113]; OFFSET([.$C113]; 0; 0; 1; 5))" office:value-type="float" office:value="4" calcext:value-type="float">
            <text:p>4</text:p>
          </table:table-cell>
          <table:table-cell table:formula="of:=RANK([.F113]; OFFSET([.$C113]; 0; 0; 1; 5))" office:value-type="float" office:value="2" calcext:value-type="float">
            <text:p>2</text:p>
          </table:table-cell>
          <table:table-cell table:formula="of:=RANK([.G113]; OFFSET([.$C113]; 0; 0; 1; 5))" office:value-type="float" office:value="1" calcext:value-type="float">
            <text:p>1</text:p>
          </table:table-cell>
          <table:table-cell table:formula="of:=RANK([.H113];[.$H113:.$L113];)" office:value-type="float" office:value="1" calcext:value-type="float">
            <text:p>1</text:p>
          </table:table-cell>
          <table:table-cell table:formula="of:=RANK([.I113];[.$H113:.$L113];)" office:value-type="float" office:value="3" calcext:value-type="float">
            <text:p>3</text:p>
          </table:table-cell>
          <table:table-cell table:formula="of:=RANK([.J113];[.$H113:.$L113];)" office:value-type="float" office:value="4" calcext:value-type="float">
            <text:p>4</text:p>
          </table:table-cell>
          <table:table-cell table:formula="of:=RANK([.K113];[.$H113:.$L113];)" office:value-type="float" office:value="2" calcext:value-type="float">
            <text:p>2</text:p>
          </table:table-cell>
          <table:table-cell table:formula="of:=RANK([.L113];[.$H113:.$L113];)" office:value-type="float" office:value="5" calcext:value-type="float">
            <text:p>5</text:p>
          </table:table-cell>
          <table:table-cell table:formula="of:=RANK([.M113];[.$M113:.$Q113];)" office:value-type="float" office:value="1" calcext:value-type="float">
            <text:p>1</text:p>
          </table:table-cell>
          <table:table-cell table:formula="of:=RANK([.N113];[.$M113:.$Q113];)" office:value-type="float" office:value="3" calcext:value-type="float">
            <text:p>3</text:p>
          </table:table-cell>
          <table:table-cell table:formula="of:=RANK([.O113];[.$M113:.$Q113];)" office:value-type="float" office:value="2" calcext:value-type="float">
            <text:p>2</text:p>
          </table:table-cell>
          <table:table-cell table:formula="of:=RANK([.P113];[.$M113:.$Q113];)" office:value-type="float" office:value="4" calcext:value-type="float">
            <text:p>4</text:p>
          </table:table-cell>
          <table:table-cell table:formula="of:=RANK([.Q113];[.$M113:.$Q113];)" office:value-type="float" office:value="5" calcext:value-type="float">
            <text:p>5</text:p>
          </table:table-cell>
          <table:table-cell table:formula="of:=RANK([.R113];[.$R113:.$V113];)" office:value-type="float" office:value="1" calcext:value-type="float">
            <text:p>1</text:p>
          </table:table-cell>
          <table:table-cell table:formula="of:=RANK([.S113];[.$R113:.$V113];)" office:value-type="float" office:value="3" calcext:value-type="float">
            <text:p>3</text:p>
          </table:table-cell>
          <table:table-cell table:formula="of:=RANK([.T113];[.$R113:.$V113];)" office:value-type="float" office:value="4" calcext:value-type="float">
            <text:p>4</text:p>
          </table:table-cell>
          <table:table-cell table:formula="of:=RANK([.U113];[.$R113:.$V113];)" office:value-type="float" office:value="2" calcext:value-type="float">
            <text:p>2</text:p>
          </table:table-cell>
          <table:table-cell table:formula="of:=RANK([.V113];[.$R113:.$V113];)" office:value-type="float" office:value="5" calcext:value-type="float">
            <text:p>5</text:p>
          </table:table-cell>
          <table:table-cell table:formula="of:=RANK([.W113];[.$W113:.$AA113];)" office:value-type="float" office:value="3" calcext:value-type="float">
            <text:p>3</text:p>
          </table:table-cell>
          <table:table-cell table:formula="of:=RANK([.X113];[.$W113:.$AA113];)" office:value-type="float" office:value="4" calcext:value-type="float">
            <text:p>4</text:p>
          </table:table-cell>
          <table:table-cell table:formula="of:=RANK([.Y113];[.$W113:.$AA113];)" office:value-type="float" office:value="5" calcext:value-type="float">
            <text:p>5</text:p>
          </table:table-cell>
          <table:table-cell table:formula="of:=RANK([.Z113];[.$W113:.$AA113];)" office:value-type="float" office:value="2" calcext:value-type="float">
            <text:p>2</text:p>
          </table:table-cell>
          <table:table-cell table:formula="of:=RANK([.AA113];[.$W113:.$AA113];)" office:value-type="float" office:value="1" calcext:value-type="float">
            <text:p>1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formula="of:=RANK([.C114]; OFFSET([.$C114]; 0; 0; 1; 5))" office:value-type="float" office:value="5" calcext:value-type="float">
            <text:p>5</text:p>
          </table:table-cell>
          <table:table-cell table:formula="of:=RANK([.D114]; OFFSET([.$C114]; 0; 0; 1; 5))" office:value-type="float" office:value="2" calcext:value-type="float">
            <text:p>2</text:p>
          </table:table-cell>
          <table:table-cell table:formula="of:=RANK([.E114]; OFFSET([.$C114]; 0; 0; 1; 5))" office:value-type="float" office:value="4" calcext:value-type="float">
            <text:p>4</text:p>
          </table:table-cell>
          <table:table-cell table:formula="of:=RANK([.F114]; OFFSET([.$C114]; 0; 0; 1; 5))" office:value-type="float" office:value="1" calcext:value-type="float">
            <text:p>1</text:p>
          </table:table-cell>
          <table:table-cell table:formula="of:=RANK([.G114]; OFFSET([.$C114]; 0; 0; 1; 5))" office:value-type="float" office:value="3" calcext:value-type="float">
            <text:p>3</text:p>
          </table:table-cell>
          <table:table-cell table:formula="of:=RANK([.H114];[.$H114:.$L114];)" office:value-type="float" office:value="5" calcext:value-type="float">
            <text:p>5</text:p>
          </table:table-cell>
          <table:table-cell table:formula="of:=RANK([.I114];[.$H114:.$L114];)" office:value-type="float" office:value="2" calcext:value-type="float">
            <text:p>2</text:p>
          </table:table-cell>
          <table:table-cell table:formula="of:=RANK([.J114];[.$H114:.$L114];)" office:value-type="float" office:value="1" calcext:value-type="float">
            <text:p>1</text:p>
          </table:table-cell>
          <table:table-cell table:formula="of:=RANK([.K114];[.$H114:.$L114];)" office:value-type="float" office:value="3" calcext:value-type="float">
            <text:p>3</text:p>
          </table:table-cell>
          <table:table-cell table:formula="of:=RANK([.L114];[.$H114:.$L114];)" office:value-type="float" office:value="4" calcext:value-type="float">
            <text:p>4</text:p>
          </table:table-cell>
          <table:table-cell table:formula="of:=RANK([.M114];[.$M114:.$Q114];)" office:value-type="float" office:value="5" calcext:value-type="float">
            <text:p>5</text:p>
          </table:table-cell>
          <table:table-cell table:formula="of:=RANK([.N114];[.$M114:.$Q114];)" office:value-type="float" office:value="2" calcext:value-type="float">
            <text:p>2</text:p>
          </table:table-cell>
          <table:table-cell table:formula="of:=RANK([.O114];[.$M114:.$Q114];)" office:value-type="float" office:value="1" calcext:value-type="float">
            <text:p>1</text:p>
          </table:table-cell>
          <table:table-cell table:formula="of:=RANK([.P114];[.$M114:.$Q114];)" office:value-type="float" office:value="3" calcext:value-type="float">
            <text:p>3</text:p>
          </table:table-cell>
          <table:table-cell table:formula="of:=RANK([.Q114];[.$M114:.$Q114];)" office:value-type="float" office:value="4" calcext:value-type="float">
            <text:p>4</text:p>
          </table:table-cell>
          <table:table-cell table:formula="of:=RANK([.R114];[.$R114:.$V114];)" office:value-type="float" office:value="3" calcext:value-type="float">
            <text:p>3</text:p>
          </table:table-cell>
          <table:table-cell table:formula="of:=RANK([.S114];[.$R114:.$V114];)" office:value-type="float" office:value="4" calcext:value-type="float">
            <text:p>4</text:p>
          </table:table-cell>
          <table:table-cell table:formula="of:=RANK([.T114];[.$R114:.$V114];)" office:value-type="float" office:value="5" calcext:value-type="float">
            <text:p>5</text:p>
          </table:table-cell>
          <table:table-cell table:formula="of:=RANK([.U114];[.$R114:.$V114];)" office:value-type="float" office:value="1" calcext:value-type="float">
            <text:p>1</text:p>
          </table:table-cell>
          <table:table-cell table:formula="of:=RANK([.V114];[.$R114:.$V114];)" office:value-type="float" office:value="2" calcext:value-type="float">
            <text:p>2</text:p>
          </table:table-cell>
          <table:table-cell table:formula="of:=RANK([.W114];[.$W114:.$AA114];)" office:value-type="float" office:value="4" calcext:value-type="float">
            <text:p>4</text:p>
          </table:table-cell>
          <table:table-cell table:formula="of:=RANK([.X114];[.$W114:.$AA114];)" office:value-type="float" office:value="2" calcext:value-type="float">
            <text:p>2</text:p>
          </table:table-cell>
          <table:table-cell table:formula="of:=RANK([.Y114];[.$W114:.$AA114];)" office:value-type="float" office:value="5" calcext:value-type="float">
            <text:p>5</text:p>
          </table:table-cell>
          <table:table-cell table:formula="of:=RANK([.Z114];[.$W114:.$AA114];)" office:value-type="float" office:value="1" calcext:value-type="float">
            <text:p>1</text:p>
          </table:table-cell>
          <table:table-cell table:formula="of:=RANK([.AA114];[.$W114:.$AA114];)" office:value-type="float" office:value="3" calcext:value-type="float">
            <text:p>3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15]; OFFSET([.$C115]; 0; 0; 1; 5))" office:value-type="float" office:value="2" calcext:value-type="float">
            <text:p>2</text:p>
          </table:table-cell>
          <table:table-cell table:formula="of:=RANK([.D115]; OFFSET([.$C115]; 0; 0; 1; 5))" office:value-type="float" office:value="4" calcext:value-type="float">
            <text:p>4</text:p>
          </table:table-cell>
          <table:table-cell table:formula="of:=RANK([.E115]; OFFSET([.$C115]; 0; 0; 1; 5))" office:value-type="float" office:value="3" calcext:value-type="float">
            <text:p>3</text:p>
          </table:table-cell>
          <table:table-cell table:formula="of:=RANK([.F115]; OFFSET([.$C115]; 0; 0; 1; 5))" office:value-type="float" office:value="1" calcext:value-type="float">
            <text:p>1</text:p>
          </table:table-cell>
          <table:table-cell table:formula="of:=RANK([.G115]; OFFSET([.$C115]; 0; 0; 1; 5))" office:value-type="float" office:value="5" calcext:value-type="float">
            <text:p>5</text:p>
          </table:table-cell>
          <table:table-cell table:formula="of:=RANK([.H115];[.$H115:.$L115];)" office:value-type="float" office:value="5" calcext:value-type="float">
            <text:p>5</text:p>
          </table:table-cell>
          <table:table-cell table:formula="of:=RANK([.I115];[.$H115:.$L115];)" office:value-type="float" office:value="2" calcext:value-type="float">
            <text:p>2</text:p>
          </table:table-cell>
          <table:table-cell table:formula="of:=RANK([.J115];[.$H115:.$L115];)" office:value-type="float" office:value="1" calcext:value-type="float">
            <text:p>1</text:p>
          </table:table-cell>
          <table:table-cell table:formula="of:=RANK([.K115];[.$H115:.$L115];)" office:value-type="float" office:value="3" calcext:value-type="float">
            <text:p>3</text:p>
          </table:table-cell>
          <table:table-cell table:formula="of:=RANK([.L115];[.$H115:.$L115];)" office:value-type="float" office:value="4" calcext:value-type="float">
            <text:p>4</text:p>
          </table:table-cell>
          <table:table-cell table:formula="of:=RANK([.M115];[.$M115:.$Q115];)" office:value-type="float" office:value="3" calcext:value-type="float">
            <text:p>3</text:p>
          </table:table-cell>
          <table:table-cell table:formula="of:=RANK([.N115];[.$M115:.$Q115];)" office:value-type="float" office:value="4" calcext:value-type="float">
            <text:p>4</text:p>
          </table:table-cell>
          <table:table-cell table:formula="of:=RANK([.O115];[.$M115:.$Q115];)" office:value-type="float" office:value="1" calcext:value-type="float">
            <text:p>1</text:p>
          </table:table-cell>
          <table:table-cell table:formula="of:=RANK([.P115];[.$M115:.$Q115];)" office:value-type="float" office:value="2" calcext:value-type="float">
            <text:p>2</text:p>
          </table:table-cell>
          <table:table-cell table:formula="of:=RANK([.Q115];[.$M115:.$Q115];)" office:value-type="float" office:value="5" calcext:value-type="float">
            <text:p>5</text:p>
          </table:table-cell>
          <table:table-cell table:formula="of:=RANK([.R115];[.$R115:.$V115];)" office:value-type="float" office:value="1" calcext:value-type="float">
            <text:p>1</text:p>
          </table:table-cell>
          <table:table-cell table:formula="of:=RANK([.S115];[.$R115:.$V115];)" office:value-type="float" office:value="5" calcext:value-type="float">
            <text:p>5</text:p>
          </table:table-cell>
          <table:table-cell table:formula="of:=RANK([.T115];[.$R115:.$V115];)" office:value-type="float" office:value="4" calcext:value-type="float">
            <text:p>4</text:p>
          </table:table-cell>
          <table:table-cell table:formula="of:=RANK([.U115];[.$R115:.$V115];)" office:value-type="float" office:value="2" calcext:value-type="float">
            <text:p>2</text:p>
          </table:table-cell>
          <table:table-cell table:formula="of:=RANK([.V115];[.$R115:.$V115];)" office:value-type="float" office:value="3" calcext:value-type="float">
            <text:p>3</text:p>
          </table:table-cell>
          <table:table-cell table:formula="of:=RANK([.W115];[.$W115:.$AA115];)" office:value-type="float" office:value="1" calcext:value-type="float">
            <text:p>1</text:p>
          </table:table-cell>
          <table:table-cell table:formula="of:=RANK([.X115];[.$W115:.$AA115];)" office:value-type="float" office:value="4" calcext:value-type="float">
            <text:p>4</text:p>
          </table:table-cell>
          <table:table-cell table:formula="of:=RANK([.Y115];[.$W115:.$AA115];)" office:value-type="float" office:value="5" calcext:value-type="float">
            <text:p>5</text:p>
          </table:table-cell>
          <table:table-cell table:formula="of:=RANK([.Z115];[.$W115:.$AA115];)" office:value-type="float" office:value="3" calcext:value-type="float">
            <text:p>3</text:p>
          </table:table-cell>
          <table:table-cell table:formula="of:=RANK([.AA115];[.$W115:.$AA115];)" office:value-type="float" office:value="2" calcext:value-type="float">
            <text:p>2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formula="of:=RANK([.C116]; OFFSET([.$C116]; 0; 0; 1; 5))" office:value-type="float" office:value="5" calcext:value-type="float">
            <text:p>5</text:p>
          </table:table-cell>
          <table:table-cell table:formula="of:=RANK([.D116]; OFFSET([.$C116]; 0; 0; 1; 5))" office:value-type="float" office:value="4" calcext:value-type="float">
            <text:p>4</text:p>
          </table:table-cell>
          <table:table-cell table:formula="of:=RANK([.E116]; OFFSET([.$C116]; 0; 0; 1; 5))" office:value-type="float" office:value="2" calcext:value-type="float">
            <text:p>2</text:p>
          </table:table-cell>
          <table:table-cell table:formula="of:=RANK([.F116]; OFFSET([.$C116]; 0; 0; 1; 5))" office:value-type="float" office:value="3" calcext:value-type="float">
            <text:p>3</text:p>
          </table:table-cell>
          <table:table-cell table:formula="of:=RANK([.G116]; OFFSET([.$C116]; 0; 0; 1; 5))" office:value-type="float" office:value="1" calcext:value-type="float">
            <text:p>1</text:p>
          </table:table-cell>
          <table:table-cell table:formula="of:=RANK([.H116];[.$H116:.$L116];)" office:value-type="float" office:value="5" calcext:value-type="float">
            <text:p>5</text:p>
          </table:table-cell>
          <table:table-cell table:formula="of:=RANK([.I116];[.$H116:.$L116];)" office:value-type="float" office:value="3" calcext:value-type="float">
            <text:p>3</text:p>
          </table:table-cell>
          <table:table-cell table:formula="of:=RANK([.J116];[.$H116:.$L116];)" office:value-type="float" office:value="4" calcext:value-type="float">
            <text:p>4</text:p>
          </table:table-cell>
          <table:table-cell table:formula="of:=RANK([.K116];[.$H116:.$L116];)" office:value-type="float" office:value="1" calcext:value-type="float">
            <text:p>1</text:p>
          </table:table-cell>
          <table:table-cell table:formula="of:=RANK([.L116];[.$H116:.$L116];)" office:value-type="float" office:value="2" calcext:value-type="float">
            <text:p>2</text:p>
          </table:table-cell>
          <table:table-cell table:formula="of:=RANK([.M116];[.$M116:.$Q116];)" office:value-type="float" office:value="2" calcext:value-type="float">
            <text:p>2</text:p>
          </table:table-cell>
          <table:table-cell table:formula="of:=RANK([.N116];[.$M116:.$Q116];)" office:value-type="float" office:value="3" calcext:value-type="float">
            <text:p>3</text:p>
          </table:table-cell>
          <table:table-cell table:formula="of:=RANK([.O116];[.$M116:.$Q116];)" office:value-type="float" office:value="4" calcext:value-type="float">
            <text:p>4</text:p>
          </table:table-cell>
          <table:table-cell table:formula="of:=RANK([.P116];[.$M116:.$Q116];)" office:value-type="float" office:value="1" calcext:value-type="float">
            <text:p>1</text:p>
          </table:table-cell>
          <table:table-cell table:formula="of:=RANK([.Q116];[.$M116:.$Q116];)" office:value-type="float" office:value="5" calcext:value-type="float">
            <text:p>5</text:p>
          </table:table-cell>
          <table:table-cell table:formula="of:=RANK([.R116];[.$R116:.$V116];)" office:value-type="float" office:value="1" calcext:value-type="float">
            <text:p>1</text:p>
          </table:table-cell>
          <table:table-cell table:formula="of:=RANK([.S116];[.$R116:.$V116];)" office:value-type="float" office:value="3" calcext:value-type="float">
            <text:p>3</text:p>
          </table:table-cell>
          <table:table-cell table:formula="of:=RANK([.T116];[.$R116:.$V116];)" office:value-type="float" office:value="4" calcext:value-type="float">
            <text:p>4</text:p>
          </table:table-cell>
          <table:table-cell table:formula="of:=RANK([.U116];[.$R116:.$V116];)" office:value-type="float" office:value="2" calcext:value-type="float">
            <text:p>2</text:p>
          </table:table-cell>
          <table:table-cell table:formula="of:=RANK([.V116];[.$R116:.$V116];)" office:value-type="float" office:value="5" calcext:value-type="float">
            <text:p>5</text:p>
          </table:table-cell>
          <table:table-cell table:formula="of:=RANK([.W116];[.$W116:.$AA116];)" office:value-type="float" office:value="5" calcext:value-type="float">
            <text:p>5</text:p>
          </table:table-cell>
          <table:table-cell table:formula="of:=RANK([.X116];[.$W116:.$AA116];)" office:value-type="float" office:value="2" calcext:value-type="float">
            <text:p>2</text:p>
          </table:table-cell>
          <table:table-cell table:formula="of:=RANK([.Y116];[.$W116:.$AA116];)" office:value-type="float" office:value="1" calcext:value-type="float">
            <text:p>1</text:p>
          </table:table-cell>
          <table:table-cell table:formula="of:=RANK([.Z116];[.$W116:.$AA116];)" office:value-type="float" office:value="3" calcext:value-type="float">
            <text:p>3</text:p>
          </table:table-cell>
          <table:table-cell table:formula="of:=RANK([.AA116];[.$W116:.$AA116];)" office:value-type="float" office:value="4" calcext:value-type="float">
            <text:p>4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17]; OFFSET([.$C117]; 0; 0; 1; 5))" office:value-type="float" office:value="2" calcext:value-type="float">
            <text:p>2</text:p>
          </table:table-cell>
          <table:table-cell table:formula="of:=RANK([.D117]; OFFSET([.$C117]; 0; 0; 1; 5))" office:value-type="float" office:value="4" calcext:value-type="float">
            <text:p>4</text:p>
          </table:table-cell>
          <table:table-cell table:formula="of:=RANK([.E117]; OFFSET([.$C117]; 0; 0; 1; 5))" office:value-type="float" office:value="1" calcext:value-type="float">
            <text:p>1</text:p>
          </table:table-cell>
          <table:table-cell table:formula="of:=RANK([.F117]; OFFSET([.$C117]; 0; 0; 1; 5))" office:value-type="float" office:value="5" calcext:value-type="float">
            <text:p>5</text:p>
          </table:table-cell>
          <table:table-cell table:formula="of:=RANK([.G117]; OFFSET([.$C117]; 0; 0; 1; 5))" office:value-type="float" office:value="2" calcext:value-type="float">
            <text:p>2</text:p>
          </table:table-cell>
          <table:table-cell table:formula="of:=RANK([.H117];[.$H117:.$L117];)" office:value-type="float" office:value="1" calcext:value-type="float">
            <text:p>1</text:p>
          </table:table-cell>
          <table:table-cell table:formula="of:=RANK([.I117];[.$H117:.$L117];)" office:value-type="float" office:value="4" calcext:value-type="float">
            <text:p>4</text:p>
          </table:table-cell>
          <table:table-cell table:formula="of:=RANK([.J117];[.$H117:.$L117];)" office:value-type="float" office:value="5" calcext:value-type="float">
            <text:p>5</text:p>
          </table:table-cell>
          <table:table-cell table:formula="of:=RANK([.K117];[.$H117:.$L117];)" office:value-type="float" office:value="3" calcext:value-type="float">
            <text:p>3</text:p>
          </table:table-cell>
          <table:table-cell table:formula="of:=RANK([.L117];[.$H117:.$L117];)" office:value-type="float" office:value="1" calcext:value-type="float">
            <text:p>1</text:p>
          </table:table-cell>
          <table:table-cell table:formula="of:=RANK([.M117];[.$M117:.$Q117];)" office:value-type="float" office:value="2" calcext:value-type="float">
            <text:p>2</text:p>
          </table:table-cell>
          <table:table-cell table:formula="of:=RANK([.N117];[.$M117:.$Q117];)" office:value-type="float" office:value="5" calcext:value-type="float">
            <text:p>5</text:p>
          </table:table-cell>
          <table:table-cell table:formula="of:=RANK([.O117];[.$M117:.$Q117];)" office:value-type="float" office:value="4" calcext:value-type="float">
            <text:p>4</text:p>
          </table:table-cell>
          <table:table-cell table:formula="of:=RANK([.P117];[.$M117:.$Q117];)" office:value-type="float" office:value="1" calcext:value-type="float">
            <text:p>1</text:p>
          </table:table-cell>
          <table:table-cell table:formula="of:=RANK([.Q117];[.$M117:.$Q117];)" office:value-type="float" office:value="2" calcext:value-type="float">
            <text:p>2</text:p>
          </table:table-cell>
          <table:table-cell table:formula="of:=RANK([.R117];[.$R117:.$V117];)" office:value-type="float" office:value="2" calcext:value-type="float">
            <text:p>2</text:p>
          </table:table-cell>
          <table:table-cell table:formula="of:=RANK([.S117];[.$R117:.$V117];)" office:value-type="float" office:value="4" calcext:value-type="float">
            <text:p>4</text:p>
          </table:table-cell>
          <table:table-cell table:formula="of:=RANK([.T117];[.$R117:.$V117];)" office:value-type="float" office:value="5" calcext:value-type="float">
            <text:p>5</text:p>
          </table:table-cell>
          <table:table-cell table:formula="of:=RANK([.U117];[.$R117:.$V117];)" office:value-type="float" office:value="1" calcext:value-type="float">
            <text:p>1</text:p>
          </table:table-cell>
          <table:table-cell table:formula="of:=RANK([.V117];[.$R117:.$V117];)" office:value-type="float" office:value="2" calcext:value-type="float">
            <text:p>2</text:p>
          </table:table-cell>
          <table:table-cell table:formula="of:=RANK([.W117];[.$W117:.$AA117];)" office:value-type="float" office:value="2" calcext:value-type="float">
            <text:p>2</text:p>
          </table:table-cell>
          <table:table-cell table:formula="of:=RANK([.X117];[.$W117:.$AA117];)" office:value-type="float" office:value="4" calcext:value-type="float">
            <text:p>4</text:p>
          </table:table-cell>
          <table:table-cell table:formula="of:=RANK([.Y117];[.$W117:.$AA117];)" office:value-type="float" office:value="1" calcext:value-type="float">
            <text:p>1</text:p>
          </table:table-cell>
          <table:table-cell table:formula="of:=RANK([.Z117];[.$W117:.$AA117];)" office:value-type="float" office:value="3" calcext:value-type="float">
            <text:p>3</text:p>
          </table:table-cell>
          <table:table-cell table:formula="of:=RANK([.AA117];[.$W117:.$AA117];)" office:value-type="float" office:value="5" calcext:value-type="float">
            <text:p>5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formula="of:=RANK([.C118]; OFFSET([.$C118]; 0; 0; 1; 5))" office:value-type="float" office:value="5" calcext:value-type="float">
            <text:p>5</text:p>
          </table:table-cell>
          <table:table-cell table:formula="of:=RANK([.D118]; OFFSET([.$C118]; 0; 0; 1; 5))" office:value-type="float" office:value="2" calcext:value-type="float">
            <text:p>2</text:p>
          </table:table-cell>
          <table:table-cell table:formula="of:=RANK([.E118]; OFFSET([.$C118]; 0; 0; 1; 5))" office:value-type="float" office:value="3" calcext:value-type="float">
            <text:p>3</text:p>
          </table:table-cell>
          <table:table-cell table:formula="of:=RANK([.F118]; OFFSET([.$C118]; 0; 0; 1; 5))" office:value-type="float" office:value="4" calcext:value-type="float">
            <text:p>4</text:p>
          </table:table-cell>
          <table:table-cell table:formula="of:=RANK([.G118]; OFFSET([.$C118]; 0; 0; 1; 5))" office:value-type="float" office:value="1" calcext:value-type="float">
            <text:p>1</text:p>
          </table:table-cell>
          <table:table-cell table:formula="of:=RANK([.H118];[.$H118:.$L118];)" office:value-type="float" office:value="5" calcext:value-type="float">
            <text:p>5</text:p>
          </table:table-cell>
          <table:table-cell table:formula="of:=RANK([.I118];[.$H118:.$L118];)" office:value-type="float" office:value="3" calcext:value-type="float">
            <text:p>3</text:p>
          </table:table-cell>
          <table:table-cell table:formula="of:=RANK([.J118];[.$H118:.$L118];)" office:value-type="float" office:value="2" calcext:value-type="float">
            <text:p>2</text:p>
          </table:table-cell>
          <table:table-cell table:formula="of:=RANK([.K118];[.$H118:.$L118];)" office:value-type="float" office:value="4" calcext:value-type="float">
            <text:p>4</text:p>
          </table:table-cell>
          <table:table-cell table:formula="of:=RANK([.L118];[.$H118:.$L118];)" office:value-type="float" office:value="1" calcext:value-type="float">
            <text:p>1</text:p>
          </table:table-cell>
          <table:table-cell table:formula="of:=RANK([.M118];[.$M118:.$Q118];)" office:value-type="float" office:value="2" calcext:value-type="float">
            <text:p>2</text:p>
          </table:table-cell>
          <table:table-cell table:formula="of:=RANK([.N118];[.$M118:.$Q118];)" office:value-type="float" office:value="3" calcext:value-type="float">
            <text:p>3</text:p>
          </table:table-cell>
          <table:table-cell table:formula="of:=RANK([.O118];[.$M118:.$Q118];)" office:value-type="float" office:value="4" calcext:value-type="float">
            <text:p>4</text:p>
          </table:table-cell>
          <table:table-cell table:formula="of:=RANK([.P118];[.$M118:.$Q118];)" office:value-type="float" office:value="1" calcext:value-type="float">
            <text:p>1</text:p>
          </table:table-cell>
          <table:table-cell table:formula="of:=RANK([.Q118];[.$M118:.$Q118];)" office:value-type="float" office:value="5" calcext:value-type="float">
            <text:p>5</text:p>
          </table:table-cell>
          <table:table-cell table:formula="of:=RANK([.R118];[.$R118:.$V118];)" office:value-type="float" office:value="1" calcext:value-type="float">
            <text:p>1</text:p>
          </table:table-cell>
          <table:table-cell table:formula="of:=RANK([.S118];[.$R118:.$V118];)" office:value-type="float" office:value="3" calcext:value-type="float">
            <text:p>3</text:p>
          </table:table-cell>
          <table:table-cell table:formula="of:=RANK([.T118];[.$R118:.$V118];)" office:value-type="float" office:value="5" calcext:value-type="float">
            <text:p>5</text:p>
          </table:table-cell>
          <table:table-cell table:formula="of:=RANK([.U118];[.$R118:.$V118];)" office:value-type="float" office:value="2" calcext:value-type="float">
            <text:p>2</text:p>
          </table:table-cell>
          <table:table-cell table:formula="of:=RANK([.V118];[.$R118:.$V118];)" office:value-type="float" office:value="4" calcext:value-type="float">
            <text:p>4</text:p>
          </table:table-cell>
          <table:table-cell table:formula="of:=RANK([.W118];[.$W118:.$AA118];)" office:value-type="float" office:value="5" calcext:value-type="float">
            <text:p>5</text:p>
          </table:table-cell>
          <table:table-cell table:formula="of:=RANK([.X118];[.$W118:.$AA118];)" office:value-type="float" office:value="1" calcext:value-type="float">
            <text:p>1</text:p>
          </table:table-cell>
          <table:table-cell table:formula="of:=RANK([.Y118];[.$W118:.$AA118];)" office:value-type="float" office:value="2" calcext:value-type="float">
            <text:p>2</text:p>
          </table:table-cell>
          <table:table-cell table:formula="of:=RANK([.Z118];[.$W118:.$AA118];)" office:value-type="float" office:value="4" calcext:value-type="float">
            <text:p>4</text:p>
          </table:table-cell>
          <table:table-cell table:formula="of:=RANK([.AA118];[.$W118:.$AA118];)" office:value-type="float" office:value="3" calcext:value-type="float">
            <text:p>3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19]; OFFSET([.$C119]; 0; 0; 1; 5))" office:value-type="float" office:value="5" calcext:value-type="float">
            <text:p>5</text:p>
          </table:table-cell>
          <table:table-cell table:formula="of:=RANK([.D119]; OFFSET([.$C119]; 0; 0; 1; 5))" office:value-type="float" office:value="1" calcext:value-type="float">
            <text:p>1</text:p>
          </table:table-cell>
          <table:table-cell table:formula="of:=RANK([.E119]; OFFSET([.$C119]; 0; 0; 1; 5))" office:value-type="float" office:value="2" calcext:value-type="float">
            <text:p>2</text:p>
          </table:table-cell>
          <table:table-cell table:formula="of:=RANK([.F119]; OFFSET([.$C119]; 0; 0; 1; 5))" office:value-type="float" office:value="4" calcext:value-type="float">
            <text:p>4</text:p>
          </table:table-cell>
          <table:table-cell table:formula="of:=RANK([.G119]; OFFSET([.$C119]; 0; 0; 1; 5))" office:value-type="float" office:value="3" calcext:value-type="float">
            <text:p>3</text:p>
          </table:table-cell>
          <table:table-cell table:formula="of:=RANK([.H119];[.$H119:.$L119];)" office:value-type="float" office:value="1" calcext:value-type="float">
            <text:p>1</text:p>
          </table:table-cell>
          <table:table-cell table:formula="of:=RANK([.I119];[.$H119:.$L119];)" office:value-type="float" office:value="4" calcext:value-type="float">
            <text:p>4</text:p>
          </table:table-cell>
          <table:table-cell table:formula="of:=RANK([.J119];[.$H119:.$L119];)" office:value-type="float" office:value="3" calcext:value-type="float">
            <text:p>3</text:p>
          </table:table-cell>
          <table:table-cell table:formula="of:=RANK([.K119];[.$H119:.$L119];)" office:value-type="float" office:value="5" calcext:value-type="float">
            <text:p>5</text:p>
          </table:table-cell>
          <table:table-cell table:formula="of:=RANK([.L119];[.$H119:.$L119];)" office:value-type="float" office:value="2" calcext:value-type="float">
            <text:p>2</text:p>
          </table:table-cell>
          <table:table-cell table:formula="of:=RANK([.M119];[.$M119:.$Q119];)" office:value-type="float" office:value="2" calcext:value-type="float">
            <text:p>2</text:p>
          </table:table-cell>
          <table:table-cell table:formula="of:=RANK([.N119];[.$M119:.$Q119];)" office:value-type="float" office:value="4" calcext:value-type="float">
            <text:p>4</text:p>
          </table:table-cell>
          <table:table-cell table:formula="of:=RANK([.O119];[.$M119:.$Q119];)" office:value-type="float" office:value="5" calcext:value-type="float">
            <text:p>5</text:p>
          </table:table-cell>
          <table:table-cell table:formula="of:=RANK([.P119];[.$M119:.$Q119];)" office:value-type="float" office:value="1" calcext:value-type="float">
            <text:p>1</text:p>
          </table:table-cell>
          <table:table-cell table:formula="of:=RANK([.Q119];[.$M119:.$Q119];)" office:value-type="float" office:value="3" calcext:value-type="float">
            <text:p>3</text:p>
          </table:table-cell>
          <table:table-cell table:formula="of:=RANK([.R119];[.$R119:.$V119];)" office:value-type="float" office:value="3" calcext:value-type="float">
            <text:p>3</text:p>
          </table:table-cell>
          <table:table-cell table:formula="of:=RANK([.S119];[.$R119:.$V119];)" office:value-type="float" office:value="4" calcext:value-type="float">
            <text:p>4</text:p>
          </table:table-cell>
          <table:table-cell table:formula="of:=RANK([.T119];[.$R119:.$V119];)" office:value-type="float" office:value="5" calcext:value-type="float">
            <text:p>5</text:p>
          </table:table-cell>
          <table:table-cell table:formula="of:=RANK([.U119];[.$R119:.$V119];)" office:value-type="float" office:value="1" calcext:value-type="float">
            <text:p>1</text:p>
          </table:table-cell>
          <table:table-cell table:formula="of:=RANK([.V119];[.$R119:.$V119];)" office:value-type="float" office:value="2" calcext:value-type="float">
            <text:p>2</text:p>
          </table:table-cell>
          <table:table-cell table:formula="of:=RANK([.W119];[.$W119:.$AA119];)" office:value-type="float" office:value="2" calcext:value-type="float">
            <text:p>2</text:p>
          </table:table-cell>
          <table:table-cell table:formula="of:=RANK([.X119];[.$W119:.$AA119];)" office:value-type="float" office:value="1" calcext:value-type="float">
            <text:p>1</text:p>
          </table:table-cell>
          <table:table-cell table:formula="of:=RANK([.Y119];[.$W119:.$AA119];)" office:value-type="float" office:value="4" calcext:value-type="float">
            <text:p>4</text:p>
          </table:table-cell>
          <table:table-cell table:formula="of:=RANK([.Z119];[.$W119:.$AA119];)" office:value-type="float" office:value="3" calcext:value-type="float">
            <text:p>3</text:p>
          </table:table-cell>
          <table:table-cell table:formula="of:=RANK([.AA119];[.$W119:.$AA119];)" office:value-type="float" office:value="5" calcext:value-type="float">
            <text:p>5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formula="of:=RANK([.C120]; OFFSET([.$C120]; 0; 0; 1; 5))" office:value-type="float" office:value="5" calcext:value-type="float">
            <text:p>5</text:p>
          </table:table-cell>
          <table:table-cell table:formula="of:=RANK([.D120]; OFFSET([.$C120]; 0; 0; 1; 5))" office:value-type="float" office:value="2" calcext:value-type="float">
            <text:p>2</text:p>
          </table:table-cell>
          <table:table-cell table:formula="of:=RANK([.E120]; OFFSET([.$C120]; 0; 0; 1; 5))" office:value-type="float" office:value="1" calcext:value-type="float">
            <text:p>1</text:p>
          </table:table-cell>
          <table:table-cell table:formula="of:=RANK([.F120]; OFFSET([.$C120]; 0; 0; 1; 5))" office:value-type="float" office:value="4" calcext:value-type="float">
            <text:p>4</text:p>
          </table:table-cell>
          <table:table-cell table:formula="of:=RANK([.G120]; OFFSET([.$C120]; 0; 0; 1; 5))" office:value-type="float" office:value="3" calcext:value-type="float">
            <text:p>3</text:p>
          </table:table-cell>
          <table:table-cell table:formula="of:=RANK([.H120];[.$H120:.$L120];)" office:value-type="float" office:value="5" calcext:value-type="float">
            <text:p>5</text:p>
          </table:table-cell>
          <table:table-cell table:formula="of:=RANK([.I120];[.$H120:.$L120];)" office:value-type="float" office:value="2" calcext:value-type="float">
            <text:p>2</text:p>
          </table:table-cell>
          <table:table-cell table:formula="of:=RANK([.J120];[.$H120:.$L120];)" office:value-type="float" office:value="3" calcext:value-type="float">
            <text:p>3</text:p>
          </table:table-cell>
          <table:table-cell table:formula="of:=RANK([.K120];[.$H120:.$L120];)" office:value-type="float" office:value="4" calcext:value-type="float">
            <text:p>4</text:p>
          </table:table-cell>
          <table:table-cell table:formula="of:=RANK([.L120];[.$H120:.$L120];)" office:value-type="float" office:value="1" calcext:value-type="float">
            <text:p>1</text:p>
          </table:table-cell>
          <table:table-cell table:formula="of:=RANK([.M120];[.$M120:.$Q120];)" office:value-type="float" office:value="1" calcext:value-type="float">
            <text:p>1</text:p>
          </table:table-cell>
          <table:table-cell table:formula="of:=RANK([.N120];[.$M120:.$Q120];)" office:value-type="float" office:value="3" calcext:value-type="float">
            <text:p>3</text:p>
          </table:table-cell>
          <table:table-cell table:formula="of:=RANK([.O120];[.$M120:.$Q120];)" office:value-type="float" office:value="5" calcext:value-type="float">
            <text:p>5</text:p>
          </table:table-cell>
          <table:table-cell table:formula="of:=RANK([.P120];[.$M120:.$Q120];)" office:value-type="float" office:value="2" calcext:value-type="float">
            <text:p>2</text:p>
          </table:table-cell>
          <table:table-cell table:formula="of:=RANK([.Q120];[.$M120:.$Q120];)" office:value-type="float" office:value="4" calcext:value-type="float">
            <text:p>4</text:p>
          </table:table-cell>
          <table:table-cell table:formula="of:=RANK([.R120];[.$R120:.$V120];)" office:value-type="float" office:value="2" calcext:value-type="float">
            <text:p>2</text:p>
          </table:table-cell>
          <table:table-cell table:formula="of:=RANK([.S120];[.$R120:.$V120];)" office:value-type="float" office:value="3" calcext:value-type="float">
            <text:p>3</text:p>
          </table:table-cell>
          <table:table-cell table:formula="of:=RANK([.T120];[.$R120:.$V120];)" office:value-type="float" office:value="4" calcext:value-type="float">
            <text:p>4</text:p>
          </table:table-cell>
          <table:table-cell table:formula="of:=RANK([.U120];[.$R120:.$V120];)" office:value-type="float" office:value="1" calcext:value-type="float">
            <text:p>1</text:p>
          </table:table-cell>
          <table:table-cell table:formula="of:=RANK([.V120];[.$R120:.$V120];)" office:value-type="float" office:value="5" calcext:value-type="float">
            <text:p>5</text:p>
          </table:table-cell>
          <table:table-cell table:formula="of:=RANK([.W120];[.$W120:.$AA120];)" office:value-type="float" office:value="4" calcext:value-type="float">
            <text:p>4</text:p>
          </table:table-cell>
          <table:table-cell table:formula="of:=RANK([.X120];[.$W120:.$AA120];)" office:value-type="float" office:value="1" calcext:value-type="float">
            <text:p>1</text:p>
          </table:table-cell>
          <table:table-cell table:formula="of:=RANK([.Y120];[.$W120:.$AA120];)" office:value-type="float" office:value="5" calcext:value-type="float">
            <text:p>5</text:p>
          </table:table-cell>
          <table:table-cell table:formula="of:=RANK([.Z120];[.$W120:.$AA120];)" office:value-type="float" office:value="3" calcext:value-type="float">
            <text:p>3</text:p>
          </table:table-cell>
          <table:table-cell table:formula="of:=RANK([.AA120];[.$W120:.$AA120];)" office:value-type="float" office:value="2" calcext:value-type="float">
            <text:p>2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21]; OFFSET([.$C121]; 0; 0; 1; 5))" office:value-type="float" office:value="5" calcext:value-type="float">
            <text:p>5</text:p>
          </table:table-cell>
          <table:table-cell table:formula="of:=RANK([.D121]; OFFSET([.$C121]; 0; 0; 1; 5))" office:value-type="float" office:value="2" calcext:value-type="float">
            <text:p>2</text:p>
          </table:table-cell>
          <table:table-cell table:formula="of:=RANK([.E121]; OFFSET([.$C121]; 0; 0; 1; 5))" office:value-type="float" office:value="1" calcext:value-type="float">
            <text:p>1</text:p>
          </table:table-cell>
          <table:table-cell table:formula="of:=RANK([.F121]; OFFSET([.$C121]; 0; 0; 1; 5))" office:value-type="float" office:value="3" calcext:value-type="float">
            <text:p>3</text:p>
          </table:table-cell>
          <table:table-cell table:formula="of:=RANK([.G121]; OFFSET([.$C121]; 0; 0; 1; 5))" office:value-type="float" office:value="4" calcext:value-type="float">
            <text:p>4</text:p>
          </table:table-cell>
          <table:table-cell table:formula="of:=RANK([.H121];[.$H121:.$L121];)" office:value-type="float" office:value="2" calcext:value-type="float">
            <text:p>2</text:p>
          </table:table-cell>
          <table:table-cell table:formula="of:=RANK([.I121];[.$H121:.$L121];)" office:value-type="float" office:value="3" calcext:value-type="float">
            <text:p>3</text:p>
          </table:table-cell>
          <table:table-cell table:formula="of:=RANK([.J121];[.$H121:.$L121];)" office:value-type="float" office:value="4" calcext:value-type="float">
            <text:p>4</text:p>
          </table:table-cell>
          <table:table-cell table:formula="of:=RANK([.K121];[.$H121:.$L121];)" office:value-type="float" office:value="5" calcext:value-type="float">
            <text:p>5</text:p>
          </table:table-cell>
          <table:table-cell table:formula="of:=RANK([.L121];[.$H121:.$L121];)" office:value-type="float" office:value="1" calcext:value-type="float">
            <text:p>1</text:p>
          </table:table-cell>
          <table:table-cell table:formula="of:=RANK([.M121];[.$M121:.$Q121];)" office:value-type="float" office:value="2" calcext:value-type="float">
            <text:p>2</text:p>
          </table:table-cell>
          <table:table-cell table:formula="of:=RANK([.N121];[.$M121:.$Q121];)" office:value-type="float" office:value="4" calcext:value-type="float">
            <text:p>4</text:p>
          </table:table-cell>
          <table:table-cell table:formula="of:=RANK([.O121];[.$M121:.$Q121];)" office:value-type="float" office:value="5" calcext:value-type="float">
            <text:p>5</text:p>
          </table:table-cell>
          <table:table-cell table:formula="of:=RANK([.P121];[.$M121:.$Q121];)" office:value-type="float" office:value="1" calcext:value-type="float">
            <text:p>1</text:p>
          </table:table-cell>
          <table:table-cell table:formula="of:=RANK([.Q121];[.$M121:.$Q121];)" office:value-type="float" office:value="3" calcext:value-type="float">
            <text:p>3</text:p>
          </table:table-cell>
          <table:table-cell table:formula="of:=RANK([.R121];[.$R121:.$V121];)" office:value-type="float" office:value="2" calcext:value-type="float">
            <text:p>2</text:p>
          </table:table-cell>
          <table:table-cell table:formula="of:=RANK([.S121];[.$R121:.$V121];)" office:value-type="float" office:value="4" calcext:value-type="float">
            <text:p>4</text:p>
          </table:table-cell>
          <table:table-cell table:formula="of:=RANK([.T121];[.$R121:.$V121];)" office:value-type="float" office:value="5" calcext:value-type="float">
            <text:p>5</text:p>
          </table:table-cell>
          <table:table-cell table:formula="of:=RANK([.U121];[.$R121:.$V121];)" office:value-type="float" office:value="1" calcext:value-type="float">
            <text:p>1</text:p>
          </table:table-cell>
          <table:table-cell table:formula="of:=RANK([.V121];[.$R121:.$V121];)" office:value-type="float" office:value="3" calcext:value-type="float">
            <text:p>3</text:p>
          </table:table-cell>
          <table:table-cell table:formula="of:=RANK([.W121];[.$W121:.$AA121];)" office:value-type="float" office:value="3" calcext:value-type="float">
            <text:p>3</text:p>
          </table:table-cell>
          <table:table-cell table:formula="of:=RANK([.X121];[.$W121:.$AA121];)" office:value-type="float" office:value="2" calcext:value-type="float">
            <text:p>2</text:p>
          </table:table-cell>
          <table:table-cell table:formula="of:=RANK([.Y121];[.$W121:.$AA121];)" office:value-type="float" office:value="5" calcext:value-type="float">
            <text:p>5</text:p>
          </table:table-cell>
          <table:table-cell table:formula="of:=RANK([.Z121];[.$W121:.$AA121];)" office:value-type="float" office:value="4" calcext:value-type="float">
            <text:p>4</text:p>
          </table:table-cell>
          <table:table-cell table:formula="of:=RANK([.AA121];[.$W121:.$AA121];)" office:value-type="float" office:value="1" calcext:value-type="float">
            <text:p>1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number-columns-repeated="28"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office:value-type="float" office:value="652894" calcext:value-type="float">
            <text:p>652894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style-name="ce2" office:value-type="float" office:value="-2459.80548187445" calcext:value-type="float">
            <text:p>-2459,80548187445</text:p>
          </table:table-cell>
          <table:table-cell table:style-name="ce22" office:value-type="float" office:value="5.59681697612732" calcext:value-type="float">
            <text:p>5,59681697612732</text:p>
          </table:table-cell>
          <table:table-cell table:style-name="ce22" office:value-type="float" office:value="6.21709855131606" calcext:value-type="float">
            <text:p>6,21709855131606</text:p>
          </table:table-cell>
          <table:table-cell table:style-name="ce31" office:value-type="float" office:value="8.37652179827245" calcext:value-type="float">
            <text:p>8,37652179827245</text:p>
          </table:table-cell>
          <table:table-cell table:style-name="ce86" office:value-type="float" office:value="-109.893899204244" calcext:value-type="float">
            <text:p>-109,893899204244</text:p>
          </table:table-cell>
          <table:table-cell table:style-name="ce2" office:value-type="float" office:value="-1214.91430508792" calcext:value-type="float">
            <text:p>-1214,91430508792</text:p>
          </table:table-cell>
          <table:table-cell table:style-name="ce7" office:value-type="float" office:value="9.74794238683128" calcext:value-type="float">
            <text:p>9,74794238683128</text:p>
          </table:table-cell>
          <table:table-cell table:style-name="ce16" office:value-type="float" office:value="7.7104377104378" calcext:value-type="float">
            <text:p>7,7104377104378</text:p>
          </table:table-cell>
          <table:table-cell table:style-name="ce5" office:value-type="float" office:value="20.8576505798728" calcext:value-type="float">
            <text:p>20,8576505798728</text:p>
          </table:table-cell>
          <table:table-cell table:style-name="ce17" office:value-type="float" office:value="18.3913206135428" calcext:value-type="float">
            <text:p>18,3913206135428</text:p>
          </table:table-cell>
          <table:table-cell table:style-name="ce2" office:value-type="float" office:value="-1901.82337238618" calcext:value-type="float">
            <text:p>-1901,82337238618</text:p>
          </table:table-cell>
          <table:table-cell table:style-name="ce17" office:value-type="float" office:value="5.79959464135644" calcext:value-type="float">
            <text:p>5,79959464135644</text:p>
          </table:table-cell>
          <table:table-cell table:style-name="ce17" office:value-type="float" office:value="5.21775668594592" calcext:value-type="float">
            <text:p>5,21775668594592</text:p>
          </table:table-cell>
          <table:table-cell table:style-name="ce5" office:value-type="float" office:value="9.60156211379702" calcext:value-type="float">
            <text:p>9,60156211379702</text:p>
          </table:table-cell>
          <table:table-cell table:style-name="ce16" office:value-type="float" office:value="-11.1053438133372" calcext:value-type="float">
            <text:p>-11,1053438133372</text:p>
          </table:table-cell>
          <table:table-cell table:style-name="ce2" office:value-type="float" office:value="-957.176184173206" calcext:value-type="float">
            <text:p>-957,176184173206</text:p>
          </table:table-cell>
          <table:table-cell table:style-name="ce144" office:value-type="float" office:value="-38.999401216476" calcext:value-type="float">
            <text:p>-38,999401216476</text:p>
          </table:table-cell>
          <table:table-cell table:style-name="ce30" office:value-type="float" office:value="5.91219942642841" calcext:value-type="float">
            <text:p>5,91219942642841</text:p>
          </table:table-cell>
          <table:table-cell table:style-name="ce28" office:value-type="float" office:value="23.787778513126" calcext:value-type="float">
            <text:p>23,787778513126</text:p>
          </table:table-cell>
          <table:table-cell table:style-name="ce16" office:value-type="float" office:value="15.8220667486055" calcext:value-type="float">
            <text:p>15,8220667486055</text:p>
          </table:table-cell>
          <table:table-cell table:style-name="ce2" office:value-type="float" office:value="-1819.52386498011" calcext:value-type="float">
            <text:p>-1819,52386498011</text:p>
          </table:table-cell>
          <table:table-cell table:style-name="ce374" office:value-type="float" office:value="101.929026170256" calcext:value-type="float">
            <text:p>101,929026170256</text:p>
          </table:table-cell>
          <table:table-cell table:style-name="ce142" office:value-type="float" office:value="44.3954324482507" calcext:value-type="float">
            <text:p>44,3954324482507</text:p>
          </table:table-cell>
          <table:table-cell table:style-name="ce5" office:value-type="float" office:value="201.331923890063" calcext:value-type="float">
            <text:p>201,331923890063</text:p>
          </table:table-cell>
          <table:table-cell table:style-name="ce23" office:value-type="float" office:value="113.822935703109" calcext:value-type="float">
            <text:p>113,822935703109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" office:value-type="float" office:value="14.1195674352173" calcext:value-type="float">
            <text:p>14,1195674352173</text:p>
          </table:table-cell>
          <table:table-cell table:style-name="ce22" office:value-type="float" office:value="5.9219206964565" calcext:value-type="float">
            <text:p>5,9219206964565</text:p>
          </table:table-cell>
          <table:table-cell table:style-name="ce22" office:value-type="float" office:value="6.50275453988982" calcext:value-type="float">
            <text:p>6,50275453988982</text:p>
          </table:table-cell>
          <table:table-cell table:style-name="ce3" office:value-type="float" office:value="12.800108821329" calcext:value-type="float">
            <text:p>12,800108821329</text:p>
          </table:table-cell>
          <table:table-cell table:style-name="ce14" office:value-type="float" office:value="-89.3586342923213" calcext:value-type="float">
            <text:p>-89,3586342923213</text:p>
          </table:table-cell>
          <table:table-cell table:style-name="ce3" office:value-type="float" office:value="20.5279648335203" calcext:value-type="float">
            <text:p>20,5279648335203</text:p>
          </table:table-cell>
          <table:table-cell table:style-name="ce9" office:value-type="float" office:value="10.4269547325103" calcext:value-type="float">
            <text:p>10,4269547325103</text:p>
          </table:table-cell>
          <table:table-cell table:style-name="ce16" office:value-type="float" office:value="7.7104377104378" calcext:value-type="float">
            <text:p>7,7104377104378</text:p>
          </table:table-cell>
          <table:table-cell table:style-name="ce24" office:value-type="float" office:value="19.4584736251403" calcext:value-type="float">
            <text:p>19,4584736251403</text:p>
          </table:table-cell>
          <table:table-cell table:style-name="ce5" office:value-type="float" office:value="21.1326225215114" calcext:value-type="float">
            <text:p>21,1326225215114</text:p>
          </table:table-cell>
          <table:table-cell table:style-name="ce5" office:value-type="float" office:value="10.0810717287063" calcext:value-type="float">
            <text:p>10,0810717287063</text:p>
          </table:table-cell>
          <table:table-cell table:style-name="ce17" office:value-type="float" office:value="5.86336447674126" calcext:value-type="float">
            <text:p>5,86336447674126</text:p>
          </table:table-cell>
          <table:table-cell table:style-name="ce17" office:value-type="float" office:value="5.21479064709081" calcext:value-type="float">
            <text:p>5,21479064709081</text:p>
          </table:table-cell>
          <table:table-cell table:style-name="ce3" office:value-type="float" office:value="9.83093578525879" calcext:value-type="float">
            <text:p>9,83093578525879</text:p>
          </table:table-cell>
          <table:table-cell table:style-name="ce17" office:value-type="float" office:value="5.36556428889224" calcext:value-type="float">
            <text:p>5,36556428889224</text:p>
          </table:table-cell>
          <table:table-cell table:style-name="ce5" office:value-type="float" office:value="26.7514418076959" calcext:value-type="float">
            <text:p>26,7514418076959</text:p>
          </table:table-cell>
          <table:table-cell table:style-name="ce120" office:value-type="float" office:value="-35.7688065298919" calcext:value-type="float">
            <text:p>-35,7688065298919</text:p>
          </table:table-cell>
          <table:table-cell table:style-name="ce30" office:value-type="float" office:value="5.91219942642841" calcext:value-type="float">
            <text:p>5,91219942642841</text:p>
          </table:table-cell>
          <table:table-cell table:style-name="ce17" office:value-type="float" office:value="24.3657621883962" calcext:value-type="float">
            <text:p>24,3657621883962</text:p>
          </table:table-cell>
          <table:table-cell table:style-name="ce22" office:value-type="float" office:value="23.19624342126" calcext:value-type="float">
            <text:p>23,19624342126</text:p>
          </table:table-cell>
          <table:table-cell table:style-name="ce15" office:value-type="float" office:value="138.566787305455" calcext:value-type="float">
            <text:p>138,566787305455</text:p>
          </table:table-cell>
          <table:table-cell table:style-name="ce374" office:value-type="float" office:value="102.2786397678" calcext:value-type="float">
            <text:p>102,2786397678</text:p>
          </table:table-cell>
          <table:table-cell table:style-name="ce142" office:value-type="float" office:value="44.6689599980888" calcext:value-type="float">
            <text:p>44,6689599980888</text:p>
          </table:table-cell>
          <table:table-cell table:style-name="ce9" office:value-type="float" office:value="186.253269788942" calcext:value-type="float">
            <text:p>186,253269788942</text:p>
          </table:table-cell>
          <table:table-cell table:style-name="ce5" office:value-type="float" office:value="202.506420133539" calcext:value-type="float">
            <text:p>202,506420133539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style-name="ce21" office:value-type="float" office:value="-530.729102904169" calcext:value-type="float">
            <text:p>-530,729102904169</text:p>
          </table:table-cell>
          <table:table-cell table:style-name="ce38" office:value-type="float" office:value="-95.164932326736" calcext:value-type="float">
            <text:p>-95,164932326736</text:p>
          </table:table-cell>
          <table:table-cell table:style-name="ce55" office:value-type="float" office:value="-98.0255730123104" calcext:value-type="float">
            <text:p>-98,0255730123104</text:p>
          </table:table-cell>
          <table:table-cell table:style-name="ce5" office:value-type="float" office:value="8.45337686186492" calcext:value-type="float">
            <text:p>8,45337686186492</text:p>
          </table:table-cell>
          <table:table-cell table:style-name="ce30" office:value-type="float" office:value="-4.21410596476909" calcext:value-type="float">
            <text:p>-4,21410596476909</text:p>
          </table:table-cell>
          <table:table-cell table:style-name="ce101" office:value-type="float" office:value="-35.3656939768051" calcext:value-type="float">
            <text:p>-35,3656939768051</text:p>
          </table:table-cell>
          <table:table-cell table:style-name="ce110" office:value-type="float" office:value="-65.1692854470632" calcext:value-type="float">
            <text:p>-65,1692854470632</text:p>
          </table:table-cell>
          <table:table-cell table:style-name="ce117" office:value-type="float" office:value="-205.909558548447" calcext:value-type="float">
            <text:p>-205,909558548447</text:p>
          </table:table-cell>
          <table:table-cell table:style-name="ce2" office:value-type="float" office:value="-358.308080808081" calcext:value-type="float">
            <text:p>-358,308080808081</text:p>
          </table:table-cell>
          <table:table-cell table:style-name="ce31" office:value-type="float" office:value="2.6968761690983" calcext:value-type="float">
            <text:p>2,6968761690983</text:p>
          </table:table-cell>
          <table:table-cell table:style-name="ce2" office:value-type="float" office:value="-7.72257649908548" calcext:value-type="float">
            <text:p>-7,72257649908548</text:p>
          </table:table-cell>
          <table:table-cell table:style-name="ce201" office:value-type="float" office:value="3.06688417618271" calcext:value-type="float">
            <text:p>3,06688417618271</text:p>
          </table:table-cell>
          <table:table-cell table:style-name="ce167" office:value-type="float" office:value="1.24079292105393" calcext:value-type="float">
            <text:p>1,24079292105393</text:p>
          </table:table-cell>
          <table:table-cell table:style-name="ce5" office:value-type="float" office:value="4.88209995550937" calcext:value-type="float">
            <text:p>4,88209995550937</text:p>
          </table:table-cell>
          <table:table-cell table:style-name="ce286" office:value-type="float" office:value="2.95763507835282" calcext:value-type="float">
            <text:p>2,95763507835282</text:p>
          </table:table-cell>
          <table:table-cell table:style-name="ce203" office:value-type="float" office:value="3.48870190034982" calcext:value-type="float">
            <text:p>3,48870190034982</text:p>
          </table:table-cell>
          <table:table-cell table:style-name="ce348" office:value-type="float" office:value="4.48362799785689" calcext:value-type="float">
            <text:p>4,48362799785689</text:p>
          </table:table-cell>
          <table:table-cell table:style-name="ce2" office:value-type="float" office:value="2.31382559641991" calcext:value-type="float">
            <text:p>2,31382559641991</text:p>
          </table:table-cell>
          <table:table-cell table:style-name="ce5" office:value-type="float" office:value="6.96479783177326" calcext:value-type="float">
            <text:p>6,96479783177326</text:p>
          </table:table-cell>
          <table:table-cell table:style-name="ce408" office:value-type="float" office:value="3.63367054300211" calcext:value-type="float">
            <text:p>3,63367054300211</text:p>
          </table:table-cell>
          <table:table-cell table:style-name="ce430" office:value-type="float" office:value="182.032972611412" calcext:value-type="float">
            <text:p>182,032972611412</text:p>
          </table:table-cell>
          <table:table-cell table:style-name="ce275" office:value-type="float" office:value="188.847123182953" calcext:value-type="float">
            <text:p>188,847123182953</text:p>
          </table:table-cell>
          <table:table-cell table:style-name="ce284" office:value-type="float" office:value="136.975191409563" calcext:value-type="float">
            <text:p>136,975191409563</text:p>
          </table:table-cell>
          <table:table-cell table:style-name="ce477" office:value-type="float" office:value="199.228508976243" calcext:value-type="float">
            <text:p>199,228508976243</text:p>
          </table:table-cell>
          <table:table-cell table:style-name="ce390" office:value-type="float" office:value="185.338654578899" calcext:value-type="float">
            <text:p>185,338654578899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2" office:value-type="float" office:value="-587.957559681698" calcext:value-type="float">
            <text:p>-587,957559681698</text:p>
          </table:table-cell>
          <table:table-cell table:style-name="ce8" office:value-type="float" office:value="5.37985445147249" calcext:value-type="float">
            <text:p>5,37985445147249</text:p>
          </table:table-cell>
          <table:table-cell table:style-name="ce16" office:value-type="float" office:value="1.93225872270965" calcext:value-type="float">
            <text:p>1,93225872270965</text:p>
          </table:table-cell>
          <table:table-cell table:style-name="ce11" office:value-type="float" office:value="7.71951302455281" calcext:value-type="float">
            <text:p>7,71951302455281</text:p>
          </table:table-cell>
          <table:table-cell table:style-name="ce6" office:value-type="float" office:value="-0.430524382779021" calcext:value-type="float">
            <text:p>-0,430524382779021</text:p>
          </table:table-cell>
          <table:table-cell table:style-name="ce9" office:value-type="float" office:value="0.909558548447494" calcext:value-type="float">
            <text:p>0,909558548447494</text:p>
          </table:table-cell>
          <table:table-cell table:style-name="ce110" office:value-type="float" office:value="-65.1692854470632" calcext:value-type="float">
            <text:p>-65,1692854470632</text:p>
          </table:table-cell>
          <table:table-cell table:style-name="ce5" office:value-type="float" office:value="3.47175458286569" calcext:value-type="float">
            <text:p>3,47175458286569</text:p>
          </table:table-cell>
          <table:table-cell table:style-name="ce22" office:value-type="float" office:value="2.40460157126817" calcext:value-type="float">
            <text:p>2,40460157126817</text:p>
          </table:table-cell>
          <table:table-cell table:style-name="ce17" office:value-type="float" office:value="2.6968761690983" calcext:value-type="float">
            <text:p>2,6968761690983</text:p>
          </table:table-cell>
          <table:table-cell table:style-name="ce168" office:value-type="float" office:value="1.9832913144496" calcext:value-type="float">
            <text:p>1,9832913144496</text:p>
          </table:table-cell>
          <table:table-cell table:style-name="ce202" office:value-type="float" office:value="3.55380888822977" calcext:value-type="float">
            <text:p>3,55380888822977</text:p>
          </table:table-cell>
          <table:table-cell table:style-name="ce168" office:value-type="float" office:value="1.99416679025162" calcext:value-type="float">
            <text:p>1,99416679025162</text:p>
          </table:table-cell>
          <table:table-cell table:style-name="ce187" office:value-type="float" office:value="3.30218992535469" calcext:value-type="float">
            <text:p>3,30218992535469</text:p>
          </table:table-cell>
          <table:table-cell table:style-name="ce187" office:value-type="float" office:value="3.30466162440061" calcext:value-type="float">
            <text:p>3,30466162440061</text:p>
          </table:table-cell>
          <table:table-cell table:style-name="ce273" office:value-type="float" office:value="5.83372726986228" calcext:value-type="float">
            <text:p>5,83372726986228</text:p>
          </table:table-cell>
          <table:table-cell table:style-name="ce349" office:value-type="float" office:value="4.53373672433888" calcext:value-type="float">
            <text:p>4,53373672433888</text:p>
          </table:table-cell>
          <table:table-cell table:style-name="ce232" office:value-type="float" office:value="2.44429737480697" calcext:value-type="float">
            <text:p>2,44429737480697</text:p>
          </table:table-cell>
          <table:table-cell table:style-name="ce103" office:value-type="float" office:value="6.12082821215846" calcext:value-type="float">
            <text:p>6,12082821215846</text:p>
          </table:table-cell>
          <table:table-cell table:style-name="ce328" office:value-type="float" office:value="6.13311903186159" calcext:value-type="float">
            <text:p>6,13311903186159</text:p>
          </table:table-cell>
          <table:table-cell table:style-name="ce5" office:value-type="float" office:value="209.766964083085" calcext:value-type="float">
            <text:p>209,766964083085</text:p>
          </table:table-cell>
          <table:table-cell table:style-name="ce98" office:value-type="float" office:value="185.305837245136" calcext:value-type="float">
            <text:p>185,305837245136</text:p>
          </table:table-cell>
          <table:table-cell table:style-name="ce2" office:value-type="float" office:value="136.179692072479" calcext:value-type="float">
            <text:p>136,179692072479</text:p>
          </table:table-cell>
          <table:table-cell table:style-name="ce230" office:value-type="float" office:value="189.985786122956" calcext:value-type="float">
            <text:p>189,985786122956</text:p>
          </table:table-cell>
          <table:table-cell table:style-name="ce20" office:value-type="float" office:value="207.790996285281" calcext:value-type="float">
            <text:p>207,790996285281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style-name="ce2" office:value-type="float" office:value="-1895.27239338911" calcext:value-type="float">
            <text:p>-1895,27239338911</text:p>
          </table:table-cell>
          <table:table-cell table:style-name="ce24" office:value-type="float" office:value="27.8065700877372" calcext:value-type="float">
            <text:p>27,8065700877372</text:p>
          </table:table-cell>
          <table:table-cell table:style-name="ce3" office:value-type="float" office:value="30.340066653064" calcext:value-type="float">
            <text:p>30,340066653064</text:p>
          </table:table-cell>
          <table:table-cell table:style-name="ce17" office:value-type="float" office:value="27.1400394477317" calcext:value-type="float">
            <text:p>27,1400394477317</text:p>
          </table:table-cell>
          <table:table-cell table:style-name="ce5" office:value-type="float" office:value="30.861048765558" calcext:value-type="float">
            <text:p>30,861048765558</text:p>
          </table:table-cell>
          <table:table-cell table:style-name="ce2" office:value-type="float" office:value="-1961.2102506547" calcext:value-type="float">
            <text:p>-1961,2102506547</text:p>
          </table:table-cell>
          <table:table-cell table:style-name="ce24" office:value-type="float" office:value="27.028151889263" calcext:value-type="float">
            <text:p>27,028151889263</text:p>
          </table:table-cell>
          <table:table-cell table:style-name="ce17" office:value-type="float" office:value="25.8964646464646" calcext:value-type="float">
            <text:p>25,8964646464646</text:p>
          </table:table-cell>
          <table:table-cell table:style-name="ce5" office:value-type="float" office:value="30.5536849981294" calcext:value-type="float">
            <text:p>30,5536849981294</text:p>
          </table:table-cell>
          <table:table-cell table:style-name="ce3" office:value-type="float" office:value="28.9524878413767" calcext:value-type="float">
            <text:p>28,9524878413767</text:p>
          </table:table-cell>
          <table:table-cell table:style-name="ce26" office:value-type="float" office:value="243.380295615206" calcext:value-type="float">
            <text:p>243,380295615206</text:p>
          </table:table-cell>
          <table:table-cell table:style-name="ce113" office:value-type="float" office:value="127.876316179742" calcext:value-type="float">
            <text:p>127,876316179742</text:p>
          </table:table-cell>
          <table:table-cell table:style-name="ce2" office:value-type="float" office:value="73.6165900439962" calcext:value-type="float">
            <text:p>73,6165900439962</text:p>
          </table:table-cell>
          <table:table-cell table:style-name="ce5" office:value-type="float" office:value="250.029166048742" calcext:value-type="float">
            <text:p>250,029166048742</text:p>
          </table:table-cell>
          <table:table-cell table:style-name="ce287" office:value-type="float" office:value="87.2470216026497" calcext:value-type="float">
            <text:p>87,2470216026497</text:p>
          </table:table-cell>
          <table:table-cell table:style-name="ce5" office:value-type="float" office:value="368.080110932527" calcext:value-type="float">
            <text:p>368,080110932527</text:p>
          </table:table-cell>
          <table:table-cell table:style-name="ce350" office:value-type="float" office:value="109.531057955942" calcext:value-type="float">
            <text:p>109,531057955942</text:p>
          </table:table-cell>
          <table:table-cell table:style-name="ce373" office:value-type="float" office:value="79.9549336610884" calcext:value-type="float">
            <text:p>79,9549336610884</text:p>
          </table:table-cell>
          <table:table-cell table:style-name="ce387" office:value-type="float" office:value="245.151429201727" calcext:value-type="float">
            <text:p>245,151429201727</text:p>
          </table:table-cell>
          <table:table-cell table:style-name="ce2" office:value-type="float" office:value="73.1600012605968" calcext:value-type="float">
            <text:p>73,1600012605968</text:p>
          </table:table-cell>
          <table:table-cell table:style-name="ce2" office:value-type="float" office:value="964.556921202566" calcext:value-type="float">
            <text:p>964,556921202566</text:p>
          </table:table-cell>
          <table:table-cell table:style-name="ce448" office:value-type="float" office:value="970.063066614111" calcext:value-type="float">
            <text:p>970,063066614111</text:p>
          </table:table-cell>
          <table:table-cell table:style-name="ce270" office:value-type="float" office:value="969.885691761924" calcext:value-type="float">
            <text:p>969,885691761924</text:p>
          </table:table-cell>
          <table:table-cell table:style-name="ce5" office:value-type="float" office:value="976.684702762748" calcext:value-type="float">
            <text:p>976,684702762748</text:p>
          </table:table-cell>
          <table:table-cell table:style-name="ce323" office:value-type="float" office:value="969.473250438958" calcext:value-type="float">
            <text:p>969,473250438958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" office:value-type="float" office:value="31.1630279534789" calcext:value-type="float">
            <text:p>31,1630279534789</text:p>
          </table:table-cell>
          <table:table-cell table:style-name="ce24" office:value-type="float" office:value="27.8065700877372" calcext:value-type="float">
            <text:p>27,8065700877372</text:p>
          </table:table-cell>
          <table:table-cell table:style-name="ce24" office:value-type="float" office:value="29.0586955043188" calcext:value-type="float">
            <text:p>29,0586955043188</text:p>
          </table:table-cell>
          <table:table-cell table:style-name="ce24" office:value-type="float" office:value="28.8811807114194" calcext:value-type="float">
            <text:p>28,8811807114194</text:p>
          </table:table-cell>
          <table:table-cell table:style-name="ce5" office:value-type="float" office:value="31.1630279534789" calcext:value-type="float">
            <text:p>31,1630279534789</text:p>
          </table:table-cell>
          <table:table-cell table:style-name="ce11" office:value-type="float" office:value="28.1836887392442" calcext:value-type="float">
            <text:p>28,1836887392442</text:p>
          </table:table-cell>
          <table:table-cell table:style-name="ce17" office:value-type="float" office:value="25.4105873550318" calcext:value-type="float">
            <text:p>25,4105873550318</text:p>
          </table:table-cell>
          <table:table-cell table:style-name="ce22" office:value-type="float" office:value="24.2831088664422" calcext:value-type="float">
            <text:p>24,2831088664422</text:p>
          </table:table-cell>
          <table:table-cell table:style-name="ce24" office:value-type="float" office:value="27.5261878039655" calcext:value-type="float">
            <text:p>27,5261878039655</text:p>
          </table:table-cell>
          <table:table-cell table:style-name="ce11" office:value-type="float" office:value="28.1836887392442" calcext:value-type="float">
            <text:p>28,1836887392442</text:p>
          </table:table-cell>
          <table:table-cell table:style-name="ce169" office:value-type="float" office:value="244.213752533492" calcext:value-type="float">
            <text:p>244,213752533492</text:p>
          </table:table-cell>
          <table:table-cell table:style-name="ce203" office:value-type="float" office:value="118.201097434376" calcext:value-type="float">
            <text:p>118,201097434376</text:p>
          </table:table-cell>
          <table:table-cell table:style-name="ce115" office:value-type="float" office:value="76.1159721192347" calcext:value-type="float">
            <text:p>76,1159721192347</text:p>
          </table:table-cell>
          <table:table-cell table:style-name="ce29" office:value-type="float" office:value="241.702506302833" calcext:value-type="float">
            <text:p>241,702506302833</text:p>
          </table:table-cell>
          <table:table-cell table:style-name="ce169" office:value-type="float" office:value="244.213752533492" calcext:value-type="float">
            <text:p>244,213752533492</text:p>
          </table:table-cell>
          <table:table-cell table:style-name="ce315" office:value-type="float" office:value="258.266679272636" calcext:value-type="float">
            <text:p>258,266679272636</text:p>
          </table:table-cell>
          <table:table-cell table:style-name="ce152" office:value-type="float" office:value="114.75245028521" calcext:value-type="float">
            <text:p>114,75245028521</text:p>
          </table:table-cell>
          <table:table-cell table:style-name="ce373" office:value-type="float" office:value="79.8805584444233" calcext:value-type="float">
            <text:p>79,8805584444233</text:p>
          </table:table-cell>
          <table:table-cell table:style-name="ce281" office:value-type="float" office:value="256.470643849863" calcext:value-type="float">
            <text:p>256,470643849863</text:p>
          </table:table-cell>
          <table:table-cell table:style-name="ce315" office:value-type="float" office:value="258.266679272636" calcext:value-type="float">
            <text:p>258,266679272636</text:p>
          </table:table-cell>
          <table:table-cell table:style-name="ce82" office:value-type="float" office:value="969.602966997528" calcext:value-type="float">
            <text:p>969,602966997528</text:p>
          </table:table-cell>
          <table:table-cell table:style-name="ce449" office:value-type="float" office:value="970.063066614111" calcext:value-type="float">
            <text:p>970,063066614111</text:p>
          </table:table-cell>
          <table:table-cell table:style-name="ce270" office:value-type="float" office:value="969.885691761924" calcext:value-type="float">
            <text:p>969,885691761924</text:p>
          </table:table-cell>
          <table:table-cell table:style-name="ce345" office:value-type="float" office:value="966.605391717729" calcext:value-type="float">
            <text:p>966,605391717729</text:p>
          </table:table-cell>
          <table:table-cell table:style-name="ce33" office:value-type="float" office:value="968.520562343976" calcext:value-type="float">
            <text:p>968,520562343976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style-name="ce2" office:value-type="float" office:value="-906.342583146297" calcext:value-type="float">
            <text:p>-906,342583146297</text:p>
          </table:table-cell>
          <table:table-cell table:style-name="ce22" office:value-type="float" office:value="24.0576753043597" calcext:value-type="float">
            <text:p>24,0576753043597</text:p>
          </table:table-cell>
          <table:table-cell table:style-name="ce5" office:value-type="float" office:value="27.7038699585119" calcext:value-type="float">
            <text:p>27,7038699585119</text:p>
          </table:table-cell>
          <table:table-cell table:style-name="ce68" office:value-type="float" office:value="-160.165272393389" calcext:value-type="float">
            <text:p>-160,165272393389</text:p>
          </table:table-cell>
          <table:table-cell table:style-name="ce22" office:value-type="float" office:value="24.867033938652" calcext:value-type="float">
            <text:p>24,867033938652</text:p>
          </table:table-cell>
          <table:table-cell table:style-name="ce2" office:value-type="float" office:value="-1072.34731575009" calcext:value-type="float">
            <text:p>-1072,34731575009</text:p>
          </table:table-cell>
          <table:table-cell table:style-name="ce17" office:value-type="float" office:value="23.5400299289188" calcext:value-type="float">
            <text:p>23,5400299289188</text:p>
          </table:table-cell>
          <table:table-cell table:style-name="ce5" office:value-type="float" office:value="26.3949682005237" calcext:value-type="float">
            <text:p>26,3949682005237</text:p>
          </table:table-cell>
          <table:table-cell table:style-name="ce132" office:value-type="float" office:value="-85.232884399551" calcext:value-type="float">
            <text:p>-85,232884399551</text:p>
          </table:table-cell>
          <table:table-cell table:style-name="ce3" office:value-type="float" office:value="25.7444818555929" calcext:value-type="float">
            <text:p>25,7444818555929</text:p>
          </table:table-cell>
          <table:table-cell table:style-name="ce5" office:value-type="float" office:value="266.723144989866" calcext:value-type="float">
            <text:p>266,723144989866</text:p>
          </table:table-cell>
          <table:table-cell table:style-name="ce204" office:value-type="float" office:value="112.105887587127" calcext:value-type="float">
            <text:p>112,105887587127</text:p>
          </table:table-cell>
          <table:table-cell table:style-name="ce2" office:value-type="float" office:value="78.5085767956893" calcext:value-type="float">
            <text:p>78,5085767956893</text:p>
          </table:table-cell>
          <table:table-cell table:style-name="ce88" office:value-type="float" office:value="253.878590142864" calcext:value-type="float">
            <text:p>253,878590142864</text:p>
          </table:table-cell>
          <table:table-cell table:style-name="ce288" office:value-type="float" office:value="83.169212516684" calcext:value-type="float">
            <text:p>83,169212516684</text:p>
          </table:table-cell>
          <table:table-cell table:style-name="ce5" office:value-type="float" office:value="394.926255081781" calcext:value-type="float">
            <text:p>394,926255081781</text:p>
          </table:table-cell>
          <table:table-cell table:style-name="ce351" office:value-type="float" office:value="111.141785635498" calcext:value-type="float">
            <text:p>111,141785635498</text:p>
          </table:table-cell>
          <table:table-cell table:style-name="ce155" office:value-type="float" office:value="77.7687435000472" calcext:value-type="float">
            <text:p>77,7687435000472</text:p>
          </table:table-cell>
          <table:table-cell table:style-name="ce221" office:value-type="float" office:value="297.198638555356" calcext:value-type="float">
            <text:p>297,198638555356</text:p>
          </table:table-cell>
          <table:table-cell table:style-name="ce2" office:value-type="float" office:value="77.1321420692698" calcext:value-type="float">
            <text:p>77,1321420692698</text:p>
          </table:table-cell>
          <table:table-cell table:style-name="ce2" office:value-type="float" office:value="963.918968956415" calcext:value-type="float">
            <text:p>963,918968956415</text:p>
          </table:table-cell>
          <table:table-cell table:style-name="ce450" office:value-type="float" office:value="969.712378017463" calcext:value-type="float">
            <text:p>969,712378017463</text:p>
          </table:table-cell>
          <table:table-cell table:style-name="ce459" office:value-type="float" office:value="968.97994529449" calcext:value-type="float">
            <text:p>968,97994529449</text:p>
          </table:table-cell>
          <table:table-cell table:style-name="ce5" office:value-type="float" office:value="983.729052448012" calcext:value-type="float">
            <text:p>983,729052448012</text:p>
          </table:table-cell>
          <table:table-cell table:style-name="ce487" office:value-type="float" office:value="969.796108503243" calcext:value-type="float">
            <text:p>969,796108503243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17" office:value-type="float" office:value="25.6600693735972" calcext:value-type="float">
            <text:p>25,6600693735972</text:p>
          </table:table-cell>
          <table:table-cell table:style-name="ce17" office:value-type="float" office:value="25.2798748554717" calcext:value-type="float">
            <text:p>25,2798748554717</text:p>
          </table:table-cell>
          <table:table-cell table:style-name="ce5" office:value-type="float" office:value="27.7038699585119" calcext:value-type="float">
            <text:p>27,7038699585119</text:p>
          </table:table-cell>
          <table:table-cell table:style-name="ce69" office:value-type="float" office:value="-159.385839624566" calcext:value-type="float">
            <text:p>-159,385839624566</text:p>
          </table:table-cell>
          <table:table-cell table:style-name="ce22" office:value-type="float" office:value="24.7038019451813" calcext:value-type="float">
            <text:p>24,7038019451813</text:p>
          </table:table-cell>
          <table:table-cell table:style-name="ce22" office:value-type="float" office:value="23.00645342312" calcext:value-type="float">
            <text:p>23,00645342312</text:p>
          </table:table-cell>
          <table:table-cell table:style-name="ce22" office:value-type="float" office:value="23.0340441451553" calcext:value-type="float">
            <text:p>23,0340441451553</text:p>
          </table:table-cell>
          <table:table-cell table:style-name="ce5" office:value-type="float" office:value="26.2397119341564" calcext:value-type="float">
            <text:p>26,2397119341564</text:p>
          </table:table-cell>
          <table:table-cell table:style-name="ce53" office:value-type="float" office:value="-34.2064160119715" calcext:value-type="float">
            <text:p>-34,2064160119715</text:p>
          </table:table-cell>
          <table:table-cell table:style-name="ce17" office:value-type="float" office:value="23.7200710811821" calcext:value-type="float">
            <text:p>23,7200710811821</text:p>
          </table:table-cell>
          <table:table-cell table:style-name="ce170" office:value-type="float" office:value="247.778931237333" calcext:value-type="float">
            <text:p>247,778931237333</text:p>
          </table:table-cell>
          <table:table-cell table:style-name="ce205" office:value-type="float" office:value="121.380691087053" calcext:value-type="float">
            <text:p>121,380691087053</text:p>
          </table:table-cell>
          <table:table-cell table:style-name="ce2" office:value-type="float" office:value="78.5085767956893" calcext:value-type="float">
            <text:p>78,5085767956893</text:p>
          </table:table-cell>
          <table:table-cell table:style-name="ce89" office:value-type="float" office:value="240.027188689505" calcext:value-type="float">
            <text:p>240,027188689505</text:p>
          </table:table-cell>
          <table:table-cell table:style-name="ce156" office:value-type="float" office:value="216.384892975431" calcext:value-type="float">
            <text:p>216,384892975431</text:p>
          </table:table-cell>
          <table:table-cell table:style-name="ce112" office:value-type="float" office:value="288.753584822414" calcext:value-type="float">
            <text:p>288,753584822414</text:p>
          </table:table-cell>
          <table:table-cell table:style-name="ce352" office:value-type="float" office:value="106.196464025716" calcext:value-type="float">
            <text:p>106,196464025716</text:p>
          </table:table-cell>
          <table:table-cell table:style-name="ce236" office:value-type="float" office:value="78.9505530868866" calcext:value-type="float">
            <text:p>78,9505530868866</text:p>
          </table:table-cell>
          <table:table-cell table:style-name="ce388" office:value-type="float" office:value="320.62084396962" calcext:value-type="float">
            <text:p>320,62084396962</text:p>
          </table:table-cell>
          <table:table-cell table:style-name="ce319" office:value-type="float" office:value="232.302795373609" calcext:value-type="float">
            <text:p>232,302795373609</text:p>
          </table:table-cell>
          <table:table-cell table:style-name="ce283" office:value-type="float" office:value="969.603444774907" calcext:value-type="float">
            <text:p>969,603444774907</text:p>
          </table:table-cell>
          <table:table-cell table:style-name="ce451" office:value-type="float" office:value="969.956641702799" calcext:value-type="float">
            <text:p>969,956641702799</text:p>
          </table:table-cell>
          <table:table-cell table:style-name="ce459" office:value-type="float" office:value="968.956773091578" calcext:value-type="float">
            <text:p>968,956773091578</text:p>
          </table:table-cell>
          <table:table-cell table:style-name="ce39" office:value-type="float" office:value="969.35523942619" calcext:value-type="float">
            <text:p>969,35523942619</text:p>
          </table:table-cell>
          <table:table-cell table:style-name="ce488" office:value-type="float" office:value="970.063066614111" calcext:value-type="float">
            <text:p>970,063066614111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style-name="ce2" office:value-type="float" office:value="-697.948037815412" calcext:value-type="float">
            <text:p>-697,948037815412</text:p>
          </table:table-cell>
          <table:table-cell table:style-name="ce19" office:value-type="float" office:value="11.2942936815616" calcext:value-type="float">
            <text:p>11,2942936815616</text:p>
          </table:table-cell>
          <table:table-cell table:style-name="ce45" office:value-type="float" office:value="14.9336870026525" calcext:value-type="float">
            <text:p>14,9336870026525</text:p>
          </table:table-cell>
          <table:table-cell table:style-name="ce70" office:value-type="float" office:value="-171.758144596341" calcext:value-type="float">
            <text:p>-171,758144596341</text:p>
          </table:table-cell>
          <table:table-cell table:style-name="ce67" office:value-type="float" office:value="18.1092294089642" calcext:value-type="float">
            <text:p>18,1092294089642</text:p>
          </table:table-cell>
          <table:table-cell table:style-name="ce2" office:value-type="float" office:value="-789.299008604564" calcext:value-type="float">
            <text:p>-789,299008604564</text:p>
          </table:table-cell>
          <table:table-cell table:style-name="ce16" office:value-type="float" office:value="14.271417882529" calcext:value-type="float">
            <text:p>14,271417882529</text:p>
          </table:table-cell>
          <table:table-cell table:style-name="ce16" office:value-type="float" office:value="15.2843247287692" calcext:value-type="float">
            <text:p>15,2843247287692</text:p>
          </table:table-cell>
          <table:table-cell table:style-name="ce133" office:value-type="float" office:value="-190.441451552563" calcext:value-type="float">
            <text:p>-190,441451552563</text:p>
          </table:table-cell>
          <table:table-cell table:style-name="ce5" office:value-type="float" office:value="24.4463150018706" calcext:value-type="float">
            <text:p>24,4463150018706</text:p>
          </table:table-cell>
          <table:table-cell table:style-name="ce2" office:value-type="float" office:value="-122.0909338079" calcext:value-type="float">
            <text:p>-122,0909338079</text:p>
          </table:table-cell>
          <table:table-cell table:style-name="ce206" office:value-type="float" office:value="62.5923179593653" calcext:value-type="float">
            <text:p>62,5923179593653</text:p>
          </table:table-cell>
          <table:table-cell table:style-name="ce221" office:value-type="float" office:value="58.756241040091" calcext:value-type="float">
            <text:p>58,756241040091</text:p>
          </table:table-cell>
          <table:table-cell table:style-name="ce247" office:value-type="float" office:value="82.7598991546789" calcext:value-type="float">
            <text:p>82,7598991546789</text:p>
          </table:table-cell>
          <table:table-cell table:style-name="ce75" office:value-type="float" office:value="66.7348855603342" calcext:value-type="float">
            <text:p>66,7348855603342</text:p>
          </table:table-cell>
          <table:table-cell table:style-name="ce5" office:value-type="float" office:value="289.58479089849" calcext:value-type="float">
            <text:p>289,58479089849</text:p>
          </table:table-cell>
          <table:table-cell table:style-name="ce214" office:value-type="float" office:value="77.5869023982856" calcext:value-type="float">
            <text:p>77,5869023982856</text:p>
          </table:table-cell>
          <table:table-cell table:style-name="ce2" office:value-type="float" office:value="66.5034193690712" calcext:value-type="float">
            <text:p>66,5034193690712</text:p>
          </table:table-cell>
          <table:table-cell table:style-name="ce156" office:value-type="float" office:value="229.964939648924" calcext:value-type="float">
            <text:p>229,964939648924</text:p>
          </table:table-cell>
          <table:table-cell table:style-name="ce236" office:value-type="float" office:value="67.6433141092307" calcext:value-type="float">
            <text:p>67,6433141092307</text:p>
          </table:table-cell>
          <table:table-cell table:style-name="ce293" office:value-type="float" office:value="975.664528612893" calcext:value-type="float">
            <text:p>975,664528612893</text:p>
          </table:table-cell>
          <table:table-cell table:style-name="ce391" office:value-type="float" office:value="970.068441609632" calcext:value-type="float">
            <text:p>970,068441609632</text:p>
          </table:table-cell>
          <table:table-cell table:style-name="ce426" office:value-type="float" office:value="934.446196294837" calcext:value-type="float">
            <text:p>934,446196294837</text:p>
          </table:table-cell>
          <table:table-cell table:style-name="ce478" office:value-type="float" office:value="979.968705581634" calcext:value-type="float">
            <text:p>979,968705581634</text:p>
          </table:table-cell>
          <table:table-cell table:style-name="ce273" office:value-type="float" office:value="969.545992045007" calcext:value-type="float">
            <text:p>969,545992045007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22" office:value-type="float" office:value="22.7899068217371" calcext:value-type="float">
            <text:p>22,7899068217371</text:p>
          </table:table-cell>
          <table:table-cell table:style-name="ce19" office:value-type="float" office:value="11.5241787390329" calcext:value-type="float">
            <text:p>11,5241787390329</text:p>
          </table:table-cell>
          <table:table-cell table:style-name="ce6" office:value-type="float" office:value="14.4970414201183" calcext:value-type="float">
            <text:p>14,4970414201183</text:p>
          </table:table-cell>
          <table:table-cell table:style-name="ce71" office:value-type="float" office:value="-170.672651839761" calcext:value-type="float">
            <text:p>-170,672651839761</text:p>
          </table:table-cell>
          <table:table-cell table:style-name="ce5" office:value-type="float" office:value="25.2057403251037" calcext:value-type="float">
            <text:p>25,2057403251037</text:p>
          </table:table-cell>
          <table:table-cell table:style-name="ce5" office:value-type="float" office:value="24.6263561541339" calcext:value-type="float">
            <text:p>24,6263561541339</text:p>
          </table:table-cell>
          <table:table-cell table:style-name="ce18" office:value-type="float" office:value="16.017115600449" calcext:value-type="float">
            <text:p>16,017115600449</text:p>
          </table:table-cell>
          <table:table-cell table:style-name="ce4" office:value-type="float" office:value="14.1769547325104" calcext:value-type="float">
            <text:p>14,1769547325104</text:p>
          </table:table-cell>
          <table:table-cell table:style-name="ce134" office:value-type="float" office:value="-35.1893939393939" calcext:value-type="float">
            <text:p>-35,1893939393939</text:p>
          </table:table-cell>
          <table:table-cell table:style-name="ce17" office:value-type="float" office:value="22.4569771791994" calcext:value-type="float">
            <text:p>22,4569771791994</text:p>
          </table:table-cell>
          <table:table-cell table:style-name="ce5" office:value-type="float" office:value="139.362301646152" calcext:value-type="float">
            <text:p>139,362301646152</text:p>
          </table:table-cell>
          <table:table-cell table:style-name="ce207" office:value-type="float" office:value="63.2932918087894" calcext:value-type="float">
            <text:p>63,2932918087894</text:p>
          </table:table-cell>
          <table:table-cell table:style-name="ce221" office:value-type="float" office:value="58.756241040091" calcext:value-type="float">
            <text:p>58,756241040091</text:p>
          </table:table-cell>
          <table:table-cell table:style-name="ce49" office:value-type="float" office:value="130.070196252904" calcext:value-type="float">
            <text:p>130,070196252904</text:p>
          </table:table-cell>
          <table:table-cell table:style-name="ce125" office:value-type="float" office:value="113.970043007563" calcext:value-type="float">
            <text:p>113,970043007563</text:p>
          </table:table-cell>
          <table:table-cell table:style-name="ce316" office:value-type="float" office:value="241.061737732817" calcext:value-type="float">
            <text:p>241,061737732817</text:p>
          </table:table-cell>
          <table:table-cell table:style-name="ce353" office:value-type="float" office:value="81.463868141565" calcext:value-type="float">
            <text:p>81,463868141565</text:p>
          </table:table-cell>
          <table:table-cell table:style-name="ce236" office:value-type="float" office:value="67.3398254073303" calcext:value-type="float">
            <text:p>67,3398254073303</text:p>
          </table:table-cell>
          <table:table-cell table:style-name="ce389" office:value-type="float" office:value="209.710693013142" calcext:value-type="float">
            <text:p>209,710693013142</text:p>
          </table:table-cell>
          <table:table-cell table:style-name="ce349" office:value-type="float" office:value="173.37587847846" calcext:value-type="float">
            <text:p>173,37587847846</text:p>
          </table:table-cell>
          <table:table-cell table:style-name="ce399" office:value-type="float" office:value="969.424517146236" calcext:value-type="float">
            <text:p>969,424517146236</text:p>
          </table:table-cell>
          <table:table-cell table:style-name="ce391" office:value-type="float" office:value="970.063066614111" calcext:value-type="float">
            <text:p>970,063066614111</text:p>
          </table:table-cell>
          <table:table-cell table:style-name="ce426" office:value-type="float" office:value="934.446196294837" calcext:value-type="float">
            <text:p>934,446196294837</text:p>
          </table:table-cell>
          <table:table-cell table:style-name="ce5" office:value-type="float" office:value="986.742633270028" calcext:value-type="float">
            <text:p>986,742633270028</text:p>
          </table:table-cell>
          <table:table-cell table:style-name="ce2" office:value-type="float" office:value="916.070161608199" calcext:value-type="float">
            <text:p>916,070161608199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formula="of:=RANK([.C139]; OFFSET([.$C139]; 0; 0; 1; 5))" office:value-type="float" office:value="5" calcext:value-type="float">
            <text:p>5</text:p>
          </table:table-cell>
          <table:table-cell table:formula="of:=RANK([.D139]; OFFSET([.$C139]; 0; 0; 1; 5))" office:value-type="float" office:value="3" calcext:value-type="float">
            <text:p>3</text:p>
          </table:table-cell>
          <table:table-cell table:formula="of:=RANK([.E139]; OFFSET([.$C139]; 0; 0; 1; 5))" office:value-type="float" office:value="2" calcext:value-type="float">
            <text:p>2</text:p>
          </table:table-cell>
          <table:table-cell table:formula="of:=RANK([.F139]; OFFSET([.$C139]; 0; 0; 1; 5))" office:value-type="float" office:value="1" calcext:value-type="float">
            <text:p>1</text:p>
          </table:table-cell>
          <table:table-cell table:formula="of:=RANK([.G139]; OFFSET([.$C139]; 0; 0; 1; 5))" office:value-type="float" office:value="4" calcext:value-type="float">
            <text:p>4</text:p>
          </table:table-cell>
          <table:table-cell table:formula="of:=RANK([.H139];[.$H139:.$L139];)" office:value-type="float" office:value="5" calcext:value-type="float">
            <text:p>5</text:p>
          </table:table-cell>
          <table:table-cell table:formula="of:=RANK([.I139];[.$H139:.$L139];)" office:value-type="float" office:value="3" calcext:value-type="float">
            <text:p>3</text:p>
          </table:table-cell>
          <table:table-cell table:formula="of:=RANK([.J139];[.$H139:.$L139];)" office:value-type="float" office:value="4" calcext:value-type="float">
            <text:p>4</text:p>
          </table:table-cell>
          <table:table-cell table:formula="of:=RANK([.K139];[.$H139:.$L139];)" office:value-type="float" office:value="1" calcext:value-type="float">
            <text:p>1</text:p>
          </table:table-cell>
          <table:table-cell table:formula="of:=RANK([.L139];[.$H139:.$L139];)" office:value-type="float" office:value="2" calcext:value-type="float">
            <text:p>2</text:p>
          </table:table-cell>
          <table:table-cell table:formula="of:=RANK([.M139];[.$M139:.$Q139];)" office:value-type="float" office:value="5" calcext:value-type="float">
            <text:p>5</text:p>
          </table:table-cell>
          <table:table-cell table:formula="of:=RANK([.N139];[.$M139:.$Q139];)" office:value-type="float" office:value="2" calcext:value-type="float">
            <text:p>2</text:p>
          </table:table-cell>
          <table:table-cell table:formula="of:=RANK([.O139];[.$M139:.$Q139];)" office:value-type="float" office:value="3" calcext:value-type="float">
            <text:p>3</text:p>
          </table:table-cell>
          <table:table-cell table:formula="of:=RANK([.P139];[.$M139:.$Q139];)" office:value-type="float" office:value="1" calcext:value-type="float">
            <text:p>1</text:p>
          </table:table-cell>
          <table:table-cell table:formula="of:=RANK([.Q139];[.$M139:.$Q139];)" office:value-type="float" office:value="4" calcext:value-type="float">
            <text:p>4</text:p>
          </table:table-cell>
          <table:table-cell table:formula="of:=RANK([.R139];[.$R139:.$V139];)" office:value-type="float" office:value="5" calcext:value-type="float">
            <text:p>5</text:p>
          </table:table-cell>
          <table:table-cell table:formula="of:=RANK([.S139];[.$R139:.$V139];)" office:value-type="float" office:value="4" calcext:value-type="float">
            <text:p>4</text:p>
          </table:table-cell>
          <table:table-cell table:formula="of:=RANK([.T139];[.$R139:.$V139];)" office:value-type="float" office:value="3" calcext:value-type="float">
            <text:p>3</text:p>
          </table:table-cell>
          <table:table-cell table:formula="of:=RANK([.U139];[.$R139:.$V139];)" office:value-type="float" office:value="1" calcext:value-type="float">
            <text:p>1</text:p>
          </table:table-cell>
          <table:table-cell table:formula="of:=RANK([.V139];[.$R139:.$V139];)" office:value-type="float" office:value="2" calcext:value-type="float">
            <text:p>2</text:p>
          </table:table-cell>
          <table:table-cell table:formula="of:=RANK([.W139];[.$W139:.$AA139];)" office:value-type="float" office:value="5" calcext:value-type="float">
            <text:p>5</text:p>
          </table:table-cell>
          <table:table-cell table:formula="of:=RANK([.X139];[.$W139:.$AA139];)" office:value-type="float" office:value="3" calcext:value-type="float">
            <text:p>3</text:p>
          </table:table-cell>
          <table:table-cell table:formula="of:=RANK([.Y139];[.$W139:.$AA139];)" office:value-type="float" office:value="4" calcext:value-type="float">
            <text:p>4</text:p>
          </table:table-cell>
          <table:table-cell table:formula="of:=RANK([.Z139];[.$W139:.$AA139];)" office:value-type="float" office:value="1" calcext:value-type="float">
            <text:p>1</text:p>
          </table:table-cell>
          <table:table-cell table:formula="of:=RANK([.AA139];[.$W139:.$AA139];)" office:value-type="float" office:value="2" calcext:value-type="float">
            <text:p>2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40]; OFFSET([.$C140]; 0; 0; 1; 5))" office:value-type="float" office:value="1" calcext:value-type="float">
            <text:p>1</text:p>
          </table:table-cell>
          <table:table-cell table:formula="of:=RANK([.D140]; OFFSET([.$C140]; 0; 0; 1; 5))" office:value-type="float" office:value="4" calcext:value-type="float">
            <text:p>4</text:p>
          </table:table-cell>
          <table:table-cell table:formula="of:=RANK([.E140]; OFFSET([.$C140]; 0; 0; 1; 5))" office:value-type="float" office:value="3" calcext:value-type="float">
            <text:p>3</text:p>
          </table:table-cell>
          <table:table-cell table:formula="of:=RANK([.F140]; OFFSET([.$C140]; 0; 0; 1; 5))" office:value-type="float" office:value="2" calcext:value-type="float">
            <text:p>2</text:p>
          </table:table-cell>
          <table:table-cell table:formula="of:=RANK([.G140]; OFFSET([.$C140]; 0; 0; 1; 5))" office:value-type="float" office:value="5" calcext:value-type="float">
            <text:p>5</text:p>
          </table:table-cell>
          <table:table-cell table:formula="of:=RANK([.H140];[.$H140:.$L140];)" office:value-type="float" office:value="2" calcext:value-type="float">
            <text:p>2</text:p>
          </table:table-cell>
          <table:table-cell table:formula="of:=RANK([.I140];[.$H140:.$L140];)" office:value-type="float" office:value="4" calcext:value-type="float">
            <text:p>4</text:p>
          </table:table-cell>
          <table:table-cell table:formula="of:=RANK([.J140];[.$H140:.$L140];)" office:value-type="float" office:value="5" calcext:value-type="float">
            <text:p>5</text:p>
          </table:table-cell>
          <table:table-cell table:formula="of:=RANK([.K140];[.$H140:.$L140];)" office:value-type="float" office:value="3" calcext:value-type="float">
            <text:p>3</text:p>
          </table:table-cell>
          <table:table-cell table:formula="of:=RANK([.L140];[.$H140:.$L140];)" office:value-type="float" office:value="1" calcext:value-type="float">
            <text:p>1</text:p>
          </table:table-cell>
          <table:table-cell table:formula="of:=RANK([.M140];[.$M140:.$Q140];)" office:value-type="float" office:value="1" calcext:value-type="float">
            <text:p>1</text:p>
          </table:table-cell>
          <table:table-cell table:formula="of:=RANK([.N140];[.$M140:.$Q140];)" office:value-type="float" office:value="3" calcext:value-type="float">
            <text:p>3</text:p>
          </table:table-cell>
          <table:table-cell table:formula="of:=RANK([.O140];[.$M140:.$Q140];)" office:value-type="float" office:value="5" calcext:value-type="float">
            <text:p>5</text:p>
          </table:table-cell>
          <table:table-cell table:formula="of:=RANK([.P140];[.$M140:.$Q140];)" office:value-type="float" office:value="2" calcext:value-type="float">
            <text:p>2</text:p>
          </table:table-cell>
          <table:table-cell table:formula="of:=RANK([.Q140];[.$M140:.$Q140];)" office:value-type="float" office:value="4" calcext:value-type="float">
            <text:p>4</text:p>
          </table:table-cell>
          <table:table-cell table:formula="of:=RANK([.R140];[.$R140:.$V140];)" office:value-type="float" office:value="1" calcext:value-type="float">
            <text:p>1</text:p>
          </table:table-cell>
          <table:table-cell table:formula="of:=RANK([.S140];[.$R140:.$V140];)" office:value-type="float" office:value="5" calcext:value-type="float">
            <text:p>5</text:p>
          </table:table-cell>
          <table:table-cell table:formula="of:=RANK([.T140];[.$R140:.$V140];)" office:value-type="float" office:value="4" calcext:value-type="float">
            <text:p>4</text:p>
          </table:table-cell>
          <table:table-cell table:formula="of:=RANK([.U140];[.$R140:.$V140];)" office:value-type="float" office:value="2" calcext:value-type="float">
            <text:p>2</text:p>
          </table:table-cell>
          <table:table-cell table:formula="of:=RANK([.V140];[.$R140:.$V140];)" office:value-type="float" office:value="3" calcext:value-type="float">
            <text:p>3</text:p>
          </table:table-cell>
          <table:table-cell table:formula="of:=RANK([.W140];[.$W140:.$AA140];)" office:value-type="float" office:value="3" calcext:value-type="float">
            <text:p>3</text:p>
          </table:table-cell>
          <table:table-cell table:formula="of:=RANK([.X140];[.$W140:.$AA140];)" office:value-type="float" office:value="4" calcext:value-type="float">
            <text:p>4</text:p>
          </table:table-cell>
          <table:table-cell table:formula="of:=RANK([.Y140];[.$W140:.$AA140];)" office:value-type="float" office:value="5" calcext:value-type="float">
            <text:p>5</text:p>
          </table:table-cell>
          <table:table-cell table:formula="of:=RANK([.Z140];[.$W140:.$AA140];)" office:value-type="float" office:value="2" calcext:value-type="float">
            <text:p>2</text:p>
          </table:table-cell>
          <table:table-cell table:formula="of:=RANK([.AA140];[.$W140:.$AA140];)" office:value-type="float" office:value="1" calcext:value-type="float">
            <text:p>1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formula="of:=RANK([.C141]; OFFSET([.$C141]; 0; 0; 1; 5))" office:value-type="float" office:value="5" calcext:value-type="float">
            <text:p>5</text:p>
          </table:table-cell>
          <table:table-cell table:formula="of:=RANK([.D141]; OFFSET([.$C141]; 0; 0; 1; 5))" office:value-type="float" office:value="3" calcext:value-type="float">
            <text:p>3</text:p>
          </table:table-cell>
          <table:table-cell table:formula="of:=RANK([.E141]; OFFSET([.$C141]; 0; 0; 1; 5))" office:value-type="float" office:value="4" calcext:value-type="float">
            <text:p>4</text:p>
          </table:table-cell>
          <table:table-cell table:formula="of:=RANK([.F141]; OFFSET([.$C141]; 0; 0; 1; 5))" office:value-type="float" office:value="1" calcext:value-type="float">
            <text:p>1</text:p>
          </table:table-cell>
          <table:table-cell table:formula="of:=RANK([.G141]; OFFSET([.$C141]; 0; 0; 1; 5))" office:value-type="float" office:value="2" calcext:value-type="float">
            <text:p>2</text:p>
          </table:table-cell>
          <table:table-cell table:formula="of:=RANK([.H141];[.$H141:.$L141];)" office:value-type="float" office:value="2" calcext:value-type="float">
            <text:p>2</text:p>
          </table:table-cell>
          <table:table-cell table:formula="of:=RANK([.I141];[.$H141:.$L141];)" office:value-type="float" office:value="3" calcext:value-type="float">
            <text:p>3</text:p>
          </table:table-cell>
          <table:table-cell table:formula="of:=RANK([.J141];[.$H141:.$L141];)" office:value-type="float" office:value="4" calcext:value-type="float">
            <text:p>4</text:p>
          </table:table-cell>
          <table:table-cell table:formula="of:=RANK([.K141];[.$H141:.$L141];)" office:value-type="float" office:value="5" calcext:value-type="float">
            <text:p>5</text:p>
          </table:table-cell>
          <table:table-cell table:formula="of:=RANK([.L141];[.$H141:.$L141];)" office:value-type="float" office:value="1" calcext:value-type="float">
            <text:p>1</text:p>
          </table:table-cell>
          <table:table-cell table:formula="of:=RANK([.M141];[.$M141:.$Q141];)" office:value-type="float" office:value="5" calcext:value-type="float">
            <text:p>5</text:p>
          </table:table-cell>
          <table:table-cell table:formula="of:=RANK([.N141];[.$M141:.$Q141];)" office:value-type="float" office:value="2" calcext:value-type="float">
            <text:p>2</text:p>
          </table:table-cell>
          <table:table-cell table:formula="of:=RANK([.O141];[.$M141:.$Q141];)" office:value-type="float" office:value="4" calcext:value-type="float">
            <text:p>4</text:p>
          </table:table-cell>
          <table:table-cell table:formula="of:=RANK([.P141];[.$M141:.$Q141];)" office:value-type="float" office:value="1" calcext:value-type="float">
            <text:p>1</text:p>
          </table:table-cell>
          <table:table-cell table:formula="of:=RANK([.Q141];[.$M141:.$Q141];)" office:value-type="float" office:value="3" calcext:value-type="float">
            <text:p>3</text:p>
          </table:table-cell>
          <table:table-cell table:formula="of:=RANK([.R141];[.$R141:.$V141];)" office:value-type="float" office:value="4" calcext:value-type="float">
            <text:p>4</text:p>
          </table:table-cell>
          <table:table-cell table:formula="of:=RANK([.S141];[.$R141:.$V141];)" office:value-type="float" office:value="2" calcext:value-type="float">
            <text:p>2</text:p>
          </table:table-cell>
          <table:table-cell table:formula="of:=RANK([.T141];[.$R141:.$V141];)" office:value-type="float" office:value="5" calcext:value-type="float">
            <text:p>5</text:p>
          </table:table-cell>
          <table:table-cell table:formula="of:=RANK([.U141];[.$R141:.$V141];)" office:value-type="float" office:value="1" calcext:value-type="float">
            <text:p>1</text:p>
          </table:table-cell>
          <table:table-cell table:formula="of:=RANK([.V141];[.$R141:.$V141];)" office:value-type="float" office:value="3" calcext:value-type="float">
            <text:p>3</text:p>
          </table:table-cell>
          <table:table-cell table:formula="of:=RANK([.W141];[.$W141:.$AA141];)" office:value-type="float" office:value="4" calcext:value-type="float">
            <text:p>4</text:p>
          </table:table-cell>
          <table:table-cell table:formula="of:=RANK([.X141];[.$W141:.$AA141];)" office:value-type="float" office:value="2" calcext:value-type="float">
            <text:p>2</text:p>
          </table:table-cell>
          <table:table-cell table:formula="of:=RANK([.Y141];[.$W141:.$AA141];)" office:value-type="float" office:value="5" calcext:value-type="float">
            <text:p>5</text:p>
          </table:table-cell>
          <table:table-cell table:formula="of:=RANK([.Z141];[.$W141:.$AA141];)" office:value-type="float" office:value="1" calcext:value-type="float">
            <text:p>1</text:p>
          </table:table-cell>
          <table:table-cell table:formula="of:=RANK([.AA141];[.$W141:.$AA141];)" office:value-type="float" office:value="3" calcext:value-type="float">
            <text:p>3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42]; OFFSET([.$C142]; 0; 0; 1; 5))" office:value-type="float" office:value="5" calcext:value-type="float">
            <text:p>5</text:p>
          </table:table-cell>
          <table:table-cell table:formula="of:=RANK([.D142]; OFFSET([.$C142]; 0; 0; 1; 5))" office:value-type="float" office:value="2" calcext:value-type="float">
            <text:p>2</text:p>
          </table:table-cell>
          <table:table-cell table:formula="of:=RANK([.E142]; OFFSET([.$C142]; 0; 0; 1; 5))" office:value-type="float" office:value="3" calcext:value-type="float">
            <text:p>3</text:p>
          </table:table-cell>
          <table:table-cell table:formula="of:=RANK([.F142]; OFFSET([.$C142]; 0; 0; 1; 5))" office:value-type="float" office:value="1" calcext:value-type="float">
            <text:p>1</text:p>
          </table:table-cell>
          <table:table-cell table:formula="of:=RANK([.G142]; OFFSET([.$C142]; 0; 0; 1; 5))" office:value-type="float" office:value="4" calcext:value-type="float">
            <text:p>4</text:p>
          </table:table-cell>
          <table:table-cell table:formula="of:=RANK([.H142];[.$H142:.$L142];)" office:value-type="float" office:value="4" calcext:value-type="float">
            <text:p>4</text:p>
          </table:table-cell>
          <table:table-cell table:formula="of:=RANK([.I142];[.$H142:.$L142];)" office:value-type="float" office:value="5" calcext:value-type="float">
            <text:p>5</text:p>
          </table:table-cell>
          <table:table-cell table:formula="of:=RANK([.J142];[.$H142:.$L142];)" office:value-type="float" office:value="1" calcext:value-type="float">
            <text:p>1</text:p>
          </table:table-cell>
          <table:table-cell table:formula="of:=RANK([.K142];[.$H142:.$L142];)" office:value-type="float" office:value="3" calcext:value-type="float">
            <text:p>3</text:p>
          </table:table-cell>
          <table:table-cell table:formula="of:=RANK([.L142];[.$H142:.$L142];)" office:value-type="float" office:value="2" calcext:value-type="float">
            <text:p>2</text:p>
          </table:table-cell>
          <table:table-cell table:formula="of:=RANK([.M142];[.$M142:.$Q142];)" office:value-type="float" office:value="5" calcext:value-type="float">
            <text:p>5</text:p>
          </table:table-cell>
          <table:table-cell table:formula="of:=RANK([.N142];[.$M142:.$Q142];)" office:value-type="float" office:value="1" calcext:value-type="float">
            <text:p>1</text:p>
          </table:table-cell>
          <table:table-cell table:formula="of:=RANK([.O142];[.$M142:.$Q142];)" office:value-type="float" office:value="4" calcext:value-type="float">
            <text:p>4</text:p>
          </table:table-cell>
          <table:table-cell table:formula="of:=RANK([.P142];[.$M142:.$Q142];)" office:value-type="float" office:value="3" calcext:value-type="float">
            <text:p>3</text:p>
          </table:table-cell>
          <table:table-cell table:formula="of:=RANK([.Q142];[.$M142:.$Q142];)" office:value-type="float" office:value="2" calcext:value-type="float">
            <text:p>2</text:p>
          </table:table-cell>
          <table:table-cell table:formula="of:=RANK([.R142];[.$R142:.$V142];)" office:value-type="float" office:value="3" calcext:value-type="float">
            <text:p>3</text:p>
          </table:table-cell>
          <table:table-cell table:formula="of:=RANK([.S142];[.$R142:.$V142];)" office:value-type="float" office:value="4" calcext:value-type="float">
            <text:p>4</text:p>
          </table:table-cell>
          <table:table-cell table:formula="of:=RANK([.T142];[.$R142:.$V142];)" office:value-type="float" office:value="5" calcext:value-type="float">
            <text:p>5</text:p>
          </table:table-cell>
          <table:table-cell table:formula="of:=RANK([.U142];[.$R142:.$V142];)" office:value-type="float" office:value="2" calcext:value-type="float">
            <text:p>2</text:p>
          </table:table-cell>
          <table:table-cell table:formula="of:=RANK([.V142];[.$R142:.$V142];)" office:value-type="float" office:value="1" calcext:value-type="float">
            <text:p>1</text:p>
          </table:table-cell>
          <table:table-cell table:formula="of:=RANK([.W142];[.$W142:.$AA142];)" office:value-type="float" office:value="1" calcext:value-type="float">
            <text:p>1</text:p>
          </table:table-cell>
          <table:table-cell table:formula="of:=RANK([.X142];[.$W142:.$AA142];)" office:value-type="float" office:value="4" calcext:value-type="float">
            <text:p>4</text:p>
          </table:table-cell>
          <table:table-cell table:formula="of:=RANK([.Y142];[.$W142:.$AA142];)" office:value-type="float" office:value="5" calcext:value-type="float">
            <text:p>5</text:p>
          </table:table-cell>
          <table:table-cell table:formula="of:=RANK([.Z142];[.$W142:.$AA142];)" office:value-type="float" office:value="3" calcext:value-type="float">
            <text:p>3</text:p>
          </table:table-cell>
          <table:table-cell table:formula="of:=RANK([.AA142];[.$W142:.$AA142];)" office:value-type="float" office:value="2" calcext:value-type="float">
            <text:p>2</text:p>
          </table:table-cell>
          <table:table-cell/>
          <table:table-cell table:style-name="ce989"/>
          <table:table-cell table:style-name="ce495" table:number-columns-repeated="3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formula="of:=RANK([.C143]; OFFSET([.$C143]; 0; 0; 1; 5))" office:value-type="float" office:value="5" calcext:value-type="float">
            <text:p>5</text:p>
          </table:table-cell>
          <table:table-cell table:formula="of:=RANK([.D143]; OFFSET([.$C143]; 0; 0; 1; 5))" office:value-type="float" office:value="3" calcext:value-type="float">
            <text:p>3</text:p>
          </table:table-cell>
          <table:table-cell table:formula="of:=RANK([.E143]; OFFSET([.$C143]; 0; 0; 1; 5))" office:value-type="float" office:value="2" calcext:value-type="float">
            <text:p>2</text:p>
          </table:table-cell>
          <table:table-cell table:formula="of:=RANK([.F143]; OFFSET([.$C143]; 0; 0; 1; 5))" office:value-type="float" office:value="4" calcext:value-type="float">
            <text:p>4</text:p>
          </table:table-cell>
          <table:table-cell table:formula="of:=RANK([.G143]; OFFSET([.$C143]; 0; 0; 1; 5))" office:value-type="float" office:value="1" calcext:value-type="float">
            <text:p>1</text:p>
          </table:table-cell>
          <table:table-cell table:formula="of:=RANK([.H143];[.$H143:.$L143];)" office:value-type="float" office:value="5" calcext:value-type="float">
            <text:p>5</text:p>
          </table:table-cell>
          <table:table-cell table:formula="of:=RANK([.I143];[.$H143:.$L143];)" office:value-type="float" office:value="3" calcext:value-type="float">
            <text:p>3</text:p>
          </table:table-cell>
          <table:table-cell table:formula="of:=RANK([.J143];[.$H143:.$L143];)" office:value-type="float" office:value="4" calcext:value-type="float">
            <text:p>4</text:p>
          </table:table-cell>
          <table:table-cell table:formula="of:=RANK([.K143];[.$H143:.$L143];)" office:value-type="float" office:value="1" calcext:value-type="float">
            <text:p>1</text:p>
          </table:table-cell>
          <table:table-cell table:formula="of:=RANK([.L143];[.$H143:.$L143];)" office:value-type="float" office:value="2" calcext:value-type="float">
            <text:p>2</text:p>
          </table:table-cell>
          <table:table-cell table:formula="of:=RANK([.M143];[.$M143:.$Q143];)" office:value-type="float" office:value="2" calcext:value-type="float">
            <text:p>2</text:p>
          </table:table-cell>
          <table:table-cell table:formula="of:=RANK([.N143];[.$M143:.$Q143];)" office:value-type="float" office:value="3" calcext:value-type="float">
            <text:p>3</text:p>
          </table:table-cell>
          <table:table-cell table:formula="of:=RANK([.O143];[.$M143:.$Q143];)" office:value-type="float" office:value="5" calcext:value-type="float">
            <text:p>5</text:p>
          </table:table-cell>
          <table:table-cell table:formula="of:=RANK([.P143];[.$M143:.$Q143];)" office:value-type="float" office:value="1" calcext:value-type="float">
            <text:p>1</text:p>
          </table:table-cell>
          <table:table-cell table:formula="of:=RANK([.Q143];[.$M143:.$Q143];)" office:value-type="float" office:value="4" calcext:value-type="float">
            <text:p>4</text:p>
          </table:table-cell>
          <table:table-cell table:formula="of:=RANK([.R143];[.$R143:.$V143];)" office:value-type="float" office:value="1" calcext:value-type="float">
            <text:p>1</text:p>
          </table:table-cell>
          <table:table-cell table:formula="of:=RANK([.S143];[.$R143:.$V143];)" office:value-type="float" office:value="3" calcext:value-type="float">
            <text:p>3</text:p>
          </table:table-cell>
          <table:table-cell table:formula="of:=RANK([.T143];[.$R143:.$V143];)" office:value-type="float" office:value="4" calcext:value-type="float">
            <text:p>4</text:p>
          </table:table-cell>
          <table:table-cell table:formula="of:=RANK([.U143];[.$R143:.$V143];)" office:value-type="float" office:value="2" calcext:value-type="float">
            <text:p>2</text:p>
          </table:table-cell>
          <table:table-cell table:formula="of:=RANK([.V143];[.$R143:.$V143];)" office:value-type="float" office:value="5" calcext:value-type="float">
            <text:p>5</text:p>
          </table:table-cell>
          <table:table-cell table:formula="of:=RANK([.W143];[.$W143:.$AA143];)" office:value-type="float" office:value="5" calcext:value-type="float">
            <text:p>5</text:p>
          </table:table-cell>
          <table:table-cell table:formula="of:=RANK([.X143];[.$W143:.$AA143];)" office:value-type="float" office:value="2" calcext:value-type="float">
            <text:p>2</text:p>
          </table:table-cell>
          <table:table-cell table:formula="of:=RANK([.Y143];[.$W143:.$AA143];)" office:value-type="float" office:value="3" calcext:value-type="float">
            <text:p>3</text:p>
          </table:table-cell>
          <table:table-cell table:formula="of:=RANK([.Z143];[.$W143:.$AA143];)" office:value-type="float" office:value="1" calcext:value-type="float">
            <text:p>1</text:p>
          </table:table-cell>
          <table:table-cell table:formula="of:=RANK([.AA143];[.$W143:.$AA143];)" office:value-type="float" office:value="4" calcext:value-type="float">
            <text:p>4</text:p>
          </table:table-cell>
          <table:table-cell/>
          <table:table-cell table:style-name="ce989"/>
          <table:table-cell table:style-name="ce495" table:number-columns-repeated="3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44]; OFFSET([.$C144]; 0; 0; 1; 5))" office:value-type="float" office:value="1" calcext:value-type="float">
            <text:p>1</text:p>
          </table:table-cell>
          <table:table-cell table:formula="of:=RANK([.D144]; OFFSET([.$C144]; 0; 0; 1; 5))" office:value-type="float" office:value="5" calcext:value-type="float">
            <text:p>5</text:p>
          </table:table-cell>
          <table:table-cell table:formula="of:=RANK([.E144]; OFFSET([.$C144]; 0; 0; 1; 5))" office:value-type="float" office:value="3" calcext:value-type="float">
            <text:p>3</text:p>
          </table:table-cell>
          <table:table-cell table:formula="of:=RANK([.F144]; OFFSET([.$C144]; 0; 0; 1; 5))" office:value-type="float" office:value="4" calcext:value-type="float">
            <text:p>4</text:p>
          </table:table-cell>
          <table:table-cell table:formula="of:=RANK([.G144]; OFFSET([.$C144]; 0; 0; 1; 5))" office:value-type="float" office:value="1" calcext:value-type="float">
            <text:p>1</text:p>
          </table:table-cell>
          <table:table-cell table:formula="of:=RANK([.H144];[.$H144:.$L144];)" office:value-type="float" office:value="1" calcext:value-type="float">
            <text:p>1</text:p>
          </table:table-cell>
          <table:table-cell table:formula="of:=RANK([.I144];[.$H144:.$L144];)" office:value-type="float" office:value="4" calcext:value-type="float">
            <text:p>4</text:p>
          </table:table-cell>
          <table:table-cell table:formula="of:=RANK([.J144];[.$H144:.$L144];)" office:value-type="float" office:value="5" calcext:value-type="float">
            <text:p>5</text:p>
          </table:table-cell>
          <table:table-cell table:formula="of:=RANK([.K144];[.$H144:.$L144];)" office:value-type="float" office:value="3" calcext:value-type="float">
            <text:p>3</text:p>
          </table:table-cell>
          <table:table-cell table:formula="of:=RANK([.L144];[.$H144:.$L144];)" office:value-type="float" office:value="1" calcext:value-type="float">
            <text:p>1</text:p>
          </table:table-cell>
          <table:table-cell table:formula="of:=RANK([.M144];[.$M144:.$Q144];)" office:value-type="float" office:value="1" calcext:value-type="float">
            <text:p>1</text:p>
          </table:table-cell>
          <table:table-cell table:formula="of:=RANK([.N144];[.$M144:.$Q144];)" office:value-type="float" office:value="4" calcext:value-type="float">
            <text:p>4</text:p>
          </table:table-cell>
          <table:table-cell table:formula="of:=RANK([.O144];[.$M144:.$Q144];)" office:value-type="float" office:value="5" calcext:value-type="float">
            <text:p>5</text:p>
          </table:table-cell>
          <table:table-cell table:formula="of:=RANK([.P144];[.$M144:.$Q144];)" office:value-type="float" office:value="3" calcext:value-type="float">
            <text:p>3</text:p>
          </table:table-cell>
          <table:table-cell table:formula="of:=RANK([.Q144];[.$M144:.$Q144];)" office:value-type="float" office:value="1" calcext:value-type="float">
            <text:p>1</text:p>
          </table:table-cell>
          <table:table-cell table:formula="of:=RANK([.R144];[.$R144:.$V144];)" office:value-type="float" office:value="1" calcext:value-type="float">
            <text:p>1</text:p>
          </table:table-cell>
          <table:table-cell table:formula="of:=RANK([.S144];[.$R144:.$V144];)" office:value-type="float" office:value="4" calcext:value-type="float">
            <text:p>4</text:p>
          </table:table-cell>
          <table:table-cell table:formula="of:=RANK([.T144];[.$R144:.$V144];)" office:value-type="float" office:value="5" calcext:value-type="float">
            <text:p>5</text:p>
          </table:table-cell>
          <table:table-cell table:formula="of:=RANK([.U144];[.$R144:.$V144];)" office:value-type="float" office:value="3" calcext:value-type="float">
            <text:p>3</text:p>
          </table:table-cell>
          <table:table-cell table:formula="of:=RANK([.V144];[.$R144:.$V144];)" office:value-type="float" office:value="1" calcext:value-type="float">
            <text:p>1</text:p>
          </table:table-cell>
          <table:table-cell table:formula="of:=RANK([.W144];[.$W144:.$AA144];)" office:value-type="float" office:value="3" calcext:value-type="float">
            <text:p>3</text:p>
          </table:table-cell>
          <table:table-cell table:formula="of:=RANK([.X144];[.$W144:.$AA144];)" office:value-type="float" office:value="1" calcext:value-type="float">
            <text:p>1</text:p>
          </table:table-cell>
          <table:table-cell table:formula="of:=RANK([.Y144];[.$W144:.$AA144];)" office:value-type="float" office:value="2" calcext:value-type="float">
            <text:p>2</text:p>
          </table:table-cell>
          <table:table-cell table:formula="of:=RANK([.Z144];[.$W144:.$AA144];)" office:value-type="float" office:value="5" calcext:value-type="float">
            <text:p>5</text:p>
          </table:table-cell>
          <table:table-cell table:formula="of:=RANK([.AA144];[.$W144:.$AA144];)" office:value-type="float" office:value="4" calcext:value-type="float">
            <text:p>4</text:p>
          </table:table-cell>
          <table:table-cell/>
          <table:table-cell table:style-name="ce989"/>
          <table:table-cell table:style-name="ce495" table:number-columns-repeated="3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formula="of:=RANK([.C145]; OFFSET([.$C145]; 0; 0; 1; 5))" office:value-type="float" office:value="5" calcext:value-type="float">
            <text:p>5</text:p>
          </table:table-cell>
          <table:table-cell table:formula="of:=RANK([.D145]; OFFSET([.$C145]; 0; 0; 1; 5))" office:value-type="float" office:value="3" calcext:value-type="float">
            <text:p>3</text:p>
          </table:table-cell>
          <table:table-cell table:formula="of:=RANK([.E145]; OFFSET([.$C145]; 0; 0; 1; 5))" office:value-type="float" office:value="1" calcext:value-type="float">
            <text:p>1</text:p>
          </table:table-cell>
          <table:table-cell table:formula="of:=RANK([.F145]; OFFSET([.$C145]; 0; 0; 1; 5))" office:value-type="float" office:value="4" calcext:value-type="float">
            <text:p>4</text:p>
          </table:table-cell>
          <table:table-cell table:formula="of:=RANK([.G145]; OFFSET([.$C145]; 0; 0; 1; 5))" office:value-type="float" office:value="2" calcext:value-type="float">
            <text:p>2</text:p>
          </table:table-cell>
          <table:table-cell table:formula="of:=RANK([.H145];[.$H145:.$L145];)" office:value-type="float" office:value="5" calcext:value-type="float">
            <text:p>5</text:p>
          </table:table-cell>
          <table:table-cell table:formula="of:=RANK([.I145];[.$H145:.$L145];)" office:value-type="float" office:value="3" calcext:value-type="float">
            <text:p>3</text:p>
          </table:table-cell>
          <table:table-cell table:formula="of:=RANK([.J145];[.$H145:.$L145];)" office:value-type="float" office:value="1" calcext:value-type="float">
            <text:p>1</text:p>
          </table:table-cell>
          <table:table-cell table:formula="of:=RANK([.K145];[.$H145:.$L145];)" office:value-type="float" office:value="4" calcext:value-type="float">
            <text:p>4</text:p>
          </table:table-cell>
          <table:table-cell table:formula="of:=RANK([.L145];[.$H145:.$L145];)" office:value-type="float" office:value="2" calcext:value-type="float">
            <text:p>2</text:p>
          </table:table-cell>
          <table:table-cell table:formula="of:=RANK([.M145];[.$M145:.$Q145];)" office:value-type="float" office:value="1" calcext:value-type="float">
            <text:p>1</text:p>
          </table:table-cell>
          <table:table-cell table:formula="of:=RANK([.N145];[.$M145:.$Q145];)" office:value-type="float" office:value="3" calcext:value-type="float">
            <text:p>3</text:p>
          </table:table-cell>
          <table:table-cell table:formula="of:=RANK([.O145];[.$M145:.$Q145];)" office:value-type="float" office:value="5" calcext:value-type="float">
            <text:p>5</text:p>
          </table:table-cell>
          <table:table-cell table:formula="of:=RANK([.P145];[.$M145:.$Q145];)" office:value-type="float" office:value="2" calcext:value-type="float">
            <text:p>2</text:p>
          </table:table-cell>
          <table:table-cell table:formula="of:=RANK([.Q145];[.$M145:.$Q145];)" office:value-type="float" office:value="4" calcext:value-type="float">
            <text:p>4</text:p>
          </table:table-cell>
          <table:table-cell table:formula="of:=RANK([.R145];[.$R145:.$V145];)" office:value-type="float" office:value="1" calcext:value-type="float">
            <text:p>1</text:p>
          </table:table-cell>
          <table:table-cell table:formula="of:=RANK([.S145];[.$R145:.$V145];)" office:value-type="float" office:value="3" calcext:value-type="float">
            <text:p>3</text:p>
          </table:table-cell>
          <table:table-cell table:formula="of:=RANK([.T145];[.$R145:.$V145];)" office:value-type="float" office:value="4" calcext:value-type="float">
            <text:p>4</text:p>
          </table:table-cell>
          <table:table-cell table:formula="of:=RANK([.U145];[.$R145:.$V145];)" office:value-type="float" office:value="2" calcext:value-type="float">
            <text:p>2</text:p>
          </table:table-cell>
          <table:table-cell table:formula="of:=RANK([.V145];[.$R145:.$V145];)" office:value-type="float" office:value="5" calcext:value-type="float">
            <text:p>5</text:p>
          </table:table-cell>
          <table:table-cell table:formula="of:=RANK([.W145];[.$W145:.$AA145];)" office:value-type="float" office:value="5" calcext:value-type="float">
            <text:p>5</text:p>
          </table:table-cell>
          <table:table-cell table:formula="of:=RANK([.X145];[.$W145:.$AA145];)" office:value-type="float" office:value="3" calcext:value-type="float">
            <text:p>3</text:p>
          </table:table-cell>
          <table:table-cell table:formula="of:=RANK([.Y145];[.$W145:.$AA145];)" office:value-type="float" office:value="4" calcext:value-type="float">
            <text:p>4</text:p>
          </table:table-cell>
          <table:table-cell table:formula="of:=RANK([.Z145];[.$W145:.$AA145];)" office:value-type="float" office:value="1" calcext:value-type="float">
            <text:p>1</text:p>
          </table:table-cell>
          <table:table-cell table:formula="of:=RANK([.AA145];[.$W145:.$AA145];)" office:value-type="float" office:value="2" calcext:value-type="float">
            <text:p>2</text:p>
          </table:table-cell>
          <table:table-cell/>
          <table:table-cell table:style-name="ce989"/>
          <table:table-cell table:style-name="ce495" table:number-columns-repeated="3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46]; OFFSET([.$C146]; 0; 0; 1; 5))" office:value-type="float" office:value="2" calcext:value-type="float">
            <text:p>2</text:p>
          </table:table-cell>
          <table:table-cell table:formula="of:=RANK([.D146]; OFFSET([.$C146]; 0; 0; 1; 5))" office:value-type="float" office:value="3" calcext:value-type="float">
            <text:p>3</text:p>
          </table:table-cell>
          <table:table-cell table:formula="of:=RANK([.E146]; OFFSET([.$C146]; 0; 0; 1; 5))" office:value-type="float" office:value="1" calcext:value-type="float">
            <text:p>1</text:p>
          </table:table-cell>
          <table:table-cell table:formula="of:=RANK([.F146]; OFFSET([.$C146]; 0; 0; 1; 5))" office:value-type="float" office:value="5" calcext:value-type="float">
            <text:p>5</text:p>
          </table:table-cell>
          <table:table-cell table:formula="of:=RANK([.G146]; OFFSET([.$C146]; 0; 0; 1; 5))" office:value-type="float" office:value="4" calcext:value-type="float">
            <text:p>4</text:p>
          </table:table-cell>
          <table:table-cell table:formula="of:=RANK([.H146];[.$H146:.$L146];)" office:value-type="float" office:value="4" calcext:value-type="float">
            <text:p>4</text:p>
          </table:table-cell>
          <table:table-cell table:formula="of:=RANK([.I146];[.$H146:.$L146];)" office:value-type="float" office:value="3" calcext:value-type="float">
            <text:p>3</text:p>
          </table:table-cell>
          <table:table-cell table:formula="of:=RANK([.J146];[.$H146:.$L146];)" office:value-type="float" office:value="1" calcext:value-type="float">
            <text:p>1</text:p>
          </table:table-cell>
          <table:table-cell table:formula="of:=RANK([.K146];[.$H146:.$L146];)" office:value-type="float" office:value="5" calcext:value-type="float">
            <text:p>5</text:p>
          </table:table-cell>
          <table:table-cell table:formula="of:=RANK([.L146];[.$H146:.$L146];)" office:value-type="float" office:value="2" calcext:value-type="float">
            <text:p>2</text:p>
          </table:table-cell>
          <table:table-cell table:formula="of:=RANK([.M146];[.$M146:.$Q146];)" office:value-type="float" office:value="1" calcext:value-type="float">
            <text:p>1</text:p>
          </table:table-cell>
          <table:table-cell table:formula="of:=RANK([.N146];[.$M146:.$Q146];)" office:value-type="float" office:value="4" calcext:value-type="float">
            <text:p>4</text:p>
          </table:table-cell>
          <table:table-cell table:formula="of:=RANK([.O146];[.$M146:.$Q146];)" office:value-type="float" office:value="5" calcext:value-type="float">
            <text:p>5</text:p>
          </table:table-cell>
          <table:table-cell table:formula="of:=RANK([.P146];[.$M146:.$Q146];)" office:value-type="float" office:value="2" calcext:value-type="float">
            <text:p>2</text:p>
          </table:table-cell>
          <table:table-cell table:formula="of:=RANK([.Q146];[.$M146:.$Q146];)" office:value-type="float" office:value="3" calcext:value-type="float">
            <text:p>3</text:p>
          </table:table-cell>
          <table:table-cell table:formula="of:=RANK([.R146];[.$R146:.$V146];)" office:value-type="float" office:value="2" calcext:value-type="float">
            <text:p>2</text:p>
          </table:table-cell>
          <table:table-cell table:formula="of:=RANK([.S146];[.$R146:.$V146];)" office:value-type="float" office:value="4" calcext:value-type="float">
            <text:p>4</text:p>
          </table:table-cell>
          <table:table-cell table:formula="of:=RANK([.T146];[.$R146:.$V146];)" office:value-type="float" office:value="5" calcext:value-type="float">
            <text:p>5</text:p>
          </table:table-cell>
          <table:table-cell table:formula="of:=RANK([.U146];[.$R146:.$V146];)" office:value-type="float" office:value="1" calcext:value-type="float">
            <text:p>1</text:p>
          </table:table-cell>
          <table:table-cell table:formula="of:=RANK([.V146];[.$R146:.$V146];)" office:value-type="float" office:value="3" calcext:value-type="float">
            <text:p>3</text:p>
          </table:table-cell>
          <table:table-cell table:formula="of:=RANK([.W146];[.$W146:.$AA146];)" office:value-type="float" office:value="3" calcext:value-type="float">
            <text:p>3</text:p>
          </table:table-cell>
          <table:table-cell table:formula="of:=RANK([.X146];[.$W146:.$AA146];)" office:value-type="float" office:value="2" calcext:value-type="float">
            <text:p>2</text:p>
          </table:table-cell>
          <table:table-cell table:formula="of:=RANK([.Y146];[.$W146:.$AA146];)" office:value-type="float" office:value="5" calcext:value-type="float">
            <text:p>5</text:p>
          </table:table-cell>
          <table:table-cell table:formula="of:=RANK([.Z146];[.$W146:.$AA146];)" office:value-type="float" office:value="4" calcext:value-type="float">
            <text:p>4</text:p>
          </table:table-cell>
          <table:table-cell table:formula="of:=RANK([.AA146];[.$W146:.$AA146];)" office:value-type="float" office:value="1" calcext:value-type="float">
            <text:p>1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formula="of:=RANK([.C147]; OFFSET([.$C147]; 0; 0; 1; 5))" office:value-type="float" office:value="5" calcext:value-type="float">
            <text:p>5</text:p>
          </table:table-cell>
          <table:table-cell table:formula="of:=RANK([.D147]; OFFSET([.$C147]; 0; 0; 1; 5))" office:value-type="float" office:value="3" calcext:value-type="float">
            <text:p>3</text:p>
          </table:table-cell>
          <table:table-cell table:formula="of:=RANK([.E147]; OFFSET([.$C147]; 0; 0; 1; 5))" office:value-type="float" office:value="2" calcext:value-type="float">
            <text:p>2</text:p>
          </table:table-cell>
          <table:table-cell table:formula="of:=RANK([.F147]; OFFSET([.$C147]; 0; 0; 1; 5))" office:value-type="float" office:value="4" calcext:value-type="float">
            <text:p>4</text:p>
          </table:table-cell>
          <table:table-cell table:formula="of:=RANK([.G147]; OFFSET([.$C147]; 0; 0; 1; 5))" office:value-type="float" office:value="1" calcext:value-type="float">
            <text:p>1</text:p>
          </table:table-cell>
          <table:table-cell table:formula="of:=RANK([.H147];[.$H147:.$L147];)" office:value-type="float" office:value="5" calcext:value-type="float">
            <text:p>5</text:p>
          </table:table-cell>
          <table:table-cell table:formula="of:=RANK([.I147];[.$H147:.$L147];)" office:value-type="float" office:value="3" calcext:value-type="float">
            <text:p>3</text:p>
          </table:table-cell>
          <table:table-cell table:formula="of:=RANK([.J147];[.$H147:.$L147];)" office:value-type="float" office:value="2" calcext:value-type="float">
            <text:p>2</text:p>
          </table:table-cell>
          <table:table-cell table:formula="of:=RANK([.K147];[.$H147:.$L147];)" office:value-type="float" office:value="4" calcext:value-type="float">
            <text:p>4</text:p>
          </table:table-cell>
          <table:table-cell table:formula="of:=RANK([.L147];[.$H147:.$L147];)" office:value-type="float" office:value="1" calcext:value-type="float">
            <text:p>1</text:p>
          </table:table-cell>
          <table:table-cell table:formula="of:=RANK([.M147];[.$M147:.$Q147];)" office:value-type="float" office:value="5" calcext:value-type="float">
            <text:p>5</text:p>
          </table:table-cell>
          <table:table-cell table:formula="of:=RANK([.N147];[.$M147:.$Q147];)" office:value-type="float" office:value="3" calcext:value-type="float">
            <text:p>3</text:p>
          </table:table-cell>
          <table:table-cell table:formula="of:=RANK([.O147];[.$M147:.$Q147];)" office:value-type="float" office:value="4" calcext:value-type="float">
            <text:p>4</text:p>
          </table:table-cell>
          <table:table-cell table:formula="of:=RANK([.P147];[.$M147:.$Q147];)" office:value-type="float" office:value="1" calcext:value-type="float">
            <text:p>1</text:p>
          </table:table-cell>
          <table:table-cell table:formula="of:=RANK([.Q147];[.$M147:.$Q147];)" office:value-type="float" office:value="2" calcext:value-type="float">
            <text:p>2</text:p>
          </table:table-cell>
          <table:table-cell table:formula="of:=RANK([.R147];[.$R147:.$V147];)" office:value-type="float" office:value="1" calcext:value-type="float">
            <text:p>1</text:p>
          </table:table-cell>
          <table:table-cell table:formula="of:=RANK([.S147];[.$R147:.$V147];)" office:value-type="float" office:value="3" calcext:value-type="float">
            <text:p>3</text:p>
          </table:table-cell>
          <table:table-cell table:formula="of:=RANK([.T147];[.$R147:.$V147];)" office:value-type="float" office:value="5" calcext:value-type="float">
            <text:p>5</text:p>
          </table:table-cell>
          <table:table-cell table:formula="of:=RANK([.U147];[.$R147:.$V147];)" office:value-type="float" office:value="2" calcext:value-type="float">
            <text:p>2</text:p>
          </table:table-cell>
          <table:table-cell table:formula="of:=RANK([.V147];[.$R147:.$V147];)" office:value-type="float" office:value="4" calcext:value-type="float">
            <text:p>4</text:p>
          </table:table-cell>
          <table:table-cell table:formula="of:=RANK([.W147];[.$W147:.$AA147];)" office:value-type="float" office:value="2" calcext:value-type="float">
            <text:p>2</text:p>
          </table:table-cell>
          <table:table-cell table:formula="of:=RANK([.X147];[.$W147:.$AA147];)" office:value-type="float" office:value="3" calcext:value-type="float">
            <text:p>3</text:p>
          </table:table-cell>
          <table:table-cell table:formula="of:=RANK([.Y147];[.$W147:.$AA147];)" office:value-type="float" office:value="5" calcext:value-type="float">
            <text:p>5</text:p>
          </table:table-cell>
          <table:table-cell table:formula="of:=RANK([.Z147];[.$W147:.$AA147];)" office:value-type="float" office:value="1" calcext:value-type="float">
            <text:p>1</text:p>
          </table:table-cell>
          <table:table-cell table:formula="of:=RANK([.AA147];[.$W147:.$AA147];)" office:value-type="float" office:value="4" calcext:value-type="float">
            <text:p>4</text:p>
          </table:table-cell>
          <table:table-cell/>
          <table:table-cell table:style-name="ce989"/>
          <table:table-cell table:style-name="ce495" table:number-columns-repeated="3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48]; OFFSET([.$C148]; 0; 0; 1; 5))" office:value-type="float" office:value="2" calcext:value-type="float">
            <text:p>2</text:p>
          </table:table-cell>
          <table:table-cell table:formula="of:=RANK([.D148]; OFFSET([.$C148]; 0; 0; 1; 5))" office:value-type="float" office:value="4" calcext:value-type="float">
            <text:p>4</text:p>
          </table:table-cell>
          <table:table-cell table:formula="of:=RANK([.E148]; OFFSET([.$C148]; 0; 0; 1; 5))" office:value-type="float" office:value="3" calcext:value-type="float">
            <text:p>3</text:p>
          </table:table-cell>
          <table:table-cell table:formula="of:=RANK([.F148]; OFFSET([.$C148]; 0; 0; 1; 5))" office:value-type="float" office:value="5" calcext:value-type="float">
            <text:p>5</text:p>
          </table:table-cell>
          <table:table-cell table:formula="of:=RANK([.G148]; OFFSET([.$C148]; 0; 0; 1; 5))" office:value-type="float" office:value="1" calcext:value-type="float">
            <text:p>1</text:p>
          </table:table-cell>
          <table:table-cell table:formula="of:=RANK([.H148];[.$H148:.$L148];)" office:value-type="float" office:value="1" calcext:value-type="float">
            <text:p>1</text:p>
          </table:table-cell>
          <table:table-cell table:formula="of:=RANK([.I148];[.$H148:.$L148];)" office:value-type="float" office:value="3" calcext:value-type="float">
            <text:p>3</text:p>
          </table:table-cell>
          <table:table-cell table:formula="of:=RANK([.J148];[.$H148:.$L148];)" office:value-type="float" office:value="4" calcext:value-type="float">
            <text:p>4</text:p>
          </table:table-cell>
          <table:table-cell table:formula="of:=RANK([.K148];[.$H148:.$L148];)" office:value-type="float" office:value="5" calcext:value-type="float">
            <text:p>5</text:p>
          </table:table-cell>
          <table:table-cell table:formula="of:=RANK([.L148];[.$H148:.$L148];)" office:value-type="float" office:value="2" calcext:value-type="float">
            <text:p>2</text:p>
          </table:table-cell>
          <table:table-cell table:formula="of:=RANK([.M148];[.$M148:.$Q148];)" office:value-type="float" office:value="1" calcext:value-type="float">
            <text:p>1</text:p>
          </table:table-cell>
          <table:table-cell table:formula="of:=RANK([.N148];[.$M148:.$Q148];)" office:value-type="float" office:value="4" calcext:value-type="float">
            <text:p>4</text:p>
          </table:table-cell>
          <table:table-cell table:formula="of:=RANK([.O148];[.$M148:.$Q148];)" office:value-type="float" office:value="5" calcext:value-type="float">
            <text:p>5</text:p>
          </table:table-cell>
          <table:table-cell table:formula="of:=RANK([.P148];[.$M148:.$Q148];)" office:value-type="float" office:value="2" calcext:value-type="float">
            <text:p>2</text:p>
          </table:table-cell>
          <table:table-cell table:formula="of:=RANK([.Q148];[.$M148:.$Q148];)" office:value-type="float" office:value="3" calcext:value-type="float">
            <text:p>3</text:p>
          </table:table-cell>
          <table:table-cell table:formula="of:=RANK([.R148];[.$R148:.$V148];)" office:value-type="float" office:value="1" calcext:value-type="float">
            <text:p>1</text:p>
          </table:table-cell>
          <table:table-cell table:formula="of:=RANK([.S148];[.$R148:.$V148];)" office:value-type="float" office:value="4" calcext:value-type="float">
            <text:p>4</text:p>
          </table:table-cell>
          <table:table-cell table:formula="of:=RANK([.T148];[.$R148:.$V148];)" office:value-type="float" office:value="5" calcext:value-type="float">
            <text:p>5</text:p>
          </table:table-cell>
          <table:table-cell table:formula="of:=RANK([.U148];[.$R148:.$V148];)" office:value-type="float" office:value="2" calcext:value-type="float">
            <text:p>2</text:p>
          </table:table-cell>
          <table:table-cell table:formula="of:=RANK([.V148];[.$R148:.$V148];)" office:value-type="float" office:value="3" calcext:value-type="float">
            <text:p>3</text:p>
          </table:table-cell>
          <table:table-cell table:formula="of:=RANK([.W148];[.$W148:.$AA148];)" office:value-type="float" office:value="3" calcext:value-type="float">
            <text:p>3</text:p>
          </table:table-cell>
          <table:table-cell table:formula="of:=RANK([.X148];[.$W148:.$AA148];)" office:value-type="float" office:value="2" calcext:value-type="float">
            <text:p>2</text:p>
          </table:table-cell>
          <table:table-cell table:formula="of:=RANK([.Y148];[.$W148:.$AA148];)" office:value-type="float" office:value="4" calcext:value-type="float">
            <text:p>4</text:p>
          </table:table-cell>
          <table:table-cell table:formula="of:=RANK([.Z148];[.$W148:.$AA148];)" office:value-type="float" office:value="1" calcext:value-type="float">
            <text:p>1</text:p>
          </table:table-cell>
          <table:table-cell table:formula="of:=RANK([.AA148];[.$W148:.$AA148];)" office:value-type="float" office:value="5" calcext:value-type="float">
            <text:p>5</text:p>
          </table:table-cell>
          <table:table-cell/>
          <table:table-cell table:style-name="ce989"/>
          <table:table-cell table:style-name="ce495" table:number-columns-repeated="3"/>
          <table:table-cell table:number-columns-repeated="16352"/>
        </table:table-row>
        <table:table-row table:style-name="ro1">
          <table:table-cell table:number-columns-repeated="28"/>
          <table:table-cell table:style-name="ce989"/>
          <table:table-cell table:style-name="ce495" table:number-columns-repeated="3"/>
          <table:table-cell table:number-columns-repeated="16352"/>
        </table:table-row>
        <table:table-row table:style-name="ro1">
          <table:table-cell office:value-type="float" office:value="657492" calcext:value-type="float">
            <text:p>657492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style-name="ce2" office:value-type="float" office:value="-1726.54492280487" calcext:value-type="float">
            <text:p>-1726,54492280487</text:p>
          </table:table-cell>
          <table:table-cell table:style-name="ce9" office:value-type="float" office:value="1.49765354009387" calcext:value-type="float">
            <text:p>1,49765354009387</text:p>
          </table:table-cell>
          <table:table-cell table:style-name="ce28" office:value-type="float" office:value="5.73012310412841" calcext:value-type="float">
            <text:p>5,73012310412841</text:p>
          </table:table-cell>
          <table:table-cell table:style-name="ce8" office:value-type="float" office:value="4.96497313473441" calcext:value-type="float">
            <text:p>4,96497313473441</text:p>
          </table:table-cell>
          <table:table-cell table:style-name="ce87" office:value-type="float" office:value="-400.510780112902" calcext:value-type="float">
            <text:p>-400,510780112902</text:p>
          </table:table-cell>
          <table:table-cell table:style-name="ce2" office:value-type="float" office:value="-1908.10430695847" calcext:value-type="float">
            <text:p>-1908,10430695847</text:p>
          </table:table-cell>
          <table:table-cell table:style-name="ce9" office:value-type="float" office:value="7.49953236064355" calcext:value-type="float">
            <text:p>7,49953236064355</text:p>
          </table:table-cell>
          <table:table-cell table:style-name="ce9" office:value-type="float" office:value="6.04657687991021" calcext:value-type="float">
            <text:p>6,04657687991021</text:p>
          </table:table-cell>
          <table:table-cell table:style-name="ce5" office:value-type="float" office:value="21.7204451926674" calcext:value-type="float">
            <text:p>21,7204451926674</text:p>
          </table:table-cell>
          <table:table-cell table:style-name="ce14" office:value-type="float" office:value="-57.3293116348672" calcext:value-type="float">
            <text:p>-57,3293116348672</text:p>
          </table:table-cell>
          <table:table-cell table:style-name="ce2" office:value-type="float" office:value="-1245.41265015572" calcext:value-type="float">
            <text:p>-1245,41265015572</text:p>
          </table:table-cell>
          <table:table-cell table:style-name="ce22" office:value-type="float" office:value="5.67897572791537" calcext:value-type="float">
            <text:p>5,67897572791537</text:p>
          </table:table-cell>
          <table:table-cell table:style-name="ce22" office:value-type="float" office:value="5.80602105887587" calcext:value-type="float">
            <text:p>5,80602105887587</text:p>
          </table:table-cell>
          <table:table-cell table:style-name="ce5" office:value-type="float" office:value="10.9936230164615" calcext:value-type="float">
            <text:p>10,9936230164615</text:p>
          </table:table-cell>
          <table:table-cell table:style-name="ce289" office:value-type="float" office:value="-71.1938306391813" calcext:value-type="float">
            <text:p>-71,1938306391813</text:p>
          </table:table-cell>
          <table:table-cell table:style-name="ce2" office:value-type="float" office:value="-755.035848224134" calcext:value-type="float">
            <text:p>-755,035848224134</text:p>
          </table:table-cell>
          <table:table-cell table:style-name="ce16" office:value-type="float" office:value="12.2596199300369" calcext:value-type="float">
            <text:p>12,2596199300369</text:p>
          </table:table-cell>
          <table:table-cell table:style-name="ce50" office:value-type="float" office:value="6.96038574264914" calcext:value-type="float">
            <text:p>6,96038574264914</text:p>
          </table:table-cell>
          <table:table-cell table:style-name="ce44" office:value-type="float" office:value="17.0369670038764" calcext:value-type="float">
            <text:p>17,0369670038764</text:p>
          </table:table-cell>
          <table:table-cell table:style-name="ce6" office:value-type="float" office:value="9.30635655983105" calcext:value-type="float">
            <text:p>9,30635655983105</text:p>
          </table:table-cell>
          <table:table-cell table:style-name="ce2" office:value-type="float" office:value="-1870.45511281518" calcext:value-type="float">
            <text:p>-1870,45511281518</text:p>
          </table:table-cell>
          <table:table-cell table:style-name="ce125" office:value-type="float" office:value="10.7829576808686" calcext:value-type="float">
            <text:p>10,7829576808686</text:p>
          </table:table-cell>
          <table:table-cell table:style-name="ce123" office:value-type="float" office:value="57.4902354248038" calcext:value-type="float">
            <text:p>57,4902354248038</text:p>
          </table:table-cell>
          <table:table-cell table:style-name="ce28" office:value-type="float" office:value="207.19174400688" calcext:value-type="float">
            <text:p>207,19174400688</text:p>
          </table:table-cell>
          <table:table-cell table:style-name="ce53" office:value-type="float" office:value="97.3513515127626" calcext:value-type="float">
            <text:p>97,3513515127626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" office:value-type="float" office:value="13.6414337210093" calcext:value-type="float">
            <text:p>13,6414337210093</text:p>
          </table:table-cell>
          <table:table-cell table:style-name="ce9" office:value-type="float" office:value="1.58947153642115" calcext:value-type="float">
            <text:p>1,58947153642115</text:p>
          </table:table-cell>
          <table:table-cell table:style-name="ce22" office:value-type="float" office:value="5.73012310412841" calcext:value-type="float">
            <text:p>5,73012310412841</text:p>
          </table:table-cell>
          <table:table-cell table:style-name="ce17" office:value-type="float" office:value="9.38175882472965" calcext:value-type="float">
            <text:p>9,38175882472965</text:p>
          </table:table-cell>
          <table:table-cell table:style-name="ce3" office:value-type="float" office:value="12.114534448752" calcext:value-type="float">
            <text:p>12,114534448752</text:p>
          </table:table-cell>
          <table:table-cell table:style-name="ce17" office:value-type="float" office:value="18.2519640852975" calcext:value-type="float">
            <text:p>18,2519640852975</text:p>
          </table:table-cell>
          <table:table-cell table:style-name="ce9" office:value-type="float" office:value="8.01066217732892" calcext:value-type="float">
            <text:p>8,01066217732892</text:p>
          </table:table-cell>
          <table:table-cell table:style-name="ce9" office:value-type="float" office:value="6.04657687991021" calcext:value-type="float">
            <text:p>6,04657687991021</text:p>
          </table:table-cell>
          <table:table-cell table:style-name="ce5" office:value-type="float" office:value="22.616909839132" calcext:value-type="float">
            <text:p>22,616909839132</text:p>
          </table:table-cell>
          <table:table-cell table:style-name="ce105" office:value-type="float" office:value="-48.2814253647587" calcext:value-type="float">
            <text:p>-48,2814253647587</text:p>
          </table:table-cell>
          <table:table-cell table:style-name="ce3" office:value-type="float" office:value="10.3163774778783" calcext:value-type="float">
            <text:p>10,3163774778783</text:p>
          </table:table-cell>
          <table:table-cell table:style-name="ce22" office:value-type="float" office:value="6.02105887587127" calcext:value-type="float">
            <text:p>6,02105887587127</text:p>
          </table:table-cell>
          <table:table-cell table:style-name="ce22" office:value-type="float" office:value="5.80602105887587" calcext:value-type="float">
            <text:p>5,80602105887587</text:p>
          </table:table-cell>
          <table:table-cell table:style-name="ce5" office:value-type="float" office:value="10.3381284294824" calcext:value-type="float">
            <text:p>10,3381284294824</text:p>
          </table:table-cell>
          <table:table-cell table:style-name="ce290" office:value-type="float" office:value="-141.029709822532" calcext:value-type="float">
            <text:p>-141,029709822532</text:p>
          </table:table-cell>
          <table:table-cell table:style-name="ce5" office:value-type="float" office:value="20.9958715451766" calcext:value-type="float">
            <text:p>20,9958715451766</text:p>
          </table:table-cell>
          <table:table-cell table:style-name="ce16" office:value-type="float" office:value="12.2684441082853" calcext:value-type="float">
            <text:p>12,2684441082853</text:p>
          </table:table-cell>
          <table:table-cell table:style-name="ce50" office:value-type="float" office:value="6.96038574264914" calcext:value-type="float">
            <text:p>6,96038574264914</text:p>
          </table:table-cell>
          <table:table-cell table:style-name="ce22" office:value-type="float" office:value="18.6029434937443" calcext:value-type="float">
            <text:p>18,6029434937443</text:p>
          </table:table-cell>
          <table:table-cell table:style-name="ce43" office:value-type="float" office:value="-24.7458321515237" calcext:value-type="float">
            <text:p>-24,7458321515237</text:p>
          </table:table-cell>
          <table:table-cell table:style-name="ce105" office:value-type="float" office:value="137.201418998818" calcext:value-type="float">
            <text:p>137,201418998818</text:p>
          </table:table-cell>
          <table:table-cell table:style-name="ce53" office:value-type="float" office:value="99.5297476140991" calcext:value-type="float">
            <text:p>99,5297476140991</text:p>
          </table:table-cell>
          <table:table-cell table:style-name="ce123" office:value-type="float" office:value="57.4902354248038" calcext:value-type="float">
            <text:p>57,4902354248038</text:p>
          </table:table-cell>
          <table:table-cell table:style-name="ce24" office:value-type="float" office:value="210.932860333728" calcext:value-type="float">
            <text:p>210,932860333728</text:p>
          </table:table-cell>
          <table:table-cell table:style-name="ce5" office:value-type="float" office:value="213.437369357748" calcext:value-type="float">
            <text:p>213,437369357748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style-name="ce2" office:value-type="float" office:value="-138.416649663334" calcext:value-type="float">
            <text:p>-138,416649663334</text:p>
          </table:table-cell>
          <table:table-cell table:style-name="ce39" office:value-type="float" office:value="-96.2946337482146" calcext:value-type="float">
            <text:p>-96,2946337482146</text:p>
          </table:table-cell>
          <table:table-cell table:style-name="ce57" office:value-type="float" office:value="-97.9031490172073" calcext:value-type="float">
            <text:p>-97,9031490172073</text:p>
          </table:table-cell>
          <table:table-cell table:style-name="ce72" office:value-type="float" office:value="10.4543290484935" calcext:value-type="float">
            <text:p>10,4543290484935</text:p>
          </table:table-cell>
          <table:table-cell table:style-name="ce88" office:value-type="float" office:value="4.70448207848739" calcext:value-type="float">
            <text:p>4,70448207848739</text:p>
          </table:table-cell>
          <table:table-cell table:style-name="ce102" office:value-type="float" office:value="-23.7822671156005" calcext:value-type="float">
            <text:p>-23,7822671156005</text:p>
          </table:table-cell>
          <table:table-cell table:style-name="ce111" office:value-type="float" office:value="-65.9652076318743" calcext:value-type="float">
            <text:p>-65,9652076318743</text:p>
          </table:table-cell>
          <table:table-cell table:style-name="ce2" office:value-type="float" office:value="-206.099887766554" calcext:value-type="float">
            <text:p>-206,099887766554</text:p>
          </table:table-cell>
          <table:table-cell table:style-name="ce5" office:value-type="float" office:value="5.32454171343057" calcext:value-type="float">
            <text:p>5,32454171343057</text:p>
          </table:table-cell>
          <table:table-cell table:style-name="ce7" office:value-type="float" office:value="3.26646090534975" calcext:value-type="float">
            <text:p>3,26646090534975</text:p>
          </table:table-cell>
          <table:table-cell table:style-name="ce2" office:value-type="float" office:value="-10.8754758020663" calcext:value-type="float">
            <text:p>-10,8754758020663</text:p>
          </table:table-cell>
          <table:table-cell table:style-name="ce5" office:value-type="float" office:value="4.35216768006327" calcext:value-type="float">
            <text:p>4,35216768006327</text:p>
          </table:table-cell>
          <table:table-cell table:style-name="ce16" office:value-type="float" office:value="4.17618270799347" calcext:value-type="float">
            <text:p>4,17618270799347</text:p>
          </table:table-cell>
          <table:table-cell table:style-name="ce256" office:value-type="float" office:value="3.8316278609916" calcext:value-type="float">
            <text:p>3,8316278609916</text:p>
          </table:table-cell>
          <table:table-cell table:style-name="ce291" office:value-type="float" office:value="2.2798951999604" calcext:value-type="float">
            <text:p>2,2798951999604</text:p>
          </table:table-cell>
          <table:table-cell table:style-name="ce317" office:value-type="float" office:value="-4.66546909961866" calcext:value-type="float">
            <text:p>-4,66546909961866</text:p>
          </table:table-cell>
          <table:table-cell table:style-name="ce5" office:value-type="float" office:value="5.01906652800101" calcext:value-type="float">
            <text:p>5,01906652800101</text:p>
          </table:table-cell>
          <table:table-cell table:style-name="ce374" office:value-type="float" office:value="2.71343481138319" calcext:value-type="float">
            <text:p>2,71343481138319</text:p>
          </table:table-cell>
          <table:table-cell table:style-name="ce155" office:value-type="float" office:value="-41.485928587186" calcext:value-type="float">
            <text:p>-41,485928587186</text:p>
          </table:table-cell>
          <table:table-cell table:style-name="ce41" office:value-type="float" office:value="3.47735652831616" calcext:value-type="float">
            <text:p>3,47735652831616</text:p>
          </table:table-cell>
          <table:table-cell table:style-name="ce265" office:value-type="float" office:value="166.526946644211" calcext:value-type="float">
            <text:p>166,526946644211</text:p>
          </table:table-cell>
          <table:table-cell table:style-name="ce339" office:value-type="float" office:value="182.612486711817" calcext:value-type="float">
            <text:p>182,612486711817</text:p>
          </table:table-cell>
          <table:table-cell table:style-name="ce2" office:value-type="float" office:value="135.824584035069" calcext:value-type="float">
            <text:p>135,824584035069</text:p>
          </table:table-cell>
          <table:table-cell table:style-name="ce479" office:value-type="float" office:value="210.104752690484" calcext:value-type="float">
            <text:p>210,104752690484</text:p>
          </table:table-cell>
          <table:table-cell table:style-name="ce406" office:value-type="float" office:value="176.44575435076" calcext:value-type="float">
            <text:p>176,44575435076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23" office:value-type="float" office:value="8.55675712439639" calcext:value-type="float">
            <text:p>8,55675712439639</text:p>
          </table:table-cell>
          <table:table-cell table:style-name="ce40" office:value-type="float" office:value="4.35625382574985" calcext:value-type="float">
            <text:p>4,35625382574985</text:p>
          </table:table-cell>
          <table:table-cell table:style-name="ce57" office:value-type="float" office:value="-97.9031490172073" calcext:value-type="float">
            <text:p>-97,9031490172073</text:p>
          </table:table-cell>
          <table:table-cell table:style-name="ce6" office:value-type="float" office:value="12.6076310956948" calcext:value-type="float">
            <text:p>12,6076310956948</text:p>
          </table:table-cell>
          <table:table-cell table:style-name="ce5" office:value-type="float" office:value="15.1622117935115" calcext:value-type="float">
            <text:p>15,1622117935115</text:p>
          </table:table-cell>
          <table:table-cell table:style-name="ce17" office:value-type="float" office:value="4.87560793116345" calcext:value-type="float">
            <text:p>4,87560793116345</text:p>
          </table:table-cell>
          <table:table-cell table:style-name="ce112" office:value-type="float" office:value="-65.3044332210999" calcext:value-type="float">
            <text:p>-65,3044332210999</text:p>
          </table:table-cell>
          <table:table-cell table:style-name="ce7" office:value-type="float" office:value="3.27534605312383" calcext:value-type="float">
            <text:p>3,27534605312383</text:p>
          </table:table-cell>
          <table:table-cell table:style-name="ce5" office:value-type="float" office:value="5.29648335203887" calcext:value-type="float">
            <text:p>5,29648335203887</text:p>
          </table:table-cell>
          <table:table-cell table:style-name="ce16" office:value-type="float" office:value="2.97184811073696" calcext:value-type="float">
            <text:p>2,97184811073696</text:p>
          </table:table-cell>
          <table:table-cell table:style-name="ce6" office:value-type="float" office:value="4.12032230955554" calcext:value-type="float">
            <text:p>4,12032230955554</text:p>
          </table:table-cell>
          <table:table-cell table:style-name="ce91" office:value-type="float" office:value="4.18211478570369" calcext:value-type="float">
            <text:p>4,18211478570369</text:p>
          </table:table-cell>
          <table:table-cell table:style-name="ce19" office:value-type="float" office:value="4.04271095951357" calcext:value-type="float">
            <text:p>4,04271095951357</text:p>
          </table:table-cell>
          <table:table-cell table:style-name="ce58" office:value-type="float" office:value="3.74264669533833" calcext:value-type="float">
            <text:p>3,74264669533833</text:p>
          </table:table-cell>
          <table:table-cell table:style-name="ce34" office:value-type="float" office:value="3.6798655395719" calcext:value-type="float">
            <text:p>3,6798655395719</text:p>
          </table:table-cell>
          <table:table-cell table:style-name="ce155" office:value-type="float" office:value="-41.4304623239103" calcext:value-type="float">
            <text:p>-41,4304623239103</text:p>
          </table:table-cell>
          <table:table-cell table:style-name="ce76" office:value-type="float" office:value="4.61126343323564" calcext:value-type="float">
            <text:p>4,61126343323564</text:p>
          </table:table-cell>
          <table:table-cell table:style-name="ce374" office:value-type="float" office:value="2.71311966216003" calcext:value-type="float">
            <text:p>2,71311966216003</text:p>
          </table:table-cell>
          <table:table-cell table:style-name="ce2" office:value-type="float" office:value="-41.5625098484132" calcext:value-type="float">
            <text:p>-41,5625098484132</text:p>
          </table:table-cell>
          <table:table-cell table:style-name="ce282" office:value-type="float" office:value="-41.2697362201002" calcext:value-type="float">
            <text:p>-41,2697362201002</text:p>
          </table:table-cell>
          <table:table-cell table:style-name="ce40" office:value-type="float" office:value="215.450962124198" calcext:value-type="float">
            <text:p>215,450962124198</text:p>
          </table:table-cell>
          <table:table-cell table:style-name="ce424" office:value-type="float" office:value="189.905638967523" calcext:value-type="float">
            <text:p>189,905638967523</text:p>
          </table:table-cell>
          <table:table-cell table:style-name="ce2" office:value-type="float" office:value="135.824584035069" calcext:value-type="float">
            <text:p>135,824584035069</text:p>
          </table:table-cell>
          <table:table-cell table:style-name="ce5" office:value-type="float" office:value="221.448501570693" calcext:value-type="float">
            <text:p>221,448501570693</text:p>
          </table:table-cell>
          <table:table-cell table:style-name="ce15" office:value-type="float" office:value="218.792059339951" calcext:value-type="float">
            <text:p>218,792059339951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style-name="ce2" office:value-type="float" office:value="-1379.78167720873" calcext:value-type="float">
            <text:p>-1379,78167720873</text:p>
          </table:table-cell>
          <table:table-cell table:style-name="ce7" office:value-type="float" office:value="21.2827314153574" calcext:value-type="float">
            <text:p>21,2827314153574</text:p>
          </table:table-cell>
          <table:table-cell table:style-name="ce7" office:value-type="float" office:value="21.4316806093994" calcext:value-type="float">
            <text:p>21,4316806093994</text:p>
          </table:table-cell>
          <table:table-cell table:style-name="ce11" office:value-type="float" office:value="32.4682037679385" calcext:value-type="float">
            <text:p>32,4682037679385</text:p>
          </table:table-cell>
          <table:table-cell table:style-name="ce8" office:value-type="float" office:value="27.0672651839761" calcext:value-type="float">
            <text:p>27,0672651839761</text:p>
          </table:table-cell>
          <table:table-cell table:style-name="ce2" office:value-type="float" office:value="-1907.45931537598" calcext:value-type="float">
            <text:p>-1907,45931537598</text:p>
          </table:table-cell>
          <table:table-cell table:style-name="ce24" office:value-type="float" office:value="27.9381780770669" calcext:value-type="float">
            <text:p>27,9381780770669</text:p>
          </table:table-cell>
          <table:table-cell table:style-name="ce17" office:value-type="float" office:value="26.6806958473624" calcext:value-type="float">
            <text:p>26,6806958473624</text:p>
          </table:table-cell>
          <table:table-cell table:style-name="ce3" office:value-type="float" office:value="29.1428170594837" calcext:value-type="float">
            <text:p>29,1428170594837</text:p>
          </table:table-cell>
          <table:table-cell table:style-name="ce5" office:value-type="float" office:value="30.6911709689487" calcext:value-type="float">
            <text:p>30,6911709689487</text:p>
          </table:table-cell>
          <table:table-cell table:style-name="ce2" office:value-type="float" office:value="83.115823817292" calcext:value-type="float">
            <text:p>83,115823817292</text:p>
          </table:table-cell>
          <table:table-cell table:style-name="ce208" office:value-type="float" office:value="106.588560976816" calcext:value-type="float">
            <text:p>106,588560976816</text:p>
          </table:table-cell>
          <table:table-cell table:style-name="ce217" office:value-type="float" office:value="93.2453408472984" calcext:value-type="float">
            <text:p>93,2453408472984</text:p>
          </table:table-cell>
          <table:table-cell table:style-name="ce5" office:value-type="float" office:value="182.180038558505" calcext:value-type="float">
            <text:p>182,180038558505</text:p>
          </table:table-cell>
          <table:table-cell table:style-name="ce292" office:value-type="float" office:value="95.7788323693707" calcext:value-type="float">
            <text:p>95,7788323693707</text:p>
          </table:table-cell>
          <table:table-cell table:style-name="ce318" office:value-type="float" office:value="114.154612208881" calcext:value-type="float">
            <text:p>114,154612208881</text:p>
          </table:table-cell>
          <table:table-cell table:style-name="ce330" office:value-type="float" office:value="104.984084964231" calcext:value-type="float">
            <text:p>104,984084964231</text:p>
          </table:table-cell>
          <table:table-cell table:style-name="ce2" office:value-type="float" office:value="80.2357316189215" calcext:value-type="float">
            <text:p>80,2357316189215</text:p>
          </table:table-cell>
          <table:table-cell table:style-name="ce250" office:value-type="float" office:value="201.326147931045" calcext:value-type="float">
            <text:p>201,326147931045</text:p>
          </table:table-cell>
          <table:table-cell table:style-name="ce200" office:value-type="float" office:value="88.3870662758816" calcext:value-type="float">
            <text:p>88,3870662758816</text:p>
          </table:table-cell>
          <table:table-cell table:style-name="ce182" office:value-type="float" office:value="943.978810573213" calcext:value-type="float">
            <text:p>943,978810573213</text:p>
          </table:table-cell>
          <table:table-cell table:style-name="ce2" office:value-type="float" office:value="916.779661016949" calcext:value-type="float">
            <text:p>916,779661016949</text:p>
          </table:table-cell>
          <table:table-cell table:style-name="ce460" office:value-type="float" office:value="932.97595585337" calcext:value-type="float">
            <text:p>932,97595585337</text:p>
          </table:table-cell>
          <table:table-cell table:style-name="ce5" office:value-type="float" office:value="946.460864060391" calcext:value-type="float">
            <text:p>946,460864060391</text:p>
          </table:table-cell>
          <table:table-cell table:style-name="ce489" office:value-type="float" office:value="933.573058133563" calcext:value-type="float">
            <text:p>933,573058133563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24" office:value-type="float" office:value="32.316534040672" calcext:value-type="float">
            <text:p>32,316534040672</text:p>
          </table:table-cell>
          <table:table-cell table:style-name="ce7" office:value-type="float" office:value="21.2827314153574" calcext:value-type="float">
            <text:p>21,2827314153574</text:p>
          </table:table-cell>
          <table:table-cell table:style-name="ce7" office:value-type="float" office:value="21.4316806093994" calcext:value-type="float">
            <text:p>21,4316806093994</text:p>
          </table:table-cell>
          <table:table-cell table:style-name="ce5" office:value-type="float" office:value="34.8894783377542" calcext:value-type="float">
            <text:p>34,8894783377542</text:p>
          </table:table-cell>
          <table:table-cell table:style-name="ce24" office:value-type="float" office:value="32.316534040672" calcext:value-type="float">
            <text:p>32,316534040672</text:p>
          </table:table-cell>
          <table:table-cell table:style-name="ce17" office:value-type="float" office:value="26.1457164234942" calcext:value-type="float">
            <text:p>26,1457164234942</text:p>
          </table:table-cell>
          <table:table-cell table:style-name="ce11" office:value-type="float" office:value="28.105592966704" calcext:value-type="float">
            <text:p>28,105592966704</text:p>
          </table:table-cell>
          <table:table-cell table:style-name="ce22" office:value-type="float" office:value="24.1722783389449" calcext:value-type="float">
            <text:p>24,1722783389449</text:p>
          </table:table-cell>
          <table:table-cell table:style-name="ce24" office:value-type="float" office:value="28.0017770295548" calcext:value-type="float">
            <text:p>28,0017770295548</text:p>
          </table:table-cell>
          <table:table-cell table:style-name="ce17" office:value-type="float" office:value="26.1457164234942" calcext:value-type="float">
            <text:p>26,1457164234942</text:p>
          </table:table-cell>
          <table:table-cell table:style-name="ce171" office:value-type="float" office:value="135.201443472243" calcext:value-type="float">
            <text:p>135,201443472243</text:p>
          </table:table-cell>
          <table:table-cell table:style-name="ce173" office:value-type="float" office:value="94.1806317662762" calcext:value-type="float">
            <text:p>94,1806317662762</text:p>
          </table:table-cell>
          <table:table-cell table:style-name="ce235" office:value-type="float" office:value="90.1013396608829" calcext:value-type="float">
            <text:p>90,1013396608829</text:p>
          </table:table-cell>
          <table:table-cell table:style-name="ce219" office:value-type="float" office:value="125.792673884028" calcext:value-type="float">
            <text:p>125,792673884028</text:p>
          </table:table-cell>
          <table:table-cell table:style-name="ce171" office:value-type="float" office:value="135.201443472243" calcext:value-type="float">
            <text:p>135,201443472243</text:p>
          </table:table-cell>
          <table:table-cell table:style-name="ce9" office:value-type="float" office:value="210.6627588163" calcext:value-type="float">
            <text:p>210,6627588163</text:p>
          </table:table-cell>
          <table:table-cell table:style-name="ce354" office:value-type="float" office:value="106.333869087013" calcext:value-type="float">
            <text:p>106,333869087013</text:p>
          </table:table-cell>
          <table:table-cell table:style-name="ce232" office:value-type="float" office:value="83.9191957391824" calcext:value-type="float">
            <text:p>83,9191957391824</text:p>
          </table:table-cell>
          <table:table-cell table:style-name="ce5" office:value-type="float" office:value="211.661781853708" calcext:value-type="float">
            <text:p>211,661781853708</text:p>
          </table:table-cell>
          <table:table-cell table:style-name="ce409" office:value-type="float" office:value="162.5394724402" calcext:value-type="float">
            <text:p>162,5394724402</text:p>
          </table:table-cell>
          <table:table-cell table:style-name="ce431" office:value-type="float" office:value="942.660622782814" calcext:value-type="float">
            <text:p>942,660622782814</text:p>
          </table:table-cell>
          <table:table-cell table:style-name="ce2" office:value-type="float" office:value="916.779661016949" calcext:value-type="float">
            <text:p>916,779661016949</text:p>
          </table:table-cell>
          <table:table-cell table:style-name="ce461" office:value-type="float" office:value="934.126921560899" calcext:value-type="float">
            <text:p>934,126921560899</text:p>
          </table:table-cell>
          <table:table-cell table:style-name="ce28" office:value-type="float" office:value="946.32039751078" calcext:value-type="float">
            <text:p>946,32039751078</text:p>
          </table:table-cell>
          <table:table-cell table:style-name="ce471" office:value-type="float" office:value="934.659046117462" calcext:value-type="float">
            <text:p>934,659046117462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style-name="ce2" office:value-type="float" office:value="-428.208698904986" calcext:value-type="float">
            <text:p>-428,208698904986</text:p>
          </table:table-cell>
          <table:table-cell table:style-name="ce41" office:value-type="float" office:value="23.8067061143984" calcext:value-type="float">
            <text:p>23,8067061143984</text:p>
          </table:table-cell>
          <table:table-cell table:style-name="ce58" office:value-type="float" office:value="20.5808338434333" calcext:value-type="float">
            <text:p>20,5808338434333</text:p>
          </table:table-cell>
          <table:table-cell table:style-name="ce5" office:value-type="float" office:value="39.1001836359926" calcext:value-type="float">
            <text:p>39,1001836359926</text:p>
          </table:table-cell>
          <table:table-cell table:style-name="ce20" office:value-type="float" office:value="26.1361626878868" calcext:value-type="float">
            <text:p>26,1361626878868</text:p>
          </table:table-cell>
          <table:table-cell table:style-name="ce2" office:value-type="float" office:value="-851.160447063225" calcext:value-type="float">
            <text:p>-851,160447063225</text:p>
          </table:table-cell>
          <table:table-cell table:style-name="ce10" office:value-type="float" office:value="26.2280209502431" calcext:value-type="float">
            <text:p>26,2280209502431</text:p>
          </table:table-cell>
          <table:table-cell table:style-name="ce10" office:value-type="float" office:value="25.612607557052" calcext:value-type="float">
            <text:p>25,612607557052</text:p>
          </table:table-cell>
          <table:table-cell table:style-name="ce11" office:value-type="float" office:value="29.9929854096521" calcext:value-type="float">
            <text:p>29,9929854096521</text:p>
          </table:table-cell>
          <table:table-cell table:style-name="ce17" office:value-type="float" office:value="29.3897306397306" calcext:value-type="float">
            <text:p>29,3897306397306</text:p>
          </table:table-cell>
          <table:table-cell table:style-name="ce145" office:value-type="float" office:value="86.466953383756" calcext:value-type="float">
            <text:p>86,466953383756</text:p>
          </table:table-cell>
          <table:table-cell table:style-name="ce5" office:value-type="float" office:value="116.944485639429" calcext:value-type="float">
            <text:p>116,944485639429</text:p>
          </table:table-cell>
          <table:table-cell table:style-name="ce46" office:value-type="float" office:value="80.6021058875871" calcext:value-type="float">
            <text:p>80,6021058875871</text:p>
          </table:table-cell>
          <table:table-cell table:style-name="ce142" office:value-type="float" office:value="104.08126946463" calcext:value-type="float">
            <text:p>104,08126946463</text:p>
          </table:table-cell>
          <table:table-cell table:style-name="ce293" office:value-type="float" office:value="91.570023233971" calcext:value-type="float">
            <text:p>91,570023233971</text:p>
          </table:table-cell>
          <table:table-cell table:style-name="ce119" office:value-type="float" office:value="283.947716743878" calcext:value-type="float">
            <text:p>283,947716743878</text:p>
          </table:table-cell>
          <table:table-cell table:style-name="ce352" office:value-type="float" office:value="78.3000850902902" calcext:value-type="float">
            <text:p>78,3000850902902</text:p>
          </table:table-cell>
          <table:table-cell table:style-name="ce2" office:value-type="float" office:value="57.427436891368" calcext:value-type="float">
            <text:p>57,427436891368</text:p>
          </table:table-cell>
          <table:table-cell table:style-name="ce390" office:value-type="float" office:value="211.188742869749" calcext:value-type="float">
            <text:p>211,188742869749</text:p>
          </table:table-cell>
          <table:table-cell table:style-name="ce341" office:value-type="float" office:value="86.1192524660427" calcext:value-type="float">
            <text:p>86,1192524660427</text:p>
          </table:table-cell>
          <table:table-cell table:style-name="ce432" office:value-type="float" office:value="961.722477036825" calcext:value-type="float">
            <text:p>961,722477036825</text:p>
          </table:table-cell>
          <table:table-cell table:style-name="ce160" office:value-type="float" office:value="935.049270792275" calcext:value-type="float">
            <text:p>935,049270792275</text:p>
          </table:table-cell>
          <table:table-cell table:style-name="ce106" office:value-type="float" office:value="934.56432675195" calcext:value-type="float">
            <text:p>934,56432675195</text:p>
          </table:table-cell>
          <table:table-cell table:style-name="ce470" office:value-type="float" office:value="975.622245314795" calcext:value-type="float">
            <text:p>975,622245314795</text:p>
          </table:table-cell>
          <table:table-cell table:style-name="ce284" office:value-type="float" office:value="934.184344429713" calcext:value-type="float">
            <text:p>934,184344429713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7" office:value-type="float" office:value="34.5045228864857" calcext:value-type="float">
            <text:p>34,5045228864857</text:p>
          </table:table-cell>
          <table:table-cell table:style-name="ce41" office:value-type="float" office:value="23.9400122423995" calcext:value-type="float">
            <text:p>23,9400122423995</text:p>
          </table:table-cell>
          <table:table-cell table:style-name="ce58" office:value-type="float" office:value="20.5808338434333" calcext:value-type="float">
            <text:p>20,5808338434333</text:p>
          </table:table-cell>
          <table:table-cell table:style-name="ce28" office:value-type="float" office:value="37.1767666462627" calcext:value-type="float">
            <text:p>37,1767666462627</text:p>
          </table:table-cell>
          <table:table-cell table:style-name="ce13" office:value-type="float" office:value="31.1099775556009" calcext:value-type="float">
            <text:p>31,1099775556009</text:p>
          </table:table-cell>
          <table:table-cell table:style-name="ce9" office:value-type="float" office:value="24.6198092031425" calcext:value-type="float">
            <text:p>24,6198092031425</text:p>
          </table:table-cell>
          <table:table-cell table:style-name="ce10" office:value-type="float" office:value="26.0292742237186" calcext:value-type="float">
            <text:p>26,0292742237186</text:p>
          </table:table-cell>
          <table:table-cell table:style-name="ce10" office:value-type="float" office:value="25.612607557052" calcext:value-type="float">
            <text:p>25,612607557052</text:p>
          </table:table-cell>
          <table:table-cell table:style-name="ce50" office:value-type="float" office:value="15.4596894874673" calcext:value-type="float">
            <text:p>15,4596894874673</text:p>
          </table:table-cell>
          <table:table-cell table:style-name="ce5" office:value-type="float" office:value="31.4599700710811" calcext:value-type="float">
            <text:p>31,4599700710811</text:p>
          </table:table-cell>
          <table:table-cell table:style-name="ce172" office:value-type="float" office:value="72.3051065302289" calcext:value-type="float">
            <text:p>72,3051065302289</text:p>
          </table:table-cell>
          <table:table-cell table:style-name="ce209" office:value-type="float" office:value="111.483019427554" calcext:value-type="float">
            <text:p>111,483019427554</text:p>
          </table:table-cell>
          <table:table-cell table:style-name="ce46" office:value-type="float" office:value="80.6021058875871" calcext:value-type="float">
            <text:p>80,6021058875871</text:p>
          </table:table-cell>
          <table:table-cell table:style-name="ce257" office:value-type="float" office:value="69.3094072865688" calcext:value-type="float">
            <text:p>69,3094072865688</text:p>
          </table:table-cell>
          <table:table-cell table:style-name="ce2" office:value-type="float" office:value="-45.7694399129962" calcext:value-type="float">
            <text:p>-45,7694399129962</text:p>
          </table:table-cell>
          <table:table-cell table:style-name="ce5" office:value-type="float" office:value="287.371970628092" calcext:value-type="float">
            <text:p>287,371970628092</text:p>
          </table:table-cell>
          <table:table-cell table:style-name="ce198" office:value-type="float" office:value="88.6996943052535" calcext:value-type="float">
            <text:p>88,6996943052535</text:p>
          </table:table-cell>
          <table:table-cell table:style-name="ce107" office:value-type="float" office:value="64.1653272824682" calcext:value-type="float">
            <text:p>64,1653272824682</text:p>
          </table:table-cell>
          <table:table-cell table:style-name="ce391" office:value-type="float" office:value="233.175128423309" calcext:value-type="float">
            <text:p>233,175128423309</text:p>
          </table:table-cell>
          <table:table-cell table:style-name="ce410" office:value-type="float" office:value="207.580914563046" calcext:value-type="float">
            <text:p>207,580914563046</text:p>
          </table:table-cell>
          <table:table-cell table:style-name="ce5" office:value-type="float" office:value="977.610157547091" calcext:value-type="float">
            <text:p>977,610157547091</text:p>
          </table:table-cell>
          <table:table-cell table:style-name="ce160" office:value-type="float" office:value="935.049270792275" calcext:value-type="float">
            <text:p>935,049270792275</text:p>
          </table:table-cell>
          <table:table-cell table:style-name="ce106" office:value-type="float" office:value="934.554293426978" calcext:value-type="float">
            <text:p>934,554293426978</text:p>
          </table:table-cell>
          <table:table-cell table:style-name="ce114" office:value-type="float" office:value="973.062314114738" calcext:value-type="float">
            <text:p>973,062314114738</text:p>
          </table:table-cell>
          <table:table-cell table:style-name="ce2" office:value-type="float" office:value="933.703371913857" calcext:value-type="float">
            <text:p>933,703371913857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style-name="ce2" office:value-type="float" office:value="-441.464327008094" calcext:value-type="float">
            <text:p>-441,464327008094</text:p>
          </table:table-cell>
          <table:table-cell table:style-name="ce42" office:value-type="float" office:value="16.4075358770319" calcext:value-type="float">
            <text:p>16,4075358770319</text:p>
          </table:table-cell>
          <table:table-cell table:style-name="ce43" office:value-type="float" office:value="16.748282663402" calcext:value-type="float">
            <text:p>16,748282663402</text:p>
          </table:table-cell>
          <table:table-cell table:style-name="ce73" office:value-type="float" office:value="32.5457389648371" calcext:value-type="float">
            <text:p>32,5457389648371</text:p>
          </table:table-cell>
          <table:table-cell table:style-name="ce29" office:value-type="float" office:value="22.5933482962661" calcext:value-type="float">
            <text:p>22,5933482962661</text:p>
          </table:table-cell>
          <table:table-cell table:style-name="ce2" office:value-type="float" office:value="-762.873877665545" calcext:value-type="float">
            <text:p>-762,873877665545</text:p>
          </table:table-cell>
          <table:table-cell table:style-name="ce9" office:value-type="float" office:value="20.1730265619155" calcext:value-type="float">
            <text:p>20,1730265619155</text:p>
          </table:table-cell>
          <table:table-cell table:style-name="ce9" office:value-type="float" office:value="20.0500374111485" calcext:value-type="float">
            <text:p>20,0500374111485</text:p>
          </table:table-cell>
          <table:table-cell table:style-name="ce5" office:value-type="float" office:value="26.3823419378975" calcext:value-type="float">
            <text:p>26,3823419378975</text:p>
          </table:table-cell>
          <table:table-cell table:style-name="ce16" office:value-type="float" office:value="17.5635989524879" calcext:value-type="float">
            <text:p>17,5635989524879</text:p>
          </table:table-cell>
          <table:table-cell table:style-name="ce173" office:value-type="float" office:value="28.0541549260962" calcext:value-type="float">
            <text:p>28,0541549260962</text:p>
          </table:table-cell>
          <table:table-cell table:style-name="ce210" office:value-type="float" office:value="72.4914726382915" calcext:value-type="float">
            <text:p>72,4914726382915</text:p>
          </table:table-cell>
          <table:table-cell table:style-name="ce181" office:value-type="float" office:value="64.3264620099856" calcext:value-type="float">
            <text:p>64,3264620099856</text:p>
          </table:table-cell>
          <table:table-cell table:style-name="ce238" office:value-type="float" office:value="86.8861535419448" calcext:value-type="float">
            <text:p>86,8861535419448</text:p>
          </table:table-cell>
          <table:table-cell table:style-name="ce294" office:value-type="float" office:value="67.1713876118443" calcext:value-type="float">
            <text:p>67,1713876118443</text:p>
          </table:table-cell>
          <table:table-cell table:style-name="ce319" office:value-type="float" office:value="96.7574296429359" calcext:value-type="float">
            <text:p>96,7574296429359</text:p>
          </table:table-cell>
          <table:table-cell table:style-name="ce234" office:value-type="float" office:value="56.6802180832623" calcext:value-type="float">
            <text:p>56,6802180832623</text:p>
          </table:table-cell>
          <table:table-cell table:style-name="ce236" office:value-type="float" office:value="56.0461378462701" calcext:value-type="float">
            <text:p>56,0461378462701</text:p>
          </table:table-cell>
          <table:table-cell table:style-name="ce392" office:value-type="float" office:value="133.948819766159" calcext:value-type="float">
            <text:p>133,948819766159</text:p>
          </table:table-cell>
          <table:table-cell table:style-name="ce330" office:value-type="float" office:value="71.4890800794175" calcext:value-type="float">
            <text:p>71,4890800794175</text:p>
          </table:table-cell>
          <table:table-cell table:style-name="ce298" office:value-type="float" office:value="976.339807216827" calcext:value-type="float">
            <text:p>976,339807216827</text:p>
          </table:table-cell>
          <table:table-cell table:style-name="ce199" office:value-type="float" office:value="916.60491394035" calcext:value-type="float">
            <text:p>916,60491394035</text:p>
          </table:table-cell>
          <table:table-cell table:style-name="ce462" office:value-type="float" office:value="916.957035869137" calcext:value-type="float">
            <text:p>916,957035869137</text:p>
          </table:table-cell>
          <table:table-cell table:style-name="ce5" office:value-type="float" office:value="982.691439423801" calcext:value-type="float">
            <text:p>982,691439423801</text:p>
          </table:table-cell>
          <table:table-cell table:style-name="ce194" office:value-type="float" office:value="913.583927568949" calcext:value-type="float">
            <text:p>913,583927568949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16" office:value-type="float" office:value="39.5307080187717" calcext:value-type="float">
            <text:p>39,5307080187717</text:p>
          </table:table-cell>
          <table:table-cell table:style-name="ce43" office:value-type="float" office:value="16.7339998639733" calcext:value-type="float">
            <text:p>16,7339998639733</text:p>
          </table:table-cell>
          <table:table-cell table:style-name="ce43" office:value-type="float" office:value="16.748282663402" calcext:value-type="float">
            <text:p>16,748282663402</text:p>
          </table:table-cell>
          <table:table-cell table:style-name="ce5" office:value-type="float" office:value="45.5621301775148" calcext:value-type="float">
            <text:p>45,5621301775148</text:p>
          </table:table-cell>
          <table:table-cell table:style-name="ce23" office:value-type="float" office:value="24.3610147588927" calcext:value-type="float">
            <text:p>24,3610147588927</text:p>
          </table:table-cell>
          <table:table-cell table:style-name="ce16" office:value-type="float" office:value="16.5740740740742" calcext:value-type="float">
            <text:p>16,5740740740742</text:p>
          </table:table-cell>
          <table:table-cell table:style-name="ce10" office:value-type="float" office:value="21.0601384212495" calcext:value-type="float">
            <text:p>21,0601384212495</text:p>
          </table:table-cell>
          <table:table-cell table:style-name="ce9" office:value-type="float" office:value="20.0500374111485" calcext:value-type="float">
            <text:p>20,0500374111485</text:p>
          </table:table-cell>
          <table:table-cell table:style-name="ce61" office:value-type="float" office:value="21.5043958099514" calcext:value-type="float">
            <text:p>21,5043958099514</text:p>
          </table:table-cell>
          <table:table-cell table:style-name="ce7" office:value-type="float" office:value="18.8814066591845" calcext:value-type="float">
            <text:p>18,8814066591845</text:p>
          </table:table-cell>
          <table:table-cell table:style-name="ce2" office:value-type="float" office:value="15.0674773839537" calcext:value-type="float">
            <text:p>15,0674773839537</text:p>
          </table:table-cell>
          <table:table-cell table:style-name="ce210" office:value-type="float" office:value="72.4202877057689" calcext:value-type="float">
            <text:p>72,4202877057689</text:p>
          </table:table-cell>
          <table:table-cell table:style-name="ce117" office:value-type="float" office:value="63.6927183746107" calcext:value-type="float">
            <text:p>63,6927183746107</text:p>
          </table:table-cell>
          <table:table-cell table:style-name="ce90" office:value-type="float" office:value="67.7314746156508" calcext:value-type="float">
            <text:p>67,7314746156508</text:p>
          </table:table-cell>
          <table:table-cell table:style-name="ce5" office:value-type="float" office:value="130.603588907015" calcext:value-type="float">
            <text:p>130,603588907015</text:p>
          </table:table-cell>
          <table:table-cell table:style-name="ce102" office:value-type="float" office:value="128.301345687183" calcext:value-type="float">
            <text:p>128,301345687183</text:p>
          </table:table-cell>
          <table:table-cell table:style-name="ce2" office:value-type="float" office:value="55.5614383410544" calcext:value-type="float">
            <text:p>55,5614383410544</text:p>
          </table:table-cell>
          <table:table-cell table:style-name="ce214" office:value-type="float" office:value="59.611105858624" calcext:value-type="float">
            <text:p>59,611105858624</text:p>
          </table:table-cell>
          <table:table-cell table:style-name="ce5" office:value-type="float" office:value="139.833601210173" calcext:value-type="float">
            <text:p>139,833601210173</text:p>
          </table:table-cell>
          <table:table-cell table:style-name="ce367" office:value-type="float" office:value="119.592512054458" calcext:value-type="float">
            <text:p>119,592512054458</text:p>
          </table:table-cell>
          <table:table-cell table:style-name="ce126" office:value-type="float" office:value="967.18565234529" calcext:value-type="float">
            <text:p>967,18565234529</text:p>
          </table:table-cell>
          <table:table-cell table:style-name="ce2" office:value-type="float" office:value="899.184075679937" calcext:value-type="float">
            <text:p>899,184075679937</text:p>
          </table:table-cell>
          <table:table-cell table:style-name="ce462" office:value-type="float" office:value="916.957035869137" calcext:value-type="float">
            <text:p>916,957035869137</text:p>
          </table:table-cell>
          <table:table-cell table:style-name="ce5" office:value-type="float" office:value="982.632075584381" calcext:value-type="float">
            <text:p>982,632075584381</text:p>
          </table:table-cell>
          <table:table-cell table:style-name="ce462" office:value-type="float" office:value="916.957035869137" calcext:value-type="float">
            <text:p>916,957035869137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formula="of:=RANK([.C166]; OFFSET([.$C166]; 0; 0; 1; 5))" office:value-type="float" office:value="5" calcext:value-type="float">
            <text:p>5</text:p>
          </table:table-cell>
          <table:table-cell table:formula="of:=RANK([.D166]; OFFSET([.$C166]; 0; 0; 1; 5))" office:value-type="float" office:value="3" calcext:value-type="float">
            <text:p>3</text:p>
          </table:table-cell>
          <table:table-cell table:formula="of:=RANK([.E166]; OFFSET([.$C166]; 0; 0; 1; 5))" office:value-type="float" office:value="1" calcext:value-type="float">
            <text:p>1</text:p>
          </table:table-cell>
          <table:table-cell table:formula="of:=RANK([.F166]; OFFSET([.$C166]; 0; 0; 1; 5))" office:value-type="float" office:value="2" calcext:value-type="float">
            <text:p>2</text:p>
          </table:table-cell>
          <table:table-cell table:formula="of:=RANK([.G166]; OFFSET([.$C166]; 0; 0; 1; 5))" office:value-type="float" office:value="4" calcext:value-type="float">
            <text:p>4</text:p>
          </table:table-cell>
          <table:table-cell table:formula="of:=RANK([.H166];[.$H166:.$L166];)" office:value-type="float" office:value="5" calcext:value-type="float">
            <text:p>5</text:p>
          </table:table-cell>
          <table:table-cell table:formula="of:=RANK([.I166];[.$H166:.$L166];)" office:value-type="float" office:value="2" calcext:value-type="float">
            <text:p>2</text:p>
          </table:table-cell>
          <table:table-cell table:formula="of:=RANK([.J166];[.$H166:.$L166];)" office:value-type="float" office:value="3" calcext:value-type="float">
            <text:p>3</text:p>
          </table:table-cell>
          <table:table-cell table:formula="of:=RANK([.K166];[.$H166:.$L166];)" office:value-type="float" office:value="1" calcext:value-type="float">
            <text:p>1</text:p>
          </table:table-cell>
          <table:table-cell table:formula="of:=RANK([.L166];[.$H166:.$L166];)" office:value-type="float" office:value="4" calcext:value-type="float">
            <text:p>4</text:p>
          </table:table-cell>
          <table:table-cell table:formula="of:=RANK([.M166];[.$M166:.$Q166];)" office:value-type="float" office:value="5" calcext:value-type="float">
            <text:p>5</text:p>
          </table:table-cell>
          <table:table-cell table:formula="of:=RANK([.N166];[.$M166:.$Q166];)" office:value-type="float" office:value="3" calcext:value-type="float">
            <text:p>3</text:p>
          </table:table-cell>
          <table:table-cell table:formula="of:=RANK([.O166];[.$M166:.$Q166];)" office:value-type="float" office:value="2" calcext:value-type="float">
            <text:p>2</text:p>
          </table:table-cell>
          <table:table-cell table:formula="of:=RANK([.P166];[.$M166:.$Q166];)" office:value-type="float" office:value="1" calcext:value-type="float">
            <text:p>1</text:p>
          </table:table-cell>
          <table:table-cell table:formula="of:=RANK([.Q166];[.$M166:.$Q166];)" office:value-type="float" office:value="4" calcext:value-type="float">
            <text:p>4</text:p>
          </table:table-cell>
          <table:table-cell table:formula="of:=RANK([.R166];[.$R166:.$V166];)" office:value-type="float" office:value="5" calcext:value-type="float">
            <text:p>5</text:p>
          </table:table-cell>
          <table:table-cell table:formula="of:=RANK([.S166];[.$R166:.$V166];)" office:value-type="float" office:value="2" calcext:value-type="float">
            <text:p>2</text:p>
          </table:table-cell>
          <table:table-cell table:formula="of:=RANK([.T166];[.$R166:.$V166];)" office:value-type="float" office:value="4" calcext:value-type="float">
            <text:p>4</text:p>
          </table:table-cell>
          <table:table-cell table:formula="of:=RANK([.U166];[.$R166:.$V166];)" office:value-type="float" office:value="1" calcext:value-type="float">
            <text:p>1</text:p>
          </table:table-cell>
          <table:table-cell table:formula="of:=RANK([.V166];[.$R166:.$V166];)" office:value-type="float" office:value="3" calcext:value-type="float">
            <text:p>3</text:p>
          </table:table-cell>
          <table:table-cell table:formula="of:=RANK([.W166];[.$W166:.$AA166];)" office:value-type="float" office:value="5" calcext:value-type="float">
            <text:p>5</text:p>
          </table:table-cell>
          <table:table-cell table:formula="of:=RANK([.X166];[.$W166:.$AA166];)" office:value-type="float" office:value="4" calcext:value-type="float">
            <text:p>4</text:p>
          </table:table-cell>
          <table:table-cell table:formula="of:=RANK([.Y166];[.$W166:.$AA166];)" office:value-type="float" office:value="3" calcext:value-type="float">
            <text:p>3</text:p>
          </table:table-cell>
          <table:table-cell table:formula="of:=RANK([.Z166];[.$W166:.$AA166];)" office:value-type="float" office:value="1" calcext:value-type="float">
            <text:p>1</text:p>
          </table:table-cell>
          <table:table-cell table:formula="of:=RANK([.AA166];[.$W166:.$AA166];)" office:value-type="float" office:value="2" calcext:value-type="float">
            <text:p>2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67]; OFFSET([.$C167]; 0; 0; 1; 5))" office:value-type="float" office:value="1" calcext:value-type="float">
            <text:p>1</text:p>
          </table:table-cell>
          <table:table-cell table:formula="of:=RANK([.D167]; OFFSET([.$C167]; 0; 0; 1; 5))" office:value-type="float" office:value="5" calcext:value-type="float">
            <text:p>5</text:p>
          </table:table-cell>
          <table:table-cell table:formula="of:=RANK([.E167]; OFFSET([.$C167]; 0; 0; 1; 5))" office:value-type="float" office:value="4" calcext:value-type="float">
            <text:p>4</text:p>
          </table:table-cell>
          <table:table-cell table:formula="of:=RANK([.F167]; OFFSET([.$C167]; 0; 0; 1; 5))" office:value-type="float" office:value="3" calcext:value-type="float">
            <text:p>3</text:p>
          </table:table-cell>
          <table:table-cell table:formula="of:=RANK([.G167]; OFFSET([.$C167]; 0; 0; 1; 5))" office:value-type="float" office:value="2" calcext:value-type="float">
            <text:p>2</text:p>
          </table:table-cell>
          <table:table-cell table:formula="of:=RANK([.H167];[.$H167:.$L167];)" office:value-type="float" office:value="2" calcext:value-type="float">
            <text:p>2</text:p>
          </table:table-cell>
          <table:table-cell table:formula="of:=RANK([.I167];[.$H167:.$L167];)" office:value-type="float" office:value="3" calcext:value-type="float">
            <text:p>3</text:p>
          </table:table-cell>
          <table:table-cell table:formula="of:=RANK([.J167];[.$H167:.$L167];)" office:value-type="float" office:value="4" calcext:value-type="float">
            <text:p>4</text:p>
          </table:table-cell>
          <table:table-cell table:formula="of:=RANK([.K167];[.$H167:.$L167];)" office:value-type="float" office:value="1" calcext:value-type="float">
            <text:p>1</text:p>
          </table:table-cell>
          <table:table-cell table:formula="of:=RANK([.L167];[.$H167:.$L167];)" office:value-type="float" office:value="5" calcext:value-type="float">
            <text:p>5</text:p>
          </table:table-cell>
          <table:table-cell table:formula="of:=RANK([.M167];[.$M167:.$Q167];)" office:value-type="float" office:value="2" calcext:value-type="float">
            <text:p>2</text:p>
          </table:table-cell>
          <table:table-cell table:formula="of:=RANK([.N167];[.$M167:.$Q167];)" office:value-type="float" office:value="3" calcext:value-type="float">
            <text:p>3</text:p>
          </table:table-cell>
          <table:table-cell table:formula="of:=RANK([.O167];[.$M167:.$Q167];)" office:value-type="float" office:value="4" calcext:value-type="float">
            <text:p>4</text:p>
          </table:table-cell>
          <table:table-cell table:formula="of:=RANK([.P167];[.$M167:.$Q167];)" office:value-type="float" office:value="1" calcext:value-type="float">
            <text:p>1</text:p>
          </table:table-cell>
          <table:table-cell table:formula="of:=RANK([.Q167];[.$M167:.$Q167];)" office:value-type="float" office:value="5" calcext:value-type="float">
            <text:p>5</text:p>
          </table:table-cell>
          <table:table-cell table:formula="of:=RANK([.R167];[.$R167:.$V167];)" office:value-type="float" office:value="1" calcext:value-type="float">
            <text:p>1</text:p>
          </table:table-cell>
          <table:table-cell table:formula="of:=RANK([.S167];[.$R167:.$V167];)" office:value-type="float" office:value="3" calcext:value-type="float">
            <text:p>3</text:p>
          </table:table-cell>
          <table:table-cell table:formula="of:=RANK([.T167];[.$R167:.$V167];)" office:value-type="float" office:value="4" calcext:value-type="float">
            <text:p>4</text:p>
          </table:table-cell>
          <table:table-cell table:formula="of:=RANK([.U167];[.$R167:.$V167];)" office:value-type="float" office:value="2" calcext:value-type="float">
            <text:p>2</text:p>
          </table:table-cell>
          <table:table-cell table:formula="of:=RANK([.V167];[.$R167:.$V167];)" office:value-type="float" office:value="5" calcext:value-type="float">
            <text:p>5</text:p>
          </table:table-cell>
          <table:table-cell table:formula="of:=RANK([.W167];[.$W167:.$AA167];)" office:value-type="float" office:value="3" calcext:value-type="float">
            <text:p>3</text:p>
          </table:table-cell>
          <table:table-cell table:formula="of:=RANK([.X167];[.$W167:.$AA167];)" office:value-type="float" office:value="4" calcext:value-type="float">
            <text:p>4</text:p>
          </table:table-cell>
          <table:table-cell table:formula="of:=RANK([.Y167];[.$W167:.$AA167];)" office:value-type="float" office:value="5" calcext:value-type="float">
            <text:p>5</text:p>
          </table:table-cell>
          <table:table-cell table:formula="of:=RANK([.Z167];[.$W167:.$AA167];)" office:value-type="float" office:value="2" calcext:value-type="float">
            <text:p>2</text:p>
          </table:table-cell>
          <table:table-cell table:formula="of:=RANK([.AA167];[.$W167:.$AA167];)" office:value-type="float" office:value="1" calcext:value-type="float">
            <text:p>1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formula="of:=RANK([.C168]; OFFSET([.$C168]; 0; 0; 1; 5))" office:value-type="float" office:value="5" calcext:value-type="float">
            <text:p>5</text:p>
          </table:table-cell>
          <table:table-cell table:formula="of:=RANK([.D168]; OFFSET([.$C168]; 0; 0; 1; 5))" office:value-type="float" office:value="3" calcext:value-type="float">
            <text:p>3</text:p>
          </table:table-cell>
          <table:table-cell table:formula="of:=RANK([.E168]; OFFSET([.$C168]; 0; 0; 1; 5))" office:value-type="float" office:value="4" calcext:value-type="float">
            <text:p>4</text:p>
          </table:table-cell>
          <table:table-cell table:formula="of:=RANK([.F168]; OFFSET([.$C168]; 0; 0; 1; 5))" office:value-type="float" office:value="1" calcext:value-type="float">
            <text:p>1</text:p>
          </table:table-cell>
          <table:table-cell table:formula="of:=RANK([.G168]; OFFSET([.$C168]; 0; 0; 1; 5))" office:value-type="float" office:value="2" calcext:value-type="float">
            <text:p>2</text:p>
          </table:table-cell>
          <table:table-cell table:formula="of:=RANK([.H168];[.$H168:.$L168];)" office:value-type="float" office:value="3" calcext:value-type="float">
            <text:p>3</text:p>
          </table:table-cell>
          <table:table-cell table:formula="of:=RANK([.I168];[.$H168:.$L168];)" office:value-type="float" office:value="4" calcext:value-type="float">
            <text:p>4</text:p>
          </table:table-cell>
          <table:table-cell table:formula="of:=RANK([.J168];[.$H168:.$L168];)" office:value-type="float" office:value="5" calcext:value-type="float">
            <text:p>5</text:p>
          </table:table-cell>
          <table:table-cell table:formula="of:=RANK([.K168];[.$H168:.$L168];)" office:value-type="float" office:value="1" calcext:value-type="float">
            <text:p>1</text:p>
          </table:table-cell>
          <table:table-cell table:formula="of:=RANK([.L168];[.$H168:.$L168];)" office:value-type="float" office:value="2" calcext:value-type="float">
            <text:p>2</text:p>
          </table:table-cell>
          <table:table-cell table:formula="of:=RANK([.M168];[.$M168:.$Q168];)" office:value-type="float" office:value="5" calcext:value-type="float">
            <text:p>5</text:p>
          </table:table-cell>
          <table:table-cell table:formula="of:=RANK([.N168];[.$M168:.$Q168];)" office:value-type="float" office:value="1" calcext:value-type="float">
            <text:p>1</text:p>
          </table:table-cell>
          <table:table-cell table:formula="of:=RANK([.O168];[.$M168:.$Q168];)" office:value-type="float" office:value="2" calcext:value-type="float">
            <text:p>2</text:p>
          </table:table-cell>
          <table:table-cell table:formula="of:=RANK([.P168];[.$M168:.$Q168];)" office:value-type="float" office:value="3" calcext:value-type="float">
            <text:p>3</text:p>
          </table:table-cell>
          <table:table-cell table:formula="of:=RANK([.Q168];[.$M168:.$Q168];)" office:value-type="float" office:value="4" calcext:value-type="float">
            <text:p>4</text:p>
          </table:table-cell>
          <table:table-cell table:formula="of:=RANK([.R168];[.$R168:.$V168];)" office:value-type="float" office:value="4" calcext:value-type="float">
            <text:p>4</text:p>
          </table:table-cell>
          <table:table-cell table:formula="of:=RANK([.S168];[.$R168:.$V168];)" office:value-type="float" office:value="1" calcext:value-type="float">
            <text:p>1</text:p>
          </table:table-cell>
          <table:table-cell table:formula="of:=RANK([.T168];[.$R168:.$V168];)" office:value-type="float" office:value="3" calcext:value-type="float">
            <text:p>3</text:p>
          </table:table-cell>
          <table:table-cell table:formula="of:=RANK([.U168];[.$R168:.$V168];)" office:value-type="float" office:value="5" calcext:value-type="float">
            <text:p>5</text:p>
          </table:table-cell>
          <table:table-cell table:formula="of:=RANK([.V168];[.$R168:.$V168];)" office:value-type="float" office:value="2" calcext:value-type="float">
            <text:p>2</text:p>
          </table:table-cell>
          <table:table-cell table:formula="of:=RANK([.W168];[.$W168:.$AA168];)" office:value-type="float" office:value="4" calcext:value-type="float">
            <text:p>4</text:p>
          </table:table-cell>
          <table:table-cell table:formula="of:=RANK([.X168];[.$W168:.$AA168];)" office:value-type="float" office:value="2" calcext:value-type="float">
            <text:p>2</text:p>
          </table:table-cell>
          <table:table-cell table:formula="of:=RANK([.Y168];[.$W168:.$AA168];)" office:value-type="float" office:value="5" calcext:value-type="float">
            <text:p>5</text:p>
          </table:table-cell>
          <table:table-cell table:formula="of:=RANK([.Z168];[.$W168:.$AA168];)" office:value-type="float" office:value="1" calcext:value-type="float">
            <text:p>1</text:p>
          </table:table-cell>
          <table:table-cell table:formula="of:=RANK([.AA168];[.$W168:.$AA168];)" office:value-type="float" office:value="3" calcext:value-type="float">
            <text:p>3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69]; OFFSET([.$C169]; 0; 0; 1; 5))" office:value-type="float" office:value="3" calcext:value-type="float">
            <text:p>3</text:p>
          </table:table-cell>
          <table:table-cell table:formula="of:=RANK([.D169]; OFFSET([.$C169]; 0; 0; 1; 5))" office:value-type="float" office:value="4" calcext:value-type="float">
            <text:p>4</text:p>
          </table:table-cell>
          <table:table-cell table:formula="of:=RANK([.E169]; OFFSET([.$C169]; 0; 0; 1; 5))" office:value-type="float" office:value="5" calcext:value-type="float">
            <text:p>5</text:p>
          </table:table-cell>
          <table:table-cell table:formula="of:=RANK([.F169]; OFFSET([.$C169]; 0; 0; 1; 5))" office:value-type="float" office:value="2" calcext:value-type="float">
            <text:p>2</text:p>
          </table:table-cell>
          <table:table-cell table:formula="of:=RANK([.G169]; OFFSET([.$C169]; 0; 0; 1; 5))" office:value-type="float" office:value="1" calcext:value-type="float">
            <text:p>1</text:p>
          </table:table-cell>
          <table:table-cell table:formula="of:=RANK([.H169];[.$H169:.$L169];)" office:value-type="float" office:value="2" calcext:value-type="float">
            <text:p>2</text:p>
          </table:table-cell>
          <table:table-cell table:formula="of:=RANK([.I169];[.$H169:.$L169];)" office:value-type="float" office:value="5" calcext:value-type="float">
            <text:p>5</text:p>
          </table:table-cell>
          <table:table-cell table:formula="of:=RANK([.J169];[.$H169:.$L169];)" office:value-type="float" office:value="3" calcext:value-type="float">
            <text:p>3</text:p>
          </table:table-cell>
          <table:table-cell table:formula="of:=RANK([.K169];[.$H169:.$L169];)" office:value-type="float" office:value="1" calcext:value-type="float">
            <text:p>1</text:p>
          </table:table-cell>
          <table:table-cell table:formula="of:=RANK([.L169];[.$H169:.$L169];)" office:value-type="float" office:value="4" calcext:value-type="float">
            <text:p>4</text:p>
          </table:table-cell>
          <table:table-cell table:formula="of:=RANK([.M169];[.$M169:.$Q169];)" office:value-type="float" office:value="2" calcext:value-type="float">
            <text:p>2</text:p>
          </table:table-cell>
          <table:table-cell table:formula="of:=RANK([.N169];[.$M169:.$Q169];)" office:value-type="float" office:value="1" calcext:value-type="float">
            <text:p>1</text:p>
          </table:table-cell>
          <table:table-cell table:formula="of:=RANK([.O169];[.$M169:.$Q169];)" office:value-type="float" office:value="3" calcext:value-type="float">
            <text:p>3</text:p>
          </table:table-cell>
          <table:table-cell table:formula="of:=RANK([.P169];[.$M169:.$Q169];)" office:value-type="float" office:value="4" calcext:value-type="float">
            <text:p>4</text:p>
          </table:table-cell>
          <table:table-cell table:formula="of:=RANK([.Q169];[.$M169:.$Q169];)" office:value-type="float" office:value="5" calcext:value-type="float">
            <text:p>5</text:p>
          </table:table-cell>
          <table:table-cell table:formula="of:=RANK([.R169];[.$R169:.$V169];)" office:value-type="float" office:value="4" calcext:value-type="float">
            <text:p>4</text:p>
          </table:table-cell>
          <table:table-cell table:formula="of:=RANK([.S169];[.$R169:.$V169];)" office:value-type="float" office:value="1" calcext:value-type="float">
            <text:p>1</text:p>
          </table:table-cell>
          <table:table-cell table:formula="of:=RANK([.T169];[.$R169:.$V169];)" office:value-type="float" office:value="2" calcext:value-type="float">
            <text:p>2</text:p>
          </table:table-cell>
          <table:table-cell table:formula="of:=RANK([.U169];[.$R169:.$V169];)" office:value-type="float" office:value="5" calcext:value-type="float">
            <text:p>5</text:p>
          </table:table-cell>
          <table:table-cell table:formula="of:=RANK([.V169];[.$R169:.$V169];)" office:value-type="float" office:value="3" calcext:value-type="float">
            <text:p>3</text:p>
          </table:table-cell>
          <table:table-cell table:formula="of:=RANK([.W169];[.$W169:.$AA169];)" office:value-type="float" office:value="3" calcext:value-type="float">
            <text:p>3</text:p>
          </table:table-cell>
          <table:table-cell table:formula="of:=RANK([.X169];[.$W169:.$AA169];)" office:value-type="float" office:value="4" calcext:value-type="float">
            <text:p>4</text:p>
          </table:table-cell>
          <table:table-cell table:formula="of:=RANK([.Y169];[.$W169:.$AA169];)" office:value-type="float" office:value="5" calcext:value-type="float">
            <text:p>5</text:p>
          </table:table-cell>
          <table:table-cell table:formula="of:=RANK([.Z169];[.$W169:.$AA169];)" office:value-type="float" office:value="1" calcext:value-type="float">
            <text:p>1</text:p>
          </table:table-cell>
          <table:table-cell table:formula="of:=RANK([.AA169];[.$W169:.$AA169];)" office:value-type="float" office:value="2" calcext:value-type="float">
            <text:p>2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formula="of:=RANK([.C170]; OFFSET([.$C170]; 0; 0; 1; 5))" office:value-type="float" office:value="5" calcext:value-type="float">
            <text:p>5</text:p>
          </table:table-cell>
          <table:table-cell table:formula="of:=RANK([.D170]; OFFSET([.$C170]; 0; 0; 1; 5))" office:value-type="float" office:value="4" calcext:value-type="float">
            <text:p>4</text:p>
          </table:table-cell>
          <table:table-cell table:formula="of:=RANK([.E170]; OFFSET([.$C170]; 0; 0; 1; 5))" office:value-type="float" office:value="3" calcext:value-type="float">
            <text:p>3</text:p>
          </table:table-cell>
          <table:table-cell table:formula="of:=RANK([.F170]; OFFSET([.$C170]; 0; 0; 1; 5))" office:value-type="float" office:value="1" calcext:value-type="float">
            <text:p>1</text:p>
          </table:table-cell>
          <table:table-cell table:formula="of:=RANK([.G170]; OFFSET([.$C170]; 0; 0; 1; 5))" office:value-type="float" office:value="2" calcext:value-type="float">
            <text:p>2</text:p>
          </table:table-cell>
          <table:table-cell table:formula="of:=RANK([.H170];[.$H170:.$L170];)" office:value-type="float" office:value="5" calcext:value-type="float">
            <text:p>5</text:p>
          </table:table-cell>
          <table:table-cell table:formula="of:=RANK([.I170];[.$H170:.$L170];)" office:value-type="float" office:value="3" calcext:value-type="float">
            <text:p>3</text:p>
          </table:table-cell>
          <table:table-cell table:formula="of:=RANK([.J170];[.$H170:.$L170];)" office:value-type="float" office:value="4" calcext:value-type="float">
            <text:p>4</text:p>
          </table:table-cell>
          <table:table-cell table:formula="of:=RANK([.K170];[.$H170:.$L170];)" office:value-type="float" office:value="2" calcext:value-type="float">
            <text:p>2</text:p>
          </table:table-cell>
          <table:table-cell table:formula="of:=RANK([.L170];[.$H170:.$L170];)" office:value-type="float" office:value="1" calcext:value-type="float">
            <text:p>1</text:p>
          </table:table-cell>
          <table:table-cell table:formula="of:=RANK([.M170];[.$M170:.$Q170];)" office:value-type="float" office:value="5" calcext:value-type="float">
            <text:p>5</text:p>
          </table:table-cell>
          <table:table-cell table:formula="of:=RANK([.N170];[.$M170:.$Q170];)" office:value-type="float" office:value="2" calcext:value-type="float">
            <text:p>2</text:p>
          </table:table-cell>
          <table:table-cell table:formula="of:=RANK([.O170];[.$M170:.$Q170];)" office:value-type="float" office:value="4" calcext:value-type="float">
            <text:p>4</text:p>
          </table:table-cell>
          <table:table-cell table:formula="of:=RANK([.P170];[.$M170:.$Q170];)" office:value-type="float" office:value="1" calcext:value-type="float">
            <text:p>1</text:p>
          </table:table-cell>
          <table:table-cell table:formula="of:=RANK([.Q170];[.$M170:.$Q170];)" office:value-type="float" office:value="3" calcext:value-type="float">
            <text:p>3</text:p>
          </table:table-cell>
          <table:table-cell table:formula="of:=RANK([.R170];[.$R170:.$V170];)" office:value-type="float" office:value="2" calcext:value-type="float">
            <text:p>2</text:p>
          </table:table-cell>
          <table:table-cell table:formula="of:=RANK([.S170];[.$R170:.$V170];)" office:value-type="float" office:value="3" calcext:value-type="float">
            <text:p>3</text:p>
          </table:table-cell>
          <table:table-cell table:formula="of:=RANK([.T170];[.$R170:.$V170];)" office:value-type="float" office:value="5" calcext:value-type="float">
            <text:p>5</text:p>
          </table:table-cell>
          <table:table-cell table:formula="of:=RANK([.U170];[.$R170:.$V170];)" office:value-type="float" office:value="1" calcext:value-type="float">
            <text:p>1</text:p>
          </table:table-cell>
          <table:table-cell table:formula="of:=RANK([.V170];[.$R170:.$V170];)" office:value-type="float" office:value="4" calcext:value-type="float">
            <text:p>4</text:p>
          </table:table-cell>
          <table:table-cell table:formula="of:=RANK([.W170];[.$W170:.$AA170];)" office:value-type="float" office:value="2" calcext:value-type="float">
            <text:p>2</text:p>
          </table:table-cell>
          <table:table-cell table:formula="of:=RANK([.X170];[.$W170:.$AA170];)" office:value-type="float" office:value="5" calcext:value-type="float">
            <text:p>5</text:p>
          </table:table-cell>
          <table:table-cell table:formula="of:=RANK([.Y170];[.$W170:.$AA170];)" office:value-type="float" office:value="4" calcext:value-type="float">
            <text:p>4</text:p>
          </table:table-cell>
          <table:table-cell table:formula="of:=RANK([.Z170];[.$W170:.$AA170];)" office:value-type="float" office:value="1" calcext:value-type="float">
            <text:p>1</text:p>
          </table:table-cell>
          <table:table-cell table:formula="of:=RANK([.AA170];[.$W170:.$AA170];)" office:value-type="float" office:value="3" calcext:value-type="float">
            <text:p>3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71]; OFFSET([.$C171]; 0; 0; 1; 5))" office:value-type="float" office:value="2" calcext:value-type="float">
            <text:p>2</text:p>
          </table:table-cell>
          <table:table-cell table:formula="of:=RANK([.D171]; OFFSET([.$C171]; 0; 0; 1; 5))" office:value-type="float" office:value="5" calcext:value-type="float">
            <text:p>5</text:p>
          </table:table-cell>
          <table:table-cell table:formula="of:=RANK([.E171]; OFFSET([.$C171]; 0; 0; 1; 5))" office:value-type="float" office:value="4" calcext:value-type="float">
            <text:p>4</text:p>
          </table:table-cell>
          <table:table-cell table:formula="of:=RANK([.F171]; OFFSET([.$C171]; 0; 0; 1; 5))" office:value-type="float" office:value="1" calcext:value-type="float">
            <text:p>1</text:p>
          </table:table-cell>
          <table:table-cell table:formula="of:=RANK([.G171]; OFFSET([.$C171]; 0; 0; 1; 5))" office:value-type="float" office:value="2" calcext:value-type="float">
            <text:p>2</text:p>
          </table:table-cell>
          <table:table-cell table:formula="of:=RANK([.H171];[.$H171:.$L171];)" office:value-type="float" office:value="3" calcext:value-type="float">
            <text:p>3</text:p>
          </table:table-cell>
          <table:table-cell table:formula="of:=RANK([.I171];[.$H171:.$L171];)" office:value-type="float" office:value="1" calcext:value-type="float">
            <text:p>1</text:p>
          </table:table-cell>
          <table:table-cell table:formula="of:=RANK([.J171];[.$H171:.$L171];)" office:value-type="float" office:value="5" calcext:value-type="float">
            <text:p>5</text:p>
          </table:table-cell>
          <table:table-cell table:formula="of:=RANK([.K171];[.$H171:.$L171];)" office:value-type="float" office:value="2" calcext:value-type="float">
            <text:p>2</text:p>
          </table:table-cell>
          <table:table-cell table:formula="of:=RANK([.L171];[.$H171:.$L171];)" office:value-type="float" office:value="3" calcext:value-type="float">
            <text:p>3</text:p>
          </table:table-cell>
          <table:table-cell table:formula="of:=RANK([.M171];[.$M171:.$Q171];)" office:value-type="float" office:value="1" calcext:value-type="float">
            <text:p>1</text:p>
          </table:table-cell>
          <table:table-cell table:formula="of:=RANK([.N171];[.$M171:.$Q171];)" office:value-type="float" office:value="4" calcext:value-type="float">
            <text:p>4</text:p>
          </table:table-cell>
          <table:table-cell table:formula="of:=RANK([.O171];[.$M171:.$Q171];)" office:value-type="float" office:value="5" calcext:value-type="float">
            <text:p>5</text:p>
          </table:table-cell>
          <table:table-cell table:formula="of:=RANK([.P171];[.$M171:.$Q171];)" office:value-type="float" office:value="3" calcext:value-type="float">
            <text:p>3</text:p>
          </table:table-cell>
          <table:table-cell table:formula="of:=RANK([.Q171];[.$M171:.$Q171];)" office:value-type="float" office:value="1" calcext:value-type="float">
            <text:p>1</text:p>
          </table:table-cell>
          <table:table-cell table:formula="of:=RANK([.R171];[.$R171:.$V171];)" office:value-type="float" office:value="2" calcext:value-type="float">
            <text:p>2</text:p>
          </table:table-cell>
          <table:table-cell table:formula="of:=RANK([.S171];[.$R171:.$V171];)" office:value-type="float" office:value="4" calcext:value-type="float">
            <text:p>4</text:p>
          </table:table-cell>
          <table:table-cell table:formula="of:=RANK([.T171];[.$R171:.$V171];)" office:value-type="float" office:value="5" calcext:value-type="float">
            <text:p>5</text:p>
          </table:table-cell>
          <table:table-cell table:formula="of:=RANK([.U171];[.$R171:.$V171];)" office:value-type="float" office:value="1" calcext:value-type="float">
            <text:p>1</text:p>
          </table:table-cell>
          <table:table-cell table:formula="of:=RANK([.V171];[.$R171:.$V171];)" office:value-type="float" office:value="3" calcext:value-type="float">
            <text:p>3</text:p>
          </table:table-cell>
          <table:table-cell table:formula="of:=RANK([.W171];[.$W171:.$AA171];)" office:value-type="float" office:value="2" calcext:value-type="float">
            <text:p>2</text:p>
          </table:table-cell>
          <table:table-cell table:formula="of:=RANK([.X171];[.$W171:.$AA171];)" office:value-type="float" office:value="5" calcext:value-type="float">
            <text:p>5</text:p>
          </table:table-cell>
          <table:table-cell table:formula="of:=RANK([.Y171];[.$W171:.$AA171];)" office:value-type="float" office:value="4" calcext:value-type="float">
            <text:p>4</text:p>
          </table:table-cell>
          <table:table-cell table:formula="of:=RANK([.Z171];[.$W171:.$AA171];)" office:value-type="float" office:value="1" calcext:value-type="float">
            <text:p>1</text:p>
          </table:table-cell>
          <table:table-cell table:formula="of:=RANK([.AA171];[.$W171:.$AA171];)" office:value-type="float" office:value="3" calcext:value-type="float">
            <text:p>3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formula="of:=RANK([.C172]; OFFSET([.$C172]; 0; 0; 1; 5))" office:value-type="float" office:value="5" calcext:value-type="float">
            <text:p>5</text:p>
          </table:table-cell>
          <table:table-cell table:formula="of:=RANK([.D172]; OFFSET([.$C172]; 0; 0; 1; 5))" office:value-type="float" office:value="3" calcext:value-type="float">
            <text:p>3</text:p>
          </table:table-cell>
          <table:table-cell table:formula="of:=RANK([.E172]; OFFSET([.$C172]; 0; 0; 1; 5))" office:value-type="float" office:value="4" calcext:value-type="float">
            <text:p>4</text:p>
          </table:table-cell>
          <table:table-cell table:formula="of:=RANK([.F172]; OFFSET([.$C172]; 0; 0; 1; 5))" office:value-type="float" office:value="1" calcext:value-type="float">
            <text:p>1</text:p>
          </table:table-cell>
          <table:table-cell table:formula="of:=RANK([.G172]; OFFSET([.$C172]; 0; 0; 1; 5))" office:value-type="float" office:value="2" calcext:value-type="float">
            <text:p>2</text:p>
          </table:table-cell>
          <table:table-cell table:formula="of:=RANK([.H172];[.$H172:.$L172];)" office:value-type="float" office:value="5" calcext:value-type="float">
            <text:p>5</text:p>
          </table:table-cell>
          <table:table-cell table:formula="of:=RANK([.I172];[.$H172:.$L172];)" office:value-type="float" office:value="3" calcext:value-type="float">
            <text:p>3</text:p>
          </table:table-cell>
          <table:table-cell table:formula="of:=RANK([.J172];[.$H172:.$L172];)" office:value-type="float" office:value="4" calcext:value-type="float">
            <text:p>4</text:p>
          </table:table-cell>
          <table:table-cell table:formula="of:=RANK([.K172];[.$H172:.$L172];)" office:value-type="float" office:value="1" calcext:value-type="float">
            <text:p>1</text:p>
          </table:table-cell>
          <table:table-cell table:formula="of:=RANK([.L172];[.$H172:.$L172];)" office:value-type="float" office:value="2" calcext:value-type="float">
            <text:p>2</text:p>
          </table:table-cell>
          <table:table-cell table:formula="of:=RANK([.M172];[.$M172:.$Q172];)" office:value-type="float" office:value="4" calcext:value-type="float">
            <text:p>4</text:p>
          </table:table-cell>
          <table:table-cell table:formula="of:=RANK([.N172];[.$M172:.$Q172];)" office:value-type="float" office:value="1" calcext:value-type="float">
            <text:p>1</text:p>
          </table:table-cell>
          <table:table-cell table:formula="of:=RANK([.O172];[.$M172:.$Q172];)" office:value-type="float" office:value="5" calcext:value-type="float">
            <text:p>5</text:p>
          </table:table-cell>
          <table:table-cell table:formula="of:=RANK([.P172];[.$M172:.$Q172];)" office:value-type="float" office:value="2" calcext:value-type="float">
            <text:p>2</text:p>
          </table:table-cell>
          <table:table-cell table:formula="of:=RANK([.Q172];[.$M172:.$Q172];)" office:value-type="float" office:value="3" calcext:value-type="float">
            <text:p>3</text:p>
          </table:table-cell>
          <table:table-cell table:formula="of:=RANK([.R172];[.$R172:.$V172];)" office:value-type="float" office:value="1" calcext:value-type="float">
            <text:p>1</text:p>
          </table:table-cell>
          <table:table-cell table:formula="of:=RANK([.S172];[.$R172:.$V172];)" office:value-type="float" office:value="4" calcext:value-type="float">
            <text:p>4</text:p>
          </table:table-cell>
          <table:table-cell table:formula="of:=RANK([.T172];[.$R172:.$V172];)" office:value-type="float" office:value="5" calcext:value-type="float">
            <text:p>5</text:p>
          </table:table-cell>
          <table:table-cell table:formula="of:=RANK([.U172];[.$R172:.$V172];)" office:value-type="float" office:value="2" calcext:value-type="float">
            <text:p>2</text:p>
          </table:table-cell>
          <table:table-cell table:formula="of:=RANK([.V172];[.$R172:.$V172];)" office:value-type="float" office:value="3" calcext:value-type="float">
            <text:p>3</text:p>
          </table:table-cell>
          <table:table-cell table:formula="of:=RANK([.W172];[.$W172:.$AA172];)" office:value-type="float" office:value="2" calcext:value-type="float">
            <text:p>2</text:p>
          </table:table-cell>
          <table:table-cell table:formula="of:=RANK([.X172];[.$W172:.$AA172];)" office:value-type="float" office:value="3" calcext:value-type="float">
            <text:p>3</text:p>
          </table:table-cell>
          <table:table-cell table:formula="of:=RANK([.Y172];[.$W172:.$AA172];)" office:value-type="float" office:value="4" calcext:value-type="float">
            <text:p>4</text:p>
          </table:table-cell>
          <table:table-cell table:formula="of:=RANK([.Z172];[.$W172:.$AA172];)" office:value-type="float" office:value="1" calcext:value-type="float">
            <text:p>1</text:p>
          </table:table-cell>
          <table:table-cell table:formula="of:=RANK([.AA172];[.$W172:.$AA172];)" office:value-type="float" office:value="5" calcext:value-type="float">
            <text:p>5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73]; OFFSET([.$C173]; 0; 0; 1; 5))" office:value-type="float" office:value="2" calcext:value-type="float">
            <text:p>2</text:p>
          </table:table-cell>
          <table:table-cell table:formula="of:=RANK([.D173]; OFFSET([.$C173]; 0; 0; 1; 5))" office:value-type="float" office:value="4" calcext:value-type="float">
            <text:p>4</text:p>
          </table:table-cell>
          <table:table-cell table:formula="of:=RANK([.E173]; OFFSET([.$C173]; 0; 0; 1; 5))" office:value-type="float" office:value="5" calcext:value-type="float">
            <text:p>5</text:p>
          </table:table-cell>
          <table:table-cell table:formula="of:=RANK([.F173]; OFFSET([.$C173]; 0; 0; 1; 5))" office:value-type="float" office:value="1" calcext:value-type="float">
            <text:p>1</text:p>
          </table:table-cell>
          <table:table-cell table:formula="of:=RANK([.G173]; OFFSET([.$C173]; 0; 0; 1; 5))" office:value-type="float" office:value="3" calcext:value-type="float">
            <text:p>3</text:p>
          </table:table-cell>
          <table:table-cell table:formula="of:=RANK([.H173];[.$H173:.$L173];)" office:value-type="float" office:value="4" calcext:value-type="float">
            <text:p>4</text:p>
          </table:table-cell>
          <table:table-cell table:formula="of:=RANK([.I173];[.$H173:.$L173];)" office:value-type="float" office:value="2" calcext:value-type="float">
            <text:p>2</text:p>
          </table:table-cell>
          <table:table-cell table:formula="of:=RANK([.J173];[.$H173:.$L173];)" office:value-type="float" office:value="3" calcext:value-type="float">
            <text:p>3</text:p>
          </table:table-cell>
          <table:table-cell table:formula="of:=RANK([.K173];[.$H173:.$L173];)" office:value-type="float" office:value="5" calcext:value-type="float">
            <text:p>5</text:p>
          </table:table-cell>
          <table:table-cell table:formula="of:=RANK([.L173];[.$H173:.$L173];)" office:value-type="float" office:value="1" calcext:value-type="float">
            <text:p>1</text:p>
          </table:table-cell>
          <table:table-cell table:formula="of:=RANK([.M173];[.$M173:.$Q173];)" office:value-type="float" office:value="3" calcext:value-type="float">
            <text:p>3</text:p>
          </table:table-cell>
          <table:table-cell table:formula="of:=RANK([.N173];[.$M173:.$Q173];)" office:value-type="float" office:value="1" calcext:value-type="float">
            <text:p>1</text:p>
          </table:table-cell>
          <table:table-cell table:formula="of:=RANK([.O173];[.$M173:.$Q173];)" office:value-type="float" office:value="2" calcext:value-type="float">
            <text:p>2</text:p>
          </table:table-cell>
          <table:table-cell table:formula="of:=RANK([.P173];[.$M173:.$Q173];)" office:value-type="float" office:value="4" calcext:value-type="float">
            <text:p>4</text:p>
          </table:table-cell>
          <table:table-cell table:formula="of:=RANK([.Q173];[.$M173:.$Q173];)" office:value-type="float" office:value="5" calcext:value-type="float">
            <text:p>5</text:p>
          </table:table-cell>
          <table:table-cell table:formula="of:=RANK([.R173];[.$R173:.$V173];)" office:value-type="float" office:value="1" calcext:value-type="float">
            <text:p>1</text:p>
          </table:table-cell>
          <table:table-cell table:formula="of:=RANK([.S173];[.$R173:.$V173];)" office:value-type="float" office:value="4" calcext:value-type="float">
            <text:p>4</text:p>
          </table:table-cell>
          <table:table-cell table:formula="of:=RANK([.T173];[.$R173:.$V173];)" office:value-type="float" office:value="5" calcext:value-type="float">
            <text:p>5</text:p>
          </table:table-cell>
          <table:table-cell table:formula="of:=RANK([.U173];[.$R173:.$V173];)" office:value-type="float" office:value="2" calcext:value-type="float">
            <text:p>2</text:p>
          </table:table-cell>
          <table:table-cell table:formula="of:=RANK([.V173];[.$R173:.$V173];)" office:value-type="float" office:value="3" calcext:value-type="float">
            <text:p>3</text:p>
          </table:table-cell>
          <table:table-cell table:formula="of:=RANK([.W173];[.$W173:.$AA173];)" office:value-type="float" office:value="1" calcext:value-type="float">
            <text:p>1</text:p>
          </table:table-cell>
          <table:table-cell table:formula="of:=RANK([.X173];[.$W173:.$AA173];)" office:value-type="float" office:value="3" calcext:value-type="float">
            <text:p>3</text:p>
          </table:table-cell>
          <table:table-cell table:formula="of:=RANK([.Y173];[.$W173:.$AA173];)" office:value-type="float" office:value="4" calcext:value-type="float">
            <text:p>4</text:p>
          </table:table-cell>
          <table:table-cell table:formula="of:=RANK([.Z173];[.$W173:.$AA173];)" office:value-type="float" office:value="2" calcext:value-type="float">
            <text:p>2</text:p>
          </table:table-cell>
          <table:table-cell table:formula="of:=RANK([.AA173];[.$W173:.$AA173];)" office:value-type="float" office:value="5" calcext:value-type="float">
            <text:p>5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formula="of:=RANK([.C174]; OFFSET([.$C174]; 0; 0; 1; 5))" office:value-type="float" office:value="5" calcext:value-type="float">
            <text:p>5</text:p>
          </table:table-cell>
          <table:table-cell table:formula="of:=RANK([.D174]; OFFSET([.$C174]; 0; 0; 1; 5))" office:value-type="float" office:value="4" calcext:value-type="float">
            <text:p>4</text:p>
          </table:table-cell>
          <table:table-cell table:formula="of:=RANK([.E174]; OFFSET([.$C174]; 0; 0; 1; 5))" office:value-type="float" office:value="3" calcext:value-type="float">
            <text:p>3</text:p>
          </table:table-cell>
          <table:table-cell table:formula="of:=RANK([.F174]; OFFSET([.$C174]; 0; 0; 1; 5))" office:value-type="float" office:value="1" calcext:value-type="float">
            <text:p>1</text:p>
          </table:table-cell>
          <table:table-cell table:formula="of:=RANK([.G174]; OFFSET([.$C174]; 0; 0; 1; 5))" office:value-type="float" office:value="2" calcext:value-type="float">
            <text:p>2</text:p>
          </table:table-cell>
          <table:table-cell table:formula="of:=RANK([.H174];[.$H174:.$L174];)" office:value-type="float" office:value="5" calcext:value-type="float">
            <text:p>5</text:p>
          </table:table-cell>
          <table:table-cell table:formula="of:=RANK([.I174];[.$H174:.$L174];)" office:value-type="float" office:value="2" calcext:value-type="float">
            <text:p>2</text:p>
          </table:table-cell>
          <table:table-cell table:formula="of:=RANK([.J174];[.$H174:.$L174];)" office:value-type="float" office:value="3" calcext:value-type="float">
            <text:p>3</text:p>
          </table:table-cell>
          <table:table-cell table:formula="of:=RANK([.K174];[.$H174:.$L174];)" office:value-type="float" office:value="1" calcext:value-type="float">
            <text:p>1</text:p>
          </table:table-cell>
          <table:table-cell table:formula="of:=RANK([.L174];[.$H174:.$L174];)" office:value-type="float" office:value="4" calcext:value-type="float">
            <text:p>4</text:p>
          </table:table-cell>
          <table:table-cell table:formula="of:=RANK([.M174];[.$M174:.$Q174];)" office:value-type="float" office:value="5" calcext:value-type="float">
            <text:p>5</text:p>
          </table:table-cell>
          <table:table-cell table:formula="of:=RANK([.N174];[.$M174:.$Q174];)" office:value-type="float" office:value="2" calcext:value-type="float">
            <text:p>2</text:p>
          </table:table-cell>
          <table:table-cell table:formula="of:=RANK([.O174];[.$M174:.$Q174];)" office:value-type="float" office:value="4" calcext:value-type="float">
            <text:p>4</text:p>
          </table:table-cell>
          <table:table-cell table:formula="of:=RANK([.P174];[.$M174:.$Q174];)" office:value-type="float" office:value="1" calcext:value-type="float">
            <text:p>1</text:p>
          </table:table-cell>
          <table:table-cell table:formula="of:=RANK([.Q174];[.$M174:.$Q174];)" office:value-type="float" office:value="3" calcext:value-type="float">
            <text:p>3</text:p>
          </table:table-cell>
          <table:table-cell table:formula="of:=RANK([.R174];[.$R174:.$V174];)" office:value-type="float" office:value="2" calcext:value-type="float">
            <text:p>2</text:p>
          </table:table-cell>
          <table:table-cell table:formula="of:=RANK([.S174];[.$R174:.$V174];)" office:value-type="float" office:value="4" calcext:value-type="float">
            <text:p>4</text:p>
          </table:table-cell>
          <table:table-cell table:formula="of:=RANK([.T174];[.$R174:.$V174];)" office:value-type="float" office:value="5" calcext:value-type="float">
            <text:p>5</text:p>
          </table:table-cell>
          <table:table-cell table:formula="of:=RANK([.U174];[.$R174:.$V174];)" office:value-type="float" office:value="1" calcext:value-type="float">
            <text:p>1</text:p>
          </table:table-cell>
          <table:table-cell table:formula="of:=RANK([.V174];[.$R174:.$V174];)" office:value-type="float" office:value="3" calcext:value-type="float">
            <text:p>3</text:p>
          </table:table-cell>
          <table:table-cell table:formula="of:=RANK([.W174];[.$W174:.$AA174];)" office:value-type="float" office:value="2" calcext:value-type="float">
            <text:p>2</text:p>
          </table:table-cell>
          <table:table-cell table:formula="of:=RANK([.X174];[.$W174:.$AA174];)" office:value-type="float" office:value="4" calcext:value-type="float">
            <text:p>4</text:p>
          </table:table-cell>
          <table:table-cell table:formula="of:=RANK([.Y174];[.$W174:.$AA174];)" office:value-type="float" office:value="3" calcext:value-type="float">
            <text:p>3</text:p>
          </table:table-cell>
          <table:table-cell table:formula="of:=RANK([.Z174];[.$W174:.$AA174];)" office:value-type="float" office:value="1" calcext:value-type="float">
            <text:p>1</text:p>
          </table:table-cell>
          <table:table-cell table:formula="of:=RANK([.AA174];[.$W174:.$AA174];)" office:value-type="float" office:value="5" calcext:value-type="float">
            <text:p>5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75]; OFFSET([.$C175]; 0; 0; 1; 5))" office:value-type="float" office:value="2" calcext:value-type="float">
            <text:p>2</text:p>
          </table:table-cell>
          <table:table-cell table:formula="of:=RANK([.D175]; OFFSET([.$C175]; 0; 0; 1; 5))" office:value-type="float" office:value="5" calcext:value-type="float">
            <text:p>5</text:p>
          </table:table-cell>
          <table:table-cell table:formula="of:=RANK([.E175]; OFFSET([.$C175]; 0; 0; 1; 5))" office:value-type="float" office:value="4" calcext:value-type="float">
            <text:p>4</text:p>
          </table:table-cell>
          <table:table-cell table:formula="of:=RANK([.F175]; OFFSET([.$C175]; 0; 0; 1; 5))" office:value-type="float" office:value="1" calcext:value-type="float">
            <text:p>1</text:p>
          </table:table-cell>
          <table:table-cell table:formula="of:=RANK([.G175]; OFFSET([.$C175]; 0; 0; 1; 5))" office:value-type="float" office:value="3" calcext:value-type="float">
            <text:p>3</text:p>
          </table:table-cell>
          <table:table-cell table:formula="of:=RANK([.H175];[.$H175:.$L175];)" office:value-type="float" office:value="5" calcext:value-type="float">
            <text:p>5</text:p>
          </table:table-cell>
          <table:table-cell table:formula="of:=RANK([.I175];[.$H175:.$L175];)" office:value-type="float" office:value="2" calcext:value-type="float">
            <text:p>2</text:p>
          </table:table-cell>
          <table:table-cell table:formula="of:=RANK([.J175];[.$H175:.$L175];)" office:value-type="float" office:value="3" calcext:value-type="float">
            <text:p>3</text:p>
          </table:table-cell>
          <table:table-cell table:formula="of:=RANK([.K175];[.$H175:.$L175];)" office:value-type="float" office:value="1" calcext:value-type="float">
            <text:p>1</text:p>
          </table:table-cell>
          <table:table-cell table:formula="of:=RANK([.L175];[.$H175:.$L175];)" office:value-type="float" office:value="4" calcext:value-type="float">
            <text:p>4</text:p>
          </table:table-cell>
          <table:table-cell table:formula="of:=RANK([.M175];[.$M175:.$Q175];)" office:value-type="float" office:value="5" calcext:value-type="float">
            <text:p>5</text:p>
          </table:table-cell>
          <table:table-cell table:formula="of:=RANK([.N175];[.$M175:.$Q175];)" office:value-type="float" office:value="2" calcext:value-type="float">
            <text:p>2</text:p>
          </table:table-cell>
          <table:table-cell table:formula="of:=RANK([.O175];[.$M175:.$Q175];)" office:value-type="float" office:value="4" calcext:value-type="float">
            <text:p>4</text:p>
          </table:table-cell>
          <table:table-cell table:formula="of:=RANK([.P175];[.$M175:.$Q175];)" office:value-type="float" office:value="3" calcext:value-type="float">
            <text:p>3</text:p>
          </table:table-cell>
          <table:table-cell table:formula="of:=RANK([.Q175];[.$M175:.$Q175];)" office:value-type="float" office:value="1" calcext:value-type="float">
            <text:p>1</text:p>
          </table:table-cell>
          <table:table-cell table:formula="of:=RANK([.R175];[.$R175:.$V175];)" office:value-type="float" office:value="2" calcext:value-type="float">
            <text:p>2</text:p>
          </table:table-cell>
          <table:table-cell table:formula="of:=RANK([.S175];[.$R175:.$V175];)" office:value-type="float" office:value="5" calcext:value-type="float">
            <text:p>5</text:p>
          </table:table-cell>
          <table:table-cell table:formula="of:=RANK([.T175];[.$R175:.$V175];)" office:value-type="float" office:value="4" calcext:value-type="float">
            <text:p>4</text:p>
          </table:table-cell>
          <table:table-cell table:formula="of:=RANK([.U175];[.$R175:.$V175];)" office:value-type="float" office:value="1" calcext:value-type="float">
            <text:p>1</text:p>
          </table:table-cell>
          <table:table-cell table:formula="of:=RANK([.V175];[.$R175:.$V175];)" office:value-type="float" office:value="3" calcext:value-type="float">
            <text:p>3</text:p>
          </table:table-cell>
          <table:table-cell table:formula="of:=RANK([.W175];[.$W175:.$AA175];)" office:value-type="float" office:value="2" calcext:value-type="float">
            <text:p>2</text:p>
          </table:table-cell>
          <table:table-cell table:formula="of:=RANK([.X175];[.$W175:.$AA175];)" office:value-type="float" office:value="5" calcext:value-type="float">
            <text:p>5</text:p>
          </table:table-cell>
          <table:table-cell table:formula="of:=RANK([.Y175];[.$W175:.$AA175];)" office:value-type="float" office:value="3" calcext:value-type="float">
            <text:p>3</text:p>
          </table:table-cell>
          <table:table-cell table:formula="of:=RANK([.Z175];[.$W175:.$AA175];)" office:value-type="float" office:value="1" calcext:value-type="float">
            <text:p>1</text:p>
          </table:table-cell>
          <table:table-cell table:formula="of:=RANK([.AA175];[.$W175:.$AA175];)" office:value-type="float" office:value="3" calcext:value-type="float">
            <text:p>3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number-columns-repeated="28"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office:value-type="float" office:value="678430" calcext:value-type="float">
            <text:p>678430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style-name="ce2" office:value-type="float" office:value="-1407.83989661974" calcext:value-type="float">
            <text:p>-1407,83989661974</text:p>
          </table:table-cell>
          <table:table-cell table:style-name="ce17" office:value-type="float" office:value="2.62395429504183" calcext:value-type="float">
            <text:p>2,62395429504183</text:p>
          </table:table-cell>
          <table:table-cell table:style-name="ce3" office:value-type="float" office:value="5.21662245800177" calcext:value-type="float">
            <text:p>5,21662245800177</text:p>
          </table:table-cell>
          <table:table-cell table:style-name="ce18" office:value-type="float" office:value="-8.68190165272393" calcext:value-type="float">
            <text:p>-8,68190165272393</text:p>
          </table:table-cell>
          <table:table-cell table:style-name="ce5" office:value-type="float" office:value="6.06338842413113" calcext:value-type="float">
            <text:p>6,06338842413113</text:p>
          </table:table-cell>
          <table:table-cell table:style-name="ce2" office:value-type="float" office:value="-1063.91004956977" calcext:value-type="float">
            <text:p>-1063,91004956977</text:p>
          </table:table-cell>
          <table:table-cell table:style-name="ce6" office:value-type="float" office:value="9.50289936401048" calcext:value-type="float">
            <text:p>9,50289936401048</text:p>
          </table:table-cell>
          <table:table-cell table:style-name="ce50" office:value-type="float" office:value="5.46763935652832" calcext:value-type="float">
            <text:p>5,46763935652832</text:p>
          </table:table-cell>
          <table:table-cell table:style-name="ce5" office:value-type="float" office:value="25.6589038533483" calcext:value-type="float">
            <text:p>25,6589038533483</text:p>
          </table:table-cell>
          <table:table-cell table:style-name="ce9" office:value-type="float" office:value="17.8544706322484" calcext:value-type="float">
            <text:p>17,8544706322484</text:p>
          </table:table-cell>
          <table:table-cell table:style-name="ce2" office:value-type="float" office:value="-1293.50968906026" calcext:value-type="float">
            <text:p>-1293,50968906026</text:p>
          </table:table-cell>
          <table:table-cell table:style-name="ce22" office:value-type="float" office:value="6.27663255721983" calcext:value-type="float">
            <text:p>6,27663255721983</text:p>
          </table:table-cell>
          <table:table-cell table:style-name="ce22" office:value-type="float" office:value="6.00128528350388" calcext:value-type="float">
            <text:p>6,00128528350388</text:p>
          </table:table-cell>
          <table:table-cell table:style-name="ce5" office:value-type="float" office:value="11.479064709081" calcext:value-type="float">
            <text:p>11,479064709081</text:p>
          </table:table-cell>
          <table:table-cell table:style-name="ce7" office:value-type="float" office:value="-0.831973898858023" calcext:value-type="float">
            <text:p>-0,831973898858023</text:p>
          </table:table-cell>
          <table:table-cell table:style-name="ce2" office:value-type="float" office:value="-770.037660332167" calcext:value-type="float">
            <text:p>-770,037660332167</text:p>
          </table:table-cell>
          <table:table-cell table:style-name="ce16" office:value-type="float" office:value="9.59093630834208" calcext:value-type="float">
            <text:p>9,59093630834208</text:p>
          </table:table-cell>
          <table:table-cell table:style-name="ce6" office:value-type="float" office:value="6.45551668715137" calcext:value-type="float">
            <text:p>6,45551668715137</text:p>
          </table:table-cell>
          <table:table-cell table:style-name="ce28" office:value-type="float" office:value="16.5201222778985" calcext:value-type="float">
            <text:p>16,5201222778985</text:p>
          </table:table-cell>
          <table:table-cell table:style-name="ce144" office:value-type="float" office:value="-33.0074690365888" calcext:value-type="float">
            <text:p>-33,0074690365888</text:p>
          </table:table-cell>
          <table:table-cell table:style-name="ce2" office:value-type="float" office:value="-1541.91466298778" calcext:value-type="float">
            <text:p>-1541,91466298778</text:p>
          </table:table-cell>
          <table:table-cell table:style-name="ce374" office:value-type="float" office:value="100.204249829792" calcext:value-type="float">
            <text:p>100,204249829792</text:p>
          </table:table-cell>
          <table:table-cell table:style-name="ce142" office:value-type="float" office:value="49.7912112851017" calcext:value-type="float">
            <text:p>49,7912112851017</text:p>
          </table:table-cell>
          <table:table-cell table:style-name="ce5" office:value-type="float" office:value="186.510672352217" calcext:value-type="float">
            <text:p>186,510672352217</text:p>
          </table:table-cell>
          <table:table-cell table:style-name="ce226" office:value-type="float" office:value="44.0463862113448" calcext:value-type="float">
            <text:p>44,0463862113448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10" office:value-type="float" office:value="-3.34897639937427" calcext:value-type="float">
            <text:p>-3,34897639937427</text:p>
          </table:table-cell>
          <table:table-cell table:style-name="ce17" office:value-type="float" office:value="2.63007549479698" calcext:value-type="float">
            <text:p>2,63007549479698</text:p>
          </table:table-cell>
          <table:table-cell table:style-name="ce5" office:value-type="float" office:value="5.21662245800177" calcext:value-type="float">
            <text:p>5,21662245800177</text:p>
          </table:table-cell>
          <table:table-cell table:style-name="ce7" office:value-type="float" office:value="-6.61769706862544" calcext:value-type="float">
            <text:p>-6,61769706862544</text:p>
          </table:table-cell>
          <table:table-cell table:style-name="ce89" office:value-type="float" office:value="-193.478881860845" calcext:value-type="float">
            <text:p>-193,478881860845</text:p>
          </table:table-cell>
          <table:table-cell table:style-name="ce22" office:value-type="float" office:value="21.4024504302282" calcext:value-type="float">
            <text:p>21,4024504302282</text:p>
          </table:table-cell>
          <table:table-cell table:style-name="ce45" office:value-type="float" office:value="9.69229330340441" calcext:value-type="float">
            <text:p>9,69229330340441</text:p>
          </table:table-cell>
          <table:table-cell table:style-name="ce50" office:value-type="float" office:value="5.46763935652832" calcext:value-type="float">
            <text:p>5,46763935652832</text:p>
          </table:table-cell>
          <table:table-cell table:style-name="ce5" office:value-type="float" office:value="24.8966517022072" calcext:value-type="float">
            <text:p>24,8966517022072</text:p>
          </table:table-cell>
          <table:table-cell table:style-name="ce109" office:value-type="float" office:value="-36.913112607557" calcext:value-type="float">
            <text:p>-36,913112607557</text:p>
          </table:table-cell>
          <table:table-cell table:style-name="ce3" office:value-type="float" office:value="11.2941816204459" calcext:value-type="float">
            <text:p>11,2941816204459</text:p>
          </table:table-cell>
          <table:table-cell table:style-name="ce22" office:value-type="float" office:value="6.26328538237184" calcext:value-type="float">
            <text:p>6,26328538237184</text:p>
          </table:table-cell>
          <table:table-cell table:style-name="ce22" office:value-type="float" office:value="6.00128528350388" calcext:value-type="float">
            <text:p>6,00128528350388</text:p>
          </table:table-cell>
          <table:table-cell table:style-name="ce5" office:value-type="float" office:value="11.8903554303228" calcext:value-type="float">
            <text:p>11,8903554303228</text:p>
          </table:table-cell>
          <table:table-cell table:style-name="ce8" office:value-type="float" office:value="4.46883187503095" calcext:value-type="float">
            <text:p>4,46883187503095</text:p>
          </table:table-cell>
          <table:table-cell table:style-name="ce3" office:value-type="float" office:value="18.8046389965649" calcext:value-type="float">
            <text:p>18,8046389965649</text:p>
          </table:table-cell>
          <table:table-cell table:style-name="ce16" office:value-type="float" office:value="9.88024329520036" calcext:value-type="float">
            <text:p>9,88024329520036</text:p>
          </table:table-cell>
          <table:table-cell table:style-name="ce6" office:value-type="float" office:value="6.45551668715137" calcext:value-type="float">
            <text:p>6,45551668715137</text:p>
          </table:table-cell>
          <table:table-cell table:style-name="ce5" office:value-type="float" office:value="18.8474992909142" calcext:value-type="float">
            <text:p>18,8474992909142</text:p>
          </table:table-cell>
          <table:table-cell table:style-name="ce24" office:value-type="float" office:value="17.8569852825313" calcext:value-type="float">
            <text:p>17,8569852825313</text:p>
          </table:table-cell>
          <table:table-cell table:style-name="ce48" office:value-type="float" office:value="147.461091004646" calcext:value-type="float">
            <text:p>147,461091004646</text:p>
          </table:table-cell>
          <table:table-cell table:style-name="ce374" office:value-type="float" office:value="100.298610862269" calcext:value-type="float">
            <text:p>100,298610862269</text:p>
          </table:table-cell>
          <table:table-cell table:style-name="ce142" office:value-type="float" office:value="50.0418055207176" calcext:value-type="float">
            <text:p>50,0418055207176</text:p>
          </table:table-cell>
          <table:table-cell table:style-name="ce7" office:value-type="float" office:value="170.346627488922" calcext:value-type="float">
            <text:p>170,346627488922</text:p>
          </table:table-cell>
          <table:table-cell table:style-name="ce28" office:value-type="float" office:value="179.208203437608" calcext:value-type="float">
            <text:p>179,208203437608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style-name="ce2" office:value-type="float" office:value="-349.814323607427" calcext:value-type="float">
            <text:p>-349,814323607427</text:p>
          </table:table-cell>
          <table:table-cell table:style-name="ce44" office:value-type="float" office:value="6.78228932870842" calcext:value-type="float">
            <text:p>6,78228932870842</text:p>
          </table:table-cell>
          <table:table-cell table:style-name="ce45" office:value-type="float" office:value="3.59858532272325" calcext:value-type="float">
            <text:p>3,59858532272325</text:p>
          </table:table-cell>
          <table:table-cell table:style-name="ce74" office:value-type="float" office:value="-46.6823097327076" calcext:value-type="float">
            <text:p>-46,6823097327076</text:p>
          </table:table-cell>
          <table:table-cell table:style-name="ce13" office:value-type="float" office:value="2.65115962728695" calcext:value-type="float">
            <text:p>2,65115962728695</text:p>
          </table:table-cell>
          <table:table-cell table:style-name="ce2" office:value-type="float" office:value="-94.818555929667" calcext:value-type="float">
            <text:p>-94,818555929667</text:p>
          </table:table-cell>
          <table:table-cell table:style-name="ce113" office:value-type="float" office:value="-64.3004115226337" calcext:value-type="float">
            <text:p>-64,3004115226337</text:p>
          </table:table-cell>
          <table:table-cell table:style-name="ce118" office:value-type="float" office:value="-65.9044145155256" calcext:value-type="float">
            <text:p>-65,9044145155256</text:p>
          </table:table-cell>
          <table:table-cell table:style-name="ce135" office:value-type="float" office:value="-62.1834081556303" calcext:value-type="float">
            <text:p>-62,1834081556303</text:p>
          </table:table-cell>
          <table:table-cell table:style-name="ce147" office:value-type="float" office:value="1.79900860456409" calcext:value-type="float">
            <text:p>1,79900860456409</text:p>
          </table:table-cell>
          <table:table-cell table:style-name="ce174" office:value-type="float" office:value="-15.020020762272" calcext:value-type="float">
            <text:p>-15,020020762272</text:p>
          </table:table-cell>
          <table:table-cell table:style-name="ce3" office:value-type="float" office:value="4.23006574719462" calcext:value-type="float">
            <text:p>4,23006574719462</text:p>
          </table:table-cell>
          <table:table-cell table:style-name="ce5" office:value-type="float" office:value="4.35117900044491" calcext:value-type="float">
            <text:p>4,35117900044491</text:p>
          </table:table-cell>
          <table:table-cell table:style-name="ce10" office:value-type="float" office:value="3.40847298432943" calcext:value-type="float">
            <text:p>3,40847298432943</text:p>
          </table:table-cell>
          <table:table-cell table:style-name="ce4" office:value-type="float" office:value="2.41979336595972" calcext:value-type="float">
            <text:p>2,41979336595972</text:p>
          </table:table-cell>
          <table:table-cell table:style-name="ce2" office:value-type="float" office:value="-0.815606189530743" calcext:value-type="float">
            <text:p>-0,815606189530743</text:p>
          </table:table-cell>
          <table:table-cell table:style-name="ce5" office:value-type="float" office:value="4.73574737638272" calcext:value-type="float">
            <text:p>4,73574737638272</text:p>
          </table:table-cell>
          <table:table-cell table:style-name="ce375" office:value-type="float" office:value="2.4058491695818" calcext:value-type="float">
            <text:p>2,4058491695818</text:p>
          </table:table-cell>
          <table:table-cell table:style-name="ce298" office:value-type="float" office:value="4.31533831269106" calcext:value-type="float">
            <text:p>4,31533831269106</text:p>
          </table:table-cell>
          <table:table-cell table:style-name="ce411" office:value-type="float" office:value="3.71529419179982" calcext:value-type="float">
            <text:p>3,71529419179982</text:p>
          </table:table-cell>
          <table:table-cell table:style-name="ce2" office:value-type="float" office:value="113.061866198445" calcext:value-type="float">
            <text:p>113,061866198445</text:p>
          </table:table-cell>
          <table:table-cell table:style-name="ce51" office:value-type="float" office:value="177.292555033982" calcext:value-type="float">
            <text:p>177,292555033982</text:p>
          </table:table-cell>
          <table:table-cell table:style-name="ce463" office:value-type="float" office:value="139.847708460243" calcext:value-type="float">
            <text:p>139,847708460243</text:p>
          </table:table-cell>
          <table:table-cell table:style-name="ce5" office:value-type="float" office:value="178.715495514865" calcext:value-type="float">
            <text:p>178,715495514865</text:p>
          </table:table-cell>
          <table:table-cell table:style-name="ce340" office:value-type="float" office:value="121.736302719748" calcext:value-type="float">
            <text:p>121,736302719748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25" office:value-type="float" office:value="-189.113106168809" calcext:value-type="float">
            <text:p>-189,113106168809</text:p>
          </table:table-cell>
          <table:table-cell table:style-name="ce5" office:value-type="float" office:value="8.69482418554036" calcext:value-type="float">
            <text:p>8,69482418554036</text:p>
          </table:table-cell>
          <table:table-cell table:style-name="ce45" office:value-type="float" office:value="3.59586478949874" calcext:value-type="float">
            <text:p>3,59586478949874</text:p>
          </table:table-cell>
          <table:table-cell table:style-name="ce75" office:value-type="float" office:value="-91.3772699449092" calcext:value-type="float">
            <text:p>-91,3772699449092</text:p>
          </table:table-cell>
          <table:table-cell table:style-name="ce90" office:value-type="float" office:value="-186.407535877032" calcext:value-type="float">
            <text:p>-186,407535877032</text:p>
          </table:table-cell>
          <table:table-cell table:style-name="ce15" office:value-type="float" office:value="1.67835765057993" calcext:value-type="float">
            <text:p>1,67835765057993</text:p>
          </table:table-cell>
          <table:table-cell table:style-name="ce113" office:value-type="float" office:value="-64.3022820800598" calcext:value-type="float">
            <text:p>-64,3022820800598</text:p>
          </table:table-cell>
          <table:table-cell table:style-name="ce118" office:value-type="float" office:value="-65.9044145155256" calcext:value-type="float">
            <text:p>-65,9044145155256</text:p>
          </table:table-cell>
          <table:table-cell table:style-name="ce5" office:value-type="float" office:value="4.81013842124953" calcext:value-type="float">
            <text:p>4,81013842124953</text:p>
          </table:table-cell>
          <table:table-cell table:style-name="ce48" office:value-type="float" office:value="2.55845491956602" calcext:value-type="float">
            <text:p>2,55845491956602</text:p>
          </table:table-cell>
          <table:table-cell table:style-name="ce85" office:value-type="float" office:value="-69.8146225715557" calcext:value-type="float">
            <text:p>-69,8146225715557</text:p>
          </table:table-cell>
          <table:table-cell table:style-name="ce23" office:value-type="float" office:value="-2.14197439319788" calcext:value-type="float">
            <text:p>-2,14197439319788</text:p>
          </table:table-cell>
          <table:table-cell table:style-name="ce23" office:value-type="float" office:value="-2.16323100499283" calcext:value-type="float">
            <text:p>-2,16323100499283</text:p>
          </table:table-cell>
          <table:table-cell table:style-name="ce44" office:value-type="float" office:value="3.56270700479505" calcext:value-type="float">
            <text:p>3,56270700479505</text:p>
          </table:table-cell>
          <table:table-cell table:style-name="ce2" office:value-type="float" office:value="-143.913688269316" calcext:value-type="float">
            <text:p>-143,913688269316</text:p>
          </table:table-cell>
          <table:table-cell table:style-name="ce320" office:value-type="float" office:value="4.44833128486338" calcext:value-type="float">
            <text:p>4,44833128486338</text:p>
          </table:table-cell>
          <table:table-cell table:style-name="ce231" office:value-type="float" office:value="3.03457186978034" calcext:value-type="float">
            <text:p>3,03457186978034</text:p>
          </table:table-cell>
          <table:table-cell table:style-name="ce375" office:value-type="float" office:value="2.40647946802811" calcext:value-type="float">
            <text:p>2,40647946802811</text:p>
          </table:table-cell>
          <table:table-cell table:style-name="ce109" office:value-type="float" office:value="4.41555576565504" calcext:value-type="float">
            <text:p>4,41555576565504</text:p>
          </table:table-cell>
          <table:table-cell table:style-name="ce259" office:value-type="float" office:value="4.04998266679273" calcext:value-type="float">
            <text:p>4,04998266679273</text:p>
          </table:table-cell>
          <table:table-cell table:style-name="ce433" office:value-type="float" office:value="172.131962112254" calcext:value-type="float">
            <text:p>172,131962112254</text:p>
          </table:table-cell>
          <table:table-cell table:style-name="ce51" office:value-type="float" office:value="177.292555033982" calcext:value-type="float">
            <text:p>177,292555033982</text:p>
          </table:table-cell>
          <table:table-cell table:style-name="ce464" office:value-type="float" office:value="138.115287681705" calcext:value-type="float">
            <text:p>138,115287681705</text:p>
          </table:table-cell>
          <table:table-cell table:style-name="ce23" office:value-type="float" office:value="175.830436807969" calcext:value-type="float">
            <text:p>175,830436807969</text:p>
          </table:table-cell>
          <table:table-cell table:style-name="ce76" office:value-type="float" office:value="178.198182057071" calcext:value-type="float">
            <text:p>178,198182057071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style-name="ce2" office:value-type="float" office:value="-2061.91253485683" calcext:value-type="float">
            <text:p>-2061,91253485683</text:p>
          </table:table-cell>
          <table:table-cell table:style-name="ce17" office:value-type="float" office:value="23.9631367748079" calcext:value-type="float">
            <text:p>23,9631367748079</text:p>
          </table:table-cell>
          <table:table-cell table:style-name="ce24" office:value-type="float" office:value="25.2900768550636" calcext:value-type="float">
            <text:p>25,2900768550636</text:p>
          </table:table-cell>
          <table:table-cell table:style-name="ce17" office:value-type="float" office:value="23.251717336598" calcext:value-type="float">
            <text:p>23,251717336598</text:p>
          </table:table-cell>
          <table:table-cell table:style-name="ce5" office:value-type="float" office:value="28.6880228524791" calcext:value-type="float">
            <text:p>28,6880228524791</text:p>
          </table:table-cell>
          <table:table-cell table:style-name="ce2" office:value-type="float" office:value="-1539.11288814067" calcext:value-type="float">
            <text:p>-1539,11288814067</text:p>
          </table:table-cell>
          <table:table-cell table:style-name="ce22" office:value-type="float" office:value="34.2232510288066" calcext:value-type="float">
            <text:p>34,2232510288066</text:p>
          </table:table-cell>
          <table:table-cell table:style-name="ce22" office:value-type="float" office:value="35.5223531612421" calcext:value-type="float">
            <text:p>35,5223531612421</text:p>
          </table:table-cell>
          <table:table-cell table:style-name="ce5" office:value-type="float" office:value="41.0484474373362" calcext:value-type="float">
            <text:p>41,0484474373362</text:p>
          </table:table-cell>
          <table:table-cell table:style-name="ce22" office:value-type="float" office:value="35.2464459408904" calcext:value-type="float">
            <text:p>35,2464459408904</text:p>
          </table:table-cell>
          <table:table-cell table:style-name="ce102" office:value-type="float" office:value="229.509614909289" calcext:value-type="float">
            <text:p>229,509614909289</text:p>
          </table:table-cell>
          <table:table-cell table:style-name="ce211" office:value-type="float" office:value="106.095209847249" calcext:value-type="float">
            <text:p>106,095209847249</text:p>
          </table:table-cell>
          <table:table-cell table:style-name="ce155" office:value-type="float" office:value="86.8535271145386" calcext:value-type="float">
            <text:p>86,8535271145386</text:p>
          </table:table-cell>
          <table:table-cell table:style-name="ce5" office:value-type="float" office:value="252.109347965792" calcext:value-type="float">
            <text:p>252,109347965792</text:p>
          </table:table-cell>
          <table:table-cell table:style-name="ce2" office:value-type="float" office:value="86.3923080725691" calcext:value-type="float">
            <text:p>86,3923080725691</text:p>
          </table:table-cell>
          <table:table-cell table:style-name="ce2" office:value-type="float" office:value="-104.826195203429" calcext:value-type="float">
            <text:p>-104,826195203429</text:p>
          </table:table-cell>
          <table:table-cell table:style-name="ce114" office:value-type="float" office:value="103.544798462072" calcext:value-type="float">
            <text:p>103,544798462072</text:p>
          </table:table-cell>
          <table:table-cell table:style-name="ce257" office:value-type="float" office:value="59.925939932558" calcext:value-type="float">
            <text:p>59,925939932558</text:p>
          </table:table-cell>
          <table:table-cell table:style-name="ce5" office:value-type="float" office:value="127.719580221235" calcext:value-type="float">
            <text:p>127,719580221235</text:p>
          </table:table-cell>
          <table:table-cell table:style-name="ce411" office:value-type="float" office:value="84.8926916895149" calcext:value-type="float">
            <text:p>84,8926916895149</text:p>
          </table:table-cell>
          <table:table-cell table:style-name="ce2" office:value-type="float" office:value="944.9583736458" calcext:value-type="float">
            <text:p>944,9583736458</text:p>
          </table:table-cell>
          <table:table-cell table:style-name="ce26" office:value-type="float" office:value="968.499181806238" calcext:value-type="float">
            <text:p>968,499181806238</text:p>
          </table:table-cell>
          <table:table-cell table:style-name="ce119" office:value-type="float" office:value="969.037278580046" calcext:value-type="float">
            <text:p>969,037278580046</text:p>
          </table:table-cell>
          <table:table-cell table:style-name="ce296" office:value-type="float" office:value="960.7880937877" calcext:value-type="float">
            <text:p>960,7880937877</text:p>
          </table:table-cell>
          <table:table-cell table:style-name="ce125" office:value-type="float" office:value="967.044110796574" calcext:value-type="float">
            <text:p>967,044110796574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22" office:value-type="float" office:value="21.7996327280147" calcext:value-type="float">
            <text:p>21,7996327280147</text:p>
          </table:table-cell>
          <table:table-cell table:style-name="ce17" office:value-type="float" office:value="22.5709038971638" calcext:value-type="float">
            <text:p>22,5709038971638</text:p>
          </table:table-cell>
          <table:table-cell table:style-name="ce31" office:value-type="float" office:value="23.6917635856628" calcext:value-type="float">
            <text:p>23,6917635856628</text:p>
          </table:table-cell>
          <table:table-cell table:style-name="ce22" office:value-type="float" office:value="19.9163436033463" calcext:value-type="float">
            <text:p>19,9163436033463</text:p>
          </table:table-cell>
          <table:table-cell table:style-name="ce22" office:value-type="float" office:value="21.7996327280147" calcext:value-type="float">
            <text:p>21,7996327280147</text:p>
          </table:table-cell>
          <table:table-cell table:style-name="ce24" office:value-type="float" office:value="38.2075383464272" calcext:value-type="float">
            <text:p>38,2075383464272</text:p>
          </table:table-cell>
          <table:table-cell table:style-name="ce8" office:value-type="float" office:value="33.1083988028432" calcext:value-type="float">
            <text:p>33,1083988028432</text:p>
          </table:table-cell>
          <table:table-cell table:style-name="ce22" office:value-type="float" office:value="34.1690048634493" calcext:value-type="float">
            <text:p>34,1690048634493</text:p>
          </table:table-cell>
          <table:table-cell table:style-name="ce5" office:value-type="float" office:value="39.8971193415637" calcext:value-type="float">
            <text:p>39,8971193415637</text:p>
          </table:table-cell>
          <table:table-cell table:style-name="ce24" office:value-type="float" office:value="38.2075383464272" calcext:value-type="float">
            <text:p>38,2075383464272</text:p>
          </table:table-cell>
          <table:table-cell table:style-name="ce138" office:value-type="float" office:value="233.20183894409" calcext:value-type="float">
            <text:p>233,20183894409</text:p>
          </table:table-cell>
          <table:table-cell table:style-name="ce198" office:value-type="float" office:value="108.722131593257" calcext:value-type="float">
            <text:p>108,722131593257</text:p>
          </table:table-cell>
          <table:table-cell table:style-name="ce155" office:value-type="float" office:value="86.8416629591181" calcext:value-type="float">
            <text:p>86,8416629591181</text:p>
          </table:table-cell>
          <table:table-cell table:style-name="ce258" office:value-type="float" office:value="233.359039003411" calcext:value-type="float">
            <text:p>233,359039003411</text:p>
          </table:table-cell>
          <table:table-cell table:style-name="ce138" office:value-type="float" office:value="233.20183894409" calcext:value-type="float">
            <text:p>233,20183894409</text:p>
          </table:table-cell>
          <table:table-cell table:style-name="ce321" office:value-type="float" office:value="94.2564054079607" calcext:value-type="float">
            <text:p>94,2564054079607</text:p>
          </table:table-cell>
          <table:table-cell table:style-name="ce130" office:value-type="float" office:value="87.782294916643" calcext:value-type="float">
            <text:p>87,782294916643</text:p>
          </table:table-cell>
          <table:table-cell table:style-name="ce257" office:value-type="float" office:value="59.925939932558" calcext:value-type="float">
            <text:p>59,925939932558</text:p>
          </table:table-cell>
          <table:table-cell table:style-name="ce276" office:value-type="float" office:value="94.030443414957" calcext:value-type="float">
            <text:p>94,030443414957</text:p>
          </table:table-cell>
          <table:table-cell table:style-name="ce321" office:value-type="float" office:value="94.2564054079607" calcext:value-type="float">
            <text:p>94,2564054079607</text:p>
          </table:table-cell>
          <table:table-cell table:style-name="ce5" office:value-type="float" office:value="969.422486592372" calcext:value-type="float">
            <text:p>969,422486592372</text:p>
          </table:table-cell>
          <table:table-cell table:style-name="ce26" office:value-type="float" office:value="968.50216791486" calcext:value-type="float">
            <text:p>968,50216791486</text:p>
          </table:table-cell>
          <table:table-cell table:style-name="ce16" office:value-type="float" office:value="969.140478494046" calcext:value-type="float">
            <text:p>969,140478494046</text:p>
          </table:table-cell>
          <table:table-cell table:style-name="ce259" office:value-type="float" office:value="966.410816879875" calcext:value-type="float">
            <text:p>966,410816879875</text:p>
          </table:table-cell>
          <table:table-cell table:style-name="ce9" office:value-type="float" office:value="969.245708961909" calcext:value-type="float">
            <text:p>969,245708961909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style-name="ce2" office:value-type="float" office:value="-801.705094198463" calcext:value-type="float">
            <text:p>-801,705094198463</text:p>
          </table:table-cell>
          <table:table-cell table:style-name="ce16" office:value-type="float" office:value="29.6048425491396" calcext:value-type="float">
            <text:p>29,6048425491396</text:p>
          </table:table-cell>
          <table:table-cell table:style-name="ce7" office:value-type="float" office:value="32.7191729578997" calcext:value-type="float">
            <text:p>32,7191729578997</text:p>
          </table:table-cell>
          <table:table-cell table:style-name="ce76" office:value-type="float" office:value="34.133850234646" calcext:value-type="float">
            <text:p>34,133850234646</text:p>
          </table:table-cell>
          <table:table-cell table:style-name="ce6" office:value-type="float" office:value="27.6773447595729" calcext:value-type="float">
            <text:p>27,6773447595729</text:p>
          </table:table-cell>
          <table:table-cell table:style-name="ce2" office:value-type="float" office:value="-400.242938645716" calcext:value-type="float">
            <text:p>-400,242938645716</text:p>
          </table:table-cell>
          <table:table-cell table:style-name="ce27" office:value-type="float" office:value="31.2673026561915" calcext:value-type="float">
            <text:p>31,2673026561915</text:p>
          </table:table-cell>
          <table:table-cell table:style-name="ce119" office:value-type="float" office:value="35.3572764683876" calcext:value-type="float">
            <text:p>35,3572764683876</text:p>
          </table:table-cell>
          <table:table-cell table:style-name="ce136" office:value-type="float" office:value="-16.2102506546951" calcext:value-type="float">
            <text:p>-16,2102506546951</text:p>
          </table:table-cell>
          <table:table-cell table:style-name="ce50" office:value-type="float" office:value="34.3453049008604" calcext:value-type="float">
            <text:p>34,3453049008604</text:p>
          </table:table-cell>
          <table:table-cell table:style-name="ce5" office:value-type="float" office:value="311.746626130802" calcext:value-type="float">
            <text:p>311,746626130802</text:p>
          </table:table-cell>
          <table:table-cell table:style-name="ce212" office:value-type="float" office:value="91.8794799545207" calcext:value-type="float">
            <text:p>91,8794799545207</text:p>
          </table:table-cell>
          <table:table-cell table:style-name="ce2" office:value-type="float" office:value="67.3597310791438" calcext:value-type="float">
            <text:p>67,3597310791438</text:p>
          </table:table-cell>
          <table:table-cell table:style-name="ce259" office:value-type="float" office:value="281.458302437095" calcext:value-type="float">
            <text:p>281,458302437095</text:p>
          </table:table-cell>
          <table:table-cell table:style-name="ce235" office:value-type="float" office:value="84.4752582925503" calcext:value-type="float">
            <text:p>84,4752582925503</text:p>
          </table:table-cell>
          <table:table-cell table:style-name="ce322" office:value-type="float" office:value="116.966294790583" calcext:value-type="float">
            <text:p>116,966294790583</text:p>
          </table:table-cell>
          <table:table-cell table:style-name="ce355" office:value-type="float" office:value="79.7765592007816" calcext:value-type="float">
            <text:p>79,7765592007816</text:p>
          </table:table-cell>
          <table:table-cell table:style-name="ce214" office:value-type="float" office:value="69.5606819829189" calcext:value-type="float">
            <text:p>69,5606819829189</text:p>
          </table:table-cell>
          <table:table-cell table:style-name="ce5" office:value-type="float" office:value="157.967287510636" calcext:value-type="float">
            <text:p>157,967287510636</text:p>
          </table:table-cell>
          <table:table-cell table:style-name="ce269" office:value-type="float" office:value="81.1105858624058" calcext:value-type="float">
            <text:p>81,1105858624058</text:p>
          </table:table-cell>
          <table:table-cell table:style-name="ce322" office:value-type="float" office:value="961.60918407568" calcext:value-type="float">
            <text:p>961,60918407568</text:p>
          </table:table-cell>
          <table:table-cell table:style-name="ce94" office:value-type="float" office:value="969.23161452921" calcext:value-type="float">
            <text:p>969,23161452921</text:p>
          </table:table-cell>
          <table:table-cell table:style-name="ce465" office:value-type="float" office:value="969.247142294048" calcext:value-type="float">
            <text:p>969,247142294048</text:p>
          </table:table-cell>
          <table:table-cell table:style-name="ce286" office:value-type="float" office:value="966.890983146403" calcext:value-type="float">
            <text:p>966,890983146403</text:p>
          </table:table-cell>
          <table:table-cell table:style-name="ce490" office:value-type="float" office:value="963.180683460542" calcext:value-type="float">
            <text:p>963,180683460542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26" office:value-type="float" office:value="8.57376045704958" calcext:value-type="float">
            <text:p>8,57376045704958</text:p>
          </table:table-cell>
          <table:table-cell table:style-name="ce45" office:value-type="float" office:value="28.1201115418622" calcext:value-type="float">
            <text:p>28,1201115418622</text:p>
          </table:table-cell>
          <table:table-cell table:style-name="ce18" office:value-type="float" office:value="31.7288988641774" calcext:value-type="float">
            <text:p>31,7288988641774</text:p>
          </table:table-cell>
          <table:table-cell table:style-name="ce5" office:value-type="float" office:value="40.2638917227776" calcext:value-type="float">
            <text:p>40,2638917227776</text:p>
          </table:table-cell>
          <table:table-cell table:style-name="ce18" office:value-type="float" office:value="31.817316193974" calcext:value-type="float">
            <text:p>31,817316193974</text:p>
          </table:table-cell>
          <table:table-cell table:style-name="ce5" office:value-type="float" office:value="42.3966517022072" calcext:value-type="float">
            <text:p>42,3966517022072</text:p>
          </table:table-cell>
          <table:table-cell table:style-name="ce15" office:value-type="float" office:value="28.4165731387953" calcext:value-type="float">
            <text:p>28,4165731387953</text:p>
          </table:table-cell>
          <table:table-cell table:style-name="ce50" office:value-type="float" office:value="34.1965955854844" calcext:value-type="float">
            <text:p>34,1965955854844</text:p>
          </table:table-cell>
          <table:table-cell table:style-name="ce89" office:value-type="float" office:value="-19.7138047138047" calcext:value-type="float">
            <text:p>-19,7138047138047</text:p>
          </table:table-cell>
          <table:table-cell table:style-name="ce8" office:value-type="float" office:value="39.8456790123456" calcext:value-type="float">
            <text:p>39,8456790123456</text:p>
          </table:table-cell>
          <table:table-cell table:style-name="ce101" office:value-type="float" office:value="285.447130357408" calcext:value-type="float">
            <text:p>285,447130357408</text:p>
          </table:table-cell>
          <table:table-cell table:style-name="ce213" office:value-type="float" office:value="93.0871521083593" calcext:value-type="float">
            <text:p>93,0871521083593</text:p>
          </table:table-cell>
          <table:table-cell table:style-name="ce2" office:value-type="float" office:value="67.3597310791438" calcext:value-type="float">
            <text:p>67,3597310791438</text:p>
          </table:table-cell>
          <table:table-cell table:style-name="ce260" office:value-type="float" office:value="289.741460279796" calcext:value-type="float">
            <text:p>289,741460279796</text:p>
          </table:table-cell>
          <table:table-cell table:style-name="ce87" office:value-type="float" office:value="253.619556082851" calcext:value-type="float">
            <text:p>253,619556082851</text:p>
          </table:table-cell>
          <table:table-cell table:style-name="ce323" office:value-type="float" office:value="102.530333112729" calcext:value-type="float">
            <text:p>102,530333112729</text:p>
          </table:table-cell>
          <table:table-cell table:style-name="ce336" office:value-type="float" office:value="78.7869906400681" calcext:value-type="float">
            <text:p>78,7869906400681</text:p>
          </table:table-cell>
          <table:table-cell table:style-name="ce2" office:value-type="float" office:value="65.047114808862" calcext:value-type="float">
            <text:p>65,047114808862</text:p>
          </table:table-cell>
          <table:table-cell table:style-name="ce393" office:value-type="float" office:value="101.634994169739" calcext:value-type="float">
            <text:p>101,634994169739</text:p>
          </table:table-cell>
          <table:table-cell table:style-name="ce412" office:value-type="float" office:value="115.370457911821" calcext:value-type="float">
            <text:p>115,370457911821</text:p>
          </table:table-cell>
          <table:table-cell table:style-name="ce434" office:value-type="float" office:value="952.429856308453" calcext:value-type="float">
            <text:p>952,429856308453</text:p>
          </table:table-cell>
          <table:table-cell table:style-name="ce2" office:value-type="float" office:value="951.367757193536" calcext:value-type="float">
            <text:p>951,367757193536</text:p>
          </table:table-cell>
          <table:table-cell table:style-name="ce27" office:value-type="float" office:value="969.247142294048" calcext:value-type="float">
            <text:p>969,247142294048</text:p>
          </table:table-cell>
          <table:table-cell table:style-name="ce5" office:value-type="float" office:value="969.708316909736" calcext:value-type="float">
            <text:p>969,708316909736</text:p>
          </table:table-cell>
          <table:table-cell table:style-name="ce434" office:value-type="float" office:value="952.429856308453" calcext:value-type="float">
            <text:p>952,429856308453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style-name="ce2" office:value-type="float" office:value="-469.384819424607" calcext:value-type="float">
            <text:p>-469,384819424607</text:p>
          </table:table-cell>
          <table:table-cell table:style-name="ce16" office:value-type="float" office:value="29.7123036115078" calcext:value-type="float">
            <text:p>29,7123036115078</text:p>
          </table:table-cell>
          <table:table-cell table:style-name="ce13" office:value-type="float" office:value="27.3073522410392" calcext:value-type="float">
            <text:p>27,3073522410392</text:p>
          </table:table-cell>
          <table:table-cell table:style-name="ce5" office:value-type="float" office:value="36.115758688703" calcext:value-type="float">
            <text:p>36,115758688703</text:p>
          </table:table-cell>
          <table:table-cell table:style-name="ce19" office:value-type="float" office:value="26.1082772223356" calcext:value-type="float">
            <text:p>26,1082772223356</text:p>
          </table:table-cell>
          <table:table-cell table:style-name="ce2" office:value-type="float" office:value="-333.760288065844" calcext:value-type="float">
            <text:p>-333,760288065844</text:p>
          </table:table-cell>
          <table:table-cell table:style-name="ce20" office:value-type="float" office:value="23.973063973064" calcext:value-type="float">
            <text:p>23,973063973064</text:p>
          </table:table-cell>
          <table:table-cell table:style-name="ce20" office:value-type="float" office:value="24.015619154508" calcext:value-type="float">
            <text:p>24,015619154508</text:p>
          </table:table-cell>
          <table:table-cell table:style-name="ce102" office:value-type="float" office:value="-16.0615413393191" calcext:value-type="float">
            <text:p>-16,0615413393191</text:p>
          </table:table-cell>
          <table:table-cell table:style-name="ce124" office:value-type="float" office:value="25.1889263000374" calcext:value-type="float">
            <text:p>25,1889263000374</text:p>
          </table:table-cell>
          <table:table-cell table:style-name="ce5" office:value-type="float" office:value="345.51880962974" calcext:value-type="float">
            <text:p>345,51880962974</text:p>
          </table:table-cell>
          <table:table-cell table:style-name="ce214" office:value-type="float" office:value="62.7633595333432" calcext:value-type="float">
            <text:p>62,7633595333432</text:p>
          </table:table-cell>
          <table:table-cell table:style-name="ce236" office:value-type="float" office:value="50.3228038953977" calcext:value-type="float">
            <text:p>50,3228038953977</text:p>
          </table:table-cell>
          <table:table-cell table:style-name="ce261" office:value-type="float" office:value="169.891245241979" calcext:value-type="float">
            <text:p>169,891245241979</text:p>
          </table:table-cell>
          <table:table-cell table:style-name="ce288" office:value-type="float" office:value="56.1248702358001" calcext:value-type="float">
            <text:p>56,1248702358001</text:p>
          </table:table-cell>
          <table:table-cell table:style-name="ce2" office:value-type="float" office:value="51.9340707825155" calcext:value-type="float">
            <text:p>51,9340707825155</text:p>
          </table:table-cell>
          <table:table-cell table:style-name="ce356" office:value-type="float" office:value="71.441807695944" calcext:value-type="float">
            <text:p>71,441807695944</text:p>
          </table:table-cell>
          <table:table-cell table:style-name="ce161" office:value-type="float" office:value="59.7787652453437" calcext:value-type="float">
            <text:p>59,7787652453437</text:p>
          </table:table-cell>
          <table:table-cell table:style-name="ce5" office:value-type="float" office:value="141.9923733888" calcext:value-type="float">
            <text:p>141,9923733888</text:p>
          </table:table-cell>
          <table:table-cell table:style-name="ce413" office:value-type="float" office:value="65.6090258737511" calcext:value-type="float">
            <text:p>65,6090258737511</text:p>
          </table:table-cell>
          <table:table-cell table:style-name="ce435" office:value-type="float" office:value="976.306840577633" calcext:value-type="float">
            <text:p>976,306840577633</text:p>
          </table:table-cell>
          <table:table-cell table:style-name="ce373" office:value-type="float" office:value="952.432006306661" calcext:value-type="float">
            <text:p>952,432006306661</text:p>
          </table:table-cell>
          <table:table-cell table:style-name="ce284" office:value-type="float" office:value="952.077256602286" calcext:value-type="float">
            <text:p>952,077256602286</text:p>
          </table:table-cell>
          <table:table-cell table:style-name="ce5" office:value-type="float" office:value="980.637593913116" calcext:value-type="float">
            <text:p>980,637593913116</text:p>
          </table:table-cell>
          <table:table-cell table:style-name="ce284" office:value-type="float" office:value="952.032315667515" calcext:value-type="float">
            <text:p>952,032315667515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27" office:value-type="float" office:value="23.4686798612528" calcext:value-type="float">
            <text:p>23,4686798612528</text:p>
          </table:table-cell>
          <table:table-cell table:style-name="ce6" office:value-type="float" office:value="27.9779636808814" calcext:value-type="float">
            <text:p>27,9779636808814</text:p>
          </table:table-cell>
          <table:table-cell table:style-name="ce50" office:value-type="float" office:value="26.7265183976059" calcext:value-type="float">
            <text:p>26,7265183976059</text:p>
          </table:table-cell>
          <table:table-cell table:style-name="ce77" office:value-type="float" office:value="-48.9410324423587" calcext:value-type="float">
            <text:p>-48,9410324423587</text:p>
          </table:table-cell>
          <table:table-cell table:style-name="ce91" office:value-type="float" office:value="30.0503298646535" calcext:value-type="float">
            <text:p>30,0503298646535</text:p>
          </table:table-cell>
          <table:table-cell table:style-name="ce16" office:value-type="float" office:value="30.0682753460531" calcext:value-type="float">
            <text:p>30,0682753460531</text:p>
          </table:table-cell>
          <table:table-cell table:style-name="ce15" office:value-type="float" office:value="22.2862888140666" calcext:value-type="float">
            <text:p>22,2862888140666</text:p>
          </table:table-cell>
          <table:table-cell table:style-name="ce41" office:value-type="float" office:value="22.1918256640479" calcext:value-type="float">
            <text:p>22,1918256640479</text:p>
          </table:table-cell>
          <table:table-cell table:style-name="ce137" office:value-type="float" office:value="-21.257949869061" calcext:value-type="float">
            <text:p>-21,257949869061</text:p>
          </table:table-cell>
          <table:table-cell table:style-name="ce5" office:value-type="float" office:value="34.1694725028058" calcext:value-type="float">
            <text:p>34,1694725028058</text:p>
          </table:table-cell>
          <table:table-cell table:style-name="ce175" office:value-type="float" office:value="209.215482722824" calcext:value-type="float">
            <text:p>209,215482722824</text:p>
          </table:table-cell>
          <table:table-cell table:style-name="ce160" office:value-type="float" office:value="58.0092935884126" calcext:value-type="float">
            <text:p>58,0092935884126</text:p>
          </table:table-cell>
          <table:table-cell table:style-name="ce2" office:value-type="float" office:value="48.5323051065302" calcext:value-type="float">
            <text:p>48,5323051065302</text:p>
          </table:table-cell>
          <table:table-cell table:style-name="ce262" office:value-type="float" office:value="151.241781600672" calcext:value-type="float">
            <text:p>151,241781600672</text:p>
          </table:table-cell>
          <table:table-cell table:style-name="ce295" office:value-type="float" office:value="225.923673933462" calcext:value-type="float">
            <text:p>225,923673933462</text:p>
          </table:table-cell>
          <table:table-cell table:style-name="ce319" office:value-type="float" office:value="95.7908669755129" calcext:value-type="float">
            <text:p>95,7908669755129</text:p>
          </table:table-cell>
          <table:table-cell table:style-name="ce356" office:value-type="float" office:value="71.4342441145882" calcext:value-type="float">
            <text:p>71,4342441145882</text:p>
          </table:table-cell>
          <table:table-cell table:style-name="ce366" office:value-type="float" office:value="55.4574390974126" calcext:value-type="float">
            <text:p>55,4574390974126</text:p>
          </table:table-cell>
          <table:table-cell table:style-name="ce394" office:value-type="float" office:value="104.622293656046" calcext:value-type="float">
            <text:p>104,622293656046</text:p>
          </table:table-cell>
          <table:table-cell table:style-name="ce313" office:value-type="float" office:value="65.8044183921086" calcext:value-type="float">
            <text:p>65,8044183921086</text:p>
          </table:table-cell>
          <table:table-cell table:style-name="ce106" office:value-type="float" office:value="952.361056365787" calcext:value-type="float">
            <text:p>952,361056365787</text:p>
          </table:table-cell>
          <table:table-cell table:style-name="ce452" office:value-type="float" office:value="952.432006306661" calcext:value-type="float">
            <text:p>952,432006306661</text:p>
          </table:table-cell>
          <table:table-cell table:style-name="ce284" office:value-type="float" office:value="952.077256602286" calcext:value-type="float">
            <text:p>952,077256602286</text:p>
          </table:table-cell>
          <table:table-cell table:style-name="ce2" office:value-type="float" office:value="951.760251310902" calcext:value-type="float">
            <text:p>951,760251310902</text:p>
          </table:table-cell>
          <table:table-cell table:style-name="ce115" office:value-type="float" office:value="952.184517624013" calcext:value-type="float">
            <text:p>952,184517624013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989"/>
          <table:table-cell table:style-name="ce495" table:number-columns-repeated="3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formula="of:=RANK([.C193]; OFFSET([.$C193]; 0; 0; 1; 5))" office:value-type="float" office:value="5" calcext:value-type="float">
            <text:p>5</text:p>
          </table:table-cell>
          <table:table-cell table:formula="of:=RANK([.D193]; OFFSET([.$C193]; 0; 0; 1; 5))" office:value-type="float" office:value="3" calcext:value-type="float">
            <text:p>3</text:p>
          </table:table-cell>
          <table:table-cell table:formula="of:=RANK([.E193]; OFFSET([.$C193]; 0; 0; 1; 5))" office:value-type="float" office:value="2" calcext:value-type="float">
            <text:p>2</text:p>
          </table:table-cell>
          <table:table-cell table:formula="of:=RANK([.F193]; OFFSET([.$C193]; 0; 0; 1; 5))" office:value-type="float" office:value="4" calcext:value-type="float">
            <text:p>4</text:p>
          </table:table-cell>
          <table:table-cell table:formula="of:=RANK([.G193]; OFFSET([.$C193]; 0; 0; 1; 5))" office:value-type="float" office:value="1" calcext:value-type="float">
            <text:p>1</text:p>
          </table:table-cell>
          <table:table-cell table:formula="of:=RANK([.H193];[.$H193:.$L193];)" office:value-type="float" office:value="5" calcext:value-type="float">
            <text:p>5</text:p>
          </table:table-cell>
          <table:table-cell table:formula="of:=RANK([.I193];[.$H193:.$L193];)" office:value-type="float" office:value="3" calcext:value-type="float">
            <text:p>3</text:p>
          </table:table-cell>
          <table:table-cell table:formula="of:=RANK([.J193];[.$H193:.$L193];)" office:value-type="float" office:value="4" calcext:value-type="float">
            <text:p>4</text:p>
          </table:table-cell>
          <table:table-cell table:formula="of:=RANK([.K193];[.$H193:.$L193];)" office:value-type="float" office:value="1" calcext:value-type="float">
            <text:p>1</text:p>
          </table:table-cell>
          <table:table-cell table:formula="of:=RANK([.L193];[.$H193:.$L193];)" office:value-type="float" office:value="2" calcext:value-type="float">
            <text:p>2</text:p>
          </table:table-cell>
          <table:table-cell table:formula="of:=RANK([.M193];[.$M193:.$Q193];)" office:value-type="float" office:value="5" calcext:value-type="float">
            <text:p>5</text:p>
          </table:table-cell>
          <table:table-cell table:formula="of:=RANK([.N193];[.$M193:.$Q193];)" office:value-type="float" office:value="2" calcext:value-type="float">
            <text:p>2</text:p>
          </table:table-cell>
          <table:table-cell table:formula="of:=RANK([.O193];[.$M193:.$Q193];)" office:value-type="float" office:value="3" calcext:value-type="float">
            <text:p>3</text:p>
          </table:table-cell>
          <table:table-cell table:formula="of:=RANK([.P193];[.$M193:.$Q193];)" office:value-type="float" office:value="1" calcext:value-type="float">
            <text:p>1</text:p>
          </table:table-cell>
          <table:table-cell table:formula="of:=RANK([.Q193];[.$M193:.$Q193];)" office:value-type="float" office:value="4" calcext:value-type="float">
            <text:p>4</text:p>
          </table:table-cell>
          <table:table-cell table:formula="of:=RANK([.R193];[.$R193:.$V193];)" office:value-type="float" office:value="5" calcext:value-type="float">
            <text:p>5</text:p>
          </table:table-cell>
          <table:table-cell table:formula="of:=RANK([.S193];[.$R193:.$V193];)" office:value-type="float" office:value="2" calcext:value-type="float">
            <text:p>2</text:p>
          </table:table-cell>
          <table:table-cell table:formula="of:=RANK([.T193];[.$R193:.$V193];)" office:value-type="float" office:value="3" calcext:value-type="float">
            <text:p>3</text:p>
          </table:table-cell>
          <table:table-cell table:formula="of:=RANK([.U193];[.$R193:.$V193];)" office:value-type="float" office:value="1" calcext:value-type="float">
            <text:p>1</text:p>
          </table:table-cell>
          <table:table-cell table:formula="of:=RANK([.V193];[.$R193:.$V193];)" office:value-type="float" office:value="4" calcext:value-type="float">
            <text:p>4</text:p>
          </table:table-cell>
          <table:table-cell table:formula="of:=RANK([.W193];[.$W193:.$AA193];)" office:value-type="float" office:value="5" calcext:value-type="float">
            <text:p>5</text:p>
          </table:table-cell>
          <table:table-cell table:formula="of:=RANK([.X193];[.$W193:.$AA193];)" office:value-type="float" office:value="2" calcext:value-type="float">
            <text:p>2</text:p>
          </table:table-cell>
          <table:table-cell table:formula="of:=RANK([.Y193];[.$W193:.$AA193];)" office:value-type="float" office:value="3" calcext:value-type="float">
            <text:p>3</text:p>
          </table:table-cell>
          <table:table-cell table:formula="of:=RANK([.Z193];[.$W193:.$AA193];)" office:value-type="float" office:value="1" calcext:value-type="float">
            <text:p>1</text:p>
          </table:table-cell>
          <table:table-cell table:formula="of:=RANK([.AA193];[.$W193:.$AA193];)" office:value-type="float" office:value="4" calcext:value-type="float">
            <text:p>4</text:p>
          </table:table-cell>
          <table:table-cell/>
          <table:table-cell table:style-name="ce989"/>
          <table:table-cell table:style-name="ce495" table:number-columns-repeated="3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94]; OFFSET([.$C194]; 0; 0; 1; 5))" office:value-type="float" office:value="3" calcext:value-type="float">
            <text:p>3</text:p>
          </table:table-cell>
          <table:table-cell table:formula="of:=RANK([.D194]; OFFSET([.$C194]; 0; 0; 1; 5))" office:value-type="float" office:value="2" calcext:value-type="float">
            <text:p>2</text:p>
          </table:table-cell>
          <table:table-cell table:formula="of:=RANK([.E194]; OFFSET([.$C194]; 0; 0; 1; 5))" office:value-type="float" office:value="1" calcext:value-type="float">
            <text:p>1</text:p>
          </table:table-cell>
          <table:table-cell table:formula="of:=RANK([.F194]; OFFSET([.$C194]; 0; 0; 1; 5))" office:value-type="float" office:value="4" calcext:value-type="float">
            <text:p>4</text:p>
          </table:table-cell>
          <table:table-cell table:formula="of:=RANK([.G194]; OFFSET([.$C194]; 0; 0; 1; 5))" office:value-type="float" office:value="5" calcext:value-type="float">
            <text:p>5</text:p>
          </table:table-cell>
          <table:table-cell table:formula="of:=RANK([.H194];[.$H194:.$L194];)" office:value-type="float" office:value="2" calcext:value-type="float">
            <text:p>2</text:p>
          </table:table-cell>
          <table:table-cell table:formula="of:=RANK([.I194];[.$H194:.$L194];)" office:value-type="float" office:value="3" calcext:value-type="float">
            <text:p>3</text:p>
          </table:table-cell>
          <table:table-cell table:formula="of:=RANK([.J194];[.$H194:.$L194];)" office:value-type="float" office:value="4" calcext:value-type="float">
            <text:p>4</text:p>
          </table:table-cell>
          <table:table-cell table:formula="of:=RANK([.K194];[.$H194:.$L194];)" office:value-type="float" office:value="1" calcext:value-type="float">
            <text:p>1</text:p>
          </table:table-cell>
          <table:table-cell table:formula="of:=RANK([.L194];[.$H194:.$L194];)" office:value-type="float" office:value="5" calcext:value-type="float">
            <text:p>5</text:p>
          </table:table-cell>
          <table:table-cell table:formula="of:=RANK([.M194];[.$M194:.$Q194];)" office:value-type="float" office:value="2" calcext:value-type="float">
            <text:p>2</text:p>
          </table:table-cell>
          <table:table-cell table:formula="of:=RANK([.N194];[.$M194:.$Q194];)" office:value-type="float" office:value="3" calcext:value-type="float">
            <text:p>3</text:p>
          </table:table-cell>
          <table:table-cell table:formula="of:=RANK([.O194];[.$M194:.$Q194];)" office:value-type="float" office:value="4" calcext:value-type="float">
            <text:p>4</text:p>
          </table:table-cell>
          <table:table-cell table:formula="of:=RANK([.P194];[.$M194:.$Q194];)" office:value-type="float" office:value="1" calcext:value-type="float">
            <text:p>1</text:p>
          </table:table-cell>
          <table:table-cell table:formula="of:=RANK([.Q194];[.$M194:.$Q194];)" office:value-type="float" office:value="5" calcext:value-type="float">
            <text:p>5</text:p>
          </table:table-cell>
          <table:table-cell table:formula="of:=RANK([.R194];[.$R194:.$V194];)" office:value-type="float" office:value="2" calcext:value-type="float">
            <text:p>2</text:p>
          </table:table-cell>
          <table:table-cell table:formula="of:=RANK([.S194];[.$R194:.$V194];)" office:value-type="float" office:value="4" calcext:value-type="float">
            <text:p>4</text:p>
          </table:table-cell>
          <table:table-cell table:formula="of:=RANK([.T194];[.$R194:.$V194];)" office:value-type="float" office:value="5" calcext:value-type="float">
            <text:p>5</text:p>
          </table:table-cell>
          <table:table-cell table:formula="of:=RANK([.U194];[.$R194:.$V194];)" office:value-type="float" office:value="1" calcext:value-type="float">
            <text:p>1</text:p>
          </table:table-cell>
          <table:table-cell table:formula="of:=RANK([.V194];[.$R194:.$V194];)" office:value-type="float" office:value="3" calcext:value-type="float">
            <text:p>3</text:p>
          </table:table-cell>
          <table:table-cell table:formula="of:=RANK([.W194];[.$W194:.$AA194];)" office:value-type="float" office:value="3" calcext:value-type="float">
            <text:p>3</text:p>
          </table:table-cell>
          <table:table-cell table:formula="of:=RANK([.X194];[.$W194:.$AA194];)" office:value-type="float" office:value="4" calcext:value-type="float">
            <text:p>4</text:p>
          </table:table-cell>
          <table:table-cell table:formula="of:=RANK([.Y194];[.$W194:.$AA194];)" office:value-type="float" office:value="5" calcext:value-type="float">
            <text:p>5</text:p>
          </table:table-cell>
          <table:table-cell table:formula="of:=RANK([.Z194];[.$W194:.$AA194];)" office:value-type="float" office:value="2" calcext:value-type="float">
            <text:p>2</text:p>
          </table:table-cell>
          <table:table-cell table:formula="of:=RANK([.AA194];[.$W194:.$AA194];)" office:value-type="float" office:value="1" calcext:value-type="float">
            <text:p>1</text:p>
          </table:table-cell>
          <table:table-cell/>
          <table:table-cell table:style-name="ce989"/>
          <table:table-cell table:style-name="ce495" table:number-columns-repeated="3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formula="of:=RANK([.C195]; OFFSET([.$C195]; 0; 0; 1; 5))" office:value-type="float" office:value="5" calcext:value-type="float">
            <text:p>5</text:p>
          </table:table-cell>
          <table:table-cell table:formula="of:=RANK([.D195]; OFFSET([.$C195]; 0; 0; 1; 5))" office:value-type="float" office:value="1" calcext:value-type="float">
            <text:p>1</text:p>
          </table:table-cell>
          <table:table-cell table:formula="of:=RANK([.E195]; OFFSET([.$C195]; 0; 0; 1; 5))" office:value-type="float" office:value="2" calcext:value-type="float">
            <text:p>2</text:p>
          </table:table-cell>
          <table:table-cell table:formula="of:=RANK([.F195]; OFFSET([.$C195]; 0; 0; 1; 5))" office:value-type="float" office:value="4" calcext:value-type="float">
            <text:p>4</text:p>
          </table:table-cell>
          <table:table-cell table:formula="of:=RANK([.G195]; OFFSET([.$C195]; 0; 0; 1; 5))" office:value-type="float" office:value="3" calcext:value-type="float">
            <text:p>3</text:p>
          </table:table-cell>
          <table:table-cell table:formula="of:=RANK([.H195];[.$H195:.$L195];)" office:value-type="float" office:value="5" calcext:value-type="float">
            <text:p>5</text:p>
          </table:table-cell>
          <table:table-cell table:formula="of:=RANK([.I195];[.$H195:.$L195];)" office:value-type="float" office:value="3" calcext:value-type="float">
            <text:p>3</text:p>
          </table:table-cell>
          <table:table-cell table:formula="of:=RANK([.J195];[.$H195:.$L195];)" office:value-type="float" office:value="4" calcext:value-type="float">
            <text:p>4</text:p>
          </table:table-cell>
          <table:table-cell table:formula="of:=RANK([.K195];[.$H195:.$L195];)" office:value-type="float" office:value="2" calcext:value-type="float">
            <text:p>2</text:p>
          </table:table-cell>
          <table:table-cell table:formula="of:=RANK([.L195];[.$H195:.$L195];)" office:value-type="float" office:value="1" calcext:value-type="float">
            <text:p>1</text:p>
          </table:table-cell>
          <table:table-cell table:formula="of:=RANK([.M195];[.$M195:.$Q195];)" office:value-type="float" office:value="5" calcext:value-type="float">
            <text:p>5</text:p>
          </table:table-cell>
          <table:table-cell table:formula="of:=RANK([.N195];[.$M195:.$Q195];)" office:value-type="float" office:value="2" calcext:value-type="float">
            <text:p>2</text:p>
          </table:table-cell>
          <table:table-cell table:formula="of:=RANK([.O195];[.$M195:.$Q195];)" office:value-type="float" office:value="1" calcext:value-type="float">
            <text:p>1</text:p>
          </table:table-cell>
          <table:table-cell table:formula="of:=RANK([.P195];[.$M195:.$Q195];)" office:value-type="float" office:value="3" calcext:value-type="float">
            <text:p>3</text:p>
          </table:table-cell>
          <table:table-cell table:formula="of:=RANK([.Q195];[.$M195:.$Q195];)" office:value-type="float" office:value="4" calcext:value-type="float">
            <text:p>4</text:p>
          </table:table-cell>
          <table:table-cell table:formula="of:=RANK([.R195];[.$R195:.$V195];)" office:value-type="float" office:value="5" calcext:value-type="float">
            <text:p>5</text:p>
          </table:table-cell>
          <table:table-cell table:formula="of:=RANK([.S195];[.$R195:.$V195];)" office:value-type="float" office:value="1" calcext:value-type="float">
            <text:p>1</text:p>
          </table:table-cell>
          <table:table-cell table:formula="of:=RANK([.T195];[.$R195:.$V195];)" office:value-type="float" office:value="4" calcext:value-type="float">
            <text:p>4</text:p>
          </table:table-cell>
          <table:table-cell table:formula="of:=RANK([.U195];[.$R195:.$V195];)" office:value-type="float" office:value="2" calcext:value-type="float">
            <text:p>2</text:p>
          </table:table-cell>
          <table:table-cell table:formula="of:=RANK([.V195];[.$R195:.$V195];)" office:value-type="float" office:value="3" calcext:value-type="float">
            <text:p>3</text:p>
          </table:table-cell>
          <table:table-cell table:formula="of:=RANK([.W195];[.$W195:.$AA195];)" office:value-type="float" office:value="5" calcext:value-type="float">
            <text:p>5</text:p>
          </table:table-cell>
          <table:table-cell table:formula="of:=RANK([.X195];[.$W195:.$AA195];)" office:value-type="float" office:value="2" calcext:value-type="float">
            <text:p>2</text:p>
          </table:table-cell>
          <table:table-cell table:formula="of:=RANK([.Y195];[.$W195:.$AA195];)" office:value-type="float" office:value="3" calcext:value-type="float">
            <text:p>3</text:p>
          </table:table-cell>
          <table:table-cell table:formula="of:=RANK([.Z195];[.$W195:.$AA195];)" office:value-type="float" office:value="1" calcext:value-type="float">
            <text:p>1</text:p>
          </table:table-cell>
          <table:table-cell table:formula="of:=RANK([.AA195];[.$W195:.$AA195];)" office:value-type="float" office:value="4" calcext:value-type="float">
            <text:p>4</text:p>
          </table:table-cell>
          <table:table-cell/>
          <table:table-cell table:style-name="ce989"/>
          <table:table-cell table:style-name="ce495" table:number-columns-repeated="3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96]; OFFSET([.$C196]; 0; 0; 1; 5))" office:value-type="float" office:value="5" calcext:value-type="float">
            <text:p>5</text:p>
          </table:table-cell>
          <table:table-cell table:formula="of:=RANK([.D196]; OFFSET([.$C196]; 0; 0; 1; 5))" office:value-type="float" office:value="1" calcext:value-type="float">
            <text:p>1</text:p>
          </table:table-cell>
          <table:table-cell table:formula="of:=RANK([.E196]; OFFSET([.$C196]; 0; 0; 1; 5))" office:value-type="float" office:value="2" calcext:value-type="float">
            <text:p>2</text:p>
          </table:table-cell>
          <table:table-cell table:formula="of:=RANK([.F196]; OFFSET([.$C196]; 0; 0; 1; 5))" office:value-type="float" office:value="3" calcext:value-type="float">
            <text:p>3</text:p>
          </table:table-cell>
          <table:table-cell table:formula="of:=RANK([.G196]; OFFSET([.$C196]; 0; 0; 1; 5))" office:value-type="float" office:value="4" calcext:value-type="float">
            <text:p>4</text:p>
          </table:table-cell>
          <table:table-cell table:formula="of:=RANK([.H196];[.$H196:.$L196];)" office:value-type="float" office:value="3" calcext:value-type="float">
            <text:p>3</text:p>
          </table:table-cell>
          <table:table-cell table:formula="of:=RANK([.I196];[.$H196:.$L196];)" office:value-type="float" office:value="4" calcext:value-type="float">
            <text:p>4</text:p>
          </table:table-cell>
          <table:table-cell table:formula="of:=RANK([.J196];[.$H196:.$L196];)" office:value-type="float" office:value="5" calcext:value-type="float">
            <text:p>5</text:p>
          </table:table-cell>
          <table:table-cell table:formula="of:=RANK([.K196];[.$H196:.$L196];)" office:value-type="float" office:value="1" calcext:value-type="float">
            <text:p>1</text:p>
          </table:table-cell>
          <table:table-cell table:formula="of:=RANK([.L196];[.$H196:.$L196];)" office:value-type="float" office:value="2" calcext:value-type="float">
            <text:p>2</text:p>
          </table:table-cell>
          <table:table-cell table:formula="of:=RANK([.M196];[.$M196:.$Q196];)" office:value-type="float" office:value="4" calcext:value-type="float">
            <text:p>4</text:p>
          </table:table-cell>
          <table:table-cell table:formula="of:=RANK([.N196];[.$M196:.$Q196];)" office:value-type="float" office:value="2" calcext:value-type="float">
            <text:p>2</text:p>
          </table:table-cell>
          <table:table-cell table:formula="of:=RANK([.O196];[.$M196:.$Q196];)" office:value-type="float" office:value="3" calcext:value-type="float">
            <text:p>3</text:p>
          </table:table-cell>
          <table:table-cell table:formula="of:=RANK([.P196];[.$M196:.$Q196];)" office:value-type="float" office:value="1" calcext:value-type="float">
            <text:p>1</text:p>
          </table:table-cell>
          <table:table-cell table:formula="of:=RANK([.Q196];[.$M196:.$Q196];)" office:value-type="float" office:value="5" calcext:value-type="float">
            <text:p>5</text:p>
          </table:table-cell>
          <table:table-cell table:formula="of:=RANK([.R196];[.$R196:.$V196];)" office:value-type="float" office:value="1" calcext:value-type="float">
            <text:p>1</text:p>
          </table:table-cell>
          <table:table-cell table:formula="of:=RANK([.S196];[.$R196:.$V196];)" office:value-type="float" office:value="4" calcext:value-type="float">
            <text:p>4</text:p>
          </table:table-cell>
          <table:table-cell table:formula="of:=RANK([.T196];[.$R196:.$V196];)" office:value-type="float" office:value="5" calcext:value-type="float">
            <text:p>5</text:p>
          </table:table-cell>
          <table:table-cell table:formula="of:=RANK([.U196];[.$R196:.$V196];)" office:value-type="float" office:value="2" calcext:value-type="float">
            <text:p>2</text:p>
          </table:table-cell>
          <table:table-cell table:formula="of:=RANK([.V196];[.$R196:.$V196];)" office:value-type="float" office:value="3" calcext:value-type="float">
            <text:p>3</text:p>
          </table:table-cell>
          <table:table-cell table:formula="of:=RANK([.W196];[.$W196:.$AA196];)" office:value-type="float" office:value="4" calcext:value-type="float">
            <text:p>4</text:p>
          </table:table-cell>
          <table:table-cell table:formula="of:=RANK([.X196];[.$W196:.$AA196];)" office:value-type="float" office:value="2" calcext:value-type="float">
            <text:p>2</text:p>
          </table:table-cell>
          <table:table-cell table:formula="of:=RANK([.Y196];[.$W196:.$AA196];)" office:value-type="float" office:value="5" calcext:value-type="float">
            <text:p>5</text:p>
          </table:table-cell>
          <table:table-cell table:formula="of:=RANK([.Z196];[.$W196:.$AA196];)" office:value-type="float" office:value="3" calcext:value-type="float">
            <text:p>3</text:p>
          </table:table-cell>
          <table:table-cell table:formula="of:=RANK([.AA196];[.$W196:.$AA196];)" office:value-type="float" office:value="1" calcext:value-type="float">
            <text:p>1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formula="of:=RANK([.C197]; OFFSET([.$C197]; 0; 0; 1; 5))" office:value-type="float" office:value="5" calcext:value-type="float">
            <text:p>5</text:p>
          </table:table-cell>
          <table:table-cell table:formula="of:=RANK([.D197]; OFFSET([.$C197]; 0; 0; 1; 5))" office:value-type="float" office:value="3" calcext:value-type="float">
            <text:p>3</text:p>
          </table:table-cell>
          <table:table-cell table:formula="of:=RANK([.E197]; OFFSET([.$C197]; 0; 0; 1; 5))" office:value-type="float" office:value="2" calcext:value-type="float">
            <text:p>2</text:p>
          </table:table-cell>
          <table:table-cell table:formula="of:=RANK([.F197]; OFFSET([.$C197]; 0; 0; 1; 5))" office:value-type="float" office:value="4" calcext:value-type="float">
            <text:p>4</text:p>
          </table:table-cell>
          <table:table-cell table:formula="of:=RANK([.G197]; OFFSET([.$C197]; 0; 0; 1; 5))" office:value-type="float" office:value="1" calcext:value-type="float">
            <text:p>1</text:p>
          </table:table-cell>
          <table:table-cell table:formula="of:=RANK([.H197];[.$H197:.$L197];)" office:value-type="float" office:value="5" calcext:value-type="float">
            <text:p>5</text:p>
          </table:table-cell>
          <table:table-cell table:formula="of:=RANK([.I197];[.$H197:.$L197];)" office:value-type="float" office:value="4" calcext:value-type="float">
            <text:p>4</text:p>
          </table:table-cell>
          <table:table-cell table:formula="of:=RANK([.J197];[.$H197:.$L197];)" office:value-type="float" office:value="2" calcext:value-type="float">
            <text:p>2</text:p>
          </table:table-cell>
          <table:table-cell table:formula="of:=RANK([.K197];[.$H197:.$L197];)" office:value-type="float" office:value="1" calcext:value-type="float">
            <text:p>1</text:p>
          </table:table-cell>
          <table:table-cell table:formula="of:=RANK([.L197];[.$H197:.$L197];)" office:value-type="float" office:value="3" calcext:value-type="float">
            <text:p>3</text:p>
          </table:table-cell>
          <table:table-cell table:formula="of:=RANK([.M197];[.$M197:.$Q197];)" office:value-type="float" office:value="2" calcext:value-type="float">
            <text:p>2</text:p>
          </table:table-cell>
          <table:table-cell table:formula="of:=RANK([.N197];[.$M197:.$Q197];)" office:value-type="float" office:value="3" calcext:value-type="float">
            <text:p>3</text:p>
          </table:table-cell>
          <table:table-cell table:formula="of:=RANK([.O197];[.$M197:.$Q197];)" office:value-type="float" office:value="4" calcext:value-type="float">
            <text:p>4</text:p>
          </table:table-cell>
          <table:table-cell table:formula="of:=RANK([.P197];[.$M197:.$Q197];)" office:value-type="float" office:value="1" calcext:value-type="float">
            <text:p>1</text:p>
          </table:table-cell>
          <table:table-cell table:formula="of:=RANK([.Q197];[.$M197:.$Q197];)" office:value-type="float" office:value="5" calcext:value-type="float">
            <text:p>5</text:p>
          </table:table-cell>
          <table:table-cell table:formula="of:=RANK([.R197];[.$R197:.$V197];)" office:value-type="float" office:value="5" calcext:value-type="float">
            <text:p>5</text:p>
          </table:table-cell>
          <table:table-cell table:formula="of:=RANK([.S197];[.$R197:.$V197];)" office:value-type="float" office:value="2" calcext:value-type="float">
            <text:p>2</text:p>
          </table:table-cell>
          <table:table-cell table:formula="of:=RANK([.T197];[.$R197:.$V197];)" office:value-type="float" office:value="4" calcext:value-type="float">
            <text:p>4</text:p>
          </table:table-cell>
          <table:table-cell table:formula="of:=RANK([.U197];[.$R197:.$V197];)" office:value-type="float" office:value="1" calcext:value-type="float">
            <text:p>1</text:p>
          </table:table-cell>
          <table:table-cell table:formula="of:=RANK([.V197];[.$R197:.$V197];)" office:value-type="float" office:value="3" calcext:value-type="float">
            <text:p>3</text:p>
          </table:table-cell>
          <table:table-cell table:formula="of:=RANK([.W197];[.$W197:.$AA197];)" office:value-type="float" office:value="5" calcext:value-type="float">
            <text:p>5</text:p>
          </table:table-cell>
          <table:table-cell table:formula="of:=RANK([.X197];[.$W197:.$AA197];)" office:value-type="float" office:value="2" calcext:value-type="float">
            <text:p>2</text:p>
          </table:table-cell>
          <table:table-cell table:formula="of:=RANK([.Y197];[.$W197:.$AA197];)" office:value-type="float" office:value="1" calcext:value-type="float">
            <text:p>1</text:p>
          </table:table-cell>
          <table:table-cell table:formula="of:=RANK([.Z197];[.$W197:.$AA197];)" office:value-type="float" office:value="4" calcext:value-type="float">
            <text:p>4</text:p>
          </table:table-cell>
          <table:table-cell table:formula="of:=RANK([.AA197];[.$W197:.$AA197];)" office:value-type="float" office:value="3" calcext:value-type="float">
            <text:p>3</text:p>
          </table:table-cell>
          <table:table-cell/>
          <table:table-cell table:style-name="ce989"/>
          <table:table-cell table:style-name="ce495" table:number-columns-repeated="3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98]; OFFSET([.$C198]; 0; 0; 1; 5))" office:value-type="float" office:value="3" calcext:value-type="float">
            <text:p>3</text:p>
          </table:table-cell>
          <table:table-cell table:formula="of:=RANK([.D198]; OFFSET([.$C198]; 0; 0; 1; 5))" office:value-type="float" office:value="2" calcext:value-type="float">
            <text:p>2</text:p>
          </table:table-cell>
          <table:table-cell table:formula="of:=RANK([.E198]; OFFSET([.$C198]; 0; 0; 1; 5))" office:value-type="float" office:value="1" calcext:value-type="float">
            <text:p>1</text:p>
          </table:table-cell>
          <table:table-cell table:formula="of:=RANK([.F198]; OFFSET([.$C198]; 0; 0; 1; 5))" office:value-type="float" office:value="5" calcext:value-type="float">
            <text:p>5</text:p>
          </table:table-cell>
          <table:table-cell table:formula="of:=RANK([.G198]; OFFSET([.$C198]; 0; 0; 1; 5))" office:value-type="float" office:value="3" calcext:value-type="float">
            <text:p>3</text:p>
          </table:table-cell>
          <table:table-cell table:formula="of:=RANK([.H198];[.$H198:.$L198];)" office:value-type="float" office:value="2" calcext:value-type="float">
            <text:p>2</text:p>
          </table:table-cell>
          <table:table-cell table:formula="of:=RANK([.I198];[.$H198:.$L198];)" office:value-type="float" office:value="5" calcext:value-type="float">
            <text:p>5</text:p>
          </table:table-cell>
          <table:table-cell table:formula="of:=RANK([.J198];[.$H198:.$L198];)" office:value-type="float" office:value="4" calcext:value-type="float">
            <text:p>4</text:p>
          </table:table-cell>
          <table:table-cell table:formula="of:=RANK([.K198];[.$H198:.$L198];)" office:value-type="float" office:value="1" calcext:value-type="float">
            <text:p>1</text:p>
          </table:table-cell>
          <table:table-cell table:formula="of:=RANK([.L198];[.$H198:.$L198];)" office:value-type="float" office:value="2" calcext:value-type="float">
            <text:p>2</text:p>
          </table:table-cell>
          <table:table-cell table:formula="of:=RANK([.M198];[.$M198:.$Q198];)" office:value-type="float" office:value="2" calcext:value-type="float">
            <text:p>2</text:p>
          </table:table-cell>
          <table:table-cell table:formula="of:=RANK([.N198];[.$M198:.$Q198];)" office:value-type="float" office:value="4" calcext:value-type="float">
            <text:p>4</text:p>
          </table:table-cell>
          <table:table-cell table:formula="of:=RANK([.O198];[.$M198:.$Q198];)" office:value-type="float" office:value="5" calcext:value-type="float">
            <text:p>5</text:p>
          </table:table-cell>
          <table:table-cell table:formula="of:=RANK([.P198];[.$M198:.$Q198];)" office:value-type="float" office:value="1" calcext:value-type="float">
            <text:p>1</text:p>
          </table:table-cell>
          <table:table-cell table:formula="of:=RANK([.Q198];[.$M198:.$Q198];)" office:value-type="float" office:value="2" calcext:value-type="float">
            <text:p>2</text:p>
          </table:table-cell>
          <table:table-cell table:formula="of:=RANK([.R198];[.$R198:.$V198];)" office:value-type="float" office:value="1" calcext:value-type="float">
            <text:p>1</text:p>
          </table:table-cell>
          <table:table-cell table:formula="of:=RANK([.S198];[.$R198:.$V198];)" office:value-type="float" office:value="4" calcext:value-type="float">
            <text:p>4</text:p>
          </table:table-cell>
          <table:table-cell table:formula="of:=RANK([.T198];[.$R198:.$V198];)" office:value-type="float" office:value="5" calcext:value-type="float">
            <text:p>5</text:p>
          </table:table-cell>
          <table:table-cell table:formula="of:=RANK([.U198];[.$R198:.$V198];)" office:value-type="float" office:value="3" calcext:value-type="float">
            <text:p>3</text:p>
          </table:table-cell>
          <table:table-cell table:formula="of:=RANK([.V198];[.$R198:.$V198];)" office:value-type="float" office:value="1" calcext:value-type="float">
            <text:p>1</text:p>
          </table:table-cell>
          <table:table-cell table:formula="of:=RANK([.W198];[.$W198:.$AA198];)" office:value-type="float" office:value="1" calcext:value-type="float">
            <text:p>1</text:p>
          </table:table-cell>
          <table:table-cell table:formula="of:=RANK([.X198];[.$W198:.$AA198];)" office:value-type="float" office:value="4" calcext:value-type="float">
            <text:p>4</text:p>
          </table:table-cell>
          <table:table-cell table:formula="of:=RANK([.Y198];[.$W198:.$AA198];)" office:value-type="float" office:value="3" calcext:value-type="float">
            <text:p>3</text:p>
          </table:table-cell>
          <table:table-cell table:formula="of:=RANK([.Z198];[.$W198:.$AA198];)" office:value-type="float" office:value="5" calcext:value-type="float">
            <text:p>5</text:p>
          </table:table-cell>
          <table:table-cell table:formula="of:=RANK([.AA198];[.$W198:.$AA198];)" office:value-type="float" office:value="2" calcext:value-type="float">
            <text:p>2</text:p>
          </table:table-cell>
          <table:table-cell/>
          <table:table-cell table:style-name="ce989"/>
          <table:table-cell table:style-name="ce495" table:number-columns-repeated="3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formula="of:=RANK([.C199]; OFFSET([.$C199]; 0; 0; 1; 5))" office:value-type="float" office:value="5" calcext:value-type="float">
            <text:p>5</text:p>
          </table:table-cell>
          <table:table-cell table:formula="of:=RANK([.D199]; OFFSET([.$C199]; 0; 0; 1; 5))" office:value-type="float" office:value="3" calcext:value-type="float">
            <text:p>3</text:p>
          </table:table-cell>
          <table:table-cell table:formula="of:=RANK([.E199]; OFFSET([.$C199]; 0; 0; 1; 5))" office:value-type="float" office:value="2" calcext:value-type="float">
            <text:p>2</text:p>
          </table:table-cell>
          <table:table-cell table:formula="of:=RANK([.F199]; OFFSET([.$C199]; 0; 0; 1; 5))" office:value-type="float" office:value="1" calcext:value-type="float">
            <text:p>1</text:p>
          </table:table-cell>
          <table:table-cell table:formula="of:=RANK([.G199]; OFFSET([.$C199]; 0; 0; 1; 5))" office:value-type="float" office:value="4" calcext:value-type="float">
            <text:p>4</text:p>
          </table:table-cell>
          <table:table-cell table:formula="of:=RANK([.H199];[.$H199:.$L199];)" office:value-type="float" office:value="5" calcext:value-type="float">
            <text:p>5</text:p>
          </table:table-cell>
          <table:table-cell table:formula="of:=RANK([.I199];[.$H199:.$L199];)" office:value-type="float" office:value="3" calcext:value-type="float">
            <text:p>3</text:p>
          </table:table-cell>
          <table:table-cell table:formula="of:=RANK([.J199];[.$H199:.$L199];)" office:value-type="float" office:value="1" calcext:value-type="float">
            <text:p>1</text:p>
          </table:table-cell>
          <table:table-cell table:formula="of:=RANK([.K199];[.$H199:.$L199];)" office:value-type="float" office:value="4" calcext:value-type="float">
            <text:p>4</text:p>
          </table:table-cell>
          <table:table-cell table:formula="of:=RANK([.L199];[.$H199:.$L199];)" office:value-type="float" office:value="2" calcext:value-type="float">
            <text:p>2</text:p>
          </table:table-cell>
          <table:table-cell table:formula="of:=RANK([.M199];[.$M199:.$Q199];)" office:value-type="float" office:value="1" calcext:value-type="float">
            <text:p>1</text:p>
          </table:table-cell>
          <table:table-cell table:formula="of:=RANK([.N199];[.$M199:.$Q199];)" office:value-type="float" office:value="3" calcext:value-type="float">
            <text:p>3</text:p>
          </table:table-cell>
          <table:table-cell table:formula="of:=RANK([.O199];[.$M199:.$Q199];)" office:value-type="float" office:value="5" calcext:value-type="float">
            <text:p>5</text:p>
          </table:table-cell>
          <table:table-cell table:formula="of:=RANK([.P199];[.$M199:.$Q199];)" office:value-type="float" office:value="2" calcext:value-type="float">
            <text:p>2</text:p>
          </table:table-cell>
          <table:table-cell table:formula="of:=RANK([.Q199];[.$M199:.$Q199];)" office:value-type="float" office:value="4" calcext:value-type="float">
            <text:p>4</text:p>
          </table:table-cell>
          <table:table-cell table:formula="of:=RANK([.R199];[.$R199:.$V199];)" office:value-type="float" office:value="2" calcext:value-type="float">
            <text:p>2</text:p>
          </table:table-cell>
          <table:table-cell table:formula="of:=RANK([.S199];[.$R199:.$V199];)" office:value-type="float" office:value="4" calcext:value-type="float">
            <text:p>4</text:p>
          </table:table-cell>
          <table:table-cell table:formula="of:=RANK([.T199];[.$R199:.$V199];)" office:value-type="float" office:value="5" calcext:value-type="float">
            <text:p>5</text:p>
          </table:table-cell>
          <table:table-cell table:formula="of:=RANK([.U199];[.$R199:.$V199];)" office:value-type="float" office:value="1" calcext:value-type="float">
            <text:p>1</text:p>
          </table:table-cell>
          <table:table-cell table:formula="of:=RANK([.V199];[.$R199:.$V199];)" office:value-type="float" office:value="3" calcext:value-type="float">
            <text:p>3</text:p>
          </table:table-cell>
          <table:table-cell table:formula="of:=RANK([.W199];[.$W199:.$AA199];)" office:value-type="float" office:value="5" calcext:value-type="float">
            <text:p>5</text:p>
          </table:table-cell>
          <table:table-cell table:formula="of:=RANK([.X199];[.$W199:.$AA199];)" office:value-type="float" office:value="2" calcext:value-type="float">
            <text:p>2</text:p>
          </table:table-cell>
          <table:table-cell table:formula="of:=RANK([.Y199];[.$W199:.$AA199];)" office:value-type="float" office:value="1" calcext:value-type="float">
            <text:p>1</text:p>
          </table:table-cell>
          <table:table-cell table:formula="of:=RANK([.Z199];[.$W199:.$AA199];)" office:value-type="float" office:value="3" calcext:value-type="float">
            <text:p>3</text:p>
          </table:table-cell>
          <table:table-cell table:formula="of:=RANK([.AA199];[.$W199:.$AA199];)" office:value-type="float" office:value="4" calcext:value-type="float">
            <text:p>4</text:p>
          </table:table-cell>
          <table:table-cell/>
          <table:table-cell table:style-name="ce989"/>
          <table:table-cell table:style-name="ce495" table:number-columns-repeated="3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200]; OFFSET([.$C200]; 0; 0; 1; 5))" office:value-type="float" office:value="5" calcext:value-type="float">
            <text:p>5</text:p>
          </table:table-cell>
          <table:table-cell table:formula="of:=RANK([.D200]; OFFSET([.$C200]; 0; 0; 1; 5))" office:value-type="float" office:value="4" calcext:value-type="float">
            <text:p>4</text:p>
          </table:table-cell>
          <table:table-cell table:formula="of:=RANK([.E200]; OFFSET([.$C200]; 0; 0; 1; 5))" office:value-type="float" office:value="3" calcext:value-type="float">
            <text:p>3</text:p>
          </table:table-cell>
          <table:table-cell table:formula="of:=RANK([.F200]; OFFSET([.$C200]; 0; 0; 1; 5))" office:value-type="float" office:value="1" calcext:value-type="float">
            <text:p>1</text:p>
          </table:table-cell>
          <table:table-cell table:formula="of:=RANK([.G200]; OFFSET([.$C200]; 0; 0; 1; 5))" office:value-type="float" office:value="2" calcext:value-type="float">
            <text:p>2</text:p>
          </table:table-cell>
          <table:table-cell table:formula="of:=RANK([.H200];[.$H200:.$L200];)" office:value-type="float" office:value="1" calcext:value-type="float">
            <text:p>1</text:p>
          </table:table-cell>
          <table:table-cell table:formula="of:=RANK([.I200];[.$H200:.$L200];)" office:value-type="float" office:value="4" calcext:value-type="float">
            <text:p>4</text:p>
          </table:table-cell>
          <table:table-cell table:formula="of:=RANK([.J200];[.$H200:.$L200];)" office:value-type="float" office:value="3" calcext:value-type="float">
            <text:p>3</text:p>
          </table:table-cell>
          <table:table-cell table:formula="of:=RANK([.K200];[.$H200:.$L200];)" office:value-type="float" office:value="5" calcext:value-type="float">
            <text:p>5</text:p>
          </table:table-cell>
          <table:table-cell table:formula="of:=RANK([.L200];[.$H200:.$L200];)" office:value-type="float" office:value="2" calcext:value-type="float">
            <text:p>2</text:p>
          </table:table-cell>
          <table:table-cell table:formula="of:=RANK([.M200];[.$M200:.$Q200];)" office:value-type="float" office:value="2" calcext:value-type="float">
            <text:p>2</text:p>
          </table:table-cell>
          <table:table-cell table:formula="of:=RANK([.N200];[.$M200:.$Q200];)" office:value-type="float" office:value="4" calcext:value-type="float">
            <text:p>4</text:p>
          </table:table-cell>
          <table:table-cell table:formula="of:=RANK([.O200];[.$M200:.$Q200];)" office:value-type="float" office:value="5" calcext:value-type="float">
            <text:p>5</text:p>
          </table:table-cell>
          <table:table-cell table:formula="of:=RANK([.P200];[.$M200:.$Q200];)" office:value-type="float" office:value="1" calcext:value-type="float">
            <text:p>1</text:p>
          </table:table-cell>
          <table:table-cell table:formula="of:=RANK([.Q200];[.$M200:.$Q200];)" office:value-type="float" office:value="3" calcext:value-type="float">
            <text:p>3</text:p>
          </table:table-cell>
          <table:table-cell table:formula="of:=RANK([.R200];[.$R200:.$V200];)" office:value-type="float" office:value="2" calcext:value-type="float">
            <text:p>2</text:p>
          </table:table-cell>
          <table:table-cell table:formula="of:=RANK([.S200];[.$R200:.$V200];)" office:value-type="float" office:value="4" calcext:value-type="float">
            <text:p>4</text:p>
          </table:table-cell>
          <table:table-cell table:formula="of:=RANK([.T200];[.$R200:.$V200];)" office:value-type="float" office:value="5" calcext:value-type="float">
            <text:p>5</text:p>
          </table:table-cell>
          <table:table-cell table:formula="of:=RANK([.U200];[.$R200:.$V200];)" office:value-type="float" office:value="3" calcext:value-type="float">
            <text:p>3</text:p>
          </table:table-cell>
          <table:table-cell table:formula="of:=RANK([.V200];[.$R200:.$V200];)" office:value-type="float" office:value="1" calcext:value-type="float">
            <text:p>1</text:p>
          </table:table-cell>
          <table:table-cell table:formula="of:=RANK([.W200];[.$W200:.$AA200];)" office:value-type="float" office:value="3" calcext:value-type="float">
            <text:p>3</text:p>
          </table:table-cell>
          <table:table-cell table:formula="of:=RANK([.X200];[.$W200:.$AA200];)" office:value-type="float" office:value="5" calcext:value-type="float">
            <text:p>5</text:p>
          </table:table-cell>
          <table:table-cell table:formula="of:=RANK([.Y200];[.$W200:.$AA200];)" office:value-type="float" office:value="2" calcext:value-type="float">
            <text:p>2</text:p>
          </table:table-cell>
          <table:table-cell table:formula="of:=RANK([.Z200];[.$W200:.$AA200];)" office:value-type="float" office:value="1" calcext:value-type="float">
            <text:p>1</text:p>
          </table:table-cell>
          <table:table-cell table:formula="of:=RANK([.AA200];[.$W200:.$AA200];)" office:value-type="float" office:value="3" calcext:value-type="float">
            <text:p>3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formula="of:=RANK([.C201]; OFFSET([.$C201]; 0; 0; 1; 5))" office:value-type="float" office:value="5" calcext:value-type="float">
            <text:p>5</text:p>
          </table:table-cell>
          <table:table-cell table:formula="of:=RANK([.D201]; OFFSET([.$C201]; 0; 0; 1; 5))" office:value-type="float" office:value="2" calcext:value-type="float">
            <text:p>2</text:p>
          </table:table-cell>
          <table:table-cell table:formula="of:=RANK([.E201]; OFFSET([.$C201]; 0; 0; 1; 5))" office:value-type="float" office:value="3" calcext:value-type="float">
            <text:p>3</text:p>
          </table:table-cell>
          <table:table-cell table:formula="of:=RANK([.F201]; OFFSET([.$C201]; 0; 0; 1; 5))" office:value-type="float" office:value="1" calcext:value-type="float">
            <text:p>1</text:p>
          </table:table-cell>
          <table:table-cell table:formula="of:=RANK([.G201]; OFFSET([.$C201]; 0; 0; 1; 5))" office:value-type="float" office:value="4" calcext:value-type="float">
            <text:p>4</text:p>
          </table:table-cell>
          <table:table-cell table:formula="of:=RANK([.H201];[.$H201:.$L201];)" office:value-type="float" office:value="5" calcext:value-type="float">
            <text:p>5</text:p>
          </table:table-cell>
          <table:table-cell table:formula="of:=RANK([.I201];[.$H201:.$L201];)" office:value-type="float" office:value="3" calcext:value-type="float">
            <text:p>3</text:p>
          </table:table-cell>
          <table:table-cell table:formula="of:=RANK([.J201];[.$H201:.$L201];)" office:value-type="float" office:value="2" calcext:value-type="float">
            <text:p>2</text:p>
          </table:table-cell>
          <table:table-cell table:formula="of:=RANK([.K201];[.$H201:.$L201];)" office:value-type="float" office:value="4" calcext:value-type="float">
            <text:p>4</text:p>
          </table:table-cell>
          <table:table-cell table:formula="of:=RANK([.L201];[.$H201:.$L201];)" office:value-type="float" office:value="1" calcext:value-type="float">
            <text:p>1</text:p>
          </table:table-cell>
          <table:table-cell table:formula="of:=RANK([.M201];[.$M201:.$Q201];)" office:value-type="float" office:value="1" calcext:value-type="float">
            <text:p>1</text:p>
          </table:table-cell>
          <table:table-cell table:formula="of:=RANK([.N201];[.$M201:.$Q201];)" office:value-type="float" office:value="3" calcext:value-type="float">
            <text:p>3</text:p>
          </table:table-cell>
          <table:table-cell table:formula="of:=RANK([.O201];[.$M201:.$Q201];)" office:value-type="float" office:value="5" calcext:value-type="float">
            <text:p>5</text:p>
          </table:table-cell>
          <table:table-cell table:formula="of:=RANK([.P201];[.$M201:.$Q201];)" office:value-type="float" office:value="2" calcext:value-type="float">
            <text:p>2</text:p>
          </table:table-cell>
          <table:table-cell table:formula="of:=RANK([.Q201];[.$M201:.$Q201];)" office:value-type="float" office:value="4" calcext:value-type="float">
            <text:p>4</text:p>
          </table:table-cell>
          <table:table-cell table:formula="of:=RANK([.R201];[.$R201:.$V201];)" office:value-type="float" office:value="5" calcext:value-type="float">
            <text:p>5</text:p>
          </table:table-cell>
          <table:table-cell table:formula="of:=RANK([.S201];[.$R201:.$V201];)" office:value-type="float" office:value="2" calcext:value-type="float">
            <text:p>2</text:p>
          </table:table-cell>
          <table:table-cell table:formula="of:=RANK([.T201];[.$R201:.$V201];)" office:value-type="float" office:value="4" calcext:value-type="float">
            <text:p>4</text:p>
          </table:table-cell>
          <table:table-cell table:formula="of:=RANK([.U201];[.$R201:.$V201];)" office:value-type="float" office:value="1" calcext:value-type="float">
            <text:p>1</text:p>
          </table:table-cell>
          <table:table-cell table:formula="of:=RANK([.V201];[.$R201:.$V201];)" office:value-type="float" office:value="3" calcext:value-type="float">
            <text:p>3</text:p>
          </table:table-cell>
          <table:table-cell table:formula="of:=RANK([.W201];[.$W201:.$AA201];)" office:value-type="float" office:value="2" calcext:value-type="float">
            <text:p>2</text:p>
          </table:table-cell>
          <table:table-cell table:formula="of:=RANK([.X201];[.$W201:.$AA201];)" office:value-type="float" office:value="3" calcext:value-type="float">
            <text:p>3</text:p>
          </table:table-cell>
          <table:table-cell table:formula="of:=RANK([.Y201];[.$W201:.$AA201];)" office:value-type="float" office:value="4" calcext:value-type="float">
            <text:p>4</text:p>
          </table:table-cell>
          <table:table-cell table:formula="of:=RANK([.Z201];[.$W201:.$AA201];)" office:value-type="float" office:value="1" calcext:value-type="float">
            <text:p>1</text:p>
          </table:table-cell>
          <table:table-cell table:formula="of:=RANK([.AA201];[.$W201:.$AA201];)" office:value-type="float" office:value="5" calcext:value-type="float">
            <text:p>5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202]; OFFSET([.$C202]; 0; 0; 1; 5))" office:value-type="float" office:value="4" calcext:value-type="float">
            <text:p>4</text:p>
          </table:table-cell>
          <table:table-cell table:formula="of:=RANK([.D202]; OFFSET([.$C202]; 0; 0; 1; 5))" office:value-type="float" office:value="2" calcext:value-type="float">
            <text:p>2</text:p>
          </table:table-cell>
          <table:table-cell table:formula="of:=RANK([.E202]; OFFSET([.$C202]; 0; 0; 1; 5))" office:value-type="float" office:value="3" calcext:value-type="float">
            <text:p>3</text:p>
          </table:table-cell>
          <table:table-cell table:formula="of:=RANK([.F202]; OFFSET([.$C202]; 0; 0; 1; 5))" office:value-type="float" office:value="5" calcext:value-type="float">
            <text:p>5</text:p>
          </table:table-cell>
          <table:table-cell table:formula="of:=RANK([.G202]; OFFSET([.$C202]; 0; 0; 1; 5))" office:value-type="float" office:value="1" calcext:value-type="float">
            <text:p>1</text:p>
          </table:table-cell>
          <table:table-cell table:formula="of:=RANK([.H202];[.$H202:.$L202];)" office:value-type="float" office:value="2" calcext:value-type="float">
            <text:p>2</text:p>
          </table:table-cell>
          <table:table-cell table:formula="of:=RANK([.I202];[.$H202:.$L202];)" office:value-type="float" office:value="3" calcext:value-type="float">
            <text:p>3</text:p>
          </table:table-cell>
          <table:table-cell table:formula="of:=RANK([.J202];[.$H202:.$L202];)" office:value-type="float" office:value="4" calcext:value-type="float">
            <text:p>4</text:p>
          </table:table-cell>
          <table:table-cell table:formula="of:=RANK([.K202];[.$H202:.$L202];)" office:value-type="float" office:value="5" calcext:value-type="float">
            <text:p>5</text:p>
          </table:table-cell>
          <table:table-cell table:formula="of:=RANK([.L202];[.$H202:.$L202];)" office:value-type="float" office:value="1" calcext:value-type="float">
            <text:p>1</text:p>
          </table:table-cell>
          <table:table-cell table:formula="of:=RANK([.M202];[.$M202:.$Q202];)" office:value-type="float" office:value="2" calcext:value-type="float">
            <text:p>2</text:p>
          </table:table-cell>
          <table:table-cell table:formula="of:=RANK([.N202];[.$M202:.$Q202];)" office:value-type="float" office:value="4" calcext:value-type="float">
            <text:p>4</text:p>
          </table:table-cell>
          <table:table-cell table:formula="of:=RANK([.O202];[.$M202:.$Q202];)" office:value-type="float" office:value="5" calcext:value-type="float">
            <text:p>5</text:p>
          </table:table-cell>
          <table:table-cell table:formula="of:=RANK([.P202];[.$M202:.$Q202];)" office:value-type="float" office:value="3" calcext:value-type="float">
            <text:p>3</text:p>
          </table:table-cell>
          <table:table-cell table:formula="of:=RANK([.Q202];[.$M202:.$Q202];)" office:value-type="float" office:value="1" calcext:value-type="float">
            <text:p>1</text:p>
          </table:table-cell>
          <table:table-cell table:formula="of:=RANK([.R202];[.$R202:.$V202];)" office:value-type="float" office:value="2" calcext:value-type="float">
            <text:p>2</text:p>
          </table:table-cell>
          <table:table-cell table:formula="of:=RANK([.S202];[.$R202:.$V202];)" office:value-type="float" office:value="3" calcext:value-type="float">
            <text:p>3</text:p>
          </table:table-cell>
          <table:table-cell table:formula="of:=RANK([.T202];[.$R202:.$V202];)" office:value-type="float" office:value="5" calcext:value-type="float">
            <text:p>5</text:p>
          </table:table-cell>
          <table:table-cell table:formula="of:=RANK([.U202];[.$R202:.$V202];)" office:value-type="float" office:value="1" calcext:value-type="float">
            <text:p>1</text:p>
          </table:table-cell>
          <table:table-cell table:formula="of:=RANK([.V202];[.$R202:.$V202];)" office:value-type="float" office:value="4" calcext:value-type="float">
            <text:p>4</text:p>
          </table:table-cell>
          <table:table-cell table:formula="of:=RANK([.W202];[.$W202:.$AA202];)" office:value-type="float" office:value="2" calcext:value-type="float">
            <text:p>2</text:p>
          </table:table-cell>
          <table:table-cell table:formula="of:=RANK([.X202];[.$W202:.$AA202];)" office:value-type="float" office:value="1" calcext:value-type="float">
            <text:p>1</text:p>
          </table:table-cell>
          <table:table-cell table:formula="of:=RANK([.Y202];[.$W202:.$AA202];)" office:value-type="float" office:value="4" calcext:value-type="float">
            <text:p>4</text:p>
          </table:table-cell>
          <table:table-cell table:formula="of:=RANK([.Z202];[.$W202:.$AA202];)" office:value-type="float" office:value="5" calcext:value-type="float">
            <text:p>5</text:p>
          </table:table-cell>
          <table:table-cell table:formula="of:=RANK([.AA202];[.$W202:.$AA202];)" office:value-type="float" office:value="3" calcext:value-type="float">
            <text:p>3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number-columns-repeated="28"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office:value-type="float" office:value="938465" calcext:value-type="float">
            <text:p>938465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style-name="ce2" office:value-type="float" office:value="-1362.57549479698" calcext:value-type="float">
            <text:p>-1362,57549479698</text:p>
          </table:table-cell>
          <table:table-cell table:style-name="ce9" office:value-type="float" office:value="4.49704142011834" calcext:value-type="float">
            <text:p>4,49704142011834</text:p>
          </table:table-cell>
          <table:table-cell table:style-name="ce44" office:value-type="float" office:value="6.03550295857988" calcext:value-type="float">
            <text:p>6,03550295857988</text:p>
          </table:table-cell>
          <table:table-cell table:style-name="ce78" office:value-type="float" office:value="-396.309596680949" calcext:value-type="float">
            <text:p>-396,309596680949</text:p>
          </table:table-cell>
          <table:table-cell table:style-name="ce92" office:value-type="float" office:value="-398.767598449296" calcext:value-type="float">
            <text:p>-398,767598449296</text:p>
          </table:table-cell>
          <table:table-cell table:style-name="ce2" office:value-type="float" office:value="-1422.25250187056" calcext:value-type="float">
            <text:p>-1422,25250187056</text:p>
          </table:table-cell>
          <table:table-cell table:style-name="ce10" office:value-type="float" office:value="9.288252899364" calcext:value-type="float">
            <text:p>9,288252899364</text:p>
          </table:table-cell>
          <table:table-cell table:style-name="ce9" office:value-type="float" office:value="6.45342312008979" calcext:value-type="float">
            <text:p>6,45342312008979</text:p>
          </table:table-cell>
          <table:table-cell table:style-name="ce5" office:value-type="float" office:value="19.1404788627011" calcext:value-type="float">
            <text:p>19,1404788627011</text:p>
          </table:table-cell>
          <table:table-cell table:style-name="ce148" office:value-type="float" office:value="-56.5782828282828" calcext:value-type="float">
            <text:p>-56,5782828282828</text:p>
          </table:table-cell>
          <table:table-cell table:style-name="ce2" office:value-type="float" office:value="-2085.26817934648" calcext:value-type="float">
            <text:p>-2085,26817934648</text:p>
          </table:table-cell>
          <table:table-cell table:style-name="ce17" office:value-type="float" office:value="5.63300212566118" calcext:value-type="float">
            <text:p>5,63300212566118</text:p>
          </table:table-cell>
          <table:table-cell table:style-name="ce17" office:value-type="float" office:value="5.50743981412823" calcext:value-type="float">
            <text:p>5,50743981412823</text:p>
          </table:table-cell>
          <table:table-cell table:style-name="ce5" office:value-type="float" office:value="10.8992041129072" calcext:value-type="float">
            <text:p>10,8992041129072</text:p>
          </table:table-cell>
          <table:table-cell table:style-name="ce22" office:value-type="float" office:value="4.34920164120817" calcext:value-type="float">
            <text:p>4,34920164120817</text:p>
          </table:table-cell>
          <table:table-cell table:style-name="ce2" office:value-type="float" office:value="-793.475465632977" calcext:value-type="float">
            <text:p>-793,475465632977</text:p>
          </table:table-cell>
          <table:table-cell table:style-name="ce50" office:value-type="float" office:value="9.27515678673852" calcext:value-type="float">
            <text:p>9,27515678673852</text:p>
          </table:table-cell>
          <table:table-cell table:style-name="ce30" office:value-type="float" office:value="6.45457123948189" calcext:value-type="float">
            <text:p>6,45457123948189</text:p>
          </table:table-cell>
          <table:table-cell table:style-name="ce5" office:value-type="float" office:value="23.8347357473764" calcext:value-type="float">
            <text:p>23,8347357473764</text:p>
          </table:table-cell>
          <table:table-cell table:style-name="ce40" office:value-type="float" office:value="-34.4228041977876" calcext:value-type="float">
            <text:p>-34,4228041977876</text:p>
          </table:table-cell>
          <table:table-cell table:style-name="ce2" office:value-type="float" office:value="-2105.05840828466" calcext:value-type="float">
            <text:p>-2105,05840828466</text:p>
          </table:table-cell>
          <table:table-cell table:style-name="ce146" office:value-type="float" office:value="44.7148266265334" calcext:value-type="float">
            <text:p>44,7148266265334</text:p>
          </table:table-cell>
          <table:table-cell table:style-name="ce35" office:value-type="float" office:value="50.0682027209421" calcext:value-type="float">
            <text:p>50,0682027209421</text:p>
          </table:table-cell>
          <table:table-cell table:style-name="ce5" office:value-type="float" office:value="153.618088651593" calcext:value-type="float">
            <text:p>153,618088651593</text:p>
          </table:table-cell>
          <table:table-cell table:style-name="ce144" office:value-type="float" office:value="5.03738607995606" calcext:value-type="float">
            <text:p>5,03738607995606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" office:value-type="float" office:value="13.9508943752976" calcext:value-type="float">
            <text:p>13,9508943752976</text:p>
          </table:table-cell>
          <table:table-cell table:style-name="ce10" office:value-type="float" office:value="4.8044616744882" calcext:value-type="float">
            <text:p>4,8044616744882</text:p>
          </table:table-cell>
          <table:table-cell table:style-name="ce8" office:value-type="float" office:value="6.14160375433585" calcext:value-type="float">
            <text:p>6,14160375433585</text:p>
          </table:table-cell>
          <table:table-cell table:style-name="ce22" office:value-type="float" office:value="8.47038019451813" calcext:value-type="float">
            <text:p>8,47038019451813</text:p>
          </table:table-cell>
          <table:table-cell table:style-name="ce24" office:value-type="float" office:value="12.1471808474461" calcext:value-type="float">
            <text:p>12,1471808474461</text:p>
          </table:table-cell>
          <table:table-cell table:style-name="ce3" office:value-type="float" office:value="18.4058174335952" calcext:value-type="float">
            <text:p>18,4058174335952</text:p>
          </table:table-cell>
          <table:table-cell table:style-name="ce114" office:value-type="float" office:value="-130.189861578751" calcext:value-type="float">
            <text:p>-130,189861578751</text:p>
          </table:table-cell>
          <table:table-cell table:style-name="ce9" office:value-type="float" office:value="6.55443322109989" calcext:value-type="float">
            <text:p>6,55443322109989</text:p>
          </table:table-cell>
          <table:table-cell table:style-name="ce5" office:value-type="float" office:value="18.9646464646465" calcext:value-type="float">
            <text:p>18,9646464646465</text:p>
          </table:table-cell>
          <table:table-cell table:style-name="ce29" office:value-type="float" office:value="-49.6132622521511" calcext:value-type="float">
            <text:p>-49,6132622521511</text:p>
          </table:table-cell>
          <table:table-cell table:style-name="ce3" office:value-type="float" office:value="10.262000098868" calcext:value-type="float">
            <text:p>10,262000098868</text:p>
          </table:table-cell>
          <table:table-cell table:style-name="ce17" office:value-type="float" office:value="5.81689653467794" calcext:value-type="float">
            <text:p>5,81689653467794</text:p>
          </table:table-cell>
          <table:table-cell table:style-name="ce17" office:value-type="float" office:value="5.53166246477829" calcext:value-type="float">
            <text:p>5,53166246477829</text:p>
          </table:table-cell>
          <table:table-cell table:style-name="ce5" office:value-type="float" office:value="10.5882643729299" calcext:value-type="float">
            <text:p>10,5882643729299</text:p>
          </table:table-cell>
          <table:table-cell table:style-name="ce49" office:value-type="float" office:value="-64.1198279697464" calcext:value-type="float">
            <text:p>-64,1198279697464</text:p>
          </table:table-cell>
          <table:table-cell table:style-name="ce9" office:value-type="float" office:value="17.8821972203839" calcext:value-type="float">
            <text:p>17,8821972203839</text:p>
          </table:table-cell>
          <table:table-cell table:style-name="ce50" office:value-type="float" office:value="9.27515678673852" calcext:value-type="float">
            <text:p>9,27515678673852</text:p>
          </table:table-cell>
          <table:table-cell table:style-name="ce30" office:value-type="float" office:value="6.45457123948189" calcext:value-type="float">
            <text:p>6,45457123948189</text:p>
          </table:table-cell>
          <table:table-cell table:style-name="ce11" office:value-type="float" office:value="22.5287573666131" calcext:value-type="float">
            <text:p>22,5287573666131</text:p>
          </table:table-cell>
          <table:table-cell table:style-name="ce120" office:value-type="float" office:value="-27.3168195140399" calcext:value-type="float">
            <text:p>-27,3168195140399</text:p>
          </table:table-cell>
          <table:table-cell table:style-name="ce119" office:value-type="float" office:value="120.067366610528" calcext:value-type="float">
            <text:p>120,067366610528</text:p>
          </table:table-cell>
          <table:table-cell table:style-name="ce27" office:value-type="float" office:value="97.4121188232342" calcext:value-type="float">
            <text:p>97,4121188232342</text:p>
          </table:table-cell>
          <table:table-cell table:style-name="ce35" office:value-type="float" office:value="49.9855472342661" calcext:value-type="float">
            <text:p>49,9855472342661</text:p>
          </table:table-cell>
          <table:table-cell table:style-name="ce48" office:value-type="float" office:value="102.057906618411" calcext:value-type="float">
            <text:p>102,057906618411</text:p>
          </table:table-cell>
          <table:table-cell table:style-name="ce100" office:value-type="float" office:value="89.1087062983003" calcext:value-type="float">
            <text:p>89,1087062983003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style-name="ce2" office:value-type="float" office:value="-505.789974835068" calcext:value-type="float">
            <text:p>-505,789974835068</text:p>
          </table:table-cell>
          <table:table-cell table:style-name="ce46" office:value-type="float" office:value="-107.706590491736" calcext:value-type="float">
            <text:p>-107,706590491736</text:p>
          </table:table-cell>
          <table:table-cell table:style-name="ce59" office:value-type="float" office:value="-200.369312385228" calcext:value-type="float">
            <text:p>-200,369312385228</text:p>
          </table:table-cell>
          <table:table-cell table:style-name="ce5" office:value-type="float" office:value="6.35312521254166" calcext:value-type="float">
            <text:p>6,35312521254166</text:p>
          </table:table-cell>
          <table:table-cell table:style-name="ce18" office:value-type="float" office:value="1.31061688090866" calcext:value-type="float">
            <text:p>1,31061688090866</text:p>
          </table:table-cell>
          <table:table-cell table:style-name="ce103" office:value-type="float" office:value="-15.3633557800225" calcext:value-type="float">
            <text:p>-15,3633557800225</text:p>
          </table:table-cell>
          <table:table-cell table:style-name="ce88" office:value-type="float" office:value="1.51234567901231" calcext:value-type="float">
            <text:p>1,51234567901231</text:p>
          </table:table-cell>
          <table:table-cell table:style-name="ce2" office:value-type="float" office:value="-137.269453797232" calcext:value-type="float">
            <text:p>-137,269453797232</text:p>
          </table:table-cell>
          <table:table-cell table:style-name="ce73" office:value-type="float" office:value="7.50654695099138" calcext:value-type="float">
            <text:p>7,50654695099138</text:p>
          </table:table-cell>
          <table:table-cell table:style-name="ce43" office:value-type="float" office:value="3.00645342312006" calcext:value-type="float">
            <text:p>3,00645342312006</text:p>
          </table:table-cell>
          <table:table-cell table:style-name="ce89" office:value-type="float" office:value="-15.9310890305996" calcext:value-type="float">
            <text:p>-15,9310890305996</text:p>
          </table:table-cell>
          <table:table-cell table:style-name="ce9" office:value-type="float" office:value="3.89292599733057" calcext:value-type="float">
            <text:p>3,89292599733057</text:p>
          </table:table-cell>
          <table:table-cell table:style-name="ce31" office:value-type="float" office:value="4.79855652775718" calcext:value-type="float">
            <text:p>4,79855652775718</text:p>
          </table:table-cell>
          <table:table-cell table:style-name="ce7" office:value-type="float" office:value="3.78268821988235" calcext:value-type="float">
            <text:p>3,78268821988235</text:p>
          </table:table-cell>
          <table:table-cell table:style-name="ce13" office:value-type="float" office:value="2.64718967818478" calcext:value-type="float">
            <text:p>2,64718967818478</text:p>
          </table:table-cell>
          <table:table-cell table:style-name="ce2" office:value-type="float" office:value="-1.26248778796761" calcext:value-type="float">
            <text:p>-1,26248778796761</text:p>
          </table:table-cell>
          <table:table-cell table:style-name="ce5" office:value-type="float" office:value="9.27736283130062" calcext:value-type="float">
            <text:p>9,27736283130062</text:p>
          </table:table-cell>
          <table:table-cell table:style-name="ce135" office:value-type="float" office:value="2.2079354574391" calcext:value-type="float">
            <text:p>2,2079354574391</text:p>
          </table:table-cell>
          <table:table-cell table:style-name="ce221" office:value-type="float" office:value="6.03857426491435" calcext:value-type="float">
            <text:p>6,03857426491435</text:p>
          </table:table-cell>
          <table:table-cell table:style-name="ce244" office:value-type="float" office:value="3.0878320884939" calcext:value-type="float">
            <text:p>3,0878320884939</text:p>
          </table:table-cell>
          <table:table-cell table:style-name="ce2" office:value-type="float" office:value="80.7961861420671" calcext:value-type="float">
            <text:p>80,7961861420671</text:p>
          </table:table-cell>
          <table:table-cell table:style-name="ce19" office:value-type="float" office:value="169.572150356541" calcext:value-type="float">
            <text:p>169,572150356541</text:p>
          </table:table-cell>
          <table:table-cell table:style-name="ce466" office:value-type="float" office:value="130.108455465176" calcext:value-type="float">
            <text:p>130,108455465176</text:p>
          </table:table-cell>
          <table:table-cell table:style-name="ce5" office:value-type="float" office:value="171.325712784128" calcext:value-type="float">
            <text:p>171,325712784128</text:p>
          </table:table-cell>
          <table:table-cell table:style-name="ce2" office:value-type="float" office:value="80.8861575948687" calcext:value-type="float">
            <text:p>80,8861575948687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17" office:value-type="float" office:value="5.20301979187921" calcext:value-type="float">
            <text:p>5,20301979187921</text:p>
          </table:table-cell>
          <table:table-cell table:style-name="ce47" office:value-type="float" office:value="-406.996531320139" calcext:value-type="float">
            <text:p>-406,996531320139</text:p>
          </table:table-cell>
          <table:table-cell table:style-name="ce9" office:value-type="float" office:value="1.93906005577093" calcext:value-type="float">
            <text:p>1,93906005577093</text:p>
          </table:table-cell>
          <table:table-cell table:style-name="ce5" office:value-type="float" office:value="6.42317894307284" calcext:value-type="float">
            <text:p>6,42317894307284</text:p>
          </table:table-cell>
          <table:table-cell table:style-name="ce17" office:value-type="float" office:value="4.98673740053051" calcext:value-type="float">
            <text:p>4,98673740053051</text:p>
          </table:table-cell>
          <table:table-cell table:style-name="ce23" office:value-type="float" office:value="5.38065843621394" calcext:value-type="float">
            <text:p>5,38065843621394</text:p>
          </table:table-cell>
          <table:table-cell table:style-name="ce109" office:value-type="float" office:value="3.12570145903475" calcext:value-type="float">
            <text:p>3,12570145903475</text:p>
          </table:table-cell>
          <table:table-cell table:style-name="ce120" office:value-type="float" office:value="2.18995510662181" calcext:value-type="float">
            <text:p>2,18995510662181</text:p>
          </table:table-cell>
          <table:table-cell table:style-name="ce5" office:value-type="float" office:value="11.6741488963711" calcext:value-type="float">
            <text:p>11,6741488963711</text:p>
          </table:table-cell>
          <table:table-cell table:style-name="ce109" office:value-type="float" office:value="3.11213991769546" calcext:value-type="float">
            <text:p>3,11213991769546</text:p>
          </table:table-cell>
          <table:table-cell table:style-name="ce2" office:value-type="float" office:value="-143.690246675565" calcext:value-type="float">
            <text:p>-143,690246675565</text:p>
          </table:table-cell>
          <table:table-cell table:style-name="ce5" office:value-type="float" office:value="5.19007365663157" calcext:value-type="float">
            <text:p>5,19007365663157</text:p>
          </table:table-cell>
          <table:table-cell table:style-name="ce24" office:value-type="float" office:value="5.03979435463938" calcext:value-type="float">
            <text:p>5,03979435463938</text:p>
          </table:table-cell>
          <table:table-cell table:style-name="ce9" office:value-type="float" office:value="3.93049582282856" calcext:value-type="float">
            <text:p>3,93049582282856</text:p>
          </table:table-cell>
          <table:table-cell table:style-name="ce2" office:value-type="float" office:value="-143.834593899847" calcext:value-type="float">
            <text:p>-143,834593899847</text:p>
          </table:table-cell>
          <table:table-cell table:style-name="ce324" office:value-type="float" office:value="4.76915319403729" calcext:value-type="float">
            <text:p>4,76915319403729</text:p>
          </table:table-cell>
          <table:table-cell table:style-name="ce357" office:value-type="float" office:value="6.24026976773502" calcext:value-type="float">
            <text:p>6,24026976773502</text:p>
          </table:table-cell>
          <table:table-cell table:style-name="ce135" office:value-type="float" office:value="2.2079354574391" calcext:value-type="float">
            <text:p>2,2079354574391</text:p>
          </table:table-cell>
          <table:table-cell table:style-name="ce339" office:value-type="float" office:value="4.51010053260219" calcext:value-type="float">
            <text:p>4,51010053260219</text:p>
          </table:table-cell>
          <table:table-cell table:style-name="ce414" office:value-type="float" office:value="4.98597585956941" calcext:value-type="float">
            <text:p>4,98597585956941</text:p>
          </table:table-cell>
          <table:table-cell table:style-name="ce436" office:value-type="float" office:value="109.252995066949" calcext:value-type="float">
            <text:p>109,252995066949</text:p>
          </table:table-cell>
          <table:table-cell table:style-name="ce250" office:value-type="float" office:value="164.188077065491" calcext:value-type="float">
            <text:p>164,188077065491</text:p>
          </table:table-cell>
          <table:table-cell table:style-name="ce140" office:value-type="float" office:value="127.070507996799" calcext:value-type="float">
            <text:p>127,070507996799</text:p>
          </table:table-cell>
          <table:table-cell table:style-name="ce464" office:value-type="float" office:value="115.423609369214" calcext:value-type="float">
            <text:p>115,423609369214</text:p>
          </table:table-cell>
          <table:table-cell table:style-name="ce491" office:value-type="float" office:value="126.661650004181" calcext:value-type="float">
            <text:p>126,661650004181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style-name="ce2" office:value-type="float" office:value="-1472.18730871251" calcext:value-type="float">
            <text:p>-1472,18730871251</text:p>
          </table:table-cell>
          <table:table-cell table:style-name="ce9" office:value-type="float" office:value="25.318642453921" calcext:value-type="float">
            <text:p>25,318642453921</text:p>
          </table:table-cell>
          <table:table-cell table:style-name="ce10" office:value-type="float" office:value="27.7861660885534" calcext:value-type="float">
            <text:p>27,7861660885534</text:p>
          </table:table-cell>
          <table:table-cell table:style-name="ce5" office:value-type="float" office:value="37.8065700877372" calcext:value-type="float">
            <text:p>37,8065700877372</text:p>
          </table:table-cell>
          <table:table-cell table:style-name="ce22" office:value-type="float" office:value="32.5709038971638" calcext:value-type="float">
            <text:p>32,5709038971638</text:p>
          </table:table-cell>
          <table:table-cell table:style-name="ce2" office:value-type="float" office:value="-1389.7741301908" calcext:value-type="float">
            <text:p>-1389,7741301908</text:p>
          </table:table-cell>
          <table:table-cell table:style-name="ce9" office:value-type="float" office:value="22.3910400299289" calcext:value-type="float">
            <text:p>22,3910400299289</text:p>
          </table:table-cell>
          <table:table-cell table:style-name="ce10" office:value-type="float" office:value="25.24784885896" calcext:value-type="float">
            <text:p>25,24784885896</text:p>
          </table:table-cell>
          <table:table-cell table:style-name="ce11" office:value-type="float" office:value="32.7810512532735" calcext:value-type="float">
            <text:p>32,7810512532735</text:p>
          </table:table-cell>
          <table:table-cell table:style-name="ce22" office:value-type="float" office:value="27.525720164609" calcext:value-type="float">
            <text:p>27,525720164609</text:p>
          </table:table-cell>
          <table:table-cell table:style-name="ce145" office:value-type="float" office:value="5.1633793069356" calcext:value-type="float">
            <text:p>5,1633793069356</text:p>
          </table:table-cell>
          <table:table-cell table:style-name="ce5" office:value-type="float" office:value="88.3281427653369" calcext:value-type="float">
            <text:p>88,3281427653369</text:p>
          </table:table-cell>
          <table:table-cell table:style-name="ce50" office:value-type="float" office:value="80.5274605764002" calcext:value-type="float">
            <text:p>80,5274605764002</text:p>
          </table:table-cell>
          <table:table-cell table:style-name="ce138" office:value-type="float" office:value="37.9114143061941" calcext:value-type="float">
            <text:p>37,9114143061941</text:p>
          </table:table-cell>
          <table:table-cell table:style-name="ce22" office:value-type="float" office:value="86.8480893766375" calcext:value-type="float">
            <text:p>86,8480893766375</text:p>
          </table:table-cell>
          <table:table-cell table:style-name="ce2" office:value-type="float" office:value="-8.53928335066654" calcext:value-type="float">
            <text:p>-8,53928335066654</text:p>
          </table:table-cell>
          <table:table-cell table:style-name="ce358" office:value-type="float" office:value="111.844253253916" calcext:value-type="float">
            <text:p>111,844253253916</text:p>
          </table:table-cell>
          <table:table-cell table:style-name="ce376" office:value-type="float" office:value="92.127572405534" calcext:value-type="float">
            <text:p>92,127572405534</text:p>
          </table:table-cell>
          <table:table-cell table:style-name="ce248" office:value-type="float" office:value="167.827361255555" calcext:value-type="float">
            <text:p>167,827361255555</text:p>
          </table:table-cell>
          <table:table-cell table:style-name="ce406" office:value-type="float" office:value="82.1228451671866" calcext:value-type="float">
            <text:p>82,1228451671866</text:p>
          </table:table-cell>
          <table:table-cell table:style-name="ce437" office:value-type="float" office:value="946.632863917058" calcext:value-type="float">
            <text:p>946,632863917058</text:p>
          </table:table-cell>
          <table:table-cell table:style-name="ce20" office:value-type="float" office:value="967.690304702524" calcext:value-type="float">
            <text:p>967,690304702524</text:p>
          </table:table-cell>
          <table:table-cell table:style-name="ce3" office:value-type="float" office:value="968.681692765256" calcext:value-type="float">
            <text:p>968,681692765256</text:p>
          </table:table-cell>
          <table:table-cell table:style-name="ce480" office:value-type="float" office:value="964.320660288339" calcext:value-type="float">
            <text:p>964,320660288339</text:p>
          </table:table-cell>
          <table:table-cell table:style-name="ce5" office:value-type="float" office:value="968.713345516657" calcext:value-type="float">
            <text:p>968,713345516657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" office:value-type="float" office:value="37.3474801061008" calcext:value-type="float">
            <text:p>37,3474801061008</text:p>
          </table:table-cell>
          <table:table-cell table:style-name="ce9" office:value-type="float" office:value="25.0710739304904" calcext:value-type="float">
            <text:p>25,0710739304904</text:p>
          </table:table-cell>
          <table:table-cell table:style-name="ce10" office:value-type="float" office:value="27.7861660885534" calcext:value-type="float">
            <text:p>27,7861660885534</text:p>
          </table:table-cell>
          <table:table-cell table:style-name="ce3" office:value-type="float" office:value="37.3311569067537" calcext:value-type="float">
            <text:p>37,3311569067537</text:p>
          </table:table-cell>
          <table:table-cell table:style-name="ce5" office:value-type="float" office:value="37.3474801061008" calcext:value-type="float">
            <text:p>37,3474801061008</text:p>
          </table:table-cell>
          <table:table-cell table:style-name="ce17" office:value-type="float" office:value="31.3397867564534" calcext:value-type="float">
            <text:p>31,3397867564534</text:p>
          </table:table-cell>
          <table:table-cell table:style-name="ce9" office:value-type="float" office:value="23.5381593714927" calcext:value-type="float">
            <text:p>23,5381593714927</text:p>
          </table:table-cell>
          <table:table-cell table:style-name="ce10" office:value-type="float" office:value="25.621492704826" calcext:value-type="float">
            <text:p>25,621492704826</text:p>
          </table:table-cell>
          <table:table-cell table:style-name="ce5" office:value-type="float" office:value="34.4603441825664" calcext:value-type="float">
            <text:p>34,4603441825664</text:p>
          </table:table-cell>
          <table:table-cell table:style-name="ce17" office:value-type="float" office:value="31.3397867564534" calcext:value-type="float">
            <text:p>31,3397867564534</text:p>
          </table:table-cell>
          <table:table-cell table:style-name="ce176" office:value-type="float" office:value="-310.580849275792" calcext:value-type="float">
            <text:p>-310,580849275792</text:p>
          </table:table-cell>
          <table:table-cell table:style-name="ce182" office:value-type="float" office:value="51.283800484453" calcext:value-type="float">
            <text:p>51,283800484453</text:p>
          </table:table-cell>
          <table:table-cell table:style-name="ce169" office:value-type="float" office:value="73.792575016066" calcext:value-type="float">
            <text:p>73,792575016066</text:p>
          </table:table-cell>
          <table:table-cell table:style-name="ce2" office:value-type="float" office:value="-351.571506253399" calcext:value-type="float">
            <text:p>-351,571506253399</text:p>
          </table:table-cell>
          <table:table-cell table:style-name="ce176" office:value-type="float" office:value="-310.580849275792" calcext:value-type="float">
            <text:p>-310,580849275792</text:p>
          </table:table-cell>
          <table:table-cell table:style-name="ce5" office:value-type="float" office:value="181.974094733857" calcext:value-type="float">
            <text:p>181,974094733857</text:p>
          </table:table-cell>
          <table:table-cell table:style-name="ce308" office:value-type="float" office:value="107.797737228578" calcext:value-type="float">
            <text:p>107,797737228578</text:p>
          </table:table-cell>
          <table:table-cell table:style-name="ce36" office:value-type="float" office:value="91.219312344395" calcext:value-type="float">
            <text:p>91,219312344395</text:p>
          </table:table-cell>
          <table:table-cell table:style-name="ce3" office:value-type="float" office:value="181.96747660017" calcext:value-type="float">
            <text:p>181,96747660017</text:p>
          </table:table-cell>
          <table:table-cell table:style-name="ce5" office:value-type="float" office:value="181.974094733857" calcext:value-type="float">
            <text:p>181,974094733857</text:p>
          </table:table-cell>
          <table:table-cell table:style-name="ce105" office:value-type="float" office:value="967.355382759403" calcext:value-type="float">
            <text:p>967,355382759403</text:p>
          </table:table-cell>
          <table:table-cell table:style-name="ce2" office:value-type="float" office:value="932.143428769365" calcext:value-type="float">
            <text:p>932,143428769365</text:p>
          </table:table-cell>
          <table:table-cell table:style-name="ce5" office:value-type="float" office:value="968.69566775361" calcext:value-type="float">
            <text:p>968,69566775361</text:p>
          </table:table-cell>
          <table:table-cell table:style-name="ce38" office:value-type="float" office:value="962.321400843277" calcext:value-type="float">
            <text:p>962,321400843277</text:p>
          </table:table-cell>
          <table:table-cell table:style-name="ce18" office:value-type="float" office:value="968.345456934341" calcext:value-type="float">
            <text:p>968,345456934341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style-name="ce2" office:value-type="float" office:value="-619.115316602054" calcext:value-type="float">
            <text:p>-619,115316602054</text:p>
          </table:table-cell>
          <table:table-cell table:style-name="ce48" office:value-type="float" office:value="34.3256478269741" calcext:value-type="float">
            <text:p>34,3256478269741</text:p>
          </table:table-cell>
          <table:table-cell table:style-name="ce27" office:value-type="float" office:value="32.8150717540638" calcext:value-type="float">
            <text:p>32,8150717540638</text:p>
          </table:table-cell>
          <table:table-cell table:style-name="ce5" office:value-type="float" office:value="49.5463510848126" calcext:value-type="float">
            <text:p>49,5463510848126</text:p>
          </table:table-cell>
          <table:table-cell table:style-name="ce48" office:value-type="float" office:value="34.3596544922805" calcext:value-type="float">
            <text:p>34,3596544922805</text:p>
          </table:table-cell>
          <table:table-cell table:style-name="ce2" office:value-type="float" office:value="-551.352296109241" calcext:value-type="float">
            <text:p>-551,352296109241</text:p>
          </table:table-cell>
          <table:table-cell table:style-name="ce19" office:value-type="float" office:value="25.196408529742" calcext:value-type="float">
            <text:p>25,196408529742</text:p>
          </table:table-cell>
          <table:table-cell table:style-name="ce79" office:value-type="float" office:value="25.4419191919192" calcext:value-type="float">
            <text:p>25,4419191919192</text:p>
          </table:table-cell>
          <table:table-cell table:style-name="ce138" office:value-type="float" office:value="-30.2057613168724" calcext:value-type="float">
            <text:p>-30,2057613168724</text:p>
          </table:table-cell>
          <table:table-cell table:style-name="ce51" office:value-type="float" office:value="23.5811821922932" calcext:value-type="float">
            <text:p>23,5811821922932</text:p>
          </table:table-cell>
          <table:table-cell table:style-name="ce5" office:value-type="float" office:value="202.788323693707" calcext:value-type="float">
            <text:p>202,788323693707</text:p>
          </table:table-cell>
          <table:table-cell table:style-name="ce32" office:value-type="float" office:value="80.0573434178654" calcext:value-type="float">
            <text:p>80,0573434178654</text:p>
          </table:table-cell>
          <table:table-cell table:style-name="ce237" office:value-type="float" office:value="84.8039942656582" calcext:value-type="float">
            <text:p>84,8039942656582</text:p>
          </table:table-cell>
          <table:table-cell table:style-name="ce151" office:value-type="float" office:value="19.050373226556" calcext:value-type="float">
            <text:p>19,050373226556</text:p>
          </table:table-cell>
          <table:table-cell table:style-name="ce296" office:value-type="float" office:value="80.371743536507" calcext:value-type="float">
            <text:p>80,371743536507</text:p>
          </table:table-cell>
          <table:table-cell table:style-name="ce2" office:value-type="float" office:value="46.3404084333932" calcext:value-type="float">
            <text:p>46,3404084333932</text:p>
          </table:table-cell>
          <table:table-cell table:style-name="ce265" office:value-type="float" office:value="116.215057829882" calcext:value-type="float">
            <text:p>116,215057829882</text:p>
          </table:table-cell>
          <table:table-cell table:style-name="ce377" office:value-type="float" office:value="91.2149002552708" calcext:value-type="float">
            <text:p>91,2149002552708</text:p>
          </table:table-cell>
          <table:table-cell table:style-name="ce395" office:value-type="float" office:value="163.243515804734" calcext:value-type="float">
            <text:p>163,243515804734</text:p>
          </table:table-cell>
          <table:table-cell table:style-name="ce415" office:value-type="float" office:value="89.5931423529041" calcext:value-type="float">
            <text:p>89,5931423529041</text:p>
          </table:table-cell>
          <table:table-cell table:style-name="ce438" office:value-type="float" office:value="962.649096403531" calcext:value-type="float">
            <text:p>962,649096403531</text:p>
          </table:table-cell>
          <table:table-cell table:style-name="ce204" office:value-type="float" office:value="955.270481719043" calcext:value-type="float">
            <text:p>955,270481719043</text:p>
          </table:table-cell>
          <table:table-cell table:style-name="ce2" office:value-type="float" office:value="950.268033109972" calcext:value-type="float">
            <text:p>950,268033109972</text:p>
          </table:table-cell>
          <table:table-cell table:style-name="ce481" office:value-type="float" office:value="966.824094313255" calcext:value-type="float">
            <text:p>966,824094313255</text:p>
          </table:table-cell>
          <table:table-cell table:style-name="ce238" office:value-type="float" office:value="967.641302660026" calcext:value-type="float">
            <text:p>967,641302660026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28" office:value-type="float" office:value="47.1985309120588" calcext:value-type="float">
            <text:p>47,1985309120588</text:p>
          </table:table-cell>
          <table:table-cell table:style-name="ce48" office:value-type="float" office:value="34.3310888934231" calcext:value-type="float">
            <text:p>34,3310888934231</text:p>
          </table:table-cell>
          <table:table-cell table:style-name="ce27" office:value-type="float" office:value="32.7953478881861" calcext:value-type="float">
            <text:p>32,7953478881861</text:p>
          </table:table-cell>
          <table:table-cell table:style-name="ce22" office:value-type="float" office:value="47.1073930490376" calcext:value-type="float">
            <text:p>47,1073930490376</text:p>
          </table:table-cell>
          <table:table-cell table:style-name="ce13" office:value-type="float" office:value="38.0058491464327" calcext:value-type="float">
            <text:p>38,0058491464327</text:p>
          </table:table-cell>
          <table:table-cell table:style-name="ce22" office:value-type="float" office:value="34.0745417134305" calcext:value-type="float">
            <text:p>34,0745417134305</text:p>
          </table:table-cell>
          <table:table-cell table:style-name="ce13" office:value-type="float" office:value="26.34025439581" calcext:value-type="float">
            <text:p>26,34025439581</text:p>
          </table:table-cell>
          <table:table-cell table:style-name="ce50" office:value-type="float" office:value="25.8207070707071" calcext:value-type="float">
            <text:p>25,8207070707071</text:p>
          </table:table-cell>
          <table:table-cell table:style-name="ce139" office:value-type="float" office:value="-28.842124953236" calcext:value-type="float">
            <text:p>-28,842124953236</text:p>
          </table:table-cell>
          <table:table-cell table:style-name="ce5" office:value-type="float" office:value="36.3603628881406" calcext:value-type="float">
            <text:p>36,3603628881406</text:p>
          </table:table-cell>
          <table:table-cell table:style-name="ce177" office:value-type="float" office:value="-82.9646794206337" calcext:value-type="float">
            <text:p>-82,9646794206337</text:p>
          </table:table-cell>
          <table:table-cell table:style-name="ce215" office:value-type="float" office:value="54.1954619605517" calcext:value-type="float">
            <text:p>54,1954619605517</text:p>
          </table:table-cell>
          <table:table-cell table:style-name="ce238" office:value-type="float" office:value="71.7138761184438" calcext:value-type="float">
            <text:p>71,7138761184438</text:p>
          </table:table-cell>
          <table:table-cell table:style-name="ce2" office:value-type="float" office:value="-143.926541104355" calcext:value-type="float">
            <text:p>-143,926541104355</text:p>
          </table:table-cell>
          <table:table-cell table:style-name="ce203" office:value-type="float" office:value="-56.2405457511493" calcext:value-type="float">
            <text:p>-56,2405457511493</text:p>
          </table:table-cell>
          <table:table-cell table:style-name="ce325" office:value-type="float" office:value="136.463080268507" calcext:value-type="float">
            <text:p>136,463080268507</text:p>
          </table:table-cell>
          <table:table-cell table:style-name="ce359" office:value-type="float" office:value="115.199331883647" calcext:value-type="float">
            <text:p>115,199331883647</text:p>
          </table:table-cell>
          <table:table-cell table:style-name="ce378" office:value-type="float" office:value="90.312943178595" calcext:value-type="float">
            <text:p>90,312943178595</text:p>
          </table:table-cell>
          <table:table-cell table:style-name="ce5" office:value-type="float" office:value="241.001544231193" calcext:value-type="float">
            <text:p>241,001544231193</text:p>
          </table:table-cell>
          <table:table-cell table:style-name="ce416" office:value-type="float" office:value="169.571397056506" calcext:value-type="float">
            <text:p>169,571397056506</text:p>
          </table:table-cell>
          <table:table-cell table:style-name="ce5" office:value-type="float" office:value="978.253723677452" calcext:value-type="float">
            <text:p>978,253723677452</text:p>
          </table:table-cell>
          <table:table-cell table:style-name="ce432" office:value-type="float" office:value="968.112421017427" calcext:value-type="float">
            <text:p>968,112421017427</text:p>
          </table:table-cell>
          <table:table-cell table:style-name="ce2" office:value-type="float" office:value="950.268033109972" calcext:value-type="float">
            <text:p>950,268033109972</text:p>
          </table:table-cell>
          <table:table-cell table:style-name="ce215" office:value-type="float" office:value="966.243594797004" calcext:value-type="float">
            <text:p>966,243594797004</text:p>
          </table:table-cell>
          <table:table-cell table:style-name="ce424" office:value-type="float" office:value="967.936479497378" calcext:value-type="float">
            <text:p>967,936479497378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style-name="ce2" office:value-type="float" office:value="-705.403659117187" calcext:value-type="float">
            <text:p>-705,403659117187</text:p>
          </table:table-cell>
          <table:table-cell table:style-name="ce48" office:value-type="float" office:value="18.8879820444807" calcext:value-type="float">
            <text:p>18,8879820444807</text:p>
          </table:table-cell>
          <table:table-cell table:style-name="ce48" office:value-type="float" office:value="18.8954635108481" calcext:value-type="float">
            <text:p>18,8954635108481</text:p>
          </table:table-cell>
          <table:table-cell table:style-name="ce5" office:value-type="float" office:value="35.8294225668231" calcext:value-type="float">
            <text:p>35,8294225668231</text:p>
          </table:table-cell>
          <table:table-cell table:style-name="ce16" office:value-type="float" office:value="26.7578045296878" calcext:value-type="float">
            <text:p>26,7578045296878</text:p>
          </table:table-cell>
          <table:table-cell table:style-name="ce2" office:value-type="float" office:value="-559.831883651328" calcext:value-type="float">
            <text:p>-559,831883651328</text:p>
          </table:table-cell>
          <table:table-cell table:style-name="ce10" office:value-type="float" office:value="19.5393752338197" calcext:value-type="float">
            <text:p>19,5393752338197</text:p>
          </table:table-cell>
          <table:table-cell table:style-name="ce44" office:value-type="float" office:value="20.2745043022821" calcext:value-type="float">
            <text:p>20,2745043022821</text:p>
          </table:table-cell>
          <table:table-cell table:style-name="ce60" office:value-type="float" office:value="-108.325383464272" calcext:value-type="float">
            <text:p>-108,325383464272</text:p>
          </table:table-cell>
          <table:table-cell table:style-name="ce16" office:value-type="float" office:value="16.1401047512159" calcext:value-type="float">
            <text:p>16,1401047512159</text:p>
          </table:table-cell>
          <table:table-cell table:style-name="ce2" office:value-type="float" office:value="-53.9244401601661" calcext:value-type="float">
            <text:p>-53,9244401601661</text:p>
          </table:table-cell>
          <table:table-cell table:style-name="ce41" office:value-type="float" office:value="76.2889910524494" calcext:value-type="float">
            <text:p>76,2889910524494</text:p>
          </table:table-cell>
          <table:table-cell table:style-name="ce137" office:value-type="float" office:value="60.3460378664293" calcext:value-type="float">
            <text:p>60,3460378664293</text:p>
          </table:table-cell>
          <table:table-cell table:style-name="ce5" office:value-type="float" office:value="80.7148153640813" calcext:value-type="float">
            <text:p>80,7148153640813</text:p>
          </table:table-cell>
          <table:table-cell table:style-name="ce297" office:value-type="float" office:value="64.5958772059914" calcext:value-type="float">
            <text:p>64,5958772059914</text:p>
          </table:table-cell>
          <table:table-cell table:style-name="ce326" office:value-type="float" office:value="-56.3081056380196" calcext:value-type="float">
            <text:p>-56,3081056380196</text:p>
          </table:table-cell>
          <table:table-cell table:style-name="ce149" office:value-type="float" office:value="94.3541016671393" calcext:value-type="float">
            <text:p>94,3541016671393</text:p>
          </table:table-cell>
          <table:table-cell table:style-name="ce37" office:value-type="float" office:value="75.9181872616684" calcext:value-type="float">
            <text:p>75,9181872616684</text:p>
          </table:table-cell>
          <table:table-cell table:style-name="ce5" office:value-type="float" office:value="142.979105606505" calcext:value-type="float">
            <text:p>142,979105606505</text:p>
          </table:table-cell>
          <table:table-cell table:style-name="ce156" office:value-type="float" office:value="73.8876808168668" calcext:value-type="float">
            <text:p>73,8876808168668</text:p>
          </table:table-cell>
          <table:table-cell table:style-name="ce125" office:value-type="float" office:value="976.947659488062" calcext:value-type="float">
            <text:p>976,947659488062</text:p>
          </table:table-cell>
          <table:table-cell table:style-name="ce445" office:value-type="float" office:value="950.847696515809" calcext:value-type="float">
            <text:p>950,847696515809</text:p>
          </table:table-cell>
          <table:table-cell table:style-name="ce463" office:value-type="float" office:value="933.346472211273" calcext:value-type="float">
            <text:p>933,346472211273</text:p>
          </table:table-cell>
          <table:table-cell table:style-name="ce5" office:value-type="float" office:value="985.519045400796" calcext:value-type="float">
            <text:p>985,519045400796</text:p>
          </table:table-cell>
          <table:table-cell table:style-name="ce37" office:value-type="float" office:value="962.79693864144" calcext:value-type="float">
            <text:p>962,79693864144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4" office:value-type="float" office:value="26.1878528191526" calcext:value-type="float">
            <text:p>26,1878528191526</text:p>
          </table:table-cell>
          <table:table-cell table:style-name="ce48" office:value-type="float" office:value="18.8356117799089" calcext:value-type="float">
            <text:p>18,8356117799089</text:p>
          </table:table-cell>
          <table:table-cell table:style-name="ce48" office:value-type="float" office:value="18.8594164456233" calcext:value-type="float">
            <text:p>18,8594164456233</text:p>
          </table:table-cell>
          <table:table-cell table:style-name="ce10" office:value-type="float" office:value="31.344623546215" calcext:value-type="float">
            <text:p>31,344623546215</text:p>
          </table:table-cell>
          <table:table-cell table:style-name="ce11" office:value-type="float" office:value="34.4773175542406" calcext:value-type="float">
            <text:p>34,4773175542406</text:p>
          </table:table-cell>
          <table:table-cell table:style-name="ce3" office:value-type="float" office:value="22.9147961092406" calcext:value-type="float">
            <text:p>22,9147961092406</text:p>
          </table:table-cell>
          <table:table-cell table:style-name="ce5" office:value-type="float" office:value="23.2664609053498" calcext:value-type="float">
            <text:p>23,2664609053498</text:p>
          </table:table-cell>
          <table:table-cell table:style-name="ce22" office:value-type="float" office:value="20.9759633370745" calcext:value-type="float">
            <text:p>20,9759633370745</text:p>
          </table:table-cell>
          <table:table-cell table:style-name="ce60" office:value-type="float" office:value="-108.496071829405" calcext:value-type="float">
            <text:p>-108,496071829405</text:p>
          </table:table-cell>
          <table:table-cell table:style-name="ce22" office:value-type="float" office:value="20.8623269734382" calcext:value-type="float">
            <text:p>20,8623269734382</text:p>
          </table:table-cell>
          <table:table-cell table:style-name="ce178" office:value-type="float" office:value="-38.9604033812843" calcext:value-type="float">
            <text:p>-38,9604033812843</text:p>
          </table:table-cell>
          <table:table-cell table:style-name="ce66" office:value-type="float" office:value="53.12917099214" calcext:value-type="float">
            <text:p>53,12917099214</text:p>
          </table:table-cell>
          <table:table-cell table:style-name="ce127" office:value-type="float" office:value="46.4076326066538" calcext:value-type="float">
            <text:p>46,4076326066538</text:p>
          </table:table-cell>
          <table:table-cell table:style-name="ce263" office:value-type="float" office:value="69.7088338523901" calcext:value-type="float">
            <text:p>69,7088338523901</text:p>
          </table:table-cell>
          <table:table-cell table:style-name="ce264" office:value-type="float" office:value="18.716199515547" calcext:value-type="float">
            <text:p>18,716199515547</text:p>
          </table:table-cell>
          <table:table-cell table:style-name="ce2" office:value-type="float" office:value="-116.967949324005" calcext:value-type="float">
            <text:p>-116,967949324005</text:p>
          </table:table-cell>
          <table:table-cell table:style-name="ce360" office:value-type="float" office:value="92.2293656046137" calcext:value-type="float">
            <text:p>92,2293656046137</text:p>
          </table:table-cell>
          <table:table-cell table:style-name="ce37" office:value-type="float" office:value="75.9181872616684" calcext:value-type="float">
            <text:p>75,9181872616684</text:p>
          </table:table-cell>
          <table:table-cell table:style-name="ce169" office:value-type="float" office:value="134.299896000756" calcext:value-type="float">
            <text:p>134,299896000756</text:p>
          </table:table-cell>
          <table:table-cell table:style-name="ce417" office:value-type="float" office:value="112.698307648672" calcext:value-type="float">
            <text:p>112,698307648672</text:p>
          </table:table-cell>
          <table:table-cell table:style-name="ce51" office:value-type="float" office:value="983.611996990003" calcext:value-type="float">
            <text:p>983,611996990003</text:p>
          </table:table-cell>
          <table:table-cell table:style-name="ce225" office:value-type="float" office:value="933.027197477335" calcext:value-type="float">
            <text:p>933,027197477335</text:p>
          </table:table-cell>
          <table:table-cell table:style-name="ce2" office:value-type="float" office:value="897.587702010248" calcext:value-type="float">
            <text:p>897,587702010248</text:p>
          </table:table-cell>
          <table:table-cell table:style-name="ce5" office:value-type="float" office:value="985.547473154883" calcext:value-type="float">
            <text:p>985,547473154883</text:p>
          </table:table-cell>
          <table:table-cell table:style-name="ce492" office:value-type="float" office:value="934.552621206149" calcext:value-type="float">
            <text:p>934,552621206149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formula="of:=RANK([.C220]; OFFSET([.$C220]; 0; 0; 1; 5))" office:value-type="float" office:value="5" calcext:value-type="float">
            <text:p>5</text:p>
          </table:table-cell>
          <table:table-cell table:formula="of:=RANK([.D220]; OFFSET([.$C220]; 0; 0; 1; 5))" office:value-type="float" office:value="2" calcext:value-type="float">
            <text:p>2</text:p>
          </table:table-cell>
          <table:table-cell table:formula="of:=RANK([.E220]; OFFSET([.$C220]; 0; 0; 1; 5))" office:value-type="float" office:value="1" calcext:value-type="float">
            <text:p>1</text:p>
          </table:table-cell>
          <table:table-cell table:formula="of:=RANK([.F220]; OFFSET([.$C220]; 0; 0; 1; 5))" office:value-type="float" office:value="3" calcext:value-type="float">
            <text:p>3</text:p>
          </table:table-cell>
          <table:table-cell table:formula="of:=RANK([.G220]; OFFSET([.$C220]; 0; 0; 1; 5))" office:value-type="float" office:value="4" calcext:value-type="float">
            <text:p>4</text:p>
          </table:table-cell>
          <table:table-cell table:formula="of:=RANK([.H220];[.$H220:.$L220];)" office:value-type="float" office:value="5" calcext:value-type="float">
            <text:p>5</text:p>
          </table:table-cell>
          <table:table-cell table:formula="of:=RANK([.I220];[.$H220:.$L220];)" office:value-type="float" office:value="2" calcext:value-type="float">
            <text:p>2</text:p>
          </table:table-cell>
          <table:table-cell table:formula="of:=RANK([.J220];[.$H220:.$L220];)" office:value-type="float" office:value="3" calcext:value-type="float">
            <text:p>3</text:p>
          </table:table-cell>
          <table:table-cell table:formula="of:=RANK([.K220];[.$H220:.$L220];)" office:value-type="float" office:value="1" calcext:value-type="float">
            <text:p>1</text:p>
          </table:table-cell>
          <table:table-cell table:formula="of:=RANK([.L220];[.$H220:.$L220];)" office:value-type="float" office:value="4" calcext:value-type="float">
            <text:p>4</text:p>
          </table:table-cell>
          <table:table-cell table:formula="of:=RANK([.M220];[.$M220:.$Q220];)" office:value-type="float" office:value="5" calcext:value-type="float">
            <text:p>5</text:p>
          </table:table-cell>
          <table:table-cell table:formula="of:=RANK([.N220];[.$M220:.$Q220];)" office:value-type="float" office:value="2" calcext:value-type="float">
            <text:p>2</text:p>
          </table:table-cell>
          <table:table-cell table:formula="of:=RANK([.O220];[.$M220:.$Q220];)" office:value-type="float" office:value="3" calcext:value-type="float">
            <text:p>3</text:p>
          </table:table-cell>
          <table:table-cell table:formula="of:=RANK([.P220];[.$M220:.$Q220];)" office:value-type="float" office:value="1" calcext:value-type="float">
            <text:p>1</text:p>
          </table:table-cell>
          <table:table-cell table:formula="of:=RANK([.Q220];[.$M220:.$Q220];)" office:value-type="float" office:value="4" calcext:value-type="float">
            <text:p>4</text:p>
          </table:table-cell>
          <table:table-cell table:formula="of:=RANK([.R220];[.$R220:.$V220];)" office:value-type="float" office:value="5" calcext:value-type="float">
            <text:p>5</text:p>
          </table:table-cell>
          <table:table-cell table:formula="of:=RANK([.S220];[.$R220:.$V220];)" office:value-type="float" office:value="2" calcext:value-type="float">
            <text:p>2</text:p>
          </table:table-cell>
          <table:table-cell table:formula="of:=RANK([.T220];[.$R220:.$V220];)" office:value-type="float" office:value="3" calcext:value-type="float">
            <text:p>3</text:p>
          </table:table-cell>
          <table:table-cell table:formula="of:=RANK([.U220];[.$R220:.$V220];)" office:value-type="float" office:value="1" calcext:value-type="float">
            <text:p>1</text:p>
          </table:table-cell>
          <table:table-cell table:formula="of:=RANK([.V220];[.$R220:.$V220];)" office:value-type="float" office:value="4" calcext:value-type="float">
            <text:p>4</text:p>
          </table:table-cell>
          <table:table-cell table:formula="of:=RANK([.W220];[.$W220:.$AA220];)" office:value-type="float" office:value="5" calcext:value-type="float">
            <text:p>5</text:p>
          </table:table-cell>
          <table:table-cell table:formula="of:=RANK([.X220];[.$W220:.$AA220];)" office:value-type="float" office:value="3" calcext:value-type="float">
            <text:p>3</text:p>
          </table:table-cell>
          <table:table-cell table:formula="of:=RANK([.Y220];[.$W220:.$AA220];)" office:value-type="float" office:value="2" calcext:value-type="float">
            <text:p>2</text:p>
          </table:table-cell>
          <table:table-cell table:formula="of:=RANK([.Z220];[.$W220:.$AA220];)" office:value-type="float" office:value="1" calcext:value-type="float">
            <text:p>1</text:p>
          </table:table-cell>
          <table:table-cell table:formula="of:=RANK([.AA220];[.$W220:.$AA220];)" office:value-type="float" office:value="4" calcext:value-type="float">
            <text:p>4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221]; OFFSET([.$C221]; 0; 0; 1; 5))" office:value-type="float" office:value="1" calcext:value-type="float">
            <text:p>1</text:p>
          </table:table-cell>
          <table:table-cell table:formula="of:=RANK([.D221]; OFFSET([.$C221]; 0; 0; 1; 5))" office:value-type="float" office:value="5" calcext:value-type="float">
            <text:p>5</text:p>
          </table:table-cell>
          <table:table-cell table:formula="of:=RANK([.E221]; OFFSET([.$C221]; 0; 0; 1; 5))" office:value-type="float" office:value="4" calcext:value-type="float">
            <text:p>4</text:p>
          </table:table-cell>
          <table:table-cell table:formula="of:=RANK([.F221]; OFFSET([.$C221]; 0; 0; 1; 5))" office:value-type="float" office:value="3" calcext:value-type="float">
            <text:p>3</text:p>
          </table:table-cell>
          <table:table-cell table:formula="of:=RANK([.G221]; OFFSET([.$C221]; 0; 0; 1; 5))" office:value-type="float" office:value="2" calcext:value-type="float">
            <text:p>2</text:p>
          </table:table-cell>
          <table:table-cell table:formula="of:=RANK([.H221];[.$H221:.$L221];)" office:value-type="float" office:value="2" calcext:value-type="float">
            <text:p>2</text:p>
          </table:table-cell>
          <table:table-cell table:formula="of:=RANK([.I221];[.$H221:.$L221];)" office:value-type="float" office:value="5" calcext:value-type="float">
            <text:p>5</text:p>
          </table:table-cell>
          <table:table-cell table:formula="of:=RANK([.J221];[.$H221:.$L221];)" office:value-type="float" office:value="3" calcext:value-type="float">
            <text:p>3</text:p>
          </table:table-cell>
          <table:table-cell table:formula="of:=RANK([.K221];[.$H221:.$L221];)" office:value-type="float" office:value="1" calcext:value-type="float">
            <text:p>1</text:p>
          </table:table-cell>
          <table:table-cell table:formula="of:=RANK([.L221];[.$H221:.$L221];)" office:value-type="float" office:value="4" calcext:value-type="float">
            <text:p>4</text:p>
          </table:table-cell>
          <table:table-cell table:formula="of:=RANK([.M221];[.$M221:.$Q221];)" office:value-type="float" office:value="2" calcext:value-type="float">
            <text:p>2</text:p>
          </table:table-cell>
          <table:table-cell table:formula="of:=RANK([.N221];[.$M221:.$Q221];)" office:value-type="float" office:value="3" calcext:value-type="float">
            <text:p>3</text:p>
          </table:table-cell>
          <table:table-cell table:formula="of:=RANK([.O221];[.$M221:.$Q221];)" office:value-type="float" office:value="4" calcext:value-type="float">
            <text:p>4</text:p>
          </table:table-cell>
          <table:table-cell table:formula="of:=RANK([.P221];[.$M221:.$Q221];)" office:value-type="float" office:value="1" calcext:value-type="float">
            <text:p>1</text:p>
          </table:table-cell>
          <table:table-cell table:formula="of:=RANK([.Q221];[.$M221:.$Q221];)" office:value-type="float" office:value="5" calcext:value-type="float">
            <text:p>5</text:p>
          </table:table-cell>
          <table:table-cell table:formula="of:=RANK([.R221];[.$R221:.$V221];)" office:value-type="float" office:value="2" calcext:value-type="float">
            <text:p>2</text:p>
          </table:table-cell>
          <table:table-cell table:formula="of:=RANK([.S221];[.$R221:.$V221];)" office:value-type="float" office:value="3" calcext:value-type="float">
            <text:p>3</text:p>
          </table:table-cell>
          <table:table-cell table:formula="of:=RANK([.T221];[.$R221:.$V221];)" office:value-type="float" office:value="4" calcext:value-type="float">
            <text:p>4</text:p>
          </table:table-cell>
          <table:table-cell table:formula="of:=RANK([.U221];[.$R221:.$V221];)" office:value-type="float" office:value="1" calcext:value-type="float">
            <text:p>1</text:p>
          </table:table-cell>
          <table:table-cell table:formula="of:=RANK([.V221];[.$R221:.$V221];)" office:value-type="float" office:value="5" calcext:value-type="float">
            <text:p>5</text:p>
          </table:table-cell>
          <table:table-cell table:formula="of:=RANK([.W221];[.$W221:.$AA221];)" office:value-type="float" office:value="1" calcext:value-type="float">
            <text:p>1</text:p>
          </table:table-cell>
          <table:table-cell table:formula="of:=RANK([.X221];[.$W221:.$AA221];)" office:value-type="float" office:value="3" calcext:value-type="float">
            <text:p>3</text:p>
          </table:table-cell>
          <table:table-cell table:formula="of:=RANK([.Y221];[.$W221:.$AA221];)" office:value-type="float" office:value="5" calcext:value-type="float">
            <text:p>5</text:p>
          </table:table-cell>
          <table:table-cell table:formula="of:=RANK([.Z221];[.$W221:.$AA221];)" office:value-type="float" office:value="2" calcext:value-type="float">
            <text:p>2</text:p>
          </table:table-cell>
          <table:table-cell table:formula="of:=RANK([.AA221];[.$W221:.$AA221];)" office:value-type="float" office:value="4" calcext:value-type="float">
            <text:p>4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formula="of:=RANK([.C222]; OFFSET([.$C222]; 0; 0; 1; 5))" office:value-type="float" office:value="5" calcext:value-type="float">
            <text:p>5</text:p>
          </table:table-cell>
          <table:table-cell table:formula="of:=RANK([.D222]; OFFSET([.$C222]; 0; 0; 1; 5))" office:value-type="float" office:value="3" calcext:value-type="float">
            <text:p>3</text:p>
          </table:table-cell>
          <table:table-cell table:formula="of:=RANK([.E222]; OFFSET([.$C222]; 0; 0; 1; 5))" office:value-type="float" office:value="4" calcext:value-type="float">
            <text:p>4</text:p>
          </table:table-cell>
          <table:table-cell table:formula="of:=RANK([.F222]; OFFSET([.$C222]; 0; 0; 1; 5))" office:value-type="float" office:value="1" calcext:value-type="float">
            <text:p>1</text:p>
          </table:table-cell>
          <table:table-cell table:formula="of:=RANK([.G222]; OFFSET([.$C222]; 0; 0; 1; 5))" office:value-type="float" office:value="2" calcext:value-type="float">
            <text:p>2</text:p>
          </table:table-cell>
          <table:table-cell table:formula="of:=RANK([.H222];[.$H222:.$L222];)" office:value-type="float" office:value="4" calcext:value-type="float">
            <text:p>4</text:p>
          </table:table-cell>
          <table:table-cell table:formula="of:=RANK([.I222];[.$H222:.$L222];)" office:value-type="float" office:value="3" calcext:value-type="float">
            <text:p>3</text:p>
          </table:table-cell>
          <table:table-cell table:formula="of:=RANK([.J222];[.$H222:.$L222];)" office:value-type="float" office:value="5" calcext:value-type="float">
            <text:p>5</text:p>
          </table:table-cell>
          <table:table-cell table:formula="of:=RANK([.K222];[.$H222:.$L222];)" office:value-type="float" office:value="1" calcext:value-type="float">
            <text:p>1</text:p>
          </table:table-cell>
          <table:table-cell table:formula="of:=RANK([.L222];[.$H222:.$L222];)" office:value-type="float" office:value="2" calcext:value-type="float">
            <text:p>2</text:p>
          </table:table-cell>
          <table:table-cell table:formula="of:=RANK([.M222];[.$M222:.$Q222];)" office:value-type="float" office:value="5" calcext:value-type="float">
            <text:p>5</text:p>
          </table:table-cell>
          <table:table-cell table:formula="of:=RANK([.N222];[.$M222:.$Q222];)" office:value-type="float" office:value="2" calcext:value-type="float">
            <text:p>2</text:p>
          </table:table-cell>
          <table:table-cell table:formula="of:=RANK([.O222];[.$M222:.$Q222];)" office:value-type="float" office:value="1" calcext:value-type="float">
            <text:p>1</text:p>
          </table:table-cell>
          <table:table-cell table:formula="of:=RANK([.P222];[.$M222:.$Q222];)" office:value-type="float" office:value="3" calcext:value-type="float">
            <text:p>3</text:p>
          </table:table-cell>
          <table:table-cell table:formula="of:=RANK([.Q222];[.$M222:.$Q222];)" office:value-type="float" office:value="4" calcext:value-type="float">
            <text:p>4</text:p>
          </table:table-cell>
          <table:table-cell table:formula="of:=RANK([.R222];[.$R222:.$V222];)" office:value-type="float" office:value="5" calcext:value-type="float">
            <text:p>5</text:p>
          </table:table-cell>
          <table:table-cell table:formula="of:=RANK([.S222];[.$R222:.$V222];)" office:value-type="float" office:value="1" calcext:value-type="float">
            <text:p>1</text:p>
          </table:table-cell>
          <table:table-cell table:formula="of:=RANK([.T222];[.$R222:.$V222];)" office:value-type="float" office:value="4" calcext:value-type="float">
            <text:p>4</text:p>
          </table:table-cell>
          <table:table-cell table:formula="of:=RANK([.U222];[.$R222:.$V222];)" office:value-type="float" office:value="2" calcext:value-type="float">
            <text:p>2</text:p>
          </table:table-cell>
          <table:table-cell table:formula="of:=RANK([.V222];[.$R222:.$V222];)" office:value-type="float" office:value="3" calcext:value-type="float">
            <text:p>3</text:p>
          </table:table-cell>
          <table:table-cell table:formula="of:=RANK([.W222];[.$W222:.$AA222];)" office:value-type="float" office:value="5" calcext:value-type="float">
            <text:p>5</text:p>
          </table:table-cell>
          <table:table-cell table:formula="of:=RANK([.X222];[.$W222:.$AA222];)" office:value-type="float" office:value="2" calcext:value-type="float">
            <text:p>2</text:p>
          </table:table-cell>
          <table:table-cell table:formula="of:=RANK([.Y222];[.$W222:.$AA222];)" office:value-type="float" office:value="3" calcext:value-type="float">
            <text:p>3</text:p>
          </table:table-cell>
          <table:table-cell table:formula="of:=RANK([.Z222];[.$W222:.$AA222];)" office:value-type="float" office:value="1" calcext:value-type="float">
            <text:p>1</text:p>
          </table:table-cell>
          <table:table-cell table:formula="of:=RANK([.AA222];[.$W222:.$AA222];)" office:value-type="float" office:value="4" calcext:value-type="float">
            <text:p>4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223]; OFFSET([.$C223]; 0; 0; 1; 5))" office:value-type="float" office:value="2" calcext:value-type="float">
            <text:p>2</text:p>
          </table:table-cell>
          <table:table-cell table:formula="of:=RANK([.D223]; OFFSET([.$C223]; 0; 0; 1; 5))" office:value-type="float" office:value="5" calcext:value-type="float">
            <text:p>5</text:p>
          </table:table-cell>
          <table:table-cell table:formula="of:=RANK([.E223]; OFFSET([.$C223]; 0; 0; 1; 5))" office:value-type="float" office:value="4" calcext:value-type="float">
            <text:p>4</text:p>
          </table:table-cell>
          <table:table-cell table:formula="of:=RANK([.F223]; OFFSET([.$C223]; 0; 0; 1; 5))" office:value-type="float" office:value="1" calcext:value-type="float">
            <text:p>1</text:p>
          </table:table-cell>
          <table:table-cell table:formula="of:=RANK([.G223]; OFFSET([.$C223]; 0; 0; 1; 5))" office:value-type="float" office:value="3" calcext:value-type="float">
            <text:p>3</text:p>
          </table:table-cell>
          <table:table-cell table:formula="of:=RANK([.H223];[.$H223:.$L223];)" office:value-type="float" office:value="2" calcext:value-type="float">
            <text:p>2</text:p>
          </table:table-cell>
          <table:table-cell table:formula="of:=RANK([.I223];[.$H223:.$L223];)" office:value-type="float" office:value="3" calcext:value-type="float">
            <text:p>3</text:p>
          </table:table-cell>
          <table:table-cell table:formula="of:=RANK([.J223];[.$H223:.$L223];)" office:value-type="float" office:value="5" calcext:value-type="float">
            <text:p>5</text:p>
          </table:table-cell>
          <table:table-cell table:formula="of:=RANK([.K223];[.$H223:.$L223];)" office:value-type="float" office:value="1" calcext:value-type="float">
            <text:p>1</text:p>
          </table:table-cell>
          <table:table-cell table:formula="of:=RANK([.L223];[.$H223:.$L223];)" office:value-type="float" office:value="4" calcext:value-type="float">
            <text:p>4</text:p>
          </table:table-cell>
          <table:table-cell table:formula="of:=RANK([.M223];[.$M223:.$Q223];)" office:value-type="float" office:value="4" calcext:value-type="float">
            <text:p>4</text:p>
          </table:table-cell>
          <table:table-cell table:formula="of:=RANK([.N223];[.$M223:.$Q223];)" office:value-type="float" office:value="1" calcext:value-type="float">
            <text:p>1</text:p>
          </table:table-cell>
          <table:table-cell table:formula="of:=RANK([.O223];[.$M223:.$Q223];)" office:value-type="float" office:value="2" calcext:value-type="float">
            <text:p>2</text:p>
          </table:table-cell>
          <table:table-cell table:formula="of:=RANK([.P223];[.$M223:.$Q223];)" office:value-type="float" office:value="3" calcext:value-type="float">
            <text:p>3</text:p>
          </table:table-cell>
          <table:table-cell table:formula="of:=RANK([.Q223];[.$M223:.$Q223];)" office:value-type="float" office:value="5" calcext:value-type="float">
            <text:p>5</text:p>
          </table:table-cell>
          <table:table-cell table:formula="of:=RANK([.R223];[.$R223:.$V223];)" office:value-type="float" office:value="3" calcext:value-type="float">
            <text:p>3</text:p>
          </table:table-cell>
          <table:table-cell table:formula="of:=RANK([.S223];[.$R223:.$V223];)" office:value-type="float" office:value="1" calcext:value-type="float">
            <text:p>1</text:p>
          </table:table-cell>
          <table:table-cell table:formula="of:=RANK([.T223];[.$R223:.$V223];)" office:value-type="float" office:value="5" calcext:value-type="float">
            <text:p>5</text:p>
          </table:table-cell>
          <table:table-cell table:formula="of:=RANK([.U223];[.$R223:.$V223];)" office:value-type="float" office:value="4" calcext:value-type="float">
            <text:p>4</text:p>
          </table:table-cell>
          <table:table-cell table:formula="of:=RANK([.V223];[.$R223:.$V223];)" office:value-type="float" office:value="2" calcext:value-type="float">
            <text:p>2</text:p>
          </table:table-cell>
          <table:table-cell table:formula="of:=RANK([.W223];[.$W223:.$AA223];)" office:value-type="float" office:value="5" calcext:value-type="float">
            <text:p>5</text:p>
          </table:table-cell>
          <table:table-cell table:formula="of:=RANK([.X223];[.$W223:.$AA223];)" office:value-type="float" office:value="1" calcext:value-type="float">
            <text:p>1</text:p>
          </table:table-cell>
          <table:table-cell table:formula="of:=RANK([.Y223];[.$W223:.$AA223];)" office:value-type="float" office:value="2" calcext:value-type="float">
            <text:p>2</text:p>
          </table:table-cell>
          <table:table-cell table:formula="of:=RANK([.Z223];[.$W223:.$AA223];)" office:value-type="float" office:value="4" calcext:value-type="float">
            <text:p>4</text:p>
          </table:table-cell>
          <table:table-cell table:formula="of:=RANK([.AA223];[.$W223:.$AA223];)" office:value-type="float" office:value="3" calcext:value-type="float">
            <text:p>3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formula="of:=RANK([.C224]; OFFSET([.$C224]; 0; 0; 1; 5))" office:value-type="float" office:value="5" calcext:value-type="float">
            <text:p>5</text:p>
          </table:table-cell>
          <table:table-cell table:formula="of:=RANK([.D224]; OFFSET([.$C224]; 0; 0; 1; 5))" office:value-type="float" office:value="4" calcext:value-type="float">
            <text:p>4</text:p>
          </table:table-cell>
          <table:table-cell table:formula="of:=RANK([.E224]; OFFSET([.$C224]; 0; 0; 1; 5))" office:value-type="float" office:value="3" calcext:value-type="float">
            <text:p>3</text:p>
          </table:table-cell>
          <table:table-cell table:formula="of:=RANK([.F224]; OFFSET([.$C224]; 0; 0; 1; 5))" office:value-type="float" office:value="1" calcext:value-type="float">
            <text:p>1</text:p>
          </table:table-cell>
          <table:table-cell table:formula="of:=RANK([.G224]; OFFSET([.$C224]; 0; 0; 1; 5))" office:value-type="float" office:value="2" calcext:value-type="float">
            <text:p>2</text:p>
          </table:table-cell>
          <table:table-cell table:formula="of:=RANK([.H224];[.$H224:.$L224];)" office:value-type="float" office:value="5" calcext:value-type="float">
            <text:p>5</text:p>
          </table:table-cell>
          <table:table-cell table:formula="of:=RANK([.I224];[.$H224:.$L224];)" office:value-type="float" office:value="4" calcext:value-type="float">
            <text:p>4</text:p>
          </table:table-cell>
          <table:table-cell table:formula="of:=RANK([.J224];[.$H224:.$L224];)" office:value-type="float" office:value="3" calcext:value-type="float">
            <text:p>3</text:p>
          </table:table-cell>
          <table:table-cell table:formula="of:=RANK([.K224];[.$H224:.$L224];)" office:value-type="float" office:value="1" calcext:value-type="float">
            <text:p>1</text:p>
          </table:table-cell>
          <table:table-cell table:formula="of:=RANK([.L224];[.$H224:.$L224];)" office:value-type="float" office:value="2" calcext:value-type="float">
            <text:p>2</text:p>
          </table:table-cell>
          <table:table-cell table:formula="of:=RANK([.M224];[.$M224:.$Q224];)" office:value-type="float" office:value="5" calcext:value-type="float">
            <text:p>5</text:p>
          </table:table-cell>
          <table:table-cell table:formula="of:=RANK([.N224];[.$M224:.$Q224];)" office:value-type="float" office:value="1" calcext:value-type="float">
            <text:p>1</text:p>
          </table:table-cell>
          <table:table-cell table:formula="of:=RANK([.O224];[.$M224:.$Q224];)" office:value-type="float" office:value="3" calcext:value-type="float">
            <text:p>3</text:p>
          </table:table-cell>
          <table:table-cell table:formula="of:=RANK([.P224];[.$M224:.$Q224];)" office:value-type="float" office:value="4" calcext:value-type="float">
            <text:p>4</text:p>
          </table:table-cell>
          <table:table-cell table:formula="of:=RANK([.Q224];[.$M224:.$Q224];)" office:value-type="float" office:value="2" calcext:value-type="float">
            <text:p>2</text:p>
          </table:table-cell>
          <table:table-cell table:formula="of:=RANK([.R224];[.$R224:.$V224];)" office:value-type="float" office:value="5" calcext:value-type="float">
            <text:p>5</text:p>
          </table:table-cell>
          <table:table-cell table:formula="of:=RANK([.S224];[.$R224:.$V224];)" office:value-type="float" office:value="2" calcext:value-type="float">
            <text:p>2</text:p>
          </table:table-cell>
          <table:table-cell table:formula="of:=RANK([.T224];[.$R224:.$V224];)" office:value-type="float" office:value="3" calcext:value-type="float">
            <text:p>3</text:p>
          </table:table-cell>
          <table:table-cell table:formula="of:=RANK([.U224];[.$R224:.$V224];)" office:value-type="float" office:value="1" calcext:value-type="float">
            <text:p>1</text:p>
          </table:table-cell>
          <table:table-cell table:formula="of:=RANK([.V224];[.$R224:.$V224];)" office:value-type="float" office:value="4" calcext:value-type="float">
            <text:p>4</text:p>
          </table:table-cell>
          <table:table-cell table:formula="of:=RANK([.W224];[.$W224:.$AA224];)" office:value-type="float" office:value="5" calcext:value-type="float">
            <text:p>5</text:p>
          </table:table-cell>
          <table:table-cell table:formula="of:=RANK([.X224];[.$W224:.$AA224];)" office:value-type="float" office:value="3" calcext:value-type="float">
            <text:p>3</text:p>
          </table:table-cell>
          <table:table-cell table:formula="of:=RANK([.Y224];[.$W224:.$AA224];)" office:value-type="float" office:value="2" calcext:value-type="float">
            <text:p>2</text:p>
          </table:table-cell>
          <table:table-cell table:formula="of:=RANK([.Z224];[.$W224:.$AA224];)" office:value-type="float" office:value="4" calcext:value-type="float">
            <text:p>4</text:p>
          </table:table-cell>
          <table:table-cell table:formula="of:=RANK([.AA224];[.$W224:.$AA224];)" office:value-type="float" office:value="1" calcext:value-type="float">
            <text:p>1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225]; OFFSET([.$C225]; 0; 0; 1; 5))" office:value-type="float" office:value="1" calcext:value-type="float">
            <text:p>1</text:p>
          </table:table-cell>
          <table:table-cell table:formula="of:=RANK([.D225]; OFFSET([.$C225]; 0; 0; 1; 5))" office:value-type="float" office:value="5" calcext:value-type="float">
            <text:p>5</text:p>
          </table:table-cell>
          <table:table-cell table:formula="of:=RANK([.E225]; OFFSET([.$C225]; 0; 0; 1; 5))" office:value-type="float" office:value="4" calcext:value-type="float">
            <text:p>4</text:p>
          </table:table-cell>
          <table:table-cell table:formula="of:=RANK([.F225]; OFFSET([.$C225]; 0; 0; 1; 5))" office:value-type="float" office:value="3" calcext:value-type="float">
            <text:p>3</text:p>
          </table:table-cell>
          <table:table-cell table:formula="of:=RANK([.G225]; OFFSET([.$C225]; 0; 0; 1; 5))" office:value-type="float" office:value="1" calcext:value-type="float">
            <text:p>1</text:p>
          </table:table-cell>
          <table:table-cell table:formula="of:=RANK([.H225];[.$H225:.$L225];)" office:value-type="float" office:value="2" calcext:value-type="float">
            <text:p>2</text:p>
          </table:table-cell>
          <table:table-cell table:formula="of:=RANK([.I225];[.$H225:.$L225];)" office:value-type="float" office:value="5" calcext:value-type="float">
            <text:p>5</text:p>
          </table:table-cell>
          <table:table-cell table:formula="of:=RANK([.J225];[.$H225:.$L225];)" office:value-type="float" office:value="4" calcext:value-type="float">
            <text:p>4</text:p>
          </table:table-cell>
          <table:table-cell table:formula="of:=RANK([.K225];[.$H225:.$L225];)" office:value-type="float" office:value="1" calcext:value-type="float">
            <text:p>1</text:p>
          </table:table-cell>
          <table:table-cell table:formula="of:=RANK([.L225];[.$H225:.$L225];)" office:value-type="float" office:value="2" calcext:value-type="float">
            <text:p>2</text:p>
          </table:table-cell>
          <table:table-cell table:formula="of:=RANK([.M225];[.$M225:.$Q225];)" office:value-type="float" office:value="3" calcext:value-type="float">
            <text:p>3</text:p>
          </table:table-cell>
          <table:table-cell table:formula="of:=RANK([.N225];[.$M225:.$Q225];)" office:value-type="float" office:value="2" calcext:value-type="float">
            <text:p>2</text:p>
          </table:table-cell>
          <table:table-cell table:formula="of:=RANK([.O225];[.$M225:.$Q225];)" office:value-type="float" office:value="1" calcext:value-type="float">
            <text:p>1</text:p>
          </table:table-cell>
          <table:table-cell table:formula="of:=RANK([.P225];[.$M225:.$Q225];)" office:value-type="float" office:value="5" calcext:value-type="float">
            <text:p>5</text:p>
          </table:table-cell>
          <table:table-cell table:formula="of:=RANK([.Q225];[.$M225:.$Q225];)" office:value-type="float" office:value="3" calcext:value-type="float">
            <text:p>3</text:p>
          </table:table-cell>
          <table:table-cell table:formula="of:=RANK([.R225];[.$R225:.$V225];)" office:value-type="float" office:value="1" calcext:value-type="float">
            <text:p>1</text:p>
          </table:table-cell>
          <table:table-cell table:formula="of:=RANK([.S225];[.$R225:.$V225];)" office:value-type="float" office:value="4" calcext:value-type="float">
            <text:p>4</text:p>
          </table:table-cell>
          <table:table-cell table:formula="of:=RANK([.T225];[.$R225:.$V225];)" office:value-type="float" office:value="5" calcext:value-type="float">
            <text:p>5</text:p>
          </table:table-cell>
          <table:table-cell table:formula="of:=RANK([.U225];[.$R225:.$V225];)" office:value-type="float" office:value="3" calcext:value-type="float">
            <text:p>3</text:p>
          </table:table-cell>
          <table:table-cell table:formula="of:=RANK([.V225];[.$R225:.$V225];)" office:value-type="float" office:value="1" calcext:value-type="float">
            <text:p>1</text:p>
          </table:table-cell>
          <table:table-cell table:formula="of:=RANK([.W225];[.$W225:.$AA225];)" office:value-type="float" office:value="3" calcext:value-type="float">
            <text:p>3</text:p>
          </table:table-cell>
          <table:table-cell table:formula="of:=RANK([.X225];[.$W225:.$AA225];)" office:value-type="float" office:value="5" calcext:value-type="float">
            <text:p>5</text:p>
          </table:table-cell>
          <table:table-cell table:formula="of:=RANK([.Y225];[.$W225:.$AA225];)" office:value-type="float" office:value="1" calcext:value-type="float">
            <text:p>1</text:p>
          </table:table-cell>
          <table:table-cell table:formula="of:=RANK([.Z225];[.$W225:.$AA225];)" office:value-type="float" office:value="4" calcext:value-type="float">
            <text:p>4</text:p>
          </table:table-cell>
          <table:table-cell table:formula="of:=RANK([.AA225];[.$W225:.$AA225];)" office:value-type="float" office:value="2" calcext:value-type="float">
            <text:p>2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formula="of:=RANK([.C226]; OFFSET([.$C226]; 0; 0; 1; 5))" office:value-type="float" office:value="5" calcext:value-type="float">
            <text:p>5</text:p>
          </table:table-cell>
          <table:table-cell table:formula="of:=RANK([.D226]; OFFSET([.$C226]; 0; 0; 1; 5))" office:value-type="float" office:value="3" calcext:value-type="float">
            <text:p>3</text:p>
          </table:table-cell>
          <table:table-cell table:formula="of:=RANK([.E226]; OFFSET([.$C226]; 0; 0; 1; 5))" office:value-type="float" office:value="4" calcext:value-type="float">
            <text:p>4</text:p>
          </table:table-cell>
          <table:table-cell table:formula="of:=RANK([.F226]; OFFSET([.$C226]; 0; 0; 1; 5))" office:value-type="float" office:value="1" calcext:value-type="float">
            <text:p>1</text:p>
          </table:table-cell>
          <table:table-cell table:formula="of:=RANK([.G226]; OFFSET([.$C226]; 0; 0; 1; 5))" office:value-type="float" office:value="2" calcext:value-type="float">
            <text:p>2</text:p>
          </table:table-cell>
          <table:table-cell table:formula="of:=RANK([.H226];[.$H226:.$L226];)" office:value-type="float" office:value="5" calcext:value-type="float">
            <text:p>5</text:p>
          </table:table-cell>
          <table:table-cell table:formula="of:=RANK([.I226];[.$H226:.$L226];)" office:value-type="float" office:value="2" calcext:value-type="float">
            <text:p>2</text:p>
          </table:table-cell>
          <table:table-cell table:formula="of:=RANK([.J226];[.$H226:.$L226];)" office:value-type="float" office:value="1" calcext:value-type="float">
            <text:p>1</text:p>
          </table:table-cell>
          <table:table-cell table:formula="of:=RANK([.K226];[.$H226:.$L226];)" office:value-type="float" office:value="4" calcext:value-type="float">
            <text:p>4</text:p>
          </table:table-cell>
          <table:table-cell table:formula="of:=RANK([.L226];[.$H226:.$L226];)" office:value-type="float" office:value="3" calcext:value-type="float">
            <text:p>3</text:p>
          </table:table-cell>
          <table:table-cell table:formula="of:=RANK([.M226];[.$M226:.$Q226];)" office:value-type="float" office:value="1" calcext:value-type="float">
            <text:p>1</text:p>
          </table:table-cell>
          <table:table-cell table:formula="of:=RANK([.N226];[.$M226:.$Q226];)" office:value-type="float" office:value="4" calcext:value-type="float">
            <text:p>4</text:p>
          </table:table-cell>
          <table:table-cell table:formula="of:=RANK([.O226];[.$M226:.$Q226];)" office:value-type="float" office:value="2" calcext:value-type="float">
            <text:p>2</text:p>
          </table:table-cell>
          <table:table-cell table:formula="of:=RANK([.P226];[.$M226:.$Q226];)" office:value-type="float" office:value="5" calcext:value-type="float">
            <text:p>5</text:p>
          </table:table-cell>
          <table:table-cell table:formula="of:=RANK([.Q226];[.$M226:.$Q226];)" office:value-type="float" office:value="3" calcext:value-type="float">
            <text:p>3</text:p>
          </table:table-cell>
          <table:table-cell table:formula="of:=RANK([.R226];[.$R226:.$V226];)" office:value-type="float" office:value="5" calcext:value-type="float">
            <text:p>5</text:p>
          </table:table-cell>
          <table:table-cell table:formula="of:=RANK([.S226];[.$R226:.$V226];)" office:value-type="float" office:value="2" calcext:value-type="float">
            <text:p>2</text:p>
          </table:table-cell>
          <table:table-cell table:formula="of:=RANK([.T226];[.$R226:.$V226];)" office:value-type="float" office:value="3" calcext:value-type="float">
            <text:p>3</text:p>
          </table:table-cell>
          <table:table-cell table:formula="of:=RANK([.U226];[.$R226:.$V226];)" office:value-type="float" office:value="1" calcext:value-type="float">
            <text:p>1</text:p>
          </table:table-cell>
          <table:table-cell table:formula="of:=RANK([.V226];[.$R226:.$V226];)" office:value-type="float" office:value="4" calcext:value-type="float">
            <text:p>4</text:p>
          </table:table-cell>
          <table:table-cell table:formula="of:=RANK([.W226];[.$W226:.$AA226];)" office:value-type="float" office:value="3" calcext:value-type="float">
            <text:p>3</text:p>
          </table:table-cell>
          <table:table-cell table:formula="of:=RANK([.X226];[.$W226:.$AA226];)" office:value-type="float" office:value="4" calcext:value-type="float">
            <text:p>4</text:p>
          </table:table-cell>
          <table:table-cell table:formula="of:=RANK([.Y226];[.$W226:.$AA226];)" office:value-type="float" office:value="5" calcext:value-type="float">
            <text:p>5</text:p>
          </table:table-cell>
          <table:table-cell table:formula="of:=RANK([.Z226];[.$W226:.$AA226];)" office:value-type="float" office:value="2" calcext:value-type="float">
            <text:p>2</text:p>
          </table:table-cell>
          <table:table-cell table:formula="of:=RANK([.AA226];[.$W226:.$AA226];)" office:value-type="float" office:value="1" calcext:value-type="float">
            <text:p>1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227]; OFFSET([.$C227]; 0; 0; 1; 5))" office:value-type="float" office:value="1" calcext:value-type="float">
            <text:p>1</text:p>
          </table:table-cell>
          <table:table-cell table:formula="of:=RANK([.D227]; OFFSET([.$C227]; 0; 0; 1; 5))" office:value-type="float" office:value="4" calcext:value-type="float">
            <text:p>4</text:p>
          </table:table-cell>
          <table:table-cell table:formula="of:=RANK([.E227]; OFFSET([.$C227]; 0; 0; 1; 5))" office:value-type="float" office:value="5" calcext:value-type="float">
            <text:p>5</text:p>
          </table:table-cell>
          <table:table-cell table:formula="of:=RANK([.F227]; OFFSET([.$C227]; 0; 0; 1; 5))" office:value-type="float" office:value="2" calcext:value-type="float">
            <text:p>2</text:p>
          </table:table-cell>
          <table:table-cell table:formula="of:=RANK([.G227]; OFFSET([.$C227]; 0; 0; 1; 5))" office:value-type="float" office:value="3" calcext:value-type="float">
            <text:p>3</text:p>
          </table:table-cell>
          <table:table-cell table:formula="of:=RANK([.H227];[.$H227:.$L227];)" office:value-type="float" office:value="2" calcext:value-type="float">
            <text:p>2</text:p>
          </table:table-cell>
          <table:table-cell table:formula="of:=RANK([.I227];[.$H227:.$L227];)" office:value-type="float" office:value="3" calcext:value-type="float">
            <text:p>3</text:p>
          </table:table-cell>
          <table:table-cell table:formula="of:=RANK([.J227];[.$H227:.$L227];)" office:value-type="float" office:value="4" calcext:value-type="float">
            <text:p>4</text:p>
          </table:table-cell>
          <table:table-cell table:formula="of:=RANK([.K227];[.$H227:.$L227];)" office:value-type="float" office:value="5" calcext:value-type="float">
            <text:p>5</text:p>
          </table:table-cell>
          <table:table-cell table:formula="of:=RANK([.L227];[.$H227:.$L227];)" office:value-type="float" office:value="1" calcext:value-type="float">
            <text:p>1</text:p>
          </table:table-cell>
          <table:table-cell table:formula="of:=RANK([.M227];[.$M227:.$Q227];)" office:value-type="float" office:value="4" calcext:value-type="float">
            <text:p>4</text:p>
          </table:table-cell>
          <table:table-cell table:formula="of:=RANK([.N227];[.$M227:.$Q227];)" office:value-type="float" office:value="2" calcext:value-type="float">
            <text:p>2</text:p>
          </table:table-cell>
          <table:table-cell table:formula="of:=RANK([.O227];[.$M227:.$Q227];)" office:value-type="float" office:value="1" calcext:value-type="float">
            <text:p>1</text:p>
          </table:table-cell>
          <table:table-cell table:formula="of:=RANK([.P227];[.$M227:.$Q227];)" office:value-type="float" office:value="5" calcext:value-type="float">
            <text:p>5</text:p>
          </table:table-cell>
          <table:table-cell table:formula="of:=RANK([.Q227];[.$M227:.$Q227];)" office:value-type="float" office:value="3" calcext:value-type="float">
            <text:p>3</text:p>
          </table:table-cell>
          <table:table-cell table:formula="of:=RANK([.R227];[.$R227:.$V227];)" office:value-type="float" office:value="3" calcext:value-type="float">
            <text:p>3</text:p>
          </table:table-cell>
          <table:table-cell table:formula="of:=RANK([.S227];[.$R227:.$V227];)" office:value-type="float" office:value="4" calcext:value-type="float">
            <text:p>4</text:p>
          </table:table-cell>
          <table:table-cell table:formula="of:=RANK([.T227];[.$R227:.$V227];)" office:value-type="float" office:value="5" calcext:value-type="float">
            <text:p>5</text:p>
          </table:table-cell>
          <table:table-cell table:formula="of:=RANK([.U227];[.$R227:.$V227];)" office:value-type="float" office:value="1" calcext:value-type="float">
            <text:p>1</text:p>
          </table:table-cell>
          <table:table-cell table:formula="of:=RANK([.V227];[.$R227:.$V227];)" office:value-type="float" office:value="2" calcext:value-type="float">
            <text:p>2</text:p>
          </table:table-cell>
          <table:table-cell table:formula="of:=RANK([.W227];[.$W227:.$AA227];)" office:value-type="float" office:value="1" calcext:value-type="float">
            <text:p>1</text:p>
          </table:table-cell>
          <table:table-cell table:formula="of:=RANK([.X227];[.$W227:.$AA227];)" office:value-type="float" office:value="2" calcext:value-type="float">
            <text:p>2</text:p>
          </table:table-cell>
          <table:table-cell table:formula="of:=RANK([.Y227];[.$W227:.$AA227];)" office:value-type="float" office:value="5" calcext:value-type="float">
            <text:p>5</text:p>
          </table:table-cell>
          <table:table-cell table:formula="of:=RANK([.Z227];[.$W227:.$AA227];)" office:value-type="float" office:value="4" calcext:value-type="float">
            <text:p>4</text:p>
          </table:table-cell>
          <table:table-cell table:formula="of:=RANK([.AA227];[.$W227:.$AA227];)" office:value-type="float" office:value="3" calcext:value-type="float">
            <text:p>3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formula="of:=RANK([.C228]; OFFSET([.$C228]; 0; 0; 1; 5))" office:value-type="float" office:value="5" calcext:value-type="float">
            <text:p>5</text:p>
          </table:table-cell>
          <table:table-cell table:formula="of:=RANK([.D228]; OFFSET([.$C228]; 0; 0; 1; 5))" office:value-type="float" office:value="4" calcext:value-type="float">
            <text:p>4</text:p>
          </table:table-cell>
          <table:table-cell table:formula="of:=RANK([.E228]; OFFSET([.$C228]; 0; 0; 1; 5))" office:value-type="float" office:value="3" calcext:value-type="float">
            <text:p>3</text:p>
          </table:table-cell>
          <table:table-cell table:formula="of:=RANK([.F228]; OFFSET([.$C228]; 0; 0; 1; 5))" office:value-type="float" office:value="1" calcext:value-type="float">
            <text:p>1</text:p>
          </table:table-cell>
          <table:table-cell table:formula="of:=RANK([.G228]; OFFSET([.$C228]; 0; 0; 1; 5))" office:value-type="float" office:value="2" calcext:value-type="float">
            <text:p>2</text:p>
          </table:table-cell>
          <table:table-cell table:formula="of:=RANK([.H228];[.$H228:.$L228];)" office:value-type="float" office:value="5" calcext:value-type="float">
            <text:p>5</text:p>
          </table:table-cell>
          <table:table-cell table:formula="of:=RANK([.I228];[.$H228:.$L228];)" office:value-type="float" office:value="2" calcext:value-type="float">
            <text:p>2</text:p>
          </table:table-cell>
          <table:table-cell table:formula="of:=RANK([.J228];[.$H228:.$L228];)" office:value-type="float" office:value="1" calcext:value-type="float">
            <text:p>1</text:p>
          </table:table-cell>
          <table:table-cell table:formula="of:=RANK([.K228];[.$H228:.$L228];)" office:value-type="float" office:value="4" calcext:value-type="float">
            <text:p>4</text:p>
          </table:table-cell>
          <table:table-cell table:formula="of:=RANK([.L228];[.$H228:.$L228];)" office:value-type="float" office:value="3" calcext:value-type="float">
            <text:p>3</text:p>
          </table:table-cell>
          <table:table-cell table:formula="of:=RANK([.M228];[.$M228:.$Q228];)" office:value-type="float" office:value="5" calcext:value-type="float">
            <text:p>5</text:p>
          </table:table-cell>
          <table:table-cell table:formula="of:=RANK([.N228];[.$M228:.$Q228];)" office:value-type="float" office:value="2" calcext:value-type="float">
            <text:p>2</text:p>
          </table:table-cell>
          <table:table-cell table:formula="of:=RANK([.O228];[.$M228:.$Q228];)" office:value-type="float" office:value="4" calcext:value-type="float">
            <text:p>4</text:p>
          </table:table-cell>
          <table:table-cell table:formula="of:=RANK([.P228];[.$M228:.$Q228];)" office:value-type="float" office:value="1" calcext:value-type="float">
            <text:p>1</text:p>
          </table:table-cell>
          <table:table-cell table:formula="of:=RANK([.Q228];[.$M228:.$Q228];)" office:value-type="float" office:value="3" calcext:value-type="float">
            <text:p>3</text:p>
          </table:table-cell>
          <table:table-cell table:formula="of:=RANK([.R228];[.$R228:.$V228];)" office:value-type="float" office:value="5" calcext:value-type="float">
            <text:p>5</text:p>
          </table:table-cell>
          <table:table-cell table:formula="of:=RANK([.S228];[.$R228:.$V228];)" office:value-type="float" office:value="2" calcext:value-type="float">
            <text:p>2</text:p>
          </table:table-cell>
          <table:table-cell table:formula="of:=RANK([.T228];[.$R228:.$V228];)" office:value-type="float" office:value="3" calcext:value-type="float">
            <text:p>3</text:p>
          </table:table-cell>
          <table:table-cell table:formula="of:=RANK([.U228];[.$R228:.$V228];)" office:value-type="float" office:value="1" calcext:value-type="float">
            <text:p>1</text:p>
          </table:table-cell>
          <table:table-cell table:formula="of:=RANK([.V228];[.$R228:.$V228];)" office:value-type="float" office:value="4" calcext:value-type="float">
            <text:p>4</text:p>
          </table:table-cell>
          <table:table-cell table:formula="of:=RANK([.W228];[.$W228:.$AA228];)" office:value-type="float" office:value="2" calcext:value-type="float">
            <text:p>2</text:p>
          </table:table-cell>
          <table:table-cell table:formula="of:=RANK([.X228];[.$W228:.$AA228];)" office:value-type="float" office:value="4" calcext:value-type="float">
            <text:p>4</text:p>
          </table:table-cell>
          <table:table-cell table:formula="of:=RANK([.Y228];[.$W228:.$AA228];)" office:value-type="float" office:value="5" calcext:value-type="float">
            <text:p>5</text:p>
          </table:table-cell>
          <table:table-cell table:formula="of:=RANK([.Z228];[.$W228:.$AA228];)" office:value-type="float" office:value="1" calcext:value-type="float">
            <text:p>1</text:p>
          </table:table-cell>
          <table:table-cell table:formula="of:=RANK([.AA228];[.$W228:.$AA228];)" office:value-type="float" office:value="3" calcext:value-type="float">
            <text:p>3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229]; OFFSET([.$C229]; 0; 0; 1; 5))" office:value-type="float" office:value="3" calcext:value-type="float">
            <text:p>3</text:p>
          </table:table-cell>
          <table:table-cell table:formula="of:=RANK([.D229]; OFFSET([.$C229]; 0; 0; 1; 5))" office:value-type="float" office:value="5" calcext:value-type="float">
            <text:p>5</text:p>
          </table:table-cell>
          <table:table-cell table:formula="of:=RANK([.E229]; OFFSET([.$C229]; 0; 0; 1; 5))" office:value-type="float" office:value="4" calcext:value-type="float">
            <text:p>4</text:p>
          </table:table-cell>
          <table:table-cell table:formula="of:=RANK([.F229]; OFFSET([.$C229]; 0; 0; 1; 5))" office:value-type="float" office:value="2" calcext:value-type="float">
            <text:p>2</text:p>
          </table:table-cell>
          <table:table-cell table:formula="of:=RANK([.G229]; OFFSET([.$C229]; 0; 0; 1; 5))" office:value-type="float" office:value="1" calcext:value-type="float">
            <text:p>1</text:p>
          </table:table-cell>
          <table:table-cell table:formula="of:=RANK([.H229];[.$H229:.$L229];)" office:value-type="float" office:value="2" calcext:value-type="float">
            <text:p>2</text:p>
          </table:table-cell>
          <table:table-cell table:formula="of:=RANK([.I229];[.$H229:.$L229];)" office:value-type="float" office:value="1" calcext:value-type="float">
            <text:p>1</text:p>
          </table:table-cell>
          <table:table-cell table:formula="of:=RANK([.J229];[.$H229:.$L229];)" office:value-type="float" office:value="3" calcext:value-type="float">
            <text:p>3</text:p>
          </table:table-cell>
          <table:table-cell table:formula="of:=RANK([.K229];[.$H229:.$L229];)" office:value-type="float" office:value="5" calcext:value-type="float">
            <text:p>5</text:p>
          </table:table-cell>
          <table:table-cell table:formula="of:=RANK([.L229];[.$H229:.$L229];)" office:value-type="float" office:value="4" calcext:value-type="float">
            <text:p>4</text:p>
          </table:table-cell>
          <table:table-cell table:formula="of:=RANK([.M229];[.$M229:.$Q229];)" office:value-type="float" office:value="5" calcext:value-type="float">
            <text:p>5</text:p>
          </table:table-cell>
          <table:table-cell table:formula="of:=RANK([.N229];[.$M229:.$Q229];)" office:value-type="float" office:value="2" calcext:value-type="float">
            <text:p>2</text:p>
          </table:table-cell>
          <table:table-cell table:formula="of:=RANK([.O229];[.$M229:.$Q229];)" office:value-type="float" office:value="3" calcext:value-type="float">
            <text:p>3</text:p>
          </table:table-cell>
          <table:table-cell table:formula="of:=RANK([.P229];[.$M229:.$Q229];)" office:value-type="float" office:value="1" calcext:value-type="float">
            <text:p>1</text:p>
          </table:table-cell>
          <table:table-cell table:formula="of:=RANK([.Q229];[.$M229:.$Q229];)" office:value-type="float" office:value="4" calcext:value-type="float">
            <text:p>4</text:p>
          </table:table-cell>
          <table:table-cell table:formula="of:=RANK([.R229];[.$R229:.$V229];)" office:value-type="float" office:value="5" calcext:value-type="float">
            <text:p>5</text:p>
          </table:table-cell>
          <table:table-cell table:formula="of:=RANK([.S229];[.$R229:.$V229];)" office:value-type="float" office:value="3" calcext:value-type="float">
            <text:p>3</text:p>
          </table:table-cell>
          <table:table-cell table:formula="of:=RANK([.T229];[.$R229:.$V229];)" office:value-type="float" office:value="4" calcext:value-type="float">
            <text:p>4</text:p>
          </table:table-cell>
          <table:table-cell table:formula="of:=RANK([.U229];[.$R229:.$V229];)" office:value-type="float" office:value="1" calcext:value-type="float">
            <text:p>1</text:p>
          </table:table-cell>
          <table:table-cell table:formula="of:=RANK([.V229];[.$R229:.$V229];)" office:value-type="float" office:value="2" calcext:value-type="float">
            <text:p>2</text:p>
          </table:table-cell>
          <table:table-cell table:formula="of:=RANK([.W229];[.$W229:.$AA229];)" office:value-type="float" office:value="2" calcext:value-type="float">
            <text:p>2</text:p>
          </table:table-cell>
          <table:table-cell table:formula="of:=RANK([.X229];[.$W229:.$AA229];)" office:value-type="float" office:value="4" calcext:value-type="float">
            <text:p>4</text:p>
          </table:table-cell>
          <table:table-cell table:formula="of:=RANK([.Y229];[.$W229:.$AA229];)" office:value-type="float" office:value="5" calcext:value-type="float">
            <text:p>5</text:p>
          </table:table-cell>
          <table:table-cell table:formula="of:=RANK([.Z229];[.$W229:.$AA229];)" office:value-type="float" office:value="1" calcext:value-type="float">
            <text:p>1</text:p>
          </table:table-cell>
          <table:table-cell table:formula="of:=RANK([.AA229];[.$W229:.$AA229];)" office:value-type="float" office:value="3" calcext:value-type="float">
            <text:p>3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number-columns-repeated="28"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office:value-type="float" office:value="938563" calcext:value-type="float">
            <text:p>938563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style-name="ce2" office:value-type="float" office:value="-903.900054410665" calcext:value-type="float">
            <text:p>-903,900054410665</text:p>
          </table:table-cell>
          <table:table-cell table:style-name="ce6" office:value-type="float" office:value="6.9856491872407" calcext:value-type="float">
            <text:p>6,9856491872407</text:p>
          </table:table-cell>
          <table:table-cell table:style-name="ce13" office:value-type="float" office:value="5.99197442698769" calcext:value-type="float">
            <text:p>5,99197442698769</text:p>
          </table:table-cell>
          <table:table-cell table:style-name="ce5" office:value-type="float" office:value="22.3661837720193" calcext:value-type="float">
            <text:p>22,3661837720193</text:p>
          </table:table-cell>
          <table:table-cell table:style-name="ce51" office:value-type="float" office:value="1.76766646262667" calcext:value-type="float">
            <text:p>1,76766646262667</text:p>
          </table:table-cell>
          <table:table-cell table:style-name="ce2" office:value-type="float" office:value="-2197.76585297419" calcext:value-type="float">
            <text:p>-2197,76585297419</text:p>
          </table:table-cell>
          <table:table-cell table:style-name="ce22" office:value-type="float" office:value="8.46941638608305" calcext:value-type="float">
            <text:p>8,46941638608305</text:p>
          </table:table-cell>
          <table:table-cell table:style-name="ce22" office:value-type="float" office:value="6.14945753834643" calcext:value-type="float">
            <text:p>6,14945753834643</text:p>
          </table:table-cell>
          <table:table-cell table:style-name="ce5" office:value-type="float" office:value="14.8442760942761" calcext:value-type="float">
            <text:p>14,8442760942761</text:p>
          </table:table-cell>
          <table:table-cell table:style-name="ce144" office:value-type="float" office:value="-132.348017209128" calcext:value-type="float">
            <text:p>-132,348017209128</text:p>
          </table:table-cell>
          <table:table-cell table:style-name="ce2" office:value-type="float" office:value="-1669.73688763656" calcext:value-type="float">
            <text:p>-1669,73688763656</text:p>
          </table:table-cell>
          <table:table-cell table:style-name="ce22" office:value-type="float" office:value="5.84803994265658" calcext:value-type="float">
            <text:p>5,84803994265658</text:p>
          </table:table-cell>
          <table:table-cell table:style-name="ce22" office:value-type="float" office:value="5.91724751594246" calcext:value-type="float">
            <text:p>5,91724751594246</text:p>
          </table:table-cell>
          <table:table-cell table:style-name="ce5" office:value-type="float" office:value="11.7593553808888" calcext:value-type="float">
            <text:p>11,7593553808888</text:p>
          </table:table-cell>
          <table:table-cell table:style-name="ce24" office:value-type="float" office:value="9.31879974294326" calcext:value-type="float">
            <text:p>9,31879974294326</text:p>
          </table:table-cell>
          <table:table-cell table:style-name="ce2" office:value-type="float" office:value="-573.600579874571" calcext:value-type="float">
            <text:p>-573,600579874571</text:p>
          </table:table-cell>
          <table:table-cell table:style-name="ce48" office:value-type="float" office:value="10.9359931927768" calcext:value-type="float">
            <text:p>10,9359931927768</text:p>
          </table:table-cell>
          <table:table-cell table:style-name="ce301" office:value-type="float" office:value="6.99883394787432" calcext:value-type="float">
            <text:p>6,99883394787432</text:p>
          </table:table-cell>
          <table:table-cell table:style-name="ce31" office:value-type="float" office:value="23.536919731493" calcext:value-type="float">
            <text:p>23,536919731493</text:p>
          </table:table-cell>
          <table:table-cell table:style-name="ce7" office:value-type="float" office:value="19.1040307585642" calcext:value-type="float">
            <text:p>19,1040307585642</text:p>
          </table:table-cell>
          <table:table-cell table:style-name="ce2" office:value-type="float" office:value="-1679.3031915529" calcext:value-type="float">
            <text:p>-1679,3031915529</text:p>
          </table:table-cell>
          <table:table-cell table:style-name="ce86" office:value-type="float" office:value="94.7787293510589" calcext:value-type="float">
            <text:p>94,7787293510589</text:p>
          </table:table-cell>
          <table:table-cell table:style-name="ce307" office:value-type="float" office:value="59.035486914872" calcext:value-type="float">
            <text:p>59,035486914872</text:p>
          </table:table-cell>
          <table:table-cell table:style-name="ce76" office:value-type="float" office:value="176.105397689946" calcext:value-type="float">
            <text:p>176,105397689946</text:p>
          </table:table-cell>
          <table:table-cell table:style-name="ce162" office:value-type="float" office:value="30.1373012744712" calcext:value-type="float">
            <text:p>30,1373012744712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11" office:value-type="float" office:value="20.6311637080868" calcext:value-type="float">
            <text:p>20,6311637080868</text:p>
          </table:table-cell>
          <table:table-cell table:style-name="ce6" office:value-type="float" office:value="8.09834727606611" calcext:value-type="float">
            <text:p>8,09834727606611</text:p>
          </table:table-cell>
          <table:table-cell table:style-name="ce13" office:value-type="float" office:value="5.99197442698769" calcext:value-type="float">
            <text:p>5,99197442698769</text:p>
          </table:table-cell>
          <table:table-cell table:style-name="ce17" office:value-type="float" office:value="20.1843161259607" calcext:value-type="float">
            <text:p>20,1843161259607</text:p>
          </table:table-cell>
          <table:table-cell table:style-name="ce51" office:value-type="float" office:value="2.07032578385364" calcext:value-type="float">
            <text:p>2,07032578385364</text:p>
          </table:table-cell>
          <table:table-cell table:style-name="ce17" office:value-type="float" office:value="10.8052749719416" calcext:value-type="float">
            <text:p>10,8052749719416</text:p>
          </table:table-cell>
          <table:table-cell table:style-name="ce22" office:value-type="float" office:value="8.78039655817434" calcext:value-type="float">
            <text:p>8,78039655817434</text:p>
          </table:table-cell>
          <table:table-cell table:style-name="ce22" office:value-type="float" office:value="6.14945753834643" calcext:value-type="float">
            <text:p>6,14945753834643</text:p>
          </table:table-cell>
          <table:table-cell table:style-name="ce5" office:value-type="float" office:value="15.6981855592967" calcext:value-type="float">
            <text:p>15,6981855592967</text:p>
          </table:table-cell>
          <table:table-cell table:style-name="ce149" office:value-type="float" office:value="-398.580714552937" calcext:value-type="float">
            <text:p>-398,580714552937</text:p>
          </table:table-cell>
          <table:table-cell table:style-name="ce24" office:value-type="float" office:value="9.00538830392011" calcext:value-type="float">
            <text:p>9,00538830392011</text:p>
          </table:table-cell>
          <table:table-cell table:style-name="ce22" office:value-type="float" office:value="6.11498343961639" calcext:value-type="float">
            <text:p>6,11498343961639</text:p>
          </table:table-cell>
          <table:table-cell table:style-name="ce22" office:value-type="float" office:value="5.91724751594246" calcext:value-type="float">
            <text:p>5,91724751594246</text:p>
          </table:table-cell>
          <table:table-cell table:style-name="ce5" office:value-type="float" office:value="11.955113945326" calcext:value-type="float">
            <text:p>11,955113945326</text:p>
          </table:table-cell>
          <table:table-cell table:style-name="ce23" office:value-type="float" office:value="-61.987246032923" calcext:value-type="float">
            <text:p>-61,987246032923</text:p>
          </table:table-cell>
          <table:table-cell table:style-name="ce22" office:value-type="float" office:value="22.6009265387161" calcext:value-type="float">
            <text:p>22,6009265387161</text:p>
          </table:table-cell>
          <table:table-cell table:style-name="ce51" office:value-type="float" office:value="11.37152941918" calcext:value-type="float">
            <text:p>11,37152941918</text:p>
          </table:table-cell>
          <table:table-cell table:style-name="ce301" office:value-type="float" office:value="6.99883394787432" calcext:value-type="float">
            <text:p>6,99883394787432</text:p>
          </table:table-cell>
          <table:table-cell table:style-name="ce17" office:value-type="float" office:value="23.0629352998646" calcext:value-type="float">
            <text:p>23,0629352998646</text:p>
          </table:table-cell>
          <table:table-cell table:style-name="ce5" office:value-type="float" office:value="24.7861712520878" calcext:value-type="float">
            <text:p>24,7861712520878</text:p>
          </table:table-cell>
          <table:table-cell table:style-name="ce48" office:value-type="float" office:value="146.49466681" calcext:value-type="float">
            <text:p>146,49466681</text:p>
          </table:table-cell>
          <table:table-cell table:style-name="ce86" office:value-type="float" office:value="94.7787293510589" calcext:value-type="float">
            <text:p>94,7787293510589</text:p>
          </table:table-cell>
          <table:table-cell table:style-name="ce307" office:value-type="float" office:value="59.035486914872" calcext:value-type="float">
            <text:p>59,035486914872</text:p>
          </table:table-cell>
          <table:table-cell table:style-name="ce22" office:value-type="float" office:value="180.564732862723" calcext:value-type="float">
            <text:p>180,564732862723</text:p>
          </table:table-cell>
          <table:table-cell table:style-name="ce5" office:value-type="float" office:value="188.969195303448" calcext:value-type="float">
            <text:p>188,969195303448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style-name="ce2" office:value-type="float" office:value="-463.396585730803" calcext:value-type="float">
            <text:p>-463,396585730803</text:p>
          </table:table-cell>
          <table:table-cell table:style-name="ce46" office:value-type="float" office:value="-98.0316942120655" calcext:value-type="float">
            <text:p>-98,0316942120655</text:p>
          </table:table-cell>
          <table:table-cell table:style-name="ce60" office:value-type="float" office:value="-99.2396109637489" calcext:value-type="float">
            <text:p>-99,2396109637489</text:p>
          </table:table-cell>
          <table:table-cell table:style-name="ce11" office:value-type="float" office:value="5.86478949874176" calcext:value-type="float">
            <text:p>5,86478949874176</text:p>
          </table:table-cell>
          <table:table-cell table:style-name="ce45" office:value-type="float" office:value="-0.187036659185195" calcext:value-type="float">
            <text:p>-0,187036659185195</text:p>
          </table:table-cell>
          <table:table-cell table:style-name="ce104" office:value-type="float" office:value="-92.3438084549195" calcext:value-type="float">
            <text:p>-92,3438084549195</text:p>
          </table:table-cell>
          <table:table-cell table:style-name="ce2" office:value-type="float" office:value="-275.164609053498" calcext:value-type="float">
            <text:p>-275,164609053498</text:p>
          </table:table-cell>
          <table:table-cell table:style-name="ce121" office:value-type="float" office:value="-65.6486157875046" calcext:value-type="float">
            <text:p>-65,6486157875046</text:p>
          </table:table-cell>
          <table:table-cell table:style-name="ce140" office:value-type="float" office:value="-132.166573138795" calcext:value-type="float">
            <text:p>-132,166573138795</text:p>
          </table:table-cell>
          <table:table-cell table:style-name="ce28" office:value-type="float" office:value="2.67630003741106" calcext:value-type="float">
            <text:p>2,67630003741106</text:p>
          </table:table-cell>
          <table:table-cell table:style-name="ce2" office:value-type="float" office:value="-16.37352315982" calcext:value-type="float">
            <text:p>-16,37352315982</text:p>
          </table:table-cell>
          <table:table-cell table:style-name="ce49" office:value-type="float" office:value="4.62553759454244" calcext:value-type="float">
            <text:p>4,62553759454244</text:p>
          </table:table-cell>
          <table:table-cell table:style-name="ce239" office:value-type="float" office:value="4.95575658707791" calcext:value-type="float">
            <text:p>4,95575658707791</text:p>
          </table:table-cell>
          <table:table-cell table:style-name="ce168" office:value-type="float" office:value="0.414751099906126" calcext:value-type="float">
            <text:p>0,414751099906126</text:p>
          </table:table-cell>
          <table:table-cell table:style-name="ce286" office:value-type="float" office:value="2.08413663552321" calcext:value-type="float">
            <text:p>2,08413663552321</text:p>
          </table:table-cell>
          <table:table-cell table:style-name="ce297" office:value-type="float" office:value="-6.14667044845733" calcext:value-type="float">
            <text:p>-6,14667044845733</text:p>
          </table:table-cell>
          <table:table-cell table:style-name="ce5" office:value-type="float" office:value="5.20153792820901" calcext:value-type="float">
            <text:p>5,20153792820901</text:p>
          </table:table-cell>
          <table:table-cell table:style-name="ce100" office:value-type="float" office:value="2.43200655510384" calcext:value-type="float">
            <text:p>2,43200655510384</text:p>
          </table:table-cell>
          <table:table-cell table:style-name="ce285" office:value-type="float" office:value="-46.0622104566512" calcext:value-type="float">
            <text:p>-46,0622104566512</text:p>
          </table:table-cell>
          <table:table-cell table:style-name="ce13" office:value-type="float" office:value="3.61161009738111" calcext:value-type="float">
            <text:p>3,61161009738111</text:p>
          </table:table-cell>
          <table:table-cell table:style-name="ce211" office:value-type="float" office:value="88.9137731274113" calcext:value-type="float">
            <text:p>88,9137731274113</text:p>
          </table:table-cell>
          <table:table-cell table:style-name="ce35" office:value-type="float" office:value="182.345648045293" calcext:value-type="float">
            <text:p>182,345648045293</text:p>
          </table:table-cell>
          <table:table-cell table:style-name="ce467" office:value-type="float" office:value="133.650338624718" calcext:value-type="float">
            <text:p>133,650338624718</text:p>
          </table:table-cell>
          <table:table-cell table:style-name="ce465" office:value-type="float" office:value="184.619748927987" calcext:value-type="float">
            <text:p>184,619748927987</text:p>
          </table:table-cell>
          <table:table-cell table:style-name="ce2" office:value-type="float" office:value="75.581634237527" calcext:value-type="float">
            <text:p>75,581634237527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10" office:value-type="float" office:value="3.82166904713324" calcext:value-type="float">
            <text:p>3,82166904713324</text:p>
          </table:table-cell>
          <table:table-cell table:style-name="ce22" office:value-type="float" office:value="5.2683125892675" calcext:value-type="float">
            <text:p>5,2683125892675</text:p>
          </table:table-cell>
          <table:table-cell table:style-name="ce60" office:value-type="float" office:value="-99.4919404203223" calcext:value-type="float">
            <text:p>-99,4919404203223</text:p>
          </table:table-cell>
          <table:table-cell table:style-name="ce5" office:value-type="float" office:value="6.68775079915664" calcext:value-type="float">
            <text:p>6,68775079915664</text:p>
          </table:table-cell>
          <table:table-cell table:style-name="ce93" office:value-type="float" office:value="-91.5214582058083" calcext:value-type="float">
            <text:p>-91,5214582058083</text:p>
          </table:table-cell>
          <table:table-cell table:style-name="ce65" office:value-type="float" office:value="-66.5698653198653" calcext:value-type="float">
            <text:p>-66,5698653198653</text:p>
          </table:table-cell>
          <table:table-cell table:style-name="ce5" office:value-type="float" office:value="3.93331462775907" calcext:value-type="float">
            <text:p>3,93331462775907</text:p>
          </table:table-cell>
          <table:table-cell table:style-name="ce3" office:value-type="float" office:value="3.74205013093902" calcext:value-type="float">
            <text:p>3,74205013093902</text:p>
          </table:table-cell>
          <table:table-cell table:style-name="ce141" office:value-type="float" office:value="-131.94912083801" calcext:value-type="float">
            <text:p>-131,94912083801</text:p>
          </table:table-cell>
          <table:table-cell table:style-name="ce22" office:value-type="float" office:value="2.83529741863069" calcext:value-type="float">
            <text:p>2,83529741863069</text:p>
          </table:table-cell>
          <table:table-cell table:style-name="ce179" office:value-type="float" office:value="2.5814424835632" calcext:value-type="float">
            <text:p>2,5814424835632</text:p>
          </table:table-cell>
          <table:table-cell table:style-name="ce5" office:value-type="float" office:value="5.40560581343611" calcext:value-type="float">
            <text:p>5,40560581343611</text:p>
          </table:table-cell>
          <table:table-cell table:style-name="ce16" office:value-type="float" office:value="5.15349251075184" calcext:value-type="float">
            <text:p>5,15349251075184</text:p>
          </table:table-cell>
          <table:table-cell table:style-name="ce131" office:value-type="float" office:value="1.85229126501562" calcext:value-type="float">
            <text:p>1,85229126501562</text:p>
          </table:table-cell>
          <table:table-cell table:style-name="ce298" office:value-type="float" office:value="3.75599387018637" calcext:value-type="float">
            <text:p>3,75599387018637</text:p>
          </table:table-cell>
          <table:table-cell table:style-name="ce2" office:value-type="float" office:value="-89.3681258075699" calcext:value-type="float">
            <text:p>-89,3681258075699</text:p>
          </table:table-cell>
          <table:table-cell table:style-name="ce5" office:value-type="float" office:value="5.11707793640289" calcext:value-type="float">
            <text:p>5,11707793640289</text:p>
          </table:table-cell>
          <table:table-cell table:style-name="ce100" office:value-type="float" office:value="2.41152185559863" calcext:value-type="float">
            <text:p>2,41152185559863</text:p>
          </table:table-cell>
          <table:table-cell table:style-name="ce396" office:value-type="float" office:value="-42.4754971478995" calcext:value-type="float">
            <text:p>-42,4754971478995</text:p>
          </table:table-cell>
          <table:table-cell table:style-name="ce236" office:value-type="float" office:value="-89.0202010652044" calcext:value-type="float">
            <text:p>-89,0202010652044</text:p>
          </table:table-cell>
          <table:table-cell table:style-name="ce5" office:value-type="float" office:value="187.461927115061" calcext:value-type="float">
            <text:p>187,461927115061</text:p>
          </table:table-cell>
          <table:table-cell table:style-name="ce50" office:value-type="float" office:value="185.384789957119" calcext:value-type="float">
            <text:p>185,384789957119</text:p>
          </table:table-cell>
          <table:table-cell table:style-name="ce376" office:value-type="float" office:value="134.506037911635" calcext:value-type="float">
            <text:p>134,506037911635</text:p>
          </table:table-cell>
          <table:table-cell table:style-name="ce41" office:value-type="float" office:value="183.716749680486" calcext:value-type="float">
            <text:p>183,716749680486</text:p>
          </table:table-cell>
          <table:table-cell table:style-name="ce146" office:value-type="float" office:value="182.047873293439" calcext:value-type="float">
            <text:p>182,047873293439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style-name="ce2" office:value-type="float" office:value="-1560.48561518058" calcext:value-type="float">
            <text:p>-1560,48561518058</text:p>
          </table:table-cell>
          <table:table-cell table:style-name="ce22" office:value-type="float" office:value="29.0185676392573" calcext:value-type="float">
            <text:p>29,0185676392573</text:p>
          </table:table-cell>
          <table:table-cell table:style-name="ce10" office:value-type="float" office:value="25.9872134938448" calcext:value-type="float">
            <text:p>25,9872134938448</text:p>
          </table:table-cell>
          <table:table-cell table:style-name="ce11" office:value-type="float" office:value="33.3469359994559" calcext:value-type="float">
            <text:p>33,3469359994559</text:p>
          </table:table-cell>
          <table:table-cell table:style-name="ce17" office:value-type="float" office:value="31.9642249880977" calcext:value-type="float">
            <text:p>31,9642249880977</text:p>
          </table:table-cell>
          <table:table-cell table:style-name="ce2" office:value-type="float" office:value="-2025.23802843247" calcext:value-type="float">
            <text:p>-2025,23802843247</text:p>
          </table:table-cell>
          <table:table-cell table:style-name="ce22" office:value-type="float" office:value="25.9109614665171" calcext:value-type="float">
            <text:p>25,9109614665171</text:p>
          </table:table-cell>
          <table:table-cell table:style-name="ce5" office:value-type="float" office:value="32.6940703329592" calcext:value-type="float">
            <text:p>32,6940703329592</text:p>
          </table:table-cell>
          <table:table-cell table:style-name="ce24" office:value-type="float" office:value="28.8201459034793" calcext:value-type="float">
            <text:p>28,8201459034793</text:p>
          </table:table-cell>
          <table:table-cell table:style-name="ce22" office:value-type="float" office:value="24.3887953610176" calcext:value-type="float">
            <text:p>24,3887953610176</text:p>
          </table:table-cell>
          <table:table-cell table:style-name="ce4" office:value-type="float" office:value="304.035295862376" calcext:value-type="float">
            <text:p>304,035295862376</text:p>
          </table:table-cell>
          <table:table-cell table:style-name="ce216" office:value-type="float" office:value="126.825349745415" calcext:value-type="float">
            <text:p>126,825349745415</text:p>
          </table:table-cell>
          <table:table-cell table:style-name="ce2" office:value-type="float" office:value="69.7167432893371" calcext:value-type="float">
            <text:p>69,7167432893371</text:p>
          </table:table-cell>
          <table:table-cell table:style-name="ce5" office:value-type="float" office:value="307.206980078106" calcext:value-type="float">
            <text:p>307,206980078106</text:p>
          </table:table-cell>
          <table:table-cell table:style-name="ce287" office:value-type="float" office:value="88.606456077908" calcext:value-type="float">
            <text:p>88,606456077908</text:p>
          </table:table-cell>
          <table:table-cell table:style-name="ce30" office:value-type="float" office:value="264.788692445873" calcext:value-type="float">
            <text:p>264,788692445873</text:p>
          </table:table-cell>
          <table:table-cell table:style-name="ce361" office:value-type="float" office:value="109.354889540197" calcext:value-type="float">
            <text:p>109,354889540197</text:p>
          </table:table-cell>
          <table:table-cell table:style-name="ce2" office:value-type="float" office:value="77.9669723614131" calcext:value-type="float">
            <text:p>77,9669723614131</text:p>
          </table:table-cell>
          <table:table-cell table:style-name="ce5" office:value-type="float" office:value="268.818505562384" calcext:value-type="float">
            <text:p>268,818505562384</text:p>
          </table:table-cell>
          <table:table-cell table:style-name="ce155" office:value-type="float" office:value="78.3108001638775" calcext:value-type="float">
            <text:p>78,3108001638775</text:p>
          </table:table-cell>
          <table:table-cell table:style-name="ce2" office:value-type="float" office:value="944.117485457651" calcext:value-type="float">
            <text:p>944,117485457651</text:p>
          </table:table-cell>
          <table:table-cell table:style-name="ce119" office:value-type="float" office:value="950.799799333501" calcext:value-type="float">
            <text:p>950,799799333501</text:p>
          </table:table-cell>
          <table:table-cell table:style-name="ce276" office:value-type="float" office:value="949.924750062708" calcext:value-type="float">
            <text:p>949,924750062708</text:p>
          </table:table-cell>
          <table:table-cell table:style-name="ce120" office:value-type="float" office:value="950.474910715352" calcext:value-type="float">
            <text:p>950,474910715352</text:p>
          </table:table-cell>
          <table:table-cell table:style-name="ce257" office:value-type="float" office:value="948.923209230659" calcext:value-type="float">
            <text:p>948,923209230659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" office:value-type="float" office:value="35.8899544310685" calcext:value-type="float">
            <text:p>35,8899544310685</text:p>
          </table:table-cell>
          <table:table-cell table:style-name="ce22" office:value-type="float" office:value="30.4998979800041" calcext:value-type="float">
            <text:p>30,4998979800041</text:p>
          </table:table-cell>
          <table:table-cell table:style-name="ce8" office:value-type="float" office:value="27.2917091749983" calcext:value-type="float">
            <text:p>27,2917091749983</text:p>
          </table:table-cell>
          <table:table-cell table:style-name="ce3" office:value-type="float" office:value="35.743725770251" calcext:value-type="float">
            <text:p>35,743725770251</text:p>
          </table:table-cell>
          <table:table-cell table:style-name="ce5" office:value-type="float" office:value="35.8899544310685" calcext:value-type="float">
            <text:p>35,8899544310685</text:p>
          </table:table-cell>
          <table:table-cell table:style-name="ce22" office:value-type="float" office:value="26.3973063973064" calcext:value-type="float">
            <text:p>26,3973063973064</text:p>
          </table:table-cell>
          <table:table-cell table:style-name="ce22" office:value-type="float" office:value="25.8300598578377" calcext:value-type="float">
            <text:p>25,8300598578377</text:p>
          </table:table-cell>
          <table:table-cell table:style-name="ce5" office:value-type="float" office:value="32.6940703329592" calcext:value-type="float">
            <text:p>32,6940703329592</text:p>
          </table:table-cell>
          <table:table-cell table:style-name="ce17" office:value-type="float" office:value="27.9578189300412" calcext:value-type="float">
            <text:p>27,9578189300412</text:p>
          </table:table-cell>
          <table:table-cell table:style-name="ce22" office:value-type="float" office:value="26.3973063973064" calcext:value-type="float">
            <text:p>26,3973063973064</text:p>
          </table:table-cell>
          <table:table-cell table:style-name="ce180" office:value-type="float" office:value="197.796727470463" calcext:value-type="float">
            <text:p>197,796727470463</text:p>
          </table:table-cell>
          <table:table-cell table:style-name="ce216" office:value-type="float" office:value="126.884670522517" calcext:value-type="float">
            <text:p>126,884670522517</text:p>
          </table:table-cell>
          <table:table-cell table:style-name="ce234" office:value-type="float" office:value="72.8370161649117" calcext:value-type="float">
            <text:p>72,8370161649117</text:p>
          </table:table-cell>
          <table:table-cell table:style-name="ce264" office:value-type="float" office:value="197.785357654852" calcext:value-type="float">
            <text:p>197,785357654852</text:p>
          </table:table-cell>
          <table:table-cell table:style-name="ce285" office:value-type="float" office:value="178.30194275545" calcext:value-type="float">
            <text:p>178,30194275545</text:p>
          </table:table-cell>
          <table:table-cell table:style-name="ce327" office:value-type="float" office:value="218.218146292269" calcext:value-type="float">
            <text:p>218,218146292269</text:p>
          </table:table-cell>
          <table:table-cell table:style-name="ce362" office:value-type="float" office:value="108.628785730043" calcext:value-type="float">
            <text:p>108,628785730043</text:p>
          </table:table-cell>
          <table:table-cell table:style-name="ce2" office:value-type="float" office:value="77.780404021304" calcext:value-type="float">
            <text:p>77,780404021304</text:p>
          </table:table-cell>
          <table:table-cell table:style-name="ce133" office:value-type="float" office:value="218.085783618543" calcext:value-type="float">
            <text:p>218,085783618543</text:p>
          </table:table-cell>
          <table:table-cell table:style-name="ce327" office:value-type="float" office:value="218.218146292269" calcext:value-type="float">
            <text:p>218,218146292269</text:p>
          </table:table-cell>
          <table:table-cell table:style-name="ce439" office:value-type="float" office:value="946.780497127364" calcext:value-type="float">
            <text:p>946,780497127364</text:p>
          </table:table-cell>
          <table:table-cell table:style-name="ce18" office:value-type="float" office:value="950.835632636973" calcext:value-type="float">
            <text:p>950,835632636973</text:p>
          </table:table-cell>
          <table:table-cell table:style-name="ce89" office:value-type="float" office:value="949.948758376035" calcext:value-type="float">
            <text:p>949,948758376035</text:p>
          </table:table-cell>
          <table:table-cell table:style-name="ce120" office:value-type="float" office:value="950.480882932598" calcext:value-type="float">
            <text:p>950,480882932598</text:p>
          </table:table-cell>
          <table:table-cell table:style-name="ce5" office:value-type="float" office:value="950.906582577848" calcext:value-type="float">
            <text:p>950,906582577848</text:p>
          </table:table-cell>
          <table:table-cell/>
          <table:table-cell table:style-name="ce989" table:number-columns-repeated="2"/>
          <table:table-cell table:style-name="ce495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style-name="ce2" office:value-type="float" office:value="-459.340270693056" calcext:value-type="float">
            <text:p>-459,340270693056</text:p>
          </table:table-cell>
          <table:table-cell table:style-name="ce49" office:value-type="float" office:value="26.9101543902605" calcext:value-type="float">
            <text:p>26,9101543902605</text:p>
          </table:table-cell>
          <table:table-cell table:style-name="ce58" office:value-type="float" office:value="24.9887778004489" calcext:value-type="float">
            <text:p>24,9887778004489</text:p>
          </table:table-cell>
          <table:table-cell table:style-name="ce79" office:value-type="float" office:value="35.3206828538393" calcext:value-type="float">
            <text:p>35,3206828538393</text:p>
          </table:table-cell>
          <table:table-cell table:style-name="ce94" office:value-type="float" office:value="31.3772699449092" calcext:value-type="float">
            <text:p>31,3772699449092</text:p>
          </table:table-cell>
          <table:table-cell table:style-name="ce2" office:value-type="float" office:value="-825.724841002619" calcext:value-type="float">
            <text:p>-825,724841002619</text:p>
          </table:table-cell>
          <table:table-cell table:style-name="ce22" office:value-type="float" office:value="28.7018331462776" calcext:value-type="float">
            <text:p>28,7018331462776</text:p>
          </table:table-cell>
          <table:table-cell table:style-name="ce5" office:value-type="float" office:value="31.3963711185933" calcext:value-type="float">
            <text:p>31,3963711185933</text:p>
          </table:table-cell>
          <table:table-cell table:style-name="ce17" office:value-type="float" office:value="28.9146090534979" calcext:value-type="float">
            <text:p>28,9146090534979</text:p>
          </table:table-cell>
          <table:table-cell table:style-name="ce22" office:value-type="float" office:value="28.4053497942386" calcext:value-type="float">
            <text:p>28,4053497942386</text:p>
          </table:table-cell>
          <table:table-cell table:style-name="ce5" office:value-type="float" office:value="298.751668396856" calcext:value-type="float">
            <text:p>298,751668396856</text:p>
          </table:table-cell>
          <table:table-cell table:style-name="ce217" office:value-type="float" office:value="93.0045973602254" calcext:value-type="float">
            <text:p>93,0045973602254</text:p>
          </table:table-cell>
          <table:table-cell table:style-name="ce2" office:value-type="float" office:value="69.5654753077265" calcext:value-type="float">
            <text:p>69,5654753077265</text:p>
          </table:table-cell>
          <table:table-cell table:style-name="ce136" office:value-type="float" office:value="267.976172821197" calcext:value-type="float">
            <text:p>267,976172821197</text:p>
          </table:table-cell>
          <table:table-cell table:style-name="ce214" office:value-type="float" office:value="80.6881210143853" calcext:value-type="float">
            <text:p>80,6881210143853</text:p>
          </table:table-cell>
          <table:table-cell table:style-name="ce328" office:value-type="float" office:value="227.254419967855" calcext:value-type="float">
            <text:p>227,254419967855</text:p>
          </table:table-cell>
          <table:table-cell table:style-name="ce363" office:value-type="float" office:value="92.6746714569348" calcext:value-type="float">
            <text:p>92,6746714569348</text:p>
          </table:table-cell>
          <table:table-cell table:style-name="ce155" office:value-type="float" office:value="77.870536699127" calcext:value-type="float">
            <text:p>77,870536699127</text:p>
          </table:table-cell>
          <table:table-cell table:style-name="ce397" office:value-type="float" office:value="219.927200529451" calcext:value-type="float">
            <text:p>219,927200529451</text:p>
          </table:table-cell>
          <table:table-cell table:style-name="ce284" office:value-type="float" office:value="78.9196684630172" calcext:value-type="float">
            <text:p>78,9196684630172</text:p>
          </table:table-cell>
          <table:table-cell table:style-name="ce5" office:value-type="float" office:value="961.057500507638" calcext:value-type="float">
            <text:p>961,057500507638</text:p>
          </table:table-cell>
          <table:table-cell table:style-name="ce158" office:value-type="float" office:value="950.648105015468" calcext:value-type="float">
            <text:p>950,648105015468</text:p>
          </table:table-cell>
          <table:table-cell table:style-name="ce168" office:value-type="float" office:value="950.526869005387" calcext:value-type="float">
            <text:p>950,526869005387</text:p>
          </table:table-cell>
          <table:table-cell table:style-name="ce2" office:value-type="float" office:value="915.254237288136" calcext:value-type="float">
            <text:p>915,254237288136</text:p>
          </table:table-cell>
          <table:table-cell table:style-name="ce249" office:value-type="float" office:value="937.833160139033" calcext:value-type="float">
            <text:p>937,833160139033</text:p>
          </table:table-cell>
          <table:table-cell table:number-columns-repeated="1635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" office:value-type="float" office:value="44.5296878188125" calcext:value-type="float">
            <text:p>44,5296878188125</text:p>
          </table:table-cell>
          <table:table-cell table:style-name="ce41" office:value-type="float" office:value="27.6800652927974" calcext:value-type="float">
            <text:p>27,6800652927974</text:p>
          </table:table-cell>
          <table:table-cell table:style-name="ce49" office:value-type="float" office:value="26.5068353397266" calcext:value-type="float">
            <text:p>26,5068353397266</text:p>
          </table:table-cell>
          <table:table-cell table:style-name="ce49" office:value-type="float" office:value="26.865265592056" calcext:value-type="float">
            <text:p>26,865265592056</text:p>
          </table:table-cell>
          <table:table-cell table:style-name="ce9" office:value-type="float" office:value="40.5583894443311" calcext:value-type="float">
            <text:p>40,5583894443311</text:p>
          </table:table-cell>
          <table:table-cell table:style-name="ce10" office:value-type="float" office:value="25.6626449682005" calcext:value-type="float">
            <text:p>25,6626449682005</text:p>
          </table:table-cell>
          <table:table-cell table:style-name="ce22" office:value-type="float" office:value="28.7041713430602" calcext:value-type="float">
            <text:p>28,7041713430602</text:p>
          </table:table-cell>
          <table:table-cell table:style-name="ce5" office:value-type="float" office:value="31.3963711185933" calcext:value-type="float">
            <text:p>31,3963711185933</text:p>
          </table:table-cell>
          <table:table-cell table:style-name="ce4" office:value-type="float" office:value="20.3287504676393" calcext:value-type="float">
            <text:p>20,3287504676393</text:p>
          </table:table-cell>
          <table:table-cell table:style-name="ce16" office:value-type="float" office:value="20.7477553310886" calcext:value-type="float">
            <text:p>20,7477553310886</text:p>
          </table:table-cell>
          <table:table-cell table:style-name="ce181" office:value-type="float" office:value="167.148153640813" calcext:value-type="float">
            <text:p>167,148153640813</text:p>
          </table:table-cell>
          <table:table-cell table:style-name="ce218" office:value-type="float" office:value="92.3031291709921" calcext:value-type="float">
            <text:p>92,3031291709921</text:p>
          </table:table-cell>
          <table:table-cell table:style-name="ce155" office:value-type="float" office:value="69.8709773098027" calcext:value-type="float">
            <text:p>69,8709773098027</text:p>
          </table:table-cell>
          <table:table-cell table:style-name="ce265" office:value-type="float" office:value="151.464728854615" calcext:value-type="float">
            <text:p>151,464728854615</text:p>
          </table:table-cell>
          <table:table-cell table:style-name="ce299" office:value-type="float" office:value="177.340946166395" calcext:value-type="float">
            <text:p>177,340946166395</text:p>
          </table:table-cell>
          <table:table-cell table:style-name="ce5" office:value-type="float" office:value="259.769310768649" calcext:value-type="float">
            <text:p>259,769310768649</text:p>
          </table:table-cell>
          <table:table-cell table:style-name="ce364" office:value-type="float" office:value="87.7274589518136" calcext:value-type="float">
            <text:p>87,7274589518136</text:p>
          </table:table-cell>
          <table:table-cell table:style-name="ce2" office:value-type="float" office:value="77.2377170590275" calcext:value-type="float">
            <text:p>77,2377170590275</text:p>
          </table:table-cell>
          <table:table-cell table:style-name="ce60" office:value-type="float" office:value="218.552834767262" calcext:value-type="float">
            <text:p>218,552834767262</text:p>
          </table:table-cell>
          <table:table-cell table:style-name="ce418" office:value-type="float" office:value="224.827455800321" calcext:value-type="float">
            <text:p>224,827455800321</text:p>
          </table:table-cell>
          <table:table-cell table:style-name="ce440" office:value-type="float" office:value="950.411485768206" calcext:value-type="float">
            <text:p>950,411485768206</text:p>
          </table:table-cell>
          <table:table-cell table:style-name="ce158" office:value-type="float" office:value="950.658257784785" calcext:value-type="float">
            <text:p>950,658257784785</text:p>
          </table:table-cell>
          <table:table-cell table:style-name="ce168" office:value-type="float" office:value="950.551832873473" calcext:value-type="float">
            <text:p>950,551832873473</text:p>
          </table:table-cell>
          <table:table-cell table:style-name="ce2" office:value-type="float" office:value="915.254237288136" calcext:value-type="float">
            <text:p>915,254237288136</text:p>
          </table:table-cell>
          <table:table-cell table:style-name="ce493" office:value-type="float" office:value="951.013007489161" calcext:value-type="float">
            <text:p>951,013007489161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style-name="ce2" office:value-type="float" office:value="-634.008705706318" calcext:value-type="float">
            <text:p>-634,008705706318</text:p>
          </table:table-cell>
          <table:table-cell table:style-name="ce15" office:value-type="float" office:value="15.4573896483711" calcext:value-type="float">
            <text:p>15,4573896483711</text:p>
          </table:table-cell>
          <table:table-cell table:style-name="ce15" office:value-type="float" office:value="15.4696320478814" calcext:value-type="float">
            <text:p>15,4696320478814</text:p>
          </table:table-cell>
          <table:table-cell table:style-name="ce80" office:value-type="float" office:value="29.7150241447324" calcext:value-type="float">
            <text:p>29,7150241447324</text:p>
          </table:table-cell>
          <table:table-cell table:style-name="ce50" office:value-type="float" office:value="24.3868598245256" calcext:value-type="float">
            <text:p>24,3868598245256</text:p>
          </table:table-cell>
          <table:table-cell table:style-name="ce2" office:value-type="float" office:value="-455.168700897868" calcext:value-type="float">
            <text:p>-455,168700897868</text:p>
          </table:table-cell>
          <table:table-cell table:style-name="ce26" office:value-type="float" office:value="17.4836326225215" calcext:value-type="float">
            <text:p>17,4836326225215</text:p>
          </table:table-cell>
          <table:table-cell table:style-name="ce50" office:value-type="float" office:value="26.9018892630003" calcext:value-type="float">
            <text:p>26,9018892630003</text:p>
          </table:table-cell>
          <table:table-cell table:style-name="ce5" office:value-type="float" office:value="35.9600635989524" calcext:value-type="float">
            <text:p>35,9600635989524</text:p>
          </table:table-cell>
          <table:table-cell table:style-name="ce6" office:value-type="float" office:value="28.2767489711933" calcext:value-type="float">
            <text:p>28,2767489711933</text:p>
          </table:table-cell>
          <table:table-cell table:style-name="ce2" office:value-type="float" office:value="5.55909832418807" calcext:value-type="float">
            <text:p>5,55909832418807</text:p>
          </table:table-cell>
          <table:table-cell table:style-name="ce219" office:value-type="float" office:value="60.8117059666815" calcext:value-type="float">
            <text:p>60,8117059666815</text:p>
          </table:table-cell>
          <table:table-cell table:style-name="ce240" office:value-type="float" office:value="53.0466162440061" calcext:value-type="float">
            <text:p>53,0466162440061</text:p>
          </table:table-cell>
          <table:table-cell table:style-name="ce194" office:value-type="float" office:value="27.39235750655" calcext:value-type="float">
            <text:p>27,39235750655</text:p>
          </table:table-cell>
          <table:table-cell table:style-name="ce300" office:value-type="float" office:value="62.1424687330071" calcext:value-type="float">
            <text:p>62,1424687330071</text:p>
          </table:table-cell>
          <table:table-cell table:style-name="ce2" office:value-type="float" office:value="34.6348208376667" calcext:value-type="float">
            <text:p>34,6348208376667</text:p>
          </table:table-cell>
          <table:table-cell table:style-name="ce365" office:value-type="float" office:value="80.5808200182786" calcext:value-type="float">
            <text:p>80,5808200182786</text:p>
          </table:table-cell>
          <table:table-cell table:style-name="ce379" office:value-type="float" office:value="68.8103116825817" calcext:value-type="float">
            <text:p>68,8103116825817</text:p>
          </table:table-cell>
          <table:table-cell table:style-name="ce398" office:value-type="float" office:value="120.63880747534" calcext:value-type="float">
            <text:p>120,63880747534</text:p>
          </table:table-cell>
          <table:table-cell table:style-name="ce359" office:value-type="float" office:value="68.8544325738237" calcext:value-type="float">
            <text:p>68,8544325738237</text:p>
          </table:table-cell>
          <table:table-cell table:style-name="ce5" office:value-type="float" office:value="974.736326608617" calcext:value-type="float">
            <text:p>974,736326608617</text:p>
          </table:table-cell>
          <table:table-cell table:style-name="ce284" office:value-type="float" office:value="897.516752069373" calcext:value-type="float">
            <text:p>897,516752069373</text:p>
          </table:table-cell>
          <table:table-cell table:style-name="ce282" office:value-type="float" office:value="897.303902246748" calcext:value-type="float">
            <text:p>897,303902246748</text:p>
          </table:table-cell>
          <table:table-cell table:style-name="ce441" office:value-type="float" office:value="946.644091685479" calcext:value-type="float">
            <text:p>946,644091685479</text:p>
          </table:table-cell>
          <table:table-cell table:style-name="ce2" office:value-type="float" office:value="896.787902676748" calcext:value-type="float">
            <text:p>896,787902676748</text:p>
          </table:table-cell>
          <table:table-cell table:number-columns-repeated="1635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29" office:value-type="float" office:value="5.33836631979868" calcext:value-type="float">
            <text:p>5,33836631979868</text:p>
          </table:table-cell>
          <table:table-cell table:style-name="ce15" office:value-type="float" office:value="15.0846765966129" calcext:value-type="float">
            <text:p>15,0846765966129</text:p>
          </table:table-cell>
          <table:table-cell table:style-name="ce15" office:value-type="float" office:value="15.2995987213494" calcext:value-type="float">
            <text:p>15,2995987213494</text:p>
          </table:table-cell>
          <table:table-cell table:style-name="ce20" office:value-type="float" office:value="17.6821056927158" calcext:value-type="float">
            <text:p>17,6821056927158</text:p>
          </table:table-cell>
          <table:table-cell table:style-name="ce5" office:value-type="float" office:value="36.5748486703394" calcext:value-type="float">
            <text:p>36,5748486703394</text:p>
          </table:table-cell>
          <table:table-cell table:style-name="ce3" office:value-type="float" office:value="35.7613168724279" calcext:value-type="float">
            <text:p>35,7613168724279</text:p>
          </table:table-cell>
          <table:table-cell table:style-name="ce105" office:value-type="float" office:value="17.8624205013094" calcext:value-type="float">
            <text:p>17,8624205013094</text:p>
          </table:table-cell>
          <table:table-cell table:style-name="ce51" office:value-type="float" office:value="25.223999251777" calcext:value-type="float">
            <text:p>25,223999251777</text:p>
          </table:table-cell>
          <table:table-cell table:style-name="ce5" office:value-type="float" office:value="36.0419004863449" calcext:value-type="float">
            <text:p>36,0419004863449</text:p>
          </table:table-cell>
          <table:table-cell table:style-name="ce10" office:value-type="float" office:value="32.7394313505424" calcext:value-type="float">
            <text:p>32,7394313505424</text:p>
          </table:table-cell>
          <table:table-cell table:style-name="ce20" office:value-type="float" office:value="130.109743437639" calcext:value-type="float">
            <text:p>130,109743437639</text:p>
          </table:table-cell>
          <table:table-cell table:style-name="ce220" office:value-type="float" office:value="60.9432003559246" calcext:value-type="float">
            <text:p>60,9432003559246</text:p>
          </table:table-cell>
          <table:table-cell table:style-name="ce241" office:value-type="float" office:value="54.7807602946265" calcext:value-type="float">
            <text:p>54,7807602946265</text:p>
          </table:table-cell>
          <table:table-cell table:style-name="ce5" office:value-type="float" office:value="133.576054179643" calcext:value-type="float">
            <text:p>133,576054179643</text:p>
          </table:table-cell>
          <table:table-cell table:style-name="ce6" office:value-type="float" office:value="131.638242127639" calcext:value-type="float">
            <text:p>131,638242127639</text:p>
          </table:table-cell>
          <table:table-cell table:style-name="ce5" office:value-type="float" office:value="131.881440862248" calcext:value-type="float">
            <text:p>131,881440862248</text:p>
          </table:table-cell>
          <table:table-cell table:style-name="ce319" office:value-type="float" office:value="81.9520342882354" calcext:value-type="float">
            <text:p>81,9520342882354</text:p>
          </table:table-cell>
          <table:table-cell table:style-name="ce265" office:value-type="float" office:value="69.3177019318647" calcext:value-type="float">
            <text:p>69,3177019318647</text:p>
          </table:table-cell>
          <table:table-cell table:style-name="ce399" office:value-type="float" office:value="108.064983769815" calcext:value-type="float">
            <text:p>108,064983769815</text:p>
          </table:table-cell>
          <table:table-cell table:style-name="ce419" office:value-type="float" office:value="104.997321231603" calcext:value-type="float">
            <text:p>104,997321231603</text:p>
          </table:table-cell>
          <table:table-cell table:style-name="ce441" office:value-type="float" office:value="946.597150057931" calcext:value-type="float">
            <text:p>946,597150057931</text:p>
          </table:table-cell>
          <table:table-cell table:style-name="ce284" office:value-type="float" office:value="897.516752069373" calcext:value-type="float">
            <text:p>897,516752069373</text:p>
          </table:table-cell>
          <table:table-cell table:style-name="ce282" office:value-type="float" office:value="897.303902246748" calcext:value-type="float">
            <text:p>897,303902246748</text:p>
          </table:table-cell>
          <table:table-cell table:style-name="ce482" office:value-type="float" office:value="947.768301859748" calcext:value-type="float">
            <text:p>947,768301859748</text:p>
          </table:table-cell>
          <table:table-cell table:style-name="ce236" office:value-type="float" office:value="897.197477335436" calcext:value-type="float">
            <text:p>897,197477335436</text:p>
          </table:table-cell>
          <table:table-cell table:number-columns-repeated="16357"/>
        </table:table-row>
        <table:table-row table:style-name="ro1">
          <table:table-cell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 table:number-columns-repeated="16357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1638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formula="of:=RANK([.C247]; OFFSET([.$C247]; 0; 0; 1; 5))" office:value-type="float" office:value="5" calcext:value-type="float">
            <text:p>5</text:p>
          </table:table-cell>
          <table:table-cell table:formula="of:=RANK([.D247]; OFFSET([.$C247]; 0; 0; 1; 5))" office:value-type="float" office:value="2" calcext:value-type="float">
            <text:p>2</text:p>
          </table:table-cell>
          <table:table-cell table:formula="of:=RANK([.E247]; OFFSET([.$C247]; 0; 0; 1; 5))" office:value-type="float" office:value="3" calcext:value-type="float">
            <text:p>3</text:p>
          </table:table-cell>
          <table:table-cell table:formula="of:=RANK([.F247]; OFFSET([.$C247]; 0; 0; 1; 5))" office:value-type="float" office:value="1" calcext:value-type="float">
            <text:p>1</text:p>
          </table:table-cell>
          <table:table-cell table:formula="of:=RANK([.G247]; OFFSET([.$C247]; 0; 0; 1; 5))" office:value-type="float" office:value="4" calcext:value-type="float">
            <text:p>4</text:p>
          </table:table-cell>
          <table:table-cell table:formula="of:=RANK([.H247];[.$H247:.$L247];)" office:value-type="float" office:value="5" calcext:value-type="float">
            <text:p>5</text:p>
          </table:table-cell>
          <table:table-cell table:formula="of:=RANK([.I247];[.$H247:.$L247];)" office:value-type="float" office:value="2" calcext:value-type="float">
            <text:p>2</text:p>
          </table:table-cell>
          <table:table-cell table:formula="of:=RANK([.J247];[.$H247:.$L247];)" office:value-type="float" office:value="3" calcext:value-type="float">
            <text:p>3</text:p>
          </table:table-cell>
          <table:table-cell table:formula="of:=RANK([.K247];[.$H247:.$L247];)" office:value-type="float" office:value="1" calcext:value-type="float">
            <text:p>1</text:p>
          </table:table-cell>
          <table:table-cell table:formula="of:=RANK([.L247];[.$H247:.$L247];)" office:value-type="float" office:value="4" calcext:value-type="float">
            <text:p>4</text:p>
          </table:table-cell>
          <table:table-cell table:formula="of:=RANK([.M247];[.$M247:.$Q247];)" office:value-type="float" office:value="5" calcext:value-type="float">
            <text:p>5</text:p>
          </table:table-cell>
          <table:table-cell table:formula="of:=RANK([.N247];[.$M247:.$Q247];)" office:value-type="float" office:value="4" calcext:value-type="float">
            <text:p>4</text:p>
          </table:table-cell>
          <table:table-cell table:formula="of:=RANK([.O247];[.$M247:.$Q247];)" office:value-type="float" office:value="3" calcext:value-type="float">
            <text:p>3</text:p>
          </table:table-cell>
          <table:table-cell table:formula="of:=RANK([.P247];[.$M247:.$Q247];)" office:value-type="float" office:value="1" calcext:value-type="float">
            <text:p>1</text:p>
          </table:table-cell>
          <table:table-cell table:formula="of:=RANK([.Q247];[.$M247:.$Q247];)" office:value-type="float" office:value="2" calcext:value-type="float">
            <text:p>2</text:p>
          </table:table-cell>
          <table:table-cell table:formula="of:=RANK([.R247];[.$R247:.$V247];)" office:value-type="float" office:value="5" calcext:value-type="float">
            <text:p>5</text:p>
          </table:table-cell>
          <table:table-cell table:formula="of:=RANK([.S247];[.$R247:.$V247];)" office:value-type="float" office:value="3" calcext:value-type="float">
            <text:p>3</text:p>
          </table:table-cell>
          <table:table-cell table:formula="of:=RANK([.T247];[.$R247:.$V247];)" office:value-type="float" office:value="4" calcext:value-type="float">
            <text:p>4</text:p>
          </table:table-cell>
          <table:table-cell table:formula="of:=RANK([.U247];[.$R247:.$V247];)" office:value-type="float" office:value="1" calcext:value-type="float">
            <text:p>1</text:p>
          </table:table-cell>
          <table:table-cell table:formula="of:=RANK([.V247];[.$R247:.$V247];)" office:value-type="float" office:value="2" calcext:value-type="float">
            <text:p>2</text:p>
          </table:table-cell>
          <table:table-cell table:formula="of:=RANK([.W247];[.$W247:.$AA247];)" office:value-type="float" office:value="5" calcext:value-type="float">
            <text:p>5</text:p>
          </table:table-cell>
          <table:table-cell table:formula="of:=RANK([.X247];[.$W247:.$AA247];)" office:value-type="float" office:value="2" calcext:value-type="float">
            <text:p>2</text:p>
          </table:table-cell>
          <table:table-cell table:formula="of:=RANK([.Y247];[.$W247:.$AA247];)" office:value-type="float" office:value="3" calcext:value-type="float">
            <text:p>3</text:p>
          </table:table-cell>
          <table:table-cell table:formula="of:=RANK([.Z247];[.$W247:.$AA247];)" office:value-type="float" office:value="1" calcext:value-type="float">
            <text:p>1</text:p>
          </table:table-cell>
          <table:table-cell table:formula="of:=RANK([.AA247];[.$W247:.$AA247];)" office:value-type="float" office:value="4" calcext:value-type="float">
            <text:p>4</text:p>
          </table:table-cell>
          <table:table-cell table:number-columns-repeated="1635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248]; OFFSET([.$C248]; 0; 0; 1; 5))" office:value-type="float" office:value="1" calcext:value-type="float">
            <text:p>1</text:p>
          </table:table-cell>
          <table:table-cell table:formula="of:=RANK([.D248]; OFFSET([.$C248]; 0; 0; 1; 5))" office:value-type="float" office:value="3" calcext:value-type="float">
            <text:p>3</text:p>
          </table:table-cell>
          <table:table-cell table:formula="of:=RANK([.E248]; OFFSET([.$C248]; 0; 0; 1; 5))" office:value-type="float" office:value="4" calcext:value-type="float">
            <text:p>4</text:p>
          </table:table-cell>
          <table:table-cell table:formula="of:=RANK([.F248]; OFFSET([.$C248]; 0; 0; 1; 5))" office:value-type="float" office:value="2" calcext:value-type="float">
            <text:p>2</text:p>
          </table:table-cell>
          <table:table-cell table:formula="of:=RANK([.G248]; OFFSET([.$C248]; 0; 0; 1; 5))" office:value-type="float" office:value="5" calcext:value-type="float">
            <text:p>5</text:p>
          </table:table-cell>
          <table:table-cell table:formula="of:=RANK([.H248];[.$H248:.$L248];)" office:value-type="float" office:value="2" calcext:value-type="float">
            <text:p>2</text:p>
          </table:table-cell>
          <table:table-cell table:formula="of:=RANK([.I248];[.$H248:.$L248];)" office:value-type="float" office:value="3" calcext:value-type="float">
            <text:p>3</text:p>
          </table:table-cell>
          <table:table-cell table:formula="of:=RANK([.J248];[.$H248:.$L248];)" office:value-type="float" office:value="4" calcext:value-type="float">
            <text:p>4</text:p>
          </table:table-cell>
          <table:table-cell table:formula="of:=RANK([.K248];[.$H248:.$L248];)" office:value-type="float" office:value="1" calcext:value-type="float">
            <text:p>1</text:p>
          </table:table-cell>
          <table:table-cell table:formula="of:=RANK([.L248];[.$H248:.$L248];)" office:value-type="float" office:value="5" calcext:value-type="float">
            <text:p>5</text:p>
          </table:table-cell>
          <table:table-cell table:formula="of:=RANK([.M248];[.$M248:.$Q248];)" office:value-type="float" office:value="2" calcext:value-type="float">
            <text:p>2</text:p>
          </table:table-cell>
          <table:table-cell table:formula="of:=RANK([.N248];[.$M248:.$Q248];)" office:value-type="float" office:value="3" calcext:value-type="float">
            <text:p>3</text:p>
          </table:table-cell>
          <table:table-cell table:formula="of:=RANK([.O248];[.$M248:.$Q248];)" office:value-type="float" office:value="4" calcext:value-type="float">
            <text:p>4</text:p>
          </table:table-cell>
          <table:table-cell table:formula="of:=RANK([.P248];[.$M248:.$Q248];)" office:value-type="float" office:value="1" calcext:value-type="float">
            <text:p>1</text:p>
          </table:table-cell>
          <table:table-cell table:formula="of:=RANK([.Q248];[.$M248:.$Q248];)" office:value-type="float" office:value="5" calcext:value-type="float">
            <text:p>5</text:p>
          </table:table-cell>
          <table:table-cell table:formula="of:=RANK([.R248];[.$R248:.$V248];)" office:value-type="float" office:value="3" calcext:value-type="float">
            <text:p>3</text:p>
          </table:table-cell>
          <table:table-cell table:formula="of:=RANK([.S248];[.$R248:.$V248];)" office:value-type="float" office:value="4" calcext:value-type="float">
            <text:p>4</text:p>
          </table:table-cell>
          <table:table-cell table:formula="of:=RANK([.T248];[.$R248:.$V248];)" office:value-type="float" office:value="5" calcext:value-type="float">
            <text:p>5</text:p>
          </table:table-cell>
          <table:table-cell table:formula="of:=RANK([.U248];[.$R248:.$V248];)" office:value-type="float" office:value="2" calcext:value-type="float">
            <text:p>2</text:p>
          </table:table-cell>
          <table:table-cell table:formula="of:=RANK([.V248];[.$R248:.$V248];)" office:value-type="float" office:value="1" calcext:value-type="float">
            <text:p>1</text:p>
          </table:table-cell>
          <table:table-cell table:formula="of:=RANK([.W248];[.$W248:.$AA248];)" office:value-type="float" office:value="3" calcext:value-type="float">
            <text:p>3</text:p>
          </table:table-cell>
          <table:table-cell table:formula="of:=RANK([.X248];[.$W248:.$AA248];)" office:value-type="float" office:value="4" calcext:value-type="float">
            <text:p>4</text:p>
          </table:table-cell>
          <table:table-cell table:formula="of:=RANK([.Y248];[.$W248:.$AA248];)" office:value-type="float" office:value="5" calcext:value-type="float">
            <text:p>5</text:p>
          </table:table-cell>
          <table:table-cell table:formula="of:=RANK([.Z248];[.$W248:.$AA248];)" office:value-type="float" office:value="2" calcext:value-type="float">
            <text:p>2</text:p>
          </table:table-cell>
          <table:table-cell table:formula="of:=RANK([.AA248];[.$W248:.$AA248];)" office:value-type="float" office:value="1" calcext:value-type="float">
            <text:p>1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formula="of:=RANK([.C249]; OFFSET([.$C249]; 0; 0; 1; 5))" office:value-type="float" office:value="5" calcext:value-type="float">
            <text:p>5</text:p>
          </table:table-cell>
          <table:table-cell table:formula="of:=RANK([.D249]; OFFSET([.$C249]; 0; 0; 1; 5))" office:value-type="float" office:value="3" calcext:value-type="float">
            <text:p>3</text:p>
          </table:table-cell>
          <table:table-cell table:formula="of:=RANK([.E249]; OFFSET([.$C249]; 0; 0; 1; 5))" office:value-type="float" office:value="4" calcext:value-type="float">
            <text:p>4</text:p>
          </table:table-cell>
          <table:table-cell table:formula="of:=RANK([.F249]; OFFSET([.$C249]; 0; 0; 1; 5))" office:value-type="float" office:value="1" calcext:value-type="float">
            <text:p>1</text:p>
          </table:table-cell>
          <table:table-cell table:formula="of:=RANK([.G249]; OFFSET([.$C249]; 0; 0; 1; 5))" office:value-type="float" office:value="2" calcext:value-type="float">
            <text:p>2</text:p>
          </table:table-cell>
          <table:table-cell table:formula="of:=RANK([.H249];[.$H249:.$L249];)" office:value-type="float" office:value="3" calcext:value-type="float">
            <text:p>3</text:p>
          </table:table-cell>
          <table:table-cell table:formula="of:=RANK([.I249];[.$H249:.$L249];)" office:value-type="float" office:value="5" calcext:value-type="float">
            <text:p>5</text:p>
          </table:table-cell>
          <table:table-cell table:formula="of:=RANK([.J249];[.$H249:.$L249];)" office:value-type="float" office:value="2" calcext:value-type="float">
            <text:p>2</text:p>
          </table:table-cell>
          <table:table-cell table:formula="of:=RANK([.K249];[.$H249:.$L249];)" office:value-type="float" office:value="4" calcext:value-type="float">
            <text:p>4</text:p>
          </table:table-cell>
          <table:table-cell table:formula="of:=RANK([.L249];[.$H249:.$L249];)" office:value-type="float" office:value="1" calcext:value-type="float">
            <text:p>1</text:p>
          </table:table-cell>
          <table:table-cell table:formula="of:=RANK([.M249];[.$M249:.$Q249];)" office:value-type="float" office:value="5" calcext:value-type="float">
            <text:p>5</text:p>
          </table:table-cell>
          <table:table-cell table:formula="of:=RANK([.N249];[.$M249:.$Q249];)" office:value-type="float" office:value="2" calcext:value-type="float">
            <text:p>2</text:p>
          </table:table-cell>
          <table:table-cell table:formula="of:=RANK([.O249];[.$M249:.$Q249];)" office:value-type="float" office:value="1" calcext:value-type="float">
            <text:p>1</text:p>
          </table:table-cell>
          <table:table-cell table:formula="of:=RANK([.P249];[.$M249:.$Q249];)" office:value-type="float" office:value="4" calcext:value-type="float">
            <text:p>4</text:p>
          </table:table-cell>
          <table:table-cell table:formula="of:=RANK([.Q249];[.$M249:.$Q249];)" office:value-type="float" office:value="3" calcext:value-type="float">
            <text:p>3</text:p>
          </table:table-cell>
          <table:table-cell table:formula="of:=RANK([.R249];[.$R249:.$V249];)" office:value-type="float" office:value="4" calcext:value-type="float">
            <text:p>4</text:p>
          </table:table-cell>
          <table:table-cell table:formula="of:=RANK([.S249];[.$R249:.$V249];)" office:value-type="float" office:value="1" calcext:value-type="float">
            <text:p>1</text:p>
          </table:table-cell>
          <table:table-cell table:formula="of:=RANK([.T249];[.$R249:.$V249];)" office:value-type="float" office:value="3" calcext:value-type="float">
            <text:p>3</text:p>
          </table:table-cell>
          <table:table-cell table:formula="of:=RANK([.U249];[.$R249:.$V249];)" office:value-type="float" office:value="5" calcext:value-type="float">
            <text:p>5</text:p>
          </table:table-cell>
          <table:table-cell table:formula="of:=RANK([.V249];[.$R249:.$V249];)" office:value-type="float" office:value="2" calcext:value-type="float">
            <text:p>2</text:p>
          </table:table-cell>
          <table:table-cell table:formula="of:=RANK([.W249];[.$W249:.$AA249];)" office:value-type="float" office:value="4" calcext:value-type="float">
            <text:p>4</text:p>
          </table:table-cell>
          <table:table-cell table:formula="of:=RANK([.X249];[.$W249:.$AA249];)" office:value-type="float" office:value="2" calcext:value-type="float">
            <text:p>2</text:p>
          </table:table-cell>
          <table:table-cell table:formula="of:=RANK([.Y249];[.$W249:.$AA249];)" office:value-type="float" office:value="3" calcext:value-type="float">
            <text:p>3</text:p>
          </table:table-cell>
          <table:table-cell table:formula="of:=RANK([.Z249];[.$W249:.$AA249];)" office:value-type="float" office:value="1" calcext:value-type="float">
            <text:p>1</text:p>
          </table:table-cell>
          <table:table-cell table:formula="of:=RANK([.AA249];[.$W249:.$AA249];)" office:value-type="float" office:value="5" calcext:value-type="float">
            <text:p>5</text:p>
          </table:table-cell>
          <table:table-cell table:number-columns-repeated="1635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250]; OFFSET([.$C250]; 0; 0; 1; 5))" office:value-type="float" office:value="3" calcext:value-type="float">
            <text:p>3</text:p>
          </table:table-cell>
          <table:table-cell table:formula="of:=RANK([.D250]; OFFSET([.$C250]; 0; 0; 1; 5))" office:value-type="float" office:value="2" calcext:value-type="float">
            <text:p>2</text:p>
          </table:table-cell>
          <table:table-cell table:formula="of:=RANK([.E250]; OFFSET([.$C250]; 0; 0; 1; 5))" office:value-type="float" office:value="5" calcext:value-type="float">
            <text:p>5</text:p>
          </table:table-cell>
          <table:table-cell table:formula="of:=RANK([.F250]; OFFSET([.$C250]; 0; 0; 1; 5))" office:value-type="float" office:value="1" calcext:value-type="float">
            <text:p>1</text:p>
          </table:table-cell>
          <table:table-cell table:formula="of:=RANK([.G250]; OFFSET([.$C250]; 0; 0; 1; 5))" office:value-type="float" office:value="4" calcext:value-type="float">
            <text:p>4</text:p>
          </table:table-cell>
          <table:table-cell table:formula="of:=RANK([.H250];[.$H250:.$L250];)" office:value-type="float" office:value="4" calcext:value-type="float">
            <text:p>4</text:p>
          </table:table-cell>
          <table:table-cell table:formula="of:=RANK([.I250];[.$H250:.$L250];)" office:value-type="float" office:value="1" calcext:value-type="float">
            <text:p>1</text:p>
          </table:table-cell>
          <table:table-cell table:formula="of:=RANK([.J250];[.$H250:.$L250];)" office:value-type="float" office:value="2" calcext:value-type="float">
            <text:p>2</text:p>
          </table:table-cell>
          <table:table-cell table:formula="of:=RANK([.K250];[.$H250:.$L250];)" office:value-type="float" office:value="5" calcext:value-type="float">
            <text:p>5</text:p>
          </table:table-cell>
          <table:table-cell table:formula="of:=RANK([.L250];[.$H250:.$L250];)" office:value-type="float" office:value="3" calcext:value-type="float">
            <text:p>3</text:p>
          </table:table-cell>
          <table:table-cell table:formula="of:=RANK([.M250];[.$M250:.$Q250];)" office:value-type="float" office:value="4" calcext:value-type="float">
            <text:p>4</text:p>
          </table:table-cell>
          <table:table-cell table:formula="of:=RANK([.N250];[.$M250:.$Q250];)" office:value-type="float" office:value="1" calcext:value-type="float">
            <text:p>1</text:p>
          </table:table-cell>
          <table:table-cell table:formula="of:=RANK([.O250];[.$M250:.$Q250];)" office:value-type="float" office:value="2" calcext:value-type="float">
            <text:p>2</text:p>
          </table:table-cell>
          <table:table-cell table:formula="of:=RANK([.P250];[.$M250:.$Q250];)" office:value-type="float" office:value="5" calcext:value-type="float">
            <text:p>5</text:p>
          </table:table-cell>
          <table:table-cell table:formula="of:=RANK([.Q250];[.$M250:.$Q250];)" office:value-type="float" office:value="3" calcext:value-type="float">
            <text:p>3</text:p>
          </table:table-cell>
          <table:table-cell table:formula="of:=RANK([.R250];[.$R250:.$V250];)" office:value-type="float" office:value="5" calcext:value-type="float">
            <text:p>5</text:p>
          </table:table-cell>
          <table:table-cell table:formula="of:=RANK([.S250];[.$R250:.$V250];)" office:value-type="float" office:value="1" calcext:value-type="float">
            <text:p>1</text:p>
          </table:table-cell>
          <table:table-cell table:formula="of:=RANK([.T250];[.$R250:.$V250];)" office:value-type="float" office:value="2" calcext:value-type="float">
            <text:p>2</text:p>
          </table:table-cell>
          <table:table-cell table:formula="of:=RANK([.U250];[.$R250:.$V250];)" office:value-type="float" office:value="3" calcext:value-type="float">
            <text:p>3</text:p>
          </table:table-cell>
          <table:table-cell table:formula="of:=RANK([.V250];[.$R250:.$V250];)" office:value-type="float" office:value="4" calcext:value-type="float">
            <text:p>4</text:p>
          </table:table-cell>
          <table:table-cell table:formula="of:=RANK([.W250];[.$W250:.$AA250];)" office:value-type="float" office:value="1" calcext:value-type="float">
            <text:p>1</text:p>
          </table:table-cell>
          <table:table-cell table:formula="of:=RANK([.X250];[.$W250:.$AA250];)" office:value-type="float" office:value="2" calcext:value-type="float">
            <text:p>2</text:p>
          </table:table-cell>
          <table:table-cell table:formula="of:=RANK([.Y250];[.$W250:.$AA250];)" office:value-type="float" office:value="5" calcext:value-type="float">
            <text:p>5</text:p>
          </table:table-cell>
          <table:table-cell table:formula="of:=RANK([.Z250];[.$W250:.$AA250];)" office:value-type="float" office:value="3" calcext:value-type="float">
            <text:p>3</text:p>
          </table:table-cell>
          <table:table-cell table:formula="of:=RANK([.AA250];[.$W250:.$AA250];)" office:value-type="float" office:value="4" calcext:value-type="float">
            <text:p>4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formula="of:=RANK([.C251]; OFFSET([.$C251]; 0; 0; 1; 5))" office:value-type="float" office:value="5" calcext:value-type="float">
            <text:p>5</text:p>
          </table:table-cell>
          <table:table-cell table:formula="of:=RANK([.D251]; OFFSET([.$C251]; 0; 0; 1; 5))" office:value-type="float" office:value="3" calcext:value-type="float">
            <text:p>3</text:p>
          </table:table-cell>
          <table:table-cell table:formula="of:=RANK([.E251]; OFFSET([.$C251]; 0; 0; 1; 5))" office:value-type="float" office:value="4" calcext:value-type="float">
            <text:p>4</text:p>
          </table:table-cell>
          <table:table-cell table:formula="of:=RANK([.F251]; OFFSET([.$C251]; 0; 0; 1; 5))" office:value-type="float" office:value="1" calcext:value-type="float">
            <text:p>1</text:p>
          </table:table-cell>
          <table:table-cell table:formula="of:=RANK([.G251]; OFFSET([.$C251]; 0; 0; 1; 5))" office:value-type="float" office:value="2" calcext:value-type="float">
            <text:p>2</text:p>
          </table:table-cell>
          <table:table-cell table:formula="of:=RANK([.H251];[.$H251:.$L251];)" office:value-type="float" office:value="5" calcext:value-type="float">
            <text:p>5</text:p>
          </table:table-cell>
          <table:table-cell table:formula="of:=RANK([.I251];[.$H251:.$L251];)" office:value-type="float" office:value="3" calcext:value-type="float">
            <text:p>3</text:p>
          </table:table-cell>
          <table:table-cell table:formula="of:=RANK([.J251];[.$H251:.$L251];)" office:value-type="float" office:value="1" calcext:value-type="float">
            <text:p>1</text:p>
          </table:table-cell>
          <table:table-cell table:formula="of:=RANK([.K251];[.$H251:.$L251];)" office:value-type="float" office:value="2" calcext:value-type="float">
            <text:p>2</text:p>
          </table:table-cell>
          <table:table-cell table:formula="of:=RANK([.L251];[.$H251:.$L251];)" office:value-type="float" office:value="4" calcext:value-type="float">
            <text:p>4</text:p>
          </table:table-cell>
          <table:table-cell table:formula="of:=RANK([.M251];[.$M251:.$Q251];)" office:value-type="float" office:value="2" calcext:value-type="float">
            <text:p>2</text:p>
          </table:table-cell>
          <table:table-cell table:formula="of:=RANK([.N251];[.$M251:.$Q251];)" office:value-type="float" office:value="3" calcext:value-type="float">
            <text:p>3</text:p>
          </table:table-cell>
          <table:table-cell table:formula="of:=RANK([.O251];[.$M251:.$Q251];)" office:value-type="float" office:value="5" calcext:value-type="float">
            <text:p>5</text:p>
          </table:table-cell>
          <table:table-cell table:formula="of:=RANK([.P251];[.$M251:.$Q251];)" office:value-type="float" office:value="1" calcext:value-type="float">
            <text:p>1</text:p>
          </table:table-cell>
          <table:table-cell table:formula="of:=RANK([.Q251];[.$M251:.$Q251];)" office:value-type="float" office:value="4" calcext:value-type="float">
            <text:p>4</text:p>
          </table:table-cell>
          <table:table-cell table:formula="of:=RANK([.R251];[.$R251:.$V251];)" office:value-type="float" office:value="2" calcext:value-type="float">
            <text:p>2</text:p>
          </table:table-cell>
          <table:table-cell table:formula="of:=RANK([.S251];[.$R251:.$V251];)" office:value-type="float" office:value="3" calcext:value-type="float">
            <text:p>3</text:p>
          </table:table-cell>
          <table:table-cell table:formula="of:=RANK([.T251];[.$R251:.$V251];)" office:value-type="float" office:value="5" calcext:value-type="float">
            <text:p>5</text:p>
          </table:table-cell>
          <table:table-cell table:formula="of:=RANK([.U251];[.$R251:.$V251];)" office:value-type="float" office:value="1" calcext:value-type="float">
            <text:p>1</text:p>
          </table:table-cell>
          <table:table-cell table:formula="of:=RANK([.V251];[.$R251:.$V251];)" office:value-type="float" office:value="4" calcext:value-type="float">
            <text:p>4</text:p>
          </table:table-cell>
          <table:table-cell table:formula="of:=RANK([.W251];[.$W251:.$AA251];)" office:value-type="float" office:value="5" calcext:value-type="float">
            <text:p>5</text:p>
          </table:table-cell>
          <table:table-cell table:formula="of:=RANK([.X251];[.$W251:.$AA251];)" office:value-type="float" office:value="1" calcext:value-type="float">
            <text:p>1</text:p>
          </table:table-cell>
          <table:table-cell table:formula="of:=RANK([.Y251];[.$W251:.$AA251];)" office:value-type="float" office:value="3" calcext:value-type="float">
            <text:p>3</text:p>
          </table:table-cell>
          <table:table-cell table:formula="of:=RANK([.Z251];[.$W251:.$AA251];)" office:value-type="float" office:value="2" calcext:value-type="float">
            <text:p>2</text:p>
          </table:table-cell>
          <table:table-cell table:formula="of:=RANK([.AA251];[.$W251:.$AA251];)" office:value-type="float" office:value="4" calcext:value-type="float">
            <text:p>4</text:p>
          </table:table-cell>
          <table:table-cell table:number-columns-repeated="1635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252]; OFFSET([.$C252]; 0; 0; 1; 5))" office:value-type="float" office:value="1" calcext:value-type="float">
            <text:p>1</text:p>
          </table:table-cell>
          <table:table-cell table:formula="of:=RANK([.D252]; OFFSET([.$C252]; 0; 0; 1; 5))" office:value-type="float" office:value="4" calcext:value-type="float">
            <text:p>4</text:p>
          </table:table-cell>
          <table:table-cell table:formula="of:=RANK([.E252]; OFFSET([.$C252]; 0; 0; 1; 5))" office:value-type="float" office:value="5" calcext:value-type="float">
            <text:p>5</text:p>
          </table:table-cell>
          <table:table-cell table:formula="of:=RANK([.F252]; OFFSET([.$C252]; 0; 0; 1; 5))" office:value-type="float" office:value="3" calcext:value-type="float">
            <text:p>3</text:p>
          </table:table-cell>
          <table:table-cell table:formula="of:=RANK([.G252]; OFFSET([.$C252]; 0; 0; 1; 5))" office:value-type="float" office:value="1" calcext:value-type="float">
            <text:p>1</text:p>
          </table:table-cell>
          <table:table-cell table:formula="of:=RANK([.H252];[.$H252:.$L252];)" office:value-type="float" office:value="3" calcext:value-type="float">
            <text:p>3</text:p>
          </table:table-cell>
          <table:table-cell table:formula="of:=RANK([.I252];[.$H252:.$L252];)" office:value-type="float" office:value="5" calcext:value-type="float">
            <text:p>5</text:p>
          </table:table-cell>
          <table:table-cell table:formula="of:=RANK([.J252];[.$H252:.$L252];)" office:value-type="float" office:value="1" calcext:value-type="float">
            <text:p>1</text:p>
          </table:table-cell>
          <table:table-cell table:formula="of:=RANK([.K252];[.$H252:.$L252];)" office:value-type="float" office:value="2" calcext:value-type="float">
            <text:p>2</text:p>
          </table:table-cell>
          <table:table-cell table:formula="of:=RANK([.L252];[.$H252:.$L252];)" office:value-type="float" office:value="3" calcext:value-type="float">
            <text:p>3</text:p>
          </table:table-cell>
          <table:table-cell table:formula="of:=RANK([.M252];[.$M252:.$Q252];)" office:value-type="float" office:value="1" calcext:value-type="float">
            <text:p>1</text:p>
          </table:table-cell>
          <table:table-cell table:formula="of:=RANK([.N252];[.$M252:.$Q252];)" office:value-type="float" office:value="4" calcext:value-type="float">
            <text:p>4</text:p>
          </table:table-cell>
          <table:table-cell table:formula="of:=RANK([.O252];[.$M252:.$Q252];)" office:value-type="float" office:value="5" calcext:value-type="float">
            <text:p>5</text:p>
          </table:table-cell>
          <table:table-cell table:formula="of:=RANK([.P252];[.$M252:.$Q252];)" office:value-type="float" office:value="2" calcext:value-type="float">
            <text:p>2</text:p>
          </table:table-cell>
          <table:table-cell table:formula="of:=RANK([.Q252];[.$M252:.$Q252];)" office:value-type="float" office:value="3" calcext:value-type="float">
            <text:p>3</text:p>
          </table:table-cell>
          <table:table-cell table:formula="of:=RANK([.R252];[.$R252:.$V252];)" office:value-type="float" office:value="1" calcext:value-type="float">
            <text:p>1</text:p>
          </table:table-cell>
          <table:table-cell table:formula="of:=RANK([.S252];[.$R252:.$V252];)" office:value-type="float" office:value="4" calcext:value-type="float">
            <text:p>4</text:p>
          </table:table-cell>
          <table:table-cell table:formula="of:=RANK([.T252];[.$R252:.$V252];)" office:value-type="float" office:value="5" calcext:value-type="float">
            <text:p>5</text:p>
          </table:table-cell>
          <table:table-cell table:formula="of:=RANK([.U252];[.$R252:.$V252];)" office:value-type="float" office:value="3" calcext:value-type="float">
            <text:p>3</text:p>
          </table:table-cell>
          <table:table-cell table:formula="of:=RANK([.V252];[.$R252:.$V252];)" office:value-type="float" office:value="1" calcext:value-type="float">
            <text:p>1</text:p>
          </table:table-cell>
          <table:table-cell table:formula="of:=RANK([.W252];[.$W252:.$AA252];)" office:value-type="float" office:value="5" calcext:value-type="float">
            <text:p>5</text:p>
          </table:table-cell>
          <table:table-cell table:formula="of:=RANK([.X252];[.$W252:.$AA252];)" office:value-type="float" office:value="2" calcext:value-type="float">
            <text:p>2</text:p>
          </table:table-cell>
          <table:table-cell table:formula="of:=RANK([.Y252];[.$W252:.$AA252];)" office:value-type="float" office:value="4" calcext:value-type="float">
            <text:p>4</text:p>
          </table:table-cell>
          <table:table-cell table:formula="of:=RANK([.Z252];[.$W252:.$AA252];)" office:value-type="float" office:value="3" calcext:value-type="float">
            <text:p>3</text:p>
          </table:table-cell>
          <table:table-cell table:formula="of:=RANK([.AA252];[.$W252:.$AA252];)" office:value-type="float" office:value="1" calcext:value-type="float">
            <text:p>1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formula="of:=RANK([.C253]; OFFSET([.$C253]; 0; 0; 1; 5))" office:value-type="float" office:value="5" calcext:value-type="float">
            <text:p>5</text:p>
          </table:table-cell>
          <table:table-cell table:formula="of:=RANK([.D253]; OFFSET([.$C253]; 0; 0; 1; 5))" office:value-type="float" office:value="3" calcext:value-type="float">
            <text:p>3</text:p>
          </table:table-cell>
          <table:table-cell table:formula="of:=RANK([.E253]; OFFSET([.$C253]; 0; 0; 1; 5))" office:value-type="float" office:value="4" calcext:value-type="float">
            <text:p>4</text:p>
          </table:table-cell>
          <table:table-cell table:formula="of:=RANK([.F253]; OFFSET([.$C253]; 0; 0; 1; 5))" office:value-type="float" office:value="1" calcext:value-type="float">
            <text:p>1</text:p>
          </table:table-cell>
          <table:table-cell table:formula="of:=RANK([.G253]; OFFSET([.$C253]; 0; 0; 1; 5))" office:value-type="float" office:value="2" calcext:value-type="float">
            <text:p>2</text:p>
          </table:table-cell>
          <table:table-cell table:formula="of:=RANK([.H253];[.$H253:.$L253];)" office:value-type="float" office:value="5" calcext:value-type="float">
            <text:p>5</text:p>
          </table:table-cell>
          <table:table-cell table:formula="of:=RANK([.I253];[.$H253:.$L253];)" office:value-type="float" office:value="3" calcext:value-type="float">
            <text:p>3</text:p>
          </table:table-cell>
          <table:table-cell table:formula="of:=RANK([.J253];[.$H253:.$L253];)" office:value-type="float" office:value="1" calcext:value-type="float">
            <text:p>1</text:p>
          </table:table-cell>
          <table:table-cell table:formula="of:=RANK([.K253];[.$H253:.$L253];)" office:value-type="float" office:value="2" calcext:value-type="float">
            <text:p>2</text:p>
          </table:table-cell>
          <table:table-cell table:formula="of:=RANK([.L253];[.$H253:.$L253];)" office:value-type="float" office:value="4" calcext:value-type="float">
            <text:p>4</text:p>
          </table:table-cell>
          <table:table-cell table:formula="of:=RANK([.M253];[.$M253:.$Q253];)" office:value-type="float" office:value="1" calcext:value-type="float">
            <text:p>1</text:p>
          </table:table-cell>
          <table:table-cell table:formula="of:=RANK([.N253];[.$M253:.$Q253];)" office:value-type="float" office:value="3" calcext:value-type="float">
            <text:p>3</text:p>
          </table:table-cell>
          <table:table-cell table:formula="of:=RANK([.O253];[.$M253:.$Q253];)" office:value-type="float" office:value="5" calcext:value-type="float">
            <text:p>5</text:p>
          </table:table-cell>
          <table:table-cell table:formula="of:=RANK([.P253];[.$M253:.$Q253];)" office:value-type="float" office:value="2" calcext:value-type="float">
            <text:p>2</text:p>
          </table:table-cell>
          <table:table-cell table:formula="of:=RANK([.Q253];[.$M253:.$Q253];)" office:value-type="float" office:value="4" calcext:value-type="float">
            <text:p>4</text:p>
          </table:table-cell>
          <table:table-cell table:formula="of:=RANK([.R253];[.$R253:.$V253];)" office:value-type="float" office:value="1" calcext:value-type="float">
            <text:p>1</text:p>
          </table:table-cell>
          <table:table-cell table:formula="of:=RANK([.S253];[.$R253:.$V253];)" office:value-type="float" office:value="3" calcext:value-type="float">
            <text:p>3</text:p>
          </table:table-cell>
          <table:table-cell table:formula="of:=RANK([.T253];[.$R253:.$V253];)" office:value-type="float" office:value="5" calcext:value-type="float">
            <text:p>5</text:p>
          </table:table-cell>
          <table:table-cell table:formula="of:=RANK([.U253];[.$R253:.$V253];)" office:value-type="float" office:value="2" calcext:value-type="float">
            <text:p>2</text:p>
          </table:table-cell>
          <table:table-cell table:formula="of:=RANK([.V253];[.$R253:.$V253];)" office:value-type="float" office:value="4" calcext:value-type="float">
            <text:p>4</text:p>
          </table:table-cell>
          <table:table-cell table:formula="of:=RANK([.W253];[.$W253:.$AA253];)" office:value-type="float" office:value="1" calcext:value-type="float">
            <text:p>1</text:p>
          </table:table-cell>
          <table:table-cell table:formula="of:=RANK([.X253];[.$W253:.$AA253];)" office:value-type="float" office:value="2" calcext:value-type="float">
            <text:p>2</text:p>
          </table:table-cell>
          <table:table-cell table:formula="of:=RANK([.Y253];[.$W253:.$AA253];)" office:value-type="float" office:value="3" calcext:value-type="float">
            <text:p>3</text:p>
          </table:table-cell>
          <table:table-cell table:formula="of:=RANK([.Z253];[.$W253:.$AA253];)" office:value-type="float" office:value="5" calcext:value-type="float">
            <text:p>5</text:p>
          </table:table-cell>
          <table:table-cell table:formula="of:=RANK([.AA253];[.$W253:.$AA253];)" office:value-type="float" office:value="4" calcext:value-type="float">
            <text:p>4</text:p>
          </table:table-cell>
          <table:table-cell table:number-columns-repeated="1635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254]; OFFSET([.$C254]; 0; 0; 1; 5))" office:value-type="float" office:value="1" calcext:value-type="float">
            <text:p>1</text:p>
          </table:table-cell>
          <table:table-cell table:formula="of:=RANK([.D254]; OFFSET([.$C254]; 0; 0; 1; 5))" office:value-type="float" office:value="3" calcext:value-type="float">
            <text:p>3</text:p>
          </table:table-cell>
          <table:table-cell table:formula="of:=RANK([.E254]; OFFSET([.$C254]; 0; 0; 1; 5))" office:value-type="float" office:value="5" calcext:value-type="float">
            <text:p>5</text:p>
          </table:table-cell>
          <table:table-cell table:formula="of:=RANK([.F254]; OFFSET([.$C254]; 0; 0; 1; 5))" office:value-type="float" office:value="4" calcext:value-type="float">
            <text:p>4</text:p>
          </table:table-cell>
          <table:table-cell table:formula="of:=RANK([.G254]; OFFSET([.$C254]; 0; 0; 1; 5))" office:value-type="float" office:value="2" calcext:value-type="float">
            <text:p>2</text:p>
          </table:table-cell>
          <table:table-cell table:formula="of:=RANK([.H254];[.$H254:.$L254];)" office:value-type="float" office:value="3" calcext:value-type="float">
            <text:p>3</text:p>
          </table:table-cell>
          <table:table-cell table:formula="of:=RANK([.I254];[.$H254:.$L254];)" office:value-type="float" office:value="2" calcext:value-type="float">
            <text:p>2</text:p>
          </table:table-cell>
          <table:table-cell table:formula="of:=RANK([.J254];[.$H254:.$L254];)" office:value-type="float" office:value="1" calcext:value-type="float">
            <text:p>1</text:p>
          </table:table-cell>
          <table:table-cell table:formula="of:=RANK([.K254];[.$H254:.$L254];)" office:value-type="float" office:value="5" calcext:value-type="float">
            <text:p>5</text:p>
          </table:table-cell>
          <table:table-cell table:formula="of:=RANK([.L254];[.$H254:.$L254];)" office:value-type="float" office:value="4" calcext:value-type="float">
            <text:p>4</text:p>
          </table:table-cell>
          <table:table-cell table:formula="of:=RANK([.M254];[.$M254:.$Q254];)" office:value-type="float" office:value="2" calcext:value-type="float">
            <text:p>2</text:p>
          </table:table-cell>
          <table:table-cell table:formula="of:=RANK([.N254];[.$M254:.$Q254];)" office:value-type="float" office:value="4" calcext:value-type="float">
            <text:p>4</text:p>
          </table:table-cell>
          <table:table-cell table:formula="of:=RANK([.O254];[.$M254:.$Q254];)" office:value-type="float" office:value="5" calcext:value-type="float">
            <text:p>5</text:p>
          </table:table-cell>
          <table:table-cell table:formula="of:=RANK([.P254];[.$M254:.$Q254];)" office:value-type="float" office:value="3" calcext:value-type="float">
            <text:p>3</text:p>
          </table:table-cell>
          <table:table-cell table:formula="of:=RANK([.Q254];[.$M254:.$Q254];)" office:value-type="float" office:value="1" calcext:value-type="float">
            <text:p>1</text:p>
          </table:table-cell>
          <table:table-cell table:formula="of:=RANK([.R254];[.$R254:.$V254];)" office:value-type="float" office:value="1" calcext:value-type="float">
            <text:p>1</text:p>
          </table:table-cell>
          <table:table-cell table:formula="of:=RANK([.S254];[.$R254:.$V254];)" office:value-type="float" office:value="4" calcext:value-type="float">
            <text:p>4</text:p>
          </table:table-cell>
          <table:table-cell table:formula="of:=RANK([.T254];[.$R254:.$V254];)" office:value-type="float" office:value="5" calcext:value-type="float">
            <text:p>5</text:p>
          </table:table-cell>
          <table:table-cell table:formula="of:=RANK([.U254];[.$R254:.$V254];)" office:value-type="float" office:value="3" calcext:value-type="float">
            <text:p>3</text:p>
          </table:table-cell>
          <table:table-cell table:formula="of:=RANK([.V254];[.$R254:.$V254];)" office:value-type="float" office:value="2" calcext:value-type="float">
            <text:p>2</text:p>
          </table:table-cell>
          <table:table-cell table:formula="of:=RANK([.W254];[.$W254:.$AA254];)" office:value-type="float" office:value="4" calcext:value-type="float">
            <text:p>4</text:p>
          </table:table-cell>
          <table:table-cell table:formula="of:=RANK([.X254];[.$W254:.$AA254];)" office:value-type="float" office:value="2" calcext:value-type="float">
            <text:p>2</text:p>
          </table:table-cell>
          <table:table-cell table:formula="of:=RANK([.Y254];[.$W254:.$AA254];)" office:value-type="float" office:value="3" calcext:value-type="float">
            <text:p>3</text:p>
          </table:table-cell>
          <table:table-cell table:formula="of:=RANK([.Z254];[.$W254:.$AA254];)" office:value-type="float" office:value="5" calcext:value-type="float">
            <text:p>5</text:p>
          </table:table-cell>
          <table:table-cell table:formula="of:=RANK([.AA254];[.$W254:.$AA254];)" office:value-type="float" office:value="1" calcext:value-type="float">
            <text:p>1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formula="of:=RANK([.C255]; OFFSET([.$C255]; 0; 0; 1; 5))" office:value-type="float" office:value="5" calcext:value-type="float">
            <text:p>5</text:p>
          </table:table-cell>
          <table:table-cell table:formula="of:=RANK([.D255]; OFFSET([.$C255]; 0; 0; 1; 5))" office:value-type="float" office:value="4" calcext:value-type="float">
            <text:p>4</text:p>
          </table:table-cell>
          <table:table-cell table:formula="of:=RANK([.E255]; OFFSET([.$C255]; 0; 0; 1; 5))" office:value-type="float" office:value="3" calcext:value-type="float">
            <text:p>3</text:p>
          </table:table-cell>
          <table:table-cell table:formula="of:=RANK([.F255]; OFFSET([.$C255]; 0; 0; 1; 5))" office:value-type="float" office:value="1" calcext:value-type="float">
            <text:p>1</text:p>
          </table:table-cell>
          <table:table-cell table:formula="of:=RANK([.G255]; OFFSET([.$C255]; 0; 0; 1; 5))" office:value-type="float" office:value="2" calcext:value-type="float">
            <text:p>2</text:p>
          </table:table-cell>
          <table:table-cell table:formula="of:=RANK([.H255];[.$H255:.$L255];)" office:value-type="float" office:value="5" calcext:value-type="float">
            <text:p>5</text:p>
          </table:table-cell>
          <table:table-cell table:formula="of:=RANK([.I255];[.$H255:.$L255];)" office:value-type="float" office:value="4" calcext:value-type="float">
            <text:p>4</text:p>
          </table:table-cell>
          <table:table-cell table:formula="of:=RANK([.J255];[.$H255:.$L255];)" office:value-type="float" office:value="3" calcext:value-type="float">
            <text:p>3</text:p>
          </table:table-cell>
          <table:table-cell table:formula="of:=RANK([.K255];[.$H255:.$L255];)" office:value-type="float" office:value="1" calcext:value-type="float">
            <text:p>1</text:p>
          </table:table-cell>
          <table:table-cell table:formula="of:=RANK([.L255];[.$H255:.$L255];)" office:value-type="float" office:value="2" calcext:value-type="float">
            <text:p>2</text:p>
          </table:table-cell>
          <table:table-cell table:formula="of:=RANK([.M255];[.$M255:.$Q255];)" office:value-type="float" office:value="5" calcext:value-type="float">
            <text:p>5</text:p>
          </table:table-cell>
          <table:table-cell table:formula="of:=RANK([.N255];[.$M255:.$Q255];)" office:value-type="float" office:value="2" calcext:value-type="float">
            <text:p>2</text:p>
          </table:table-cell>
          <table:table-cell table:formula="of:=RANK([.O255];[.$M255:.$Q255];)" office:value-type="float" office:value="3" calcext:value-type="float">
            <text:p>3</text:p>
          </table:table-cell>
          <table:table-cell table:formula="of:=RANK([.P255];[.$M255:.$Q255];)" office:value-type="float" office:value="4" calcext:value-type="float">
            <text:p>4</text:p>
          </table:table-cell>
          <table:table-cell table:formula="of:=RANK([.Q255];[.$M255:.$Q255];)" office:value-type="float" office:value="1" calcext:value-type="float">
            <text:p>1</text:p>
          </table:table-cell>
          <table:table-cell table:formula="of:=RANK([.R255];[.$R255:.$V255];)" office:value-type="float" office:value="5" calcext:value-type="float">
            <text:p>5</text:p>
          </table:table-cell>
          <table:table-cell table:formula="of:=RANK([.S255];[.$R255:.$V255];)" office:value-type="float" office:value="2" calcext:value-type="float">
            <text:p>2</text:p>
          </table:table-cell>
          <table:table-cell table:formula="of:=RANK([.T255];[.$R255:.$V255];)" office:value-type="float" office:value="4" calcext:value-type="float">
            <text:p>4</text:p>
          </table:table-cell>
          <table:table-cell table:formula="of:=RANK([.U255];[.$R255:.$V255];)" office:value-type="float" office:value="1" calcext:value-type="float">
            <text:p>1</text:p>
          </table:table-cell>
          <table:table-cell table:formula="of:=RANK([.V255];[.$R255:.$V255];)" office:value-type="float" office:value="3" calcext:value-type="float">
            <text:p>3</text:p>
          </table:table-cell>
          <table:table-cell table:formula="of:=RANK([.W255];[.$W255:.$AA255];)" office:value-type="float" office:value="1" calcext:value-type="float">
            <text:p>1</text:p>
          </table:table-cell>
          <table:table-cell table:formula="of:=RANK([.X255];[.$W255:.$AA255];)" office:value-type="float" office:value="3" calcext:value-type="float">
            <text:p>3</text:p>
          </table:table-cell>
          <table:table-cell table:formula="of:=RANK([.Y255];[.$W255:.$AA255];)" office:value-type="float" office:value="4" calcext:value-type="float">
            <text:p>4</text:p>
          </table:table-cell>
          <table:table-cell table:formula="of:=RANK([.Z255];[.$W255:.$AA255];)" office:value-type="float" office:value="2" calcext:value-type="float">
            <text:p>2</text:p>
          </table:table-cell>
          <table:table-cell table:formula="of:=RANK([.AA255];[.$W255:.$AA255];)" office:value-type="float" office:value="5" calcext:value-type="float">
            <text:p>5</text:p>
          </table:table-cell>
          <table:table-cell table:number-columns-repeated="1635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256]; OFFSET([.$C256]; 0; 0; 1; 5))" office:value-type="float" office:value="5" calcext:value-type="float">
            <text:p>5</text:p>
          </table:table-cell>
          <table:table-cell table:formula="of:=RANK([.D256]; OFFSET([.$C256]; 0; 0; 1; 5))" office:value-type="float" office:value="4" calcext:value-type="float">
            <text:p>4</text:p>
          </table:table-cell>
          <table:table-cell table:formula="of:=RANK([.E256]; OFFSET([.$C256]; 0; 0; 1; 5))" office:value-type="float" office:value="3" calcext:value-type="float">
            <text:p>3</text:p>
          </table:table-cell>
          <table:table-cell table:formula="of:=RANK([.F256]; OFFSET([.$C256]; 0; 0; 1; 5))" office:value-type="float" office:value="2" calcext:value-type="float">
            <text:p>2</text:p>
          </table:table-cell>
          <table:table-cell table:formula="of:=RANK([.G256]; OFFSET([.$C256]; 0; 0; 1; 5))" office:value-type="float" office:value="1" calcext:value-type="float">
            <text:p>1</text:p>
          </table:table-cell>
          <table:table-cell table:formula="of:=RANK([.H256];[.$H256:.$L256];)" office:value-type="float" office:value="2" calcext:value-type="float">
            <text:p>2</text:p>
          </table:table-cell>
          <table:table-cell table:formula="of:=RANK([.I256];[.$H256:.$L256];)" office:value-type="float" office:value="5" calcext:value-type="float">
            <text:p>5</text:p>
          </table:table-cell>
          <table:table-cell table:formula="of:=RANK([.J256];[.$H256:.$L256];)" office:value-type="float" office:value="4" calcext:value-type="float">
            <text:p>4</text:p>
          </table:table-cell>
          <table:table-cell table:formula="of:=RANK([.K256];[.$H256:.$L256];)" office:value-type="float" office:value="1" calcext:value-type="float">
            <text:p>1</text:p>
          </table:table-cell>
          <table:table-cell table:formula="of:=RANK([.L256];[.$H256:.$L256];)" office:value-type="float" office:value="3" calcext:value-type="float">
            <text:p>3</text:p>
          </table:table-cell>
          <table:table-cell table:formula="of:=RANK([.M256];[.$M256:.$Q256];)" office:value-type="float" office:value="3" calcext:value-type="float">
            <text:p>3</text:p>
          </table:table-cell>
          <table:table-cell table:formula="of:=RANK([.N256];[.$M256:.$Q256];)" office:value-type="float" office:value="4" calcext:value-type="float">
            <text:p>4</text:p>
          </table:table-cell>
          <table:table-cell table:formula="of:=RANK([.O256];[.$M256:.$Q256];)" office:value-type="float" office:value="5" calcext:value-type="float">
            <text:p>5</text:p>
          </table:table-cell>
          <table:table-cell table:formula="of:=RANK([.P256];[.$M256:.$Q256];)" office:value-type="float" office:value="1" calcext:value-type="float">
            <text:p>1</text:p>
          </table:table-cell>
          <table:table-cell table:formula="of:=RANK([.Q256];[.$M256:.$Q256];)" office:value-type="float" office:value="2" calcext:value-type="float">
            <text:p>2</text:p>
          </table:table-cell>
          <table:table-cell table:formula="of:=RANK([.R256];[.$R256:.$V256];)" office:value-type="float" office:value="1" calcext:value-type="float">
            <text:p>1</text:p>
          </table:table-cell>
          <table:table-cell table:formula="of:=RANK([.S256];[.$R256:.$V256];)" office:value-type="float" office:value="4" calcext:value-type="float">
            <text:p>4</text:p>
          </table:table-cell>
          <table:table-cell table:formula="of:=RANK([.T256];[.$R256:.$V256];)" office:value-type="float" office:value="5" calcext:value-type="float">
            <text:p>5</text:p>
          </table:table-cell>
          <table:table-cell table:formula="of:=RANK([.U256];[.$R256:.$V256];)" office:value-type="float" office:value="2" calcext:value-type="float">
            <text:p>2</text:p>
          </table:table-cell>
          <table:table-cell table:formula="of:=RANK([.V256];[.$R256:.$V256];)" office:value-type="float" office:value="3" calcext:value-type="float">
            <text:p>3</text:p>
          </table:table-cell>
          <table:table-cell table:formula="of:=RANK([.W256];[.$W256:.$AA256];)" office:value-type="float" office:value="2" calcext:value-type="float">
            <text:p>2</text:p>
          </table:table-cell>
          <table:table-cell table:formula="of:=RANK([.X256];[.$W256:.$AA256];)" office:value-type="float" office:value="3" calcext:value-type="float">
            <text:p>3</text:p>
          </table:table-cell>
          <table:table-cell table:formula="of:=RANK([.Y256];[.$W256:.$AA256];)" office:value-type="float" office:value="4" calcext:value-type="float">
            <text:p>4</text:p>
          </table:table-cell>
          <table:table-cell table:formula="of:=RANK([.Z256];[.$W256:.$AA256];)" office:value-type="float" office:value="1" calcext:value-type="float">
            <text:p>1</text:p>
          </table:table-cell>
          <table:table-cell table:formula="of:=RANK([.AA256];[.$W256:.$AA256];)" office:value-type="float" office:value="5" calcext:value-type="float">
            <text:p>5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  <table:table-cell table:number-columns-repeated="1635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spanned="1" table:number-rows-spanned="2"/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table:number-columns-spanned="1" table:number-rows-spanned="2"/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table:number-columns-spanned="1" table:number-rows-spanned="2"/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table:number-columns-spanned="1" table:number-rows-spanned="2"/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table:number-columns-spanned="1" table:number-rows-spanned="2"/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  <table:table-cell table:number-columns-repeated="1635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spanned="1" table:number-rows-spanned="2"/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table:number-columns-spanned="1" table:number-rows-spanned="2"/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table:number-columns-spanned="1" table:number-rows-spanned="2"/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table:number-columns-spanned="1" table:number-rows-spanned="2"/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table:number-columns-spanned="1" table:number-rows-spanned="2"/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3" table:number-rows-repeated="1048279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text>€ </number:text>
      <number:number number:decimal-places="0" number:min-decimal-places="0" number:min-integer-digits="1" number:grouping="true"/>
    </number:number-style>
    <number:number-style style:name="N112">
      <number:text>-€ 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decimal-places="2" number:min-integer-digits="1" number:grouping="true"/>
    </number:number-style>
    <number:number-style style:name="N115">
      <number:text>-€ 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€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/00/0000</text:date>, <text:time style:data-style-name="N2" text:time-value="05:39:12.861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penpyxl</meta:initial-creator>
    <meta:creation-date>2024-05-24T23:43:28</meta:creation-date>
    <dc:date>2024-06-17T07:04:28.585000000</dc:date>
    <meta:generator>LibreOffice/7.6.2.1$Windows_X86_64 LibreOffice_project/56f7684011345957bbf33a7ee678afaf4d2ba333</meta:generator>
    <meta:editing-duration>PT15H59M19S</meta:editing-duration>
    <meta:editing-cycles>8</meta:editing-cycles>
    <meta:document-statistic meta:table-count="1" meta:cell-count="7861" meta:object-count="0"/>
    <meta:user-defined meta:name="AppVersion">3.1</meta:user-defined>
  </office:meta>
</office:document-meta>
</file>